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2.receiver_i.routed_msg_sub.network" table:style-name="ta1">
        <table:shapes>
          <draw:frame draw:z-index="0" draw:style-name="gr1" draw:text-style-name="P1" svg:width="635.24pt" svg:height="384.18pt" svg:x="326.66pt" svg:y="51.79pt">
            <draw:object draw:notify-on-update-of-ranges="'sink_2.receiver_i.routed_msg_sub.network'.D1:'sink_2.receiver_i.routed_msg_sub.network'.D1 'sink_2.receiver_i.routed_msg_sub.network'.D2:'sink_2.receiver_i.routed_msg_sub.network'.D1435 'sink_2.receiver_i.routed_msg_sub.network'.E1:'sink_2.receiver_i.routed_msg_sub.network'.E1 'sink_2.receiver_i.routed_msg_sub.network'.E2:'sink_2.receiver_i.routed_msg_sub.network'.E14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69865.94832" calcext:value-type="float">
            <text:p>1442769865.94832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69866.01596" calcext:value-type="float">
            <text:p>1442769866.01596</text:p>
          </table:table-cell>
          <table:table-cell office:value-type="float" office:value="8096" calcext:value-type="float">
            <text:p>8096</text:p>
          </table:table-cell>
          <table:table-cell table:formula="of:=[.B3]-[.B$2]" office:value-type="float" office:value="0.0676395893096924" calcext:value-type="float">
            <text:p>0.0676395893</text:p>
          </table:table-cell>
          <table:table-cell table:formula="of:=[.C3]/([.D3]-[.D2])" office:value-type="float" office:value="119693.216393316" calcext:value-type="float">
            <text:p>119693.2163933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69867.08907" calcext:value-type="float">
            <text:p>1442769867.08907</text:p>
          </table:table-cell>
          <table:table-cell office:value-type="float" office:value="8096" calcext:value-type="float">
            <text:p>8096</text:p>
          </table:table-cell>
          <table:table-cell table:formula="of:=[.B4]-[.B$2]" office:value-type="float" office:value="1.14075303077698" calcext:value-type="float">
            <text:p>1.1407530308</text:p>
          </table:table-cell>
          <table:table-cell table:formula="of:=[.C4]/([.D4]-[.D3])" office:value-type="float" office:value="7544.40275105511" calcext:value-type="float">
            <text:p>7544.40275105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69870.00357" calcext:value-type="float">
            <text:p>1442769870.00357</text:p>
          </table:table-cell>
          <table:table-cell office:value-type="float" office:value="8096" calcext:value-type="float">
            <text:p>8096</text:p>
          </table:table-cell>
          <table:table-cell table:formula="of:=[.B5]-[.B$2]" office:value-type="float" office:value="4.05525016784668" calcext:value-type="float">
            <text:p>4.0552501678</text:p>
          </table:table-cell>
          <table:table-cell table:formula="of:=[.C5]/([.D5]-[.D4])" office:value-type="float" office:value="2777.83769180157" calcext:value-type="float">
            <text:p>2777.8376918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69870.00713" calcext:value-type="float">
            <text:p>1442769870.00713</text:p>
          </table:table-cell>
          <table:table-cell office:value-type="float" office:value="8096" calcext:value-type="float">
            <text:p>8096</text:p>
          </table:table-cell>
          <table:table-cell table:formula="of:=[.B6]-[.B$2]" office:value-type="float" office:value="4.05881309509277" calcext:value-type="float">
            <text:p>4.0588130951</text:p>
          </table:table-cell>
          <table:table-cell table:formula="of:=[.C6]/([.D6]-[.D5])" office:value-type="float" office:value="2272288.89079229" calcext:value-type="float">
            <text:p>2272288.89079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69870.01068" calcext:value-type="float">
            <text:p>1442769870.01068</text:p>
          </table:table-cell>
          <table:table-cell office:value-type="float" office:value="8096" calcext:value-type="float">
            <text:p>8096</text:p>
          </table:table-cell>
          <table:table-cell table:formula="of:=[.B7]-[.B$2]" office:value-type="float" office:value="4.06235909461975" calcext:value-type="float">
            <text:p>4.0623590946</text:p>
          </table:table-cell>
          <table:table-cell table:formula="of:=[.C7]/([.D7]-[.D6])" office:value-type="float" office:value="2283136.23236738" calcext:value-type="float">
            <text:p>2283136.232367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69870.01423" calcext:value-type="float">
            <text:p>1442769870.01423</text:p>
          </table:table-cell>
          <table:table-cell office:value-type="float" office:value="8096" calcext:value-type="float">
            <text:p>8096</text:p>
          </table:table-cell>
          <table:table-cell table:formula="of:=[.B8]-[.B$2]" office:value-type="float" office:value="4.06591129302979" calcext:value-type="float">
            <text:p>4.065911293</text:p>
          </table:table-cell>
          <table:table-cell table:formula="of:=[.C8]/([.D8]-[.D7])" office:value-type="float" office:value="2279151.96885697" calcext:value-type="float">
            <text:p>2279151.968856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69870.01779" calcext:value-type="float">
            <text:p>1442769870.01779</text:p>
          </table:table-cell>
          <table:table-cell office:value-type="float" office:value="8096" calcext:value-type="float">
            <text:p>8096</text:p>
          </table:table-cell>
          <table:table-cell table:formula="of:=[.B9]-[.B$2]" office:value-type="float" office:value="4.06946396827698" calcext:value-type="float">
            <text:p>4.0694639683</text:p>
          </table:table-cell>
          <table:table-cell table:formula="of:=[.C9]/([.D9]-[.D8])" office:value-type="float" office:value="2278846.0629488" calcext:value-type="float">
            <text:p>2278846.06294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69870.02133" calcext:value-type="float">
            <text:p>1442769870.02133</text:p>
          </table:table-cell>
          <table:table-cell office:value-type="float" office:value="8096" calcext:value-type="float">
            <text:p>8096</text:p>
          </table:table-cell>
          <table:table-cell table:formula="of:=[.B10]-[.B$2]" office:value-type="float" office:value="4.07301044464111" calcext:value-type="float">
            <text:p>4.0730104446</text:p>
          </table:table-cell>
          <table:table-cell table:formula="of:=[.C10]/([.D10]-[.D9])" office:value-type="float" office:value="2282829.25606723" calcext:value-type="float">
            <text:p>2282829.256067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69870.02488" calcext:value-type="float">
            <text:p>1442769870.02488</text:p>
          </table:table-cell>
          <table:table-cell office:value-type="float" office:value="8096" calcext:value-type="float">
            <text:p>8096</text:p>
          </table:table-cell>
          <table:table-cell table:formula="of:=[.B11]-[.B$2]" office:value-type="float" office:value="4.07655882835388" calcext:value-type="float">
            <text:p>4.0765588284</text:p>
          </table:table-cell>
          <table:table-cell table:formula="of:=[.C11]/([.D11]-[.D10])" office:value-type="float" office:value="2281602.1759054" calcext:value-type="float">
            <text:p>2281602.17590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69870.02843" calcext:value-type="float">
            <text:p>1442769870.02843</text:p>
          </table:table-cell>
          <table:table-cell office:value-type="float" office:value="8096" calcext:value-type="float">
            <text:p>8096</text:p>
          </table:table-cell>
          <table:table-cell table:formula="of:=[.B12]-[.B$2]" office:value-type="float" office:value="4.0801055431366" calcext:value-type="float">
            <text:p>4.0801055431</text:p>
          </table:table-cell>
          <table:table-cell table:formula="of:=[.C12]/([.D12]-[.D11])" office:value-type="float" office:value="2282675.79887066" calcext:value-type="float">
            <text:p>2282675.798870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69870.03197" calcext:value-type="float">
            <text:p>1442769870.03197</text:p>
          </table:table-cell>
          <table:table-cell office:value-type="float" office:value="8096" calcext:value-type="float">
            <text:p>8096</text:p>
          </table:table-cell>
          <table:table-cell table:formula="of:=[.B13]-[.B$2]" office:value-type="float" office:value="4.08364534378052" calcext:value-type="float">
            <text:p>4.0836453438</text:p>
          </table:table-cell>
          <table:table-cell table:formula="of:=[.C13]/([.D13]-[.D12])" office:value-type="float" office:value="2287134.45032667" calcext:value-type="float">
            <text:p>2287134.45032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69870.03551" calcext:value-type="float">
            <text:p>1442769870.03551</text:p>
          </table:table-cell>
          <table:table-cell office:value-type="float" office:value="8096" calcext:value-type="float">
            <text:p>8096</text:p>
          </table:table-cell>
          <table:table-cell table:formula="of:=[.B14]-[.B$2]" office:value-type="float" office:value="4.0871913433075" calcext:value-type="float">
            <text:p>4.0871913433</text:p>
          </table:table-cell>
          <table:table-cell table:formula="of:=[.C14]/([.D14]-[.D13])" office:value-type="float" office:value="2283136.23236738" calcext:value-type="float">
            <text:p>2283136.232367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69870.03902" calcext:value-type="float">
            <text:p>1442769870.03902</text:p>
          </table:table-cell>
          <table:table-cell office:value-type="float" office:value="8096" calcext:value-type="float">
            <text:p>8096</text:p>
          </table:table-cell>
          <table:table-cell table:formula="of:=[.B15]-[.B$2]" office:value-type="float" office:value="4.09070301055908" calcext:value-type="float">
            <text:p>4.0907030106</text:p>
          </table:table-cell>
          <table:table-cell table:formula="of:=[.C15]/([.D15]-[.D14])" office:value-type="float" office:value="2305457.61314414" calcext:value-type="float">
            <text:p>2305457.613144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69870.04256" calcext:value-type="float">
            <text:p>1442769870.04256</text:p>
          </table:table-cell>
          <table:table-cell office:value-type="float" office:value="8096" calcext:value-type="float">
            <text:p>8096</text:p>
          </table:table-cell>
          <table:table-cell table:formula="of:=[.B16]-[.B$2]" office:value-type="float" office:value="4.09423875808716" calcext:value-type="float">
            <text:p>4.0942387581</text:p>
          </table:table-cell>
          <table:table-cell table:formula="of:=[.C16]/([.D16]-[.D15])" office:value-type="float" office:value="2289756.24976399" calcext:value-type="float">
            <text:p>2289756.249763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69870.04613" calcext:value-type="float">
            <text:p>1442769870.04613</text:p>
          </table:table-cell>
          <table:table-cell office:value-type="float" office:value="8096" calcext:value-type="float">
            <text:p>8096</text:p>
          </table:table-cell>
          <table:table-cell table:formula="of:=[.B17]-[.B$2]" office:value-type="float" office:value="4.09781384468079" calcext:value-type="float">
            <text:p>4.0978138447</text:p>
          </table:table-cell>
          <table:table-cell table:formula="of:=[.C17]/([.D17]-[.D16])" office:value-type="float" office:value="2264560.53244415" calcext:value-type="float">
            <text:p>2264560.532444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69870.04968" calcext:value-type="float">
            <text:p>1442769870.04968</text:p>
          </table:table-cell>
          <table:table-cell office:value-type="float" office:value="8096" calcext:value-type="float">
            <text:p>8096</text:p>
          </table:table-cell>
          <table:table-cell table:formula="of:=[.B18]-[.B$2]" office:value-type="float" office:value="4.10136246681213" calcext:value-type="float">
            <text:p>4.1013624668</text:p>
          </table:table-cell>
          <table:table-cell table:formula="of:=[.C18]/([.D18]-[.D17])" office:value-type="float" office:value="2281448.88363343" calcext:value-type="float">
            <text:p>2281448.883633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69870.05323" calcext:value-type="float">
            <text:p>1442769870.05323</text:p>
          </table:table-cell>
          <table:table-cell office:value-type="float" office:value="8096" calcext:value-type="float">
            <text:p>8096</text:p>
          </table:table-cell>
          <table:table-cell table:formula="of:=[.B19]-[.B$2]" office:value-type="float" office:value="4.10490918159485" calcext:value-type="float">
            <text:p>4.1049091816</text:p>
          </table:table-cell>
          <table:table-cell table:formula="of:=[.C19]/([.D19]-[.D18])" office:value-type="float" office:value="2282675.79887066" calcext:value-type="float">
            <text:p>2282675.798870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69870.05678" calcext:value-type="float">
            <text:p>1442769870.05678</text:p>
          </table:table-cell>
          <table:table-cell office:value-type="float" office:value="8096" calcext:value-type="float">
            <text:p>8096</text:p>
          </table:table-cell>
          <table:table-cell table:formula="of:=[.B20]-[.B$2]" office:value-type="float" office:value="4.10845732688904" calcext:value-type="float">
            <text:p>4.1084573269</text:p>
          </table:table-cell>
          <table:table-cell table:formula="of:=[.C20]/([.D20]-[.D19])" office:value-type="float" office:value="2281755.48877839" calcext:value-type="float">
            <text:p>2281755.488778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69870.06033" calcext:value-type="float">
            <text:p>1442769870.06033</text:p>
          </table:table-cell>
          <table:table-cell office:value-type="float" office:value="8096" calcext:value-type="float">
            <text:p>8096</text:p>
          </table:table-cell>
          <table:table-cell table:formula="of:=[.B21]-[.B$2]" office:value-type="float" office:value="4.11200904846191" calcext:value-type="float">
            <text:p>4.1120090485</text:p>
          </table:table-cell>
          <table:table-cell table:formula="of:=[.C21]/([.D21]-[.D20])" office:value-type="float" office:value="2279457.95690407" calcext:value-type="float">
            <text:p>2279457.956904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69870.06388" calcext:value-type="float">
            <text:p>1442769870.06388</text:p>
          </table:table-cell>
          <table:table-cell office:value-type="float" office:value="8096" calcext:value-type="float">
            <text:p>8096</text:p>
          </table:table-cell>
          <table:table-cell table:formula="of:=[.B22]-[.B$2]" office:value-type="float" office:value="4.11555433273315" calcext:value-type="float">
            <text:p>4.1155543327</text:p>
          </table:table-cell>
          <table:table-cell table:formula="of:=[.C22]/([.D22]-[.D21])" office:value-type="float" office:value="2283596.85164761" calcext:value-type="float">
            <text:p>2283596.851647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69870.06743" calcext:value-type="float">
            <text:p>1442769870.06743</text:p>
          </table:table-cell>
          <table:table-cell office:value-type="float" office:value="8096" calcext:value-type="float">
            <text:p>8096</text:p>
          </table:table-cell>
          <table:table-cell table:formula="of:=[.B23]-[.B$2]" office:value-type="float" office:value="4.11910533905029" calcext:value-type="float">
            <text:p>4.1191053391</text:p>
          </table:table-cell>
          <table:table-cell table:formula="of:=[.C23]/([.D23]-[.D22])" office:value-type="float" office:value="2279917.09305761" calcext:value-type="float">
            <text:p>2279917.093057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69870.07098" calcext:value-type="float">
            <text:p>1442769870.07098</text:p>
          </table:table-cell>
          <table:table-cell office:value-type="float" office:value="8096" calcext:value-type="float">
            <text:p>8096</text:p>
          </table:table-cell>
          <table:table-cell table:formula="of:=[.B24]-[.B$2]" office:value-type="float" office:value="4.12266302108765" calcext:value-type="float">
            <text:p>4.1226630211</text:p>
          </table:table-cell>
          <table:table-cell table:formula="of:=[.C24]/([.D24]-[.D23])" office:value-type="float" office:value="2275639.00174239" calcext:value-type="float">
            <text:p>2275639.001742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69870.0745" calcext:value-type="float">
            <text:p>1442769870.0745</text:p>
          </table:table-cell>
          <table:table-cell office:value-type="float" office:value="8096" calcext:value-type="float">
            <text:p>8096</text:p>
          </table:table-cell>
          <table:table-cell table:formula="of:=[.B25]-[.B$2]" office:value-type="float" office:value="4.12617993354797" calcext:value-type="float">
            <text:p>4.1261799335</text:p>
          </table:table-cell>
          <table:table-cell table:formula="of:=[.C25]/([.D25]-[.D24])" office:value-type="float" office:value="2302019.19761372" calcext:value-type="float">
            <text:p>2302019.197613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69870.07815" calcext:value-type="float">
            <text:p>1442769870.07815</text:p>
          </table:table-cell>
          <table:table-cell office:value-type="float" office:value="8096" calcext:value-type="float">
            <text:p>8096</text:p>
          </table:table-cell>
          <table:table-cell table:formula="of:=[.B26]-[.B$2]" office:value-type="float" office:value="4.12983202934265" calcext:value-type="float">
            <text:p>4.1298320293</text:p>
          </table:table-cell>
          <table:table-cell table:formula="of:=[.C26]/([.D26]-[.D25])" office:value-type="float" office:value="2216809.32132132" calcext:value-type="float">
            <text:p>2216809.321321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69870.08171" calcext:value-type="float">
            <text:p>1442769870.08171</text:p>
          </table:table-cell>
          <table:table-cell office:value-type="float" office:value="8096" calcext:value-type="float">
            <text:p>8096</text:p>
          </table:table-cell>
          <table:table-cell table:formula="of:=[.B27]-[.B$2]" office:value-type="float" office:value="4.13338804244995" calcext:value-type="float">
            <text:p>4.1333880424</text:p>
          </table:table-cell>
          <table:table-cell table:formula="of:=[.C27]/([.D27]-[.D26])" office:value-type="float" office:value="2276707.018706" calcext:value-type="float">
            <text:p>2276707.0187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69870.08528" calcext:value-type="float">
            <text:p>1442769870.08528</text:p>
          </table:table-cell>
          <table:table-cell office:value-type="float" office:value="8096" calcext:value-type="float">
            <text:p>8096</text:p>
          </table:table-cell>
          <table:table-cell table:formula="of:=[.B28]-[.B$2]" office:value-type="float" office:value="4.13695931434631" calcext:value-type="float">
            <text:p>4.1369593143</text:p>
          </table:table-cell>
          <table:table-cell table:formula="of:=[.C28]/([.D28]-[.D27])" office:value-type="float" office:value="2266979.45016356" calcext:value-type="float">
            <text:p>2266979.450163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69870.0889" calcext:value-type="float">
            <text:p>1442769870.0889</text:p>
          </table:table-cell>
          <table:table-cell office:value-type="float" office:value="8096" calcext:value-type="float">
            <text:p>8096</text:p>
          </table:table-cell>
          <table:table-cell table:formula="of:=[.B29]-[.B$2]" office:value-type="float" office:value="4.14057636260986" calcext:value-type="float">
            <text:p>4.1405763626</text:p>
          </table:table-cell>
          <table:table-cell table:formula="of:=[.C29]/([.D29]-[.D28])" office:value-type="float" office:value="2238289.18225562" calcext:value-type="float">
            <text:p>2238289.182255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69870.09245" calcext:value-type="float">
            <text:p>1442769870.09245</text:p>
          </table:table-cell>
          <table:table-cell office:value-type="float" office:value="8096" calcext:value-type="float">
            <text:p>8096</text:p>
          </table:table-cell>
          <table:table-cell table:formula="of:=[.B30]-[.B$2]" office:value-type="float" office:value="4.14412808418274" calcext:value-type="float">
            <text:p>4.1441280842</text:p>
          </table:table-cell>
          <table:table-cell table:formula="of:=[.C30]/([.D30]-[.D29])" office:value-type="float" office:value="2279457.95690407" calcext:value-type="float">
            <text:p>2279457.956904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69870.096" calcext:value-type="float">
            <text:p>1442769870.096</text:p>
          </table:table-cell>
          <table:table-cell office:value-type="float" office:value="8096" calcext:value-type="float">
            <text:p>8096</text:p>
          </table:table-cell>
          <table:table-cell table:formula="of:=[.B31]-[.B$2]" office:value-type="float" office:value="4.14767861366272" calcext:value-type="float">
            <text:p>4.1476786137</text:p>
          </table:table-cell>
          <table:table-cell table:formula="of:=[.C31]/([.D31]-[.D30])" office:value-type="float" office:value="2280223.28659683" calcext:value-type="float">
            <text:p>2280223.286596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69870.09953" calcext:value-type="float">
            <text:p>1442769870.09953</text:p>
          </table:table-cell>
          <table:table-cell office:value-type="float" office:value="8096" calcext:value-type="float">
            <text:p>8096</text:p>
          </table:table-cell>
          <table:table-cell table:formula="of:=[.B32]-[.B$2]" office:value-type="float" office:value="4.1512131690979" calcext:value-type="float">
            <text:p>4.1512131691</text:p>
          </table:table-cell>
          <table:table-cell table:formula="of:=[.C32]/([.D32]-[.D31])" office:value-type="float" office:value="2290528.5115683" calcext:value-type="float">
            <text:p>2290528.51156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69870.10305" calcext:value-type="float">
            <text:p>1442769870.10305</text:p>
          </table:table-cell>
          <table:table-cell office:value-type="float" office:value="8096" calcext:value-type="float">
            <text:p>8096</text:p>
          </table:table-cell>
          <table:table-cell table:formula="of:=[.B33]-[.B$2]" office:value-type="float" office:value="4.15472984313965" calcext:value-type="float">
            <text:p>4.1547298431</text:p>
          </table:table-cell>
          <table:table-cell table:formula="of:=[.C33]/([.D33]-[.D32])" office:value-type="float" office:value="2302175.26671186" calcext:value-type="float">
            <text:p>2302175.266711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69870.10661" calcext:value-type="float">
            <text:p>1442769870.10661</text:p>
          </table:table-cell>
          <table:table-cell office:value-type="float" office:value="8096" calcext:value-type="float">
            <text:p>8096</text:p>
          </table:table-cell>
          <table:table-cell table:formula="of:=[.B34]-[.B$2]" office:value-type="float" office:value="4.15828418731689" calcext:value-type="float">
            <text:p>4.1582841873</text:p>
          </table:table-cell>
          <table:table-cell table:formula="of:=[.C34]/([.D34]-[.D33])" office:value-type="float" office:value="2277776.03863697" calcext:value-type="float">
            <text:p>2277776.038636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69870.11018" calcext:value-type="float">
            <text:p>1442769870.11018</text:p>
          </table:table-cell>
          <table:table-cell office:value-type="float" office:value="8096" calcext:value-type="float">
            <text:p>8096</text:p>
          </table:table-cell>
          <table:table-cell table:formula="of:=[.B35]-[.B$2]" office:value-type="float" office:value="4.16186189651489" calcext:value-type="float">
            <text:p>4.1618618965</text:p>
          </table:table-cell>
          <table:table-cell table:formula="of:=[.C35]/([.D35]-[.D34])" office:value-type="float" office:value="2262900.51872584" calcext:value-type="float">
            <text:p>2262900.518725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69870.11373" calcext:value-type="float">
            <text:p>1442769870.11373</text:p>
          </table:table-cell>
          <table:table-cell office:value-type="float" office:value="8096" calcext:value-type="float">
            <text:p>8096</text:p>
          </table:table-cell>
          <table:table-cell table:formula="of:=[.B36]-[.B$2]" office:value-type="float" office:value="4.16541075706482" calcext:value-type="float">
            <text:p>4.1654107571</text:p>
          </table:table-cell>
          <table:table-cell table:formula="of:=[.C36]/([.D36]-[.D35])" office:value-type="float" office:value="2281295.61195835" calcext:value-type="float">
            <text:p>2281295.611958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69870.11734" calcext:value-type="float">
            <text:p>1442769870.11734</text:p>
          </table:table-cell>
          <table:table-cell office:value-type="float" office:value="8096" calcext:value-type="float">
            <text:p>8096</text:p>
          </table:table-cell>
          <table:table-cell table:formula="of:=[.B37]-[.B$2]" office:value-type="float" office:value="4.16901779174805" calcext:value-type="float">
            <text:p>4.1690177917</text:p>
          </table:table-cell>
          <table:table-cell table:formula="of:=[.C37]/([.D37]-[.D36])" office:value-type="float" office:value="2244502.95353295" calcext:value-type="float">
            <text:p>2244502.953532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69870.12088" calcext:value-type="float">
            <text:p>1442769870.12088</text:p>
          </table:table-cell>
          <table:table-cell office:value-type="float" office:value="8096" calcext:value-type="float">
            <text:p>8096</text:p>
          </table:table-cell>
          <table:table-cell table:formula="of:=[.B38]-[.B$2]" office:value-type="float" office:value="4.17256307601929" calcext:value-type="float">
            <text:p>4.172563076</text:p>
          </table:table-cell>
          <table:table-cell table:formula="of:=[.C38]/([.D38]-[.D37])" office:value-type="float" office:value="2283596.85164761" calcext:value-type="float">
            <text:p>2283596.851647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69870.12445" calcext:value-type="float">
            <text:p>1442769870.12445</text:p>
          </table:table-cell>
          <table:table-cell office:value-type="float" office:value="8096" calcext:value-type="float">
            <text:p>8096</text:p>
          </table:table-cell>
          <table:table-cell table:formula="of:=[.B39]-[.B$2]" office:value-type="float" office:value="4.1761257648468" calcext:value-type="float">
            <text:p>4.1761257648</text:p>
          </table:table-cell>
          <table:table-cell table:formula="of:=[.C39]/([.D39]-[.D38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69870.12799" calcext:value-type="float">
            <text:p>1442769870.12799</text:p>
          </table:table-cell>
          <table:table-cell office:value-type="float" office:value="8096" calcext:value-type="float">
            <text:p>8096</text:p>
          </table:table-cell>
          <table:table-cell table:formula="of:=[.B40]-[.B$2]" office:value-type="float" office:value="4.1796727180481" calcext:value-type="float">
            <text:p>4.179672718</text:p>
          </table:table-cell>
          <table:table-cell table:formula="of:=[.C40]/([.D40]-[.D39])" office:value-type="float" office:value="2282522.36230423" calcext:value-type="float">
            <text:p>2282522.362304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69870.13154" calcext:value-type="float">
            <text:p>1442769870.13154</text:p>
          </table:table-cell>
          <table:table-cell office:value-type="float" office:value="8096" calcext:value-type="float">
            <text:p>8096</text:p>
          </table:table-cell>
          <table:table-cell table:formula="of:=[.B41]-[.B$2]" office:value-type="float" office:value="4.18322014808655" calcext:value-type="float">
            <text:p>4.1832201481</text:p>
          </table:table-cell>
          <table:table-cell table:formula="of:=[.C41]/([.D41]-[.D40])" office:value-type="float" office:value="2282215.5510451" calcext:value-type="float">
            <text:p>2282215.55104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69870.13511" calcext:value-type="float">
            <text:p>1442769870.13511</text:p>
          </table:table-cell>
          <table:table-cell office:value-type="float" office:value="8096" calcext:value-type="float">
            <text:p>8096</text:p>
          </table:table-cell>
          <table:table-cell table:formula="of:=[.B42]-[.B$2]" office:value-type="float" office:value="4.18678593635559" calcext:value-type="float">
            <text:p>4.1867859364</text:p>
          </table:table-cell>
          <table:table-cell table:formula="of:=[.C42]/([.D42]-[.D41])" office:value-type="float" office:value="2270465.71168762" calcext:value-type="float">
            <text:p>2270465.711687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69870.13866" calcext:value-type="float">
            <text:p>1442769870.13866</text:p>
          </table:table-cell>
          <table:table-cell office:value-type="float" office:value="8096" calcext:value-type="float">
            <text:p>8096</text:p>
          </table:table-cell>
          <table:table-cell table:formula="of:=[.B43]-[.B$2]" office:value-type="float" office:value="4.19033575057983" calcext:value-type="float">
            <text:p>4.1903357506</text:p>
          </table:table-cell>
          <table:table-cell table:formula="of:=[.C43]/([.D43]-[.D42])" office:value-type="float" office:value="2280682.7311438" calcext:value-type="float">
            <text:p>2280682.73114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69870.14221" calcext:value-type="float">
            <text:p>1442769870.14221</text:p>
          </table:table-cell>
          <table:table-cell office:value-type="float" office:value="8096" calcext:value-type="float">
            <text:p>8096</text:p>
          </table:table-cell>
          <table:table-cell table:formula="of:=[.B44]-[.B$2]" office:value-type="float" office:value="4.19388914108276" calcext:value-type="float">
            <text:p>4.1938891411</text:p>
          </table:table-cell>
          <table:table-cell table:formula="of:=[.C44]/([.D44]-[.D43])" office:value-type="float" office:value="2278387.35802469" calcext:value-type="float">
            <text:p>2278387.358024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69870.14574" calcext:value-type="float">
            <text:p>1442769870.14574</text:p>
          </table:table-cell>
          <table:table-cell office:value-type="float" office:value="8096" calcext:value-type="float">
            <text:p>8096</text:p>
          </table:table-cell>
          <table:table-cell table:formula="of:=[.B45]-[.B$2]" office:value-type="float" office:value="4.1974196434021" calcext:value-type="float">
            <text:p>4.1974196434</text:p>
          </table:table-cell>
          <table:table-cell table:formula="of:=[.C45]/([.D45]-[.D44])" office:value-type="float" office:value="2293158.10264722" calcext:value-type="float">
            <text:p>2293158.102647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69870.1493" calcext:value-type="float">
            <text:p>1442769870.1493</text:p>
          </table:table-cell>
          <table:table-cell office:value-type="float" office:value="8096" calcext:value-type="float">
            <text:p>8096</text:p>
          </table:table-cell>
          <table:table-cell table:formula="of:=[.B46]-[.B$2]" office:value-type="float" office:value="4.2009768486023" calcext:value-type="float">
            <text:p>4.2009768486</text:p>
          </table:table-cell>
          <table:table-cell table:formula="of:=[.C46]/([.D46]-[.D45])" office:value-type="float" office:value="2275944.04718499" calcext:value-type="float">
            <text:p>2275944.047184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69870.15291" calcext:value-type="float">
            <text:p>1442769870.15291</text:p>
          </table:table-cell>
          <table:table-cell office:value-type="float" office:value="8096" calcext:value-type="float">
            <text:p>8096</text:p>
          </table:table-cell>
          <table:table-cell table:formula="of:=[.B47]-[.B$2]" office:value-type="float" office:value="4.20458507537842" calcext:value-type="float">
            <text:p>4.2045850754</text:p>
          </table:table-cell>
          <table:table-cell table:formula="of:=[.C47]/([.D47]-[.D46])" office:value-type="float" office:value="2243761.41033435" calcext:value-type="float">
            <text:p>2243761.410334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69870.15645" calcext:value-type="float">
            <text:p>1442769870.15645</text:p>
          </table:table-cell>
          <table:table-cell office:value-type="float" office:value="8096" calcext:value-type="float">
            <text:p>8096</text:p>
          </table:table-cell>
          <table:table-cell table:formula="of:=[.B48]-[.B$2]" office:value-type="float" office:value="4.20813012123108" calcext:value-type="float">
            <text:p>4.2081301212</text:p>
          </table:table-cell>
          <table:table-cell table:formula="of:=[.C48]/([.D48]-[.D47])" office:value-type="float" office:value="2283750.43271235" calcext:value-type="float">
            <text:p>2283750.432712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69870.15997" calcext:value-type="float">
            <text:p>1442769870.15997</text:p>
          </table:table-cell>
          <table:table-cell office:value-type="float" office:value="8096" calcext:value-type="float">
            <text:p>8096</text:p>
          </table:table-cell>
          <table:table-cell table:formula="of:=[.B49]-[.B$2]" office:value-type="float" office:value="4.21165204048157" calcext:value-type="float">
            <text:p>4.2116520405</text:p>
          </table:table-cell>
          <table:table-cell table:formula="of:=[.C49]/([.D49]-[.D48])" office:value-type="float" office:value="2298746.62767398" calcext:value-type="float">
            <text:p>2298746.627673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69870.16352" calcext:value-type="float">
            <text:p>1442769870.16352</text:p>
          </table:table-cell>
          <table:table-cell office:value-type="float" office:value="8096" calcext:value-type="float">
            <text:p>8096</text:p>
          </table:table-cell>
          <table:table-cell table:formula="of:=[.B50]-[.B$2]" office:value-type="float" office:value="4.21520042419434" calcext:value-type="float">
            <text:p>4.2152004242</text:p>
          </table:table-cell>
          <table:table-cell table:formula="of:=[.C50]/([.D50]-[.D49])" office:value-type="float" office:value="2281602.1759054" calcext:value-type="float">
            <text:p>2281602.17590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69870.16705" calcext:value-type="float">
            <text:p>1442769870.16705</text:p>
          </table:table-cell>
          <table:table-cell office:value-type="float" office:value="8096" calcext:value-type="float">
            <text:p>8096</text:p>
          </table:table-cell>
          <table:table-cell table:formula="of:=[.B51]-[.B$2]" office:value-type="float" office:value="4.21872520446777" calcext:value-type="float">
            <text:p>4.2187252045</text:p>
          </table:table-cell>
          <table:table-cell table:formula="of:=[.C51]/([.D51]-[.D50])" office:value-type="float" office:value="2296880.76190476" calcext:value-type="float">
            <text:p>2296880.761904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69870.17059" calcext:value-type="float">
            <text:p>1442769870.17059</text:p>
          </table:table-cell>
          <table:table-cell office:value-type="float" office:value="8096" calcext:value-type="float">
            <text:p>8096</text:p>
          </table:table-cell>
          <table:table-cell table:formula="of:=[.B52]-[.B$2]" office:value-type="float" office:value="4.22227215766907" calcext:value-type="float">
            <text:p>4.2222721577</text:p>
          </table:table-cell>
          <table:table-cell table:formula="of:=[.C52]/([.D52]-[.D51])" office:value-type="float" office:value="2282522.36230423" calcext:value-type="float">
            <text:p>2282522.362304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69870.17418" calcext:value-type="float">
            <text:p>1442769870.17418</text:p>
          </table:table-cell>
          <table:table-cell office:value-type="float" office:value="8096" calcext:value-type="float">
            <text:p>8096</text:p>
          </table:table-cell>
          <table:table-cell table:formula="of:=[.B53]-[.B$2]" office:value-type="float" office:value="4.22585725784302" calcext:value-type="float">
            <text:p>4.2258572578</text:p>
          </table:table-cell>
          <table:table-cell table:formula="of:=[.C53]/([.D53]-[.D52])" office:value-type="float" office:value="2258235.36503292" calcext:value-type="float">
            <text:p>2258235.365032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69870.17772" calcext:value-type="float">
            <text:p>1442769870.17772</text:p>
          </table:table-cell>
          <table:table-cell office:value-type="float" office:value="8096" calcext:value-type="float">
            <text:p>8096</text:p>
          </table:table-cell>
          <table:table-cell table:formula="of:=[.B54]-[.B$2]" office:value-type="float" office:value="4.2294008731842" calcext:value-type="float">
            <text:p>4.2294008732</text:p>
          </table:table-cell>
          <table:table-cell table:formula="of:=[.C54]/([.D54]-[.D53])" office:value-type="float" office:value="2284672.35309157" calcext:value-type="float">
            <text:p>2284672.353091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69870.18127" calcext:value-type="float">
            <text:p>1442769870.18127</text:p>
          </table:table-cell>
          <table:table-cell office:value-type="float" office:value="8096" calcext:value-type="float">
            <text:p>8096</text:p>
          </table:table-cell>
          <table:table-cell table:formula="of:=[.B55]-[.B$2]" office:value-type="float" office:value="4.2329535484314" calcext:value-type="float">
            <text:p>4.2329535484</text:p>
          </table:table-cell>
          <table:table-cell table:formula="of:=[.C55]/([.D55]-[.D54])" office:value-type="float" office:value="2278846.0629488" calcext:value-type="float">
            <text:p>2278846.06294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69870.18482" calcext:value-type="float">
            <text:p>1442769870.18482</text:p>
          </table:table-cell>
          <table:table-cell office:value-type="float" office:value="8096" calcext:value-type="float">
            <text:p>8096</text:p>
          </table:table-cell>
          <table:table-cell table:formula="of:=[.B56]-[.B$2]" office:value-type="float" office:value="4.23650288581848" calcext:value-type="float">
            <text:p>4.2365028858</text:p>
          </table:table-cell>
          <table:table-cell table:formula="of:=[.C56]/([.D56]-[.D55])" office:value-type="float" office:value="2280989.13038221" calcext:value-type="float">
            <text:p>2280989.130382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69870.18835" calcext:value-type="float">
            <text:p>1442769870.18835</text:p>
          </table:table-cell>
          <table:table-cell office:value-type="float" office:value="8096" calcext:value-type="float">
            <text:p>8096</text:p>
          </table:table-cell>
          <table:table-cell table:formula="of:=[.B57]-[.B$2]" office:value-type="float" office:value="4.24003005027771" calcext:value-type="float">
            <text:p>4.2400300503</text:p>
          </table:table-cell>
          <table:table-cell table:formula="of:=[.C57]/([.D57]-[.D56])" office:value-type="float" office:value="2295328.18602136" calcext:value-type="float">
            <text:p>2295328.186021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69870.19196" calcext:value-type="float">
            <text:p>1442769870.19196</text:p>
          </table:table-cell>
          <table:table-cell office:value-type="float" office:value="8096" calcext:value-type="float">
            <text:p>8096</text:p>
          </table:table-cell>
          <table:table-cell table:formula="of:=[.B58]-[.B$2]" office:value-type="float" office:value="4.24364352226257" calcext:value-type="float">
            <text:p>4.2436435223</text:p>
          </table:table-cell>
          <table:table-cell table:formula="of:=[.C58]/([.D58]-[.D57])" office:value-type="float" office:value="2240504.43283188" calcext:value-type="float">
            <text:p>2240504.432831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69870.19551" calcext:value-type="float">
            <text:p>1442769870.19551</text:p>
          </table:table-cell>
          <table:table-cell office:value-type="float" office:value="8096" calcext:value-type="float">
            <text:p>8096</text:p>
          </table:table-cell>
          <table:table-cell table:formula="of:=[.B59]-[.B$2]" office:value-type="float" office:value="4.24718999862671" calcext:value-type="float">
            <text:p>4.2471899986</text:p>
          </table:table-cell>
          <table:table-cell table:formula="of:=[.C59]/([.D59]-[.D58])" office:value-type="float" office:value="2282829.25606723" calcext:value-type="float">
            <text:p>2282829.256067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69870.19907" calcext:value-type="float">
            <text:p>1442769870.19907</text:p>
          </table:table-cell>
          <table:table-cell office:value-type="float" office:value="8096" calcext:value-type="float">
            <text:p>8096</text:p>
          </table:table-cell>
          <table:table-cell table:formula="of:=[.B60]-[.B$2]" office:value-type="float" office:value="4.25074577331543" calcext:value-type="float">
            <text:p>4.2507457733</text:p>
          </table:table-cell>
          <table:table-cell table:formula="of:=[.C60]/([.D60]-[.D59])" office:value-type="float" office:value="2276859.67439989" calcext:value-type="float">
            <text:p>2276859.6743998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69870.2026" calcext:value-type="float">
            <text:p>1442769870.2026</text:p>
          </table:table-cell>
          <table:table-cell office:value-type="float" office:value="8096" calcext:value-type="float">
            <text:p>8096</text:p>
          </table:table-cell>
          <table:table-cell table:formula="of:=[.B61]-[.B$2]" office:value-type="float" office:value="4.25427770614624" calcext:value-type="float">
            <text:p>4.2542777061</text:p>
          </table:table-cell>
          <table:table-cell table:formula="of:=[.C61]/([.D61]-[.D60])" office:value-type="float" office:value="2292229.32253274" calcext:value-type="float">
            <text:p>2292229.322532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69870.20614" calcext:value-type="float">
            <text:p>1442769870.20614</text:p>
          </table:table-cell>
          <table:table-cell office:value-type="float" office:value="8096" calcext:value-type="float">
            <text:p>8096</text:p>
          </table:table-cell>
          <table:table-cell table:formula="of:=[.B62]-[.B$2]" office:value-type="float" office:value="4.25782155990601" calcext:value-type="float">
            <text:p>4.2578215599</text:p>
          </table:table-cell>
          <table:table-cell table:formula="of:=[.C62]/([.D62]-[.D61])" office:value-type="float" office:value="2284518.64800861" calcext:value-type="float">
            <text:p>2284518.648008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69870.20969" calcext:value-type="float">
            <text:p>1442769870.20969</text:p>
          </table:table-cell>
          <table:table-cell office:value-type="float" office:value="8096" calcext:value-type="float">
            <text:p>8096</text:p>
          </table:table-cell>
          <table:table-cell table:formula="of:=[.B63]-[.B$2]" office:value-type="float" office:value="4.2613697052002" calcext:value-type="float">
            <text:p>4.2613697052</text:p>
          </table:table-cell>
          <table:table-cell table:formula="of:=[.C63]/([.D63]-[.D62])" office:value-type="float" office:value="2281755.48877839" calcext:value-type="float">
            <text:p>2281755.488778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69870.21325" calcext:value-type="float">
            <text:p>1442769870.21325</text:p>
          </table:table-cell>
          <table:table-cell office:value-type="float" office:value="8096" calcext:value-type="float">
            <text:p>8096</text:p>
          </table:table-cell>
          <table:table-cell table:formula="of:=[.B64]-[.B$2]" office:value-type="float" office:value="4.26493096351624" calcext:value-type="float">
            <text:p>4.2649309635</text:p>
          </table:table-cell>
          <table:table-cell table:formula="of:=[.C64]/([.D64]-[.D63])" office:value-type="float" office:value="2273353.76474526" calcext:value-type="float">
            <text:p>2273353.764745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69870.21678" calcext:value-type="float">
            <text:p>1442769870.21678</text:p>
          </table:table-cell>
          <table:table-cell office:value-type="float" office:value="8096" calcext:value-type="float">
            <text:p>8096</text:p>
          </table:table-cell>
          <table:table-cell table:formula="of:=[.B65]-[.B$2]" office:value-type="float" office:value="4.26845645904541" calcext:value-type="float">
            <text:p>4.268456459</text:p>
          </table:table-cell>
          <table:table-cell table:formula="of:=[.C65]/([.D65]-[.D64])" office:value-type="float" office:value="2296414.76864814" calcext:value-type="float">
            <text:p>2296414.768648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69870.22032" calcext:value-type="float">
            <text:p>1442769870.22032</text:p>
          </table:table-cell>
          <table:table-cell office:value-type="float" office:value="8096" calcext:value-type="float">
            <text:p>8096</text:p>
          </table:table-cell>
          <table:table-cell table:formula="of:=[.B66]-[.B$2]" office:value-type="float" office:value="4.27200269699097" calcext:value-type="float">
            <text:p>4.272002697</text:p>
          </table:table-cell>
          <table:table-cell table:formula="of:=[.C66]/([.D66]-[.D65])" office:value-type="float" office:value="2282982.73389808" calcext:value-type="float">
            <text:p>2282982.733898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69870.22387" calcext:value-type="float">
            <text:p>1442769870.22387</text:p>
          </table:table-cell>
          <table:table-cell office:value-type="float" office:value="8096" calcext:value-type="float">
            <text:p>8096</text:p>
          </table:table-cell>
          <table:table-cell table:formula="of:=[.B67]-[.B$2]" office:value-type="float" office:value="4.27554845809937" calcext:value-type="float">
            <text:p>4.2755484581</text:p>
          </table:table-cell>
          <table:table-cell table:formula="of:=[.C67]/([.D67]-[.D66])" office:value-type="float" office:value="2283289.75147929" calcext:value-type="float">
            <text:p>2283289.751479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69870.22742" calcext:value-type="float">
            <text:p>1442769870.22742</text:p>
          </table:table-cell>
          <table:table-cell office:value-type="float" office:value="8096" calcext:value-type="float">
            <text:p>8096</text:p>
          </table:table-cell>
          <table:table-cell table:formula="of:=[.B68]-[.B$2]" office:value-type="float" office:value="4.2790949344635" calcext:value-type="float">
            <text:p>4.2790949345</text:p>
          </table:table-cell>
          <table:table-cell table:formula="of:=[.C68]/([.D68]-[.D67])" office:value-type="float" office:value="2282829.25606723" calcext:value-type="float">
            <text:p>2282829.256067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69870.23096" calcext:value-type="float">
            <text:p>1442769870.23096</text:p>
          </table:table-cell>
          <table:table-cell office:value-type="float" office:value="8096" calcext:value-type="float">
            <text:p>8096</text:p>
          </table:table-cell>
          <table:table-cell table:formula="of:=[.B69]-[.B$2]" office:value-type="float" office:value="4.28264212608337" calcext:value-type="float">
            <text:p>4.2826421261</text:p>
          </table:table-cell>
          <table:table-cell table:formula="of:=[.C69]/([.D69]-[.D68])" office:value-type="float" office:value="2282368.94636376" calcext:value-type="float">
            <text:p>2282368.946363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69870.23452" calcext:value-type="float">
            <text:p>1442769870.23452</text:p>
          </table:table-cell>
          <table:table-cell office:value-type="float" office:value="8096" calcext:value-type="float">
            <text:p>8096</text:p>
          </table:table-cell>
          <table:table-cell table:formula="of:=[.B70]-[.B$2]" office:value-type="float" office:value="4.28619718551636" calcext:value-type="float">
            <text:p>4.2861971855</text:p>
          </table:table-cell>
          <table:table-cell table:formula="of:=[.C70]/([.D70]-[.D69])" office:value-type="float" office:value="2277317.76433505" calcext:value-type="float">
            <text:p>2277317.764335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69870.23809" calcext:value-type="float">
            <text:p>1442769870.23809</text:p>
          </table:table-cell>
          <table:table-cell office:value-type="float" office:value="8096" calcext:value-type="float">
            <text:p>8096</text:p>
          </table:table-cell>
          <table:table-cell table:formula="of:=[.B71]-[.B$2]" office:value-type="float" office:value="4.28977084159851" calcext:value-type="float">
            <text:p>4.2897708416</text:p>
          </table:table-cell>
          <table:table-cell table:formula="of:=[.C71]/([.D71]-[.D70])" office:value-type="float" office:value="2265467.0214157" calcext:value-type="float">
            <text:p>2265467.02141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69870.24164" calcext:value-type="float">
            <text:p>1442769870.24164</text:p>
          </table:table-cell>
          <table:table-cell office:value-type="float" office:value="8096" calcext:value-type="float">
            <text:p>8096</text:p>
          </table:table-cell>
          <table:table-cell table:formula="of:=[.B72]-[.B$2]" office:value-type="float" office:value="4.29331970214844" calcext:value-type="float">
            <text:p>4.2933197021</text:p>
          </table:table-cell>
          <table:table-cell table:formula="of:=[.C72]/([.D72]-[.D71])" office:value-type="float" office:value="2281295.61195835" calcext:value-type="float">
            <text:p>2281295.611958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69870.24516" calcext:value-type="float">
            <text:p>1442769870.24516</text:p>
          </table:table-cell>
          <table:table-cell office:value-type="float" office:value="8096" calcext:value-type="float">
            <text:p>8096</text:p>
          </table:table-cell>
          <table:table-cell table:formula="of:=[.B73]-[.B$2]" office:value-type="float" office:value="4.29684019088745" calcext:value-type="float">
            <text:p>4.2968401909</text:p>
          </table:table-cell>
          <table:table-cell table:formula="of:=[.C73]/([.D73]-[.D72])" office:value-type="float" office:value="2299680.69781931" calcext:value-type="float">
            <text:p>2299680.697819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69870.24871" calcext:value-type="float">
            <text:p>1442769870.24871</text:p>
          </table:table-cell>
          <table:table-cell office:value-type="float" office:value="8096" calcext:value-type="float">
            <text:p>8096</text:p>
          </table:table-cell>
          <table:table-cell table:formula="of:=[.B74]-[.B$2]" office:value-type="float" office:value="4.30038809776306" calcext:value-type="float">
            <text:p>4.3003880978</text:p>
          </table:table-cell>
          <table:table-cell table:formula="of:=[.C74]/([.D74]-[.D73])" office:value-type="float" office:value="2281908.82225657" calcext:value-type="float">
            <text:p>2281908.822256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69870.25227" calcext:value-type="float">
            <text:p>1442769870.25227</text:p>
          </table:table-cell>
          <table:table-cell office:value-type="float" office:value="8096" calcext:value-type="float">
            <text:p>8096</text:p>
          </table:table-cell>
          <table:table-cell table:formula="of:=[.B75]-[.B$2]" office:value-type="float" office:value="4.30395174026489" calcext:value-type="float">
            <text:p>4.3039517403</text:p>
          </table:table-cell>
          <table:table-cell table:formula="of:=[.C75]/([.D75]-[.D74])" office:value-type="float" office:value="2271832.82156955" calcext:value-type="float">
            <text:p>2271832.821569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69870.25582" calcext:value-type="float">
            <text:p>1442769870.25582</text:p>
          </table:table-cell>
          <table:table-cell office:value-type="float" office:value="8096" calcext:value-type="float">
            <text:p>8096</text:p>
          </table:table-cell>
          <table:table-cell table:formula="of:=[.B76]-[.B$2]" office:value-type="float" office:value="4.30750179290772" calcext:value-type="float">
            <text:p>4.3075017929</text:p>
          </table:table-cell>
          <table:table-cell table:formula="of:=[.C76]/([.D76]-[.D75])" office:value-type="float" office:value="2280529.56239087" calcext:value-type="float">
            <text:p>2280529.562390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69870.25937" calcext:value-type="float">
            <text:p>1442769870.25937</text:p>
          </table:table-cell>
          <table:table-cell office:value-type="float" office:value="8096" calcext:value-type="float">
            <text:p>8096</text:p>
          </table:table-cell>
          <table:table-cell table:formula="of:=[.B77]-[.B$2]" office:value-type="float" office:value="4.31104779243469" calcext:value-type="float">
            <text:p>4.3110477924</text:p>
          </table:table-cell>
          <table:table-cell table:formula="of:=[.C77]/([.D77]-[.D76])" office:value-type="float" office:value="2283136.23236738" calcext:value-type="float">
            <text:p>2283136.232367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69870.26292" calcext:value-type="float">
            <text:p>1442769870.26292</text:p>
          </table:table-cell>
          <table:table-cell office:value-type="float" office:value="8096" calcext:value-type="float">
            <text:p>8096</text:p>
          </table:table-cell>
          <table:table-cell table:formula="of:=[.B78]-[.B$2]" office:value-type="float" office:value="4.31459522247314" calcext:value-type="float">
            <text:p>4.3145952225</text:p>
          </table:table-cell>
          <table:table-cell table:formula="of:=[.C78]/([.D78]-[.D77])" office:value-type="float" office:value="2282215.5510451" calcext:value-type="float">
            <text:p>2282215.55104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69870.26646" calcext:value-type="float">
            <text:p>1442769870.26646</text:p>
          </table:table-cell>
          <table:table-cell office:value-type="float" office:value="8096" calcext:value-type="float">
            <text:p>8096</text:p>
          </table:table-cell>
          <table:table-cell table:formula="of:=[.B79]-[.B$2]" office:value-type="float" office:value="4.31814122200012" calcext:value-type="float">
            <text:p>4.318141222</text:p>
          </table:table-cell>
          <table:table-cell table:formula="of:=[.C79]/([.D79]-[.D78])" office:value-type="float" office:value="2283136.23236738" calcext:value-type="float">
            <text:p>2283136.232367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69870.27001" calcext:value-type="float">
            <text:p>1442769870.27001</text:p>
          </table:table-cell>
          <table:table-cell office:value-type="float" office:value="8096" calcext:value-type="float">
            <text:p>8096</text:p>
          </table:table-cell>
          <table:table-cell table:formula="of:=[.B80]-[.B$2]" office:value-type="float" office:value="4.32168912887573" calcext:value-type="float">
            <text:p>4.3216891289</text:p>
          </table:table-cell>
          <table:table-cell table:formula="of:=[.C80]/([.D80]-[.D79])" office:value-type="float" office:value="2281908.82225657" calcext:value-type="float">
            <text:p>2281908.822256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69870.27357" calcext:value-type="float">
            <text:p>1442769870.27357</text:p>
          </table:table-cell>
          <table:table-cell office:value-type="float" office:value="8096" calcext:value-type="float">
            <text:p>8096</text:p>
          </table:table-cell>
          <table:table-cell table:formula="of:=[.B81]-[.B$2]" office:value-type="float" office:value="4.3252477645874" calcext:value-type="float">
            <text:p>4.3252477646</text:p>
          </table:table-cell>
          <table:table-cell table:formula="of:=[.C81]/([.D81]-[.D80])" office:value-type="float" office:value="2275029.15610344" calcext:value-type="float">
            <text:p>2275029.156103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69870.27709" calcext:value-type="float">
            <text:p>1442769870.27709</text:p>
          </table:table-cell>
          <table:table-cell office:value-type="float" office:value="8096" calcext:value-type="float">
            <text:p>8096</text:p>
          </table:table-cell>
          <table:table-cell table:formula="of:=[.B82]-[.B$2]" office:value-type="float" office:value="4.32876896858215" calcext:value-type="float">
            <text:p>4.3287689686</text:p>
          </table:table-cell>
          <table:table-cell table:formula="of:=[.C82]/([.D82]-[.D81])" office:value-type="float" office:value="2299213.56787866" calcext:value-type="float">
            <text:p>2299213.567878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69870.28064" calcext:value-type="float">
            <text:p>1442769870.28064</text:p>
          </table:table-cell>
          <table:table-cell office:value-type="float" office:value="8096" calcext:value-type="float">
            <text:p>8096</text:p>
          </table:table-cell>
          <table:table-cell table:formula="of:=[.B83]-[.B$2]" office:value-type="float" office:value="4.33231544494629" calcext:value-type="float">
            <text:p>4.3323154449</text:p>
          </table:table-cell>
          <table:table-cell table:formula="of:=[.C83]/([.D83]-[.D82])" office:value-type="float" office:value="2282829.25606723" calcext:value-type="float">
            <text:p>2282829.256067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69870.28418" calcext:value-type="float">
            <text:p>1442769870.28418</text:p>
          </table:table-cell>
          <table:table-cell office:value-type="float" office:value="8096" calcext:value-type="float">
            <text:p>8096</text:p>
          </table:table-cell>
          <table:table-cell table:formula="of:=[.B84]-[.B$2]" office:value-type="float" office:value="4.33586239814758" calcext:value-type="float">
            <text:p>4.3358623981</text:p>
          </table:table-cell>
          <table:table-cell table:formula="of:=[.C84]/([.D84]-[.D83])" office:value-type="float" office:value="2282522.36230423" calcext:value-type="float">
            <text:p>2282522.362304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69870.28771" calcext:value-type="float">
            <text:p>1442769870.28771</text:p>
          </table:table-cell>
          <table:table-cell office:value-type="float" office:value="8096" calcext:value-type="float">
            <text:p>8096</text:p>
          </table:table-cell>
          <table:table-cell table:formula="of:=[.B85]-[.B$2]" office:value-type="float" office:value="4.33938407897949" calcext:value-type="float">
            <text:p>4.339384079</text:p>
          </table:table-cell>
          <table:table-cell table:formula="of:=[.C85]/([.D85]-[.D84])" office:value-type="float" office:value="2298902.25333424" calcext:value-type="float">
            <text:p>2298902.253334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69870.29129" calcext:value-type="float">
            <text:p>1442769870.29129</text:p>
          </table:table-cell>
          <table:table-cell office:value-type="float" office:value="8096" calcext:value-type="float">
            <text:p>8096</text:p>
          </table:table-cell>
          <table:table-cell table:formula="of:=[.B86]-[.B$2]" office:value-type="float" office:value="4.34296417236328" calcext:value-type="float">
            <text:p>4.3429641724</text:p>
          </table:table-cell>
          <table:table-cell table:formula="of:=[.C86]/([.D86]-[.D85])" office:value-type="float" office:value="2261393.5258391" calcext:value-type="float">
            <text:p>2261393.52583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69870.29484" calcext:value-type="float">
            <text:p>1442769870.29484</text:p>
          </table:table-cell>
          <table:table-cell office:value-type="float" office:value="8096" calcext:value-type="float">
            <text:p>8096</text:p>
          </table:table-cell>
          <table:table-cell table:formula="of:=[.B87]-[.B$2]" office:value-type="float" office:value="4.34651613235474" calcext:value-type="float">
            <text:p>4.3465161324</text:p>
          </table:table-cell>
          <table:table-cell table:formula="of:=[.C87]/([.D87]-[.D86])" office:value-type="float" office:value="2279304.95261109" calcext:value-type="float">
            <text:p>2279304.952611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69870.29838" calcext:value-type="float">
            <text:p>1442769870.29838</text:p>
          </table:table-cell>
          <table:table-cell office:value-type="float" office:value="8096" calcext:value-type="float">
            <text:p>8096</text:p>
          </table:table-cell>
          <table:table-cell table:formula="of:=[.B88]-[.B$2]" office:value-type="float" office:value="4.35006284713745" calcext:value-type="float">
            <text:p>4.3500628471</text:p>
          </table:table-cell>
          <table:table-cell table:formula="of:=[.C88]/([.D88]-[.D87])" office:value-type="float" office:value="2282675.79887066" calcext:value-type="float">
            <text:p>2282675.798870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69870.30192" calcext:value-type="float">
            <text:p>1442769870.30192</text:p>
          </table:table-cell>
          <table:table-cell office:value-type="float" office:value="8096" calcext:value-type="float">
            <text:p>8096</text:p>
          </table:table-cell>
          <table:table-cell table:formula="of:=[.B89]-[.B$2]" office:value-type="float" office:value="4.35359954833984" calcext:value-type="float">
            <text:p>4.3535995483</text:p>
          </table:table-cell>
          <table:table-cell table:formula="of:=[.C89]/([.D89]-[.D88])" office:value-type="float" office:value="2289138.81515437" calcext:value-type="float">
            <text:p>2289138.815154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69870.30547" calcext:value-type="float">
            <text:p>1442769870.30547</text:p>
          </table:table-cell>
          <table:table-cell office:value-type="float" office:value="8096" calcext:value-type="float">
            <text:p>8096</text:p>
          </table:table-cell>
          <table:table-cell table:formula="of:=[.B90]-[.B$2]" office:value-type="float" office:value="4.35714459419251" calcext:value-type="float">
            <text:p>4.3571445942</text:p>
          </table:table-cell>
          <table:table-cell table:formula="of:=[.C90]/([.D90]-[.D89])" office:value-type="float" office:value="2283750.43271235" calcext:value-type="float">
            <text:p>2283750.432712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69870.30901" calcext:value-type="float">
            <text:p>1442769870.30901</text:p>
          </table:table-cell>
          <table:table-cell office:value-type="float" office:value="8096" calcext:value-type="float">
            <text:p>8096</text:p>
          </table:table-cell>
          <table:table-cell table:formula="of:=[.B91]-[.B$2]" office:value-type="float" office:value="4.36069321632385" calcext:value-type="float">
            <text:p>4.3606932163</text:p>
          </table:table-cell>
          <table:table-cell table:formula="of:=[.C91]/([.D91]-[.D90])" office:value-type="float" office:value="2281448.88363343" calcext:value-type="float">
            <text:p>2281448.883633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69870.31256" calcext:value-type="float">
            <text:p>1442769870.31256</text:p>
          </table:table-cell>
          <table:table-cell office:value-type="float" office:value="8096" calcext:value-type="float">
            <text:p>8096</text:p>
          </table:table-cell>
          <table:table-cell table:formula="of:=[.B92]-[.B$2]" office:value-type="float" office:value="4.36424112319946" calcext:value-type="float">
            <text:p>4.3642411232</text:p>
          </table:table-cell>
          <table:table-cell table:formula="of:=[.C92]/([.D92]-[.D91])" office:value-type="float" office:value="2281908.82225657" calcext:value-type="float">
            <text:p>2281908.822256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69870.31614" calcext:value-type="float">
            <text:p>1442769870.31614</text:p>
          </table:table-cell>
          <table:table-cell office:value-type="float" office:value="8096" calcext:value-type="float">
            <text:p>8096</text:p>
          </table:table-cell>
          <table:table-cell table:formula="of:=[.B93]-[.B$2]" office:value-type="float" office:value="4.36781525611877" calcext:value-type="float">
            <text:p>4.3678152561</text:p>
          </table:table-cell>
          <table:table-cell table:formula="of:=[.C93]/([.D93]-[.D92])" office:value-type="float" office:value="2265164.77780001" calcext:value-type="float">
            <text:p>2265164.7778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69870.31972" calcext:value-type="float">
            <text:p>1442769870.31972</text:p>
          </table:table-cell>
          <table:table-cell office:value-type="float" office:value="8096" calcext:value-type="float">
            <text:p>8096</text:p>
          </table:table-cell>
          <table:table-cell table:formula="of:=[.B94]-[.B$2]" office:value-type="float" office:value="4.37140011787415" calcext:value-type="float">
            <text:p>4.3714001179</text:p>
          </table:table-cell>
          <table:table-cell table:formula="of:=[.C94]/([.D94]-[.D93])" office:value-type="float" office:value="2258385.55360468" calcext:value-type="float">
            <text:p>2258385.553604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69870.32324" calcext:value-type="float">
            <text:p>1442769870.32324</text:p>
          </table:table-cell>
          <table:table-cell office:value-type="float" office:value="8096" calcext:value-type="float">
            <text:p>8096</text:p>
          </table:table-cell>
          <table:table-cell table:formula="of:=[.B95]-[.B$2]" office:value-type="float" office:value="4.37492203712463" calcext:value-type="float">
            <text:p>4.3749220371</text:p>
          </table:table-cell>
          <table:table-cell table:formula="of:=[.C95]/([.D95]-[.D94])" office:value-type="float" office:value="2298746.62767398" calcext:value-type="float">
            <text:p>2298746.627673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69870.32679" calcext:value-type="float">
            <text:p>1442769870.32679</text:p>
          </table:table-cell>
          <table:table-cell office:value-type="float" office:value="8096" calcext:value-type="float">
            <text:p>8096</text:p>
          </table:table-cell>
          <table:table-cell table:formula="of:=[.B96]-[.B$2]" office:value-type="float" office:value="4.37846612930298" calcext:value-type="float">
            <text:p>4.3784661293</text:p>
          </table:table-cell>
          <table:table-cell table:formula="of:=[.C96]/([.D96]-[.D95])" office:value-type="float" office:value="2284364.96360579" calcext:value-type="float">
            <text:p>2284364.963605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69870.33036" calcext:value-type="float">
            <text:p>1442769870.33036</text:p>
          </table:table-cell>
          <table:table-cell office:value-type="float" office:value="8096" calcext:value-type="float">
            <text:p>8096</text:p>
          </table:table-cell>
          <table:table-cell table:formula="of:=[.B97]-[.B$2]" office:value-type="float" office:value="4.38203430175781" calcext:value-type="float">
            <text:p>4.3820343018</text:p>
          </table:table-cell>
          <table:table-cell table:formula="of:=[.C97]/([.D97]-[.D96])" office:value-type="float" office:value="2268948.62915943" calcext:value-type="float">
            <text:p>2268948.629159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69870.3339" calcext:value-type="float">
            <text:p>1442769870.3339</text:p>
          </table:table-cell>
          <table:table-cell office:value-type="float" office:value="8096" calcext:value-type="float">
            <text:p>8096</text:p>
          </table:table-cell>
          <table:table-cell table:formula="of:=[.B98]-[.B$2]" office:value-type="float" office:value="4.38558173179626" calcext:value-type="float">
            <text:p>4.3855817318</text:p>
          </table:table-cell>
          <table:table-cell table:formula="of:=[.C98]/([.D98]-[.D97])" office:value-type="float" office:value="2282215.5510451" calcext:value-type="float">
            <text:p>2282215.55104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69870.33745" calcext:value-type="float">
            <text:p>1442769870.33745</text:p>
          </table:table-cell>
          <table:table-cell office:value-type="float" office:value="8096" calcext:value-type="float">
            <text:p>8096</text:p>
          </table:table-cell>
          <table:table-cell table:formula="of:=[.B99]-[.B$2]" office:value-type="float" office:value="4.38912630081177" calcext:value-type="float">
            <text:p>4.3891263008</text:p>
          </table:table-cell>
          <table:table-cell table:formula="of:=[.C99]/([.D99]-[.D98])" office:value-type="float" office:value="2284057.65682384" calcext:value-type="float">
            <text:p>2284057.656823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69870.341" calcext:value-type="float">
            <text:p>1442769870.341</text:p>
          </table:table-cell>
          <table:table-cell office:value-type="float" office:value="8096" calcext:value-type="float">
            <text:p>8096</text:p>
          </table:table-cell>
          <table:table-cell table:formula="of:=[.B100]-[.B$2]" office:value-type="float" office:value="4.39267492294312" calcext:value-type="float">
            <text:p>4.3926749229</text:p>
          </table:table-cell>
          <table:table-cell table:formula="of:=[.C100]/([.D100]-[.D99])" office:value-type="float" office:value="2281448.88363343" calcext:value-type="float">
            <text:p>2281448.883633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69870.34454" calcext:value-type="float">
            <text:p>1442769870.34454</text:p>
          </table:table-cell>
          <table:table-cell office:value-type="float" office:value="8096" calcext:value-type="float">
            <text:p>8096</text:p>
          </table:table-cell>
          <table:table-cell table:formula="of:=[.B101]-[.B$2]" office:value-type="float" office:value="4.39622092247009" calcext:value-type="float">
            <text:p>4.3962209225</text:p>
          </table:table-cell>
          <table:table-cell table:formula="of:=[.C101]/([.D101]-[.D100])" office:value-type="float" office:value="2283136.23236738" calcext:value-type="float">
            <text:p>2283136.232367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69870.34805" calcext:value-type="float">
            <text:p>1442769870.34805</text:p>
          </table:table-cell>
          <table:table-cell office:value-type="float" office:value="8096" calcext:value-type="float">
            <text:p>8096</text:p>
          </table:table-cell>
          <table:table-cell table:formula="of:=[.B102]-[.B$2]" office:value-type="float" office:value="4.39973306655884" calcext:value-type="float">
            <text:p>4.3997330666</text:p>
          </table:table-cell>
          <table:table-cell table:formula="of:=[.C102]/([.D102]-[.D101])" office:value-type="float" office:value="2305144.60552576" calcext:value-type="float">
            <text:p>2305144.605525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69870.3516" calcext:value-type="float">
            <text:p>1442769870.3516</text:p>
          </table:table-cell>
          <table:table-cell office:value-type="float" office:value="8096" calcext:value-type="float">
            <text:p>8096</text:p>
          </table:table-cell>
          <table:table-cell table:formula="of:=[.B103]-[.B$2]" office:value-type="float" office:value="4.40328025817871" calcext:value-type="float">
            <text:p>4.4032802582</text:p>
          </table:table-cell>
          <table:table-cell table:formula="of:=[.C103]/([.D103]-[.D102])" office:value-type="float" office:value="2282368.94636376" calcext:value-type="float">
            <text:p>2282368.946363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69870.35515" calcext:value-type="float">
            <text:p>1442769870.35515</text:p>
          </table:table-cell>
          <table:table-cell office:value-type="float" office:value="8096" calcext:value-type="float">
            <text:p>8096</text:p>
          </table:table-cell>
          <table:table-cell table:formula="of:=[.B104]-[.B$2]" office:value-type="float" office:value="4.40682935714722" calcext:value-type="float">
            <text:p>4.4068293571</text:p>
          </table:table-cell>
          <table:table-cell table:formula="of:=[.C104]/([.D104]-[.D103])" office:value-type="float" office:value="2281142.36087599" calcext:value-type="float">
            <text:p>2281142.3608759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69870.35867" calcext:value-type="float">
            <text:p>1442769870.35867</text:p>
          </table:table-cell>
          <table:table-cell office:value-type="float" office:value="8096" calcext:value-type="float">
            <text:p>8096</text:p>
          </table:table-cell>
          <table:table-cell table:formula="of:=[.B105]-[.B$2]" office:value-type="float" office:value="4.41035199165344" calcext:value-type="float">
            <text:p>4.4103519917</text:p>
          </table:table-cell>
          <table:table-cell table:formula="of:=[.C105]/([.D105]-[.D104])" office:value-type="float" office:value="2298279.87708968" calcext:value-type="float">
            <text:p>2298279.877089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69870.36222" calcext:value-type="float">
            <text:p>1442769870.36222</text:p>
          </table:table-cell>
          <table:table-cell office:value-type="float" office:value="8096" calcext:value-type="float">
            <text:p>8096</text:p>
          </table:table-cell>
          <table:table-cell table:formula="of:=[.B106]-[.B$2]" office:value-type="float" office:value="4.41390037536621" calcext:value-type="float">
            <text:p>4.4139003754</text:p>
          </table:table-cell>
          <table:table-cell table:formula="of:=[.C106]/([.D106]-[.D105])" office:value-type="float" office:value="2281602.1759054" calcext:value-type="float">
            <text:p>2281602.17590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69870.36577" calcext:value-type="float">
            <text:p>1442769870.36577</text:p>
          </table:table-cell>
          <table:table-cell office:value-type="float" office:value="8096" calcext:value-type="float">
            <text:p>8096</text:p>
          </table:table-cell>
          <table:table-cell table:formula="of:=[.B107]-[.B$2]" office:value-type="float" office:value="4.41744518280029" calcext:value-type="float">
            <text:p>4.4174451828</text:p>
          </table:table-cell>
          <table:table-cell table:formula="of:=[.C107]/([.D107]-[.D106])" office:value-type="float" office:value="2283904.03443637" calcext:value-type="float">
            <text:p>2283904.0344363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69870.36931" calcext:value-type="float">
            <text:p>1442769870.36931</text:p>
          </table:table-cell>
          <table:table-cell office:value-type="float" office:value="8096" calcext:value-type="float">
            <text:p>8096</text:p>
          </table:table-cell>
          <table:table-cell table:formula="of:=[.B108]-[.B$2]" office:value-type="float" office:value="4.42099237442017" calcext:value-type="float">
            <text:p>4.4209923744</text:p>
          </table:table-cell>
          <table:table-cell table:formula="of:=[.C108]/([.D108]-[.D107])" office:value-type="float" office:value="2282368.94636376" calcext:value-type="float">
            <text:p>2282368.946363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69870.37286" calcext:value-type="float">
            <text:p>1442769870.37286</text:p>
          </table:table-cell>
          <table:table-cell office:value-type="float" office:value="8096" calcext:value-type="float">
            <text:p>8096</text:p>
          </table:table-cell>
          <table:table-cell table:formula="of:=[.B109]-[.B$2]" office:value-type="float" office:value="4.42453718185425" calcext:value-type="float">
            <text:p>4.4245371819</text:p>
          </table:table-cell>
          <table:table-cell table:formula="of:=[.C109]/([.D109]-[.D108])" office:value-type="float" office:value="2283904.03443637" calcext:value-type="float">
            <text:p>2283904.034436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69870.3764" calcext:value-type="float">
            <text:p>1442769870.3764</text:p>
          </table:table-cell>
          <table:table-cell office:value-type="float" office:value="8096" calcext:value-type="float">
            <text:p>8096</text:p>
          </table:table-cell>
          <table:table-cell table:formula="of:=[.B110]-[.B$2]" office:value-type="float" office:value="4.42808389663696" calcext:value-type="float">
            <text:p>4.4280838966</text:p>
          </table:table-cell>
          <table:table-cell table:formula="of:=[.C110]/([.D110]-[.D109])" office:value-type="float" office:value="2282675.79887066" calcext:value-type="float">
            <text:p>2282675.7988706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69870.37995" calcext:value-type="float">
            <text:p>1442769870.37995</text:p>
          </table:table-cell>
          <table:table-cell office:value-type="float" office:value="8096" calcext:value-type="float">
            <text:p>8096</text:p>
          </table:table-cell>
          <table:table-cell table:formula="of:=[.B111]-[.B$2]" office:value-type="float" office:value="4.43162989616394" calcext:value-type="float">
            <text:p>4.4316298962</text:p>
          </table:table-cell>
          <table:table-cell table:formula="of:=[.C111]/([.D111]-[.D110])" office:value-type="float" office:value="2283136.23236738" calcext:value-type="float">
            <text:p>2283136.232367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69870.3835" calcext:value-type="float">
            <text:p>1442769870.3835</text:p>
          </table:table-cell>
          <table:table-cell office:value-type="float" office:value="8096" calcext:value-type="float">
            <text:p>8096</text:p>
          </table:table-cell>
          <table:table-cell table:formula="of:=[.B112]-[.B$2]" office:value-type="float" office:value="4.43517780303955" calcext:value-type="float">
            <text:p>4.435177803</text:p>
          </table:table-cell>
          <table:table-cell table:formula="of:=[.C112]/([.D112]-[.D111])" office:value-type="float" office:value="2281908.82225657" calcext:value-type="float">
            <text:p>2281908.822256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69870.38705" calcext:value-type="float">
            <text:p>1442769870.38705</text:p>
          </table:table-cell>
          <table:table-cell office:value-type="float" office:value="8096" calcext:value-type="float">
            <text:p>8096</text:p>
          </table:table-cell>
          <table:table-cell table:formula="of:=[.B113]-[.B$2]" office:value-type="float" office:value="4.43872714042664" calcext:value-type="float">
            <text:p>4.4387271404</text:p>
          </table:table-cell>
          <table:table-cell table:formula="of:=[.C113]/([.D113]-[.D112])" office:value-type="float" office:value="2280989.13038221" calcext:value-type="float">
            <text:p>2280989.130382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69870.39059" calcext:value-type="float">
            <text:p>1442769870.39059</text:p>
          </table:table-cell>
          <table:table-cell office:value-type="float" office:value="8096" calcext:value-type="float">
            <text:p>8096</text:p>
          </table:table-cell>
          <table:table-cell table:formula="of:=[.B114]-[.B$2]" office:value-type="float" office:value="4.44227242469788" calcext:value-type="float">
            <text:p>4.4422724247</text:p>
          </table:table-cell>
          <table:table-cell table:formula="of:=[.C114]/([.D114]-[.D113])" office:value-type="float" office:value="2283596.85164761" calcext:value-type="float">
            <text:p>2283596.851647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69870.39414" calcext:value-type="float">
            <text:p>1442769870.39414</text:p>
          </table:table-cell>
          <table:table-cell office:value-type="float" office:value="8096" calcext:value-type="float">
            <text:p>8096</text:p>
          </table:table-cell>
          <table:table-cell table:formula="of:=[.B115]-[.B$2]" office:value-type="float" office:value="4.4458212852478" calcext:value-type="float">
            <text:p>4.4458212852</text:p>
          </table:table-cell>
          <table:table-cell table:formula="of:=[.C115]/([.D115]-[.D114])" office:value-type="float" office:value="2281295.61195835" calcext:value-type="float">
            <text:p>2281295.611958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69870.39767" calcext:value-type="float">
            <text:p>1442769870.39767</text:p>
          </table:table-cell>
          <table:table-cell office:value-type="float" office:value="8096" calcext:value-type="float">
            <text:p>8096</text:p>
          </table:table-cell>
          <table:table-cell table:formula="of:=[.B116]-[.B$2]" office:value-type="float" office:value="4.44935083389282" calcext:value-type="float">
            <text:p>4.4493508339</text:p>
          </table:table-cell>
          <table:table-cell table:formula="of:=[.C116]/([.D116]-[.D115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69870.4012" calcext:value-type="float">
            <text:p>1442769870.4012</text:p>
          </table:table-cell>
          <table:table-cell office:value-type="float" office:value="8096" calcext:value-type="float">
            <text:p>8096</text:p>
          </table:table-cell>
          <table:table-cell table:formula="of:=[.B117]-[.B$2]" office:value-type="float" office:value="4.45287561416626" calcext:value-type="float">
            <text:p>4.4528756142</text:p>
          </table:table-cell>
          <table:table-cell table:formula="of:=[.C117]/([.D117]-[.D116])" office:value-type="float" office:value="2296880.76190476" calcext:value-type="float">
            <text:p>2296880.7619047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69870.40472" calcext:value-type="float">
            <text:p>1442769870.40472</text:p>
          </table:table-cell>
          <table:table-cell office:value-type="float" office:value="8096" calcext:value-type="float">
            <text:p>8096</text:p>
          </table:table-cell>
          <table:table-cell table:formula="of:=[.B118]-[.B$2]" office:value-type="float" office:value="4.45639681816101" calcext:value-type="float">
            <text:p>4.4563968182</text:p>
          </table:table-cell>
          <table:table-cell table:formula="of:=[.C118]/([.D118]-[.D117])" office:value-type="float" office:value="2299213.56787866" calcext:value-type="float">
            <text:p>2299213.5678786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69870.40826" calcext:value-type="float">
            <text:p>1442769870.40826</text:p>
          </table:table-cell>
          <table:table-cell office:value-type="float" office:value="8096" calcext:value-type="float">
            <text:p>8096</text:p>
          </table:table-cell>
          <table:table-cell table:formula="of:=[.B119]-[.B$2]" office:value-type="float" office:value="4.45993971824646" calcext:value-type="float">
            <text:p>4.4599397182</text:p>
          </table:table-cell>
          <table:table-cell table:formula="of:=[.C119]/([.D119]-[.D118])" office:value-type="float" office:value="2285133.59246299" calcext:value-type="float">
            <text:p>2285133.5924629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69870.41179" calcext:value-type="float">
            <text:p>1442769870.41179</text:p>
          </table:table-cell>
          <table:table-cell office:value-type="float" office:value="8096" calcext:value-type="float">
            <text:p>8096</text:p>
          </table:table-cell>
          <table:table-cell table:formula="of:=[.B120]-[.B$2]" office:value-type="float" office:value="4.46347117424011" calcext:value-type="float">
            <text:p>4.4634711742</text:p>
          </table:table-cell>
          <table:table-cell table:formula="of:=[.C120]/([.D120]-[.D119])" office:value-type="float" office:value="2292538.83229814" calcext:value-type="float">
            <text:p>2292538.8322981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69870.41533" calcext:value-type="float">
            <text:p>1442769870.41533</text:p>
          </table:table-cell>
          <table:table-cell office:value-type="float" office:value="8096" calcext:value-type="float">
            <text:p>8096</text:p>
          </table:table-cell>
          <table:table-cell table:formula="of:=[.B121]-[.B$2]" office:value-type="float" office:value="4.46700763702393" calcext:value-type="float">
            <text:p>4.467007637</text:p>
          </table:table-cell>
          <table:table-cell table:formula="of:=[.C121]/([.D121]-[.D120])" office:value-type="float" office:value="2289293.14258747" calcext:value-type="float">
            <text:p>2289293.142587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69870.41889" calcext:value-type="float">
            <text:p>1442769870.41889</text:p>
          </table:table-cell>
          <table:table-cell office:value-type="float" office:value="8096" calcext:value-type="float">
            <text:p>8096</text:p>
          </table:table-cell>
          <table:table-cell table:formula="of:=[.B122]-[.B$2]" office:value-type="float" office:value="4.47057151794434" calcext:value-type="float">
            <text:p>4.4705715179</text:p>
          </table:table-cell>
          <table:table-cell table:formula="of:=[.C122]/([.D122]-[.D121])" office:value-type="float" office:value="2271680.83917581" calcext:value-type="float">
            <text:p>2271680.8391758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69870.42242" calcext:value-type="float">
            <text:p>1442769870.42242</text:p>
          </table:table-cell>
          <table:table-cell office:value-type="float" office:value="8096" calcext:value-type="float">
            <text:p>8096</text:p>
          </table:table-cell>
          <table:table-cell table:formula="of:=[.B123]-[.B$2]" office:value-type="float" office:value="4.47410225868225" calcext:value-type="float">
            <text:p>4.4741022587</text:p>
          </table:table-cell>
          <table:table-cell table:formula="of:=[.C123]/([.D123]-[.D122])" office:value-type="float" office:value="2293003.25369708" calcext:value-type="float">
            <text:p>2293003.253697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69870.42596" calcext:value-type="float">
            <text:p>1442769870.42596</text:p>
          </table:table-cell>
          <table:table-cell office:value-type="float" office:value="8096" calcext:value-type="float">
            <text:p>8096</text:p>
          </table:table-cell>
          <table:table-cell table:formula="of:=[.B124]-[.B$2]" office:value-type="float" office:value="4.47763562202454" calcext:value-type="float">
            <text:p>4.477635622</text:p>
          </table:table-cell>
          <table:table-cell table:formula="of:=[.C124]/([.D124]-[.D123])" office:value-type="float" office:value="2291301.29446694" calcext:value-type="float">
            <text:p>2291301.2944669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69870.42947" calcext:value-type="float">
            <text:p>1442769870.42947</text:p>
          </table:table-cell>
          <table:table-cell office:value-type="float" office:value="8096" calcext:value-type="float">
            <text:p>8096</text:p>
          </table:table-cell>
          <table:table-cell table:formula="of:=[.B125]-[.B$2]" office:value-type="float" office:value="4.48114585876465" calcext:value-type="float">
            <text:p>4.4811458588</text:p>
          </table:table-cell>
          <table:table-cell table:formula="of:=[.C125]/([.D125]-[.D124])" office:value-type="float" office:value="2306397.14623378" calcext:value-type="float">
            <text:p>2306397.1462337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69870.433" calcext:value-type="float">
            <text:p>1442769870.433</text:p>
          </table:table-cell>
          <table:table-cell office:value-type="float" office:value="8096" calcext:value-type="float">
            <text:p>8096</text:p>
          </table:table-cell>
          <table:table-cell table:formula="of:=[.B126]-[.B$2]" office:value-type="float" office:value="4.48467874526978" calcext:value-type="float">
            <text:p>4.4846787453</text:p>
          </table:table-cell>
          <table:table-cell table:formula="of:=[.C126]/([.D126]-[.D125])" office:value-type="float" office:value="2291610.55365096" calcext:value-type="float">
            <text:p>2291610.553650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69870.43653" calcext:value-type="float">
            <text:p>1442769870.43653</text:p>
          </table:table-cell>
          <table:table-cell office:value-type="float" office:value="8096" calcext:value-type="float">
            <text:p>8096</text:p>
          </table:table-cell>
          <table:table-cell table:formula="of:=[.B127]-[.B$2]" office:value-type="float" office:value="4.48821330070496" calcext:value-type="float">
            <text:p>4.4882133007</text:p>
          </table:table-cell>
          <table:table-cell table:formula="of:=[.C127]/([.D127]-[.D126])" office:value-type="float" office:value="2290528.5115683" calcext:value-type="float">
            <text:p>2290528.511568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69870.44004" calcext:value-type="float">
            <text:p>1442769870.44004</text:p>
          </table:table-cell>
          <table:table-cell office:value-type="float" office:value="8096" calcext:value-type="float">
            <text:p>8096</text:p>
          </table:table-cell>
          <table:table-cell table:formula="of:=[.B128]-[.B$2]" office:value-type="float" office:value="4.49172210693359" calcext:value-type="float">
            <text:p>4.4917221069</text:p>
          </table:table-cell>
          <table:table-cell table:formula="of:=[.C128]/([.D128]-[.D127])" office:value-type="float" office:value="2307337.44540328" calcext:value-type="float">
            <text:p>2307337.445403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69870.44359" calcext:value-type="float">
            <text:p>1442769870.44359</text:p>
          </table:table-cell>
          <table:table-cell office:value-type="float" office:value="8096" calcext:value-type="float">
            <text:p>8096</text:p>
          </table:table-cell>
          <table:table-cell table:formula="of:=[.B129]-[.B$2]" office:value-type="float" office:value="4.49526453018189" calcext:value-type="float">
            <text:p>4.4952645302</text:p>
          </table:table-cell>
          <table:table-cell table:formula="of:=[.C129]/([.D129]-[.D128])" office:value-type="float" office:value="2285441.18885449" calcext:value-type="float">
            <text:p>2285441.188854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69870.44713" calcext:value-type="float">
            <text:p>1442769870.44713</text:p>
          </table:table-cell>
          <table:table-cell office:value-type="float" office:value="8096" calcext:value-type="float">
            <text:p>8096</text:p>
          </table:table-cell>
          <table:table-cell table:formula="of:=[.B130]-[.B$2]" office:value-type="float" office:value="4.49880719184876" calcext:value-type="float">
            <text:p>4.4988071918</text:p>
          </table:table-cell>
          <table:table-cell table:formula="of:=[.C130]/([.D130]-[.D129])" office:value-type="float" office:value="2285287.38030823" calcext:value-type="float">
            <text:p>2285287.3803082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69870.45066" calcext:value-type="float">
            <text:p>1442769870.45066</text:p>
          </table:table-cell>
          <table:table-cell office:value-type="float" office:value="8096" calcext:value-type="float">
            <text:p>8096</text:p>
          </table:table-cell>
          <table:table-cell table:formula="of:=[.B131]-[.B$2]" office:value-type="float" office:value="4.50234055519104" calcext:value-type="float">
            <text:p>4.5023405552</text:p>
          </table:table-cell>
          <table:table-cell table:formula="of:=[.C131]/([.D131]-[.D130])" office:value-type="float" office:value="2291301.29446694" calcext:value-type="float">
            <text:p>2291301.294466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69870.4542" calcext:value-type="float">
            <text:p>1442769870.4542</text:p>
          </table:table-cell>
          <table:table-cell office:value-type="float" office:value="8096" calcext:value-type="float">
            <text:p>8096</text:p>
          </table:table-cell>
          <table:table-cell table:formula="of:=[.B132]-[.B$2]" office:value-type="float" office:value="4.50587797164917" calcext:value-type="float">
            <text:p>4.5058779716</text:p>
          </table:table-cell>
          <table:table-cell table:formula="of:=[.C132]/([.D132]-[.D131])" office:value-type="float" office:value="2288675.95767338" calcext:value-type="float">
            <text:p>2288675.957673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69870.45774" calcext:value-type="float">
            <text:p>1442769870.45774</text:p>
          </table:table-cell>
          <table:table-cell office:value-type="float" office:value="8096" calcext:value-type="float">
            <text:p>8096</text:p>
          </table:table-cell>
          <table:table-cell table:formula="of:=[.B133]-[.B$2]" office:value-type="float" office:value="4.50941443443298" calcext:value-type="float">
            <text:p>4.5094144344</text:p>
          </table:table-cell>
          <table:table-cell table:formula="of:=[.C133]/([.D133]-[.D132])" office:value-type="float" office:value="2289293.14258747" calcext:value-type="float">
            <text:p>2289293.142587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69870.46127" calcext:value-type="float">
            <text:p>1442769870.46127</text:p>
          </table:table-cell>
          <table:table-cell office:value-type="float" office:value="8096" calcext:value-type="float">
            <text:p>8096</text:p>
          </table:table-cell>
          <table:table-cell table:formula="of:=[.B134]-[.B$2]" office:value-type="float" office:value="4.51294851303101" calcext:value-type="float">
            <text:p>4.512948513</text:p>
          </table:table-cell>
          <table:table-cell table:formula="of:=[.C134]/([.D134]-[.D133])" office:value-type="float" office:value="2290837.5621669" calcext:value-type="float">
            <text:p>2290837.562166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69870.4648" calcext:value-type="float">
            <text:p>1442769870.4648</text:p>
          </table:table-cell>
          <table:table-cell office:value-type="float" office:value="8096" calcext:value-type="float">
            <text:p>8096</text:p>
          </table:table-cell>
          <table:table-cell table:formula="of:=[.B135]-[.B$2]" office:value-type="float" office:value="4.51648283004761" calcext:value-type="float">
            <text:p>4.51648283</text:p>
          </table:table-cell>
          <table:table-cell table:formula="of:=[.C135]/([.D135]-[.D134])" office:value-type="float" office:value="2290683.0264436" calcext:value-type="float">
            <text:p>2290683.02644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69870.46841" calcext:value-type="float">
            <text:p>1442769870.46841</text:p>
          </table:table-cell>
          <table:table-cell office:value-type="float" office:value="8096" calcext:value-type="float">
            <text:p>8096</text:p>
          </table:table-cell>
          <table:table-cell table:formula="of:=[.B136]-[.B$2]" office:value-type="float" office:value="4.52008891105652" calcext:value-type="float">
            <text:p>4.5200889111</text:p>
          </table:table-cell>
          <table:table-cell table:formula="of:=[.C136]/([.D136]-[.D135])" office:value-type="float" office:value="2245096.54109091" calcext:value-type="float">
            <text:p>2245096.5410909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69870.47194" calcext:value-type="float">
            <text:p>1442769870.47194</text:p>
          </table:table-cell>
          <table:table-cell office:value-type="float" office:value="8096" calcext:value-type="float">
            <text:p>8096</text:p>
          </table:table-cell>
          <table:table-cell table:formula="of:=[.B137]-[.B$2]" office:value-type="float" office:value="4.52361464500427" calcext:value-type="float">
            <text:p>4.523614645</text:p>
          </table:table-cell>
          <table:table-cell table:formula="of:=[.C137]/([.D137]-[.D136])" office:value-type="float" office:value="2296259.47957804" calcext:value-type="float">
            <text:p>2296259.479578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69870.47546" calcext:value-type="float">
            <text:p>1442769870.47546</text:p>
          </table:table-cell>
          <table:table-cell office:value-type="float" office:value="8096" calcext:value-type="float">
            <text:p>8096</text:p>
          </table:table-cell>
          <table:table-cell table:formula="of:=[.B138]-[.B$2]" office:value-type="float" office:value="4.52713990211487" calcext:value-type="float">
            <text:p>4.5271399021</text:p>
          </table:table-cell>
          <table:table-cell table:formula="of:=[.C138]/([.D138]-[.D137])" office:value-type="float" office:value="2296570.07872312" calcext:value-type="float">
            <text:p>2296570.078723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69870.47898" calcext:value-type="float">
            <text:p>1442769870.47898</text:p>
          </table:table-cell>
          <table:table-cell office:value-type="float" office:value="8096" calcext:value-type="float">
            <text:p>8096</text:p>
          </table:table-cell>
          <table:table-cell table:formula="of:=[.B139]-[.B$2]" office:value-type="float" office:value="4.53066325187683" calcext:value-type="float">
            <text:p>4.5306632519</text:p>
          </table:table-cell>
          <table:table-cell table:formula="of:=[.C139]/([.D139]-[.D138])" office:value-type="float" office:value="2297813.31601029" calcext:value-type="float">
            <text:p>2297813.3160102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69870.48251" calcext:value-type="float">
            <text:p>1442769870.48251</text:p>
          </table:table-cell>
          <table:table-cell office:value-type="float" office:value="8096" calcext:value-type="float">
            <text:p>8096</text:p>
          </table:table-cell>
          <table:table-cell table:formula="of:=[.B140]-[.B$2]" office:value-type="float" office:value="4.53419041633606" calcext:value-type="float">
            <text:p>4.5341904163</text:p>
          </table:table-cell>
          <table:table-cell table:formula="of:=[.C140]/([.D140]-[.D139])" office:value-type="float" office:value="2295328.18602136" calcext:value-type="float">
            <text:p>2295328.186021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69870.48604" calcext:value-type="float">
            <text:p>1442769870.48604</text:p>
          </table:table-cell>
          <table:table-cell office:value-type="float" office:value="8096" calcext:value-type="float">
            <text:p>8096</text:p>
          </table:table-cell>
          <table:table-cell table:formula="of:=[.B141]-[.B$2]" office:value-type="float" office:value="4.53771829605103" calcext:value-type="float">
            <text:p>4.5377182961</text:p>
          </table:table-cell>
          <table:table-cell table:formula="of:=[.C141]/([.D141]-[.D140])" office:value-type="float" office:value="2294862.82246401" calcext:value-type="float">
            <text:p>2294862.822464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69870.48956" calcext:value-type="float">
            <text:p>1442769870.48956</text:p>
          </table:table-cell>
          <table:table-cell office:value-type="float" office:value="8096" calcext:value-type="float">
            <text:p>8096</text:p>
          </table:table-cell>
          <table:table-cell table:formula="of:=[.B142]-[.B$2]" office:value-type="float" office:value="4.54123544692993" calcext:value-type="float">
            <text:p>4.5412354469</text:p>
          </table:table-cell>
          <table:table-cell table:formula="of:=[.C142]/([.D142]-[.D141])" office:value-type="float" office:value="2301863.14967462" calcext:value-type="float">
            <text:p>2301863.1496746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69870.49308" calcext:value-type="float">
            <text:p>1442769870.49308</text:p>
          </table:table-cell>
          <table:table-cell office:value-type="float" office:value="8096" calcext:value-type="float">
            <text:p>8096</text:p>
          </table:table-cell>
          <table:table-cell table:formula="of:=[.B143]-[.B$2]" office:value-type="float" office:value="4.54476284980774" calcext:value-type="float">
            <text:p>4.5447628498</text:p>
          </table:table-cell>
          <table:table-cell table:formula="of:=[.C143]/([.D143]-[.D142])" office:value-type="float" office:value="2295173.04386617" calcext:value-type="float">
            <text:p>2295173.0438661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69870.49661" calcext:value-type="float">
            <text:p>1442769870.49661</text:p>
          </table:table-cell>
          <table:table-cell office:value-type="float" office:value="8096" calcext:value-type="float">
            <text:p>8096</text:p>
          </table:table-cell>
          <table:table-cell table:formula="of:=[.B144]-[.B$2]" office:value-type="float" office:value="4.54828763008118" calcext:value-type="float">
            <text:p>4.5482876301</text:p>
          </table:table-cell>
          <table:table-cell table:formula="of:=[.C144]/([.D144]-[.D143])" office:value-type="float" office:value="2296880.76190476" calcext:value-type="float">
            <text:p>2296880.761904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69870.5001" calcext:value-type="float">
            <text:p>1442769870.5001</text:p>
          </table:table-cell>
          <table:table-cell office:value-type="float" office:value="8096" calcext:value-type="float">
            <text:p>8096</text:p>
          </table:table-cell>
          <table:table-cell table:formula="of:=[.B145]-[.B$2]" office:value-type="float" office:value="4.55177712440491" calcext:value-type="float">
            <text:p>4.5517771244</text:p>
          </table:table-cell>
          <table:table-cell table:formula="of:=[.C145]/([.D145]-[.D144])" office:value-type="float" office:value="2320106.94069418" calcext:value-type="float">
            <text:p>2320106.940694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69870.50363" calcext:value-type="float">
            <text:p>1442769870.50363</text:p>
          </table:table-cell>
          <table:table-cell office:value-type="float" office:value="8096" calcext:value-type="float">
            <text:p>8096</text:p>
          </table:table-cell>
          <table:table-cell table:formula="of:=[.B146]-[.B$2]" office:value-type="float" office:value="4.55531096458435" calcext:value-type="float">
            <text:p>4.5553109646</text:p>
          </table:table-cell>
          <table:table-cell table:formula="of:=[.C146]/([.D146]-[.D145])" office:value-type="float" office:value="2290992.11874241" calcext:value-type="float">
            <text:p>2290992.118742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69870.50716" calcext:value-type="float">
            <text:p>1442769870.50716</text:p>
          </table:table-cell>
          <table:table-cell office:value-type="float" office:value="8096" calcext:value-type="float">
            <text:p>8096</text:p>
          </table:table-cell>
          <table:table-cell table:formula="of:=[.B147]-[.B$2]" office:value-type="float" office:value="4.55883693695068" calcext:value-type="float">
            <text:p>4.558836937</text:p>
          </table:table-cell>
          <table:table-cell table:formula="of:=[.C147]/([.D147]-[.D146])" office:value-type="float" office:value="2296104.21150855" calcext:value-type="float">
            <text:p>2296104.211508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69870.51069" calcext:value-type="float">
            <text:p>1442769870.51069</text:p>
          </table:table-cell>
          <table:table-cell office:value-type="float" office:value="8096" calcext:value-type="float">
            <text:p>8096</text:p>
          </table:table-cell>
          <table:table-cell table:formula="of:=[.B148]-[.B$2]" office:value-type="float" office:value="4.56237101554871" calcext:value-type="float">
            <text:p>4.5623710155</text:p>
          </table:table-cell>
          <table:table-cell table:formula="of:=[.C148]/([.D148]-[.D147])" office:value-type="float" office:value="2290837.5621669" calcext:value-type="float">
            <text:p>2290837.56216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69870.51423" calcext:value-type="float">
            <text:p>1442769870.51423</text:p>
          </table:table-cell>
          <table:table-cell office:value-type="float" office:value="8096" calcext:value-type="float">
            <text:p>8096</text:p>
          </table:table-cell>
          <table:table-cell table:formula="of:=[.B149]-[.B$2]" office:value-type="float" office:value="4.5659065246582" calcext:value-type="float">
            <text:p>4.5659065247</text:p>
          </table:table-cell>
          <table:table-cell table:formula="of:=[.C149]/([.D149]-[.D148])" office:value-type="float" office:value="2289910.66046261" calcext:value-type="float">
            <text:p>2289910.6604626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69870.51776" calcext:value-type="float">
            <text:p>1442769870.51776</text:p>
          </table:table-cell>
          <table:table-cell office:value-type="float" office:value="8096" calcext:value-type="float">
            <text:p>8096</text:p>
          </table:table-cell>
          <table:table-cell table:formula="of:=[.B150]-[.B$2]" office:value-type="float" office:value="4.56943726539612" calcext:value-type="float">
            <text:p>4.5694372654</text:p>
          </table:table-cell>
          <table:table-cell table:formula="of:=[.C150]/([.D150]-[.D149])" office:value-type="float" office:value="2293003.25369708" calcext:value-type="float">
            <text:p>2293003.253697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69870.52129" calcext:value-type="float">
            <text:p>1442769870.52129</text:p>
          </table:table-cell>
          <table:table-cell office:value-type="float" office:value="8096" calcext:value-type="float">
            <text:p>8096</text:p>
          </table:table-cell>
          <table:table-cell table:formula="of:=[.B151]-[.B$2]" office:value-type="float" office:value="4.57296752929688" calcext:value-type="float">
            <text:p>4.5729675293</text:p>
          </table:table-cell>
          <table:table-cell table:formula="of:=[.C151]/([.D151]-[.D150])" office:value-type="float" office:value="2293312.972513" calcext:value-type="float">
            <text:p>2293312.9725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69870.5248" calcext:value-type="float">
            <text:p>1442769870.5248</text:p>
          </table:table-cell>
          <table:table-cell office:value-type="float" office:value="8096" calcext:value-type="float">
            <text:p>8096</text:p>
          </table:table-cell>
          <table:table-cell table:formula="of:=[.B152]-[.B$2]" office:value-type="float" office:value="4.57647776603699" calcext:value-type="float">
            <text:p>4.576477766</text:p>
          </table:table-cell>
          <table:table-cell table:formula="of:=[.C152]/([.D152]-[.D151])" office:value-type="float" office:value="2306397.14623378" calcext:value-type="float">
            <text:p>2306397.1462337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69870.52834" calcext:value-type="float">
            <text:p>1442769870.52834</text:p>
          </table:table-cell>
          <table:table-cell office:value-type="float" office:value="8096" calcext:value-type="float">
            <text:p>8096</text:p>
          </table:table-cell>
          <table:table-cell table:formula="of:=[.B153]-[.B$2]" office:value-type="float" office:value="4.58002257347107" calcext:value-type="float">
            <text:p>4.5800225735</text:p>
          </table:table-cell>
          <table:table-cell table:formula="of:=[.C153]/([.D153]-[.D152])" office:value-type="float" office:value="2283904.03443637" calcext:value-type="float">
            <text:p>2283904.0344363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69870.53188" calcext:value-type="float">
            <text:p>1442769870.53188</text:p>
          </table:table-cell>
          <table:table-cell office:value-type="float" office:value="8096" calcext:value-type="float">
            <text:p>8096</text:p>
          </table:table-cell>
          <table:table-cell table:formula="of:=[.B154]-[.B$2]" office:value-type="float" office:value="4.58355569839478" calcext:value-type="float">
            <text:p>4.5835556984</text:p>
          </table:table-cell>
          <table:table-cell table:formula="of:=[.C154]/([.D154]-[.D153])" office:value-type="float" office:value="2291455.9136244" calcext:value-type="float">
            <text:p>2291455.913624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69870.53541" calcext:value-type="float">
            <text:p>1442769870.53541</text:p>
          </table:table-cell>
          <table:table-cell office:value-type="float" office:value="8096" calcext:value-type="float">
            <text:p>8096</text:p>
          </table:table-cell>
          <table:table-cell table:formula="of:=[.B155]-[.B$2]" office:value-type="float" office:value="4.58709311485291" calcext:value-type="float">
            <text:p>4.5870931149</text:p>
          </table:table-cell>
          <table:table-cell table:formula="of:=[.C155]/([.D155]-[.D154])" office:value-type="float" office:value="2288675.95767338" calcext:value-type="float">
            <text:p>2288675.957673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69870.53896" calcext:value-type="float">
            <text:p>1442769870.53896</text:p>
          </table:table-cell>
          <table:table-cell office:value-type="float" office:value="8096" calcext:value-type="float">
            <text:p>8096</text:p>
          </table:table-cell>
          <table:table-cell table:formula="of:=[.B156]-[.B$2]" office:value-type="float" office:value="4.59063506126404" calcext:value-type="float">
            <text:p>4.5906350613</text:p>
          </table:table-cell>
          <table:table-cell table:formula="of:=[.C156]/([.D156]-[.D155])" office:value-type="float" office:value="2285748.86806677" calcext:value-type="float">
            <text:p>2285748.8680667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69870.54249" calcext:value-type="float">
            <text:p>1442769870.54249</text:p>
          </table:table-cell>
          <table:table-cell office:value-type="float" office:value="8096" calcext:value-type="float">
            <text:p>8096</text:p>
          </table:table-cell>
          <table:table-cell table:formula="of:=[.B157]-[.B$2]" office:value-type="float" office:value="4.59416651725769" calcext:value-type="float">
            <text:p>4.5941665173</text:p>
          </table:table-cell>
          <table:table-cell table:formula="of:=[.C157]/([.D157]-[.D156])" office:value-type="float" office:value="2292538.83229814" calcext:value-type="float">
            <text:p>2292538.8322981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69870.54601" calcext:value-type="float">
            <text:p>1442769870.54601</text:p>
          </table:table-cell>
          <table:table-cell office:value-type="float" office:value="8096" calcext:value-type="float">
            <text:p>8096</text:p>
          </table:table-cell>
          <table:table-cell table:formula="of:=[.B158]-[.B$2]" office:value-type="float" office:value="4.59769225120544" calcext:value-type="float">
            <text:p>4.5976922512</text:p>
          </table:table-cell>
          <table:table-cell table:formula="of:=[.C158]/([.D158]-[.D157])" office:value-type="float" office:value="2296259.47957804" calcext:value-type="float">
            <text:p>2296259.479578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69880.26724" calcext:value-type="float">
            <text:p>1442769880.26724</text:p>
          </table:table-cell>
          <table:table-cell office:value-type="float" office:value="8096" calcext:value-type="float">
            <text:p>8096</text:p>
          </table:table-cell>
          <table:table-cell table:formula="of:=[.B159]-[.B$2]" office:value-type="float" office:value="14.3189163208008" calcext:value-type="float">
            <text:p>14.3189163208</text:p>
          </table:table-cell>
          <table:table-cell table:formula="of:=[.C159]/([.D159]-[.D158])" office:value-type="float" office:value="832.816931493382" calcext:value-type="float">
            <text:p>832.81693149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69880.28765" calcext:value-type="float">
            <text:p>1442769880.28765</text:p>
          </table:table-cell>
          <table:table-cell office:value-type="float" office:value="8096" calcext:value-type="float">
            <text:p>8096</text:p>
          </table:table-cell>
          <table:table-cell table:formula="of:=[.B160]-[.B$2]" office:value-type="float" office:value="14.3393297195435" calcext:value-type="float">
            <text:p>14.3393297195</text:p>
          </table:table-cell>
          <table:table-cell table:formula="of:=[.C160]/([.D160]-[.D159])" office:value-type="float" office:value="396602.256295258" calcext:value-type="float">
            <text:p>396602.2562952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69880.29782" calcext:value-type="float">
            <text:p>1442769880.29782</text:p>
          </table:table-cell>
          <table:table-cell office:value-type="float" office:value="8096" calcext:value-type="float">
            <text:p>8096</text:p>
          </table:table-cell>
          <table:table-cell table:formula="of:=[.B161]-[.B$2]" office:value-type="float" office:value="14.3494987487793" calcext:value-type="float">
            <text:p>14.3494987488</text:p>
          </table:table-cell>
          <table:table-cell table:formula="of:=[.C161]/([.D161]-[.D160])" office:value-type="float" office:value="796142.858107474" calcext:value-type="float">
            <text:p>796142.8581074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69880.31842" calcext:value-type="float">
            <text:p>1442769880.31842</text:p>
          </table:table-cell>
          <table:table-cell office:value-type="float" office:value="8096" calcext:value-type="float">
            <text:p>8096</text:p>
          </table:table-cell>
          <table:table-cell table:formula="of:=[.B162]-[.B$2]" office:value-type="float" office:value="14.3700940608978" calcext:value-type="float">
            <text:p>14.3700940609</text:p>
          </table:table-cell>
          <table:table-cell table:formula="of:=[.C162]/([.D162]-[.D161])" office:value-type="float" office:value="393099.165159812" calcext:value-type="float">
            <text:p>393099.1651598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69880.32192" calcext:value-type="float">
            <text:p>1442769880.32192</text:p>
          </table:table-cell>
          <table:table-cell office:value-type="float" office:value="8096" calcext:value-type="float">
            <text:p>8096</text:p>
          </table:table-cell>
          <table:table-cell table:formula="of:=[.B163]-[.B$2]" office:value-type="float" office:value="14.3735954761505" calcext:value-type="float">
            <text:p>14.3735954762</text:p>
          </table:table-cell>
          <table:table-cell table:formula="of:=[.C163]/([.D163]-[.D162])" office:value-type="float" office:value="2312207.89758954" calcext:value-type="float">
            <text:p>2312207.8975895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69880.32866" calcext:value-type="float">
            <text:p>1442769880.32866</text:p>
          </table:table-cell>
          <table:table-cell office:value-type="float" office:value="8096" calcext:value-type="float">
            <text:p>8096</text:p>
          </table:table-cell>
          <table:table-cell table:formula="of:=[.B164]-[.B$2]" office:value-type="float" office:value="14.3803369998932" calcext:value-type="float">
            <text:p>14.3803369999</text:p>
          </table:table-cell>
          <table:table-cell table:formula="of:=[.C164]/([.D164]-[.D163])" office:value-type="float" office:value="1200915.44716367" calcext:value-type="float">
            <text:p>1200915.4471636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69880.34916" calcext:value-type="float">
            <text:p>1442769880.34916</text:p>
          </table:table-cell>
          <table:table-cell office:value-type="float" office:value="8096" calcext:value-type="float">
            <text:p>8096</text:p>
          </table:table-cell>
          <table:table-cell table:formula="of:=[.B165]-[.B$2]" office:value-type="float" office:value="14.4008359909058" calcext:value-type="float">
            <text:p>14.4008359909</text:p>
          </table:table-cell>
          <table:table-cell table:formula="of:=[.C165]/([.D165]-[.D164])" office:value-type="float" office:value="394946.268088719" calcext:value-type="float">
            <text:p>394946.26808871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69880.35269" calcext:value-type="float">
            <text:p>1442769880.35269</text:p>
          </table:table-cell>
          <table:table-cell office:value-type="float" office:value="8096" calcext:value-type="float">
            <text:p>8096</text:p>
          </table:table-cell>
          <table:table-cell table:formula="of:=[.B166]-[.B$2]" office:value-type="float" office:value="14.4043700695038" calcext:value-type="float">
            <text:p>14.4043700695</text:p>
          </table:table-cell>
          <table:table-cell table:formula="of:=[.C166]/([.D166]-[.D165])" office:value-type="float" office:value="2290837.5621669" calcext:value-type="float">
            <text:p>2290837.562166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69880.35942" calcext:value-type="float">
            <text:p>1442769880.35942</text:p>
          </table:table-cell>
          <table:table-cell office:value-type="float" office:value="8096" calcext:value-type="float">
            <text:p>8096</text:p>
          </table:table-cell>
          <table:table-cell table:formula="of:=[.B167]-[.B$2]" office:value-type="float" office:value="14.4110968112946" calcext:value-type="float">
            <text:p>14.4110968113</text:p>
          </table:table-cell>
          <table:table-cell table:formula="of:=[.C167]/([.D167]-[.D166])" office:value-type="float" office:value="1203554.44757922" calcext:value-type="float">
            <text:p>1203554.447579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69880.36972" calcext:value-type="float">
            <text:p>1442769880.36972</text:p>
          </table:table-cell>
          <table:table-cell office:value-type="float" office:value="8096" calcext:value-type="float">
            <text:p>8096</text:p>
          </table:table-cell>
          <table:table-cell table:formula="of:=[.B168]-[.B$2]" office:value-type="float" office:value="14.4213945865631" calcext:value-type="float">
            <text:p>14.4213945866</text:p>
          </table:table-cell>
          <table:table-cell table:formula="of:=[.C168]/([.D168]-[.D167])" office:value-type="float" office:value="786189.229116503" calcext:value-type="float">
            <text:p>786189.2291165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69880.39023" calcext:value-type="float">
            <text:p>1442769880.39023</text:p>
          </table:table-cell>
          <table:table-cell office:value-type="float" office:value="8096" calcext:value-type="float">
            <text:p>8096</text:p>
          </table:table-cell>
          <table:table-cell table:formula="of:=[.B169]-[.B$2]" office:value-type="float" office:value="14.4419078826904" calcext:value-type="float">
            <text:p>14.4419078827</text:p>
          </table:table-cell>
          <table:table-cell table:formula="of:=[.C169]/([.D169]-[.D168])" office:value-type="float" office:value="394670.849080068" calcext:value-type="float">
            <text:p>394670.84908006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69880.39376" calcext:value-type="float">
            <text:p>1442769880.39376</text:p>
          </table:table-cell>
          <table:table-cell office:value-type="float" office:value="8096" calcext:value-type="float">
            <text:p>8096</text:p>
          </table:table-cell>
          <table:table-cell table:formula="of:=[.B170]-[.B$2]" office:value-type="float" office:value="14.4454348087311" calcext:value-type="float">
            <text:p>14.4454348087</text:p>
          </table:table-cell>
          <table:table-cell table:formula="of:=[.C170]/([.D170]-[.D169])" office:value-type="float" office:value="2295483.34915163" calcext:value-type="float">
            <text:p>2295483.3491516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69880.41077" calcext:value-type="float">
            <text:p>1442769880.41077</text:p>
          </table:table-cell>
          <table:table-cell office:value-type="float" office:value="8096" calcext:value-type="float">
            <text:p>8096</text:p>
          </table:table-cell>
          <table:table-cell table:formula="of:=[.B171]-[.B$2]" office:value-type="float" office:value="14.4624500274658" calcext:value-type="float">
            <text:p>14.4624500275</text:p>
          </table:table-cell>
          <table:table-cell table:formula="of:=[.C171]/([.D171]-[.D170])" office:value-type="float" office:value="475809.340227276" calcext:value-type="float">
            <text:p>475809.3402272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69880.4933" calcext:value-type="float">
            <text:p>1442769880.4933</text:p>
          </table:table-cell>
          <table:table-cell office:value-type="float" office:value="8096" calcext:value-type="float">
            <text:p>8096</text:p>
          </table:table-cell>
          <table:table-cell table:formula="of:=[.B172]-[.B$2]" office:value-type="float" office:value="14.5449838638306" calcext:value-type="float">
            <text:p>14.5449838638</text:p>
          </table:table-cell>
          <table:table-cell table:formula="of:=[.C172]/([.D172]-[.D171])" office:value-type="float" office:value="98093.1016488913" calcext:value-type="float">
            <text:p>98093.101648891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69880.49683" calcext:value-type="float">
            <text:p>1442769880.49683</text:p>
          </table:table-cell>
          <table:table-cell office:value-type="float" office:value="8096" calcext:value-type="float">
            <text:p>8096</text:p>
          </table:table-cell>
          <table:table-cell table:formula="of:=[.B173]-[.B$2]" office:value-type="float" office:value="14.5485134124756" calcext:value-type="float">
            <text:p>14.5485134125</text:p>
          </table:table-cell>
          <table:table-cell table:formula="of:=[.C173]/([.D173]-[.D172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69880.50036" calcext:value-type="float">
            <text:p>1442769880.50036</text:p>
          </table:table-cell>
          <table:table-cell office:value-type="float" office:value="8096" calcext:value-type="float">
            <text:p>8096</text:p>
          </table:table-cell>
          <table:table-cell table:formula="of:=[.B174]-[.B$2]" office:value-type="float" office:value="14.5520408153534" calcext:value-type="float">
            <text:p>14.5520408154</text:p>
          </table:table-cell>
          <table:table-cell table:formula="of:=[.C174]/([.D174]-[.D173])" office:value-type="float" office:value="2295173.04386617" calcext:value-type="float">
            <text:p>2295173.043866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69880.53364" calcext:value-type="float">
            <text:p>1442769880.53364</text:p>
          </table:table-cell>
          <table:table-cell office:value-type="float" office:value="8096" calcext:value-type="float">
            <text:p>8096</text:p>
          </table:table-cell>
          <table:table-cell table:formula="of:=[.B175]-[.B$2]" office:value-type="float" office:value="14.5853171348572" calcext:value-type="float">
            <text:p>14.5853171349</text:p>
          </table:table-cell>
          <table:table-cell table:formula="of:=[.C175]/([.D175]-[.D174])" office:value-type="float" office:value="243296.13733512" calcext:value-type="float">
            <text:p>243296.137335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69880.53721" calcext:value-type="float">
            <text:p>1442769880.53721</text:p>
          </table:table-cell>
          <table:table-cell office:value-type="float" office:value="8096" calcext:value-type="float">
            <text:p>8096</text:p>
          </table:table-cell>
          <table:table-cell table:formula="of:=[.B176]-[.B$2]" office:value-type="float" office:value="14.5888919830322" calcext:value-type="float">
            <text:p>14.588891983</text:p>
          </table:table-cell>
          <table:table-cell table:formula="of:=[.C176]/([.D176]-[.D175])" office:value-type="float" office:value="2264711.56355876" calcext:value-type="float">
            <text:p>2264711.5635587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69880.54078" calcext:value-type="float">
            <text:p>1442769880.54078</text:p>
          </table:table-cell>
          <table:table-cell office:value-type="float" office:value="8096" calcext:value-type="float">
            <text:p>8096</text:p>
          </table:table-cell>
          <table:table-cell table:formula="of:=[.B177]-[.B$2]" office:value-type="float" office:value="14.5924553871155" calcext:value-type="float">
            <text:p>14.5924553871</text:p>
          </table:table-cell>
          <table:table-cell table:formula="of:=[.C177]/([.D177]-[.D176])" office:value-type="float" office:value="2271984.82430082" calcext:value-type="float">
            <text:p>2271984.8243008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69880.56049" calcext:value-type="float">
            <text:p>1442769880.56049</text:p>
          </table:table-cell>
          <table:table-cell office:value-type="float" office:value="8096" calcext:value-type="float">
            <text:p>8096</text:p>
          </table:table-cell>
          <table:table-cell table:formula="of:=[.B178]-[.B$2]" office:value-type="float" office:value="14.6121735572815" calcext:value-type="float">
            <text:p>14.6121735573</text:p>
          </table:table-cell>
          <table:table-cell table:formula="of:=[.C178]/([.D178]-[.D177])" office:value-type="float" office:value="410585.765912169" calcext:value-type="float">
            <text:p>410585.76591216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69880.56402" calcext:value-type="float">
            <text:p>1442769880.56402</text:p>
          </table:table-cell>
          <table:table-cell office:value-type="float" office:value="8096" calcext:value-type="float">
            <text:p>8096</text:p>
          </table:table-cell>
          <table:table-cell table:formula="of:=[.B179]-[.B$2]" office:value-type="float" office:value="14.6157002449036" calcext:value-type="float">
            <text:p>14.6157002449</text:p>
          </table:table-cell>
          <table:table-cell table:formula="of:=[.C179]/([.D179]-[.D178])" office:value-type="float" office:value="2295638.53326122" calcext:value-type="float">
            <text:p>2295638.533261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69880.56754" calcext:value-type="float">
            <text:p>1442769880.56754</text:p>
          </table:table-cell>
          <table:table-cell office:value-type="float" office:value="8096" calcext:value-type="float">
            <text:p>8096</text:p>
          </table:table-cell>
          <table:table-cell table:formula="of:=[.B180]-[.B$2]" office:value-type="float" office:value="14.619215965271" calcext:value-type="float">
            <text:p>14.6192159653</text:p>
          </table:table-cell>
          <table:table-cell table:formula="of:=[.C180]/([.D180]-[.D179])" office:value-type="float" office:value="2302799.75478096" calcext:value-type="float">
            <text:p>2302799.7547809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69880.81623" calcext:value-type="float">
            <text:p>1442769880.81623</text:p>
          </table:table-cell>
          <table:table-cell office:value-type="float" office:value="8096" calcext:value-type="float">
            <text:p>8096</text:p>
          </table:table-cell>
          <table:table-cell table:formula="of:=[.B181]-[.B$2]" office:value-type="float" office:value="14.8679094314575" calcext:value-type="float">
            <text:p>14.8679094315</text:p>
          </table:table-cell>
          <table:table-cell table:formula="of:=[.C181]/([.D181]-[.D180])" office:value-type="float" office:value="32554.1322984653" calcext:value-type="float">
            <text:p>32554.13229846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69880.81976" calcext:value-type="float">
            <text:p>1442769880.81976</text:p>
          </table:table-cell>
          <table:table-cell office:value-type="float" office:value="8096" calcext:value-type="float">
            <text:p>8096</text:p>
          </table:table-cell>
          <table:table-cell table:formula="of:=[.B182]-[.B$2]" office:value-type="float" office:value="14.8714430332184" calcext:value-type="float">
            <text:p>14.8714430332</text:p>
          </table:table-cell>
          <table:table-cell table:formula="of:=[.C182]/([.D182]-[.D181])" office:value-type="float" office:value="2291146.69617435" calcext:value-type="float">
            <text:p>2291146.6961743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69880.82328" calcext:value-type="float">
            <text:p>1442769880.82328</text:p>
          </table:table-cell>
          <table:table-cell office:value-type="float" office:value="8096" calcext:value-type="float">
            <text:p>8096</text:p>
          </table:table-cell>
          <table:table-cell table:formula="of:=[.B183]-[.B$2]" office:value-type="float" office:value="14.8749580383301" calcext:value-type="float">
            <text:p>14.8749580383</text:p>
          </table:table-cell>
          <table:table-cell table:formula="of:=[.C183]/([.D183]-[.D182])" office:value-type="float" office:value="2303268.34321373" calcext:value-type="float">
            <text:p>2303268.3432137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69880.82965" calcext:value-type="float">
            <text:p>1442769880.82965</text:p>
          </table:table-cell>
          <table:table-cell office:value-type="float" office:value="8096" calcext:value-type="float">
            <text:p>8096</text:p>
          </table:table-cell>
          <table:table-cell table:formula="of:=[.B184]-[.B$2]" office:value-type="float" office:value="14.8813276290894" calcext:value-type="float">
            <text:p>14.8813276291</text:p>
          </table:table-cell>
          <table:table-cell table:formula="of:=[.C184]/([.D184]-[.D183])" office:value-type="float" office:value="1271039.27174727" calcext:value-type="float">
            <text:p>1271039.271747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69880.84312" calcext:value-type="float">
            <text:p>1442769880.84312</text:p>
          </table:table-cell>
          <table:table-cell office:value-type="float" office:value="8096" calcext:value-type="float">
            <text:p>8096</text:p>
          </table:table-cell>
          <table:table-cell table:formula="of:=[.B185]-[.B$2]" office:value-type="float" office:value="14.8947958946228" calcext:value-type="float">
            <text:p>14.8947958946</text:p>
          </table:table-cell>
          <table:table-cell table:formula="of:=[.C185]/([.D185]-[.D184])" office:value-type="float" office:value="601116.749583997" calcext:value-type="float">
            <text:p>601116.7495839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69880.85654" calcext:value-type="float">
            <text:p>1442769880.85654</text:p>
          </table:table-cell>
          <table:table-cell office:value-type="float" office:value="8096" calcext:value-type="float">
            <text:p>8096</text:p>
          </table:table-cell>
          <table:table-cell table:formula="of:=[.B186]-[.B$2]" office:value-type="float" office:value="14.9082202911377" calcext:value-type="float">
            <text:p>14.9082202911</text:p>
          </table:table-cell>
          <table:table-cell table:formula="of:=[.C186]/([.D186]-[.D185])" office:value-type="float" office:value="603081.113629098" calcext:value-type="float">
            <text:p>603081.11362909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69880.86011" calcext:value-type="float">
            <text:p>1442769880.86011</text:p>
          </table:table-cell>
          <table:table-cell office:value-type="float" office:value="8096" calcext:value-type="float">
            <text:p>8096</text:p>
          </table:table-cell>
          <table:table-cell table:formula="of:=[.B187]-[.B$2]" office:value-type="float" office:value="14.9117908477783" calcext:value-type="float">
            <text:p>14.9117908478</text:p>
          </table:table-cell>
          <table:table-cell table:formula="of:=[.C187]/([.D187]-[.D186])" office:value-type="float" office:value="2267433.57264957" calcext:value-type="float">
            <text:p>2267433.5726495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69880.86999" calcext:value-type="float">
            <text:p>1442769880.86999</text:p>
          </table:table-cell>
          <table:table-cell office:value-type="float" office:value="8096" calcext:value-type="float">
            <text:p>8096</text:p>
          </table:table-cell>
          <table:table-cell table:formula="of:=[.B188]-[.B$2]" office:value-type="float" office:value="14.9216659069061" calcext:value-type="float">
            <text:p>14.9216659069</text:p>
          </table:table-cell>
          <table:table-cell table:formula="of:=[.C188]/([.D188]-[.D187])" office:value-type="float" office:value="819843.192351336" calcext:value-type="float">
            <text:p>819843.19235133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69880.88345" calcext:value-type="float">
            <text:p>1442769880.88345</text:p>
          </table:table-cell>
          <table:table-cell office:value-type="float" office:value="8096" calcext:value-type="float">
            <text:p>8096</text:p>
          </table:table-cell>
          <table:table-cell table:formula="of:=[.B189]-[.B$2]" office:value-type="float" office:value="14.9351286888123" calcext:value-type="float">
            <text:p>14.9351286888</text:p>
          </table:table-cell>
          <table:table-cell table:formula="of:=[.C189]/([.D189]-[.D188])" office:value-type="float" office:value="601361.594984681" calcext:value-type="float">
            <text:p>601361.59498468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69880.88699" calcext:value-type="float">
            <text:p>1442769880.88699</text:p>
          </table:table-cell>
          <table:table-cell office:value-type="float" office:value="8096" calcext:value-type="float">
            <text:p>8096</text:p>
          </table:table-cell>
          <table:table-cell table:formula="of:=[.B190]-[.B$2]" office:value-type="float" office:value="14.9386641979218" calcext:value-type="float">
            <text:p>14.9386641979</text:p>
          </table:table-cell>
          <table:table-cell table:formula="of:=[.C190]/([.D190]-[.D189])" office:value-type="float" office:value="2289910.66046261" calcext:value-type="float">
            <text:p>2289910.6604626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69880.89694" calcext:value-type="float">
            <text:p>1442769880.89694</text:p>
          </table:table-cell>
          <table:table-cell office:value-type="float" office:value="8096" calcext:value-type="float">
            <text:p>8096</text:p>
          </table:table-cell>
          <table:table-cell table:formula="of:=[.B191]-[.B$2]" office:value-type="float" office:value="14.9486155509949" calcext:value-type="float">
            <text:p>14.948615551</text:p>
          </table:table-cell>
          <table:table-cell table:formula="of:=[.C191]/([.D191]-[.D190])" office:value-type="float" office:value="813557.708234505" calcext:value-type="float">
            <text:p>813557.7082345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69880.91039" calcext:value-type="float">
            <text:p>1442769880.91039</text:p>
          </table:table-cell>
          <table:table-cell office:value-type="float" office:value="8096" calcext:value-type="float">
            <text:p>8096</text:p>
          </table:table-cell>
          <table:table-cell table:formula="of:=[.B192]-[.B$2]" office:value-type="float" office:value="14.9620656967163" calcext:value-type="float">
            <text:p>14.9620656967</text:p>
          </table:table-cell>
          <table:table-cell table:formula="of:=[.C192]/([.D192]-[.D191])" office:value-type="float" office:value="601926.564044386" calcext:value-type="float">
            <text:p>601926.56404438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69880.92371" calcext:value-type="float">
            <text:p>1442769880.92371</text:p>
          </table:table-cell>
          <table:table-cell office:value-type="float" office:value="8096" calcext:value-type="float">
            <text:p>8096</text:p>
          </table:table-cell>
          <table:table-cell table:formula="of:=[.B193]-[.B$2]" office:value-type="float" office:value="14.9753849506378" calcext:value-type="float">
            <text:p>14.9753849506</text:p>
          </table:table-cell>
          <table:table-cell table:formula="of:=[.C193]/([.D193]-[.D192])" office:value-type="float" office:value="607841.854184194" calcext:value-type="float">
            <text:p>607841.85418419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69880.92727" calcext:value-type="float">
            <text:p>1442769880.92727</text:p>
          </table:table-cell>
          <table:table-cell office:value-type="float" office:value="8096" calcext:value-type="float">
            <text:p>8096</text:p>
          </table:table-cell>
          <table:table-cell table:formula="of:=[.B194]-[.B$2]" office:value-type="float" office:value="14.9789524078369" calcext:value-type="float">
            <text:p>14.9789524078</text:p>
          </table:table-cell>
          <table:table-cell table:formula="of:=[.C194]/([.D194]-[.D193])" office:value-type="float" office:value="2269403.54100114" calcext:value-type="float">
            <text:p>2269403.5410011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69880.93723" calcext:value-type="float">
            <text:p>1442769880.93723</text:p>
          </table:table-cell>
          <table:table-cell office:value-type="float" office:value="8096" calcext:value-type="float">
            <text:p>8096</text:p>
          </table:table-cell>
          <table:table-cell table:formula="of:=[.B195]-[.B$2]" office:value-type="float" office:value="14.9889132976532" calcext:value-type="float">
            <text:p>14.9889132977</text:p>
          </table:table-cell>
          <table:table-cell table:formula="of:=[.C195]/([.D195]-[.D194])" office:value-type="float" office:value="812778.792790637" calcext:value-type="float">
            <text:p>812778.79279063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69880.95066" calcext:value-type="float">
            <text:p>1442769880.95066</text:p>
          </table:table-cell>
          <table:table-cell office:value-type="float" office:value="8096" calcext:value-type="float">
            <text:p>8096</text:p>
          </table:table-cell>
          <table:table-cell table:formula="of:=[.B196]-[.B$2]" office:value-type="float" office:value="15.0023419857025" calcext:value-type="float">
            <text:p>15.0023419857</text:p>
          </table:table-cell>
          <table:table-cell table:formula="of:=[.C196]/([.D196]-[.D195])" office:value-type="float" office:value="602888.381222924" calcext:value-type="float">
            <text:p>602888.38122292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69880.95421" calcext:value-type="float">
            <text:p>1442769880.95421</text:p>
          </table:table-cell>
          <table:table-cell office:value-type="float" office:value="8096" calcext:value-type="float">
            <text:p>8096</text:p>
          </table:table-cell>
          <table:table-cell table:formula="of:=[.B197]-[.B$2]" office:value-type="float" office:value="15.0058870315552" calcext:value-type="float">
            <text:p>15.0058870316</text:p>
          </table:table-cell>
          <table:table-cell table:formula="of:=[.C197]/([.D197]-[.D196])" office:value-type="float" office:value="2283750.43271235" calcext:value-type="float">
            <text:p>2283750.432712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69880.96403" calcext:value-type="float">
            <text:p>1442769880.96403</text:p>
          </table:table-cell>
          <table:table-cell office:value-type="float" office:value="8096" calcext:value-type="float">
            <text:p>8096</text:p>
          </table:table-cell>
          <table:table-cell table:formula="of:=[.B198]-[.B$2]" office:value-type="float" office:value="15.0157110691071" calcext:value-type="float">
            <text:p>15.0157110691</text:p>
          </table:table-cell>
          <table:table-cell table:formula="of:=[.C198]/([.D198]-[.D197])" office:value-type="float" office:value="824101.084431501" calcext:value-type="float">
            <text:p>824101.0844315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69880.97749" calcext:value-type="float">
            <text:p>1442769880.97749</text:p>
          </table:table-cell>
          <table:table-cell office:value-type="float" office:value="8096" calcext:value-type="float">
            <text:p>8096</text:p>
          </table:table-cell>
          <table:table-cell table:formula="of:=[.B199]-[.B$2]" office:value-type="float" office:value="15.0291647911072" calcext:value-type="float">
            <text:p>15.0291647911</text:p>
          </table:table-cell>
          <table:table-cell table:formula="of:=[.C199]/([.D199]-[.D198])" office:value-type="float" office:value="601766.559464105" calcext:value-type="float">
            <text:p>601766.5594641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69880.981" calcext:value-type="float">
            <text:p>1442769880.981</text:p>
          </table:table-cell>
          <table:table-cell office:value-type="float" office:value="8096" calcext:value-type="float">
            <text:p>8096</text:p>
          </table:table-cell>
          <table:table-cell table:formula="of:=[.B200]-[.B$2]" office:value-type="float" office:value="15.0326759815216" calcext:value-type="float">
            <text:p>15.0326759815</text:p>
          </table:table-cell>
          <table:table-cell table:formula="of:=[.C200]/([.D200]-[.D199])" office:value-type="float" office:value="2305770.7057785" calcext:value-type="float">
            <text:p>2305770.705778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69881.1788" calcext:value-type="float">
            <text:p>1442769881.1788</text:p>
          </table:table-cell>
          <table:table-cell office:value-type="float" office:value="8096" calcext:value-type="float">
            <text:p>8096</text:p>
          </table:table-cell>
          <table:table-cell table:formula="of:=[.B201]-[.B$2]" office:value-type="float" office:value="15.2304835319519" calcext:value-type="float">
            <text:p>15.230483532</text:p>
          </table:table-cell>
          <table:table-cell table:formula="of:=[.C201]/([.D201]-[.D200])" office:value-type="float" office:value="40928.6702271399" calcext:value-type="float">
            <text:p>40928.67022713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69881.18223" calcext:value-type="float">
            <text:p>1442769881.18223</text:p>
          </table:table-cell>
          <table:table-cell office:value-type="float" office:value="8096" calcext:value-type="float">
            <text:p>8096</text:p>
          </table:table-cell>
          <table:table-cell table:formula="of:=[.B202]-[.B$2]" office:value-type="float" office:value="15.2339100837708" calcext:value-type="float">
            <text:p>15.2339100838</text:p>
          </table:table-cell>
          <table:table-cell table:formula="of:=[.C202]/([.D202]-[.D201])" office:value-type="float" office:value="2362725.10325633" calcext:value-type="float">
            <text:p>2362725.103256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69881.18565" calcext:value-type="float">
            <text:p>1442769881.18565</text:p>
          </table:table-cell>
          <table:table-cell office:value-type="float" office:value="8096" calcext:value-type="float">
            <text:p>8096</text:p>
          </table:table-cell>
          <table:table-cell table:formula="of:=[.B203]-[.B$2]" office:value-type="float" office:value="15.2373313903809" calcext:value-type="float">
            <text:p>15.2373313904</text:p>
          </table:table-cell>
          <table:table-cell table:formula="of:=[.C203]/([.D203]-[.D202])" office:value-type="float" office:value="2366347.39958188" calcext:value-type="float">
            <text:p>2366347.399581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69881.18908" calcext:value-type="float">
            <text:p>1442769881.18908</text:p>
          </table:table-cell>
          <table:table-cell office:value-type="float" office:value="8096" calcext:value-type="float">
            <text:p>8096</text:p>
          </table:table-cell>
          <table:table-cell table:formula="of:=[.B204]-[.B$2]" office:value-type="float" office:value="15.2407541275024" calcext:value-type="float">
            <text:p>15.2407541275</text:p>
          </table:table-cell>
          <table:table-cell table:formula="of:=[.C204]/([.D204]-[.D203])" office:value-type="float" office:value="2365358.39955419" calcext:value-type="float">
            <text:p>2365358.3995541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69881.19249" calcext:value-type="float">
            <text:p>1442769881.19249</text:p>
          </table:table-cell>
          <table:table-cell office:value-type="float" office:value="8096" calcext:value-type="float">
            <text:p>8096</text:p>
          </table:table-cell>
          <table:table-cell table:formula="of:=[.B205]-[.B$2]" office:value-type="float" office:value="15.2441728115082" calcext:value-type="float">
            <text:p>15.2441728115</text:p>
          </table:table-cell>
          <table:table-cell table:formula="of:=[.C205]/([.D205]-[.D204])" office:value-type="float" office:value="2368162.71594951" calcext:value-type="float">
            <text:p>2368162.7159495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69881.98466" calcext:value-type="float">
            <text:p>1442769881.98466</text:p>
          </table:table-cell>
          <table:table-cell office:value-type="float" office:value="8096" calcext:value-type="float">
            <text:p>8096</text:p>
          </table:table-cell>
          <table:table-cell table:formula="of:=[.B206]-[.B$2]" office:value-type="float" office:value="16.0363390445709" calcext:value-type="float">
            <text:p>16.0363390446</text:p>
          </table:table-cell>
          <table:table-cell table:formula="of:=[.C206]/([.D206]-[.D205])" office:value-type="float" office:value="10220.0771278757" calcext:value-type="float">
            <text:p>10220.077127875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69881.98809" calcext:value-type="float">
            <text:p>1442769881.98809</text:p>
          </table:table-cell>
          <table:table-cell office:value-type="float" office:value="8096" calcext:value-type="float">
            <text:p>8096</text:p>
          </table:table-cell>
          <table:table-cell table:formula="of:=[.B207]-[.B$2]" office:value-type="float" office:value="16.03977227211" calcext:value-type="float">
            <text:p>16.0397722721</text:p>
          </table:table-cell>
          <table:table-cell table:formula="of:=[.C207]/([.D207]-[.D206])" office:value-type="float" office:value="2358130.91555556" calcext:value-type="float">
            <text:p>2358130.9155555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69881.9915" calcext:value-type="float">
            <text:p>1442769881.9915</text:p>
          </table:table-cell>
          <table:table-cell office:value-type="float" office:value="8096" calcext:value-type="float">
            <text:p>8096</text:p>
          </table:table-cell>
          <table:table-cell table:formula="of:=[.B208]-[.B$2]" office:value-type="float" office:value="16.0431747436523" calcext:value-type="float">
            <text:p>16.0431747437</text:p>
          </table:table-cell>
          <table:table-cell table:formula="of:=[.C208]/([.D208]-[.D207])" office:value-type="float" office:value="2379446.79307687" calcext:value-type="float">
            <text:p>2379446.7930768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2769882.01241" calcext:value-type="float">
            <text:p>1442769882.01241</text:p>
          </table:table-cell>
          <table:table-cell office:value-type="float" office:value="8096" calcext:value-type="float">
            <text:p>8096</text:p>
          </table:table-cell>
          <table:table-cell table:formula="of:=[.B209]-[.B$2]" office:value-type="float" office:value="16.0640878677368" calcext:value-type="float">
            <text:p>16.0640878677</text:p>
          </table:table-cell>
          <table:table-cell table:formula="of:=[.C209]/([.D209]-[.D208])" office:value-type="float" office:value="387125.327009896" calcext:value-type="float">
            <text:p>387125.32700989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2769882.01555" calcext:value-type="float">
            <text:p>1442769882.01555</text:p>
          </table:table-cell>
          <table:table-cell office:value-type="float" office:value="8096" calcext:value-type="float">
            <text:p>8096</text:p>
          </table:table-cell>
          <table:table-cell table:formula="of:=[.B210]-[.B$2]" office:value-type="float" office:value="16.067227602005" calcext:value-type="float">
            <text:p>16.067227602</text:p>
          </table:table-cell>
          <table:table-cell table:formula="of:=[.C210]/([.D210]-[.D209])" office:value-type="float" office:value="2578562.16751462" calcext:value-type="float">
            <text:p>2578562.167514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2769882.01862" calcext:value-type="float">
            <text:p>1442769882.01862</text:p>
          </table:table-cell>
          <table:table-cell office:value-type="float" office:value="8096" calcext:value-type="float">
            <text:p>8096</text:p>
          </table:table-cell>
          <table:table-cell table:formula="of:=[.B211]-[.B$2]" office:value-type="float" office:value="16.0703008174896" calcext:value-type="float">
            <text:p>16.0703008175</text:p>
          </table:table-cell>
          <table:table-cell table:formula="of:=[.C211]/([.D211]-[.D210])" office:value-type="float" office:value="2634374.33545384" calcext:value-type="float">
            <text:p>2634374.3354538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2769882.04012" calcext:value-type="float">
            <text:p>1442769882.04012</text:p>
          </table:table-cell>
          <table:table-cell office:value-type="float" office:value="8096" calcext:value-type="float">
            <text:p>8096</text:p>
          </table:table-cell>
          <table:table-cell table:formula="of:=[.B212]-[.B$2]" office:value-type="float" office:value="16.0917987823486" calcext:value-type="float">
            <text:p>16.0917987823</text:p>
          </table:table-cell>
          <table:table-cell table:formula="of:=[.C212]/([.D212]-[.D211])" office:value-type="float" office:value="376593.787044328" calcext:value-type="float">
            <text:p>376593.7870443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2769882.04321" calcext:value-type="float">
            <text:p>1442769882.04321</text:p>
          </table:table-cell>
          <table:table-cell office:value-type="float" office:value="8096" calcext:value-type="float">
            <text:p>8096</text:p>
          </table:table-cell>
          <table:table-cell table:formula="of:=[.B213]-[.B$2]" office:value-type="float" office:value="16.0948884487152" calcext:value-type="float">
            <text:p>16.0948884487</text:p>
          </table:table-cell>
          <table:table-cell table:formula="of:=[.C213]/([.D213]-[.D212])" office:value-type="float" office:value="2620347.64904699" calcext:value-type="float">
            <text:p>2620347.6490469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2769882.04628" calcext:value-type="float">
            <text:p>1442769882.04628</text:p>
          </table:table-cell>
          <table:table-cell office:value-type="float" office:value="8096" calcext:value-type="float">
            <text:p>8096</text:p>
          </table:table-cell>
          <table:table-cell table:formula="of:=[.B214]-[.B$2]" office:value-type="float" office:value="16.0979614257813" calcext:value-type="float">
            <text:p>16.0979614258</text:p>
          </table:table-cell>
          <table:table-cell table:formula="of:=[.C214]/([.D214]-[.D213])" office:value-type="float" office:value="2634578.7248041" calcext:value-type="float">
            <text:p>2634578.724804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2769882.06805" calcext:value-type="float">
            <text:p>1442769882.06805</text:p>
          </table:table-cell>
          <table:table-cell office:value-type="float" office:value="8096" calcext:value-type="float">
            <text:p>8096</text:p>
          </table:table-cell>
          <table:table-cell table:formula="of:=[.B215]-[.B$2]" office:value-type="float" office:value="16.1197302341461" calcext:value-type="float">
            <text:p>16.1197302341</text:p>
          </table:table-cell>
          <table:table-cell table:formula="of:=[.C215]/([.D215]-[.D214])" office:value-type="float" office:value="371908.27647993" calcext:value-type="float">
            <text:p>371908.2764799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2769882.07115" calcext:value-type="float">
            <text:p>1442769882.07115</text:p>
          </table:table-cell>
          <table:table-cell office:value-type="float" office:value="8096" calcext:value-type="float">
            <text:p>8096</text:p>
          </table:table-cell>
          <table:table-cell table:formula="of:=[.B216]-[.B$2]" office:value-type="float" office:value="16.1228339672089" calcext:value-type="float">
            <text:p>16.1228339672</text:p>
          </table:table-cell>
          <table:table-cell table:formula="of:=[.C216]/([.D216]-[.D215])" office:value-type="float" office:value="2608471.74558304" calcext:value-type="float">
            <text:p>2608471.7455830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2769882.07429" calcext:value-type="float">
            <text:p>1442769882.07429</text:p>
          </table:table-cell>
          <table:table-cell office:value-type="float" office:value="8096" calcext:value-type="float">
            <text:p>8096</text:p>
          </table:table-cell>
          <table:table-cell table:formula="of:=[.B217]-[.B$2]" office:value-type="float" office:value="16.1259701251984" calcext:value-type="float">
            <text:p>16.1259701252</text:p>
          </table:table-cell>
          <table:table-cell table:formula="of:=[.C217]/([.D217]-[.D216])" office:value-type="float" office:value="2581502.59875323" calcext:value-type="float">
            <text:p>2581502.5987532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2769882.09582" calcext:value-type="float">
            <text:p>1442769882.09582</text:p>
          </table:table-cell>
          <table:table-cell office:value-type="float" office:value="8096" calcext:value-type="float">
            <text:p>8096</text:p>
          </table:table-cell>
          <table:table-cell table:formula="of:=[.B218]-[.B$2]" office:value-type="float" office:value="16.1475014686584" calcext:value-type="float">
            <text:p>16.1475014687</text:p>
          </table:table-cell>
          <table:table-cell table:formula="of:=[.C218]/([.D218]-[.D217])" office:value-type="float" office:value="376009.978894684" calcext:value-type="float">
            <text:p>376009.97889468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2769882.09892" calcext:value-type="float">
            <text:p>1442769882.09892</text:p>
          </table:table-cell>
          <table:table-cell office:value-type="float" office:value="8096" calcext:value-type="float">
            <text:p>8096</text:p>
          </table:table-cell>
          <table:table-cell table:formula="of:=[.B219]-[.B$2]" office:value-type="float" office:value="16.1505959033966" calcext:value-type="float">
            <text:p>16.1505959034</text:p>
          </table:table-cell>
          <table:table-cell table:formula="of:=[.C219]/([.D219]-[.D218])" office:value-type="float" office:value="2616309.82232838" calcext:value-type="float">
            <text:p>2616309.8223283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2769882.10201" calcext:value-type="float">
            <text:p>1442769882.10201</text:p>
          </table:table-cell>
          <table:table-cell office:value-type="float" office:value="8096" calcext:value-type="float">
            <text:p>8096</text:p>
          </table:table-cell>
          <table:table-cell table:formula="of:=[.B220]-[.B$2]" office:value-type="float" office:value="16.1536898612976" calcext:value-type="float">
            <text:p>16.1536898613</text:p>
          </table:table-cell>
          <table:table-cell table:formula="of:=[.C220]/([.D220]-[.D219])" office:value-type="float" office:value="2616713.04492564" calcext:value-type="float">
            <text:p>2616713.0449256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2769882.1051" calcext:value-type="float">
            <text:p>1442769882.1051</text:p>
          </table:table-cell>
          <table:table-cell office:value-type="float" office:value="8096" calcext:value-type="float">
            <text:p>8096</text:p>
          </table:table-cell>
          <table:table-cell table:formula="of:=[.B221]-[.B$2]" office:value-type="float" office:value="16.1567780971527" calcext:value-type="float">
            <text:p>16.1567780972</text:p>
          </table:table-cell>
          <table:table-cell table:formula="of:=[.C221]/([.D221]-[.D220])" office:value-type="float" office:value="2621561.42854937" calcext:value-type="float">
            <text:p>2621561.428549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2769882.10819" calcext:value-type="float">
            <text:p>1442769882.10819</text:p>
          </table:table-cell>
          <table:table-cell office:value-type="float" office:value="8096" calcext:value-type="float">
            <text:p>8096</text:p>
          </table:table-cell>
          <table:table-cell table:formula="of:=[.B222]-[.B$2]" office:value-type="float" office:value="16.159866809845" calcext:value-type="float">
            <text:p>16.1598668098</text:p>
          </table:table-cell>
          <table:table-cell table:formula="of:=[.C222]/([.D222]-[.D221])" office:value-type="float" office:value="2621156.71045928" calcext:value-type="float">
            <text:p>2621156.710459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2769882.11125" calcext:value-type="float">
            <text:p>1442769882.11125</text:p>
          </table:table-cell>
          <table:table-cell office:value-type="float" office:value="8096" calcext:value-type="float">
            <text:p>8096</text:p>
          </table:table-cell>
          <table:table-cell table:formula="of:=[.B223]-[.B$2]" office:value-type="float" office:value="16.1629319190979" calcext:value-type="float">
            <text:p>16.1629319191</text:p>
          </table:table-cell>
          <table:table-cell table:formula="of:=[.C223]/([.D223]-[.D222])" office:value-type="float" office:value="2641341.41132545" calcext:value-type="float">
            <text:p>2641341.4113254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2769882.11433" calcext:value-type="float">
            <text:p>1442769882.11433</text:p>
          </table:table-cell>
          <table:table-cell office:value-type="float" office:value="8096" calcext:value-type="float">
            <text:p>8096</text:p>
          </table:table-cell>
          <table:table-cell table:formula="of:=[.B224]-[.B$2]" office:value-type="float" office:value="16.1660087108612" calcext:value-type="float">
            <text:p>16.1660087109</text:p>
          </table:table-cell>
          <table:table-cell table:formula="of:=[.C224]/([.D224]-[.D223])" office:value-type="float" office:value="2631312.29631926" calcext:value-type="float">
            <text:p>2631312.2963192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2769882.11742" calcext:value-type="float">
            <text:p>1442769882.11742</text:p>
          </table:table-cell>
          <table:table-cell office:value-type="float" office:value="8096" calcext:value-type="float">
            <text:p>8096</text:p>
          </table:table-cell>
          <table:table-cell table:formula="of:=[.B225]-[.B$2]" office:value-type="float" office:value="16.1690983772278" calcext:value-type="float">
            <text:p>16.1690983772</text:p>
          </table:table-cell>
          <table:table-cell table:formula="of:=[.C225]/([.D225]-[.D224])" office:value-type="float" office:value="2620347.64904699" calcext:value-type="float">
            <text:p>2620347.6490469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2769882.12913" calcext:value-type="float">
            <text:p>1442769882.12913</text:p>
          </table:table-cell>
          <table:table-cell office:value-type="float" office:value="8096" calcext:value-type="float">
            <text:p>8096</text:p>
          </table:table-cell>
          <table:table-cell table:formula="of:=[.B226]-[.B$2]" office:value-type="float" office:value="16.1808083057404" calcext:value-type="float">
            <text:p>16.1808083057</text:p>
          </table:table-cell>
          <table:table-cell table:formula="of:=[.C226]/([.D226]-[.D225])" office:value-type="float" office:value="691379.11399776" calcext:value-type="float">
            <text:p>691379.1139977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2769882.13222" calcext:value-type="float">
            <text:p>1442769882.13222</text:p>
          </table:table-cell>
          <table:table-cell office:value-type="float" office:value="8096" calcext:value-type="float">
            <text:p>8096</text:p>
          </table:table-cell>
          <table:table-cell table:formula="of:=[.B227]-[.B$2]" office:value-type="float" office:value="16.1838955879211" calcext:value-type="float">
            <text:p>16.1838955879</text:p>
          </table:table-cell>
          <table:table-cell table:formula="of:=[.C227]/([.D227]-[.D226])" office:value-type="float" office:value="2622371.23978686" calcext:value-type="float">
            <text:p>2622371.2397868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2769882.1353" calcext:value-type="float">
            <text:p>1442769882.1353</text:p>
          </table:table-cell>
          <table:table-cell office:value-type="float" office:value="8096" calcext:value-type="float">
            <text:p>8096</text:p>
          </table:table-cell>
          <table:table-cell table:formula="of:=[.B228]-[.B$2]" office:value-type="float" office:value="16.1869757175446" calcext:value-type="float">
            <text:p>16.1869757175</text:p>
          </table:table-cell>
          <table:table-cell table:formula="of:=[.C228]/([.D228]-[.D227])" office:value-type="float" office:value="2628460.8084217" calcext:value-type="float">
            <text:p>2628460.808421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2769882.15485" calcext:value-type="float">
            <text:p>1442769882.15485</text:p>
          </table:table-cell>
          <table:table-cell office:value-type="float" office:value="8096" calcext:value-type="float">
            <text:p>8096</text:p>
          </table:table-cell>
          <table:table-cell table:formula="of:=[.B229]-[.B$2]" office:value-type="float" office:value="16.206529378891" calcext:value-type="float">
            <text:p>16.2065293789</text:p>
          </table:table-cell>
          <table:table-cell table:formula="of:=[.C229]/([.D229]-[.D228])" office:value-type="float" office:value="414040.105152779" calcext:value-type="float">
            <text:p>414040.1051527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2769882.15794" calcext:value-type="float">
            <text:p>1442769882.15794</text:p>
          </table:table-cell>
          <table:table-cell office:value-type="float" office:value="8096" calcext:value-type="float">
            <text:p>8096</text:p>
          </table:table-cell>
          <table:table-cell table:formula="of:=[.B230]-[.B$2]" office:value-type="float" office:value="16.2096183300018" calcext:value-type="float">
            <text:p>16.20961833</text:p>
          </table:table-cell>
          <table:table-cell table:formula="of:=[.C230]/([.D230]-[.D229])" office:value-type="float" office:value="2620954.39827107" calcext:value-type="float">
            <text:p>2620954.3982710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2769882.16101" calcext:value-type="float">
            <text:p>1442769882.16101</text:p>
          </table:table-cell>
          <table:table-cell office:value-type="float" office:value="8096" calcext:value-type="float">
            <text:p>8096</text:p>
          </table:table-cell>
          <table:table-cell table:formula="of:=[.B231]-[.B$2]" office:value-type="float" office:value="16.2126908302307" calcext:value-type="float">
            <text:p>16.2126908302</text:p>
          </table:table-cell>
          <table:table-cell table:formula="of:=[.C231]/([.D231]-[.D230])" office:value-type="float" office:value="2634987.59866532" calcext:value-type="float">
            <text:p>2634987.598665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2769882.18063" calcext:value-type="float">
            <text:p>1442769882.18063</text:p>
          </table:table-cell>
          <table:table-cell office:value-type="float" office:value="8096" calcext:value-type="float">
            <text:p>8096</text:p>
          </table:table-cell>
          <table:table-cell table:formula="of:=[.B232]-[.B$2]" office:value-type="float" office:value="16.2323067188263" calcext:value-type="float">
            <text:p>16.2323067188</text:p>
          </table:table-cell>
          <table:table-cell table:formula="of:=[.C232]/([.D232]-[.D231])" office:value-type="float" office:value="412726.650671528" calcext:value-type="float">
            <text:p>412726.65067152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2769882.18372" calcext:value-type="float">
            <text:p>1442769882.18372</text:p>
          </table:table-cell>
          <table:table-cell office:value-type="float" office:value="8096" calcext:value-type="float">
            <text:p>8096</text:p>
          </table:table-cell>
          <table:table-cell table:formula="of:=[.B233]-[.B$2]" office:value-type="float" office:value="16.235399723053" calcext:value-type="float">
            <text:p>16.2353997231</text:p>
          </table:table-cell>
          <table:table-cell table:formula="of:=[.C233]/([.D233]-[.D232])" office:value-type="float" office:value="2617519.86310029" calcext:value-type="float">
            <text:p>2617519.8631002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2769882.18682" calcext:value-type="float">
            <text:p>1442769882.18682</text:p>
          </table:table-cell>
          <table:table-cell office:value-type="float" office:value="8096" calcext:value-type="float">
            <text:p>8096</text:p>
          </table:table-cell>
          <table:table-cell table:formula="of:=[.B234]-[.B$2]" office:value-type="float" office:value="16.2384948730469" calcext:value-type="float">
            <text:p>16.238494873</text:p>
          </table:table-cell>
          <table:table-cell table:formula="of:=[.C234]/([.D234]-[.D233])" office:value-type="float" office:value="2615705.22138345" calcext:value-type="float">
            <text:p>2615705.2213834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2769882.20635" calcext:value-type="float">
            <text:p>1442769882.20635</text:p>
          </table:table-cell>
          <table:table-cell office:value-type="float" office:value="8096" calcext:value-type="float">
            <text:p>8096</text:p>
          </table:table-cell>
          <table:table-cell table:formula="of:=[.B235]-[.B$2]" office:value-type="float" office:value="16.2580277919769" calcext:value-type="float">
            <text:p>16.258027792</text:p>
          </table:table-cell>
          <table:table-cell table:formula="of:=[.C235]/([.D235]-[.D234])" office:value-type="float" office:value="414479.783026353" calcext:value-type="float">
            <text:p>414479.78302635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2769882.20943" calcext:value-type="float">
            <text:p>1442769882.20943</text:p>
          </table:table-cell>
          <table:table-cell office:value-type="float" office:value="8096" calcext:value-type="float">
            <text:p>8096</text:p>
          </table:table-cell>
          <table:table-cell table:formula="of:=[.B236]-[.B$2]" office:value-type="float" office:value="16.2611086368561" calcext:value-type="float">
            <text:p>16.2611086369</text:p>
          </table:table-cell>
          <table:table-cell table:formula="of:=[.C236]/([.D236]-[.D235])" office:value-type="float" office:value="2627850.57916731" calcext:value-type="float">
            <text:p>2627850.5791673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2769882.21252" calcext:value-type="float">
            <text:p>1442769882.21252</text:p>
          </table:table-cell>
          <table:table-cell office:value-type="float" office:value="8096" calcext:value-type="float">
            <text:p>8096</text:p>
          </table:table-cell>
          <table:table-cell table:formula="of:=[.B237]-[.B$2]" office:value-type="float" office:value="16.2642023563385" calcext:value-type="float">
            <text:p>16.2642023563</text:p>
          </table:table-cell>
          <table:table-cell table:formula="of:=[.C237]/([.D237]-[.D236])" office:value-type="float" office:value="2616914.702836" calcext:value-type="float">
            <text:p>2616914.70283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2769882.23211" calcext:value-type="float">
            <text:p>1442769882.23211</text:p>
          </table:table-cell>
          <table:table-cell office:value-type="float" office:value="8096" calcext:value-type="float">
            <text:p>8096</text:p>
          </table:table-cell>
          <table:table-cell table:formula="of:=[.B238]-[.B$2]" office:value-type="float" office:value="16.2837879657745" calcext:value-type="float">
            <text:p>16.2837879658</text:p>
          </table:table-cell>
          <table:table-cell table:formula="of:=[.C238]/([.D238]-[.D237])" office:value-type="float" office:value="413364.722013926" calcext:value-type="float">
            <text:p>413364.72201392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2769882.23519" calcext:value-type="float">
            <text:p>1442769882.23519</text:p>
          </table:table-cell>
          <table:table-cell office:value-type="float" office:value="8096" calcext:value-type="float">
            <text:p>8096</text:p>
          </table:table-cell>
          <table:table-cell table:formula="of:=[.B239]-[.B$2]" office:value-type="float" office:value="16.2868733406067" calcext:value-type="float">
            <text:p>16.2868733406</text:p>
          </table:table-cell>
          <table:table-cell table:formula="of:=[.C239]/([.D239]-[.D238])" office:value-type="float" office:value="2623992.36411406" calcext:value-type="float">
            <text:p>2623992.364114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2769882.23828" calcext:value-type="float">
            <text:p>1442769882.23828</text:p>
          </table:table-cell>
          <table:table-cell office:value-type="float" office:value="8096" calcext:value-type="float">
            <text:p>8096</text:p>
          </table:table-cell>
          <table:table-cell table:formula="of:=[.B240]-[.B$2]" office:value-type="float" office:value="16.2899556159973" calcext:value-type="float">
            <text:p>16.289955616</text:p>
          </table:table-cell>
          <table:table-cell table:formula="of:=[.C240]/([.D240]-[.D239])" office:value-type="float" office:value="2626630.97029703" calcext:value-type="float">
            <text:p>2626630.9702970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2769882.25782" calcext:value-type="float">
            <text:p>1442769882.25782</text:p>
          </table:table-cell>
          <table:table-cell office:value-type="float" office:value="8096" calcext:value-type="float">
            <text:p>8096</text:p>
          </table:table-cell>
          <table:table-cell table:formula="of:=[.B241]-[.B$2]" office:value-type="float" office:value="16.3094968795776" calcext:value-type="float">
            <text:p>16.3094968796</text:p>
          </table:table-cell>
          <table:table-cell table:formula="of:=[.C241]/([.D241]-[.D240])" office:value-type="float" office:value="414302.788902174" calcext:value-type="float">
            <text:p>414302.78890217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2769882.26092" calcext:value-type="float">
            <text:p>1442769882.26092</text:p>
          </table:table-cell>
          <table:table-cell office:value-type="float" office:value="8096" calcext:value-type="float">
            <text:p>8096</text:p>
          </table:table-cell>
          <table:table-cell table:formula="of:=[.B242]-[.B$2]" office:value-type="float" office:value="16.3125944137573" calcext:value-type="float">
            <text:p>16.3125944138</text:p>
          </table:table-cell>
          <table:table-cell table:formula="of:=[.C242]/([.D242]-[.D241])" office:value-type="float" office:value="2613691.90147783" calcext:value-type="float">
            <text:p>2613691.9014778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2769882.28356" calcext:value-type="float">
            <text:p>1442769882.28356</text:p>
          </table:table-cell>
          <table:table-cell office:value-type="float" office:value="8096" calcext:value-type="float">
            <text:p>8096</text:p>
          </table:table-cell>
          <table:table-cell table:formula="of:=[.B243]-[.B$2]" office:value-type="float" office:value="16.3352386951447" calcext:value-type="float">
            <text:p>16.3352386951</text:p>
          </table:table-cell>
          <table:table-cell table:formula="of:=[.C243]/([.D243]-[.D242])" office:value-type="float" office:value="357529.56172547" calcext:value-type="float">
            <text:p>357529.5617254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2769882.28665" calcext:value-type="float">
            <text:p>1442769882.28665</text:p>
          </table:table-cell>
          <table:table-cell office:value-type="float" office:value="8096" calcext:value-type="float">
            <text:p>8096</text:p>
          </table:table-cell>
          <table:table-cell table:formula="of:=[.B244]-[.B$2]" office:value-type="float" office:value="16.3383250236511" calcext:value-type="float">
            <text:p>16.3383250237</text:p>
          </table:table-cell>
          <table:table-cell table:formula="of:=[.C244]/([.D244]-[.D243])" office:value-type="float" office:value="2623181.55148706" calcext:value-type="float">
            <text:p>2623181.5514870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2769882.28974" calcext:value-type="float">
            <text:p>1442769882.28974</text:p>
          </table:table-cell>
          <table:table-cell office:value-type="float" office:value="8096" calcext:value-type="float">
            <text:p>8096</text:p>
          </table:table-cell>
          <table:table-cell table:formula="of:=[.B245]-[.B$2]" office:value-type="float" office:value="16.3414187431335" calcext:value-type="float">
            <text:p>16.3414187431</text:p>
          </table:table-cell>
          <table:table-cell table:formula="of:=[.C245]/([.D245]-[.D244])" office:value-type="float" office:value="2616914.702836" calcext:value-type="float">
            <text:p>2616914.70283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2769882.30455" calcext:value-type="float">
            <text:p>1442769882.30455</text:p>
          </table:table-cell>
          <table:table-cell office:value-type="float" office:value="8096" calcext:value-type="float">
            <text:p>8096</text:p>
          </table:table-cell>
          <table:table-cell table:formula="of:=[.B246]-[.B$2]" office:value-type="float" office:value="16.3562304973602" calcext:value-type="float">
            <text:p>16.3562304974</text:p>
          </table:table-cell>
          <table:table-cell table:formula="of:=[.C246]/([.D246]-[.D245])" office:value-type="float" office:value="546592.920466801" calcext:value-type="float">
            <text:p>546592.9204668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2769882.30764" calcext:value-type="float">
            <text:p>1442769882.30764</text:p>
          </table:table-cell>
          <table:table-cell office:value-type="float" office:value="8096" calcext:value-type="float">
            <text:p>8096</text:p>
          </table:table-cell>
          <table:table-cell table:formula="of:=[.B247]-[.B$2]" office:value-type="float" office:value="16.3593175411224" calcext:value-type="float">
            <text:p>16.3593175411</text:p>
          </table:table-cell>
          <table:table-cell table:formula="of:=[.C247]/([.D247]-[.D246])" office:value-type="float" office:value="2622573.77077541" calcext:value-type="float">
            <text:p>2622573.7707754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2769882.31073" calcext:value-type="float">
            <text:p>1442769882.31073</text:p>
          </table:table-cell>
          <table:table-cell office:value-type="float" office:value="8096" calcext:value-type="float">
            <text:p>8096</text:p>
          </table:table-cell>
          <table:table-cell table:formula="of:=[.B248]-[.B$2]" office:value-type="float" office:value="16.3624067306519" calcext:value-type="float">
            <text:p>16.3624067307</text:p>
          </table:table-cell>
          <table:table-cell table:formula="of:=[.C248]/([.D248]-[.D247])" office:value-type="float" office:value="2620752.11731111" calcext:value-type="float">
            <text:p>2620752.1173111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2769882.31738" calcext:value-type="float">
            <text:p>1442769882.31738</text:p>
          </table:table-cell>
          <table:table-cell office:value-type="float" office:value="8096" calcext:value-type="float">
            <text:p>8096</text:p>
          </table:table-cell>
          <table:table-cell table:formula="of:=[.B249]-[.B$2]" office:value-type="float" office:value="16.3690626621246" calcext:value-type="float">
            <text:p>16.3690626621</text:p>
          </table:table-cell>
          <table:table-cell table:formula="of:=[.C249]/([.D249]-[.D248])" office:value-type="float" office:value="1216358.6769352" calcext:value-type="float">
            <text:p>1216358.676935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2769882.3302" calcext:value-type="float">
            <text:p>1442769882.3302</text:p>
          </table:table-cell>
          <table:table-cell office:value-type="float" office:value="8096" calcext:value-type="float">
            <text:p>8096</text:p>
          </table:table-cell>
          <table:table-cell table:formula="of:=[.B250]-[.B$2]" office:value-type="float" office:value="16.3818802833557" calcext:value-type="float">
            <text:p>16.3818802834</text:p>
          </table:table-cell>
          <table:table-cell table:formula="of:=[.C250]/([.D250]-[.D249])" office:value-type="float" office:value="631630.460445304" calcext:value-type="float">
            <text:p>631630.46044530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2769882.34311" calcext:value-type="float">
            <text:p>1442769882.34311</text:p>
          </table:table-cell>
          <table:table-cell office:value-type="float" office:value="8096" calcext:value-type="float">
            <text:p>8096</text:p>
          </table:table-cell>
          <table:table-cell table:formula="of:=[.B251]-[.B$2]" office:value-type="float" office:value="16.394784450531" calcext:value-type="float">
            <text:p>16.3947844505</text:p>
          </table:table-cell>
          <table:table-cell table:formula="of:=[.C251]/([.D251]-[.D250])" office:value-type="float" office:value="627394.227773261" calcext:value-type="float">
            <text:p>627394.22777326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2769882.34622" calcext:value-type="float">
            <text:p>1442769882.34622</text:p>
          </table:table-cell>
          <table:table-cell office:value-type="float" office:value="8096" calcext:value-type="float">
            <text:p>8096</text:p>
          </table:table-cell>
          <table:table-cell table:formula="of:=[.B252]-[.B$2]" office:value-type="float" office:value="16.3978950977325" calcext:value-type="float">
            <text:p>16.3978950977</text:p>
          </table:table-cell>
          <table:table-cell table:formula="of:=[.C252]/([.D252]-[.D251])" office:value-type="float" office:value="2602673.80884495" calcext:value-type="float">
            <text:p>2602673.8088449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2769882.36884" calcext:value-type="float">
            <text:p>1442769882.36884</text:p>
          </table:table-cell>
          <table:table-cell office:value-type="float" office:value="8096" calcext:value-type="float">
            <text:p>8096</text:p>
          </table:table-cell>
          <table:table-cell table:formula="of:=[.B253]-[.B$2]" office:value-type="float" office:value="16.4205148220062" calcext:value-type="float">
            <text:p>16.420514822</text:p>
          </table:table-cell>
          <table:table-cell table:formula="of:=[.C253]/([.D253]-[.D252])" office:value-type="float" office:value="357917.713852056" calcext:value-type="float">
            <text:p>357917.71385205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2769882.3817" calcext:value-type="float">
            <text:p>1442769882.3817</text:p>
          </table:table-cell>
          <table:table-cell office:value-type="float" office:value="8096" calcext:value-type="float">
            <text:p>8096</text:p>
          </table:table-cell>
          <table:table-cell table:formula="of:=[.B254]-[.B$2]" office:value-type="float" office:value="16.4333815574646" calcext:value-type="float">
            <text:p>16.4333815575</text:p>
          </table:table-cell>
          <table:table-cell table:formula="of:=[.C254]/([.D254]-[.D253])" office:value-type="float" office:value="629219.433802138" calcext:value-type="float">
            <text:p>629219.4338021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2769882.3848" calcext:value-type="float">
            <text:p>1442769882.3848</text:p>
          </table:table-cell>
          <table:table-cell office:value-type="float" office:value="8096" calcext:value-type="float">
            <text:p>8096</text:p>
          </table:table-cell>
          <table:table-cell table:formula="of:=[.B255]-[.B$2]" office:value-type="float" office:value="16.4364774227142" calcext:value-type="float">
            <text:p>16.4364774227</text:p>
          </table:table-cell>
          <table:table-cell table:formula="of:=[.C255]/([.D255]-[.D254])" office:value-type="float" office:value="2615100.89980747" calcext:value-type="float">
            <text:p>2615100.8998074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2769882.39458" calcext:value-type="float">
            <text:p>1442769882.39458</text:p>
          </table:table-cell>
          <table:table-cell office:value-type="float" office:value="8096" calcext:value-type="float">
            <text:p>8096</text:p>
          </table:table-cell>
          <table:table-cell table:formula="of:=[.B256]-[.B$2]" office:value-type="float" office:value="16.4462592601776" calcext:value-type="float">
            <text:p>16.4462592602</text:p>
          </table:table-cell>
          <table:table-cell table:formula="of:=[.C256]/([.D256]-[.D255])" office:value-type="float" office:value="827656.361119236" calcext:value-type="float">
            <text:p>827656.36111923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2769882.42033" calcext:value-type="float">
            <text:p>1442769882.42033</text:p>
          </table:table-cell>
          <table:table-cell office:value-type="float" office:value="8096" calcext:value-type="float">
            <text:p>8096</text:p>
          </table:table-cell>
          <table:table-cell table:formula="of:=[.B257]-[.B$2]" office:value-type="float" office:value="16.4720070362091" calcext:value-type="float">
            <text:p>16.4720070362</text:p>
          </table:table-cell>
          <table:table-cell table:formula="of:=[.C257]/([.D257]-[.D256])" office:value-type="float" office:value="314434.924014297" calcext:value-type="float">
            <text:p>314434.9240142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2769882.4234" calcext:value-type="float">
            <text:p>1442769882.4234</text:p>
          </table:table-cell>
          <table:table-cell office:value-type="float" office:value="8096" calcext:value-type="float">
            <text:p>8096</text:p>
          </table:table-cell>
          <table:table-cell table:formula="of:=[.B258]-[.B$2]" office:value-type="float" office:value="16.4750821590424" calcext:value-type="float">
            <text:p>16.475082159</text:p>
          </table:table-cell>
          <table:table-cell table:formula="of:=[.C258]/([.D258]-[.D257])" office:value-type="float" office:value="2632740.36160645" calcext:value-type="float">
            <text:p>2632740.3616064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2769882.4265" calcext:value-type="float">
            <text:p>1442769882.4265</text:p>
          </table:table-cell>
          <table:table-cell office:value-type="float" office:value="8096" calcext:value-type="float">
            <text:p>8096</text:p>
          </table:table-cell>
          <table:table-cell table:formula="of:=[.B259]-[.B$2]" office:value-type="float" office:value="16.4781775474548" calcext:value-type="float">
            <text:p>16.4781775475</text:p>
          </table:table-cell>
          <table:table-cell table:formula="of:=[.C259]/([.D259]-[.D258])" office:value-type="float" office:value="2615503.7498267" calcext:value-type="float">
            <text:p>2615503.749826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2769882.44613" calcext:value-type="float">
            <text:p>1442769882.44613</text:p>
          </table:table-cell>
          <table:table-cell office:value-type="float" office:value="8096" calcext:value-type="float">
            <text:p>8096</text:p>
          </table:table-cell>
          <table:table-cell table:formula="of:=[.B260]-[.B$2]" office:value-type="float" office:value="16.4978132247925" calcext:value-type="float">
            <text:p>16.4978132248</text:p>
          </table:table-cell>
          <table:table-cell table:formula="of:=[.C260]/([.D260]-[.D259])" office:value-type="float" office:value="412310.706719444" calcext:value-type="float">
            <text:p>412310.70671944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2769882.44923" calcext:value-type="float">
            <text:p>1442769882.44923</text:p>
          </table:table-cell>
          <table:table-cell office:value-type="float" office:value="8096" calcext:value-type="float">
            <text:p>8096</text:p>
          </table:table-cell>
          <table:table-cell table:formula="of:=[.B261]-[.B$2]" office:value-type="float" office:value="16.500905752182" calcext:value-type="float">
            <text:p>16.5009057522</text:p>
          </table:table-cell>
          <table:table-cell table:formula="of:=[.C261]/([.D261]-[.D260])" office:value-type="float" office:value="2617923.45879269" calcext:value-type="float">
            <text:p>2617923.4587926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2769882.4523" calcext:value-type="float">
            <text:p>1442769882.4523</text:p>
          </table:table-cell>
          <table:table-cell office:value-type="float" office:value="8096" calcext:value-type="float">
            <text:p>8096</text:p>
          </table:table-cell>
          <table:table-cell table:formula="of:=[.B262]-[.B$2]" office:value-type="float" office:value="16.5039758682251" calcext:value-type="float">
            <text:p>16.5039758682</text:p>
          </table:table-cell>
          <table:table-cell table:formula="of:=[.C262]/([.D262]-[.D261])" office:value-type="float" office:value="2637033.87310709" calcext:value-type="float">
            <text:p>2637033.8731070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2769882.47183" calcext:value-type="float">
            <text:p>1442769882.47183</text:p>
          </table:table-cell>
          <table:table-cell office:value-type="float" office:value="8096" calcext:value-type="float">
            <text:p>8096</text:p>
          </table:table-cell>
          <table:table-cell table:formula="of:=[.B263]-[.B$2]" office:value-type="float" office:value="16.5235061645508" calcext:value-type="float">
            <text:p>16.5235061646</text:p>
          </table:table-cell>
          <table:table-cell table:formula="of:=[.C263]/([.D263]-[.D262])" office:value-type="float" office:value="414535.44098833" calcext:value-type="float">
            <text:p>414535.4409883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2769882.47493" calcext:value-type="float">
            <text:p>1442769882.47493</text:p>
          </table:table-cell>
          <table:table-cell office:value-type="float" office:value="8096" calcext:value-type="float">
            <text:p>8096</text:p>
          </table:table-cell>
          <table:table-cell table:formula="of:=[.B264]-[.B$2]" office:value-type="float" office:value="16.5266048908234" calcext:value-type="float">
            <text:p>16.5266048908</text:p>
          </table:table-cell>
          <table:table-cell table:formula="of:=[.C264]/([.D264]-[.D263])" office:value-type="float" office:value="2612686.40332384" calcext:value-type="float">
            <text:p>2612686.4033238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2769882.47802" calcext:value-type="float">
            <text:p>1442769882.47802</text:p>
          </table:table-cell>
          <table:table-cell office:value-type="float" office:value="8096" calcext:value-type="float">
            <text:p>8096</text:p>
          </table:table-cell>
          <table:table-cell table:formula="of:=[.B265]-[.B$2]" office:value-type="float" office:value="16.52969789505" calcext:value-type="float">
            <text:p>16.5296978951</text:p>
          </table:table-cell>
          <table:table-cell table:formula="of:=[.C265]/([.D265]-[.D264])" office:value-type="float" office:value="2617519.86310029" calcext:value-type="float">
            <text:p>2617519.8631002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2769882.48475" calcext:value-type="float">
            <text:p>1442769882.48475</text:p>
          </table:table-cell>
          <table:table-cell office:value-type="float" office:value="8096" calcext:value-type="float">
            <text:p>8096</text:p>
          </table:table-cell>
          <table:table-cell table:formula="of:=[.B266]-[.B$2]" office:value-type="float" office:value="16.5364294052124" calcext:value-type="float">
            <text:p>16.5364294052</text:p>
          </table:table-cell>
          <table:table-cell table:formula="of:=[.C266]/([.D266]-[.D265])" office:value-type="float" office:value="1202701.89076999" calcext:value-type="float">
            <text:p>1202701.8907699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2769882.4976" calcext:value-type="float">
            <text:p>1442769882.4976</text:p>
          </table:table-cell>
          <table:table-cell office:value-type="float" office:value="8096" calcext:value-type="float">
            <text:p>8096</text:p>
          </table:table-cell>
          <table:table-cell table:formula="of:=[.B267]-[.B$2]" office:value-type="float" office:value="16.5492777824402" calcext:value-type="float">
            <text:p>16.5492777824</text:p>
          </table:table-cell>
          <table:table-cell table:formula="of:=[.C267]/([.D267]-[.D266])" office:value-type="float" office:value="630118.485507515" calcext:value-type="float">
            <text:p>630118.4855075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2769882.51045" calcext:value-type="float">
            <text:p>1442769882.51045</text:p>
          </table:table-cell>
          <table:table-cell office:value-type="float" office:value="8096" calcext:value-type="float">
            <text:p>8096</text:p>
          </table:table-cell>
          <table:table-cell table:formula="of:=[.B268]-[.B$2]" office:value-type="float" office:value="16.5621252059937" calcext:value-type="float">
            <text:p>16.562125206</text:p>
          </table:table-cell>
          <table:table-cell table:formula="of:=[.C268]/([.D268]-[.D267])" office:value-type="float" office:value="630165.259696396" calcext:value-type="float">
            <text:p>630165.25969639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2769882.51354" calcext:value-type="float">
            <text:p>1442769882.51354</text:p>
          </table:table-cell>
          <table:table-cell office:value-type="float" office:value="8096" calcext:value-type="float">
            <text:p>8096</text:p>
          </table:table-cell>
          <table:table-cell table:formula="of:=[.B269]-[.B$2]" office:value-type="float" office:value="16.5652210712433" calcext:value-type="float">
            <text:p>16.5652210712</text:p>
          </table:table-cell>
          <table:table-cell table:formula="of:=[.C269]/([.D269]-[.D268])" office:value-type="float" office:value="2615100.89980747" calcext:value-type="float">
            <text:p>2615100.8998074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2769882.83846" calcext:value-type="float">
            <text:p>1442769882.83846</text:p>
          </table:table-cell>
          <table:table-cell office:value-type="float" office:value="8096" calcext:value-type="float">
            <text:p>8096</text:p>
          </table:table-cell>
          <table:table-cell table:formula="of:=[.B270]-[.B$2]" office:value-type="float" office:value="16.8901438713074" calcext:value-type="float">
            <text:p>16.8901438713</text:p>
          </table:table-cell>
          <table:table-cell table:formula="of:=[.C270]/([.D270]-[.D269])" office:value-type="float" office:value="24916.6878975657" calcext:value-type="float">
            <text:p>24916.687897565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2769882.84156" calcext:value-type="float">
            <text:p>1442769882.84156</text:p>
          </table:table-cell>
          <table:table-cell office:value-type="float" office:value="8096" calcext:value-type="float">
            <text:p>8096</text:p>
          </table:table-cell>
          <table:table-cell table:formula="of:=[.B271]-[.B$2]" office:value-type="float" office:value="16.8932437896729" calcext:value-type="float">
            <text:p>16.8932437897</text:p>
          </table:table-cell>
          <table:table-cell table:formula="of:=[.C271]/([.D271]-[.D270])" office:value-type="float" office:value="2611681.678511" calcext:value-type="float">
            <text:p>2611681.67851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2769882.84465" calcext:value-type="float">
            <text:p>1442769882.84465</text:p>
          </table:table-cell>
          <table:table-cell office:value-type="float" office:value="8096" calcext:value-type="float">
            <text:p>8096</text:p>
          </table:table-cell>
          <table:table-cell table:formula="of:=[.B272]-[.B$2]" office:value-type="float" office:value="16.8963317871094" calcext:value-type="float">
            <text:p>16.8963317871</text:p>
          </table:table-cell>
          <table:table-cell table:formula="of:=[.C272]/([.D272]-[.D271])" office:value-type="float" office:value="2621763.83446572" calcext:value-type="float">
            <text:p>2621763.8344657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2769882.86425" calcext:value-type="float">
            <text:p>1442769882.86425</text:p>
          </table:table-cell>
          <table:table-cell office:value-type="float" office:value="8096" calcext:value-type="float">
            <text:p>8096</text:p>
          </table:table-cell>
          <table:table-cell table:formula="of:=[.B273]-[.B$2]" office:value-type="float" office:value="16.9159247875214" calcext:value-type="float">
            <text:p>16.9159247875</text:p>
          </table:table-cell>
          <table:table-cell table:formula="of:=[.C273]/([.D273]-[.D272])" office:value-type="float" office:value="413208.790372236" calcext:value-type="float">
            <text:p>413208.79037223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2769882.86735" calcext:value-type="float">
            <text:p>1442769882.86735</text:p>
          </table:table-cell>
          <table:table-cell office:value-type="float" office:value="8096" calcext:value-type="float">
            <text:p>8096</text:p>
          </table:table-cell>
          <table:table-cell table:formula="of:=[.B274]-[.B$2]" office:value-type="float" office:value="16.9190258979797" calcext:value-type="float">
            <text:p>16.919025898</text:p>
          </table:table-cell>
          <table:table-cell table:formula="of:=[.C274]/([.D274]-[.D273])" office:value-type="float" office:value="2610677.72614746" calcext:value-type="float">
            <text:p>2610677.7261474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2769882.87043" calcext:value-type="float">
            <text:p>1442769882.87043</text:p>
          </table:table-cell>
          <table:table-cell office:value-type="float" office:value="8096" calcext:value-type="float">
            <text:p>8096</text:p>
          </table:table-cell>
          <table:table-cell table:formula="of:=[.B275]-[.B$2]" office:value-type="float" office:value="16.9221129417419" calcext:value-type="float">
            <text:p>16.9221129417</text:p>
          </table:table-cell>
          <table:table-cell table:formula="of:=[.C275]/([.D275]-[.D274])" office:value-type="float" office:value="2622573.77077541" calcext:value-type="float">
            <text:p>2622573.7707754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2769882.88996" calcext:value-type="float">
            <text:p>1442769882.88996</text:p>
          </table:table-cell>
          <table:table-cell office:value-type="float" office:value="8096" calcext:value-type="float">
            <text:p>8096</text:p>
          </table:table-cell>
          <table:table-cell table:formula="of:=[.B276]-[.B$2]" office:value-type="float" office:value="16.9416420459747" calcext:value-type="float">
            <text:p>16.941642046</text:p>
          </table:table-cell>
          <table:table-cell table:formula="of:=[.C276]/([.D276]-[.D275])" office:value-type="float" office:value="414560.745003724" calcext:value-type="float">
            <text:p>414560.74500372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2769882.89305" calcext:value-type="float">
            <text:p>1442769882.89305</text:p>
          </table:table-cell>
          <table:table-cell office:value-type="float" office:value="8096" calcext:value-type="float">
            <text:p>8096</text:p>
          </table:table-cell>
          <table:table-cell table:formula="of:=[.B277]-[.B$2]" office:value-type="float" office:value="16.9447331428528" calcext:value-type="float">
            <text:p>16.9447331429</text:p>
          </table:table-cell>
          <table:table-cell table:formula="of:=[.C277]/([.D277]-[.D276])" office:value-type="float" office:value="2619134.9929811" calcext:value-type="float">
            <text:p>2619134.992981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2769882.90464" calcext:value-type="float">
            <text:p>1442769882.90464</text:p>
          </table:table-cell>
          <table:table-cell office:value-type="float" office:value="8096" calcext:value-type="float">
            <text:p>8096</text:p>
          </table:table-cell>
          <table:table-cell table:formula="of:=[.B278]-[.B$2]" office:value-type="float" office:value="16.9563238620758" calcext:value-type="float">
            <text:p>16.9563238621</text:p>
          </table:table-cell>
          <table:table-cell table:formula="of:=[.C278]/([.D278]-[.D277])" office:value-type="float" office:value="698489.873166718" calcext:value-type="float">
            <text:p>698489.8731667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2769882.90772" calcext:value-type="float">
            <text:p>1442769882.90772</text:p>
          </table:table-cell>
          <table:table-cell office:value-type="float" office:value="8096" calcext:value-type="float">
            <text:p>8096</text:p>
          </table:table-cell>
          <table:table-cell table:formula="of:=[.B279]-[.B$2]" office:value-type="float" office:value="16.9593939781189" calcext:value-type="float">
            <text:p>16.9593939781</text:p>
          </table:table-cell>
          <table:table-cell table:formula="of:=[.C279]/([.D279]-[.D278])" office:value-type="float" office:value="2637033.87310709" calcext:value-type="float">
            <text:p>2637033.8731070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2769882.91081" calcext:value-type="float">
            <text:p>1442769882.91081</text:p>
          </table:table-cell>
          <table:table-cell office:value-type="float" office:value="8096" calcext:value-type="float">
            <text:p>8096</text:p>
          </table:table-cell>
          <table:table-cell table:formula="of:=[.B280]-[.B$2]" office:value-type="float" office:value="16.9624869823456" calcext:value-type="float">
            <text:p>16.9624869823</text:p>
          </table:table-cell>
          <table:table-cell table:formula="of:=[.C280]/([.D280]-[.D279])" office:value-type="float" office:value="2617519.86310029" calcext:value-type="float">
            <text:p>2617519.8631002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2769883.09163" calcext:value-type="float">
            <text:p>1442769883.09163</text:p>
          </table:table-cell>
          <table:table-cell office:value-type="float" office:value="8096" calcext:value-type="float">
            <text:p>8096</text:p>
          </table:table-cell>
          <table:table-cell table:formula="of:=[.B281]-[.B$2]" office:value-type="float" office:value="17.1433136463165" calcext:value-type="float">
            <text:p>17.1433136463</text:p>
          </table:table-cell>
          <table:table-cell table:formula="of:=[.C281]/([.D281]-[.D280])" office:value-type="float" office:value="44772.1581663463" calcext:value-type="float">
            <text:p>44772.158166346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2769883.09445" calcext:value-type="float">
            <text:p>1442769883.09445</text:p>
          </table:table-cell>
          <table:table-cell office:value-type="float" office:value="8096" calcext:value-type="float">
            <text:p>8096</text:p>
          </table:table-cell>
          <table:table-cell table:formula="of:=[.B282]-[.B$2]" office:value-type="float" office:value="17.1461322307587" calcext:value-type="float">
            <text:p>17.1461322308</text:p>
          </table:table-cell>
          <table:table-cell table:formula="of:=[.C282]/([.D282]-[.D281])" office:value-type="float" office:value="2872363.82879377" calcext:value-type="float">
            <text:p>2872363.8287937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2769883.09735" calcext:value-type="float">
            <text:p>1442769883.09735</text:p>
          </table:table-cell>
          <table:table-cell office:value-type="float" office:value="8096" calcext:value-type="float">
            <text:p>8096</text:p>
          </table:table-cell>
          <table:table-cell table:formula="of:=[.B283]-[.B$2]" office:value-type="float" office:value="17.1490263938904" calcext:value-type="float">
            <text:p>17.1490263939</text:p>
          </table:table-cell>
          <table:table-cell table:formula="of:=[.C283]/([.D283]-[.D282])" office:value-type="float" office:value="2797354.4100832" calcext:value-type="float">
            <text:p>2797354.410083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2769883.12457" calcext:value-type="float">
            <text:p>1442769883.12457</text:p>
          </table:table-cell>
          <table:table-cell office:value-type="float" office:value="8096" calcext:value-type="float">
            <text:p>8096</text:p>
          </table:table-cell>
          <table:table-cell table:formula="of:=[.B284]-[.B$2]" office:value-type="float" office:value="17.1762447357178" calcext:value-type="float">
            <text:p>17.1762447357</text:p>
          </table:table-cell>
          <table:table-cell table:formula="of:=[.C284]/([.D284]-[.D283])" office:value-type="float" office:value="297446.481175873" calcext:value-type="float">
            <text:p>297446.48117587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2769883.12739" calcext:value-type="float">
            <text:p>1442769883.12739</text:p>
          </table:table-cell>
          <table:table-cell office:value-type="float" office:value="8096" calcext:value-type="float">
            <text:p>8096</text:p>
          </table:table-cell>
          <table:table-cell table:formula="of:=[.B285]-[.B$2]" office:value-type="float" office:value="17.1790709495544" calcext:value-type="float">
            <text:p>17.1790709496</text:p>
          </table:table-cell>
          <table:table-cell table:formula="of:=[.C285]/([.D285]-[.D284])" office:value-type="float" office:value="2864609.85186435" calcext:value-type="float">
            <text:p>2864609.851864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2769883.13024" calcext:value-type="float">
            <text:p>1442769883.13024</text:p>
          </table:table-cell>
          <table:table-cell office:value-type="float" office:value="8096" calcext:value-type="float">
            <text:p>8096</text:p>
          </table:table-cell>
          <table:table-cell table:formula="of:=[.B286]-[.B$2]" office:value-type="float" office:value="17.1819214820862" calcext:value-type="float">
            <text:p>17.1819214821</text:p>
          </table:table-cell>
          <table:table-cell table:formula="of:=[.C286]/([.D286]-[.D285])" office:value-type="float" office:value="2840171.05921713" calcext:value-type="float">
            <text:p>2840171.0592171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2769883.46903" calcext:value-type="float">
            <text:p>1442769883.46903</text:p>
          </table:table-cell>
          <table:table-cell office:value-type="float" office:value="8096" calcext:value-type="float">
            <text:p>8096</text:p>
          </table:table-cell>
          <table:table-cell table:formula="of:=[.B287]-[.B$2]" office:value-type="float" office:value="17.5207078456879" calcext:value-type="float">
            <text:p>17.5207078457</text:p>
          </table:table-cell>
          <table:table-cell table:formula="of:=[.C287]/([.D287]-[.D286])" office:value-type="float" office:value="23897.0657317204" calcext:value-type="float">
            <text:p>23897.065731720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2769883.47186" calcext:value-type="float">
            <text:p>1442769883.47186</text:p>
          </table:table-cell>
          <table:table-cell office:value-type="float" office:value="8096" calcext:value-type="float">
            <text:p>8096</text:p>
          </table:table-cell>
          <table:table-cell table:formula="of:=[.B288]-[.B$2]" office:value-type="float" office:value="17.5235359668732" calcext:value-type="float">
            <text:p>17.5235359669</text:p>
          </table:table-cell>
          <table:table-cell table:formula="of:=[.C288]/([.D288]-[.D287])" office:value-type="float" office:value="2862677.89445287" calcext:value-type="float">
            <text:p>2862677.8944528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2769883.4747" calcext:value-type="float">
            <text:p>1442769883.4747</text:p>
          </table:table-cell>
          <table:table-cell office:value-type="float" office:value="8096" calcext:value-type="float">
            <text:p>8096</text:p>
          </table:table-cell>
          <table:table-cell table:formula="of:=[.B289]-[.B$2]" office:value-type="float" office:value="17.5263793468475" calcext:value-type="float">
            <text:p>17.5263793468</text:p>
          </table:table-cell>
          <table:table-cell table:formula="of:=[.C289]/([.D289]-[.D288])" office:value-type="float" office:value="2847315.54452457" calcext:value-type="float">
            <text:p>2847315.5445245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2769883.8438" calcext:value-type="float">
            <text:p>1442769883.8438</text:p>
          </table:table-cell>
          <table:table-cell office:value-type="float" office:value="8096" calcext:value-type="float">
            <text:p>8096</text:p>
          </table:table-cell>
          <table:table-cell table:formula="of:=[.B290]-[.B$2]" office:value-type="float" office:value="17.8954782485962" calcext:value-type="float">
            <text:p>17.8954782486</text:p>
          </table:table-cell>
          <table:table-cell table:formula="of:=[.C290]/([.D290]-[.D289])" office:value-type="float" office:value="21934.5003782024" calcext:value-type="float">
            <text:p>21934.500378202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2769883.84664" calcext:value-type="float">
            <text:p>1442769883.84664</text:p>
          </table:table-cell>
          <table:table-cell office:value-type="float" office:value="8096" calcext:value-type="float">
            <text:p>8096</text:p>
          </table:table-cell>
          <table:table-cell table:formula="of:=[.B291]-[.B$2]" office:value-type="float" office:value="17.8983187675476" calcext:value-type="float">
            <text:p>17.8983187675</text:p>
          </table:table-cell>
          <table:table-cell table:formula="of:=[.C291]/([.D291]-[.D290])" office:value-type="float" office:value="2850183.41312741" calcext:value-type="float">
            <text:p>2850183.413127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2769883.84952" calcext:value-type="float">
            <text:p>1442769883.84952</text:p>
          </table:table-cell>
          <table:table-cell office:value-type="float" office:value="8096" calcext:value-type="float">
            <text:p>8096</text:p>
          </table:table-cell>
          <table:table-cell table:formula="of:=[.B292]-[.B$2]" office:value-type="float" office:value="17.9011957645416" calcext:value-type="float">
            <text:p>17.9011957645</text:p>
          </table:table-cell>
          <table:table-cell table:formula="of:=[.C292]/([.D292]-[.D291])" office:value-type="float" office:value="2814045.34548769" calcext:value-type="float">
            <text:p>2814045.3454876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2769885.86397" calcext:value-type="float">
            <text:p>1442769885.86397</text:p>
          </table:table-cell>
          <table:table-cell office:value-type="float" office:value="8096" calcext:value-type="float">
            <text:p>8096</text:p>
          </table:table-cell>
          <table:table-cell table:formula="of:=[.B293]-[.B$2]" office:value-type="float" office:value="19.9156534671783" calcext:value-type="float">
            <text:p>19.9156534672</text:p>
          </table:table-cell>
          <table:table-cell table:formula="of:=[.C293]/([.D293]-[.D292])" office:value-type="float" office:value="4018.94762516143" calcext:value-type="float">
            <text:p>4018.94762516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2769885.86656" calcext:value-type="float">
            <text:p>1442769885.86656</text:p>
          </table:table-cell>
          <table:table-cell office:value-type="float" office:value="8096" calcext:value-type="float">
            <text:p>8096</text:p>
          </table:table-cell>
          <table:table-cell table:formula="of:=[.B294]-[.B$2]" office:value-type="float" office:value="19.9182431697845" calcext:value-type="float">
            <text:p>19.9182431698</text:p>
          </table:table-cell>
          <table:table-cell table:formula="of:=[.C294]/([.D294]-[.D293])" office:value-type="float" office:value="3126227.69140122" calcext:value-type="float">
            <text:p>3126227.691401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2769885.86917" calcext:value-type="float">
            <text:p>1442769885.86917</text:p>
          </table:table-cell>
          <table:table-cell office:value-type="float" office:value="8096" calcext:value-type="float">
            <text:p>8096</text:p>
          </table:table-cell>
          <table:table-cell table:formula="of:=[.B295]-[.B$2]" office:value-type="float" office:value="19.9208512306213" calcext:value-type="float">
            <text:p>19.9208512306</text:p>
          </table:table-cell>
          <table:table-cell table:formula="of:=[.C295]/([.D295]-[.D294])" office:value-type="float" office:value="3104222.06636804" calcext:value-type="float">
            <text:p>3104222.0663680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2769887.16124" calcext:value-type="float">
            <text:p>1442769887.16124</text:p>
          </table:table-cell>
          <table:table-cell office:value-type="float" office:value="8096" calcext:value-type="float">
            <text:p>8096</text:p>
          </table:table-cell>
          <table:table-cell table:formula="of:=[.B296]-[.B$2]" office:value-type="float" office:value="21.2129189968109" calcext:value-type="float">
            <text:p>21.2129189968</text:p>
          </table:table-cell>
          <table:table-cell table:formula="of:=[.C296]/([.D296]-[.D295])" office:value-type="float" office:value="6265.92521836207" calcext:value-type="float">
            <text:p>6265.92521836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2769890.00357" calcext:value-type="float">
            <text:p>1442769890.00357</text:p>
          </table:table-cell>
          <table:table-cell office:value-type="float" office:value="8096" calcext:value-type="float">
            <text:p>8096</text:p>
          </table:table-cell>
          <table:table-cell table:formula="of:=[.B297]-[.B$2]" office:value-type="float" office:value="24.0552518367767" calcext:value-type="float">
            <text:p>24.0552518368</text:p>
          </table:table-cell>
          <table:table-cell table:formula="of:=[.C297]/([.D297]-[.D296])" office:value-type="float" office:value="2848.36451458562" calcext:value-type="float">
            <text:p>2848.364514585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2769890.00713" calcext:value-type="float">
            <text:p>1442769890.00713</text:p>
          </table:table-cell>
          <table:table-cell office:value-type="float" office:value="8096" calcext:value-type="float">
            <text:p>8096</text:p>
          </table:table-cell>
          <table:table-cell table:formula="of:=[.B298]-[.B$2]" office:value-type="float" office:value="24.0588111877441" calcext:value-type="float">
            <text:p>24.0588111877</text:p>
          </table:table-cell>
          <table:table-cell table:formula="of:=[.C298]/([.D298]-[.D297])" office:value-type="float" office:value="2274571.98633532" calcext:value-type="float">
            <text:p>2274571.9863353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2769890.0107" calcext:value-type="float">
            <text:p>1442769890.0107</text:p>
          </table:table-cell>
          <table:table-cell office:value-type="float" office:value="8096" calcext:value-type="float">
            <text:p>8096</text:p>
          </table:table-cell>
          <table:table-cell table:formula="of:=[.B299]-[.B$2]" office:value-type="float" office:value="24.0623791217804" calcext:value-type="float">
            <text:p>24.0623791218</text:p>
          </table:table-cell>
          <table:table-cell table:formula="of:=[.C299]/([.D299]-[.D298])" office:value-type="float" office:value="2269100.24617441" calcext:value-type="float">
            <text:p>2269100.2461744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2769890.01426" calcext:value-type="float">
            <text:p>1442769890.01426</text:p>
          </table:table-cell>
          <table:table-cell office:value-type="float" office:value="8096" calcext:value-type="float">
            <text:p>8096</text:p>
          </table:table-cell>
          <table:table-cell table:formula="of:=[.B300]-[.B$2]" office:value-type="float" office:value="24.0659415721893" calcext:value-type="float">
            <text:p>24.0659415722</text:p>
          </table:table-cell>
          <table:table-cell table:formula="of:=[.C300]/([.D300]-[.D299])" office:value-type="float" office:value="2272593.03868291" calcext:value-type="float">
            <text:p>2272593.0386829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2769890.01779" calcext:value-type="float">
            <text:p>1442769890.01779</text:p>
          </table:table-cell>
          <table:table-cell office:value-type="float" office:value="8096" calcext:value-type="float">
            <text:p>8096</text:p>
          </table:table-cell>
          <table:table-cell table:formula="of:=[.B301]-[.B$2]" office:value-type="float" office:value="24.0694642066956" calcext:value-type="float">
            <text:p>24.0694642067</text:p>
          </table:table-cell>
          <table:table-cell table:formula="of:=[.C301]/([.D301]-[.D300])" office:value-type="float" office:value="2298279.87708968" calcext:value-type="float">
            <text:p>2298279.877089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2769890.02134" calcext:value-type="float">
            <text:p>1442769890.02134</text:p>
          </table:table-cell>
          <table:table-cell office:value-type="float" office:value="8096" calcext:value-type="float">
            <text:p>8096</text:p>
          </table:table-cell>
          <table:table-cell table:formula="of:=[.B302]-[.B$2]" office:value-type="float" office:value="24.073023557663" calcext:value-type="float">
            <text:p>24.0730235577</text:p>
          </table:table-cell>
          <table:table-cell table:formula="of:=[.C302]/([.D302]-[.D301])" office:value-type="float" office:value="2274571.98633532" calcext:value-type="float">
            <text:p>2274571.9863353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2769890.0249" calcext:value-type="float">
            <text:p>1442769890.0249</text:p>
          </table:table-cell>
          <table:table-cell office:value-type="float" office:value="8096" calcext:value-type="float">
            <text:p>8096</text:p>
          </table:table-cell>
          <table:table-cell table:formula="of:=[.B303]-[.B$2]" office:value-type="float" office:value="24.0765800476074" calcext:value-type="float">
            <text:p>24.0765800476</text:p>
          </table:table-cell>
          <table:table-cell table:formula="of:=[.C303]/([.D303]-[.D302])" office:value-type="float" office:value="2276401.76872025" calcext:value-type="float">
            <text:p>2276401.768720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2769890.02845" calcext:value-type="float">
            <text:p>1442769890.02845</text:p>
          </table:table-cell>
          <table:table-cell office:value-type="float" office:value="8096" calcext:value-type="float">
            <text:p>8096</text:p>
          </table:table-cell>
          <table:table-cell table:formula="of:=[.B304]-[.B$2]" office:value-type="float" office:value="24.080130815506" calcext:value-type="float">
            <text:p>24.0801308155</text:p>
          </table:table-cell>
          <table:table-cell table:formula="of:=[.C304]/([.D304]-[.D303])" office:value-type="float" office:value="2280070.17954744" calcext:value-type="float">
            <text:p>2280070.1795474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2769890.03202" calcext:value-type="float">
            <text:p>1442769890.03202</text:p>
          </table:table-cell>
          <table:table-cell office:value-type="float" office:value="8096" calcext:value-type="float">
            <text:p>8096</text:p>
          </table:table-cell>
          <table:table-cell table:formula="of:=[.B305]-[.B$2]" office:value-type="float" office:value="24.0836956501007" calcext:value-type="float">
            <text:p>24.0836956501</text:p>
          </table:table-cell>
          <table:table-cell table:formula="of:=[.C305]/([.D305]-[.D304])" office:value-type="float" office:value="2271073.1128946" calcext:value-type="float">
            <text:p>2271073.112894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2769890.03558" calcext:value-type="float">
            <text:p>1442769890.03558</text:p>
          </table:table-cell>
          <table:table-cell office:value-type="float" office:value="8096" calcext:value-type="float">
            <text:p>8096</text:p>
          </table:table-cell>
          <table:table-cell table:formula="of:=[.B306]-[.B$2]" office:value-type="float" office:value="24.0872559547424" calcext:value-type="float">
            <text:p>24.0872559547</text:p>
          </table:table-cell>
          <table:table-cell table:formula="of:=[.C306]/([.D306]-[.D305])" office:value-type="float" office:value="2273962.71238197" calcext:value-type="float">
            <text:p>2273962.7123819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2769890.03914" calcext:value-type="float">
            <text:p>1442769890.03914</text:p>
          </table:table-cell>
          <table:table-cell office:value-type="float" office:value="8096" calcext:value-type="float">
            <text:p>8096</text:p>
          </table:table-cell>
          <table:table-cell table:formula="of:=[.B307]-[.B$2]" office:value-type="float" office:value="24.090815782547" calcext:value-type="float">
            <text:p>24.0908157825</text:p>
          </table:table-cell>
          <table:table-cell table:formula="of:=[.C307]/([.D307]-[.D306])" office:value-type="float" office:value="2274267.30855268" calcext:value-type="float">
            <text:p>2274267.3085526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2769890.0427" calcext:value-type="float">
            <text:p>1442769890.0427</text:p>
          </table:table-cell>
          <table:table-cell office:value-type="float" office:value="8096" calcext:value-type="float">
            <text:p>8096</text:p>
          </table:table-cell>
          <table:table-cell table:formula="of:=[.B308]-[.B$2]" office:value-type="float" office:value="24.0943777561188" calcext:value-type="float">
            <text:p>24.0943777561</text:p>
          </table:table-cell>
          <table:table-cell table:formula="of:=[.C308]/([.D308]-[.D307])" office:value-type="float" office:value="2272897.26800535" calcext:value-type="float">
            <text:p>2272897.2680053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2769890.04626" calcext:value-type="float">
            <text:p>1442769890.04626</text:p>
          </table:table-cell>
          <table:table-cell office:value-type="float" office:value="8096" calcext:value-type="float">
            <text:p>8096</text:p>
          </table:table-cell>
          <table:table-cell table:formula="of:=[.B309]-[.B$2]" office:value-type="float" office:value="24.0979373455048" calcext:value-type="float">
            <text:p>24.0979373455</text:p>
          </table:table-cell>
          <table:table-cell table:formula="of:=[.C309]/([.D309]-[.D308])" office:value-type="float" office:value="2274419.63724046" calcext:value-type="float">
            <text:p>2274419.6372404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2769890.04982" calcext:value-type="float">
            <text:p>1442769890.04982</text:p>
          </table:table-cell>
          <table:table-cell office:value-type="float" office:value="8096" calcext:value-type="float">
            <text:p>8096</text:p>
          </table:table-cell>
          <table:table-cell table:formula="of:=[.B310]-[.B$2]" office:value-type="float" office:value="24.1014955043793" calcext:value-type="float">
            <text:p>24.1014955044</text:p>
          </table:table-cell>
          <table:table-cell table:formula="of:=[.C310]/([.D310]-[.D309])" office:value-type="float" office:value="2275334.0380595" calcext:value-type="float">
            <text:p>2275334.038059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2769890.05338" calcext:value-type="float">
            <text:p>1442769890.05338</text:p>
          </table:table-cell>
          <table:table-cell office:value-type="float" office:value="8096" calcext:value-type="float">
            <text:p>8096</text:p>
          </table:table-cell>
          <table:table-cell table:formula="of:=[.B311]-[.B$2]" office:value-type="float" office:value="24.1050553321838" calcext:value-type="float">
            <text:p>24.1050553322</text:p>
          </table:table-cell>
          <table:table-cell table:formula="of:=[.C311]/([.D311]-[.D310])" office:value-type="float" office:value="2274267.30855268" calcext:value-type="float">
            <text:p>2274267.308552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2769890.05695" calcext:value-type="float">
            <text:p>1442769890.05695</text:p>
          </table:table-cell>
          <table:table-cell office:value-type="float" office:value="8096" calcext:value-type="float">
            <text:p>8096</text:p>
          </table:table-cell>
          <table:table-cell table:formula="of:=[.B312]-[.B$2]" office:value-type="float" office:value="24.1086242198944" calcext:value-type="float">
            <text:p>24.1086242199</text:p>
          </table:table-cell>
          <table:table-cell table:formula="of:=[.C312]/([.D312]-[.D311])" office:value-type="float" office:value="2268493.8996593" calcext:value-type="float">
            <text:p>2268493.899659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2769890.0605" calcext:value-type="float">
            <text:p>1442769890.0605</text:p>
          </table:table-cell>
          <table:table-cell office:value-type="float" office:value="8096" calcext:value-type="float">
            <text:p>8096</text:p>
          </table:table-cell>
          <table:table-cell table:formula="of:=[.B313]-[.B$2]" office:value-type="float" office:value="24.1121835708618" calcext:value-type="float">
            <text:p>24.1121835709</text:p>
          </table:table-cell>
          <table:table-cell table:formula="of:=[.C313]/([.D313]-[.D312])" office:value-type="float" office:value="2274571.98633532" calcext:value-type="float">
            <text:p>2274571.9863353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2769890.06407" calcext:value-type="float">
            <text:p>1442769890.06407</text:p>
          </table:table-cell>
          <table:table-cell office:value-type="float" office:value="8096" calcext:value-type="float">
            <text:p>8096</text:p>
          </table:table-cell>
          <table:table-cell table:formula="of:=[.B314]-[.B$2]" office:value-type="float" office:value="24.1157445907593" calcext:value-type="float">
            <text:p>24.1157445908</text:p>
          </table:table-cell>
          <table:table-cell table:formula="of:=[.C314]/([.D314]-[.D313])" office:value-type="float" office:value="2273505.97107659" calcext:value-type="float">
            <text:p>2273505.9710765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2769890.06765" calcext:value-type="float">
            <text:p>1442769890.06765</text:p>
          </table:table-cell>
          <table:table-cell office:value-type="float" office:value="8096" calcext:value-type="float">
            <text:p>8096</text:p>
          </table:table-cell>
          <table:table-cell table:formula="of:=[.B315]-[.B$2]" office:value-type="float" office:value="24.1193251609802" calcext:value-type="float">
            <text:p>24.119325161</text:p>
          </table:table-cell>
          <table:table-cell table:formula="of:=[.C315]/([.D315]-[.D314])" office:value-type="float" office:value="2261092.36809162" calcext:value-type="float">
            <text:p>2261092.3680916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2769890.07121" calcext:value-type="float">
            <text:p>1442769890.07121</text:p>
          </table:table-cell>
          <table:table-cell office:value-type="float" office:value="8096" calcext:value-type="float">
            <text:p>8096</text:p>
          </table:table-cell>
          <table:table-cell table:formula="of:=[.B316]-[.B$2]" office:value-type="float" office:value="24.1228876113892" calcext:value-type="float">
            <text:p>24.1228876114</text:p>
          </table:table-cell>
          <table:table-cell table:formula="of:=[.C316]/([.D316]-[.D315])" office:value-type="float" office:value="2272593.03868291" calcext:value-type="float">
            <text:p>2272593.0386829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2769890.07477" calcext:value-type="float">
            <text:p>1442769890.07477</text:p>
          </table:table-cell>
          <table:table-cell office:value-type="float" office:value="8096" calcext:value-type="float">
            <text:p>8096</text:p>
          </table:table-cell>
          <table:table-cell table:formula="of:=[.B317]-[.B$2]" office:value-type="float" office:value="24.1264493465424" calcext:value-type="float">
            <text:p>24.1264493465</text:p>
          </table:table-cell>
          <table:table-cell table:formula="of:=[.C317]/([.D317]-[.D316])" office:value-type="float" office:value="2273049.41321374" calcext:value-type="float">
            <text:p>2273049.4132137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2769890.07829" calcext:value-type="float">
            <text:p>1442769890.07829</text:p>
          </table:table-cell>
          <table:table-cell office:value-type="float" office:value="8096" calcext:value-type="float">
            <text:p>8096</text:p>
          </table:table-cell>
          <table:table-cell table:formula="of:=[.B318]-[.B$2]" office:value-type="float" office:value="24.1299734115601" calcext:value-type="float">
            <text:p>24.1299734116</text:p>
          </table:table-cell>
          <table:table-cell table:formula="of:=[.C318]/([.D318]-[.D317])" office:value-type="float" office:value="2297346.94432041" calcext:value-type="float">
            <text:p>2297346.9443204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2769890.08187" calcext:value-type="float">
            <text:p>1442769890.08187</text:p>
          </table:table-cell>
          <table:table-cell office:value-type="float" office:value="8096" calcext:value-type="float">
            <text:p>8096</text:p>
          </table:table-cell>
          <table:table-cell table:formula="of:=[.B319]-[.B$2]" office:value-type="float" office:value="24.1335453987122" calcext:value-type="float">
            <text:p>24.1335453987</text:p>
          </table:table-cell>
          <table:table-cell table:formula="of:=[.C319]/([.D319]-[.D318])" office:value-type="float" office:value="2266525.50954479" calcext:value-type="float">
            <text:p>2266525.5095447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2769890.08542" calcext:value-type="float">
            <text:p>1442769890.08542</text:p>
          </table:table-cell>
          <table:table-cell office:value-type="float" office:value="8096" calcext:value-type="float">
            <text:p>8096</text:p>
          </table:table-cell>
          <table:table-cell table:formula="of:=[.B320]-[.B$2]" office:value-type="float" office:value="24.1371030807495" calcext:value-type="float">
            <text:p>24.1371030807</text:p>
          </table:table-cell>
          <table:table-cell table:formula="of:=[.C320]/([.D320]-[.D319])" office:value-type="float" office:value="2275639.00174239" calcext:value-type="float">
            <text:p>2275639.0017423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2769890.08899" calcext:value-type="float">
            <text:p>1442769890.08899</text:p>
          </table:table-cell>
          <table:table-cell office:value-type="float" office:value="8096" calcext:value-type="float">
            <text:p>8096</text:p>
          </table:table-cell>
          <table:table-cell table:formula="of:=[.B321]-[.B$2]" office:value-type="float" office:value="24.1406729221344" calcext:value-type="float">
            <text:p>24.1406729221</text:p>
          </table:table-cell>
          <table:table-cell table:formula="of:=[.C321]/([.D321]-[.D320])" office:value-type="float" office:value="2267887.87711214" calcext:value-type="float">
            <text:p>2267887.8771121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2769890.09256" calcext:value-type="float">
            <text:p>1442769890.09256</text:p>
          </table:table-cell>
          <table:table-cell office:value-type="float" office:value="8096" calcext:value-type="float">
            <text:p>8096</text:p>
          </table:table-cell>
          <table:table-cell table:formula="of:=[.B322]-[.B$2]" office:value-type="float" office:value="24.1442399024963" calcext:value-type="float">
            <text:p>24.1442399025</text:p>
          </table:table-cell>
          <table:table-cell table:formula="of:=[.C322]/([.D322]-[.D321])" office:value-type="float" office:value="2269706.91691732" calcext:value-type="float">
            <text:p>2269706.9169173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2769890.09612" calcext:value-type="float">
            <text:p>1442769890.09612</text:p>
          </table:table-cell>
          <table:table-cell office:value-type="float" office:value="8096" calcext:value-type="float">
            <text:p>8096</text:p>
          </table:table-cell>
          <table:table-cell table:formula="of:=[.B323]-[.B$2]" office:value-type="float" office:value="24.147798538208" calcext:value-type="float">
            <text:p>24.1477985382</text:p>
          </table:table-cell>
          <table:table-cell table:formula="of:=[.C323]/([.D323]-[.D322])" office:value-type="float" office:value="2275029.15610344" calcext:value-type="float">
            <text:p>2275029.1561034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2769890.09968" calcext:value-type="float">
            <text:p>1442769890.09968</text:p>
          </table:table-cell>
          <table:table-cell office:value-type="float" office:value="8096" calcext:value-type="float">
            <text:p>8096</text:p>
          </table:table-cell>
          <table:table-cell table:formula="of:=[.B324]-[.B$2]" office:value-type="float" office:value="24.1513569355011" calcext:value-type="float">
            <text:p>24.1513569355</text:p>
          </table:table-cell>
          <table:table-cell table:formula="of:=[.C324]/([.D324]-[.D323])" office:value-type="float" office:value="2275181.58686767" calcext:value-type="float">
            <text:p>2275181.5868676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2769890.10324" calcext:value-type="float">
            <text:p>1442769890.10324</text:p>
          </table:table-cell>
          <table:table-cell office:value-type="float" office:value="8096" calcext:value-type="float">
            <text:p>8096</text:p>
          </table:table-cell>
          <table:table-cell table:formula="of:=[.B325]-[.B$2]" office:value-type="float" office:value="24.1549201011658" calcext:value-type="float">
            <text:p>24.1549201012</text:p>
          </table:table-cell>
          <table:table-cell table:formula="of:=[.C325]/([.D325]-[.D324])" office:value-type="float" office:value="2272136.8473737" calcext:value-type="float">
            <text:p>2272136.847373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2769890.1068" calcext:value-type="float">
            <text:p>1442769890.1068</text:p>
          </table:table-cell>
          <table:table-cell office:value-type="float" office:value="8096" calcext:value-type="float">
            <text:p>8096</text:p>
          </table:table-cell>
          <table:table-cell table:formula="of:=[.B326]-[.B$2]" office:value-type="float" office:value="24.158481836319" calcext:value-type="float">
            <text:p>24.1584818363</text:p>
          </table:table-cell>
          <table:table-cell table:formula="of:=[.C326]/([.D326]-[.D325])" office:value-type="float" office:value="2273049.41321374" calcext:value-type="float">
            <text:p>2273049.4132137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2769890.11036" calcext:value-type="float">
            <text:p>1442769890.11036</text:p>
          </table:table-cell>
          <table:table-cell office:value-type="float" office:value="8096" calcext:value-type="float">
            <text:p>8096</text:p>
          </table:table-cell>
          <table:table-cell table:formula="of:=[.B327]-[.B$2]" office:value-type="float" office:value="24.1620407104492" calcext:value-type="float">
            <text:p>24.1620407104</text:p>
          </table:table-cell>
          <table:table-cell table:formula="of:=[.C327]/([.D327]-[.D326])" office:value-type="float" office:value="2274876.74576271" calcext:value-type="float">
            <text:p>2274876.7457627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2769890.11392" calcext:value-type="float">
            <text:p>1442769890.11392</text:p>
          </table:table-cell>
          <table:table-cell office:value-type="float" office:value="8096" calcext:value-type="float">
            <text:p>8096</text:p>
          </table:table-cell>
          <table:table-cell table:formula="of:=[.B328]-[.B$2]" office:value-type="float" office:value="24.1656005382538" calcext:value-type="float">
            <text:p>24.1656005383</text:p>
          </table:table-cell>
          <table:table-cell table:formula="of:=[.C328]/([.D328]-[.D327])" office:value-type="float" office:value="2274267.30855268" calcext:value-type="float">
            <text:p>2274267.3085526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2769890.11748" calcext:value-type="float">
            <text:p>1442769890.11748</text:p>
          </table:table-cell>
          <table:table-cell office:value-type="float" office:value="8096" calcext:value-type="float">
            <text:p>8096</text:p>
          </table:table-cell>
          <table:table-cell table:formula="of:=[.B329]-[.B$2]" office:value-type="float" office:value="24.1691591739655" calcext:value-type="float">
            <text:p>24.169159174</text:p>
          </table:table-cell>
          <table:table-cell table:formula="of:=[.C329]/([.D329]-[.D328])" office:value-type="float" office:value="2275029.15610344" calcext:value-type="float">
            <text:p>2275029.1561034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2769890.12105" calcext:value-type="float">
            <text:p>1442769890.12105</text:p>
          </table:table-cell>
          <table:table-cell office:value-type="float" office:value="8096" calcext:value-type="float">
            <text:p>8096</text:p>
          </table:table-cell>
          <table:table-cell table:formula="of:=[.B330]-[.B$2]" office:value-type="float" office:value="24.1727254390717" calcext:value-type="float">
            <text:p>24.1727254391</text:p>
          </table:table-cell>
          <table:table-cell table:formula="of:=[.C330]/([.D330]-[.D329])" office:value-type="float" office:value="2270162.13290547" calcext:value-type="float">
            <text:p>2270162.1329054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2769890.12464" calcext:value-type="float">
            <text:p>1442769890.12464</text:p>
          </table:table-cell>
          <table:table-cell office:value-type="float" office:value="8096" calcext:value-type="float">
            <text:p>8096</text:p>
          </table:table-cell>
          <table:table-cell table:formula="of:=[.B331]-[.B$2]" office:value-type="float" office:value="24.1763198375702" calcext:value-type="float">
            <text:p>24.1763198376</text:p>
          </table:table-cell>
          <table:table-cell table:formula="of:=[.C331]/([.D331]-[.D330])" office:value-type="float" office:value="2252393.5516052" calcext:value-type="float">
            <text:p>2252393.55160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2769890.12821" calcext:value-type="float">
            <text:p>1442769890.12821</text:p>
          </table:table-cell>
          <table:table-cell office:value-type="float" office:value="8096" calcext:value-type="float">
            <text:p>8096</text:p>
          </table:table-cell>
          <table:table-cell table:formula="of:=[.B332]-[.B$2]" office:value-type="float" office:value="24.1798896789551" calcext:value-type="float">
            <text:p>24.179889679</text:p>
          </table:table-cell>
          <table:table-cell table:formula="of:=[.C332]/([.D332]-[.D331])" office:value-type="float" office:value="2267887.87711214" calcext:value-type="float">
            <text:p>2267887.8771121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2769890.13177" calcext:value-type="float">
            <text:p>1442769890.13177</text:p>
          </table:table-cell>
          <table:table-cell office:value-type="float" office:value="8096" calcext:value-type="float">
            <text:p>8096</text:p>
          </table:table-cell>
          <table:table-cell table:formula="of:=[.B333]-[.B$2]" office:value-type="float" office:value="24.1834485530853" calcext:value-type="float">
            <text:p>24.1834485531</text:p>
          </table:table-cell>
          <table:table-cell table:formula="of:=[.C333]/([.D333]-[.D332])" office:value-type="float" office:value="2274876.74576271" calcext:value-type="float">
            <text:p>2274876.7457627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2769890.13532" calcext:value-type="float">
            <text:p>1442769890.13532</text:p>
          </table:table-cell>
          <table:table-cell office:value-type="float" office:value="8096" calcext:value-type="float">
            <text:p>8096</text:p>
          </table:table-cell>
          <table:table-cell table:formula="of:=[.B334]-[.B$2]" office:value-type="float" office:value="24.1870017051697" calcext:value-type="float">
            <text:p>24.1870017052</text:p>
          </table:table-cell>
          <table:table-cell table:formula="of:=[.C334]/([.D334]-[.D333])" office:value-type="float" office:value="2278540.23914648" calcext:value-type="float">
            <text:p>2278540.2391464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2769890.13886" calcext:value-type="float">
            <text:p>1442769890.13886</text:p>
          </table:table-cell>
          <table:table-cell office:value-type="float" office:value="8096" calcext:value-type="float">
            <text:p>8096</text:p>
          </table:table-cell>
          <table:table-cell table:formula="of:=[.B335]-[.B$2]" office:value-type="float" office:value="24.1905405521393" calcext:value-type="float">
            <text:p>24.1905405521</text:p>
          </table:table-cell>
          <table:table-cell table:formula="of:=[.C335]/([.D335]-[.D334])" office:value-type="float" office:value="2287750.80401536" calcext:value-type="float">
            <text:p>2287750.8040153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2769890.14242" calcext:value-type="float">
            <text:p>1442769890.14242</text:p>
          </table:table-cell>
          <table:table-cell office:value-type="float" office:value="8096" calcext:value-type="float">
            <text:p>8096</text:p>
          </table:table-cell>
          <table:table-cell table:formula="of:=[.B336]-[.B$2]" office:value-type="float" office:value="24.1941027641296" calcext:value-type="float">
            <text:p>24.1941027641</text:p>
          </table:table-cell>
          <table:table-cell table:formula="of:=[.C336]/([.D336]-[.D335])" office:value-type="float" office:value="2272745.14316311" calcext:value-type="float">
            <text:p>2272745.143163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2769890.14599" calcext:value-type="float">
            <text:p>1442769890.14599</text:p>
          </table:table-cell>
          <table:table-cell office:value-type="float" office:value="8096" calcext:value-type="float">
            <text:p>8096</text:p>
          </table:table-cell>
          <table:table-cell table:formula="of:=[.B337]-[.B$2]" office:value-type="float" office:value="24.1976673603058" calcext:value-type="float">
            <text:p>24.1976673603</text:p>
          </table:table-cell>
          <table:table-cell table:formula="of:=[.C337]/([.D337]-[.D336])" office:value-type="float" office:value="2271225.013979" calcext:value-type="float">
            <text:p>2271225.01397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2769890.14951" calcext:value-type="float">
            <text:p>1442769890.14951</text:p>
          </table:table-cell>
          <table:table-cell office:value-type="float" office:value="8096" calcext:value-type="float">
            <text:p>8096</text:p>
          </table:table-cell>
          <table:table-cell table:formula="of:=[.B338]-[.B$2]" office:value-type="float" office:value="24.2011923789978" calcext:value-type="float">
            <text:p>24.201192379</text:p>
          </table:table-cell>
          <table:table-cell table:formula="of:=[.C338]/([.D338]-[.D337])" office:value-type="float" office:value="2296725.40980724" calcext:value-type="float">
            <text:p>2296725.409807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2769890.15308" calcext:value-type="float">
            <text:p>1442769890.15308</text:p>
          </table:table-cell>
          <table:table-cell office:value-type="float" office:value="8096" calcext:value-type="float">
            <text:p>8096</text:p>
          </table:table-cell>
          <table:table-cell table:formula="of:=[.B339]-[.B$2]" office:value-type="float" office:value="24.2047545909882" calcext:value-type="float">
            <text:p>24.204754591</text:p>
          </table:table-cell>
          <table:table-cell table:formula="of:=[.C339]/([.D339]-[.D338])" office:value-type="float" office:value="2272745.14316311" calcext:value-type="float">
            <text:p>2272745.1431631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2769890.15665" calcext:value-type="float">
            <text:p>1442769890.15665</text:p>
          </table:table-cell>
          <table:table-cell office:value-type="float" office:value="8096" calcext:value-type="float">
            <text:p>8096</text:p>
          </table:table-cell>
          <table:table-cell table:formula="of:=[.B340]-[.B$2]" office:value-type="float" office:value="24.2083253860474" calcext:value-type="float">
            <text:p>24.208325386</text:p>
          </table:table-cell>
          <table:table-cell table:formula="of:=[.C340]/([.D340]-[.D339])" office:value-type="float" office:value="2267282.17827335" calcext:value-type="float">
            <text:p>2267282.1782733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2769890.16021" calcext:value-type="float">
            <text:p>1442769890.16021</text:p>
          </table:table-cell>
          <table:table-cell office:value-type="float" office:value="8096" calcext:value-type="float">
            <text:p>8096</text:p>
          </table:table-cell>
          <table:table-cell table:formula="of:=[.B341]-[.B$2]" office:value-type="float" office:value="24.2118844985962" calcext:value-type="float">
            <text:p>24.2118844986</text:p>
          </table:table-cell>
          <table:table-cell table:formula="of:=[.C341]/([.D341]-[.D340])" office:value-type="float" office:value="2274724.35584137" calcext:value-type="float">
            <text:p>2274724.3558413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2769890.16377" calcext:value-type="float">
            <text:p>1442769890.16377</text:p>
          </table:table-cell>
          <table:table-cell office:value-type="float" office:value="8096" calcext:value-type="float">
            <text:p>8096</text:p>
          </table:table-cell>
          <table:table-cell table:formula="of:=[.B342]-[.B$2]" office:value-type="float" office:value="24.2154490947723" calcext:value-type="float">
            <text:p>24.2154490948</text:p>
          </table:table-cell>
          <table:table-cell table:formula="of:=[.C342]/([.D342]-[.D341])" office:value-type="float" office:value="2271225.013979" calcext:value-type="float">
            <text:p>2271225.01397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2769890.16733" calcext:value-type="float">
            <text:p>1442769890.16733</text:p>
          </table:table-cell>
          <table:table-cell office:value-type="float" office:value="8096" calcext:value-type="float">
            <text:p>8096</text:p>
          </table:table-cell>
          <table:table-cell table:formula="of:=[.B343]-[.B$2]" office:value-type="float" office:value="24.2190136909485" calcext:value-type="float">
            <text:p>24.2190136909</text:p>
          </table:table-cell>
          <table:table-cell table:formula="of:=[.C343]/([.D343]-[.D342])" office:value-type="float" office:value="2271225.013979" calcext:value-type="float">
            <text:p>2271225.01397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2769890.1709" calcext:value-type="float">
            <text:p>1442769890.1709</text:p>
          </table:table-cell>
          <table:table-cell office:value-type="float" office:value="8096" calcext:value-type="float">
            <text:p>8096</text:p>
          </table:table-cell>
          <table:table-cell table:formula="of:=[.B344]-[.B$2]" office:value-type="float" office:value="24.2225739955902" calcext:value-type="float">
            <text:p>24.2225739956</text:p>
          </table:table-cell>
          <table:table-cell table:formula="of:=[.C344]/([.D344]-[.D343])" office:value-type="float" office:value="2273962.71238197" calcext:value-type="float">
            <text:p>2273962.7123819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2769890.17446" calcext:value-type="float">
            <text:p>1442769890.17446</text:p>
          </table:table-cell>
          <table:table-cell office:value-type="float" office:value="8096" calcext:value-type="float">
            <text:p>8096</text:p>
          </table:table-cell>
          <table:table-cell table:formula="of:=[.B345]-[.B$2]" office:value-type="float" office:value="24.2261350154877" calcext:value-type="float">
            <text:p>24.2261350155</text:p>
          </table:table-cell>
          <table:table-cell table:formula="of:=[.C345]/([.D345]-[.D344])" office:value-type="float" office:value="2273505.97107659" calcext:value-type="float">
            <text:p>2273505.971076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2769890.17801" calcext:value-type="float">
            <text:p>1442769890.17801</text:p>
          </table:table-cell>
          <table:table-cell office:value-type="float" office:value="8096" calcext:value-type="float">
            <text:p>8096</text:p>
          </table:table-cell>
          <table:table-cell table:formula="of:=[.B346]-[.B$2]" office:value-type="float" office:value="24.2296936511993" calcext:value-type="float">
            <text:p>24.2296936512</text:p>
          </table:table-cell>
          <table:table-cell table:formula="of:=[.C346]/([.D346]-[.D345])" office:value-type="float" office:value="2275029.15610344" calcext:value-type="float">
            <text:p>2275029.156103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2769890.18158" calcext:value-type="float">
            <text:p>1442769890.18158</text:p>
          </table:table-cell>
          <table:table-cell office:value-type="float" office:value="8096" calcext:value-type="float">
            <text:p>8096</text:p>
          </table:table-cell>
          <table:table-cell table:formula="of:=[.B347]-[.B$2]" office:value-type="float" office:value="24.233255147934" calcext:value-type="float">
            <text:p>24.2332551479</text:p>
          </table:table-cell>
          <table:table-cell table:formula="of:=[.C347]/([.D347]-[.D346])" office:value-type="float" office:value="2273201.57879234" calcext:value-type="float">
            <text:p>2273201.5787923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2769890.18513" calcext:value-type="float">
            <text:p>1442769890.18513</text:p>
          </table:table-cell>
          <table:table-cell office:value-type="float" office:value="8096" calcext:value-type="float">
            <text:p>8096</text:p>
          </table:table-cell>
          <table:table-cell table:formula="of:=[.B348]-[.B$2]" office:value-type="float" office:value="24.2368133068085" calcext:value-type="float">
            <text:p>24.2368133068</text:p>
          </table:table-cell>
          <table:table-cell table:formula="of:=[.C348]/([.D348]-[.D347])" office:value-type="float" office:value="2275334.0380595" calcext:value-type="float">
            <text:p>2275334.038059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2769890.18868" calcext:value-type="float">
            <text:p>1442769890.18868</text:p>
          </table:table-cell>
          <table:table-cell office:value-type="float" office:value="8096" calcext:value-type="float">
            <text:p>8096</text:p>
          </table:table-cell>
          <table:table-cell table:formula="of:=[.B349]-[.B$2]" office:value-type="float" office:value="24.2403581142426" calcext:value-type="float">
            <text:p>24.2403581142</text:p>
          </table:table-cell>
          <table:table-cell table:formula="of:=[.C349]/([.D349]-[.D348])" office:value-type="float" office:value="2283904.03443637" calcext:value-type="float">
            <text:p>2283904.0344363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2769890.19228" calcext:value-type="float">
            <text:p>1442769890.19228</text:p>
          </table:table-cell>
          <table:table-cell office:value-type="float" office:value="8096" calcext:value-type="float">
            <text:p>8096</text:p>
          </table:table-cell>
          <table:table-cell table:formula="of:=[.B350]-[.B$2]" office:value-type="float" office:value="24.2439589500427" calcext:value-type="float">
            <text:p>24.24395895</text:p>
          </table:table-cell>
          <table:table-cell table:formula="of:=[.C350]/([.D350]-[.D349])" office:value-type="float" office:value="2248366.89293518" calcext:value-type="float">
            <text:p>2248366.892935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2769890.19584" calcext:value-type="float">
            <text:p>1442769890.19584</text:p>
          </table:table-cell>
          <table:table-cell office:value-type="float" office:value="8096" calcext:value-type="float">
            <text:p>8096</text:p>
          </table:table-cell>
          <table:table-cell table:formula="of:=[.B351]-[.B$2]" office:value-type="float" office:value="24.247524023056" calcext:value-type="float">
            <text:p>24.2475240231</text:p>
          </table:table-cell>
          <table:table-cell table:formula="of:=[.C351]/([.D351]-[.D350])" office:value-type="float" office:value="2270921.23212733" calcext:value-type="float">
            <text:p>2270921.2321273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2769890.19941" calcext:value-type="float">
            <text:p>1442769890.19941</text:p>
          </table:table-cell>
          <table:table-cell office:value-type="float" office:value="8096" calcext:value-type="float">
            <text:p>8096</text:p>
          </table:table-cell>
          <table:table-cell table:formula="of:=[.B352]-[.B$2]" office:value-type="float" office:value="24.2510859966278" calcext:value-type="float">
            <text:p>24.2510859966</text:p>
          </table:table-cell>
          <table:table-cell table:formula="of:=[.C352]/([.D352]-[.D351])" office:value-type="float" office:value="2272897.26800535" calcext:value-type="float">
            <text:p>2272897.2680053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2769890.20298" calcext:value-type="float">
            <text:p>1442769890.20298</text:p>
          </table:table-cell>
          <table:table-cell office:value-type="float" office:value="8096" calcext:value-type="float">
            <text:p>8096</text:p>
          </table:table-cell>
          <table:table-cell table:formula="of:=[.B353]-[.B$2]" office:value-type="float" office:value="24.2546544075012" calcext:value-type="float">
            <text:p>24.2546544075</text:p>
          </table:table-cell>
          <table:table-cell table:formula="of:=[.C353]/([.D353]-[.D352])" office:value-type="float" office:value="2268797.03240462" calcext:value-type="float">
            <text:p>2268797.0324046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2769890.20654" calcext:value-type="float">
            <text:p>1442769890.20654</text:p>
          </table:table-cell>
          <table:table-cell office:value-type="float" office:value="8096" calcext:value-type="float">
            <text:p>8096</text:p>
          </table:table-cell>
          <table:table-cell table:formula="of:=[.B354]-[.B$2]" office:value-type="float" office:value="24.2582216262817" calcext:value-type="float">
            <text:p>24.2582216263</text:p>
          </table:table-cell>
          <table:table-cell table:formula="of:=[.C354]/([.D354]-[.D353])" office:value-type="float" office:value="2269555.21882101" calcext:value-type="float">
            <text:p>2269555.2188210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2769890.21001" calcext:value-type="float">
            <text:p>1442769890.21001</text:p>
          </table:table-cell>
          <table:table-cell office:value-type="float" office:value="8096" calcext:value-type="float">
            <text:p>8096</text:p>
          </table:table-cell>
          <table:table-cell table:formula="of:=[.B355]-[.B$2]" office:value-type="float" office:value="24.2616846561432" calcext:value-type="float">
            <text:p>24.2616846561</text:p>
          </table:table-cell>
          <table:table-cell table:formula="of:=[.C355]/([.D355]-[.D354])" office:value-type="float" office:value="2337837.18994836" calcext:value-type="float">
            <text:p>2337837.1899483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2769890.21357" calcext:value-type="float">
            <text:p>1442769890.21357</text:p>
          </table:table-cell>
          <table:table-cell office:value-type="float" office:value="8096" calcext:value-type="float">
            <text:p>8096</text:p>
          </table:table-cell>
          <table:table-cell table:formula="of:=[.B356]-[.B$2]" office:value-type="float" office:value="24.2652473449707" calcext:value-type="float">
            <text:p>24.265247345</text:p>
          </table:table-cell>
          <table:table-cell table:formula="of:=[.C356]/([.D356]-[.D355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2769890.21713" calcext:value-type="float">
            <text:p>1442769890.21713</text:p>
          </table:table-cell>
          <table:table-cell office:value-type="float" office:value="8096" calcext:value-type="float">
            <text:p>8096</text:p>
          </table:table-cell>
          <table:table-cell table:formula="of:=[.B357]-[.B$2]" office:value-type="float" office:value="24.268807888031" calcext:value-type="float">
            <text:p>24.268807888</text:p>
          </table:table-cell>
          <table:table-cell table:formula="of:=[.C357]/([.D357]-[.D356])" office:value-type="float" office:value="2273810.44489085" calcext:value-type="float">
            <text:p>2273810.4448908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2769890.22067" calcext:value-type="float">
            <text:p>1442769890.22067</text:p>
          </table:table-cell>
          <table:table-cell office:value-type="float" office:value="8096" calcext:value-type="float">
            <text:p>8096</text:p>
          </table:table-cell>
          <table:table-cell table:formula="of:=[.B358]-[.B$2]" office:value-type="float" office:value="24.2723486423492" calcext:value-type="float">
            <text:p>24.2723486423</text:p>
          </table:table-cell>
          <table:table-cell table:formula="of:=[.C358]/([.D358]-[.D357])" office:value-type="float" office:value="2286518.428658" calcext:value-type="float">
            <text:p>2286518.42865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2769890.22423" calcext:value-type="float">
            <text:p>1442769890.22423</text:p>
          </table:table-cell>
          <table:table-cell office:value-type="float" office:value="8096" calcext:value-type="float">
            <text:p>8096</text:p>
          </table:table-cell>
          <table:table-cell table:formula="of:=[.B359]-[.B$2]" office:value-type="float" office:value="24.2759094238281" calcext:value-type="float">
            <text:p>24.2759094238</text:p>
          </table:table-cell>
          <table:table-cell table:formula="of:=[.C359]/([.D359]-[.D358])" office:value-type="float" office:value="2273658.19779042" calcext:value-type="float">
            <text:p>2273658.1977904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2769890.22779" calcext:value-type="float">
            <text:p>1442769890.22779</text:p>
          </table:table-cell>
          <table:table-cell office:value-type="float" office:value="8096" calcext:value-type="float">
            <text:p>8096</text:p>
          </table:table-cell>
          <table:table-cell table:formula="of:=[.B360]-[.B$2]" office:value-type="float" office:value="24.2794721126556" calcext:value-type="float">
            <text:p>24.2794721127</text:p>
          </table:table-cell>
          <table:table-cell table:formula="of:=[.C360]/([.D360]-[.D359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2769890.23136" calcext:value-type="float">
            <text:p>1442769890.23136</text:p>
          </table:table-cell>
          <table:table-cell office:value-type="float" office:value="8096" calcext:value-type="float">
            <text:p>8096</text:p>
          </table:table-cell>
          <table:table-cell table:formula="of:=[.B361]-[.B$2]" office:value-type="float" office:value="24.2830367088318" calcext:value-type="float">
            <text:p>24.2830367088</text:p>
          </table:table-cell>
          <table:table-cell table:formula="of:=[.C361]/([.D361]-[.D360])" office:value-type="float" office:value="2271225.013979" calcext:value-type="float">
            <text:p>2271225.01397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2769890.23493" calcext:value-type="float">
            <text:p>1442769890.23493</text:p>
          </table:table-cell>
          <table:table-cell office:value-type="float" office:value="8096" calcext:value-type="float">
            <text:p>8096</text:p>
          </table:table-cell>
          <table:table-cell table:formula="of:=[.B362]-[.B$2]" office:value-type="float" office:value="24.286613702774" calcext:value-type="float">
            <text:p>24.2866137028</text:p>
          </table:table-cell>
          <table:table-cell table:formula="of:=[.C362]/([.D362]-[.D361])" office:value-type="float" office:value="2263353.00833167" calcext:value-type="float">
            <text:p>2263353.0083316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2769890.2385" calcext:value-type="float">
            <text:p>1442769890.2385</text:p>
          </table:table-cell>
          <table:table-cell office:value-type="float" office:value="8096" calcext:value-type="float">
            <text:p>8096</text:p>
          </table:table-cell>
          <table:table-cell table:formula="of:=[.B363]-[.B$2]" office:value-type="float" office:value="24.2901742458343" calcext:value-type="float">
            <text:p>24.2901742458</text:p>
          </table:table-cell>
          <table:table-cell table:formula="of:=[.C363]/([.D363]-[.D362])" office:value-type="float" office:value="2273810.44489085" calcext:value-type="float">
            <text:p>2273810.4448908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2769890.24208" calcext:value-type="float">
            <text:p>1442769890.24208</text:p>
          </table:table-cell>
          <table:table-cell office:value-type="float" office:value="8096" calcext:value-type="float">
            <text:p>8096</text:p>
          </table:table-cell>
          <table:table-cell table:formula="of:=[.B364]-[.B$2]" office:value-type="float" office:value="24.2937612533569" calcext:value-type="float">
            <text:p>24.2937612534</text:p>
          </table:table-cell>
          <table:table-cell table:formula="of:=[.C364]/([.D364]-[.D363])" office:value-type="float" office:value="2257034.57520771" calcext:value-type="float">
            <text:p>2257034.5752077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2769890.24564" calcext:value-type="float">
            <text:p>1442769890.24564</text:p>
          </table:table-cell>
          <table:table-cell office:value-type="float" office:value="8096" calcext:value-type="float">
            <text:p>8096</text:p>
          </table:table-cell>
          <table:table-cell table:formula="of:=[.B365]-[.B$2]" office:value-type="float" office:value="24.2973220348358" calcext:value-type="float">
            <text:p>24.2973220348</text:p>
          </table:table-cell>
          <table:table-cell table:formula="of:=[.C365]/([.D365]-[.D364])" office:value-type="float" office:value="2273658.19779042" calcext:value-type="float">
            <text:p>2273658.1977904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2769890.24921" calcext:value-type="float">
            <text:p>1442769890.24921</text:p>
          </table:table-cell>
          <table:table-cell office:value-type="float" office:value="8096" calcext:value-type="float">
            <text:p>8096</text:p>
          </table:table-cell>
          <table:table-cell table:formula="of:=[.B366]-[.B$2]" office:value-type="float" office:value="24.3008854389191" calcext:value-type="float">
            <text:p>24.3008854389</text:p>
          </table:table-cell>
          <table:table-cell table:formula="of:=[.C366]/([.D366]-[.D365])" office:value-type="float" office:value="2271984.82430082" calcext:value-type="float">
            <text:p>2271984.8243008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2769890.25277" calcext:value-type="float">
            <text:p>1442769890.25277</text:p>
          </table:table-cell>
          <table:table-cell office:value-type="float" office:value="8096" calcext:value-type="float">
            <text:p>8096</text:p>
          </table:table-cell>
          <table:table-cell table:formula="of:=[.B367]-[.B$2]" office:value-type="float" office:value="24.3044455051422" calcext:value-type="float">
            <text:p>24.3044455051</text:p>
          </table:table-cell>
          <table:table-cell table:formula="of:=[.C367]/([.D367]-[.D366])" office:value-type="float" office:value="2274115.00026788" calcext:value-type="float">
            <text:p>2274115.0002678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2769890.25633" calcext:value-type="float">
            <text:p>1442769890.25633</text:p>
          </table:table-cell>
          <table:table-cell office:value-type="float" office:value="8096" calcext:value-type="float">
            <text:p>8096</text:p>
          </table:table-cell>
          <table:table-cell table:formula="of:=[.B368]-[.B$2]" office:value-type="float" office:value="24.3080079555511" calcext:value-type="float">
            <text:p>24.3080079556</text:p>
          </table:table-cell>
          <table:table-cell table:formula="of:=[.C368]/([.D368]-[.D367])" office:value-type="float" office:value="2272593.03868291" calcext:value-type="float">
            <text:p>2272593.0386829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2769890.25989" calcext:value-type="float">
            <text:p>1442769890.25989</text:p>
          </table:table-cell>
          <table:table-cell office:value-type="float" office:value="8096" calcext:value-type="float">
            <text:p>8096</text:p>
          </table:table-cell>
          <table:table-cell table:formula="of:=[.B369]-[.B$2]" office:value-type="float" office:value="24.3115653991699" calcext:value-type="float">
            <text:p>24.3115653992</text:p>
          </table:table-cell>
          <table:table-cell table:formula="of:=[.C369]/([.D369]-[.D368])" office:value-type="float" office:value="2275791.51424167" calcext:value-type="float">
            <text:p>2275791.5142416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2769890.26345" calcext:value-type="float">
            <text:p>1442769890.26345</text:p>
          </table:table-cell>
          <table:table-cell office:value-type="float" office:value="8096" calcext:value-type="float">
            <text:p>8096</text:p>
          </table:table-cell>
          <table:table-cell table:formula="of:=[.B370]-[.B$2]" office:value-type="float" office:value="24.3151271343231" calcext:value-type="float">
            <text:p>24.3151271343</text:p>
          </table:table-cell>
          <table:table-cell table:formula="of:=[.C370]/([.D370]-[.D369])" office:value-type="float" office:value="2273049.41321374" calcext:value-type="float">
            <text:p>2273049.4132137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2769890.26701" calcext:value-type="float">
            <text:p>1442769890.26701</text:p>
          </table:table-cell>
          <table:table-cell office:value-type="float" office:value="8096" calcext:value-type="float">
            <text:p>8096</text:p>
          </table:table-cell>
          <table:table-cell table:formula="of:=[.B371]-[.B$2]" office:value-type="float" office:value="24.3186910152435" calcext:value-type="float">
            <text:p>24.3186910152</text:p>
          </table:table-cell>
          <table:table-cell table:formula="of:=[.C371]/([.D371]-[.D370])" office:value-type="float" office:value="2271680.83917581" calcext:value-type="float">
            <text:p>2271680.8391758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2769890.27054" calcext:value-type="float">
            <text:p>1442769890.27054</text:p>
          </table:table-cell>
          <table:table-cell office:value-type="float" office:value="8096" calcext:value-type="float">
            <text:p>8096</text:p>
          </table:table-cell>
          <table:table-cell table:formula="of:=[.B372]-[.B$2]" office:value-type="float" office:value="24.3222205638885" calcext:value-type="float">
            <text:p>24.3222205639</text:p>
          </table:table-cell>
          <table:table-cell table:formula="of:=[.C372]/([.D372]-[.D371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2769890.27412" calcext:value-type="float">
            <text:p>1442769890.27412</text:p>
          </table:table-cell>
          <table:table-cell office:value-type="float" office:value="8096" calcext:value-type="float">
            <text:p>8096</text:p>
          </table:table-cell>
          <table:table-cell table:formula="of:=[.B373]-[.B$2]" office:value-type="float" office:value="24.3257966041565" calcext:value-type="float">
            <text:p>24.3257966042</text:p>
          </table:table-cell>
          <table:table-cell table:formula="of:=[.C373]/([.D373]-[.D372])" office:value-type="float" office:value="2263956.60937396" calcext:value-type="float">
            <text:p>2263956.6093739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2769890.27768" calcext:value-type="float">
            <text:p>1442769890.27768</text:p>
          </table:table-cell>
          <table:table-cell office:value-type="float" office:value="8096" calcext:value-type="float">
            <text:p>8096</text:p>
          </table:table-cell>
          <table:table-cell table:formula="of:=[.B374]-[.B$2]" office:value-type="float" office:value="24.329357624054" calcext:value-type="float">
            <text:p>24.3293576241</text:p>
          </table:table-cell>
          <table:table-cell table:formula="of:=[.C374]/([.D374]-[.D373])" office:value-type="float" office:value="2273505.97107659" calcext:value-type="float">
            <text:p>2273505.9710765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2769890.28124" calcext:value-type="float">
            <text:p>1442769890.28124</text:p>
          </table:table-cell>
          <table:table-cell office:value-type="float" office:value="8096" calcext:value-type="float">
            <text:p>8096</text:p>
          </table:table-cell>
          <table:table-cell table:formula="of:=[.B375]-[.B$2]" office:value-type="float" office:value="24.3329145908356" calcext:value-type="float">
            <text:p>24.3329145908</text:p>
          </table:table-cell>
          <table:table-cell table:formula="of:=[.C375]/([.D375]-[.D374])" office:value-type="float" office:value="2276096.60057645" calcext:value-type="float">
            <text:p>2276096.6005764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2769890.2848" calcext:value-type="float">
            <text:p>1442769890.2848</text:p>
          </table:table-cell>
          <table:table-cell office:value-type="float" office:value="8096" calcext:value-type="float">
            <text:p>8096</text:p>
          </table:table-cell>
          <table:table-cell table:formula="of:=[.B376]-[.B$2]" office:value-type="float" office:value="24.336475610733" calcext:value-type="float">
            <text:p>24.3364756107</text:p>
          </table:table-cell>
          <table:table-cell table:formula="of:=[.C376]/([.D376]-[.D375])" office:value-type="float" office:value="2273505.97107659" calcext:value-type="float">
            <text:p>2273505.9710765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2769890.28836" calcext:value-type="float">
            <text:p>1442769890.28836</text:p>
          </table:table-cell>
          <table:table-cell office:value-type="float" office:value="8096" calcext:value-type="float">
            <text:p>8096</text:p>
          </table:table-cell>
          <table:table-cell table:formula="of:=[.B377]-[.B$2]" office:value-type="float" office:value="24.3400411605835" calcext:value-type="float">
            <text:p>24.3400411606</text:p>
          </table:table-cell>
          <table:table-cell table:formula="of:=[.C377]/([.D377]-[.D376])" office:value-type="float" office:value="2270617.53152792" calcext:value-type="float">
            <text:p>2270617.5315279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2769890.29193" calcext:value-type="float">
            <text:p>1442769890.29193</text:p>
          </table:table-cell>
          <table:table-cell office:value-type="float" office:value="8096" calcext:value-type="float">
            <text:p>8096</text:p>
          </table:table-cell>
          <table:table-cell table:formula="of:=[.B378]-[.B$2]" office:value-type="float" office:value="24.3436055183411" calcext:value-type="float">
            <text:p>24.3436055183</text:p>
          </table:table-cell>
          <table:table-cell table:formula="of:=[.C378]/([.D378]-[.D377])" office:value-type="float" office:value="2271376.93538462" calcext:value-type="float">
            <text:p>2271376.9353846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2769890.29549" calcext:value-type="float">
            <text:p>1442769890.29549</text:p>
          </table:table-cell>
          <table:table-cell office:value-type="float" office:value="8096" calcext:value-type="float">
            <text:p>8096</text:p>
          </table:table-cell>
          <table:table-cell table:formula="of:=[.B379]-[.B$2]" office:value-type="float" office:value="24.3471708297729" calcext:value-type="float">
            <text:p>24.3471708298</text:p>
          </table:table-cell>
          <table:table-cell table:formula="of:=[.C379]/([.D379]-[.D378])" office:value-type="float" office:value="2270769.37167313" calcext:value-type="float">
            <text:p>2270769.3716731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2769890.29905" calcext:value-type="float">
            <text:p>1442769890.29905</text:p>
          </table:table-cell>
          <table:table-cell office:value-type="float" office:value="8096" calcext:value-type="float">
            <text:p>8096</text:p>
          </table:table-cell>
          <table:table-cell table:formula="of:=[.B380]-[.B$2]" office:value-type="float" office:value="24.3507325649261" calcext:value-type="float">
            <text:p>24.3507325649</text:p>
          </table:table-cell>
          <table:table-cell table:formula="of:=[.C380]/([.D380]-[.D379])" office:value-type="float" office:value="2273049.41321374" calcext:value-type="float">
            <text:p>2273049.4132137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2769890.30262" calcext:value-type="float">
            <text:p>1442769890.30262</text:p>
          </table:table-cell>
          <table:table-cell office:value-type="float" office:value="8096" calcext:value-type="float">
            <text:p>8096</text:p>
          </table:table-cell>
          <table:table-cell table:formula="of:=[.B381]-[.B$2]" office:value-type="float" office:value="24.3542966842651" calcext:value-type="float">
            <text:p>24.3542966843</text:p>
          </table:table-cell>
          <table:table-cell table:formula="of:=[.C381]/([.D381]-[.D380])" office:value-type="float" office:value="2271528.87711553" calcext:value-type="float">
            <text:p>2271528.8771155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2769890.30619" calcext:value-type="float">
            <text:p>1442769890.30619</text:p>
          </table:table-cell>
          <table:table-cell office:value-type="float" office:value="8096" calcext:value-type="float">
            <text:p>8096</text:p>
          </table:table-cell>
          <table:table-cell table:formula="of:=[.B382]-[.B$2]" office:value-type="float" office:value="24.3578650951385" calcext:value-type="float">
            <text:p>24.3578650951</text:p>
          </table:table-cell>
          <table:table-cell table:formula="of:=[.C382]/([.D382]-[.D381])" office:value-type="float" office:value="2268797.03240462" calcext:value-type="float">
            <text:p>2268797.0324046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2769890.30975" calcext:value-type="float">
            <text:p>1442769890.30975</text:p>
          </table:table-cell>
          <table:table-cell office:value-type="float" office:value="8096" calcext:value-type="float">
            <text:p>8096</text:p>
          </table:table-cell>
          <table:table-cell table:formula="of:=[.B383]-[.B$2]" office:value-type="float" office:value="24.3614277839661" calcext:value-type="float">
            <text:p>24.361427784</text:p>
          </table:table-cell>
          <table:table-cell table:formula="of:=[.C383]/([.D383]-[.D382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2769890.31331" calcext:value-type="float">
            <text:p>1442769890.31331</text:p>
          </table:table-cell>
          <table:table-cell office:value-type="float" office:value="8096" calcext:value-type="float">
            <text:p>8096</text:p>
          </table:table-cell>
          <table:table-cell table:formula="of:=[.B384]-[.B$2]" office:value-type="float" office:value="24.3649895191193" calcext:value-type="float">
            <text:p>24.3649895191</text:p>
          </table:table-cell>
          <table:table-cell table:formula="of:=[.C384]/([.D384]-[.D383])" office:value-type="float" office:value="2273049.41321374" calcext:value-type="float">
            <text:p>2273049.4132137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2769890.31688" calcext:value-type="float">
            <text:p>1442769890.31688</text:p>
          </table:table-cell>
          <table:table-cell office:value-type="float" office:value="8096" calcext:value-type="float">
            <text:p>8096</text:p>
          </table:table-cell>
          <table:table-cell table:formula="of:=[.B385]-[.B$2]" office:value-type="float" office:value="24.3685541152954" calcext:value-type="float">
            <text:p>24.3685541153</text:p>
          </table:table-cell>
          <table:table-cell table:formula="of:=[.C385]/([.D385]-[.D384])" office:value-type="float" office:value="2271225.013979" calcext:value-type="float">
            <text:p>2271225.01397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2769890.32044" calcext:value-type="float">
            <text:p>1442769890.32044</text:p>
          </table:table-cell>
          <table:table-cell office:value-type="float" office:value="8096" calcext:value-type="float">
            <text:p>8096</text:p>
          </table:table-cell>
          <table:table-cell table:formula="of:=[.B386]-[.B$2]" office:value-type="float" office:value="24.3721165657043" calcext:value-type="float">
            <text:p>24.3721165657</text:p>
          </table:table-cell>
          <table:table-cell table:formula="of:=[.C386]/([.D386]-[.D385])" office:value-type="float" office:value="2272593.03868291" calcext:value-type="float">
            <text:p>2272593.0386829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2769890.32402" calcext:value-type="float">
            <text:p>1442769890.32402</text:p>
          </table:table-cell>
          <table:table-cell office:value-type="float" office:value="8096" calcext:value-type="float">
            <text:p>8096</text:p>
          </table:table-cell>
          <table:table-cell table:formula="of:=[.B387]-[.B$2]" office:value-type="float" office:value="24.375700712204" calcext:value-type="float">
            <text:p>24.3757007122</text:p>
          </table:table-cell>
          <table:table-cell table:formula="of:=[.C387]/([.D387]-[.D386])" office:value-type="float" office:value="2258836.23920708" calcext:value-type="float">
            <text:p>2258836.2392070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2769890.32759" calcext:value-type="float">
            <text:p>1442769890.32759</text:p>
          </table:table-cell>
          <table:table-cell office:value-type="float" office:value="8096" calcext:value-type="float">
            <text:p>8096</text:p>
          </table:table-cell>
          <table:table-cell table:formula="of:=[.B388]-[.B$2]" office:value-type="float" office:value="24.3792657852173" calcext:value-type="float">
            <text:p>24.3792657852</text:p>
          </table:table-cell>
          <table:table-cell table:formula="of:=[.C388]/([.D388]-[.D387])" office:value-type="float" office:value="2270921.23212733" calcext:value-type="float">
            <text:p>2270921.2321273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2769890.33113" calcext:value-type="float">
            <text:p>1442769890.33113</text:p>
          </table:table-cell>
          <table:table-cell office:value-type="float" office:value="8096" calcext:value-type="float">
            <text:p>8096</text:p>
          </table:table-cell>
          <table:table-cell table:formula="of:=[.B389]-[.B$2]" office:value-type="float" office:value="24.3828067779541" calcext:value-type="float">
            <text:p>24.382806778</text:p>
          </table:table-cell>
          <table:table-cell table:formula="of:=[.C389]/([.D389]-[.D388])" office:value-type="float" office:value="2286364.47508753" calcext:value-type="float">
            <text:p>2286364.4750875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2769890.33469" calcext:value-type="float">
            <text:p>1442769890.33469</text:p>
          </table:table-cell>
          <table:table-cell office:value-type="float" office:value="8096" calcext:value-type="float">
            <text:p>8096</text:p>
          </table:table-cell>
          <table:table-cell table:formula="of:=[.B390]-[.B$2]" office:value-type="float" office:value="24.3863704204559" calcext:value-type="float">
            <text:p>24.3863704205</text:p>
          </table:table-cell>
          <table:table-cell table:formula="of:=[.C390]/([.D390]-[.D389])" office:value-type="float" office:value="2271832.82156955" calcext:value-type="float">
            <text:p>2271832.8215695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2769890.33826" calcext:value-type="float">
            <text:p>1442769890.33826</text:p>
          </table:table-cell>
          <table:table-cell office:value-type="float" office:value="8096" calcext:value-type="float">
            <text:p>8096</text:p>
          </table:table-cell>
          <table:table-cell table:formula="of:=[.B391]-[.B$2]" office:value-type="float" office:value="24.3899343013763" calcext:value-type="float">
            <text:p>24.3899343014</text:p>
          </table:table-cell>
          <table:table-cell table:formula="of:=[.C391]/([.D391]-[.D390])" office:value-type="float" office:value="2271680.83917581" calcext:value-type="float">
            <text:p>2271680.8391758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2769890.34182" calcext:value-type="float">
            <text:p>1442769890.34182</text:p>
          </table:table-cell>
          <table:table-cell office:value-type="float" office:value="8096" calcext:value-type="float">
            <text:p>8096</text:p>
          </table:table-cell>
          <table:table-cell table:formula="of:=[.B392]-[.B$2]" office:value-type="float" office:value="24.3934979438782" calcext:value-type="float">
            <text:p>24.3934979439</text:p>
          </table:table-cell>
          <table:table-cell table:formula="of:=[.C392]/([.D392]-[.D391])" office:value-type="float" office:value="2271832.82156955" calcext:value-type="float">
            <text:p>2271832.8215695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2769890.34538" calcext:value-type="float">
            <text:p>1442769890.34538</text:p>
          </table:table-cell>
          <table:table-cell office:value-type="float" office:value="8096" calcext:value-type="float">
            <text:p>8096</text:p>
          </table:table-cell>
          <table:table-cell table:formula="of:=[.B393]-[.B$2]" office:value-type="float" office:value="24.3970606327057" calcext:value-type="float">
            <text:p>24.3970606327</text:p>
          </table:table-cell>
          <table:table-cell table:formula="of:=[.C393]/([.D393]-[.D392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2769890.34894" calcext:value-type="float">
            <text:p>1442769890.34894</text:p>
          </table:table-cell>
          <table:table-cell office:value-type="float" office:value="8096" calcext:value-type="float">
            <text:p>8096</text:p>
          </table:table-cell>
          <table:table-cell table:formula="of:=[.B394]-[.B$2]" office:value-type="float" office:value="24.4006226062775" calcext:value-type="float">
            <text:p>24.4006226063</text:p>
          </table:table-cell>
          <table:table-cell table:formula="of:=[.C394]/([.D394]-[.D393])" office:value-type="float" office:value="2272897.26800535" calcext:value-type="float">
            <text:p>2272897.2680053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2769890.35251" calcext:value-type="float">
            <text:p>1442769890.35251</text:p>
          </table:table-cell>
          <table:table-cell office:value-type="float" office:value="8096" calcext:value-type="float">
            <text:p>8096</text:p>
          </table:table-cell>
          <table:table-cell table:formula="of:=[.B395]-[.B$2]" office:value-type="float" office:value="24.4041848182678" calcext:value-type="float">
            <text:p>24.4041848183</text:p>
          </table:table-cell>
          <table:table-cell table:formula="of:=[.C395]/([.D395]-[.D394])" office:value-type="float" office:value="2272745.14316311" calcext:value-type="float">
            <text:p>2272745.1431631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2769890.35607" calcext:value-type="float">
            <text:p>1442769890.35607</text:p>
          </table:table-cell>
          <table:table-cell office:value-type="float" office:value="8096" calcext:value-type="float">
            <text:p>8096</text:p>
          </table:table-cell>
          <table:table-cell table:formula="of:=[.B396]-[.B$2]" office:value-type="float" office:value="24.4077477455139" calcext:value-type="float">
            <text:p>24.4077477455</text:p>
          </table:table-cell>
          <table:table-cell table:formula="of:=[.C396]/([.D396]-[.D395])" office:value-type="float" office:value="2272288.89079229" calcext:value-type="float">
            <text:p>2272288.8907922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2769890.35963" calcext:value-type="float">
            <text:p>1442769890.35963</text:p>
          </table:table-cell>
          <table:table-cell office:value-type="float" office:value="8096" calcext:value-type="float">
            <text:p>8096</text:p>
          </table:table-cell>
          <table:table-cell table:formula="of:=[.B397]-[.B$2]" office:value-type="float" office:value="24.4113128185272" calcext:value-type="float">
            <text:p>24.4113128185</text:p>
          </table:table-cell>
          <table:table-cell table:formula="of:=[.C397]/([.D397]-[.D396])" office:value-type="float" office:value="2270921.23212733" calcext:value-type="float">
            <text:p>2270921.2321273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2769890.3632" calcext:value-type="float">
            <text:p>1442769890.3632</text:p>
          </table:table-cell>
          <table:table-cell office:value-type="float" office:value="8096" calcext:value-type="float">
            <text:p>8096</text:p>
          </table:table-cell>
          <table:table-cell table:formula="of:=[.B398]-[.B$2]" office:value-type="float" office:value="24.4148762226105" calcext:value-type="float">
            <text:p>24.4148762226</text:p>
          </table:table-cell>
          <table:table-cell table:formula="of:=[.C398]/([.D398]-[.D397])" office:value-type="float" office:value="2271984.82430082" calcext:value-type="float">
            <text:p>2271984.8243008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2769890.36676" calcext:value-type="float">
            <text:p>1442769890.36676</text:p>
          </table:table-cell>
          <table:table-cell office:value-type="float" office:value="8096" calcext:value-type="float">
            <text:p>8096</text:p>
          </table:table-cell>
          <table:table-cell table:formula="of:=[.B399]-[.B$2]" office:value-type="float" office:value="24.4184401035309" calcext:value-type="float">
            <text:p>24.4184401035</text:p>
          </table:table-cell>
          <table:table-cell table:formula="of:=[.C399]/([.D399]-[.D398])" office:value-type="float" office:value="2271680.83917581" calcext:value-type="float">
            <text:p>2271680.8391758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2769890.37032" calcext:value-type="float">
            <text:p>1442769890.37032</text:p>
          </table:table-cell>
          <table:table-cell office:value-type="float" office:value="8096" calcext:value-type="float">
            <text:p>8096</text:p>
          </table:table-cell>
          <table:table-cell table:formula="of:=[.B400]-[.B$2]" office:value-type="float" office:value="24.4220025539398" calcext:value-type="float">
            <text:p>24.4220025539</text:p>
          </table:table-cell>
          <table:table-cell table:formula="of:=[.C400]/([.D400]-[.D399])" office:value-type="float" office:value="2272593.03868291" calcext:value-type="float">
            <text:p>2272593.0386829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2769890.37389" calcext:value-type="float">
            <text:p>1442769890.37389</text:p>
          </table:table-cell>
          <table:table-cell office:value-type="float" office:value="8096" calcext:value-type="float">
            <text:p>8096</text:p>
          </table:table-cell>
          <table:table-cell table:formula="of:=[.B401]-[.B$2]" office:value-type="float" office:value="24.4255650043488" calcext:value-type="float">
            <text:p>24.4255650043</text:p>
          </table:table-cell>
          <table:table-cell table:formula="of:=[.C401]/([.D401]-[.D400])" office:value-type="float" office:value="2272593.03868291" calcext:value-type="float">
            <text:p>2272593.038682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2769890.37746" calcext:value-type="float">
            <text:p>1442769890.37746</text:p>
          </table:table-cell>
          <table:table-cell office:value-type="float" office:value="8096" calcext:value-type="float">
            <text:p>8096</text:p>
          </table:table-cell>
          <table:table-cell table:formula="of:=[.B402]-[.B$2]" office:value-type="float" office:value="24.4291434288025" calcext:value-type="float">
            <text:p>24.4291434288</text:p>
          </table:table-cell>
          <table:table-cell table:formula="of:=[.C402]/([.D402]-[.D401])" office:value-type="float" office:value="2262448.21000733" calcext:value-type="float">
            <text:p>2262448.2100073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2769890.38103" calcext:value-type="float">
            <text:p>1442769890.38103</text:p>
          </table:table-cell>
          <table:table-cell office:value-type="float" office:value="8096" calcext:value-type="float">
            <text:p>8096</text:p>
          </table:table-cell>
          <table:table-cell table:formula="of:=[.B403]-[.B$2]" office:value-type="float" office:value="24.4327085018158" calcext:value-type="float">
            <text:p>24.4327085018</text:p>
          </table:table-cell>
          <table:table-cell table:formula="of:=[.C403]/([.D403]-[.D402])" office:value-type="float" office:value="2270921.23212733" calcext:value-type="float">
            <text:p>2270921.2321273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2769890.38462" calcext:value-type="float">
            <text:p>1442769890.38462</text:p>
          </table:table-cell>
          <table:table-cell office:value-type="float" office:value="8096" calcext:value-type="float">
            <text:p>8096</text:p>
          </table:table-cell>
          <table:table-cell table:formula="of:=[.B404]-[.B$2]" office:value-type="float" office:value="24.4362962245941" calcext:value-type="float">
            <text:p>24.4362962246</text:p>
          </table:table-cell>
          <table:table-cell table:formula="of:=[.C404]/([.D404]-[.D403])" office:value-type="float" office:value="2256584.60818713" calcext:value-type="float">
            <text:p>2256584.6081871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2769890.38814" calcext:value-type="float">
            <text:p>1442769890.38814</text:p>
          </table:table-cell>
          <table:table-cell office:value-type="float" office:value="8096" calcext:value-type="float">
            <text:p>8096</text:p>
          </table:table-cell>
          <table:table-cell table:formula="of:=[.B405]-[.B$2]" office:value-type="float" office:value="24.4398236274719" calcext:value-type="float">
            <text:p>24.4398236275</text:p>
          </table:table-cell>
          <table:table-cell table:formula="of:=[.C405]/([.D405]-[.D404])" office:value-type="float" office:value="2295173.04386617" calcext:value-type="float">
            <text:p>2295173.0438661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2769890.39164" calcext:value-type="float">
            <text:p>1442769890.39164</text:p>
          </table:table-cell>
          <table:table-cell office:value-type="float" office:value="8096" calcext:value-type="float">
            <text:p>8096</text:p>
          </table:table-cell>
          <table:table-cell table:formula="of:=[.B406]-[.B$2]" office:value-type="float" office:value="24.4433233737946" calcext:value-type="float">
            <text:p>24.4433233738</text:p>
          </table:table-cell>
          <table:table-cell table:formula="of:=[.C406]/([.D406]-[.D405])" office:value-type="float" office:value="2313310.52415015" calcext:value-type="float">
            <text:p>2313310.5241501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2769890.39518" calcext:value-type="float">
            <text:p>1442769890.39518</text:p>
          </table:table-cell>
          <table:table-cell office:value-type="float" office:value="8096" calcext:value-type="float">
            <text:p>8096</text:p>
          </table:table-cell>
          <table:table-cell table:formula="of:=[.B407]-[.B$2]" office:value-type="float" office:value="24.4468557834625" calcext:value-type="float">
            <text:p>24.4468557835</text:p>
          </table:table-cell>
          <table:table-cell table:formula="of:=[.C407]/([.D407]-[.D406])" office:value-type="float" office:value="2291919.89632829" calcext:value-type="float">
            <text:p>2291919.8963282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2769890.39871" calcext:value-type="float">
            <text:p>1442769890.39871</text:p>
          </table:table-cell>
          <table:table-cell office:value-type="float" office:value="8096" calcext:value-type="float">
            <text:p>8096</text:p>
          </table:table-cell>
          <table:table-cell table:formula="of:=[.B408]-[.B$2]" office:value-type="float" office:value="24.4503893852234" calcext:value-type="float">
            <text:p>24.4503893852</text:p>
          </table:table-cell>
          <table:table-cell table:formula="of:=[.C408]/([.D408]-[.D407])" office:value-type="float" office:value="2291146.69617435" calcext:value-type="float">
            <text:p>2291146.6961743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2769890.40224" calcext:value-type="float">
            <text:p>1442769890.40224</text:p>
          </table:table-cell>
          <table:table-cell office:value-type="float" office:value="8096" calcext:value-type="float">
            <text:p>8096</text:p>
          </table:table-cell>
          <table:table-cell table:formula="of:=[.B409]-[.B$2]" office:value-type="float" office:value="24.4539220333099" calcext:value-type="float">
            <text:p>24.4539220333</text:p>
          </table:table-cell>
          <table:table-cell table:formula="of:=[.C409]/([.D409]-[.D408])" office:value-type="float" office:value="2291765.21455085" calcext:value-type="float">
            <text:p>2291765.2145508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2769890.40577" calcext:value-type="float">
            <text:p>1442769890.40577</text:p>
          </table:table-cell>
          <table:table-cell office:value-type="float" office:value="8096" calcext:value-type="float">
            <text:p>8096</text:p>
          </table:table-cell>
          <table:table-cell table:formula="of:=[.B410]-[.B$2]" office:value-type="float" office:value="24.4574534893036" calcext:value-type="float">
            <text:p>24.4574534893</text:p>
          </table:table-cell>
          <table:table-cell table:formula="of:=[.C410]/([.D410]-[.D409])" office:value-type="float" office:value="2292538.83229814" calcext:value-type="float">
            <text:p>2292538.8322981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2769890.4093" calcext:value-type="float">
            <text:p>1442769890.4093</text:p>
          </table:table-cell>
          <table:table-cell office:value-type="float" office:value="8096" calcext:value-type="float">
            <text:p>8096</text:p>
          </table:table-cell>
          <table:table-cell table:formula="of:=[.B411]-[.B$2]" office:value-type="float" office:value="24.4609825611114" calcext:value-type="float">
            <text:p>24.4609825611</text:p>
          </table:table-cell>
          <table:table-cell table:formula="of:=[.C411]/([.D411]-[.D410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2769890.41284" calcext:value-type="float">
            <text:p>1442769890.41284</text:p>
          </table:table-cell>
          <table:table-cell office:value-type="float" office:value="8096" calcext:value-type="float">
            <text:p>8096</text:p>
          </table:table-cell>
          <table:table-cell table:formula="of:=[.B412]-[.B$2]" office:value-type="float" office:value="24.4645226001739" calcext:value-type="float">
            <text:p>24.4645226002</text:p>
          </table:table-cell>
          <table:table-cell table:formula="of:=[.C412]/([.D412]-[.D411])" office:value-type="float" office:value="2286980.4137931" calcext:value-type="float">
            <text:p>2286980.413793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2769890.41637" calcext:value-type="float">
            <text:p>1442769890.41637</text:p>
          </table:table-cell>
          <table:table-cell office:value-type="float" office:value="8096" calcext:value-type="float">
            <text:p>8096</text:p>
          </table:table-cell>
          <table:table-cell table:formula="of:=[.B413]-[.B$2]" office:value-type="float" office:value="24.468053817749" calcext:value-type="float">
            <text:p>24.4680538177</text:p>
          </table:table-cell>
          <table:table-cell table:formula="of:=[.C413]/([.D413]-[.D412])" office:value-type="float" office:value="2292693.61852677" calcext:value-type="float">
            <text:p>2292693.6185267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2769890.41991" calcext:value-type="float">
            <text:p>1442769890.41991</text:p>
          </table:table-cell>
          <table:table-cell office:value-type="float" office:value="8096" calcext:value-type="float">
            <text:p>8096</text:p>
          </table:table-cell>
          <table:table-cell table:formula="of:=[.B414]-[.B$2]" office:value-type="float" office:value="24.4715902805328" calcext:value-type="float">
            <text:p>24.4715902805</text:p>
          </table:table-cell>
          <table:table-cell table:formula="of:=[.C414]/([.D414]-[.D413])" office:value-type="float" office:value="2289293.14258747" calcext:value-type="float">
            <text:p>2289293.1425874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2769890.42343" calcext:value-type="float">
            <text:p>1442769890.42343</text:p>
          </table:table-cell>
          <table:table-cell office:value-type="float" office:value="8096" calcext:value-type="float">
            <text:p>8096</text:p>
          </table:table-cell>
          <table:table-cell table:formula="of:=[.B415]-[.B$2]" office:value-type="float" office:value="24.4751057624817" calcext:value-type="float">
            <text:p>24.4751057625</text:p>
          </table:table-cell>
          <table:table-cell table:formula="of:=[.C415]/([.D415]-[.D414])" office:value-type="float" office:value="2302955.92973889" calcext:value-type="float">
            <text:p>2302955.9297388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2769890.42697" calcext:value-type="float">
            <text:p>1442769890.42697</text:p>
          </table:table-cell>
          <table:table-cell office:value-type="float" office:value="8096" calcext:value-type="float">
            <text:p>8096</text:p>
          </table:table-cell>
          <table:table-cell table:formula="of:=[.B416]-[.B$2]" office:value-type="float" office:value="24.4786479473114" calcext:value-type="float">
            <text:p>24.4786479473</text:p>
          </table:table-cell>
          <table:table-cell table:formula="of:=[.C416]/([.D416]-[.D415])" office:value-type="float" office:value="2285595.01810594" calcext:value-type="float">
            <text:p>2285595.0181059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2769890.4305" calcext:value-type="float">
            <text:p>1442769890.4305</text:p>
          </table:table-cell>
          <table:table-cell office:value-type="float" office:value="8096" calcext:value-type="float">
            <text:p>8096</text:p>
          </table:table-cell>
          <table:table-cell table:formula="of:=[.B417]-[.B$2]" office:value-type="float" office:value="24.4821794033051" calcext:value-type="float">
            <text:p>24.4821794033</text:p>
          </table:table-cell>
          <table:table-cell table:formula="of:=[.C417]/([.D417]-[.D416])" office:value-type="float" office:value="2292538.83229814" calcext:value-type="float">
            <text:p>2292538.8322981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2769890.43403" calcext:value-type="float">
            <text:p>1442769890.43403</text:p>
          </table:table-cell>
          <table:table-cell office:value-type="float" office:value="8096" calcext:value-type="float">
            <text:p>8096</text:p>
          </table:table-cell>
          <table:table-cell table:formula="of:=[.B418]-[.B$2]" office:value-type="float" office:value="24.4857099056244" calcext:value-type="float">
            <text:p>24.4857099056</text:p>
          </table:table-cell>
          <table:table-cell table:formula="of:=[.C418]/([.D418]-[.D417])" office:value-type="float" office:value="2293158.10264722" calcext:value-type="float">
            <text:p>2293158.1026472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2769890.43756" calcext:value-type="float">
            <text:p>1442769890.43756</text:p>
          </table:table-cell>
          <table:table-cell office:value-type="float" office:value="8096" calcext:value-type="float">
            <text:p>8096</text:p>
          </table:table-cell>
          <table:table-cell table:formula="of:=[.B419]-[.B$2]" office:value-type="float" office:value="24.4892363548279" calcext:value-type="float">
            <text:p>24.4892363548</text:p>
          </table:table-cell>
          <table:table-cell table:formula="of:=[.C419]/([.D419]-[.D418])" office:value-type="float" office:value="2295793.7383544" calcext:value-type="float">
            <text:p>2295793.738354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2769890.44108" calcext:value-type="float">
            <text:p>1442769890.44108</text:p>
          </table:table-cell>
          <table:table-cell office:value-type="float" office:value="8096" calcext:value-type="float">
            <text:p>8096</text:p>
          </table:table-cell>
          <table:table-cell table:formula="of:=[.B420]-[.B$2]" office:value-type="float" office:value="24.4927606582642" calcext:value-type="float">
            <text:p>24.4927606583</text:p>
          </table:table-cell>
          <table:table-cell table:formula="of:=[.C420]/([.D420]-[.D419])" office:value-type="float" office:value="2297191.52915708" calcext:value-type="float">
            <text:p>2297191.5291570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2769890.44459" calcext:value-type="float">
            <text:p>1442769890.44459</text:p>
          </table:table-cell>
          <table:table-cell office:value-type="float" office:value="8096" calcext:value-type="float">
            <text:p>8096</text:p>
          </table:table-cell>
          <table:table-cell table:formula="of:=[.B421]-[.B$2]" office:value-type="float" office:value="24.4962737560272" calcext:value-type="float">
            <text:p>24.496273756</text:p>
          </table:table-cell>
          <table:table-cell table:formula="of:=[.C421]/([.D421]-[.D420])" office:value-type="float" office:value="2304518.84519851" calcext:value-type="float">
            <text:p>2304518.8451985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2769890.44812" calcext:value-type="float">
            <text:p>1442769890.44812</text:p>
          </table:table-cell>
          <table:table-cell office:value-type="float" office:value="8096" calcext:value-type="float">
            <text:p>8096</text:p>
          </table:table-cell>
          <table:table-cell table:formula="of:=[.B422]-[.B$2]" office:value-type="float" office:value="24.4997997283936" calcext:value-type="float">
            <text:p>24.4997997284</text:p>
          </table:table-cell>
          <table:table-cell table:formula="of:=[.C422]/([.D422]-[.D421])" office:value-type="float" office:value="2296104.21150855" calcext:value-type="float">
            <text:p>2296104.2115085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2769890.45165" calcext:value-type="float">
            <text:p>1442769890.45165</text:p>
          </table:table-cell>
          <table:table-cell office:value-type="float" office:value="8096" calcext:value-type="float">
            <text:p>8096</text:p>
          </table:table-cell>
          <table:table-cell table:formula="of:=[.B423]-[.B$2]" office:value-type="float" office:value="24.5033247470856" calcext:value-type="float">
            <text:p>24.5033247471</text:p>
          </table:table-cell>
          <table:table-cell table:formula="of:=[.C423]/([.D423]-[.D422])" office:value-type="float" office:value="2296725.40980724" calcext:value-type="float">
            <text:p>2296725.4098072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2769890.45518" calcext:value-type="float">
            <text:p>1442769890.45518</text:p>
          </table:table-cell>
          <table:table-cell office:value-type="float" office:value="8096" calcext:value-type="float">
            <text:p>8096</text:p>
          </table:table-cell>
          <table:table-cell table:formula="of:=[.B424]-[.B$2]" office:value-type="float" office:value="24.5068573951721" calcext:value-type="float">
            <text:p>24.5068573952</text:p>
          </table:table-cell>
          <table:table-cell table:formula="of:=[.C424]/([.D424]-[.D423])" office:value-type="float" office:value="2291765.21455085" calcext:value-type="float">
            <text:p>2291765.2145508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2769890.45871" calcext:value-type="float">
            <text:p>1442769890.45871</text:p>
          </table:table-cell>
          <table:table-cell office:value-type="float" office:value="8096" calcext:value-type="float">
            <text:p>8096</text:p>
          </table:table-cell>
          <table:table-cell table:formula="of:=[.B425]-[.B$2]" office:value-type="float" office:value="24.5103845596313" calcext:value-type="float">
            <text:p>24.5103845596</text:p>
          </table:table-cell>
          <table:table-cell table:formula="of:=[.C425]/([.D425]-[.D424])" office:value-type="float" office:value="2295328.18602136" calcext:value-type="float">
            <text:p>2295328.1860213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2769890.46223" calcext:value-type="float">
            <text:p>1442769890.46223</text:p>
          </table:table-cell>
          <table:table-cell office:value-type="float" office:value="8096" calcext:value-type="float">
            <text:p>8096</text:p>
          </table:table-cell>
          <table:table-cell table:formula="of:=[.B426]-[.B$2]" office:value-type="float" office:value="24.5139119625092" calcext:value-type="float">
            <text:p>24.5139119625</text:p>
          </table:table-cell>
          <table:table-cell table:formula="of:=[.C426]/([.D426]-[.D425])" office:value-type="float" office:value="2295173.04386617" calcext:value-type="float">
            <text:p>2295173.0438661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2769890.46576" calcext:value-type="float">
            <text:p>1442769890.46576</text:p>
          </table:table-cell>
          <table:table-cell office:value-type="float" office:value="8096" calcext:value-type="float">
            <text:p>8096</text:p>
          </table:table-cell>
          <table:table-cell table:formula="of:=[.B427]-[.B$2]" office:value-type="float" office:value="24.5174386501312" calcext:value-type="float">
            <text:p>24.5174386501</text:p>
          </table:table-cell>
          <table:table-cell table:formula="of:=[.C427]/([.D427]-[.D426])" office:value-type="float" office:value="2295638.53326122" calcext:value-type="float">
            <text:p>2295638.5332612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2769890.46928" calcext:value-type="float">
            <text:p>1442769890.46928</text:p>
          </table:table-cell>
          <table:table-cell office:value-type="float" office:value="8096" calcext:value-type="float">
            <text:p>8096</text:p>
          </table:table-cell>
          <table:table-cell table:formula="of:=[.B428]-[.B$2]" office:value-type="float" office:value="24.5209627151489" calcext:value-type="float">
            <text:p>24.5209627151</text:p>
          </table:table-cell>
          <table:table-cell table:formula="of:=[.C428]/([.D428]-[.D427])" office:value-type="float" office:value="2297346.94432041" calcext:value-type="float">
            <text:p>2297346.9443204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2769890.47281" calcext:value-type="float">
            <text:p>1442769890.47281</text:p>
          </table:table-cell>
          <table:table-cell office:value-type="float" office:value="8096" calcext:value-type="float">
            <text:p>8096</text:p>
          </table:table-cell>
          <table:table-cell table:formula="of:=[.B429]-[.B$2]" office:value-type="float" office:value="24.524489402771" calcext:value-type="float">
            <text:p>24.5244894028</text:p>
          </table:table-cell>
          <table:table-cell table:formula="of:=[.C429]/([.D429]-[.D428])" office:value-type="float" office:value="2295638.53326122" calcext:value-type="float">
            <text:p>2295638.5332612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2769890.47635" calcext:value-type="float">
            <text:p>1442769890.47635</text:p>
          </table:table-cell>
          <table:table-cell office:value-type="float" office:value="8096" calcext:value-type="float">
            <text:p>8096</text:p>
          </table:table-cell>
          <table:table-cell table:formula="of:=[.B430]-[.B$2]" office:value-type="float" office:value="24.528026342392" calcext:value-type="float">
            <text:p>24.5280263424</text:p>
          </table:table-cell>
          <table:table-cell table:formula="of:=[.C430]/([.D430]-[.D429])" office:value-type="float" office:value="2288984.50852713" calcext:value-type="float">
            <text:p>2288984.5085271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2769890.47987" calcext:value-type="float">
            <text:p>1442769890.47987</text:p>
          </table:table-cell>
          <table:table-cell office:value-type="float" office:value="8096" calcext:value-type="float">
            <text:p>8096</text:p>
          </table:table-cell>
          <table:table-cell table:formula="of:=[.B431]-[.B$2]" office:value-type="float" office:value="24.5315518379211" calcext:value-type="float">
            <text:p>24.5315518379</text:p>
          </table:table-cell>
          <table:table-cell table:formula="of:=[.C431]/([.D431]-[.D430])" office:value-type="float" office:value="2296414.76864814" calcext:value-type="float">
            <text:p>2296414.7686481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2769890.4834" calcext:value-type="float">
            <text:p>1442769890.4834</text:p>
          </table:table-cell>
          <table:table-cell office:value-type="float" office:value="8096" calcext:value-type="float">
            <text:p>8096</text:p>
          </table:table-cell>
          <table:table-cell table:formula="of:=[.B432]-[.B$2]" office:value-type="float" office:value="24.5350794792175" calcext:value-type="float">
            <text:p>24.5350794792</text:p>
          </table:table-cell>
          <table:table-cell table:formula="of:=[.C432]/([.D432]-[.D431])" office:value-type="float" office:value="2295017.92268181" calcext:value-type="float">
            <text:p>2295017.9226818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2769890.48693" calcext:value-type="float">
            <text:p>1442769890.48693</text:p>
          </table:table-cell>
          <table:table-cell office:value-type="float" office:value="8096" calcext:value-type="float">
            <text:p>8096</text:p>
          </table:table-cell>
          <table:table-cell table:formula="of:=[.B433]-[.B$2]" office:value-type="float" office:value="24.5386044979095" calcext:value-type="float">
            <text:p>24.5386044979</text:p>
          </table:table-cell>
          <table:table-cell table:formula="of:=[.C433]/([.D433]-[.D432])" office:value-type="float" office:value="2296725.40980724" calcext:value-type="float">
            <text:p>2296725.4098072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2769890.49045" calcext:value-type="float">
            <text:p>1442769890.49045</text:p>
          </table:table-cell>
          <table:table-cell office:value-type="float" office:value="8096" calcext:value-type="float">
            <text:p>8096</text:p>
          </table:table-cell>
          <table:table-cell table:formula="of:=[.B434]-[.B$2]" office:value-type="float" office:value="24.5421319007874" calcext:value-type="float">
            <text:p>24.5421319008</text:p>
          </table:table-cell>
          <table:table-cell table:formula="of:=[.C434]/([.D434]-[.D433])" office:value-type="float" office:value="2295173.04386617" calcext:value-type="float">
            <text:p>2295173.0438661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2769890.49398" calcext:value-type="float">
            <text:p>1442769890.49398</text:p>
          </table:table-cell>
          <table:table-cell office:value-type="float" office:value="8096" calcext:value-type="float">
            <text:p>8096</text:p>
          </table:table-cell>
          <table:table-cell table:formula="of:=[.B435]-[.B$2]" office:value-type="float" office:value="24.5456583499908" calcext:value-type="float">
            <text:p>24.54565835</text:p>
          </table:table-cell>
          <table:table-cell table:formula="of:=[.C435]/([.D435]-[.D434])" office:value-type="float" office:value="2295793.7383544" calcext:value-type="float">
            <text:p>2295793.738354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2769890.4975" calcext:value-type="float">
            <text:p>1442769890.4975</text:p>
          </table:table-cell>
          <table:table-cell office:value-type="float" office:value="8096" calcext:value-type="float">
            <text:p>8096</text:p>
          </table:table-cell>
          <table:table-cell table:formula="of:=[.B436]-[.B$2]" office:value-type="float" office:value="24.5491781234741" calcext:value-type="float">
            <text:p>24.5491781235</text:p>
          </table:table-cell>
          <table:table-cell table:formula="of:=[.C436]/([.D436]-[.D435])" office:value-type="float" office:value="2300148.0176116" calcext:value-type="float">
            <text:p>2300148.017611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2769890.50104" calcext:value-type="float">
            <text:p>1442769890.50104</text:p>
          </table:table-cell>
          <table:table-cell office:value-type="float" office:value="8096" calcext:value-type="float">
            <text:p>8096</text:p>
          </table:table-cell>
          <table:table-cell table:formula="of:=[.B437]-[.B$2]" office:value-type="float" office:value="24.5527157783508" calcext:value-type="float">
            <text:p>24.5527157784</text:p>
          </table:table-cell>
          <table:table-cell table:formula="of:=[.C437]/([.D437]-[.D436])" office:value-type="float" office:value="2288521.71343847" calcext:value-type="float">
            <text:p>2288521.7134384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2769890.50472" calcext:value-type="float">
            <text:p>1442769890.50472</text:p>
          </table:table-cell>
          <table:table-cell office:value-type="float" office:value="8096" calcext:value-type="float">
            <text:p>8096</text:p>
          </table:table-cell>
          <table:table-cell table:formula="of:=[.B438]-[.B$2]" office:value-type="float" office:value="24.556396484375" calcext:value-type="float">
            <text:p>24.5563964844</text:p>
          </table:table-cell>
          <table:table-cell table:formula="of:=[.C438]/([.D438]-[.D437])" office:value-type="float" office:value="2199578.0012955" calcext:value-type="float">
            <text:p>2199578.001295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2769890.50821" calcext:value-type="float">
            <text:p>1442769890.50821</text:p>
          </table:table-cell>
          <table:table-cell office:value-type="float" office:value="8096" calcext:value-type="float">
            <text:p>8096</text:p>
          </table:table-cell>
          <table:table-cell table:formula="of:=[.B439]-[.B$2]" office:value-type="float" office:value="24.5598924160004" calcext:value-type="float">
            <text:p>24.559892416</text:p>
          </table:table-cell>
          <table:table-cell table:formula="of:=[.C439]/([.D439]-[.D438])" office:value-type="float" office:value="2315834.76669167" calcext:value-type="float">
            <text:p>2315834.7666916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2769890.51174" calcext:value-type="float">
            <text:p>1442769890.51174</text:p>
          </table:table-cell>
          <table:table-cell office:value-type="float" office:value="8096" calcext:value-type="float">
            <text:p>8096</text:p>
          </table:table-cell>
          <table:table-cell table:formula="of:=[.B440]-[.B$2]" office:value-type="float" office:value="24.5634200572968" calcext:value-type="float">
            <text:p>24.5634200573</text:p>
          </table:table-cell>
          <table:table-cell table:formula="of:=[.C440]/([.D440]-[.D439])" office:value-type="float" office:value="2295017.92268181" calcext:value-type="float">
            <text:p>2295017.9226818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2769890.51526" calcext:value-type="float">
            <text:p>1442769890.51526</text:p>
          </table:table-cell>
          <table:table-cell office:value-type="float" office:value="8096" calcext:value-type="float">
            <text:p>8096</text:p>
          </table:table-cell>
          <table:table-cell table:formula="of:=[.B441]-[.B$2]" office:value-type="float" office:value="24.566935300827" calcext:value-type="float">
            <text:p>24.5669353008</text:p>
          </table:table-cell>
          <table:table-cell table:formula="of:=[.C441]/([.D441]-[.D440])" office:value-type="float" office:value="2303112.12588171" calcext:value-type="float">
            <text:p>2303112.1258817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2769890.51879" calcext:value-type="float">
            <text:p>1442769890.51879</text:p>
          </table:table-cell>
          <table:table-cell office:value-type="float" office:value="8096" calcext:value-type="float">
            <text:p>8096</text:p>
          </table:table-cell>
          <table:table-cell table:formula="of:=[.B442]-[.B$2]" office:value-type="float" office:value="24.570464849472" calcext:value-type="float">
            <text:p>24.5704648495</text:p>
          </table:table-cell>
          <table:table-cell table:formula="of:=[.C442]/([.D442]-[.D441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2769890.52231" calcext:value-type="float">
            <text:p>1442769890.52231</text:p>
          </table:table-cell>
          <table:table-cell office:value-type="float" office:value="8096" calcext:value-type="float">
            <text:p>8096</text:p>
          </table:table-cell>
          <table:table-cell table:formula="of:=[.B443]-[.B$2]" office:value-type="float" office:value="24.5739922523499" calcext:value-type="float">
            <text:p>24.5739922523</text:p>
          </table:table-cell>
          <table:table-cell table:formula="of:=[.C443]/([.D443]-[.D442])" office:value-type="float" office:value="2295173.04386617" calcext:value-type="float">
            <text:p>2295173.0438661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2769890.52584" calcext:value-type="float">
            <text:p>1442769890.52584</text:p>
          </table:table-cell>
          <table:table-cell office:value-type="float" office:value="8096" calcext:value-type="float">
            <text:p>8096</text:p>
          </table:table-cell>
          <table:table-cell table:formula="of:=[.B444]-[.B$2]" office:value-type="float" office:value="24.5775172710419" calcext:value-type="float">
            <text:p>24.577517271</text:p>
          </table:table-cell>
          <table:table-cell table:formula="of:=[.C444]/([.D444]-[.D443])" office:value-type="float" office:value="2296725.40980724" calcext:value-type="float">
            <text:p>2296725.4098072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2769890.52937" calcext:value-type="float">
            <text:p>1442769890.52937</text:p>
          </table:table-cell>
          <table:table-cell office:value-type="float" office:value="8096" calcext:value-type="float">
            <text:p>8096</text:p>
          </table:table-cell>
          <table:table-cell table:formula="of:=[.B445]-[.B$2]" office:value-type="float" office:value="24.5810461044312" calcext:value-type="float">
            <text:p>24.5810461044</text:p>
          </table:table-cell>
          <table:table-cell table:formula="of:=[.C445]/([.D445]-[.D444])" office:value-type="float" office:value="2294242.63117357" calcext:value-type="float">
            <text:p>2294242.6311735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2769890.53289" calcext:value-type="float">
            <text:p>1442769890.53289</text:p>
          </table:table-cell>
          <table:table-cell office:value-type="float" office:value="8096" calcext:value-type="float">
            <text:p>8096</text:p>
          </table:table-cell>
          <table:table-cell table:formula="of:=[.B446]-[.B$2]" office:value-type="float" office:value="24.584573507309" calcext:value-type="float">
            <text:p>24.5845735073</text:p>
          </table:table-cell>
          <table:table-cell table:formula="of:=[.C446]/([.D446]-[.D445])" office:value-type="float" office:value="2295173.04386617" calcext:value-type="float">
            <text:p>2295173.0438661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2769890.53642" calcext:value-type="float">
            <text:p>1442769890.53642</text:p>
          </table:table-cell>
          <table:table-cell office:value-type="float" office:value="8096" calcext:value-type="float">
            <text:p>8096</text:p>
          </table:table-cell>
          <table:table-cell table:formula="of:=[.B447]-[.B$2]" office:value-type="float" office:value="24.5881004333496" calcext:value-type="float">
            <text:p>24.5881004333</text:p>
          </table:table-cell>
          <table:table-cell table:formula="of:=[.C447]/([.D447]-[.D446])" office:value-type="float" office:value="2295483.34915163" calcext:value-type="float">
            <text:p>2295483.3491516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2769890.53996" calcext:value-type="float">
            <text:p>1442769890.53996</text:p>
          </table:table-cell>
          <table:table-cell office:value-type="float" office:value="8096" calcext:value-type="float">
            <text:p>8096</text:p>
          </table:table-cell>
          <table:table-cell table:formula="of:=[.B448]-[.B$2]" office:value-type="float" office:value="24.5916435718536" calcext:value-type="float">
            <text:p>24.5916435719</text:p>
          </table:table-cell>
          <table:table-cell table:formula="of:=[.C448]/([.D448]-[.D447])" office:value-type="float" office:value="2284979.82531458" calcext:value-type="float">
            <text:p>2284979.8253145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2769890.54347" calcext:value-type="float">
            <text:p>1442769890.54347</text:p>
          </table:table-cell>
          <table:table-cell office:value-type="float" office:value="8096" calcext:value-type="float">
            <text:p>8096</text:p>
          </table:table-cell>
          <table:table-cell table:formula="of:=[.B449]-[.B$2]" office:value-type="float" office:value="24.5951533317566" calcext:value-type="float">
            <text:p>24.5951533318</text:p>
          </table:table-cell>
          <table:table-cell table:formula="of:=[.C449]/([.D449]-[.D448])" office:value-type="float" office:value="2306710.49412404" calcext:value-type="float">
            <text:p>2306710.4941240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2769890.547" calcext:value-type="float">
            <text:p>1442769890.547</text:p>
          </table:table-cell>
          <table:table-cell office:value-type="float" office:value="8096" calcext:value-type="float">
            <text:p>8096</text:p>
          </table:table-cell>
          <table:table-cell table:formula="of:=[.B450]-[.B$2]" office:value-type="float" office:value="24.598680973053" calcext:value-type="float">
            <text:p>24.5986809731</text:p>
          </table:table-cell>
          <table:table-cell table:formula="of:=[.C450]/([.D450]-[.D449])" office:value-type="float" office:value="2295017.92268181" calcext:value-type="float">
            <text:p>2295017.9226818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2769890.55053" calcext:value-type="float">
            <text:p>1442769890.55053</text:p>
          </table:table-cell>
          <table:table-cell office:value-type="float" office:value="8096" calcext:value-type="float">
            <text:p>8096</text:p>
          </table:table-cell>
          <table:table-cell table:formula="of:=[.B451]-[.B$2]" office:value-type="float" office:value="24.602210521698" calcext:value-type="float">
            <text:p>24.6022105217</text:p>
          </table:table-cell>
          <table:table-cell table:formula="of:=[.C451]/([.D451]-[.D450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2769890.5541" calcext:value-type="float">
            <text:p>1442769890.5541</text:p>
          </table:table-cell>
          <table:table-cell office:value-type="float" office:value="8096" calcext:value-type="float">
            <text:p>8096</text:p>
          </table:table-cell>
          <table:table-cell table:formula="of:=[.B452]-[.B$2]" office:value-type="float" office:value="24.60577917099" calcext:value-type="float">
            <text:p>24.605779171</text:p>
          </table:table-cell>
          <table:table-cell table:formula="of:=[.C452]/([.D452]-[.D451])" office:value-type="float" office:value="2268645.45590593" calcext:value-type="float">
            <text:p>2268645.4559059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2769890.55763" calcext:value-type="float">
            <text:p>1442769890.55763</text:p>
          </table:table-cell>
          <table:table-cell office:value-type="float" office:value="8096" calcext:value-type="float">
            <text:p>8096</text:p>
          </table:table-cell>
          <table:table-cell table:formula="of:=[.B453]-[.B$2]" office:value-type="float" office:value="24.6093103885651" calcext:value-type="float">
            <text:p>24.6093103886</text:p>
          </table:table-cell>
          <table:table-cell table:formula="of:=[.C453]/([.D453]-[.D452])" office:value-type="float" office:value="2292693.61852677" calcext:value-type="float">
            <text:p>2292693.6185267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2769890.56117" calcext:value-type="float">
            <text:p>1442769890.56117</text:p>
          </table:table-cell>
          <table:table-cell office:value-type="float" office:value="8096" calcext:value-type="float">
            <text:p>8096</text:p>
          </table:table-cell>
          <table:table-cell table:formula="of:=[.B454]-[.B$2]" office:value-type="float" office:value="24.6128444671631" calcext:value-type="float">
            <text:p>24.6128444672</text:p>
          </table:table-cell>
          <table:table-cell table:formula="of:=[.C454]/([.D454]-[.D453])" office:value-type="float" office:value="2290837.5621669" calcext:value-type="float">
            <text:p>2290837.562166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2769890.56469" calcext:value-type="float">
            <text:p>1442769890.56469</text:p>
          </table:table-cell>
          <table:table-cell office:value-type="float" office:value="8096" calcext:value-type="float">
            <text:p>8096</text:p>
          </table:table-cell>
          <table:table-cell table:formula="of:=[.B455]-[.B$2]" office:value-type="float" office:value="24.6163740158081" calcext:value-type="float">
            <text:p>24.6163740158</text:p>
          </table:table-cell>
          <table:table-cell table:formula="of:=[.C455]/([.D455]-[.D454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2769890.56823" calcext:value-type="float">
            <text:p>1442769890.56823</text:p>
          </table:table-cell>
          <table:table-cell office:value-type="float" office:value="8096" calcext:value-type="float">
            <text:p>8096</text:p>
          </table:table-cell>
          <table:table-cell table:formula="of:=[.B456]-[.B$2]" office:value-type="float" office:value="24.6199119091034" calcext:value-type="float">
            <text:p>24.6199119091</text:p>
          </table:table-cell>
          <table:table-cell table:formula="of:=[.C456]/([.D456]-[.D455])" office:value-type="float" office:value="2288367.48999259" calcext:value-type="float">
            <text:p>2288367.4899925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2769890.57176" calcext:value-type="float">
            <text:p>1442769890.57176</text:p>
          </table:table-cell>
          <table:table-cell office:value-type="float" office:value="8096" calcext:value-type="float">
            <text:p>8096</text:p>
          </table:table-cell>
          <table:table-cell table:formula="of:=[.B457]-[.B$2]" office:value-type="float" office:value="24.6234400272369" calcext:value-type="float">
            <text:p>24.6234400272</text:p>
          </table:table-cell>
          <table:table-cell table:formula="of:=[.C457]/([.D457]-[.D456])" office:value-type="float" office:value="2294707.74320854" calcext:value-type="float">
            <text:p>2294707.7432085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2769890.57529" calcext:value-type="float">
            <text:p>1442769890.57529</text:p>
          </table:table-cell>
          <table:table-cell office:value-type="float" office:value="8096" calcext:value-type="float">
            <text:p>8096</text:p>
          </table:table-cell>
          <table:table-cell table:formula="of:=[.B458]-[.B$2]" office:value-type="float" office:value="24.6269652843475" calcext:value-type="float">
            <text:p>24.6269652843</text:p>
          </table:table-cell>
          <table:table-cell table:formula="of:=[.C458]/([.D458]-[.D457])" office:value-type="float" office:value="2296570.07872312" calcext:value-type="float">
            <text:p>2296570.0787231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2769890.57881" calcext:value-type="float">
            <text:p>1442769890.57881</text:p>
          </table:table-cell>
          <table:table-cell office:value-type="float" office:value="8096" calcext:value-type="float">
            <text:p>8096</text:p>
          </table:table-cell>
          <table:table-cell table:formula="of:=[.B459]-[.B$2]" office:value-type="float" office:value="24.6304919719696" calcext:value-type="float">
            <text:p>24.630491972</text:p>
          </table:table-cell>
          <table:table-cell table:formula="of:=[.C459]/([.D459]-[.D458])" office:value-type="float" office:value="2295638.53326122" calcext:value-type="float">
            <text:p>2295638.5332612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2769890.58234" calcext:value-type="float">
            <text:p>1442769890.58234</text:p>
          </table:table-cell>
          <table:table-cell office:value-type="float" office:value="8096" calcext:value-type="float">
            <text:p>8096</text:p>
          </table:table-cell>
          <table:table-cell table:formula="of:=[.B460]-[.B$2]" office:value-type="float" office:value="24.6340210437775" calcext:value-type="float">
            <text:p>24.6340210438</text:p>
          </table:table-cell>
          <table:table-cell table:formula="of:=[.C460]/([.D460]-[.D459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2769890.58587" calcext:value-type="float">
            <text:p>1442769890.58587</text:p>
          </table:table-cell>
          <table:table-cell office:value-type="float" office:value="8096" calcext:value-type="float">
            <text:p>8096</text:p>
          </table:table-cell>
          <table:table-cell table:formula="of:=[.B461]-[.B$2]" office:value-type="float" office:value="24.6375513076782" calcext:value-type="float">
            <text:p>24.6375513077</text:p>
          </table:table-cell>
          <table:table-cell table:formula="of:=[.C461]/([.D461]-[.D460])" office:value-type="float" office:value="2293312.972513" calcext:value-type="float">
            <text:p>2293312.97251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2769890.58941" calcext:value-type="float">
            <text:p>1442769890.58941</text:p>
          </table:table-cell>
          <table:table-cell office:value-type="float" office:value="8096" calcext:value-type="float">
            <text:p>8096</text:p>
          </table:table-cell>
          <table:table-cell table:formula="of:=[.B462]-[.B$2]" office:value-type="float" office:value="24.6410884857178" calcext:value-type="float">
            <text:p>24.6410884857</text:p>
          </table:table-cell>
          <table:table-cell table:formula="of:=[.C462]/([.D462]-[.D461])" office:value-type="float" office:value="2288830.22270154" calcext:value-type="float">
            <text:p>2288830.2227015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2769890.59293" calcext:value-type="float">
            <text:p>1442769890.59293</text:p>
          </table:table-cell>
          <table:table-cell office:value-type="float" office:value="8096" calcext:value-type="float">
            <text:p>8096</text:p>
          </table:table-cell>
          <table:table-cell table:formula="of:=[.B463]-[.B$2]" office:value-type="float" office:value="24.6446132659912" calcext:value-type="float">
            <text:p>24.644613266</text:p>
          </table:table-cell>
          <table:table-cell table:formula="of:=[.C463]/([.D463]-[.D462])" office:value-type="float" office:value="2296880.76190476" calcext:value-type="float">
            <text:p>2296880.7619047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2769890.59646" calcext:value-type="float">
            <text:p>1442769890.59646</text:p>
          </table:table-cell>
          <table:table-cell office:value-type="float" office:value="8096" calcext:value-type="float">
            <text:p>8096</text:p>
          </table:table-cell>
          <table:table-cell table:formula="of:=[.B464]-[.B$2]" office:value-type="float" office:value="24.6481349468231" calcext:value-type="float">
            <text:p>24.6481349468</text:p>
          </table:table-cell>
          <table:table-cell table:formula="of:=[.C464]/([.D464]-[.D463])" office:value-type="float" office:value="2298902.25333424" calcext:value-type="float">
            <text:p>2298902.2533342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2769890.59998" calcext:value-type="float">
            <text:p>1442769890.59998</text:p>
          </table:table-cell>
          <table:table-cell office:value-type="float" office:value="8096" calcext:value-type="float">
            <text:p>8096</text:p>
          </table:table-cell>
          <table:table-cell table:formula="of:=[.B465]-[.B$2]" office:value-type="float" office:value="24.6516616344452" calcext:value-type="float">
            <text:p>24.6516616344</text:p>
          </table:table-cell>
          <table:table-cell table:formula="of:=[.C465]/([.D465]-[.D464])" office:value-type="float" office:value="2295638.53326122" calcext:value-type="float">
            <text:p>2295638.5332612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2769890.60351" calcext:value-type="float">
            <text:p>1442769890.60351</text:p>
          </table:table-cell>
          <table:table-cell office:value-type="float" office:value="8096" calcext:value-type="float">
            <text:p>8096</text:p>
          </table:table-cell>
          <table:table-cell table:formula="of:=[.B466]-[.B$2]" office:value-type="float" office:value="24.6551902294159" calcext:value-type="float">
            <text:p>24.6551902294</text:p>
          </table:table-cell>
          <table:table-cell table:formula="of:=[.C466]/([.D466]-[.D465])" office:value-type="float" office:value="2294397.64756757" calcext:value-type="float">
            <text:p>2294397.6475675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2769890.60704" calcext:value-type="float">
            <text:p>1442769890.60704</text:p>
          </table:table-cell>
          <table:table-cell office:value-type="float" office:value="8096" calcext:value-type="float">
            <text:p>8096</text:p>
          </table:table-cell>
          <table:table-cell table:formula="of:=[.B467]-[.B$2]" office:value-type="float" office:value="24.6587183475494" calcext:value-type="float">
            <text:p>24.6587183475</text:p>
          </table:table-cell>
          <table:table-cell table:formula="of:=[.C467]/([.D467]-[.D466])" office:value-type="float" office:value="2294707.74320854" calcext:value-type="float">
            <text:p>2294707.7432085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2769890.61057" calcext:value-type="float">
            <text:p>1442769890.61057</text:p>
          </table:table-cell>
          <table:table-cell office:value-type="float" office:value="8096" calcext:value-type="float">
            <text:p>8096</text:p>
          </table:table-cell>
          <table:table-cell table:formula="of:=[.B468]-[.B$2]" office:value-type="float" office:value="24.6622469425201" calcext:value-type="float">
            <text:p>24.6622469425</text:p>
          </table:table-cell>
          <table:table-cell table:formula="of:=[.C468]/([.D468]-[.D467])" office:value-type="float" office:value="2294397.64756757" calcext:value-type="float">
            <text:p>2294397.6475675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2769890.62513" calcext:value-type="float">
            <text:p>1442769890.62513</text:p>
          </table:table-cell>
          <table:table-cell office:value-type="float" office:value="8096" calcext:value-type="float">
            <text:p>8096</text:p>
          </table:table-cell>
          <table:table-cell table:formula="of:=[.B469]-[.B$2]" office:value-type="float" office:value="24.6768052577972" calcext:value-type="float">
            <text:p>24.6768052578</text:p>
          </table:table-cell>
          <table:table-cell table:formula="of:=[.C469]/([.D469]-[.D468])" office:value-type="float" office:value="556108.30277423" calcext:value-type="float">
            <text:p>556108.3027742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2769890.62869" calcext:value-type="float">
            <text:p>1442769890.62869</text:p>
          </table:table-cell>
          <table:table-cell office:value-type="float" office:value="8096" calcext:value-type="float">
            <text:p>8096</text:p>
          </table:table-cell>
          <table:table-cell table:formula="of:=[.B470]-[.B$2]" office:value-type="float" office:value="24.6803691387176" calcext:value-type="float">
            <text:p>24.6803691387</text:p>
          </table:table-cell>
          <table:table-cell table:formula="of:=[.C470]/([.D470]-[.D469])" office:value-type="float" office:value="2271680.83917581" calcext:value-type="float">
            <text:p>2271680.8391758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2769890.63222" calcext:value-type="float">
            <text:p>1442769890.63222</text:p>
          </table:table-cell>
          <table:table-cell office:value-type="float" office:value="8096" calcext:value-type="float">
            <text:p>8096</text:p>
          </table:table-cell>
          <table:table-cell table:formula="of:=[.B471]-[.B$2]" office:value-type="float" office:value="24.6838955879211" calcext:value-type="float">
            <text:p>24.6838955879</text:p>
          </table:table-cell>
          <table:table-cell table:formula="of:=[.C471]/([.D471]-[.D470])" office:value-type="float" office:value="2295793.7383544" calcext:value-type="float">
            <text:p>2295793.738354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2769890.63574" calcext:value-type="float">
            <text:p>1442769890.63574</text:p>
          </table:table-cell>
          <table:table-cell office:value-type="float" office:value="8096" calcext:value-type="float">
            <text:p>8096</text:p>
          </table:table-cell>
          <table:table-cell table:formula="of:=[.B472]-[.B$2]" office:value-type="float" office:value="24.6874203681946" calcext:value-type="float">
            <text:p>24.6874203682</text:p>
          </table:table-cell>
          <table:table-cell table:formula="of:=[.C472]/([.D472]-[.D471])" office:value-type="float" office:value="2296880.76190476" calcext:value-type="float">
            <text:p>2296880.7619047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2769890.63927" calcext:value-type="float">
            <text:p>1442769890.63927</text:p>
          </table:table-cell>
          <table:table-cell office:value-type="float" office:value="8096" calcext:value-type="float">
            <text:p>8096</text:p>
          </table:table-cell>
          <table:table-cell table:formula="of:=[.B473]-[.B$2]" office:value-type="float" office:value="24.6909482479095" calcext:value-type="float">
            <text:p>24.6909482479</text:p>
          </table:table-cell>
          <table:table-cell table:formula="of:=[.C473]/([.D473]-[.D472])" office:value-type="float" office:value="2294862.82246401" calcext:value-type="float">
            <text:p>2294862.8224640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2769890.6428" calcext:value-type="float">
            <text:p>1442769890.6428</text:p>
          </table:table-cell>
          <table:table-cell office:value-type="float" office:value="8096" calcext:value-type="float">
            <text:p>8096</text:p>
          </table:table-cell>
          <table:table-cell table:formula="of:=[.B474]-[.B$2]" office:value-type="float" office:value="24.6944780349731" calcext:value-type="float">
            <text:p>24.694478035</text:p>
          </table:table-cell>
          <table:table-cell table:formula="of:=[.C474]/([.D474]-[.D473])" office:value-type="float" office:value="2293622.77500844" calcext:value-type="float">
            <text:p>2293622.7750084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2769890.65201" calcext:value-type="float">
            <text:p>1442769890.65201</text:p>
          </table:table-cell>
          <table:table-cell office:value-type="float" office:value="8096" calcext:value-type="float">
            <text:p>8096</text:p>
          </table:table-cell>
          <table:table-cell table:formula="of:=[.B475]-[.B$2]" office:value-type="float" office:value="24.7036895751953" calcext:value-type="float">
            <text:p>24.7036895752</text:p>
          </table:table-cell>
          <table:table-cell table:formula="of:=[.C475]/([.D475]-[.D474])" office:value-type="float" office:value="878897.535562688" calcext:value-type="float">
            <text:p>878897.53556268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2769890.65554" calcext:value-type="float">
            <text:p>1442769890.65554</text:p>
          </table:table-cell>
          <table:table-cell office:value-type="float" office:value="8096" calcext:value-type="float">
            <text:p>8096</text:p>
          </table:table-cell>
          <table:table-cell table:formula="of:=[.B476]-[.B$2]" office:value-type="float" office:value="24.7072186470032" calcext:value-type="float">
            <text:p>24.707218647</text:p>
          </table:table-cell>
          <table:table-cell table:formula="of:=[.C476]/([.D476]-[.D475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2769890.65907" calcext:value-type="float">
            <text:p>1442769890.65907</text:p>
          </table:table-cell>
          <table:table-cell office:value-type="float" office:value="8096" calcext:value-type="float">
            <text:p>8096</text:p>
          </table:table-cell>
          <table:table-cell table:formula="of:=[.B477]-[.B$2]" office:value-type="float" office:value="24.7107458114624" calcext:value-type="float">
            <text:p>24.7107458115</text:p>
          </table:table-cell>
          <table:table-cell table:formula="of:=[.C477]/([.D477]-[.D476])" office:value-type="float" office:value="2295328.18602136" calcext:value-type="float">
            <text:p>2295328.1860213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2769890.67888" calcext:value-type="float">
            <text:p>1442769890.67888</text:p>
          </table:table-cell>
          <table:table-cell office:value-type="float" office:value="8096" calcext:value-type="float">
            <text:p>8096</text:p>
          </table:table-cell>
          <table:table-cell table:formula="of:=[.B478]-[.B$2]" office:value-type="float" office:value="24.730562210083" calcext:value-type="float">
            <text:p>24.7305622101</text:p>
          </table:table-cell>
          <table:table-cell table:formula="of:=[.C478]/([.D478]-[.D477])" office:value-type="float" office:value="408550.521969296" calcext:value-type="float">
            <text:p>408550.52196929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2769890.68241" calcext:value-type="float">
            <text:p>1442769890.68241</text:p>
          </table:table-cell>
          <table:table-cell office:value-type="float" office:value="8096" calcext:value-type="float">
            <text:p>8096</text:p>
          </table:table-cell>
          <table:table-cell table:formula="of:=[.B479]-[.B$2]" office:value-type="float" office:value="24.734091758728" calcext:value-type="float">
            <text:p>24.7340917587</text:p>
          </table:table-cell>
          <table:table-cell table:formula="of:=[.C479]/([.D479]-[.D478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2769890.68593" calcext:value-type="float">
            <text:p>1442769890.68593</text:p>
          </table:table-cell>
          <table:table-cell office:value-type="float" office:value="8096" calcext:value-type="float">
            <text:p>8096</text:p>
          </table:table-cell>
          <table:table-cell table:formula="of:=[.B480]-[.B$2]" office:value-type="float" office:value="24.7376139163971" calcext:value-type="float">
            <text:p>24.7376139164</text:p>
          </table:table-cell>
          <table:table-cell table:formula="of:=[.C480]/([.D480]-[.D479])" office:value-type="float" office:value="2298591.02308265" calcext:value-type="float">
            <text:p>2298591.0230826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2769890.71641" calcext:value-type="float">
            <text:p>1442769890.71641</text:p>
          </table:table-cell>
          <table:table-cell office:value-type="float" office:value="8096" calcext:value-type="float">
            <text:p>8096</text:p>
          </table:table-cell>
          <table:table-cell table:formula="of:=[.B481]-[.B$2]" office:value-type="float" office:value="24.7680864334106" calcext:value-type="float">
            <text:p>24.7680864334</text:p>
          </table:table-cell>
          <table:table-cell table:formula="of:=[.C481]/([.D481]-[.D480])" office:value-type="float" office:value="265682.02411373" calcext:value-type="float">
            <text:p>265682.0241137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2769890.71994" calcext:value-type="float">
            <text:p>1442769890.71994</text:p>
          </table:table-cell>
          <table:table-cell office:value-type="float" office:value="8096" calcext:value-type="float">
            <text:p>8096</text:p>
          </table:table-cell>
          <table:table-cell table:formula="of:=[.B482]-[.B$2]" office:value-type="float" office:value="24.7716145515442" calcext:value-type="float">
            <text:p>24.7716145515</text:p>
          </table:table-cell>
          <table:table-cell table:formula="of:=[.C482]/([.D482]-[.D481])" office:value-type="float" office:value="2294707.74320854" calcext:value-type="float">
            <text:p>2294707.7432085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2769890.72346" calcext:value-type="float">
            <text:p>1442769890.72346</text:p>
          </table:table-cell>
          <table:table-cell office:value-type="float" office:value="8096" calcext:value-type="float">
            <text:p>8096</text:p>
          </table:table-cell>
          <table:table-cell table:formula="of:=[.B483]-[.B$2]" office:value-type="float" office:value="24.775141954422" calcext:value-type="float">
            <text:p>24.7751419544</text:p>
          </table:table-cell>
          <table:table-cell table:formula="of:=[.C483]/([.D483]-[.D482])" office:value-type="float" office:value="2295173.04386617" calcext:value-type="float">
            <text:p>2295173.0438661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2769890.72701" calcext:value-type="float">
            <text:p>1442769890.72701</text:p>
          </table:table-cell>
          <table:table-cell office:value-type="float" office:value="8096" calcext:value-type="float">
            <text:p>8096</text:p>
          </table:table-cell>
          <table:table-cell table:formula="of:=[.B484]-[.B$2]" office:value-type="float" office:value="24.7786862850189" calcext:value-type="float">
            <text:p>24.778686285</text:p>
          </table:table-cell>
          <table:table-cell table:formula="of:=[.C484]/([.D484]-[.D483])" office:value-type="float" office:value="2284211.29987892" calcext:value-type="float">
            <text:p>2284211.2998789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2769890.73053" calcext:value-type="float">
            <text:p>1442769890.73053</text:p>
          </table:table-cell>
          <table:table-cell office:value-type="float" office:value="8096" calcext:value-type="float">
            <text:p>8096</text:p>
          </table:table-cell>
          <table:table-cell table:formula="of:=[.B485]-[.B$2]" office:value-type="float" office:value="24.7822127342224" calcext:value-type="float">
            <text:p>24.7822127342</text:p>
          </table:table-cell>
          <table:table-cell table:formula="of:=[.C485]/([.D485]-[.D484])" office:value-type="float" office:value="2295793.7383544" calcext:value-type="float">
            <text:p>2295793.738354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2769890.73404" calcext:value-type="float">
            <text:p>1442769890.73404</text:p>
          </table:table-cell>
          <table:table-cell office:value-type="float" office:value="8096" calcext:value-type="float">
            <text:p>8096</text:p>
          </table:table-cell>
          <table:table-cell table:formula="of:=[.B486]-[.B$2]" office:value-type="float" office:value="24.785719871521" calcext:value-type="float">
            <text:p>24.7857198715</text:p>
          </table:table-cell>
          <table:table-cell table:formula="of:=[.C486]/([.D486]-[.D485])" office:value-type="float" office:value="2308435.43059143" calcext:value-type="float">
            <text:p>2308435.4305914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2769890.74439" calcext:value-type="float">
            <text:p>1442769890.74439</text:p>
          </table:table-cell>
          <table:table-cell office:value-type="float" office:value="8096" calcext:value-type="float">
            <text:p>8096</text:p>
          </table:table-cell>
          <table:table-cell table:formula="of:=[.B487]-[.B$2]" office:value-type="float" office:value="24.7960703372955" calcext:value-type="float">
            <text:p>24.7960703373</text:p>
          </table:table-cell>
          <table:table-cell table:formula="of:=[.C487]/([.D487]-[.D486])" office:value-type="float" office:value="782187.02195195" calcext:value-type="float">
            <text:p>782187.0219519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2769890.74792" calcext:value-type="float">
            <text:p>1442769890.74792</text:p>
          </table:table-cell>
          <table:table-cell office:value-type="float" office:value="8096" calcext:value-type="float">
            <text:p>8096</text:p>
          </table:table-cell>
          <table:table-cell table:formula="of:=[.B488]-[.B$2]" office:value-type="float" office:value="24.7995989322662" calcext:value-type="float">
            <text:p>24.7995989323</text:p>
          </table:table-cell>
          <table:table-cell table:formula="of:=[.C488]/([.D488]-[.D487])" office:value-type="float" office:value="2294397.64756757" calcext:value-type="float">
            <text:p>2294397.6475675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2769890.82609" calcext:value-type="float">
            <text:p>1442769890.82609</text:p>
          </table:table-cell>
          <table:table-cell office:value-type="float" office:value="8096" calcext:value-type="float">
            <text:p>8096</text:p>
          </table:table-cell>
          <table:table-cell table:formula="of:=[.B489]-[.B$2]" office:value-type="float" office:value="24.8777718544006" calcext:value-type="float">
            <text:p>24.8777718544</text:p>
          </table:table-cell>
          <table:table-cell table:formula="of:=[.C489]/([.D489]-[.D488])" office:value-type="float" office:value="103565.272717846" calcext:value-type="float">
            <text:p>103565.27271784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2769890.82962" calcext:value-type="float">
            <text:p>1442769890.82962</text:p>
          </table:table-cell>
          <table:table-cell office:value-type="float" office:value="8096" calcext:value-type="float">
            <text:p>8096</text:p>
          </table:table-cell>
          <table:table-cell table:formula="of:=[.B490]-[.B$2]" office:value-type="float" office:value="24.8812990188599" calcext:value-type="float">
            <text:p>24.8812990189</text:p>
          </table:table-cell>
          <table:table-cell table:formula="of:=[.C490]/([.D490]-[.D489])" office:value-type="float" office:value="2295328.18602136" calcext:value-type="float">
            <text:p>2295328.1860213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2769890.83315" calcext:value-type="float">
            <text:p>1442769890.83315</text:p>
          </table:table-cell>
          <table:table-cell office:value-type="float" office:value="8096" calcext:value-type="float">
            <text:p>8096</text:p>
          </table:table-cell>
          <table:table-cell table:formula="of:=[.B491]-[.B$2]" office:value-type="float" office:value="24.8848261833191" calcext:value-type="float">
            <text:p>24.8848261833</text:p>
          </table:table-cell>
          <table:table-cell table:formula="of:=[.C491]/([.D491]-[.D490])" office:value-type="float" office:value="2295328.18602136" calcext:value-type="float">
            <text:p>2295328.1860213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2769890.83667" calcext:value-type="float">
            <text:p>1442769890.83667</text:p>
          </table:table-cell>
          <table:table-cell office:value-type="float" office:value="8096" calcext:value-type="float">
            <text:p>8096</text:p>
          </table:table-cell>
          <table:table-cell table:formula="of:=[.B492]-[.B$2]" office:value-type="float" office:value="24.8883533477783" calcext:value-type="float">
            <text:p>24.8883533478</text:p>
          </table:table-cell>
          <table:table-cell table:formula="of:=[.C492]/([.D492]-[.D491])" office:value-type="float" office:value="2295328.18602136" calcext:value-type="float">
            <text:p>2295328.1860213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2769890.8402" calcext:value-type="float">
            <text:p>1442769890.8402</text:p>
          </table:table-cell>
          <table:table-cell office:value-type="float" office:value="8096" calcext:value-type="float">
            <text:p>8096</text:p>
          </table:table-cell>
          <table:table-cell table:formula="of:=[.B493]-[.B$2]" office:value-type="float" office:value="24.8918817043304" calcext:value-type="float">
            <text:p>24.8918817043</text:p>
          </table:table-cell>
          <table:table-cell table:formula="of:=[.C493]/([.D493]-[.D492])" office:value-type="float" office:value="2294552.68491114" calcext:value-type="float">
            <text:p>2294552.6849111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2769890.84373" calcext:value-type="float">
            <text:p>1442769890.84373</text:p>
          </table:table-cell>
          <table:table-cell office:value-type="float" office:value="8096" calcext:value-type="float">
            <text:p>8096</text:p>
          </table:table-cell>
          <table:table-cell table:formula="of:=[.B494]-[.B$2]" office:value-type="float" office:value="24.8954088687897" calcext:value-type="float">
            <text:p>24.8954088688</text:p>
          </table:table-cell>
          <table:table-cell table:formula="of:=[.C494]/([.D494]-[.D493])" office:value-type="float" office:value="2295328.18602136" calcext:value-type="float">
            <text:p>2295328.1860213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2769890.85288" calcext:value-type="float">
            <text:p>1442769890.85288</text:p>
          </table:table-cell>
          <table:table-cell office:value-type="float" office:value="8096" calcext:value-type="float">
            <text:p>8096</text:p>
          </table:table-cell>
          <table:table-cell table:formula="of:=[.B495]-[.B$2]" office:value-type="float" office:value="24.9045557975769" calcext:value-type="float">
            <text:p>24.9045557976</text:p>
          </table:table-cell>
          <table:table-cell table:formula="of:=[.C495]/([.D495]-[.D494])" office:value-type="float" office:value="885105.83041835" calcext:value-type="float">
            <text:p>885105.8304183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2769890.85641" calcext:value-type="float">
            <text:p>1442769890.85641</text:p>
          </table:table-cell>
          <table:table-cell office:value-type="float" office:value="8096" calcext:value-type="float">
            <text:p>8096</text:p>
          </table:table-cell>
          <table:table-cell table:formula="of:=[.B496]-[.B$2]" office:value-type="float" office:value="24.9080848693848" calcext:value-type="float">
            <text:p>24.9080848694</text:p>
          </table:table-cell>
          <table:table-cell table:formula="of:=[.C496]/([.D496]-[.D495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2769890.85993" calcext:value-type="float">
            <text:p>1442769890.85993</text:p>
          </table:table-cell>
          <table:table-cell office:value-type="float" office:value="8096" calcext:value-type="float">
            <text:p>8096</text:p>
          </table:table-cell>
          <table:table-cell table:formula="of:=[.B497]-[.B$2]" office:value-type="float" office:value="24.9116115570068" calcext:value-type="float">
            <text:p>24.911611557</text:p>
          </table:table-cell>
          <table:table-cell table:formula="of:=[.C497]/([.D497]-[.D496])" office:value-type="float" office:value="2295638.53326122" calcext:value-type="float">
            <text:p>2295638.5332612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2769890.87979" calcext:value-type="float">
            <text:p>1442769890.87979</text:p>
          </table:table-cell>
          <table:table-cell office:value-type="float" office:value="8096" calcext:value-type="float">
            <text:p>8096</text:p>
          </table:table-cell>
          <table:table-cell table:formula="of:=[.B498]-[.B$2]" office:value-type="float" office:value="24.9314708709717" calcext:value-type="float">
            <text:p>24.931470871</text:p>
          </table:table-cell>
          <table:table-cell table:formula="of:=[.C498]/([.D498]-[.D497])" office:value-type="float" office:value="407667.657318479" calcext:value-type="float">
            <text:p>407667.65731847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2769890.88333" calcext:value-type="float">
            <text:p>1442769890.88333</text:p>
          </table:table-cell>
          <table:table-cell office:value-type="float" office:value="8096" calcext:value-type="float">
            <text:p>8096</text:p>
          </table:table-cell>
          <table:table-cell table:formula="of:=[.B499]-[.B$2]" office:value-type="float" office:value="24.9350063800812" calcext:value-type="float">
            <text:p>24.9350063801</text:p>
          </table:table-cell>
          <table:table-cell table:formula="of:=[.C499]/([.D499]-[.D498])" office:value-type="float" office:value="2289910.66046261" calcext:value-type="float">
            <text:p>2289910.6604626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2769890.88685" calcext:value-type="float">
            <text:p>1442769890.88685</text:p>
          </table:table-cell>
          <table:table-cell office:value-type="float" office:value="8096" calcext:value-type="float">
            <text:p>8096</text:p>
          </table:table-cell>
          <table:table-cell table:formula="of:=[.B500]-[.B$2]" office:value-type="float" office:value="24.9385328292847" calcext:value-type="float">
            <text:p>24.9385328293</text:p>
          </table:table-cell>
          <table:table-cell table:formula="of:=[.C500]/([.D500]-[.D499])" office:value-type="float" office:value="2295793.7383544" calcext:value-type="float">
            <text:p>2295793.738354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2769890.91731" calcext:value-type="float">
            <text:p>1442769890.91731</text:p>
          </table:table-cell>
          <table:table-cell office:value-type="float" office:value="8096" calcext:value-type="float">
            <text:p>8096</text:p>
          </table:table-cell>
          <table:table-cell table:formula="of:=[.B501]-[.B$2]" office:value-type="float" office:value="24.9689922332764" calcext:value-type="float">
            <text:p>24.9689922333</text:p>
          </table:table-cell>
          <table:table-cell table:formula="of:=[.C501]/([.D501]-[.D500])" office:value-type="float" office:value="265796.40239206" calcext:value-type="float">
            <text:p>265796.402392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2769890.92084" calcext:value-type="float">
            <text:p>1442769890.92084</text:p>
          </table:table-cell>
          <table:table-cell office:value-type="float" office:value="8096" calcext:value-type="float">
            <text:p>8096</text:p>
          </table:table-cell>
          <table:table-cell table:formula="of:=[.B502]-[.B$2]" office:value-type="float" office:value="24.9725213050842" calcext:value-type="float">
            <text:p>24.9725213051</text:p>
          </table:table-cell>
          <table:table-cell table:formula="of:=[.C502]/([.D502]-[.D501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2769890.92437" calcext:value-type="float">
            <text:p>1442769890.92437</text:p>
          </table:table-cell>
          <table:table-cell office:value-type="float" office:value="8096" calcext:value-type="float">
            <text:p>8096</text:p>
          </table:table-cell>
          <table:table-cell table:formula="of:=[.B503]-[.B$2]" office:value-type="float" office:value="24.9760525226593" calcext:value-type="float">
            <text:p>24.9760525227</text:p>
          </table:table-cell>
          <table:table-cell table:formula="of:=[.C503]/([.D503]-[.D502])" office:value-type="float" office:value="2292693.61852677" calcext:value-type="float">
            <text:p>2292693.6185267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2769890.9279" calcext:value-type="float">
            <text:p>1442769890.9279</text:p>
          </table:table-cell>
          <table:table-cell office:value-type="float" office:value="8096" calcext:value-type="float">
            <text:p>8096</text:p>
          </table:table-cell>
          <table:table-cell table:formula="of:=[.B504]-[.B$2]" office:value-type="float" office:value="24.9795792102814" calcext:value-type="float">
            <text:p>24.9795792103</text:p>
          </table:table-cell>
          <table:table-cell table:formula="of:=[.C504]/([.D504]-[.D503])" office:value-type="float" office:value="2295638.53326122" calcext:value-type="float">
            <text:p>2295638.5332612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2769890.93143" calcext:value-type="float">
            <text:p>1442769890.93143</text:p>
          </table:table-cell>
          <table:table-cell office:value-type="float" office:value="8096" calcext:value-type="float">
            <text:p>8096</text:p>
          </table:table-cell>
          <table:table-cell table:formula="of:=[.B505]-[.B$2]" office:value-type="float" office:value="24.9831111431122" calcext:value-type="float">
            <text:p>24.9831111431</text:p>
          </table:table-cell>
          <table:table-cell table:formula="of:=[.C505]/([.D505]-[.D504])" office:value-type="float" office:value="2292229.32253274" calcext:value-type="float">
            <text:p>2292229.3225327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2769890.94527" calcext:value-type="float">
            <text:p>1442769890.94527</text:p>
          </table:table-cell>
          <table:table-cell office:value-type="float" office:value="8096" calcext:value-type="float">
            <text:p>8096</text:p>
          </table:table-cell>
          <table:table-cell table:formula="of:=[.B506]-[.B$2]" office:value-type="float" office:value="24.9969484806061" calcext:value-type="float">
            <text:p>24.9969484806</text:p>
          </table:table-cell>
          <table:table-cell table:formula="of:=[.C506]/([.D506]-[.D505])" office:value-type="float" office:value="585083.655260347" calcext:value-type="float">
            <text:p>585083.65526034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2769890.9488" calcext:value-type="float">
            <text:p>1442769890.9488</text:p>
          </table:table-cell>
          <table:table-cell office:value-type="float" office:value="8096" calcext:value-type="float">
            <text:p>8096</text:p>
          </table:table-cell>
          <table:table-cell table:formula="of:=[.B507]-[.B$2]" office:value-type="float" office:value="25.0004777908325" calcext:value-type="float">
            <text:p>25.0004777908</text:p>
          </table:table-cell>
          <table:table-cell table:formula="of:=[.C507]/([.D507]-[.D506])" office:value-type="float" office:value="2293932.66121732" calcext:value-type="float">
            <text:p>2293932.6612173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2769890.95234" calcext:value-type="float">
            <text:p>1442769890.95234</text:p>
          </table:table-cell>
          <table:table-cell office:value-type="float" office:value="8096" calcext:value-type="float">
            <text:p>8096</text:p>
          </table:table-cell>
          <table:table-cell table:formula="of:=[.B508]-[.B$2]" office:value-type="float" office:value="25.0040168762207" calcext:value-type="float">
            <text:p>25.0040168762</text:p>
          </table:table-cell>
          <table:table-cell table:formula="of:=[.C508]/([.D508]-[.D507])" office:value-type="float" office:value="2287596.68445163" calcext:value-type="float">
            <text:p>2287596.6844516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2769890.97257" calcext:value-type="float">
            <text:p>1442769890.97257</text:p>
          </table:table-cell>
          <table:table-cell office:value-type="float" office:value="8096" calcext:value-type="float">
            <text:p>8096</text:p>
          </table:table-cell>
          <table:table-cell table:formula="of:=[.B509]-[.B$2]" office:value-type="float" office:value="25.0242483615875" calcext:value-type="float">
            <text:p>25.0242483616</text:p>
          </table:table-cell>
          <table:table-cell table:formula="of:=[.C509]/([.D509]-[.D508])" office:value-type="float" office:value="400168.3442026" calcext:value-type="float">
            <text:p>400168.344202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2769890.9761" calcext:value-type="float">
            <text:p>1442769890.9761</text:p>
          </table:table-cell>
          <table:table-cell office:value-type="float" office:value="8096" calcext:value-type="float">
            <text:p>8096</text:p>
          </table:table-cell>
          <table:table-cell table:formula="of:=[.B510]-[.B$2]" office:value-type="float" office:value="25.0277764797211" calcext:value-type="float">
            <text:p>25.0277764797</text:p>
          </table:table-cell>
          <table:table-cell table:formula="of:=[.C510]/([.D510]-[.D509])" office:value-type="float" office:value="2294707.74320854" calcext:value-type="float">
            <text:p>2294707.7432085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2769890.97962" calcext:value-type="float">
            <text:p>1442769890.97962</text:p>
          </table:table-cell>
          <table:table-cell office:value-type="float" office:value="8096" calcext:value-type="float">
            <text:p>8096</text:p>
          </table:table-cell>
          <table:table-cell table:formula="of:=[.B511]-[.B$2]" office:value-type="float" office:value="25.031302690506" calcext:value-type="float">
            <text:p>25.0313026905</text:p>
          </table:table-cell>
          <table:table-cell table:formula="of:=[.C511]/([.D511]-[.D510])" office:value-type="float" office:value="2295948.96443543" calcext:value-type="float">
            <text:p>2295948.9644354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2769891.02701" calcext:value-type="float">
            <text:p>1442769891.02701</text:p>
          </table:table-cell>
          <table:table-cell office:value-type="float" office:value="8096" calcext:value-type="float">
            <text:p>8096</text:p>
          </table:table-cell>
          <table:table-cell table:formula="of:=[.B512]-[.B$2]" office:value-type="float" office:value="25.0786871910095" calcext:value-type="float">
            <text:p>25.078687191</text:p>
          </table:table-cell>
          <table:table-cell table:formula="of:=[.C512]/([.D512]-[.D511])" office:value-type="float" office:value="170857.557090744" calcext:value-type="float">
            <text:p>170857.55709074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2769891.03043" calcext:value-type="float">
            <text:p>1442769891.03043</text:p>
          </table:table-cell>
          <table:table-cell office:value-type="float" office:value="8096" calcext:value-type="float">
            <text:p>8096</text:p>
          </table:table-cell>
          <table:table-cell table:formula="of:=[.B513]-[.B$2]" office:value-type="float" office:value="25.0821068286896" calcext:value-type="float">
            <text:p>25.0821068287</text:p>
          </table:table-cell>
          <table:table-cell table:formula="of:=[.C513]/([.D513]-[.D512])" office:value-type="float" office:value="2367502.27874224" calcext:value-type="float">
            <text:p>2367502.278742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2769891.03384" calcext:value-type="float">
            <text:p>1442769891.03384</text:p>
          </table:table-cell>
          <table:table-cell office:value-type="float" office:value="8096" calcext:value-type="float">
            <text:p>8096</text:p>
          </table:table-cell>
          <table:table-cell table:formula="of:=[.B514]-[.B$2]" office:value-type="float" office:value="25.0855181217194" calcext:value-type="float">
            <text:p>25.0855181217</text:p>
          </table:table-cell>
          <table:table-cell table:formula="of:=[.C514]/([.D514]-[.D513])" office:value-type="float" office:value="2373293.62482527" calcext:value-type="float">
            <text:p>2373293.6248252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2769891.03726" calcext:value-type="float">
            <text:p>1442769891.03726</text:p>
          </table:table-cell>
          <table:table-cell office:value-type="float" office:value="8096" calcext:value-type="float">
            <text:p>8096</text:p>
          </table:table-cell>
          <table:table-cell table:formula="of:=[.B515]-[.B$2]" office:value-type="float" office:value="25.0889377593994" calcext:value-type="float">
            <text:p>25.0889377594</text:p>
          </table:table-cell>
          <table:table-cell table:formula="of:=[.C515]/([.D515]-[.D514])" office:value-type="float" office:value="2367502.27874224" calcext:value-type="float">
            <text:p>2367502.2787422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2769891.04068" calcext:value-type="float">
            <text:p>1442769891.04068</text:p>
          </table:table-cell>
          <table:table-cell office:value-type="float" office:value="8096" calcext:value-type="float">
            <text:p>8096</text:p>
          </table:table-cell>
          <table:table-cell table:formula="of:=[.B516]-[.B$2]" office:value-type="float" office:value="25.0923583507538" calcext:value-type="float">
            <text:p>25.0923583508</text:p>
          </table:table-cell>
          <table:table-cell table:formula="of:=[.C516]/([.D516]-[.D515])" office:value-type="float" office:value="2366842.20979996" calcext:value-type="float">
            <text:p>2366842.2097999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2769891.0441" calcext:value-type="float">
            <text:p>1442769891.0441</text:p>
          </table:table-cell>
          <table:table-cell office:value-type="float" office:value="8096" calcext:value-type="float">
            <text:p>8096</text:p>
          </table:table-cell>
          <table:table-cell table:formula="of:=[.B517]-[.B$2]" office:value-type="float" office:value="25.0957751274109" calcext:value-type="float">
            <text:p>25.0957751274</text:p>
          </table:table-cell>
          <table:table-cell table:formula="of:=[.C517]/([.D517]-[.D516])" office:value-type="float" office:value="2369484.69639244" calcext:value-type="float">
            <text:p>2369484.6963924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2769891.05498" calcext:value-type="float">
            <text:p>1442769891.05498</text:p>
          </table:table-cell>
          <table:table-cell office:value-type="float" office:value="8096" calcext:value-type="float">
            <text:p>8096</text:p>
          </table:table-cell>
          <table:table-cell table:formula="of:=[.B518]-[.B$2]" office:value-type="float" office:value="25.1066541671753" calcext:value-type="float">
            <text:p>25.1066541672</text:p>
          </table:table-cell>
          <table:table-cell table:formula="of:=[.C518]/([.D518]-[.D517])" office:value-type="float" office:value="744183.326408065" calcext:value-type="float">
            <text:p>744183.32640806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2769891.05838" calcext:value-type="float">
            <text:p>1442769891.05838</text:p>
          </table:table-cell>
          <table:table-cell office:value-type="float" office:value="8096" calcext:value-type="float">
            <text:p>8096</text:p>
          </table:table-cell>
          <table:table-cell table:formula="of:=[.B519]-[.B$2]" office:value-type="float" office:value="25.1100609302521" calcext:value-type="float">
            <text:p>25.1100609303</text:p>
          </table:table-cell>
          <table:table-cell table:formula="of:=[.C519]/([.D519]-[.D518])" office:value-type="float" office:value="2376449.37952271" calcext:value-type="float">
            <text:p>2376449.3795227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2769891.0618" calcext:value-type="float">
            <text:p>1442769891.0618</text:p>
          </table:table-cell>
          <table:table-cell office:value-type="float" office:value="8096" calcext:value-type="float">
            <text:p>8096</text:p>
          </table:table-cell>
          <table:table-cell table:formula="of:=[.B520]-[.B$2]" office:value-type="float" office:value="25.1134815216064" calcext:value-type="float">
            <text:p>25.1134815216</text:p>
          </table:table-cell>
          <table:table-cell table:formula="of:=[.C520]/([.D520]-[.D519])" office:value-type="float" office:value="2366842.20979996" calcext:value-type="float">
            <text:p>2366842.2097999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2769891.08253" calcext:value-type="float">
            <text:p>1442769891.08253</text:p>
          </table:table-cell>
          <table:table-cell office:value-type="float" office:value="8096" calcext:value-type="float">
            <text:p>8096</text:p>
          </table:table-cell>
          <table:table-cell table:formula="of:=[.B521]-[.B$2]" office:value-type="float" office:value="25.1342132091522" calcext:value-type="float">
            <text:p>25.1342132092</text:p>
          </table:table-cell>
          <table:table-cell table:formula="of:=[.C521]/([.D521]-[.D520])" office:value-type="float" office:value="390513.313598988" calcext:value-type="float">
            <text:p>390513.31359898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2769891.08596" calcext:value-type="float">
            <text:p>1442769891.08596</text:p>
          </table:table-cell>
          <table:table-cell office:value-type="float" office:value="8096" calcext:value-type="float">
            <text:p>8096</text:p>
          </table:table-cell>
          <table:table-cell table:formula="of:=[.B522]-[.B$2]" office:value-type="float" office:value="25.1376399993896" calcext:value-type="float">
            <text:p>25.1376399994</text:p>
          </table:table-cell>
          <table:table-cell table:formula="of:=[.C522]/([.D522]-[.D521])" office:value-type="float" office:value="2362560.71689974" calcext:value-type="float">
            <text:p>2362560.7168997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2769891.08939" calcext:value-type="float">
            <text:p>1442769891.08939</text:p>
          </table:table-cell>
          <table:table-cell office:value-type="float" office:value="8096" calcext:value-type="float">
            <text:p>8096</text:p>
          </table:table-cell>
          <table:table-cell table:formula="of:=[.B523]-[.B$2]" office:value-type="float" office:value="25.1410727500915" calcext:value-type="float">
            <text:p>25.1410727501</text:p>
          </table:table-cell>
          <table:table-cell table:formula="of:=[.C523]/([.D523]-[.D522])" office:value-type="float" office:value="2358458.47923323" calcext:value-type="float">
            <text:p>2358458.479233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2769891.11835" calcext:value-type="float">
            <text:p>1442769891.11835</text:p>
          </table:table-cell>
          <table:table-cell office:value-type="float" office:value="8096" calcext:value-type="float">
            <text:p>8096</text:p>
          </table:table-cell>
          <table:table-cell table:formula="of:=[.B524]-[.B$2]" office:value-type="float" office:value="25.1700251102447" calcext:value-type="float">
            <text:p>25.1700251102</text:p>
          </table:table-cell>
          <table:table-cell table:formula="of:=[.C524]/([.D524]-[.D523])" office:value-type="float" office:value="279631.779832832" calcext:value-type="float">
            <text:p>279631.77983283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2769891.12177" calcext:value-type="float">
            <text:p>1442769891.12177</text:p>
          </table:table-cell>
          <table:table-cell office:value-type="float" office:value="8096" calcext:value-type="float">
            <text:p>8096</text:p>
          </table:table-cell>
          <table:table-cell table:formula="of:=[.B525]-[.B$2]" office:value-type="float" office:value="25.1734459400177" calcext:value-type="float">
            <text:p>25.17344594</text:p>
          </table:table-cell>
          <table:table-cell table:formula="of:=[.C525]/([.D525]-[.D524])" office:value-type="float" office:value="2366677.2500697" calcext:value-type="float">
            <text:p>2366677.250069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2769891.12519" calcext:value-type="float">
            <text:p>1442769891.12519</text:p>
          </table:table-cell>
          <table:table-cell office:value-type="float" office:value="8096" calcext:value-type="float">
            <text:p>8096</text:p>
          </table:table-cell>
          <table:table-cell table:formula="of:=[.B526]-[.B$2]" office:value-type="float" office:value="25.1768698692322" calcext:value-type="float">
            <text:p>25.1768698692</text:p>
          </table:table-cell>
          <table:table-cell table:formula="of:=[.C526]/([.D526]-[.D525])" office:value-type="float" office:value="2364534.86414595" calcext:value-type="float">
            <text:p>2364534.8641459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2769891.12865" calcext:value-type="float">
            <text:p>1442769891.12865</text:p>
          </table:table-cell>
          <table:table-cell office:value-type="float" office:value="8096" calcext:value-type="float">
            <text:p>8096</text:p>
          </table:table-cell>
          <table:table-cell table:formula="of:=[.B527]-[.B$2]" office:value-type="float" office:value="25.1803317070007" calcext:value-type="float">
            <text:p>25.180331707</text:p>
          </table:table-cell>
          <table:table-cell table:formula="of:=[.C527]/([.D527]-[.D526])" office:value-type="float" office:value="2338642.23030303" calcext:value-type="float">
            <text:p>2338642.2303030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2769891.13207" calcext:value-type="float">
            <text:p>1442769891.13207</text:p>
          </table:table-cell>
          <table:table-cell office:value-type="float" office:value="8096" calcext:value-type="float">
            <text:p>8096</text:p>
          </table:table-cell>
          <table:table-cell table:formula="of:=[.B528]-[.B$2]" office:value-type="float" office:value="25.1837501525879" calcext:value-type="float">
            <text:p>25.1837501526</text:p>
          </table:table-cell>
          <table:table-cell table:formula="of:=[.C528]/([.D528]-[.D527])" office:value-type="float" office:value="2368327.88282885" calcext:value-type="float">
            <text:p>2368327.8828288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2769891.14634" calcext:value-type="float">
            <text:p>1442769891.14634</text:p>
          </table:table-cell>
          <table:table-cell office:value-type="float" office:value="8096" calcext:value-type="float">
            <text:p>8096</text:p>
          </table:table-cell>
          <table:table-cell table:formula="of:=[.B529]-[.B$2]" office:value-type="float" office:value="25.1980149745941" calcext:value-type="float">
            <text:p>25.1980149746</text:p>
          </table:table-cell>
          <table:table-cell table:formula="of:=[.C529]/([.D529]-[.D528])" office:value-type="float" office:value="567550.018953385" calcext:value-type="float">
            <text:p>567550.01895338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2769891.14976" calcext:value-type="float">
            <text:p>1442769891.14976</text:p>
          </table:table-cell>
          <table:table-cell office:value-type="float" office:value="8096" calcext:value-type="float">
            <text:p>8096</text:p>
          </table:table-cell>
          <table:table-cell table:formula="of:=[.B530]-[.B$2]" office:value-type="float" office:value="25.2014405727386" calcext:value-type="float">
            <text:p>25.2014405727</text:p>
          </table:table-cell>
          <table:table-cell table:formula="of:=[.C530]/([.D530]-[.D529])" office:value-type="float" office:value="2363382.87750557" calcext:value-type="float">
            <text:p>2363382.8775055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2769891.1532" calcext:value-type="float">
            <text:p>1442769891.1532</text:p>
          </table:table-cell>
          <table:table-cell office:value-type="float" office:value="8096" calcext:value-type="float">
            <text:p>8096</text:p>
          </table:table-cell>
          <table:table-cell table:formula="of:=[.B531]-[.B$2]" office:value-type="float" office:value="25.2048754692078" calcext:value-type="float">
            <text:p>25.2048754692</text:p>
          </table:table-cell>
          <table:table-cell table:formula="of:=[.C531]/([.D531]-[.D530])" office:value-type="float" office:value="2356985.1588811" calcext:value-type="float">
            <text:p>2356985.158881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2769891.15663" calcext:value-type="float">
            <text:p>1442769891.15663</text:p>
          </table:table-cell>
          <table:table-cell office:value-type="float" office:value="8096" calcext:value-type="float">
            <text:p>8096</text:p>
          </table:table-cell>
          <table:table-cell table:formula="of:=[.B532]-[.B$2]" office:value-type="float" office:value="25.2083075046539" calcext:value-type="float">
            <text:p>25.2083075047</text:p>
          </table:table-cell>
          <table:table-cell table:formula="of:=[.C532]/([.D532]-[.D531])" office:value-type="float" office:value="2358949.99541507" calcext:value-type="float">
            <text:p>2358949.9954150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2769891.16005" calcext:value-type="float">
            <text:p>1442769891.16005</text:p>
          </table:table-cell>
          <table:table-cell office:value-type="float" office:value="8096" calcext:value-type="float">
            <text:p>8096</text:p>
          </table:table-cell>
          <table:table-cell table:formula="of:=[.B533]-[.B$2]" office:value-type="float" office:value="25.2117314338684" calcext:value-type="float">
            <text:p>25.2117314339</text:p>
          </table:table-cell>
          <table:table-cell table:formula="of:=[.C533]/([.D533]-[.D532])" office:value-type="float" office:value="2364534.86414595" calcext:value-type="float">
            <text:p>2364534.8641459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2769891.17371" calcext:value-type="float">
            <text:p>1442769891.17371</text:p>
          </table:table-cell>
          <table:table-cell office:value-type="float" office:value="8096" calcext:value-type="float">
            <text:p>8096</text:p>
          </table:table-cell>
          <table:table-cell table:formula="of:=[.B534]-[.B$2]" office:value-type="float" office:value="25.2253911495209" calcext:value-type="float">
            <text:p>25.2253911495</text:p>
          </table:table-cell>
          <table:table-cell table:formula="of:=[.C534]/([.D534]-[.D533])" office:value-type="float" office:value="592691.693295865" calcext:value-type="float">
            <text:p>592691.69329586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2769891.17714" calcext:value-type="float">
            <text:p>1442769891.17714</text:p>
          </table:table-cell>
          <table:table-cell office:value-type="float" office:value="8096" calcext:value-type="float">
            <text:p>8096</text:p>
          </table:table-cell>
          <table:table-cell table:formula="of:=[.B535]-[.B$2]" office:value-type="float" office:value="25.2288177013397" calcext:value-type="float">
            <text:p>25.2288177013</text:p>
          </table:table-cell>
          <table:table-cell table:formula="of:=[.C535]/([.D535]-[.D534])" office:value-type="float" office:value="2362725.10325633" calcext:value-type="float">
            <text:p>2362725.1032563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2769891.22799" calcext:value-type="float">
            <text:p>1442769891.22799</text:p>
          </table:table-cell>
          <table:table-cell office:value-type="float" office:value="8096" calcext:value-type="float">
            <text:p>8096</text:p>
          </table:table-cell>
          <table:table-cell table:formula="of:=[.B536]-[.B$2]" office:value-type="float" office:value="25.2796704769135" calcext:value-type="float">
            <text:p>25.2796704769</text:p>
          </table:table-cell>
          <table:table-cell table:formula="of:=[.C536]/([.D536]-[.D535])" office:value-type="float" office:value="159204.682707275" calcext:value-type="float">
            <text:p>159204.68270727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2769891.23141" calcext:value-type="float">
            <text:p>1442769891.23141</text:p>
          </table:table-cell>
          <table:table-cell office:value-type="float" office:value="8096" calcext:value-type="float">
            <text:p>8096</text:p>
          </table:table-cell>
          <table:table-cell table:formula="of:=[.B537]-[.B$2]" office:value-type="float" office:value="25.2830855846405" calcext:value-type="float">
            <text:p>25.2830855846</text:p>
          </table:table-cell>
          <table:table-cell table:formula="of:=[.C537]/([.D537]-[.D536])" office:value-type="float" office:value="2370642.64060318" calcext:value-type="float">
            <text:p>2370642.640603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2769891.23482" calcext:value-type="float">
            <text:p>1442769891.23482</text:p>
          </table:table-cell>
          <table:table-cell office:value-type="float" office:value="8096" calcext:value-type="float">
            <text:p>8096</text:p>
          </table:table-cell>
          <table:table-cell table:formula="of:=[.B538]-[.B$2]" office:value-type="float" office:value="25.2865023612976" calcext:value-type="float">
            <text:p>25.2865023613</text:p>
          </table:table-cell>
          <table:table-cell table:formula="of:=[.C538]/([.D538]-[.D537])" office:value-type="float" office:value="2369484.69639244" calcext:value-type="float">
            <text:p>2369484.6963924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2769891.23824" calcext:value-type="float">
            <text:p>1442769891.23824</text:p>
          </table:table-cell>
          <table:table-cell office:value-type="float" office:value="8096" calcext:value-type="float">
            <text:p>8096</text:p>
          </table:table-cell>
          <table:table-cell table:formula="of:=[.B539]-[.B$2]" office:value-type="float" office:value="25.289920091629" calcext:value-type="float">
            <text:p>25.2899200916</text:p>
          </table:table-cell>
          <table:table-cell table:formula="of:=[.C539]/([.D539]-[.D538])" office:value-type="float" office:value="2368823.52173003" calcext:value-type="float">
            <text:p>2368823.5217300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2769891.24167" calcext:value-type="float">
            <text:p>1442769891.24167</text:p>
          </table:table-cell>
          <table:table-cell office:value-type="float" office:value="8096" calcext:value-type="float">
            <text:p>8096</text:p>
          </table:table-cell>
          <table:table-cell table:formula="of:=[.B540]-[.B$2]" office:value-type="float" office:value="25.293345451355" calcext:value-type="float">
            <text:p>25.2933454514</text:p>
          </table:table-cell>
          <table:table-cell table:formula="of:=[.C540]/([.D540]-[.D539])" office:value-type="float" office:value="2363547.37829749" calcext:value-type="float">
            <text:p>2363547.3782974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2769891.24509" calcext:value-type="float">
            <text:p>1442769891.24509</text:p>
          </table:table-cell>
          <table:table-cell office:value-type="float" office:value="8096" calcext:value-type="float">
            <text:p>8096</text:p>
          </table:table-cell>
          <table:table-cell table:formula="of:=[.B541]-[.B$2]" office:value-type="float" office:value="25.2967717647552" calcext:value-type="float">
            <text:p>25.2967717648</text:p>
          </table:table-cell>
          <table:table-cell table:formula="of:=[.C541]/([.D541]-[.D540])" office:value-type="float" office:value="2362889.51249043" calcext:value-type="float">
            <text:p>2362889.5124904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2769891.25664" calcext:value-type="float">
            <text:p>1442769891.25664</text:p>
          </table:table-cell>
          <table:table-cell office:value-type="float" office:value="8096" calcext:value-type="float">
            <text:p>8096</text:p>
          </table:table-cell>
          <table:table-cell table:formula="of:=[.B542]-[.B$2]" office:value-type="float" office:value="25.3083143234253" calcext:value-type="float">
            <text:p>25.3083143234</text:p>
          </table:table-cell>
          <table:table-cell table:formula="of:=[.C542]/([.D542]-[.D541])" office:value-type="float" office:value="701404.27538058" calcext:value-type="float">
            <text:p>701404.2753805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2769891.26003" calcext:value-type="float">
            <text:p>1442769891.26003</text:p>
          </table:table-cell>
          <table:table-cell office:value-type="float" office:value="8096" calcext:value-type="float">
            <text:p>8096</text:p>
          </table:table-cell>
          <table:table-cell table:formula="of:=[.B543]-[.B$2]" office:value-type="float" office:value="25.3117125034332" calcext:value-type="float">
            <text:p>25.3117125034</text:p>
          </table:table-cell>
          <table:table-cell table:formula="of:=[.C543]/([.D543]-[.D542])" office:value-type="float" office:value="2382451.77745036" calcext:value-type="float">
            <text:p>2382451.7774503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2769891.26346" calcext:value-type="float">
            <text:p>1442769891.26346</text:p>
          </table:table-cell>
          <table:table-cell office:value-type="float" office:value="8096" calcext:value-type="float">
            <text:p>8096</text:p>
          </table:table-cell>
          <table:table-cell table:formula="of:=[.B544]-[.B$2]" office:value-type="float" office:value="25.3151378631592" calcext:value-type="float">
            <text:p>25.3151378632</text:p>
          </table:table-cell>
          <table:table-cell table:formula="of:=[.C544]/([.D544]-[.D543])" office:value-type="float" office:value="2363547.37829749" calcext:value-type="float">
            <text:p>2363547.3782974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2769891.28514" calcext:value-type="float">
            <text:p>1442769891.28514</text:p>
          </table:table-cell>
          <table:table-cell office:value-type="float" office:value="8096" calcext:value-type="float">
            <text:p>8096</text:p>
          </table:table-cell>
          <table:table-cell table:formula="of:=[.B545]-[.B$2]" office:value-type="float" office:value="25.3368225097656" calcext:value-type="float">
            <text:p>25.3368225098</text:p>
          </table:table-cell>
          <table:table-cell table:formula="of:=[.C545]/([.D545]-[.D544])" office:value-type="float" office:value="373351.715014513" calcext:value-type="float">
            <text:p>373351.71501451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2769891.28856" calcext:value-type="float">
            <text:p>1442769891.28856</text:p>
          </table:table-cell>
          <table:table-cell office:value-type="float" office:value="8096" calcext:value-type="float">
            <text:p>8096</text:p>
          </table:table-cell>
          <table:table-cell table:formula="of:=[.B546]-[.B$2]" office:value-type="float" office:value="25.340240240097" calcext:value-type="float">
            <text:p>25.3402402401</text:p>
          </table:table-cell>
          <table:table-cell table:formula="of:=[.C546]/([.D546]-[.D545])" office:value-type="float" office:value="2368823.52173003" calcext:value-type="float">
            <text:p>2368823.5217300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2769891.29202" calcext:value-type="float">
            <text:p>1442769891.29202</text:p>
          </table:table-cell>
          <table:table-cell office:value-type="float" office:value="8096" calcext:value-type="float">
            <text:p>8096</text:p>
          </table:table-cell>
          <table:table-cell table:formula="of:=[.B547]-[.B$2]" office:value-type="float" office:value="25.3436942100525" calcext:value-type="float">
            <text:p>25.3436942101</text:p>
          </table:table-cell>
          <table:table-cell table:formula="of:=[.C547]/([.D547]-[.D546])" office:value-type="float" office:value="2343969.43356112" calcext:value-type="float">
            <text:p>2343969.4335611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2769891.31356" calcext:value-type="float">
            <text:p>1442769891.31356</text:p>
          </table:table-cell>
          <table:table-cell office:value-type="float" office:value="8096" calcext:value-type="float">
            <text:p>8096</text:p>
          </table:table-cell>
          <table:table-cell table:formula="of:=[.B548]-[.B$2]" office:value-type="float" office:value="25.3652360439301" calcext:value-type="float">
            <text:p>25.3652360439</text:p>
          </table:table-cell>
          <table:table-cell table:formula="of:=[.C548]/([.D548]-[.D547])" office:value-type="float" office:value="375826.869987715" calcext:value-type="float">
            <text:p>375826.86998771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2769891.31698" calcext:value-type="float">
            <text:p>1442769891.31698</text:p>
          </table:table-cell>
          <table:table-cell office:value-type="float" office:value="8096" calcext:value-type="float">
            <text:p>8096</text:p>
          </table:table-cell>
          <table:table-cell table:formula="of:=[.B549]-[.B$2]" office:value-type="float" office:value="25.3686556816101" calcext:value-type="float">
            <text:p>25.3686556816</text:p>
          </table:table-cell>
          <table:table-cell table:formula="of:=[.C549]/([.D549]-[.D548])" office:value-type="float" office:value="2367502.27874224" calcext:value-type="float">
            <text:p>2367502.2787422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2769891.32046" calcext:value-type="float">
            <text:p>1442769891.32046</text:p>
          </table:table-cell>
          <table:table-cell office:value-type="float" office:value="8096" calcext:value-type="float">
            <text:p>8096</text:p>
          </table:table-cell>
          <table:table-cell table:formula="of:=[.B550]-[.B$2]" office:value-type="float" office:value="25.3721351623535" calcext:value-type="float">
            <text:p>25.3721351624</text:p>
          </table:table-cell>
          <table:table-cell table:formula="of:=[.C550]/([.D550]-[.D549])" office:value-type="float" office:value="2326783.96491709" calcext:value-type="float">
            <text:p>2326783.9649170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2769891.34133" calcext:value-type="float">
            <text:p>1442769891.34133</text:p>
          </table:table-cell>
          <table:table-cell office:value-type="float" office:value="8096" calcext:value-type="float">
            <text:p>8096</text:p>
          </table:table-cell>
          <table:table-cell table:formula="of:=[.B551]-[.B$2]" office:value-type="float" office:value="25.3930082321167" calcext:value-type="float">
            <text:p>25.3930082321</text:p>
          </table:table-cell>
          <table:table-cell table:formula="of:=[.C551]/([.D551]-[.D550])" office:value-type="float" office:value="387868.200118792" calcext:value-type="float">
            <text:p>387868.20011879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2769891.34475" calcext:value-type="float">
            <text:p>1442769891.34475</text:p>
          </table:table-cell>
          <table:table-cell office:value-type="float" office:value="8096" calcext:value-type="float">
            <text:p>8096</text:p>
          </table:table-cell>
          <table:table-cell table:formula="of:=[.B552]-[.B$2]" office:value-type="float" office:value="25.3964309692383" calcext:value-type="float">
            <text:p>25.3964309692</text:p>
          </table:table-cell>
          <table:table-cell table:formula="of:=[.C552]/([.D552]-[.D551])" office:value-type="float" office:value="2365358.39955419" calcext:value-type="float">
            <text:p>2365358.3995541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2769891.36924" calcext:value-type="float">
            <text:p>1442769891.36924</text:p>
          </table:table-cell>
          <table:table-cell office:value-type="float" office:value="8096" calcext:value-type="float">
            <text:p>8096</text:p>
          </table:table-cell>
          <table:table-cell table:formula="of:=[.B553]-[.B$2]" office:value-type="float" office:value="25.4209179878235" calcext:value-type="float">
            <text:p>25.4209179878</text:p>
          </table:table-cell>
          <table:table-cell table:formula="of:=[.C553]/([.D553]-[.D552])" office:value-type="float" office:value="330624.162015851" calcext:value-type="float">
            <text:p>330624.16201585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2769891.37266" calcext:value-type="float">
            <text:p>1442769891.37266</text:p>
          </table:table-cell>
          <table:table-cell office:value-type="float" office:value="8096" calcext:value-type="float">
            <text:p>8096</text:p>
          </table:table-cell>
          <table:table-cell table:formula="of:=[.B554]-[.B$2]" office:value-type="float" office:value="25.4243392944336" calcext:value-type="float">
            <text:p>25.4243392944</text:p>
          </table:table-cell>
          <table:table-cell table:formula="of:=[.C554]/([.D554]-[.D553])" office:value-type="float" office:value="2366347.39958188" calcext:value-type="float">
            <text:p>2366347.3995818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2769891.37608" calcext:value-type="float">
            <text:p>1442769891.37608</text:p>
          </table:table-cell>
          <table:table-cell office:value-type="float" office:value="8096" calcext:value-type="float">
            <text:p>8096</text:p>
          </table:table-cell>
          <table:table-cell table:formula="of:=[.B555]-[.B$2]" office:value-type="float" office:value="25.4277584552765" calcext:value-type="float">
            <text:p>25.4277584553</text:p>
          </table:table-cell>
          <table:table-cell table:formula="of:=[.C555]/([.D555]-[.D554])" office:value-type="float" office:value="2367832.45129349" calcext:value-type="float">
            <text:p>2367832.4512934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2769891.39696" calcext:value-type="float">
            <text:p>1442769891.39696</text:p>
          </table:table-cell>
          <table:table-cell office:value-type="float" office:value="8096" calcext:value-type="float">
            <text:p>8096</text:p>
          </table:table-cell>
          <table:table-cell table:formula="of:=[.B556]-[.B$2]" office:value-type="float" office:value="25.4486362934113" calcext:value-type="float">
            <text:p>25.4486362934</text:p>
          </table:table-cell>
          <table:table-cell table:formula="of:=[.C556]/([.D556]-[.D555])" office:value-type="float" office:value="387779.613374749" calcext:value-type="float">
            <text:p>387779.61337474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2769891.40037" calcext:value-type="float">
            <text:p>1442769891.40037</text:p>
          </table:table-cell>
          <table:table-cell office:value-type="float" office:value="8096" calcext:value-type="float">
            <text:p>8096</text:p>
          </table:table-cell>
          <table:table-cell table:formula="of:=[.B557]-[.B$2]" office:value-type="float" office:value="25.4520516395569" calcext:value-type="float">
            <text:p>25.4520516396</text:p>
          </table:table-cell>
          <table:table-cell table:formula="of:=[.C557]/([.D557]-[.D556])" office:value-type="float" office:value="2370477.15071553" calcext:value-type="float">
            <text:p>2370477.1507155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2769891.40379" calcext:value-type="float">
            <text:p>1442769891.40379</text:p>
          </table:table-cell>
          <table:table-cell office:value-type="float" office:value="8096" calcext:value-type="float">
            <text:p>8096</text:p>
          </table:table-cell>
          <table:table-cell table:formula="of:=[.B558]-[.B$2]" office:value-type="float" office:value="25.4554672241211" calcext:value-type="float">
            <text:p>25.4554672241</text:p>
          </table:table-cell>
          <table:table-cell table:formula="of:=[.C558]/([.D558]-[.D557])" office:value-type="float" office:value="2370311.68393131" calcext:value-type="float">
            <text:p>2370311.6839313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2769891.42464" calcext:value-type="float">
            <text:p>1442769891.42464</text:p>
          </table:table-cell>
          <table:table-cell office:value-type="float" office:value="8096" calcext:value-type="float">
            <text:p>8096</text:p>
          </table:table-cell>
          <table:table-cell table:formula="of:=[.B559]-[.B$2]" office:value-type="float" office:value="25.4763205051422" calcext:value-type="float">
            <text:p>25.4763205051</text:p>
          </table:table-cell>
          <table:table-cell table:formula="of:=[.C559]/([.D559]-[.D558])" office:value-type="float" office:value="388236.268038644" calcext:value-type="float">
            <text:p>388236.26803864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2769891.42804" calcext:value-type="float">
            <text:p>1442769891.42804</text:p>
          </table:table-cell>
          <table:table-cell office:value-type="float" office:value="8096" calcext:value-type="float">
            <text:p>8096</text:p>
          </table:table-cell>
          <table:table-cell table:formula="of:=[.B560]-[.B$2]" office:value-type="float" office:value="25.4797208309174" calcext:value-type="float">
            <text:p>25.4797208309</text:p>
          </table:table-cell>
          <table:table-cell table:formula="of:=[.C560]/([.D560]-[.D559])" office:value-type="float" office:value="2380948.33711962" calcext:value-type="float">
            <text:p>2380948.3371196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2769891.43143" calcext:value-type="float">
            <text:p>1442769891.43143</text:p>
          </table:table-cell>
          <table:table-cell office:value-type="float" office:value="8096" calcext:value-type="float">
            <text:p>8096</text:p>
          </table:table-cell>
          <table:table-cell table:formula="of:=[.B561]-[.B$2]" office:value-type="float" office:value="25.4831132888794" calcext:value-type="float">
            <text:p>25.4831132889</text:p>
          </table:table-cell>
          <table:table-cell table:formula="of:=[.C561]/([.D561]-[.D560])" office:value-type="float" office:value="2386470.24977159" calcext:value-type="float">
            <text:p>2386470.2497715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2769891.45242" calcext:value-type="float">
            <text:p>1442769891.45242</text:p>
          </table:table-cell>
          <table:table-cell office:value-type="float" office:value="8096" calcext:value-type="float">
            <text:p>8096</text:p>
          </table:table-cell>
          <table:table-cell table:formula="of:=[.B562]-[.B$2]" office:value-type="float" office:value="25.5040998458862" calcext:value-type="float">
            <text:p>25.5040998459</text:p>
          </table:table-cell>
          <table:table-cell table:formula="of:=[.C562]/([.D562]-[.D561])" office:value-type="float" office:value="385770.757793329" calcext:value-type="float">
            <text:p>385770.75779332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2769891.45581" calcext:value-type="float">
            <text:p>1442769891.45581</text:p>
          </table:table-cell>
          <table:table-cell office:value-type="float" office:value="8096" calcext:value-type="float">
            <text:p>8096</text:p>
          </table:table-cell>
          <table:table-cell table:formula="of:=[.B563]-[.B$2]" office:value-type="float" office:value="25.507488489151" calcext:value-type="float">
            <text:p>25.5074884892</text:p>
          </table:table-cell>
          <table:table-cell table:formula="of:=[.C563]/([.D563]-[.D562])" office:value-type="float" office:value="2389156.77084359" calcext:value-type="float">
            <text:p>2389156.7708435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2769891.4592" calcext:value-type="float">
            <text:p>1442769891.4592</text:p>
          </table:table-cell>
          <table:table-cell office:value-type="float" office:value="8096" calcext:value-type="float">
            <text:p>8096</text:p>
          </table:table-cell>
          <table:table-cell table:formula="of:=[.B564]-[.B$2]" office:value-type="float" office:value="25.5108757019043" calcext:value-type="float">
            <text:p>25.5108757019</text:p>
          </table:table-cell>
          <table:table-cell table:formula="of:=[.C564]/([.D564]-[.D563])" office:value-type="float" office:value="2390165.77630745" calcext:value-type="float">
            <text:p>2390165.7763074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2769891.48026" calcext:value-type="float">
            <text:p>1442769891.48026</text:p>
          </table:table-cell>
          <table:table-cell office:value-type="float" office:value="8096" calcext:value-type="float">
            <text:p>8096</text:p>
          </table:table-cell>
          <table:table-cell table:formula="of:=[.B565]-[.B$2]" office:value-type="float" office:value="25.5319418907166" calcext:value-type="float">
            <text:p>25.5319418907</text:p>
          </table:table-cell>
          <table:table-cell table:formula="of:=[.C565]/([.D565]-[.D564])" office:value-type="float" office:value="384312.514814731" calcext:value-type="float">
            <text:p>384312.51481473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2769891.48368" calcext:value-type="float">
            <text:p>1442769891.48368</text:p>
          </table:table-cell>
          <table:table-cell office:value-type="float" office:value="8096" calcext:value-type="float">
            <text:p>8096</text:p>
          </table:table-cell>
          <table:table-cell table:formula="of:=[.B566]-[.B$2]" office:value-type="float" office:value="25.5353608131409" calcext:value-type="float">
            <text:p>25.5353608131</text:p>
          </table:table-cell>
          <table:table-cell table:formula="of:=[.C566]/([.D566]-[.D565])" office:value-type="float" office:value="2367997.572106" calcext:value-type="float">
            <text:p>2367997.57210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2769891.4871" calcext:value-type="float">
            <text:p>1442769891.4871</text:p>
          </table:table-cell>
          <table:table-cell office:value-type="float" office:value="8096" calcext:value-type="float">
            <text:p>8096</text:p>
          </table:table-cell>
          <table:table-cell table:formula="of:=[.B567]-[.B$2]" office:value-type="float" office:value="25.5387754440308" calcext:value-type="float">
            <text:p>25.538775444</text:p>
          </table:table-cell>
          <table:table-cell table:formula="of:=[.C567]/([.D567]-[.D566])" office:value-type="float" office:value="2370973.68970814" calcext:value-type="float">
            <text:p>2370973.6897081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2769891.50823" calcext:value-type="float">
            <text:p>1442769891.50823</text:p>
          </table:table-cell>
          <table:table-cell office:value-type="float" office:value="8096" calcext:value-type="float">
            <text:p>8096</text:p>
          </table:table-cell>
          <table:table-cell table:formula="of:=[.B568]-[.B$2]" office:value-type="float" office:value="25.5599131584167" calcext:value-type="float">
            <text:p>25.5599131584</text:p>
          </table:table-cell>
          <table:table-cell table:formula="of:=[.C568]/([.D568]-[.D567])" office:value-type="float" office:value="383012.082203524" calcext:value-type="float">
            <text:p>383012.08220352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2769891.51165" calcext:value-type="float">
            <text:p>1442769891.51165</text:p>
          </table:table-cell>
          <table:table-cell office:value-type="float" office:value="8096" calcext:value-type="float">
            <text:p>8096</text:p>
          </table:table-cell>
          <table:table-cell table:formula="of:=[.B569]-[.B$2]" office:value-type="float" office:value="25.5633311271667" calcext:value-type="float">
            <text:p>25.5633311272</text:p>
          </table:table-cell>
          <table:table-cell table:formula="of:=[.C569]/([.D569]-[.D568])" office:value-type="float" office:value="2368658.28571429" calcext:value-type="float">
            <text:p>2368658.2857142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2769891.51507" calcext:value-type="float">
            <text:p>1442769891.51507</text:p>
          </table:table-cell>
          <table:table-cell office:value-type="float" office:value="8096" calcext:value-type="float">
            <text:p>8096</text:p>
          </table:table-cell>
          <table:table-cell table:formula="of:=[.B570]-[.B$2]" office:value-type="float" office:value="25.5667498111725" calcext:value-type="float">
            <text:p>25.5667498112</text:p>
          </table:table-cell>
          <table:table-cell table:formula="of:=[.C570]/([.D570]-[.D569])" office:value-type="float" office:value="2368162.71594951" calcext:value-type="float">
            <text:p>2368162.7159495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2769891.53601" calcext:value-type="float">
            <text:p>1442769891.53601</text:p>
          </table:table-cell>
          <table:table-cell office:value-type="float" office:value="8096" calcext:value-type="float">
            <text:p>8096</text:p>
          </table:table-cell>
          <table:table-cell table:formula="of:=[.B571]-[.B$2]" office:value-type="float" office:value="25.5876920223236" calcext:value-type="float">
            <text:p>25.5876920223</text:p>
          </table:table-cell>
          <table:table-cell table:formula="of:=[.C571]/([.D571]-[.D570])" office:value-type="float" office:value="386587.640702202" calcext:value-type="float">
            <text:p>386587.64070220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2769891.53945" calcext:value-type="float">
            <text:p>1442769891.53945</text:p>
          </table:table-cell>
          <table:table-cell office:value-type="float" office:value="8096" calcext:value-type="float">
            <text:p>8096</text:p>
          </table:table-cell>
          <table:table-cell table:formula="of:=[.B572]-[.B$2]" office:value-type="float" office:value="25.5911338329315" calcext:value-type="float">
            <text:p>25.5911338329</text:p>
          </table:table-cell>
          <table:table-cell table:formula="of:=[.C572]/([.D572]-[.D571])" office:value-type="float" office:value="2352250.28983098" calcext:value-type="float">
            <text:p>2352250.2898309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2769891.5638" calcext:value-type="float">
            <text:p>1442769891.5638</text:p>
          </table:table-cell>
          <table:table-cell office:value-type="float" office:value="8096" calcext:value-type="float">
            <text:p>8096</text:p>
          </table:table-cell>
          <table:table-cell table:formula="of:=[.B573]-[.B$2]" office:value-type="float" office:value="25.6154828071594" calcext:value-type="float">
            <text:p>25.6154828072</text:p>
          </table:table-cell>
          <table:table-cell table:formula="of:=[.C573]/([.D573]-[.D572])" office:value-type="float" office:value="332498.606480167" calcext:value-type="float">
            <text:p>332498.60648016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2769891.56721" calcext:value-type="float">
            <text:p>1442769891.56721</text:p>
          </table:table-cell>
          <table:table-cell office:value-type="float" office:value="8096" calcext:value-type="float">
            <text:p>8096</text:p>
          </table:table-cell>
          <table:table-cell table:formula="of:=[.B574]-[.B$2]" office:value-type="float" office:value="25.618887424469" calcext:value-type="float">
            <text:p>25.6188874245</text:p>
          </table:table-cell>
          <table:table-cell table:formula="of:=[.C574]/([.D574]-[.D573])" office:value-type="float" office:value="2377947.14173669" calcext:value-type="float">
            <text:p>2377947.1417366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2769891.57061" calcext:value-type="float">
            <text:p>1442769891.57061</text:p>
          </table:table-cell>
          <table:table-cell office:value-type="float" office:value="8096" calcext:value-type="float">
            <text:p>8096</text:p>
          </table:table-cell>
          <table:table-cell table:formula="of:=[.B575]-[.B$2]" office:value-type="float" office:value="25.6222856044769" calcext:value-type="float">
            <text:p>25.6222856045</text:p>
          </table:table-cell>
          <table:table-cell table:formula="of:=[.C575]/([.D575]-[.D574])" office:value-type="float" office:value="2382451.77745036" calcext:value-type="float">
            <text:p>2382451.7774503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2769891.59162" calcext:value-type="float">
            <text:p>1442769891.59162</text:p>
          </table:table-cell>
          <table:table-cell office:value-type="float" office:value="8096" calcext:value-type="float">
            <text:p>8096</text:p>
          </table:table-cell>
          <table:table-cell table:formula="of:=[.B576]-[.B$2]" office:value-type="float" office:value="25.6432945728302" calcext:value-type="float">
            <text:p>25.6432945728</text:p>
          </table:table-cell>
          <table:table-cell table:formula="of:=[.C576]/([.D576]-[.D575])" office:value-type="float" office:value="385359.236296784" calcext:value-type="float">
            <text:p>385359.23629678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2769891.59504" calcext:value-type="float">
            <text:p>1442769891.59504</text:p>
          </table:table-cell>
          <table:table-cell office:value-type="float" office:value="8096" calcext:value-type="float">
            <text:p>8096</text:p>
          </table:table-cell>
          <table:table-cell table:formula="of:=[.B577]-[.B$2]" office:value-type="float" office:value="25.6467156410217" calcext:value-type="float">
            <text:p>25.646715641</text:p>
          </table:table-cell>
          <table:table-cell table:formula="of:=[.C577]/([.D577]-[.D576])" office:value-type="float" office:value="2366512.31333194" calcext:value-type="float">
            <text:p>2366512.3133319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2769891.59845" calcext:value-type="float">
            <text:p>1442769891.59845</text:p>
          </table:table-cell>
          <table:table-cell office:value-type="float" office:value="8096" calcext:value-type="float">
            <text:p>8096</text:p>
          </table:table-cell>
          <table:table-cell table:formula="of:=[.B578]-[.B$2]" office:value-type="float" office:value="25.6501278877258" calcext:value-type="float">
            <text:p>25.6501278877</text:p>
          </table:table-cell>
          <table:table-cell table:formula="of:=[.C578]/([.D578]-[.D577])" office:value-type="float" office:value="2372630.32308552" calcext:value-type="float">
            <text:p>2372630.3230855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2769891.61945" calcext:value-type="float">
            <text:p>1442769891.61945</text:p>
          </table:table-cell>
          <table:table-cell office:value-type="float" office:value="8096" calcext:value-type="float">
            <text:p>8096</text:p>
          </table:table-cell>
          <table:table-cell table:formula="of:=[.B579]-[.B$2]" office:value-type="float" office:value="25.6711294651031" calcext:value-type="float">
            <text:p>25.6711294651</text:p>
          </table:table-cell>
          <table:table-cell table:formula="of:=[.C579]/([.D579]-[.D578])" office:value-type="float" office:value="385494.853769569" calcext:value-type="float">
            <text:p>385494.85376956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2769891.62287" calcext:value-type="float">
            <text:p>1442769891.62287</text:p>
          </table:table-cell>
          <table:table-cell office:value-type="float" office:value="8096" calcext:value-type="float">
            <text:p>8096</text:p>
          </table:table-cell>
          <table:table-cell table:formula="of:=[.B580]-[.B$2]" office:value-type="float" office:value="25.6745474338531" calcext:value-type="float">
            <text:p>25.6745474339</text:p>
          </table:table-cell>
          <table:table-cell table:formula="of:=[.C580]/([.D580]-[.D579])" office:value-type="float" office:value="2368658.28571429" calcext:value-type="float">
            <text:p>2368658.2857142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2769891.62629" calcext:value-type="float">
            <text:p>1442769891.62629</text:p>
          </table:table-cell>
          <table:table-cell office:value-type="float" office:value="8096" calcext:value-type="float">
            <text:p>8096</text:p>
          </table:table-cell>
          <table:table-cell table:formula="of:=[.B581]-[.B$2]" office:value-type="float" office:value="25.6779680252075" calcext:value-type="float">
            <text:p>25.6779680252</text:p>
          </table:table-cell>
          <table:table-cell table:formula="of:=[.C581]/([.D581]-[.D580])" office:value-type="float" office:value="2366842.20979996" calcext:value-type="float">
            <text:p>2366842.2097999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2769891.64734" calcext:value-type="float">
            <text:p>1442769891.64734</text:p>
          </table:table-cell>
          <table:table-cell office:value-type="float" office:value="8096" calcext:value-type="float">
            <text:p>8096</text:p>
          </table:table-cell>
          <table:table-cell table:formula="of:=[.B582]-[.B$2]" office:value-type="float" office:value="25.6990234851837" calcext:value-type="float">
            <text:p>25.6990234852</text:p>
          </table:table-cell>
          <table:table-cell table:formula="of:=[.C582]/([.D582]-[.D581])" office:value-type="float" office:value="384508.341739042" calcext:value-type="float">
            <text:p>384508.34173904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2769891.65076" calcext:value-type="float">
            <text:p>1442769891.65076</text:p>
          </table:table-cell>
          <table:table-cell office:value-type="float" office:value="8096" calcext:value-type="float">
            <text:p>8096</text:p>
          </table:table-cell>
          <table:table-cell table:formula="of:=[.B583]-[.B$2]" office:value-type="float" office:value="25.7024428844452" calcext:value-type="float">
            <text:p>25.7024428844</text:p>
          </table:table-cell>
          <table:table-cell table:formula="of:=[.C583]/([.D583]-[.D582])" office:value-type="float" office:value="2367667.35350718" calcext:value-type="float">
            <text:p>2367667.353507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2769891.65419" calcext:value-type="float">
            <text:p>1442769891.65419</text:p>
          </table:table-cell>
          <table:table-cell office:value-type="float" office:value="8096" calcext:value-type="float">
            <text:p>8096</text:p>
          </table:table-cell>
          <table:table-cell table:formula="of:=[.B584]-[.B$2]" office:value-type="float" office:value="25.7058699131012" calcext:value-type="float">
            <text:p>25.7058699131</text:p>
          </table:table-cell>
          <table:table-cell table:formula="of:=[.C584]/([.D584]-[.D583])" office:value-type="float" office:value="2362396.35341589" calcext:value-type="float">
            <text:p>2362396.3534158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2769891.67507" calcext:value-type="float">
            <text:p>1442769891.67507</text:p>
          </table:table-cell>
          <table:table-cell office:value-type="float" office:value="8096" calcext:value-type="float">
            <text:p>8096</text:p>
          </table:table-cell>
          <table:table-cell table:formula="of:=[.B585]-[.B$2]" office:value-type="float" office:value="25.7267501354218" calcext:value-type="float">
            <text:p>25.7267501354</text:p>
          </table:table-cell>
          <table:table-cell table:formula="of:=[.C585]/([.D585]-[.D584])" office:value-type="float" office:value="387735.335175501" calcext:value-type="float">
            <text:p>387735.33517550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2769891.67849" calcext:value-type="float">
            <text:p>1442769891.67849</text:p>
          </table:table-cell>
          <table:table-cell office:value-type="float" office:value="8096" calcext:value-type="float">
            <text:p>8096</text:p>
          </table:table-cell>
          <table:table-cell table:formula="of:=[.B586]-[.B$2]" office:value-type="float" office:value="25.730170249939" calcext:value-type="float">
            <text:p>25.7301702499</text:p>
          </table:table-cell>
          <table:table-cell table:formula="of:=[.C586]/([.D586]-[.D585])" office:value-type="float" office:value="2367172.19825723" calcext:value-type="float">
            <text:p>2367172.1982572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2769891.68191" calcext:value-type="float">
            <text:p>1442769891.68191</text:p>
          </table:table-cell>
          <table:table-cell office:value-type="float" office:value="8096" calcext:value-type="float">
            <text:p>8096</text:p>
          </table:table-cell>
          <table:table-cell table:formula="of:=[.B587]-[.B$2]" office:value-type="float" office:value="25.733588218689" calcext:value-type="float">
            <text:p>25.7335882187</text:p>
          </table:table-cell>
          <table:table-cell table:formula="of:=[.C587]/([.D587]-[.D586])" office:value-type="float" office:value="2368658.28571429" calcext:value-type="float">
            <text:p>2368658.2857142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2769891.70303" calcext:value-type="float">
            <text:p>1442769891.70303</text:p>
          </table:table-cell>
          <table:table-cell office:value-type="float" office:value="8096" calcext:value-type="float">
            <text:p>8096</text:p>
          </table:table-cell>
          <table:table-cell table:formula="of:=[.B588]-[.B$2]" office:value-type="float" office:value="25.7547125816345" calcext:value-type="float">
            <text:p>25.7547125816</text:p>
          </table:table-cell>
          <table:table-cell table:formula="of:=[.C588]/([.D588]-[.D587])" office:value-type="float" office:value="383254.161125031" calcext:value-type="float">
            <text:p>383254.16112503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2769891.70645" calcext:value-type="float">
            <text:p>1442769891.70645</text:p>
          </table:table-cell>
          <table:table-cell office:value-type="float" office:value="8096" calcext:value-type="float">
            <text:p>8096</text:p>
          </table:table-cell>
          <table:table-cell table:formula="of:=[.B589]-[.B$2]" office:value-type="float" office:value="25.7581322193146" calcext:value-type="float">
            <text:p>25.7581322193</text:p>
          </table:table-cell>
          <table:table-cell table:formula="of:=[.C589]/([.D589]-[.D588])" office:value-type="float" office:value="2367502.27874224" calcext:value-type="float">
            <text:p>2367502.2787422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2769891.70987" calcext:value-type="float">
            <text:p>1442769891.70987</text:p>
          </table:table-cell>
          <table:table-cell office:value-type="float" office:value="8096" calcext:value-type="float">
            <text:p>8096</text:p>
          </table:table-cell>
          <table:table-cell table:formula="of:=[.B590]-[.B$2]" office:value-type="float" office:value="25.761549949646" calcext:value-type="float">
            <text:p>25.7615499496</text:p>
          </table:table-cell>
          <table:table-cell table:formula="of:=[.C590]/([.D590]-[.D589])" office:value-type="float" office:value="2368823.52173003" calcext:value-type="float">
            <text:p>2368823.5217300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2769891.73082" calcext:value-type="float">
            <text:p>1442769891.73082</text:p>
          </table:table-cell>
          <table:table-cell office:value-type="float" office:value="8096" calcext:value-type="float">
            <text:p>8096</text:p>
          </table:table-cell>
          <table:table-cell table:formula="of:=[.B591]-[.B$2]" office:value-type="float" office:value="25.7825005054474" calcext:value-type="float">
            <text:p>25.7825005054</text:p>
          </table:table-cell>
          <table:table-cell table:formula="of:=[.C591]/([.D591]-[.D590])" office:value-type="float" office:value="386433.662034982" calcext:value-type="float">
            <text:p>386433.66203498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2769891.73424" calcext:value-type="float">
            <text:p>1442769891.73424</text:p>
          </table:table-cell>
          <table:table-cell office:value-type="float" office:value="8096" calcext:value-type="float">
            <text:p>8096</text:p>
          </table:table-cell>
          <table:table-cell table:formula="of:=[.B592]-[.B$2]" office:value-type="float" office:value="25.785923242569" calcext:value-type="float">
            <text:p>25.7859232426</text:p>
          </table:table-cell>
          <table:table-cell table:formula="of:=[.C592]/([.D592]-[.D591])" office:value-type="float" office:value="2365358.39955419" calcext:value-type="float">
            <text:p>2365358.3995541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2769891.74469" calcext:value-type="float">
            <text:p>1442769891.74469</text:p>
          </table:table-cell>
          <table:table-cell office:value-type="float" office:value="8096" calcext:value-type="float">
            <text:p>8096</text:p>
          </table:table-cell>
          <table:table-cell table:formula="of:=[.B593]-[.B$2]" office:value-type="float" office:value="25.7963707447052" calcext:value-type="float">
            <text:p>25.7963707447</text:p>
          </table:table-cell>
          <table:table-cell table:formula="of:=[.C593]/([.D593]-[.D592])" office:value-type="float" office:value="774922.07174806" calcext:value-type="float">
            <text:p>774922.0717480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2769891.74811" calcext:value-type="float">
            <text:p>1442769891.74811</text:p>
          </table:table-cell>
          <table:table-cell office:value-type="float" office:value="8096" calcext:value-type="float">
            <text:p>8096</text:p>
          </table:table-cell>
          <table:table-cell table:formula="of:=[.B594]-[.B$2]" office:value-type="float" office:value="25.7997884750366" calcext:value-type="float">
            <text:p>25.799788475</text:p>
          </table:table-cell>
          <table:table-cell table:formula="of:=[.C594]/([.D594]-[.D593])" office:value-type="float" office:value="2368823.52173003" calcext:value-type="float">
            <text:p>2368823.5217300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2769891.77256" calcext:value-type="float">
            <text:p>1442769891.77256</text:p>
          </table:table-cell>
          <table:table-cell office:value-type="float" office:value="8096" calcext:value-type="float">
            <text:p>8096</text:p>
          </table:table-cell>
          <table:table-cell table:formula="of:=[.B595]-[.B$2]" office:value-type="float" office:value="25.8242378234863" calcext:value-type="float">
            <text:p>25.8242378235</text:p>
          </table:table-cell>
          <table:table-cell table:formula="of:=[.C595]/([.D595]-[.D594])" office:value-type="float" office:value="331133.568514257" calcext:value-type="float">
            <text:p>331133.56851425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2769891.77601" calcext:value-type="float">
            <text:p>1442769891.77601</text:p>
          </table:table-cell>
          <table:table-cell office:value-type="float" office:value="8096" calcext:value-type="float">
            <text:p>8096</text:p>
          </table:table-cell>
          <table:table-cell table:formula="of:=[.B596]-[.B$2]" office:value-type="float" office:value="25.8276872634888" calcext:value-type="float">
            <text:p>25.8276872635</text:p>
          </table:table-cell>
          <table:table-cell table:formula="of:=[.C596]/([.D596]-[.D595])" office:value-type="float" office:value="2347047.63505668" calcext:value-type="float">
            <text:p>2347047.6350566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2769891.77943" calcext:value-type="float">
            <text:p>1442769891.77943</text:p>
          </table:table-cell>
          <table:table-cell office:value-type="float" office:value="8096" calcext:value-type="float">
            <text:p>8096</text:p>
          </table:table-cell>
          <table:table-cell table:formula="of:=[.B597]-[.B$2]" office:value-type="float" office:value="25.831104516983" calcext:value-type="float">
            <text:p>25.831104517</text:p>
          </table:table-cell>
          <table:table-cell table:formula="of:=[.C597]/([.D597]-[.D596])" office:value-type="float" office:value="2369154.0629317" calcext:value-type="float">
            <text:p>2369154.062931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2769891.80034" calcext:value-type="float">
            <text:p>1442769891.80034</text:p>
          </table:table-cell>
          <table:table-cell office:value-type="float" office:value="8096" calcext:value-type="float">
            <text:p>8096</text:p>
          </table:table-cell>
          <table:table-cell table:formula="of:=[.B598]-[.B$2]" office:value-type="float" office:value="25.8520143032074" calcext:value-type="float">
            <text:p>25.8520143032</text:p>
          </table:table-cell>
          <table:table-cell table:formula="of:=[.C598]/([.D598]-[.D597])" office:value-type="float" office:value="387187.124398531" calcext:value-type="float">
            <text:p>387187.12439853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2769891.80376" calcext:value-type="float">
            <text:p>1442769891.80376</text:p>
          </table:table-cell>
          <table:table-cell office:value-type="float" office:value="8096" calcext:value-type="float">
            <text:p>8096</text:p>
          </table:table-cell>
          <table:table-cell table:formula="of:=[.B599]-[.B$2]" office:value-type="float" office:value="25.8554344177246" calcext:value-type="float">
            <text:p>25.8554344177</text:p>
          </table:table-cell>
          <table:table-cell table:formula="of:=[.C599]/([.D599]-[.D598])" office:value-type="float" office:value="2367172.19825723" calcext:value-type="float">
            <text:p>2367172.1982572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2769891.80718" calcext:value-type="float">
            <text:p>1442769891.80718</text:p>
          </table:table-cell>
          <table:table-cell office:value-type="float" office:value="8096" calcext:value-type="float">
            <text:p>8096</text:p>
          </table:table-cell>
          <table:table-cell table:formula="of:=[.B600]-[.B$2]" office:value-type="float" office:value="25.8588593006134" calcext:value-type="float">
            <text:p>25.8588593006</text:p>
          </table:table-cell>
          <table:table-cell table:formula="of:=[.C600]/([.D600]-[.D599])" office:value-type="float" office:value="2363876.44859032" calcext:value-type="float">
            <text:p>2363876.4485903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2769891.82816" calcext:value-type="float">
            <text:p>1442769891.82816</text:p>
          </table:table-cell>
          <table:table-cell office:value-type="float" office:value="8096" calcext:value-type="float">
            <text:p>8096</text:p>
          </table:table-cell>
          <table:table-cell table:formula="of:=[.B601]-[.B$2]" office:value-type="float" office:value="25.8798425197601" calcext:value-type="float">
            <text:p>25.8798425198</text:p>
          </table:table-cell>
          <table:table-cell table:formula="of:=[.C601]/([.D601]-[.D600])" office:value-type="float" office:value="385832.123440518" calcext:value-type="float">
            <text:p>385832.1234405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2769891.83158" calcext:value-type="float">
            <text:p>1442769891.83158</text:p>
          </table:table-cell>
          <table:table-cell office:value-type="float" office:value="8096" calcext:value-type="float">
            <text:p>8096</text:p>
          </table:table-cell>
          <table:table-cell table:formula="of:=[.B602]-[.B$2]" office:value-type="float" office:value="25.8832621574402" calcext:value-type="float">
            <text:p>25.8832621574</text:p>
          </table:table-cell>
          <table:table-cell table:formula="of:=[.C602]/([.D602]-[.D601])" office:value-type="float" office:value="2367502.27874224" calcext:value-type="float">
            <text:p>2367502.2787422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2769891.85599" calcext:value-type="float">
            <text:p>1442769891.85599</text:p>
          </table:table-cell>
          <table:table-cell office:value-type="float" office:value="8096" calcext:value-type="float">
            <text:p>8096</text:p>
          </table:table-cell>
          <table:table-cell table:formula="of:=[.B603]-[.B$2]" office:value-type="float" office:value="25.9076642990112" calcext:value-type="float">
            <text:p>25.907664299</text:p>
          </table:table-cell>
          <table:table-cell table:formula="of:=[.C603]/([.D603]-[.D602])" office:value-type="float" office:value="331774.159101124" calcext:value-type="float">
            <text:p>331774.15910112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2769891.85941" calcext:value-type="float">
            <text:p>1442769891.85941</text:p>
          </table:table-cell>
          <table:table-cell office:value-type="float" office:value="8096" calcext:value-type="float">
            <text:p>8096</text:p>
          </table:table-cell>
          <table:table-cell table:formula="of:=[.B604]-[.B$2]" office:value-type="float" office:value="25.9110858440399" calcext:value-type="float">
            <text:p>25.911085844</text:p>
          </table:table-cell>
          <table:table-cell table:formula="of:=[.C604]/([.D604]-[.D603])" office:value-type="float" office:value="2366182.50881472" calcext:value-type="float">
            <text:p>2366182.5088147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2769891.86283" calcext:value-type="float">
            <text:p>1442769891.86283</text:p>
          </table:table-cell>
          <table:table-cell office:value-type="float" office:value="8096" calcext:value-type="float">
            <text:p>8096</text:p>
          </table:table-cell>
          <table:table-cell table:formula="of:=[.B605]-[.B$2]" office:value-type="float" office:value="25.9145102500916" calcext:value-type="float">
            <text:p>25.9145102501</text:p>
          </table:table-cell>
          <table:table-cell table:formula="of:=[.C605]/([.D605]-[.D604])" office:value-type="float" office:value="2364205.61052705" calcext:value-type="float">
            <text:p>2364205.6105270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2769891.88381" calcext:value-type="float">
            <text:p>1442769891.88381</text:p>
          </table:table-cell>
          <table:table-cell office:value-type="float" office:value="8096" calcext:value-type="float">
            <text:p>8096</text:p>
          </table:table-cell>
          <table:table-cell table:formula="of:=[.B606]-[.B$2]" office:value-type="float" office:value="25.9354841709137" calcext:value-type="float">
            <text:p>25.9354841709</text:p>
          </table:table-cell>
          <table:table-cell table:formula="of:=[.C606]/([.D606]-[.D605])" office:value-type="float" office:value="386003.173591297" calcext:value-type="float">
            <text:p>386003.17359129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2769891.88723" calcext:value-type="float">
            <text:p>1442769891.88723</text:p>
          </table:table-cell>
          <table:table-cell office:value-type="float" office:value="8096" calcext:value-type="float">
            <text:p>8096</text:p>
          </table:table-cell>
          <table:table-cell table:formula="of:=[.B607]-[.B$2]" office:value-type="float" office:value="25.9389042854309" calcext:value-type="float">
            <text:p>25.9389042854</text:p>
          </table:table-cell>
          <table:table-cell table:formula="of:=[.C607]/([.D607]-[.D606])" office:value-type="float" office:value="2367172.19825723" calcext:value-type="float">
            <text:p>2367172.1982572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2769891.89064" calcext:value-type="float">
            <text:p>1442769891.89064</text:p>
          </table:table-cell>
          <table:table-cell office:value-type="float" office:value="8096" calcext:value-type="float">
            <text:p>8096</text:p>
          </table:table-cell>
          <table:table-cell table:formula="of:=[.B608]-[.B$2]" office:value-type="float" office:value="25.9423205852509" calcext:value-type="float">
            <text:p>25.9423205853</text:p>
          </table:table-cell>
          <table:table-cell table:formula="of:=[.C608]/([.D608]-[.D607])" office:value-type="float" office:value="2369815.42215088" calcext:value-type="float">
            <text:p>2369815.4221508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2769891.91161" calcext:value-type="float">
            <text:p>1442769891.91161</text:p>
          </table:table-cell>
          <table:table-cell office:value-type="float" office:value="8096" calcext:value-type="float">
            <text:p>8096</text:p>
          </table:table-cell>
          <table:table-cell table:formula="of:=[.B609]-[.B$2]" office:value-type="float" office:value="25.9632887840271" calcext:value-type="float">
            <text:p>25.963288784</text:p>
          </table:table-cell>
          <table:table-cell table:formula="of:=[.C609]/([.D609]-[.D608])" office:value-type="float" office:value="386108.510625718" calcext:value-type="float">
            <text:p>386108.51062571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2769891.91504" calcext:value-type="float">
            <text:p>1442769891.91504</text:p>
          </table:table-cell>
          <table:table-cell office:value-type="float" office:value="8096" calcext:value-type="float">
            <text:p>8096</text:p>
          </table:table-cell>
          <table:table-cell table:formula="of:=[.B610]-[.B$2]" office:value-type="float" office:value="25.966717004776" calcext:value-type="float">
            <text:p>25.9667170048</text:p>
          </table:table-cell>
          <table:table-cell table:formula="of:=[.C610]/([.D610]-[.D609])" office:value-type="float" office:value="2361574.87892065" calcext:value-type="float">
            <text:p>2361574.8789206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2769891.91846" calcext:value-type="float">
            <text:p>1442769891.91846</text:p>
          </table:table-cell>
          <table:table-cell office:value-type="float" office:value="8096" calcext:value-type="float">
            <text:p>8096</text:p>
          </table:table-cell>
          <table:table-cell table:formula="of:=[.B611]-[.B$2]" office:value-type="float" office:value="25.9701435565948" calcext:value-type="float">
            <text:p>25.9701435566</text:p>
          </table:table-cell>
          <table:table-cell table:formula="of:=[.C611]/([.D611]-[.D610])" office:value-type="float" office:value="2362725.10325633" calcext:value-type="float">
            <text:p>2362725.1032563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2769891.93934" calcext:value-type="float">
            <text:p>1442769891.93934</text:p>
          </table:table-cell>
          <table:table-cell office:value-type="float" office:value="8096" calcext:value-type="float">
            <text:p>8096</text:p>
          </table:table-cell>
          <table:table-cell table:formula="of:=[.B612]-[.B$2]" office:value-type="float" office:value="25.9910161495209" calcext:value-type="float">
            <text:p>25.9910161495</text:p>
          </table:table-cell>
          <table:table-cell table:formula="of:=[.C612]/([.D612]-[.D611])" office:value-type="float" office:value="387877.06101935" calcext:value-type="float">
            <text:p>387877.0610193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2769891.94277" calcext:value-type="float">
            <text:p>1442769891.94277</text:p>
          </table:table-cell>
          <table:table-cell office:value-type="float" office:value="8096" calcext:value-type="float">
            <text:p>8096</text:p>
          </table:table-cell>
          <table:table-cell table:formula="of:=[.B613]-[.B$2]" office:value-type="float" office:value="25.9944467544556" calcext:value-type="float">
            <text:p>25.9944467545</text:p>
          </table:table-cell>
          <table:table-cell table:formula="of:=[.C613]/([.D613]-[.D612])" office:value-type="float" office:value="2359933.64264369" calcext:value-type="float">
            <text:p>2359933.6426436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2769891.9462" calcext:value-type="float">
            <text:p>1442769891.9462</text:p>
          </table:table-cell>
          <table:table-cell office:value-type="float" office:value="8096" calcext:value-type="float">
            <text:p>8096</text:p>
          </table:table-cell>
          <table:table-cell table:formula="of:=[.B614]-[.B$2]" office:value-type="float" office:value="25.9978799819946" calcext:value-type="float">
            <text:p>25.997879982</text:p>
          </table:table-cell>
          <table:table-cell table:formula="of:=[.C614]/([.D614]-[.D613])" office:value-type="float" office:value="2358130.91555556" calcext:value-type="float">
            <text:p>2358130.9155555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2769891.96725" calcext:value-type="float">
            <text:p>1442769891.96725</text:p>
          </table:table-cell>
          <table:table-cell office:value-type="float" office:value="8096" calcext:value-type="float">
            <text:p>8096</text:p>
          </table:table-cell>
          <table:table-cell table:formula="of:=[.B615]-[.B$2]" office:value-type="float" office:value="26.0189278125763" calcext:value-type="float">
            <text:p>26.0189278126</text:p>
          </table:table-cell>
          <table:table-cell table:formula="of:=[.C615]/([.D615]-[.D614])" office:value-type="float" office:value="384647.717900794" calcext:value-type="float">
            <text:p>384647.71790079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2769891.97068" calcext:value-type="float">
            <text:p>1442769891.97068</text:p>
          </table:table-cell>
          <table:table-cell office:value-type="float" office:value="8096" calcext:value-type="float">
            <text:p>8096</text:p>
          </table:table-cell>
          <table:table-cell table:formula="of:=[.B616]-[.B$2]" office:value-type="float" office:value="26.0223577022552" calcext:value-type="float">
            <text:p>26.0223577023</text:p>
          </table:table-cell>
          <table:table-cell table:formula="of:=[.C616]/([.D616]-[.D615])" office:value-type="float" office:value="2360425.77394689" calcext:value-type="float">
            <text:p>2360425.7739468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2769891.97414" calcext:value-type="float">
            <text:p>1442769891.97414</text:p>
          </table:table-cell>
          <table:table-cell office:value-type="float" office:value="8096" calcext:value-type="float">
            <text:p>8096</text:p>
          </table:table-cell>
          <table:table-cell table:formula="of:=[.B617]-[.B$2]" office:value-type="float" office:value="26.025821685791" calcext:value-type="float">
            <text:p>26.0258216858</text:p>
          </table:table-cell>
          <table:table-cell table:formula="of:=[.C617]/([.D617]-[.D616])" office:value-type="float" office:value="2337193.55661092" calcext:value-type="float">
            <text:p>2337193.5566109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2769891.99502" calcext:value-type="float">
            <text:p>1442769891.99502</text:p>
          </table:table-cell>
          <table:table-cell office:value-type="float" office:value="8096" calcext:value-type="float">
            <text:p>8096</text:p>
          </table:table-cell>
          <table:table-cell table:formula="of:=[.B618]-[.B$2]" office:value-type="float" office:value="26.0467004776001" calcext:value-type="float">
            <text:p>26.0467004776</text:p>
          </table:table-cell>
          <table:table-cell table:formula="of:=[.C618]/([.D618]-[.D617])" office:value-type="float" office:value="387761.90088156" calcext:value-type="float">
            <text:p>387761.9008815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2769891.99844" calcext:value-type="float">
            <text:p>1442769891.99844</text:p>
          </table:table-cell>
          <table:table-cell office:value-type="float" office:value="8096" calcext:value-type="float">
            <text:p>8096</text:p>
          </table:table-cell>
          <table:table-cell table:formula="of:=[.B619]-[.B$2]" office:value-type="float" office:value="26.0501201152802" calcext:value-type="float">
            <text:p>26.0501201153</text:p>
          </table:table-cell>
          <table:table-cell table:formula="of:=[.C619]/([.D619]-[.D618])" office:value-type="float" office:value="2367502.27874224" calcext:value-type="float">
            <text:p>2367502.2787422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2769892.02285" calcext:value-type="float">
            <text:p>1442769892.02285</text:p>
          </table:table-cell>
          <table:table-cell office:value-type="float" office:value="8096" calcext:value-type="float">
            <text:p>8096</text:p>
          </table:table-cell>
          <table:table-cell table:formula="of:=[.B620]-[.B$2]" office:value-type="float" office:value="26.0745315551758" calcext:value-type="float">
            <text:p>26.0745315552</text:p>
          </table:table-cell>
          <table:table-cell table:formula="of:=[.C620]/([.D620]-[.D619])" office:value-type="float" office:value="331647.786227036" calcext:value-type="float">
            <text:p>331647.78622703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2769892.02594" calcext:value-type="float">
            <text:p>1442769892.02594</text:p>
          </table:table-cell>
          <table:table-cell office:value-type="float" office:value="8096" calcext:value-type="float">
            <text:p>8096</text:p>
          </table:table-cell>
          <table:table-cell table:formula="of:=[.B621]-[.B$2]" office:value-type="float" office:value="26.0776193141937" calcext:value-type="float">
            <text:p>26.0776193142</text:p>
          </table:table-cell>
          <table:table-cell table:formula="of:=[.C621]/([.D621]-[.D620])" office:value-type="float" office:value="2621966.27163926" calcext:value-type="float">
            <text:p>2621966.2716392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2769892.02903" calcext:value-type="float">
            <text:p>1442769892.02903</text:p>
          </table:table-cell>
          <table:table-cell office:value-type="float" office:value="8096" calcext:value-type="float">
            <text:p>8096</text:p>
          </table:table-cell>
          <table:table-cell table:formula="of:=[.B622]-[.B$2]" office:value-type="float" office:value="26.0807077884674" calcext:value-type="float">
            <text:p>26.0807077885</text:p>
          </table:table-cell>
          <table:table-cell table:formula="of:=[.C622]/([.D622]-[.D621])" office:value-type="float" office:value="2621359.05388297" calcext:value-type="float">
            <text:p>2621359.053882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2769892.05056" calcext:value-type="float">
            <text:p>1442769892.05056</text:p>
          </table:table-cell>
          <table:table-cell office:value-type="float" office:value="8096" calcext:value-type="float">
            <text:p>8096</text:p>
          </table:table-cell>
          <table:table-cell table:formula="of:=[.B623]-[.B$2]" office:value-type="float" office:value="26.1022357940674" calcext:value-type="float">
            <text:p>26.1022357941</text:p>
          </table:table-cell>
          <table:table-cell table:formula="of:=[.C623]/([.D623]-[.D622])" office:value-type="float" office:value="376068.278243535" calcext:value-type="float">
            <text:p>376068.27824353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2769892.05364" calcext:value-type="float">
            <text:p>1442769892.05364</text:p>
          </table:table-cell>
          <table:table-cell office:value-type="float" office:value="8096" calcext:value-type="float">
            <text:p>8096</text:p>
          </table:table-cell>
          <table:table-cell table:formula="of:=[.B624]-[.B$2]" office:value-type="float" office:value="26.1053185462952" calcext:value-type="float">
            <text:p>26.1053185463</text:p>
          </table:table-cell>
          <table:table-cell table:formula="of:=[.C624]/([.D624]-[.D623])" office:value-type="float" office:value="2626224.68553751" calcext:value-type="float">
            <text:p>2626224.6855375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2769892.05673" calcext:value-type="float">
            <text:p>1442769892.05673</text:p>
          </table:table-cell>
          <table:table-cell office:value-type="float" office:value="8096" calcext:value-type="float">
            <text:p>8096</text:p>
          </table:table-cell>
          <table:table-cell table:formula="of:=[.B625]-[.B$2]" office:value-type="float" office:value="26.1084079742432" calcext:value-type="float">
            <text:p>26.1084079742</text:p>
          </table:table-cell>
          <table:table-cell table:formula="of:=[.C625]/([.D625]-[.D624])" office:value-type="float" office:value="2620549.86757216" calcext:value-type="float">
            <text:p>2620549.867572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2769892.07852" calcext:value-type="float">
            <text:p>1442769892.07852</text:p>
          </table:table-cell>
          <table:table-cell office:value-type="float" office:value="8096" calcext:value-type="float">
            <text:p>8096</text:p>
          </table:table-cell>
          <table:table-cell table:formula="of:=[.B626]-[.B$2]" office:value-type="float" office:value="26.1302037239075" calcext:value-type="float">
            <text:p>26.1302037239</text:p>
          </table:table-cell>
          <table:table-cell table:formula="of:=[.C626]/([.D626]-[.D625])" office:value-type="float" office:value="371448.567940668" calcext:value-type="float">
            <text:p>371448.56794066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2769892.08162" calcext:value-type="float">
            <text:p>1442769892.08162</text:p>
          </table:table-cell>
          <table:table-cell office:value-type="float" office:value="8096" calcext:value-type="float">
            <text:p>8096</text:p>
          </table:table-cell>
          <table:table-cell table:formula="of:=[.B627]-[.B$2]" office:value-type="float" office:value="26.133296251297" calcext:value-type="float">
            <text:p>26.1332962513</text:p>
          </table:table-cell>
          <table:table-cell table:formula="of:=[.C627]/([.D627]-[.D626])" office:value-type="float" office:value="2617923.45879269" calcext:value-type="float">
            <text:p>2617923.4587926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2769892.08471" calcext:value-type="float">
            <text:p>1442769892.08471</text:p>
          </table:table-cell>
          <table:table-cell office:value-type="float" office:value="8096" calcext:value-type="float">
            <text:p>8096</text:p>
          </table:table-cell>
          <table:table-cell table:formula="of:=[.B628]-[.B$2]" office:value-type="float" office:value="26.1363883018494" calcext:value-type="float">
            <text:p>26.1363883018</text:p>
          </table:table-cell>
          <table:table-cell table:formula="of:=[.C628]/([.D628]-[.D627])" office:value-type="float" office:value="2618327.17896522" calcext:value-type="float">
            <text:p>2618327.1789652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2769892.10635" calcext:value-type="float">
            <text:p>1442769892.10635</text:p>
          </table:table-cell>
          <table:table-cell office:value-type="float" office:value="8096" calcext:value-type="float">
            <text:p>8096</text:p>
          </table:table-cell>
          <table:table-cell table:formula="of:=[.B629]-[.B$2]" office:value-type="float" office:value="26.1580300331116" calcext:value-type="float">
            <text:p>26.1580300331</text:p>
          </table:table-cell>
          <table:table-cell table:formula="of:=[.C629]/([.D629]-[.D628])" office:value-type="float" office:value="374092.067862336" calcext:value-type="float">
            <text:p>374092.06786233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2769892.10945" calcext:value-type="float">
            <text:p>1442769892.10945</text:p>
          </table:table-cell>
          <table:table-cell office:value-type="float" office:value="8096" calcext:value-type="float">
            <text:p>8096</text:p>
          </table:table-cell>
          <table:table-cell table:formula="of:=[.B630]-[.B$2]" office:value-type="float" office:value="26.1611242294312" calcext:value-type="float">
            <text:p>26.1611242294</text:p>
          </table:table-cell>
          <table:table-cell table:formula="of:=[.C630]/([.D630]-[.D629])" office:value-type="float" office:value="2616511.41809216" calcext:value-type="float">
            <text:p>2616511.4180921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2769892.11253" calcext:value-type="float">
            <text:p>1442769892.11253</text:p>
          </table:table-cell>
          <table:table-cell office:value-type="float" office:value="8096" calcext:value-type="float">
            <text:p>8096</text:p>
          </table:table-cell>
          <table:table-cell table:formula="of:=[.B631]-[.B$2]" office:value-type="float" office:value="26.1642138957977" calcext:value-type="float">
            <text:p>26.1642138958</text:p>
          </table:table-cell>
          <table:table-cell table:formula="of:=[.C631]/([.D631]-[.D630])" office:value-type="float" office:value="2620347.64904699" calcext:value-type="float">
            <text:p>2620347.6490469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2769892.11562" calcext:value-type="float">
            <text:p>1442769892.11562</text:p>
          </table:table-cell>
          <table:table-cell office:value-type="float" office:value="8096" calcext:value-type="float">
            <text:p>8096</text:p>
          </table:table-cell>
          <table:table-cell table:formula="of:=[.B632]-[.B$2]" office:value-type="float" office:value="26.1673021316528" calcext:value-type="float">
            <text:p>26.1673021317</text:p>
          </table:table-cell>
          <table:table-cell table:formula="of:=[.C632]/([.D632]-[.D631])" office:value-type="float" office:value="2621561.42854937" calcext:value-type="float">
            <text:p>2621561.4285493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2769892.11872" calcext:value-type="float">
            <text:p>1442769892.11872</text:p>
          </table:table-cell>
          <table:table-cell office:value-type="float" office:value="8096" calcext:value-type="float">
            <text:p>8096</text:p>
          </table:table-cell>
          <table:table-cell table:formula="of:=[.B633]-[.B$2]" office:value-type="float" office:value="26.1704018115997" calcext:value-type="float">
            <text:p>26.1704018116</text:p>
          </table:table-cell>
          <table:table-cell table:formula="of:=[.C633]/([.D633]-[.D632])" office:value-type="float" office:value="2611882.5616491" calcext:value-type="float">
            <text:p>2611882.561649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42769892.12181" calcext:value-type="float">
            <text:p>1442769892.12181</text:p>
          </table:table-cell>
          <table:table-cell office:value-type="float" office:value="8096" calcext:value-type="float">
            <text:p>8096</text:p>
          </table:table-cell>
          <table:table-cell table:formula="of:=[.B634]-[.B$2]" office:value-type="float" office:value="26.1734926700592" calcext:value-type="float">
            <text:p>26.1734926701</text:p>
          </table:table-cell>
          <table:table-cell table:formula="of:=[.C634]/([.D634]-[.D633])" office:value-type="float" office:value="2619337.02437519" calcext:value-type="float">
            <text:p>2619337.0243751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42769892.12491" calcext:value-type="float">
            <text:p>1442769892.12491</text:p>
          </table:table-cell>
          <table:table-cell office:value-type="float" office:value="8096" calcext:value-type="float">
            <text:p>8096</text:p>
          </table:table-cell>
          <table:table-cell table:formula="of:=[.B635]-[.B$2]" office:value-type="float" office:value="26.176589012146" calcext:value-type="float">
            <text:p>26.1765890121</text:p>
          </table:table-cell>
          <table:table-cell table:formula="of:=[.C635]/([.D635]-[.D634])" office:value-type="float" office:value="2614698.17386617" calcext:value-type="float">
            <text:p>2614698.1738661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42769892.128" calcext:value-type="float">
            <text:p>1442769892.128</text:p>
          </table:table-cell>
          <table:table-cell office:value-type="float" office:value="8096" calcext:value-type="float">
            <text:p>8096</text:p>
          </table:table-cell>
          <table:table-cell table:formula="of:=[.B636]-[.B$2]" office:value-type="float" office:value="26.179675579071" calcext:value-type="float">
            <text:p>26.1796755791</text:p>
          </table:table-cell>
          <table:table-cell table:formula="of:=[.C636]/([.D636]-[.D635])" office:value-type="float" office:value="2622978.92661826" calcext:value-type="float">
            <text:p>2622978.9266182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42769892.13108" calcext:value-type="float">
            <text:p>1442769892.13108</text:p>
          </table:table-cell>
          <table:table-cell office:value-type="float" office:value="8096" calcext:value-type="float">
            <text:p>8096</text:p>
          </table:table-cell>
          <table:table-cell table:formula="of:=[.B637]-[.B$2]" office:value-type="float" office:value="26.1827638149261" calcext:value-type="float">
            <text:p>26.1827638149</text:p>
          </table:table-cell>
          <table:table-cell table:formula="of:=[.C637]/([.D637]-[.D636])" office:value-type="float" office:value="2621561.42854937" calcext:value-type="float">
            <text:p>2621561.4285493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42769892.13974" calcext:value-type="float">
            <text:p>1442769892.13974</text:p>
          </table:table-cell>
          <table:table-cell office:value-type="float" office:value="8096" calcext:value-type="float">
            <text:p>8096</text:p>
          </table:table-cell>
          <table:table-cell table:formula="of:=[.B638]-[.B$2]" office:value-type="float" office:value="26.1914217472076" calcext:value-type="float">
            <text:p>26.1914217472</text:p>
          </table:table-cell>
          <table:table-cell table:formula="of:=[.C638]/([.D638]-[.D637])" office:value-type="float" office:value="935096.248939803" calcext:value-type="float">
            <text:p>935096.24893980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42769892.14283" calcext:value-type="float">
            <text:p>1442769892.14283</text:p>
          </table:table-cell>
          <table:table-cell office:value-type="float" office:value="8096" calcext:value-type="float">
            <text:p>8096</text:p>
          </table:table-cell>
          <table:table-cell table:formula="of:=[.B639]-[.B$2]" office:value-type="float" office:value="26.1945099830627" calcext:value-type="float">
            <text:p>26.1945099831</text:p>
          </table:table-cell>
          <table:table-cell table:formula="of:=[.C639]/([.D639]-[.D638])" office:value-type="float" office:value="2621561.42854937" calcext:value-type="float">
            <text:p>2621561.4285493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42769892.16547" calcext:value-type="float">
            <text:p>1442769892.16547</text:p>
          </table:table-cell>
          <table:table-cell office:value-type="float" office:value="8096" calcext:value-type="float">
            <text:p>8096</text:p>
          </table:table-cell>
          <table:table-cell table:formula="of:=[.B640]-[.B$2]" office:value-type="float" office:value="26.2171537876129" calcext:value-type="float">
            <text:p>26.2171537876</text:p>
          </table:table-cell>
          <table:table-cell table:formula="of:=[.C640]/([.D640]-[.D639])" office:value-type="float" office:value="357537.090644907" calcext:value-type="float">
            <text:p>357537.09064490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42769892.16856" calcext:value-type="float">
            <text:p>1442769892.16856</text:p>
          </table:table-cell>
          <table:table-cell office:value-type="float" office:value="8096" calcext:value-type="float">
            <text:p>8096</text:p>
          </table:table-cell>
          <table:table-cell table:formula="of:=[.B641]-[.B$2]" office:value-type="float" office:value="26.2202422618866" calcext:value-type="float">
            <text:p>26.2202422619</text:p>
          </table:table-cell>
          <table:table-cell table:formula="of:=[.C641]/([.D641]-[.D640])" office:value-type="float" office:value="2621359.05388297" calcext:value-type="float">
            <text:p>2621359.0538829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42769892.17165" calcext:value-type="float">
            <text:p>1442769892.17165</text:p>
          </table:table-cell>
          <table:table-cell office:value-type="float" office:value="8096" calcext:value-type="float">
            <text:p>8096</text:p>
          </table:table-cell>
          <table:table-cell table:formula="of:=[.B642]-[.B$2]" office:value-type="float" office:value="26.2233288288116" calcext:value-type="float">
            <text:p>26.2233288288</text:p>
          </table:table-cell>
          <table:table-cell table:formula="of:=[.C642]/([.D642]-[.D641])" office:value-type="float" office:value="2622978.92661826" calcext:value-type="float">
            <text:p>2622978.9266182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42769892.1912" calcext:value-type="float">
            <text:p>1442769892.1912</text:p>
          </table:table-cell>
          <table:table-cell office:value-type="float" office:value="8096" calcext:value-type="float">
            <text:p>8096</text:p>
          </table:table-cell>
          <table:table-cell table:formula="of:=[.B643]-[.B$2]" office:value-type="float" office:value="26.2428793907166" calcext:value-type="float">
            <text:p>26.2428793907</text:p>
          </table:table-cell>
          <table:table-cell table:formula="of:=[.C643]/([.D643]-[.D642])" office:value-type="float" office:value="414105.74485677" calcext:value-type="float">
            <text:p>414105.7448567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42769892.19429" calcext:value-type="float">
            <text:p>1442769892.19429</text:p>
          </table:table-cell>
          <table:table-cell office:value-type="float" office:value="8096" calcext:value-type="float">
            <text:p>8096</text:p>
          </table:table-cell>
          <table:table-cell table:formula="of:=[.B644]-[.B$2]" office:value-type="float" office:value="26.245970249176" calcext:value-type="float">
            <text:p>26.2459702492</text:p>
          </table:table-cell>
          <table:table-cell table:formula="of:=[.C644]/([.D644]-[.D643])" office:value-type="float" office:value="2619337.02437519" calcext:value-type="float">
            <text:p>2619337.0243751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42769892.19738" calcext:value-type="float">
            <text:p>1442769892.19738</text:p>
          </table:table-cell>
          <table:table-cell office:value-type="float" office:value="8096" calcext:value-type="float">
            <text:p>8096</text:p>
          </table:table-cell>
          <table:table-cell table:formula="of:=[.B645]-[.B$2]" office:value-type="float" office:value="26.2490568161011" calcext:value-type="float">
            <text:p>26.2490568161</text:p>
          </table:table-cell>
          <table:table-cell table:formula="of:=[.C645]/([.D645]-[.D644])" office:value-type="float" office:value="2622978.92661826" calcext:value-type="float">
            <text:p>2622978.9266182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42769892.21696" calcext:value-type="float">
            <text:p>1442769892.21696</text:p>
          </table:table-cell>
          <table:table-cell office:value-type="float" office:value="8096" calcext:value-type="float">
            <text:p>8096</text:p>
          </table:table-cell>
          <table:table-cell table:formula="of:=[.B646]-[.B$2]" office:value-type="float" office:value="26.2686369419098" calcext:value-type="float">
            <text:p>26.2686369419</text:p>
          </table:table-cell>
          <table:table-cell table:formula="of:=[.C646]/([.D646]-[.D645])" office:value-type="float" office:value="413480.489302892" calcext:value-type="float">
            <text:p>413480.48930289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42769892.22005" calcext:value-type="float">
            <text:p>1442769892.22005</text:p>
          </table:table-cell>
          <table:table-cell office:value-type="float" office:value="8096" calcext:value-type="float">
            <text:p>8096</text:p>
          </table:table-cell>
          <table:table-cell table:formula="of:=[.B647]-[.B$2]" office:value-type="float" office:value="26.2717304229736" calcext:value-type="float">
            <text:p>26.271730423</text:p>
          </table:table-cell>
          <table:table-cell table:formula="of:=[.C647]/([.D647]-[.D646])" office:value-type="float" office:value="2617116.39183044" calcext:value-type="float">
            <text:p>2617116.3918304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42769892.22314" calcext:value-type="float">
            <text:p>1442769892.22314</text:p>
          </table:table-cell>
          <table:table-cell office:value-type="float" office:value="8096" calcext:value-type="float">
            <text:p>8096</text:p>
          </table:table-cell>
          <table:table-cell table:formula="of:=[.B648]-[.B$2]" office:value-type="float" office:value="26.274819612503" calcext:value-type="float">
            <text:p>26.2748196125</text:p>
          </table:table-cell>
          <table:table-cell table:formula="of:=[.C648]/([.D648]-[.D647])" office:value-type="float" office:value="2620752.11731111" calcext:value-type="float">
            <text:p>2620752.1173111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42769892.2427" calcext:value-type="float">
            <text:p>1442769892.2427</text:p>
          </table:table-cell>
          <table:table-cell office:value-type="float" office:value="8096" calcext:value-type="float">
            <text:p>8096</text:p>
          </table:table-cell>
          <table:table-cell table:formula="of:=[.B649]-[.B$2]" office:value-type="float" office:value="26.2943823337555" calcext:value-type="float">
            <text:p>26.2943823338</text:p>
          </table:table-cell>
          <table:table-cell table:formula="of:=[.C649]/([.D649]-[.D648])" office:value-type="float" office:value="413848.354506898" calcext:value-type="float">
            <text:p>413848.35450689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42769892.24579" calcext:value-type="float">
            <text:p>1442769892.24579</text:p>
          </table:table-cell>
          <table:table-cell office:value-type="float" office:value="8096" calcext:value-type="float">
            <text:p>8096</text:p>
          </table:table-cell>
          <table:table-cell table:formula="of:=[.B650]-[.B$2]" office:value-type="float" office:value="26.2974727153778" calcext:value-type="float">
            <text:p>26.2974727154</text:p>
          </table:table-cell>
          <table:table-cell table:formula="of:=[.C650]/([.D650]-[.D649])" office:value-type="float" office:value="2619741.18068199" calcext:value-type="float">
            <text:p>2619741.1806819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42769892.24889" calcext:value-type="float">
            <text:p>1442769892.24889</text:p>
          </table:table-cell>
          <table:table-cell office:value-type="float" office:value="8096" calcext:value-type="float">
            <text:p>8096</text:p>
          </table:table-cell>
          <table:table-cell table:formula="of:=[.B651]-[.B$2]" office:value-type="float" office:value="26.300564289093" calcext:value-type="float">
            <text:p>26.3005642891</text:p>
          </table:table-cell>
          <table:table-cell table:formula="of:=[.C651]/([.D651]-[.D650])" office:value-type="float" office:value="2618731.02367548" calcext:value-type="float">
            <text:p>2618731.0236754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42769892.26835" calcext:value-type="float">
            <text:p>1442769892.26835</text:p>
          </table:table-cell>
          <table:table-cell office:value-type="float" office:value="8096" calcext:value-type="float">
            <text:p>8096</text:p>
          </table:table-cell>
          <table:table-cell table:formula="of:=[.B652]-[.B$2]" office:value-type="float" office:value="26.3200268745422" calcext:value-type="float">
            <text:p>26.3200268745</text:p>
          </table:table-cell>
          <table:table-cell table:formula="of:=[.C652]/([.D652]-[.D651])" office:value-type="float" office:value="415977.621324971" calcext:value-type="float">
            <text:p>415977.62132497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42769892.27144" calcext:value-type="float">
            <text:p>1442769892.27144</text:p>
          </table:table-cell>
          <table:table-cell office:value-type="float" office:value="8096" calcext:value-type="float">
            <text:p>8096</text:p>
          </table:table-cell>
          <table:table-cell table:formula="of:=[.B653]-[.B$2]" office:value-type="float" office:value="26.3231153488159" calcext:value-type="float">
            <text:p>26.3231153488</text:p>
          </table:table-cell>
          <table:table-cell table:formula="of:=[.C653]/([.D653]-[.D652])" office:value-type="float" office:value="2621359.05388297" calcext:value-type="float">
            <text:p>2621359.0538829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42769892.27452" calcext:value-type="float">
            <text:p>1442769892.27452</text:p>
          </table:table-cell>
          <table:table-cell office:value-type="float" office:value="8096" calcext:value-type="float">
            <text:p>8096</text:p>
          </table:table-cell>
          <table:table-cell table:formula="of:=[.B654]-[.B$2]" office:value-type="float" office:value="26.3262038230896" calcext:value-type="float">
            <text:p>26.3262038231</text:p>
          </table:table-cell>
          <table:table-cell table:formula="of:=[.C654]/([.D654]-[.D653])" office:value-type="float" office:value="2621359.05388297" calcext:value-type="float">
            <text:p>2621359.0538829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42769892.29423" calcext:value-type="float">
            <text:p>1442769892.29423</text:p>
          </table:table-cell>
          <table:table-cell office:value-type="float" office:value="8096" calcext:value-type="float">
            <text:p>8096</text:p>
          </table:table-cell>
          <table:table-cell table:formula="of:=[.B655]-[.B$2]" office:value-type="float" office:value="26.3459072113037" calcext:value-type="float">
            <text:p>26.3459072113</text:p>
          </table:table-cell>
          <table:table-cell table:formula="of:=[.C655]/([.D655]-[.D654])" office:value-type="float" office:value="410893.797149149" calcext:value-type="float">
            <text:p>410893.79714914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42769892.29732" calcext:value-type="float">
            <text:p>1442769892.29732</text:p>
          </table:table-cell>
          <table:table-cell office:value-type="float" office:value="8096" calcext:value-type="float">
            <text:p>8096</text:p>
          </table:table-cell>
          <table:table-cell table:formula="of:=[.B656]-[.B$2]" office:value-type="float" office:value="26.3489949703217" calcext:value-type="float">
            <text:p>26.3489949703</text:p>
          </table:table-cell>
          <table:table-cell table:formula="of:=[.C656]/([.D656]-[.D655])" office:value-type="float" office:value="2621966.27163926" calcext:value-type="float">
            <text:p>2621966.2716392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42769892.3004" calcext:value-type="float">
            <text:p>1442769892.3004</text:p>
          </table:table-cell>
          <table:table-cell office:value-type="float" office:value="8096" calcext:value-type="float">
            <text:p>8096</text:p>
          </table:table-cell>
          <table:table-cell table:formula="of:=[.B657]-[.B$2]" office:value-type="float" office:value="26.3520805835724" calcext:value-type="float">
            <text:p>26.3520805836</text:p>
          </table:table-cell>
          <table:table-cell table:formula="of:=[.C657]/([.D657]-[.D656])" office:value-type="float" office:value="2623789.61397002" calcext:value-type="float">
            <text:p>2623789.6139700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42769892.30704" calcext:value-type="float">
            <text:p>1442769892.30704</text:p>
          </table:table-cell>
          <table:table-cell office:value-type="float" office:value="8096" calcext:value-type="float">
            <text:p>8096</text:p>
          </table:table-cell>
          <table:table-cell table:formula="of:=[.B658]-[.B$2]" office:value-type="float" office:value="26.3587226867676" calcext:value-type="float">
            <text:p>26.3587226868</text:p>
          </table:table-cell>
          <table:table-cell table:formula="of:=[.C658]/([.D658]-[.D657])" office:value-type="float" office:value="1218891.02925446" calcext:value-type="float">
            <text:p>1218891.0292544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42769892.33279" calcext:value-type="float">
            <text:p>1442769892.33279</text:p>
          </table:table-cell>
          <table:table-cell office:value-type="float" office:value="8096" calcext:value-type="float">
            <text:p>8096</text:p>
          </table:table-cell>
          <table:table-cell table:formula="of:=[.B659]-[.B$2]" office:value-type="float" office:value="26.3844661712646" calcext:value-type="float">
            <text:p>26.3844661713</text:p>
          </table:table-cell>
          <table:table-cell table:formula="of:=[.C659]/([.D659]-[.D658])" office:value-type="float" office:value="314487.341483293" calcext:value-type="float">
            <text:p>314487.34148329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42769892.33589" calcext:value-type="float">
            <text:p>1442769892.33589</text:p>
          </table:table-cell>
          <table:table-cell office:value-type="float" office:value="8096" calcext:value-type="float">
            <text:p>8096</text:p>
          </table:table-cell>
          <table:table-cell table:formula="of:=[.B660]-[.B$2]" office:value-type="float" office:value="26.3875696659088" calcext:value-type="float">
            <text:p>26.3875696659</text:p>
          </table:table-cell>
          <table:table-cell table:formula="of:=[.C660]/([.D660]-[.D659])" office:value-type="float" office:value="2608672.13520781" calcext:value-type="float">
            <text:p>2608672.1352078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42769892.33901" calcext:value-type="float">
            <text:p>1442769892.33901</text:p>
          </table:table-cell>
          <table:table-cell office:value-type="float" office:value="8096" calcext:value-type="float">
            <text:p>8096</text:p>
          </table:table-cell>
          <table:table-cell table:formula="of:=[.B661]-[.B$2]" office:value-type="float" office:value="26.3906850814819" calcext:value-type="float">
            <text:p>26.3906850815</text:p>
          </table:table-cell>
          <table:table-cell table:formula="of:=[.C661]/([.D661]-[.D660])" office:value-type="float" office:value="2598690.22606566" calcext:value-type="float">
            <text:p>2598690.2260656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42769892.35852" calcext:value-type="float">
            <text:p>1442769892.35852</text:p>
          </table:table-cell>
          <table:table-cell office:value-type="float" office:value="8096" calcext:value-type="float">
            <text:p>8096</text:p>
          </table:table-cell>
          <table:table-cell table:formula="of:=[.B662]-[.B$2]" office:value-type="float" office:value="26.4101989269257" calcext:value-type="float">
            <text:p>26.4101989269</text:p>
          </table:table-cell>
          <table:table-cell table:formula="of:=[.C662]/([.D662]-[.D661])" office:value-type="float" office:value="414884.909453004" calcext:value-type="float">
            <text:p>414884.90945300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42769892.36162" calcext:value-type="float">
            <text:p>1442769892.36162</text:p>
          </table:table-cell>
          <table:table-cell office:value-type="float" office:value="8096" calcext:value-type="float">
            <text:p>8096</text:p>
          </table:table-cell>
          <table:table-cell table:formula="of:=[.B663]-[.B$2]" office:value-type="float" office:value="26.4132995605469" calcext:value-type="float">
            <text:p>26.4132995605</text:p>
          </table:table-cell>
          <table:table-cell table:formula="of:=[.C663]/([.D663]-[.D662])" office:value-type="float" office:value="2611079.21445598" calcext:value-type="float">
            <text:p>2611079.2144559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42769892.36471" calcext:value-type="float">
            <text:p>1442769892.36471</text:p>
          </table:table-cell>
          <table:table-cell office:value-type="float" office:value="8096" calcext:value-type="float">
            <text:p>8096</text:p>
          </table:table-cell>
          <table:table-cell table:formula="of:=[.B664]-[.B$2]" office:value-type="float" office:value="26.4163937568665" calcext:value-type="float">
            <text:p>26.4163937569</text:p>
          </table:table-cell>
          <table:table-cell table:formula="of:=[.C664]/([.D664]-[.D663])" office:value-type="float" office:value="2616511.41809216" calcext:value-type="float">
            <text:p>2616511.4180921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42769892.38431" calcext:value-type="float">
            <text:p>1442769892.38431</text:p>
          </table:table-cell>
          <table:table-cell office:value-type="float" office:value="8096" calcext:value-type="float">
            <text:p>8096</text:p>
          </table:table-cell>
          <table:table-cell table:formula="of:=[.B665]-[.B$2]" office:value-type="float" office:value="26.4359846115112" calcext:value-type="float">
            <text:p>26.4359846115</text:p>
          </table:table-cell>
          <table:table-cell table:formula="of:=[.C665]/([.D665]-[.D664])" office:value-type="float" office:value="413254.048728246" calcext:value-type="float">
            <text:p>413254.04872824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42769892.3874" calcext:value-type="float">
            <text:p>1442769892.3874</text:p>
          </table:table-cell>
          <table:table-cell office:value-type="float" office:value="8096" calcext:value-type="float">
            <text:p>8096</text:p>
          </table:table-cell>
          <table:table-cell table:formula="of:=[.B666]-[.B$2]" office:value-type="float" office:value="26.439076423645" calcext:value-type="float">
            <text:p>26.4390764236</text:p>
          </table:table-cell>
          <table:table-cell table:formula="of:=[.C666]/([.D666]-[.D665])" office:value-type="float" office:value="2618529.08574954" calcext:value-type="float">
            <text:p>2618529.0857495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42769892.39049" calcext:value-type="float">
            <text:p>1442769892.39049</text:p>
          </table:table-cell>
          <table:table-cell office:value-type="float" office:value="8096" calcext:value-type="float">
            <text:p>8096</text:p>
          </table:table-cell>
          <table:table-cell table:formula="of:=[.B667]-[.B$2]" office:value-type="float" office:value="26.4421675205231" calcext:value-type="float">
            <text:p>26.4421675205</text:p>
          </table:table-cell>
          <table:table-cell table:formula="of:=[.C667]/([.D667]-[.D666])" office:value-type="float" office:value="2619134.9929811" calcext:value-type="float">
            <text:p>2619134.992981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42769892.41" calcext:value-type="float">
            <text:p>1442769892.41</text:p>
          </table:table-cell>
          <table:table-cell office:value-type="float" office:value="8096" calcext:value-type="float">
            <text:p>8096</text:p>
          </table:table-cell>
          <table:table-cell table:formula="of:=[.B668]-[.B$2]" office:value-type="float" office:value="26.4616827964783" calcext:value-type="float">
            <text:p>26.4616827965</text:p>
          </table:table-cell>
          <table:table-cell table:formula="of:=[.C668]/([.D668]-[.D667])" office:value-type="float" office:value="414854.497501619" calcext:value-type="float">
            <text:p>414854.49750161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42769892.41309" calcext:value-type="float">
            <text:p>1442769892.41309</text:p>
          </table:table-cell>
          <table:table-cell office:value-type="float" office:value="8096" calcext:value-type="float">
            <text:p>8096</text:p>
          </table:table-cell>
          <table:table-cell table:formula="of:=[.B669]-[.B$2]" office:value-type="float" office:value="26.4647731781006" calcext:value-type="float">
            <text:p>26.4647731781</text:p>
          </table:table-cell>
          <table:table-cell table:formula="of:=[.C669]/([.D669]-[.D668])" office:value-type="float" office:value="2619741.18068199" calcext:value-type="float">
            <text:p>2619741.1806819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42769892.43565" calcext:value-type="float">
            <text:p>1442769892.43565</text:p>
          </table:table-cell>
          <table:table-cell office:value-type="float" office:value="8096" calcext:value-type="float">
            <text:p>8096</text:p>
          </table:table-cell>
          <table:table-cell table:formula="of:=[.B670]-[.B$2]" office:value-type="float" office:value="26.4873335361481" calcext:value-type="float">
            <text:p>26.4873335361</text:p>
          </table:table-cell>
          <table:table-cell table:formula="of:=[.C670]/([.D670]-[.D669])" office:value-type="float" office:value="358859.55280317" calcext:value-type="float">
            <text:p>358859.5528031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42769892.43874" calcext:value-type="float">
            <text:p>1442769892.43874</text:p>
          </table:table-cell>
          <table:table-cell office:value-type="float" office:value="8096" calcext:value-type="float">
            <text:p>8096</text:p>
          </table:table-cell>
          <table:table-cell table:formula="of:=[.B671]-[.B$2]" office:value-type="float" office:value="26.4904222488403" calcext:value-type="float">
            <text:p>26.4904222488</text:p>
          </table:table-cell>
          <table:table-cell table:formula="of:=[.C671]/([.D671]-[.D670])" office:value-type="float" office:value="2621156.71045928" calcext:value-type="float">
            <text:p>2621156.7104592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42769892.44183" calcext:value-type="float">
            <text:p>1442769892.44183</text:p>
          </table:table-cell>
          <table:table-cell office:value-type="float" office:value="8096" calcext:value-type="float">
            <text:p>8096</text:p>
          </table:table-cell>
          <table:table-cell table:formula="of:=[.B672]-[.B$2]" office:value-type="float" office:value="26.493509054184" calcext:value-type="float">
            <text:p>26.4935090542</text:p>
          </table:table-cell>
          <table:table-cell table:formula="of:=[.C672]/([.D672]-[.D671])" office:value-type="float" office:value="2622776.33305013" calcext:value-type="float">
            <text:p>2622776.3330501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42769892.46145" calcext:value-type="float">
            <text:p>1442769892.46145</text:p>
          </table:table-cell>
          <table:table-cell office:value-type="float" office:value="8096" calcext:value-type="float">
            <text:p>8096</text:p>
          </table:table-cell>
          <table:table-cell table:formula="of:=[.B673]-[.B$2]" office:value-type="float" office:value="26.5131249427795" calcext:value-type="float">
            <text:p>26.5131249428</text:p>
          </table:table-cell>
          <table:table-cell table:formula="of:=[.C673]/([.D673]-[.D672])" office:value-type="float" office:value="412726.650671528" calcext:value-type="float">
            <text:p>412726.65067152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42769892.46454" calcext:value-type="float">
            <text:p>1442769892.46454</text:p>
          </table:table-cell>
          <table:table-cell office:value-type="float" office:value="8096" calcext:value-type="float">
            <text:p>8096</text:p>
          </table:table-cell>
          <table:table-cell table:formula="of:=[.B674]-[.B$2]" office:value-type="float" office:value="26.5162150859833" calcext:value-type="float">
            <text:p>26.516215086</text:p>
          </table:table-cell>
          <table:table-cell table:formula="of:=[.C674]/([.D674]-[.D673])" office:value-type="float" office:value="2619943.30560913" calcext:value-type="float">
            <text:p>2619943.3056091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42769892.46763" calcext:value-type="float">
            <text:p>1442769892.46763</text:p>
          </table:table-cell>
          <table:table-cell office:value-type="float" office:value="8096" calcext:value-type="float">
            <text:p>8096</text:p>
          </table:table-cell>
          <table:table-cell table:formula="of:=[.B675]-[.B$2]" office:value-type="float" office:value="26.5193135738373" calcext:value-type="float">
            <text:p>26.5193135738</text:p>
          </table:table-cell>
          <table:table-cell table:formula="of:=[.C675]/([.D675]-[.D674])" office:value-type="float" office:value="2612887.44105879" calcext:value-type="float">
            <text:p>2612887.4410587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42769892.48719" calcext:value-type="float">
            <text:p>1442769892.48719</text:p>
          </table:table-cell>
          <table:table-cell office:value-type="float" office:value="8096" calcext:value-type="float">
            <text:p>8096</text:p>
          </table:table-cell>
          <table:table-cell table:formula="of:=[.B676]-[.B$2]" office:value-type="float" office:value="26.5388739109039" calcext:value-type="float">
            <text:p>26.5388739109</text:p>
          </table:table-cell>
          <table:table-cell table:formula="of:=[.C676]/([.D676]-[.D675])" office:value-type="float" office:value="413898.797981522" calcext:value-type="float">
            <text:p>413898.79798152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42769892.4903" calcext:value-type="float">
            <text:p>1442769892.4903</text:p>
          </table:table-cell>
          <table:table-cell office:value-type="float" office:value="8096" calcext:value-type="float">
            <text:p>8096</text:p>
          </table:table-cell>
          <table:table-cell table:formula="of:=[.B677]-[.B$2]" office:value-type="float" office:value="26.5419783592224" calcext:value-type="float">
            <text:p>26.5419783592</text:p>
          </table:table-cell>
          <table:table-cell table:formula="of:=[.C677]/([.D677]-[.D676])" office:value-type="float" office:value="2607870.76138545" calcext:value-type="float">
            <text:p>2607870.7613854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42769892.49339" calcext:value-type="float">
            <text:p>1442769892.49339</text:p>
          </table:table-cell>
          <table:table-cell office:value-type="float" office:value="8096" calcext:value-type="float">
            <text:p>8096</text:p>
          </table:table-cell>
          <table:table-cell table:formula="of:=[.B678]-[.B$2]" office:value-type="float" office:value="26.5450701713562" calcext:value-type="float">
            <text:p>26.5450701714</text:p>
          </table:table-cell>
          <table:table-cell table:formula="of:=[.C678]/([.D678]-[.D677])" office:value-type="float" office:value="2618529.08574954" calcext:value-type="float">
            <text:p>2618529.0857495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42769892.5129" calcext:value-type="float">
            <text:p>1442769892.5129</text:p>
          </table:table-cell>
          <table:table-cell office:value-type="float" office:value="8096" calcext:value-type="float">
            <text:p>8096</text:p>
          </table:table-cell>
          <table:table-cell table:formula="of:=[.B679]-[.B$2]" office:value-type="float" office:value="26.5645802021027" calcext:value-type="float">
            <text:p>26.5645802021</text:p>
          </table:table-cell>
          <table:table-cell table:formula="of:=[.C679]/([.D679]-[.D678])" office:value-type="float" office:value="414966.02979311" calcext:value-type="float">
            <text:p>414966.0297931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42769892.51599" calcext:value-type="float">
            <text:p>1442769892.51599</text:p>
          </table:table-cell>
          <table:table-cell office:value-type="float" office:value="8096" calcext:value-type="float">
            <text:p>8096</text:p>
          </table:table-cell>
          <table:table-cell table:formula="of:=[.B680]-[.B$2]" office:value-type="float" office:value="26.5676698684692" calcext:value-type="float">
            <text:p>26.5676698685</text:p>
          </table:table-cell>
          <table:table-cell table:formula="of:=[.C680]/([.D680]-[.D679])" office:value-type="float" office:value="2620347.64904699" calcext:value-type="float">
            <text:p>2620347.6490469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42769892.51908" calcext:value-type="float">
            <text:p>1442769892.51908</text:p>
          </table:table-cell>
          <table:table-cell office:value-type="float" office:value="8096" calcext:value-type="float">
            <text:p>8096</text:p>
          </table:table-cell>
          <table:table-cell table:formula="of:=[.B681]-[.B$2]" office:value-type="float" office:value="26.5707595348358" calcext:value-type="float">
            <text:p>26.5707595348</text:p>
          </table:table-cell>
          <table:table-cell table:formula="of:=[.C681]/([.D681]-[.D680])" office:value-type="float" office:value="2620347.64904699" calcext:value-type="float">
            <text:p>2620347.6490469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42769892.53884" calcext:value-type="float">
            <text:p>1442769892.53884</text:p>
          </table:table-cell>
          <table:table-cell office:value-type="float" office:value="8096" calcext:value-type="float">
            <text:p>8096</text:p>
          </table:table-cell>
          <table:table-cell table:formula="of:=[.B682]-[.B$2]" office:value-type="float" office:value="26.5905146598816" calcext:value-type="float">
            <text:p>26.5905146599</text:p>
          </table:table-cell>
          <table:table-cell table:formula="of:=[.C682]/([.D682]-[.D681])" office:value-type="float" office:value="409817.704582484" calcext:value-type="float">
            <text:p>409817.70458248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42769892.54194" calcext:value-type="float">
            <text:p>1442769892.54194</text:p>
          </table:table-cell>
          <table:table-cell office:value-type="float" office:value="8096" calcext:value-type="float">
            <text:p>8096</text:p>
          </table:table-cell>
          <table:table-cell table:formula="of:=[.B683]-[.B$2]" office:value-type="float" office:value="26.5936229228973" calcext:value-type="float">
            <text:p>26.5936229229</text:p>
          </table:table-cell>
          <table:table-cell table:formula="of:=[.C683]/([.D683]-[.D682])" office:value-type="float" office:value="2604670.1836312" calcext:value-type="float">
            <text:p>2604670.183631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42769892.54504" calcext:value-type="float">
            <text:p>1442769892.54504</text:p>
          </table:table-cell>
          <table:table-cell office:value-type="float" office:value="8096" calcext:value-type="float">
            <text:p>8096</text:p>
          </table:table-cell>
          <table:table-cell table:formula="of:=[.B684]-[.B$2]" office:value-type="float" office:value="26.5967237949371" calcext:value-type="float">
            <text:p>26.5967237949</text:p>
          </table:table-cell>
          <table:table-cell table:formula="of:=[.C684]/([.D684]-[.D683])" office:value-type="float" office:value="2610878.45486698" calcext:value-type="float">
            <text:p>2610878.4548669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42769892.56455" calcext:value-type="float">
            <text:p>1442769892.56455</text:p>
          </table:table-cell>
          <table:table-cell office:value-type="float" office:value="8096" calcext:value-type="float">
            <text:p>8096</text:p>
          </table:table-cell>
          <table:table-cell table:formula="of:=[.B685]-[.B$2]" office:value-type="float" office:value="26.6162326335907" calcext:value-type="float">
            <text:p>26.6162326336</text:p>
          </table:table-cell>
          <table:table-cell table:formula="of:=[.C685]/([.D685]-[.D684])" office:value-type="float" office:value="414991.386405299" calcext:value-type="float">
            <text:p>414991.38640529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42769892.5677" calcext:value-type="float">
            <text:p>1442769892.5677</text:p>
          </table:table-cell>
          <table:table-cell office:value-type="float" office:value="8096" calcext:value-type="float">
            <text:p>8096</text:p>
          </table:table-cell>
          <table:table-cell table:formula="of:=[.B686]-[.B$2]" office:value-type="float" office:value="26.619380235672" calcext:value-type="float">
            <text:p>26.6193802357</text:p>
          </table:table-cell>
          <table:table-cell table:formula="of:=[.C686]/([.D686]-[.D685])" office:value-type="float" office:value="2572116.73867596" calcext:value-type="float">
            <text:p>2572116.7386759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42769892.59027" calcext:value-type="float">
            <text:p>1442769892.59027</text:p>
          </table:table-cell>
          <table:table-cell office:value-type="float" office:value="8096" calcext:value-type="float">
            <text:p>8096</text:p>
          </table:table-cell>
          <table:table-cell table:formula="of:=[.B687]-[.B$2]" office:value-type="float" office:value="26.6419475078583" calcext:value-type="float">
            <text:p>26.6419475079</text:p>
          </table:table-cell>
          <table:table-cell table:formula="of:=[.C687]/([.D687]-[.D686])" office:value-type="float" office:value="358749.605764152" calcext:value-type="float">
            <text:p>358749.60576415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42769892.59338" calcext:value-type="float">
            <text:p>1442769892.59338</text:p>
          </table:table-cell>
          <table:table-cell office:value-type="float" office:value="8096" calcext:value-type="float">
            <text:p>8096</text:p>
          </table:table-cell>
          <table:table-cell table:formula="of:=[.B688]-[.B$2]" office:value-type="float" office:value="26.6450605392456" calcext:value-type="float">
            <text:p>26.6450605392</text:p>
          </table:table-cell>
          <table:table-cell table:formula="of:=[.C688]/([.D688]-[.D687])" office:value-type="float" office:value="2600680.49199663" calcext:value-type="float">
            <text:p>2600680.4919966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42769892.59646" calcext:value-type="float">
            <text:p>1442769892.59646</text:p>
          </table:table-cell>
          <table:table-cell office:value-type="float" office:value="8096" calcext:value-type="float">
            <text:p>8096</text:p>
          </table:table-cell>
          <table:table-cell table:formula="of:=[.B689]-[.B$2]" office:value-type="float" office:value="26.6481428146362" calcext:value-type="float">
            <text:p>26.6481428146</text:p>
          </table:table-cell>
          <table:table-cell table:formula="of:=[.C689]/([.D689]-[.D688])" office:value-type="float" office:value="2626630.97029703" calcext:value-type="float">
            <text:p>2626630.9702970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42769892.61579" calcext:value-type="float">
            <text:p>1442769892.61579</text:p>
          </table:table-cell>
          <table:table-cell office:value-type="float" office:value="8096" calcext:value-type="float">
            <text:p>8096</text:p>
          </table:table-cell>
          <table:table-cell table:formula="of:=[.B690]-[.B$2]" office:value-type="float" office:value="26.6674671173096" calcext:value-type="float">
            <text:p>26.6674671173</text:p>
          </table:table-cell>
          <table:table-cell table:formula="of:=[.C690]/([.D690]-[.D689])" office:value-type="float" office:value="418954.315550511" calcext:value-type="float">
            <text:p>418954.31555051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42769892.61885" calcext:value-type="float">
            <text:p>1442769892.61885</text:p>
          </table:table-cell>
          <table:table-cell office:value-type="float" office:value="8096" calcext:value-type="float">
            <text:p>8096</text:p>
          </table:table-cell>
          <table:table-cell table:formula="of:=[.B691]-[.B$2]" office:value-type="float" office:value="26.670530796051" calcext:value-type="float">
            <text:p>26.6705307961</text:p>
          </table:table-cell>
          <table:table-cell table:formula="of:=[.C691]/([.D691]-[.D690])" office:value-type="float" office:value="2642574.72249027" calcext:value-type="float">
            <text:p>2642574.7224902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42769892.62192" calcext:value-type="float">
            <text:p>1442769892.62192</text:p>
          </table:table-cell>
          <table:table-cell office:value-type="float" office:value="8096" calcext:value-type="float">
            <text:p>8096</text:p>
          </table:table-cell>
          <table:table-cell table:formula="of:=[.B692]-[.B$2]" office:value-type="float" office:value="26.6735997200012" calcext:value-type="float">
            <text:p>26.67359972</text:p>
          </table:table-cell>
          <table:table-cell table:formula="of:=[.C692]/([.D692]-[.D691])" office:value-type="float" office:value="2638058.20261032" calcext:value-type="float">
            <text:p>2638058.2026103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42769892.64172" calcext:value-type="float">
            <text:p>1442769892.64172</text:p>
          </table:table-cell>
          <table:table-cell office:value-type="float" office:value="8096" calcext:value-type="float">
            <text:p>8096</text:p>
          </table:table-cell>
          <table:table-cell table:formula="of:=[.B693]-[.B$2]" office:value-type="float" office:value="26.693400144577" calcext:value-type="float">
            <text:p>26.6934001446</text:p>
          </table:table-cell>
          <table:table-cell table:formula="of:=[.C693]/([.D693]-[.D692])" office:value-type="float" office:value="408880.121181471" calcext:value-type="float">
            <text:p>408880.12118147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42769892.6448" calcext:value-type="float">
            <text:p>1442769892.6448</text:p>
          </table:table-cell>
          <table:table-cell office:value-type="float" office:value="8096" calcext:value-type="float">
            <text:p>8096</text:p>
          </table:table-cell>
          <table:table-cell table:formula="of:=[.B694]-[.B$2]" office:value-type="float" office:value="26.6964838504791" calcext:value-type="float">
            <text:p>26.6964838505</text:p>
          </table:table-cell>
          <table:table-cell table:formula="of:=[.C694]/([.D694]-[.D693])" office:value-type="float" office:value="2625412.49296428" calcext:value-type="float">
            <text:p>2625412.4929642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42769892.64789" calcext:value-type="float">
            <text:p>1442769892.64789</text:p>
          </table:table-cell>
          <table:table-cell office:value-type="float" office:value="8096" calcext:value-type="float">
            <text:p>8096</text:p>
          </table:table-cell>
          <table:table-cell table:formula="of:=[.B695]-[.B$2]" office:value-type="float" office:value="26.699565410614" calcext:value-type="float">
            <text:p>26.6995654106</text:p>
          </table:table-cell>
          <table:table-cell table:formula="of:=[.C695]/([.D695]-[.D694])" office:value-type="float" office:value="2627240.63319149" calcext:value-type="float">
            <text:p>2627240.6331914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42769892.66746" calcext:value-type="float">
            <text:p>1442769892.66746</text:p>
          </table:table-cell>
          <table:table-cell office:value-type="float" office:value="8096" calcext:value-type="float">
            <text:p>8096</text:p>
          </table:table-cell>
          <table:table-cell table:formula="of:=[.B696]-[.B$2]" office:value-type="float" office:value="26.7191436290741" calcext:value-type="float">
            <text:p>26.7191436291</text:p>
          </table:table-cell>
          <table:table-cell table:formula="of:=[.C696]/([.D696]-[.D695])" office:value-type="float" office:value="413520.771387167" calcext:value-type="float">
            <text:p>413520.77138716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42769892.67055" calcext:value-type="float">
            <text:p>1442769892.67055</text:p>
          </table:table-cell>
          <table:table-cell office:value-type="float" office:value="8096" calcext:value-type="float">
            <text:p>8096</text:p>
          </table:table-cell>
          <table:table-cell table:formula="of:=[.B697]-[.B$2]" office:value-type="float" office:value="26.7222332954407" calcext:value-type="float">
            <text:p>26.7222332954</text:p>
          </table:table-cell>
          <table:table-cell table:formula="of:=[.C697]/([.D697]-[.D696])" office:value-type="float" office:value="2620347.64904699" calcext:value-type="float">
            <text:p>2620347.6490469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42769892.67364" calcext:value-type="float">
            <text:p>1442769892.67364</text:p>
          </table:table-cell>
          <table:table-cell office:value-type="float" office:value="8096" calcext:value-type="float">
            <text:p>8096</text:p>
          </table:table-cell>
          <table:table-cell table:formula="of:=[.B698]-[.B$2]" office:value-type="float" office:value="26.7253217697144" calcext:value-type="float">
            <text:p>26.7253217697</text:p>
          </table:table-cell>
          <table:table-cell table:formula="of:=[.C698]/([.D698]-[.D697])" office:value-type="float" office:value="2621359.05388297" calcext:value-type="float">
            <text:p>2621359.0538829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42769892.69321" calcext:value-type="float">
            <text:p>1442769892.69321</text:p>
          </table:table-cell>
          <table:table-cell office:value-type="float" office:value="8096" calcext:value-type="float">
            <text:p>8096</text:p>
          </table:table-cell>
          <table:table-cell table:formula="of:=[.B699]-[.B$2]" office:value-type="float" office:value="26.7448930740356" calcext:value-type="float">
            <text:p>26.744893074</text:p>
          </table:table-cell>
          <table:table-cell table:formula="of:=[.C699]/([.D699]-[.D698])" office:value-type="float" office:value="413666.859760257" calcext:value-type="float">
            <text:p>413666.85976025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42769892.69628" calcext:value-type="float">
            <text:p>1442769892.69628</text:p>
          </table:table-cell>
          <table:table-cell office:value-type="float" office:value="8096" calcext:value-type="float">
            <text:p>8096</text:p>
          </table:table-cell>
          <table:table-cell table:formula="of:=[.B700]-[.B$2]" office:value-type="float" office:value="26.7479543685913" calcext:value-type="float">
            <text:p>26.7479543686</text:p>
          </table:table-cell>
          <table:table-cell table:formula="of:=[.C700]/([.D700]-[.D699])" office:value-type="float" office:value="2644632.80249221" calcext:value-type="float">
            <text:p>2644632.8024922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42769892.69935" calcext:value-type="float">
            <text:p>1442769892.69935</text:p>
          </table:table-cell>
          <table:table-cell office:value-type="float" office:value="8096" calcext:value-type="float">
            <text:p>8096</text:p>
          </table:table-cell>
          <table:table-cell table:formula="of:=[.B701]-[.B$2]" office:value-type="float" office:value="26.751029253006" calcext:value-type="float">
            <text:p>26.751029253</text:p>
          </table:table-cell>
          <table:table-cell table:formula="of:=[.C701]/([.D701]-[.D700])" office:value-type="float" office:value="2632944.49748003" calcext:value-type="float">
            <text:p>2632944.4974800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42769892.7189" calcext:value-type="float">
            <text:p>1442769892.7189</text:p>
          </table:table-cell>
          <table:table-cell office:value-type="float" office:value="8096" calcext:value-type="float">
            <text:p>8096</text:p>
          </table:table-cell>
          <table:table-cell table:formula="of:=[.B702]-[.B$2]" office:value-type="float" office:value="26.7705762386322" calcext:value-type="float">
            <text:p>26.7705762386</text:p>
          </table:table-cell>
          <table:table-cell table:formula="of:=[.C702]/([.D702]-[.D701])" office:value-type="float" office:value="414181.508842973" calcext:value-type="float">
            <text:p>414181.50884297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42769892.72198" calcext:value-type="float">
            <text:p>1442769892.72198</text:p>
          </table:table-cell>
          <table:table-cell office:value-type="float" office:value="8096" calcext:value-type="float">
            <text:p>8096</text:p>
          </table:table-cell>
          <table:table-cell table:formula="of:=[.B703]-[.B$2]" office:value-type="float" office:value="26.7736623287201" calcext:value-type="float">
            <text:p>26.7736623287</text:p>
          </table:table-cell>
          <table:table-cell table:formula="of:=[.C703]/([.D703]-[.D702])" office:value-type="float" office:value="2623384.20766378" calcext:value-type="float">
            <text:p>2623384.2076637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42769892.72507" calcext:value-type="float">
            <text:p>1442769892.72507</text:p>
          </table:table-cell>
          <table:table-cell office:value-type="float" office:value="8096" calcext:value-type="float">
            <text:p>8096</text:p>
          </table:table-cell>
          <table:table-cell table:formula="of:=[.B704]-[.B$2]" office:value-type="float" office:value="26.7767515182495" calcext:value-type="float">
            <text:p>26.7767515182</text:p>
          </table:table-cell>
          <table:table-cell table:formula="of:=[.C704]/([.D704]-[.D703])" office:value-type="float" office:value="2620752.11731111" calcext:value-type="float">
            <text:p>2620752.1173111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42769892.74468" calcext:value-type="float">
            <text:p>1442769892.74468</text:p>
          </table:table-cell>
          <table:table-cell office:value-type="float" office:value="8096" calcext:value-type="float">
            <text:p>8096</text:p>
          </table:table-cell>
          <table:table-cell table:formula="of:=[.B705]-[.B$2]" office:value-type="float" office:value="26.7963588237762" calcext:value-type="float">
            <text:p>26.7963588238</text:p>
          </table:table-cell>
          <table:table-cell table:formula="of:=[.C705]/([.D705]-[.D704])" office:value-type="float" office:value="412907.321149333" calcext:value-type="float">
            <text:p>412907.32114933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42769892.74776" calcext:value-type="float">
            <text:p>1442769892.74776</text:p>
          </table:table-cell>
          <table:table-cell office:value-type="float" office:value="8096" calcext:value-type="float">
            <text:p>8096</text:p>
          </table:table-cell>
          <table:table-cell table:formula="of:=[.B706]-[.B$2]" office:value-type="float" office:value="26.7994432449341" calcext:value-type="float">
            <text:p>26.7994432449</text:p>
          </table:table-cell>
          <table:table-cell table:formula="of:=[.C706]/([.D706]-[.D705])" office:value-type="float" office:value="2624803.67813249" calcext:value-type="float">
            <text:p>2624803.6781324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2769892.77049" calcext:value-type="float">
            <text:p>1442769892.77049</text:p>
          </table:table-cell>
          <table:table-cell office:value-type="float" office:value="8096" calcext:value-type="float">
            <text:p>8096</text:p>
          </table:table-cell>
          <table:table-cell table:formula="of:=[.B707]-[.B$2]" office:value-type="float" office:value="26.8221733570099" calcext:value-type="float">
            <text:p>26.822173357</text:p>
          </table:table-cell>
          <table:table-cell table:formula="of:=[.C707]/([.D707]-[.D706])" office:value-type="float" office:value="356179.502019153" calcext:value-type="float">
            <text:p>356179.50201915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2769892.77358" calcext:value-type="float">
            <text:p>1442769892.77358</text:p>
          </table:table-cell>
          <table:table-cell office:value-type="float" office:value="8096" calcext:value-type="float">
            <text:p>8096</text:p>
          </table:table-cell>
          <table:table-cell table:formula="of:=[.B708]-[.B$2]" office:value-type="float" office:value="26.8252627849579" calcext:value-type="float">
            <text:p>26.825262785</text:p>
          </table:table-cell>
          <table:table-cell table:formula="of:=[.C708]/([.D708]-[.D707])" office:value-type="float" office:value="2620549.86757216" calcext:value-type="float">
            <text:p>2620549.867572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2769892.77667" calcext:value-type="float">
            <text:p>1442769892.77667</text:p>
          </table:table-cell>
          <table:table-cell office:value-type="float" office:value="8096" calcext:value-type="float">
            <text:p>8096</text:p>
          </table:table-cell>
          <table:table-cell table:formula="of:=[.B709]-[.B$2]" office:value-type="float" office:value="26.8283505439758" calcext:value-type="float">
            <text:p>26.828350544</text:p>
          </table:table-cell>
          <table:table-cell table:formula="of:=[.C709]/([.D709]-[.D708])" office:value-type="float" office:value="2621966.27163926" calcext:value-type="float">
            <text:p>2621966.2716392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2769892.79611" calcext:value-type="float">
            <text:p>1442769892.79611</text:p>
          </table:table-cell>
          <table:table-cell office:value-type="float" office:value="8096" calcext:value-type="float">
            <text:p>8096</text:p>
          </table:table-cell>
          <table:table-cell table:formula="of:=[.B710]-[.B$2]" office:value-type="float" office:value="26.8477914333344" calcext:value-type="float">
            <text:p>26.8477914333</text:p>
          </table:table-cell>
          <table:table-cell table:formula="of:=[.C710]/([.D710]-[.D709])" office:value-type="float" office:value="416441.853595124" calcext:value-type="float">
            <text:p>416441.85359512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2769892.79921" calcext:value-type="float">
            <text:p>1442769892.79921</text:p>
          </table:table-cell>
          <table:table-cell office:value-type="float" office:value="8096" calcext:value-type="float">
            <text:p>8096</text:p>
          </table:table-cell>
          <table:table-cell table:formula="of:=[.B711]-[.B$2]" office:value-type="float" office:value="26.850884437561" calcext:value-type="float">
            <text:p>26.8508844376</text:p>
          </table:table-cell>
          <table:table-cell table:formula="of:=[.C711]/([.D711]-[.D710])" office:value-type="float" office:value="2617519.86310029" calcext:value-type="float">
            <text:p>2617519.8631002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42769892.80227" calcext:value-type="float">
            <text:p>1442769892.80227</text:p>
          </table:table-cell>
          <table:table-cell office:value-type="float" office:value="8096" calcext:value-type="float">
            <text:p>8096</text:p>
          </table:table-cell>
          <table:table-cell table:formula="of:=[.B712]-[.B$2]" office:value-type="float" office:value="26.8539538383484" calcext:value-type="float">
            <text:p>26.8539538383</text:p>
          </table:table-cell>
          <table:table-cell table:formula="of:=[.C712]/([.D712]-[.D711])" office:value-type="float" office:value="2637648.37533012" calcext:value-type="float">
            <text:p>2637648.3753301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42769892.82189" calcext:value-type="float">
            <text:p>1442769892.82189</text:p>
          </table:table-cell>
          <table:table-cell office:value-type="float" office:value="8096" calcext:value-type="float">
            <text:p>8096</text:p>
          </table:table-cell>
          <table:table-cell table:formula="of:=[.B713]-[.B$2]" office:value-type="float" office:value="26.8735725879669" calcext:value-type="float">
            <text:p>26.873572588</text:p>
          </table:table-cell>
          <table:table-cell table:formula="of:=[.C713]/([.D713]-[.D712])" office:value-type="float" office:value="412666.462308749" calcext:value-type="float">
            <text:p>412666.46230874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42769892.82502" calcext:value-type="float">
            <text:p>1442769892.82502</text:p>
          </table:table-cell>
          <table:table-cell office:value-type="float" office:value="8096" calcext:value-type="float">
            <text:p>8096</text:p>
          </table:table-cell>
          <table:table-cell table:formula="of:=[.B714]-[.B$2]" office:value-type="float" office:value="26.8766982555389" calcext:value-type="float">
            <text:p>26.8766982555</text:p>
          </table:table-cell>
          <table:table-cell table:formula="of:=[.C714]/([.D714]-[.D713])" office:value-type="float" office:value="2590166.68070175" calcext:value-type="float">
            <text:p>2590166.6807017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42769892.82811" calcext:value-type="float">
            <text:p>1442769892.82811</text:p>
          </table:table-cell>
          <table:table-cell office:value-type="float" office:value="8096" calcext:value-type="float">
            <text:p>8096</text:p>
          </table:table-cell>
          <table:table-cell table:formula="of:=[.B715]-[.B$2]" office:value-type="float" office:value="26.8797850608826" calcext:value-type="float">
            <text:p>26.8797850609</text:p>
          </table:table-cell>
          <table:table-cell table:formula="of:=[.C715]/([.D715]-[.D714])" office:value-type="float" office:value="2622776.33305013" calcext:value-type="float">
            <text:p>2622776.3330501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42769892.84762" calcext:value-type="float">
            <text:p>1442769892.84762</text:p>
          </table:table-cell>
          <table:table-cell office:value-type="float" office:value="8096" calcext:value-type="float">
            <text:p>8096</text:p>
          </table:table-cell>
          <table:table-cell table:formula="of:=[.B716]-[.B$2]" office:value-type="float" office:value="26.8992943763733" calcext:value-type="float">
            <text:p>26.8992943764</text:p>
          </table:table-cell>
          <table:table-cell table:formula="of:=[.C716]/([.D716]-[.D715])" office:value-type="float" office:value="414981.243388571" calcext:value-type="float">
            <text:p>414981.24338857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42769892.8507" calcext:value-type="float">
            <text:p>1442769892.8507</text:p>
          </table:table-cell>
          <table:table-cell office:value-type="float" office:value="8096" calcext:value-type="float">
            <text:p>8096</text:p>
          </table:table-cell>
          <table:table-cell table:formula="of:=[.B717]-[.B$2]" office:value-type="float" office:value="26.9023818969727" calcext:value-type="float">
            <text:p>26.902381897</text:p>
          </table:table-cell>
          <table:table-cell table:formula="of:=[.C717]/([.D717]-[.D716])" office:value-type="float" office:value="2622168.74007722" calcext:value-type="float">
            <text:p>2622168.7400772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42769892.85379" calcext:value-type="float">
            <text:p>1442769892.85379</text:p>
          </table:table-cell>
          <table:table-cell office:value-type="float" office:value="8096" calcext:value-type="float">
            <text:p>8096</text:p>
          </table:table-cell>
          <table:table-cell table:formula="of:=[.B718]-[.B$2]" office:value-type="float" office:value="26.9054703712463" calcext:value-type="float">
            <text:p>26.9054703712</text:p>
          </table:table-cell>
          <table:table-cell table:formula="of:=[.C718]/([.D718]-[.D717])" office:value-type="float" office:value="2621359.05388297" calcext:value-type="float">
            <text:p>2621359.0538829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42769892.87334" calcext:value-type="float">
            <text:p>1442769892.87334</text:p>
          </table:table-cell>
          <table:table-cell office:value-type="float" office:value="8096" calcext:value-type="float">
            <text:p>8096</text:p>
          </table:table-cell>
          <table:table-cell table:formula="of:=[.B719]-[.B$2]" office:value-type="float" office:value="26.925017118454" calcext:value-type="float">
            <text:p>26.9250171185</text:p>
          </table:table-cell>
          <table:table-cell table:formula="of:=[.C719]/([.D719]-[.D718])" office:value-type="float" office:value="414186.560761115" calcext:value-type="float">
            <text:p>414186.56076111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2769892.87643" calcext:value-type="float">
            <text:p>1442769892.87643</text:p>
          </table:table-cell>
          <table:table-cell office:value-type="float" office:value="8096" calcext:value-type="float">
            <text:p>8096</text:p>
          </table:table-cell>
          <table:table-cell table:formula="of:=[.B720]-[.B$2]" office:value-type="float" office:value="26.9281041622162" calcext:value-type="float">
            <text:p>26.9281041622</text:p>
          </table:table-cell>
          <table:table-cell table:formula="of:=[.C720]/([.D720]-[.D719])" office:value-type="float" office:value="2622573.77077541" calcext:value-type="float">
            <text:p>2622573.7707754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42769892.87952" calcext:value-type="float">
            <text:p>1442769892.87952</text:p>
          </table:table-cell>
          <table:table-cell office:value-type="float" office:value="8096" calcext:value-type="float">
            <text:p>8096</text:p>
          </table:table-cell>
          <table:table-cell table:formula="of:=[.B721]-[.B$2]" office:value-type="float" office:value="26.9311943054199" calcext:value-type="float">
            <text:p>26.9311943054</text:p>
          </table:table-cell>
          <table:table-cell table:formula="of:=[.C721]/([.D721]-[.D720])" office:value-type="float" office:value="2619943.30560913" calcext:value-type="float">
            <text:p>2619943.3056091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2769892.88623" calcext:value-type="float">
            <text:p>1442769892.88623</text:p>
          </table:table-cell>
          <table:table-cell office:value-type="float" office:value="8096" calcext:value-type="float">
            <text:p>8096</text:p>
          </table:table-cell>
          <table:table-cell table:formula="of:=[.B722]-[.B$2]" office:value-type="float" office:value="26.9379074573517" calcext:value-type="float">
            <text:p>26.9379074574</text:p>
          </table:table-cell>
          <table:table-cell table:formula="of:=[.C722]/([.D722]-[.D721])" office:value-type="float" office:value="1205990.87914195" calcext:value-type="float">
            <text:p>1205990.8791419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42769892.912" calcext:value-type="float">
            <text:p>1442769892.912</text:p>
          </table:table-cell>
          <table:table-cell office:value-type="float" office:value="8096" calcext:value-type="float">
            <text:p>8096</text:p>
          </table:table-cell>
          <table:table-cell table:formula="of:=[.B723]-[.B$2]" office:value-type="float" office:value="26.963675737381" calcext:value-type="float">
            <text:p>26.9636757374</text:p>
          </table:table-cell>
          <table:table-cell table:formula="of:=[.C723]/([.D723]-[.D722])" office:value-type="float" office:value="314184.725980755" calcext:value-type="float">
            <text:p>314184.72598075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42769892.91509" calcext:value-type="float">
            <text:p>1442769892.91509</text:p>
          </table:table-cell>
          <table:table-cell office:value-type="float" office:value="8096" calcext:value-type="float">
            <text:p>8096</text:p>
          </table:table-cell>
          <table:table-cell table:formula="of:=[.B724]-[.B$2]" office:value-type="float" office:value="26.9667661190033" calcext:value-type="float">
            <text:p>26.966766119</text:p>
          </table:table-cell>
          <table:table-cell table:formula="of:=[.C724]/([.D724]-[.D723])" office:value-type="float" office:value="2619741.18068199" calcext:value-type="float">
            <text:p>2619741.1806819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42769892.91818" calcext:value-type="float">
            <text:p>1442769892.91818</text:p>
          </table:table-cell>
          <table:table-cell office:value-type="float" office:value="8096" calcext:value-type="float">
            <text:p>8096</text:p>
          </table:table-cell>
          <table:table-cell table:formula="of:=[.B725]-[.B$2]" office:value-type="float" office:value="26.9698565006256" calcext:value-type="float">
            <text:p>26.9698565006</text:p>
          </table:table-cell>
          <table:table-cell table:formula="of:=[.C725]/([.D725]-[.D724])" office:value-type="float" office:value="2619741.18068199" calcext:value-type="float">
            <text:p>2619741.1806819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42769892.93773" calcext:value-type="float">
            <text:p>1442769892.93773</text:p>
          </table:table-cell>
          <table:table-cell office:value-type="float" office:value="8096" calcext:value-type="float">
            <text:p>8096</text:p>
          </table:table-cell>
          <table:table-cell table:formula="of:=[.B726]-[.B$2]" office:value-type="float" office:value="26.9894068241119" calcext:value-type="float">
            <text:p>26.9894068241</text:p>
          </table:table-cell>
          <table:table-cell table:formula="of:=[.C726]/([.D726]-[.D725])" office:value-type="float" office:value="414110.794926829" calcext:value-type="float">
            <text:p>414110.79492682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42769892.94082" calcext:value-type="float">
            <text:p>1442769892.94082</text:p>
          </table:table-cell>
          <table:table-cell office:value-type="float" office:value="8096" calcext:value-type="float">
            <text:p>8096</text:p>
          </table:table-cell>
          <table:table-cell table:formula="of:=[.B727]-[.B$2]" office:value-type="float" office:value="26.9924960136414" calcext:value-type="float">
            <text:p>26.9924960136</text:p>
          </table:table-cell>
          <table:table-cell table:formula="of:=[.C727]/([.D727]-[.D726])" office:value-type="float" office:value="2620752.11731111" calcext:value-type="float">
            <text:p>2620752.1173111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42769892.94391" calcext:value-type="float">
            <text:p>1442769892.94391</text:p>
          </table:table-cell>
          <table:table-cell office:value-type="float" office:value="8096" calcext:value-type="float">
            <text:p>8096</text:p>
          </table:table-cell>
          <table:table-cell table:formula="of:=[.B728]-[.B$2]" office:value-type="float" office:value="26.9955878257751" calcext:value-type="float">
            <text:p>26.9955878258</text:p>
          </table:table-cell>
          <table:table-cell table:formula="of:=[.C728]/([.D728]-[.D727])" office:value-type="float" office:value="2618529.08574954" calcext:value-type="float">
            <text:p>2618529.0857495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42769892.96337" calcext:value-type="float">
            <text:p>1442769892.96337</text:p>
          </table:table-cell>
          <table:table-cell office:value-type="float" office:value="8096" calcext:value-type="float">
            <text:p>8096</text:p>
          </table:table-cell>
          <table:table-cell table:formula="of:=[.B729]-[.B$2]" office:value-type="float" office:value="27.0150461196899" calcext:value-type="float">
            <text:p>27.0150461197</text:p>
          </table:table-cell>
          <table:table-cell table:formula="of:=[.C729]/([.D729]-[.D728])" office:value-type="float" office:value="416069.365353983" calcext:value-type="float">
            <text:p>416069.36535398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42769892.96646" calcext:value-type="float">
            <text:p>1442769892.96646</text:p>
          </table:table-cell>
          <table:table-cell office:value-type="float" office:value="8096" calcext:value-type="float">
            <text:p>8096</text:p>
          </table:table-cell>
          <table:table-cell table:formula="of:=[.B730]-[.B$2]" office:value-type="float" office:value="27.0181362628937" calcext:value-type="float">
            <text:p>27.0181362629</text:p>
          </table:table-cell>
          <table:table-cell table:formula="of:=[.C730]/([.D730]-[.D729])" office:value-type="float" office:value="2619943.30560913" calcext:value-type="float">
            <text:p>2619943.3056091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42769892.96955" calcext:value-type="float">
            <text:p>1442769892.96955</text:p>
          </table:table-cell>
          <table:table-cell office:value-type="float" office:value="8096" calcext:value-type="float">
            <text:p>8096</text:p>
          </table:table-cell>
          <table:table-cell table:formula="of:=[.B731]-[.B$2]" office:value-type="float" office:value="27.0212242603302" calcext:value-type="float">
            <text:p>27.0212242603</text:p>
          </table:table-cell>
          <table:table-cell table:formula="of:=[.C731]/([.D731]-[.D730])" office:value-type="float" office:value="2621763.83446572" calcext:value-type="float">
            <text:p>2621763.8344657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42769892.98934" calcext:value-type="float">
            <text:p>1442769892.98934</text:p>
          </table:table-cell>
          <table:table-cell office:value-type="float" office:value="8096" calcext:value-type="float">
            <text:p>8096</text:p>
          </table:table-cell>
          <table:table-cell table:formula="of:=[.B732]-[.B$2]" office:value-type="float" office:value="27.0410141944885" calcext:value-type="float">
            <text:p>27.0410141945</text:p>
          </table:table-cell>
          <table:table-cell table:formula="of:=[.C732]/([.D732]-[.D731])" office:value-type="float" office:value="409096.863851575" calcext:value-type="float">
            <text:p>409096.86385157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42769892.99242" calcext:value-type="float">
            <text:p>1442769892.99242</text:p>
          </table:table-cell>
          <table:table-cell office:value-type="float" office:value="8096" calcext:value-type="float">
            <text:p>8096</text:p>
          </table:table-cell>
          <table:table-cell table:formula="of:=[.B733]-[.B$2]" office:value-type="float" office:value="27.0441024303436" calcext:value-type="float">
            <text:p>27.0441024303</text:p>
          </table:table-cell>
          <table:table-cell table:formula="of:=[.C733]/([.D733]-[.D732])" office:value-type="float" office:value="2621561.42854937" calcext:value-type="float">
            <text:p>2621561.4285493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42769893.015" calcext:value-type="float">
            <text:p>1442769893.015</text:p>
          </table:table-cell>
          <table:table-cell office:value-type="float" office:value="8096" calcext:value-type="float">
            <text:p>8096</text:p>
          </table:table-cell>
          <table:table-cell table:formula="of:=[.B734]-[.B$2]" office:value-type="float" office:value="27.0666809082031" calcext:value-type="float">
            <text:p>27.0666809082</text:p>
          </table:table-cell>
          <table:table-cell table:formula="of:=[.C734]/([.D734]-[.D733])" office:value-type="float" office:value="358571.5587375" calcext:value-type="float">
            <text:p>358571.558737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42769893.01783" calcext:value-type="float">
            <text:p>1442769893.01783</text:p>
          </table:table-cell>
          <table:table-cell office:value-type="float" office:value="8096" calcext:value-type="float">
            <text:p>8096</text:p>
          </table:table-cell>
          <table:table-cell table:formula="of:=[.B735]-[.B$2]" office:value-type="float" office:value="27.0695135593414" calcext:value-type="float">
            <text:p>27.0695135593</text:p>
          </table:table-cell>
          <table:table-cell table:formula="of:=[.C735]/([.D735]-[.D734])" office:value-type="float" office:value="2858099.92290211" calcext:value-type="float">
            <text:p>2858099.9229021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42769893.02065" calcext:value-type="float">
            <text:p>1442769893.02065</text:p>
          </table:table-cell>
          <table:table-cell office:value-type="float" office:value="8096" calcext:value-type="float">
            <text:p>8096</text:p>
          </table:table-cell>
          <table:table-cell table:formula="of:=[.B736]-[.B$2]" office:value-type="float" office:value="27.0723304748535" calcext:value-type="float">
            <text:p>27.0723304749</text:p>
          </table:table-cell>
          <table:table-cell table:formula="of:=[.C736]/([.D736]-[.D735])" office:value-type="float" office:value="2874065.61015658" calcext:value-type="float">
            <text:p>2874065.6101565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42769893.04076" calcext:value-type="float">
            <text:p>1442769893.04076</text:p>
          </table:table-cell>
          <table:table-cell office:value-type="float" office:value="8096" calcext:value-type="float">
            <text:p>8096</text:p>
          </table:table-cell>
          <table:table-cell table:formula="of:=[.B737]-[.B$2]" office:value-type="float" office:value="27.0924391746521" calcext:value-type="float">
            <text:p>27.0924391747</text:p>
          </table:table-cell>
          <table:table-cell table:formula="of:=[.C737]/([.D737]-[.D736])" office:value-type="float" office:value="402611.808873396" calcext:value-type="float">
            <text:p>402611.80887339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42769893.04359" calcext:value-type="float">
            <text:p>1442769893.04359</text:p>
          </table:table-cell>
          <table:table-cell office:value-type="float" office:value="8096" calcext:value-type="float">
            <text:p>8096</text:p>
          </table:table-cell>
          <table:table-cell table:formula="of:=[.B738]-[.B$2]" office:value-type="float" office:value="27.0952725410461" calcext:value-type="float">
            <text:p>27.095272541</text:p>
          </table:table-cell>
          <table:table-cell table:formula="of:=[.C738]/([.D738]-[.D737])" office:value-type="float" office:value="2857378.42342646" calcext:value-type="float">
            <text:p>2857378.4234264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42769893.04643" calcext:value-type="float">
            <text:p>1442769893.04643</text:p>
          </table:table-cell>
          <table:table-cell office:value-type="float" office:value="8096" calcext:value-type="float">
            <text:p>8096</text:p>
          </table:table-cell>
          <table:table-cell table:formula="of:=[.B739]-[.B$2]" office:value-type="float" office:value="27.0981085300446" calcext:value-type="float">
            <text:p>27.09810853</text:p>
          </table:table-cell>
          <table:table-cell table:formula="of:=[.C739]/([.D739]-[.D738])" office:value-type="float" office:value="2854736.03900799" calcext:value-type="float">
            <text:p>2854736.0390079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2769893.06657" calcext:value-type="float">
            <text:p>1442769893.06657</text:p>
          </table:table-cell>
          <table:table-cell office:value-type="float" office:value="8096" calcext:value-type="float">
            <text:p>8096</text:p>
          </table:table-cell>
          <table:table-cell table:formula="of:=[.B740]-[.B$2]" office:value-type="float" office:value="27.1182465553284" calcext:value-type="float">
            <text:p>27.1182465553</text:p>
          </table:table-cell>
          <table:table-cell table:formula="of:=[.C740]/([.D740]-[.D739])" office:value-type="float" office:value="402025.51570473" calcext:value-type="float">
            <text:p>402025.5157047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42769893.06941" calcext:value-type="float">
            <text:p>1442769893.06941</text:p>
          </table:table-cell>
          <table:table-cell office:value-type="float" office:value="8096" calcext:value-type="float">
            <text:p>8096</text:p>
          </table:table-cell>
          <table:table-cell table:formula="of:=[.B741]-[.B$2]" office:value-type="float" office:value="27.1210920810699" calcext:value-type="float">
            <text:p>27.1210920811</text:p>
          </table:table-cell>
          <table:table-cell table:formula="of:=[.C741]/([.D741]-[.D740])" office:value-type="float" office:value="2845168.42764977" calcext:value-type="float">
            <text:p>2845168.4276497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42769893.07225" calcext:value-type="float">
            <text:p>1442769893.07225</text:p>
          </table:table-cell>
          <table:table-cell office:value-type="float" office:value="8096" calcext:value-type="float">
            <text:p>8096</text:p>
          </table:table-cell>
          <table:table-cell table:formula="of:=[.B742]-[.B$2]" office:value-type="float" office:value="27.1239309310913" calcext:value-type="float">
            <text:p>27.1239309311</text:p>
          </table:table-cell>
          <table:table-cell table:formula="of:=[.C742]/([.D742]-[.D741])" office:value-type="float" office:value="2851859.00596288" calcext:value-type="float">
            <text:p>2851859.0059628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42769893.09225" calcext:value-type="float">
            <text:p>1442769893.09225</text:p>
          </table:table-cell>
          <table:table-cell office:value-type="float" office:value="8096" calcext:value-type="float">
            <text:p>8096</text:p>
          </table:table-cell>
          <table:table-cell table:formula="of:=[.B743]-[.B$2]" office:value-type="float" office:value="27.1439280509949" calcext:value-type="float">
            <text:p>27.143928051</text:p>
          </table:table-cell>
          <table:table-cell table:formula="of:=[.C743]/([.D743]-[.D742])" office:value-type="float" office:value="404858.30154756" calcext:value-type="float">
            <text:p>404858.3015475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42769893.09508" calcext:value-type="float">
            <text:p>1442769893.09508</text:p>
          </table:table-cell>
          <table:table-cell office:value-type="float" office:value="8096" calcext:value-type="float">
            <text:p>8096</text:p>
          </table:table-cell>
          <table:table-cell table:formula="of:=[.B744]-[.B$2]" office:value-type="float" office:value="27.1467595100403" calcext:value-type="float">
            <text:p>27.14675951</text:p>
          </table:table-cell>
          <table:table-cell table:formula="of:=[.C744]/([.D744]-[.D743])" office:value-type="float" office:value="2859303.23206467" calcext:value-type="float">
            <text:p>2859303.2320646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42769893.09792" calcext:value-type="float">
            <text:p>1442769893.09792</text:p>
          </table:table-cell>
          <table:table-cell office:value-type="float" office:value="8096" calcext:value-type="float">
            <text:p>8096</text:p>
          </table:table-cell>
          <table:table-cell table:formula="of:=[.B745]-[.B$2]" office:value-type="float" office:value="27.1496000289917" calcext:value-type="float">
            <text:p>27.149600029</text:p>
          </table:table-cell>
          <table:table-cell table:formula="of:=[.C745]/([.D745]-[.D744])" office:value-type="float" office:value="2850183.41312741" calcext:value-type="float">
            <text:p>2850183.4131274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42769893.10077" calcext:value-type="float">
            <text:p>1442769893.10077</text:p>
          </table:table-cell>
          <table:table-cell office:value-type="float" office:value="8096" calcext:value-type="float">
            <text:p>8096</text:p>
          </table:table-cell>
          <table:table-cell table:formula="of:=[.B746]-[.B$2]" office:value-type="float" office:value="27.1524498462677" calcext:value-type="float">
            <text:p>27.1524498463</text:p>
          </table:table-cell>
          <table:table-cell table:formula="of:=[.C746]/([.D746]-[.D745])" office:value-type="float" office:value="2840883.89391784" calcext:value-type="float">
            <text:p>2840883.8939178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42769893.10361" calcext:value-type="float">
            <text:p>1442769893.10361</text:p>
          </table:table-cell>
          <table:table-cell office:value-type="float" office:value="8096" calcext:value-type="float">
            <text:p>8096</text:p>
          </table:table-cell>
          <table:table-cell table:formula="of:=[.B747]-[.B$2]" office:value-type="float" office:value="27.155289888382" calcext:value-type="float">
            <text:p>27.1552898884</text:p>
          </table:table-cell>
          <table:table-cell table:formula="of:=[.C747]/([.D747]-[.D746])" office:value-type="float" office:value="2850661.95298858" calcext:value-type="float">
            <text:p>2850661.9529885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42769893.10656" calcext:value-type="float">
            <text:p>1442769893.10656</text:p>
          </table:table-cell>
          <table:table-cell office:value-type="float" office:value="8096" calcext:value-type="float">
            <text:p>8096</text:p>
          </table:table-cell>
          <table:table-cell table:formula="of:=[.B748]-[.B$2]" office:value-type="float" office:value="27.1582429409027" calcext:value-type="float">
            <text:p>27.1582429409</text:p>
          </table:table-cell>
          <table:table-cell table:formula="of:=[.C748]/([.D748]-[.D747])" office:value-type="float" office:value="2741569.93250444" calcext:value-type="float">
            <text:p>2741569.9325044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42769893.10937" calcext:value-type="float">
            <text:p>1442769893.10937</text:p>
          </table:table-cell>
          <table:table-cell office:value-type="float" office:value="8096" calcext:value-type="float">
            <text:p>8096</text:p>
          </table:table-cell>
          <table:table-cell table:formula="of:=[.B749]-[.B$2]" office:value-type="float" office:value="27.1610457897186" calcext:value-type="float">
            <text:p>27.1610457897</text:p>
          </table:table-cell>
          <table:table-cell table:formula="of:=[.C749]/([.D749]-[.D748])" office:value-type="float" office:value="2888489.72303505" calcext:value-type="float">
            <text:p>2888489.7230350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42769893.11221" calcext:value-type="float">
            <text:p>1442769893.11221</text:p>
          </table:table-cell>
          <table:table-cell office:value-type="float" office:value="8096" calcext:value-type="float">
            <text:p>8096</text:p>
          </table:table-cell>
          <table:table-cell table:formula="of:=[.B750]-[.B$2]" office:value-type="float" office:value="27.1638858318329" calcext:value-type="float">
            <text:p>27.1638858318</text:p>
          </table:table-cell>
          <table:table-cell table:formula="of:=[.C750]/([.D750]-[.D749])" office:value-type="float" office:value="2850661.95298858" calcext:value-type="float">
            <text:p>2850661.9529885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42769893.11505" calcext:value-type="float">
            <text:p>1442769893.11505</text:p>
          </table:table-cell>
          <table:table-cell office:value-type="float" office:value="8096" calcext:value-type="float">
            <text:p>8096</text:p>
          </table:table-cell>
          <table:table-cell table:formula="of:=[.B751]-[.B$2]" office:value-type="float" office:value="27.16672706604" calcext:value-type="float">
            <text:p>27.166727066</text:p>
          </table:table-cell>
          <table:table-cell table:formula="of:=[.C751]/([.D751]-[.D750])" office:value-type="float" office:value="2849465.90450617" calcext:value-type="float">
            <text:p>2849465.9045061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42769893.12373" calcext:value-type="float">
            <text:p>1442769893.12373</text:p>
          </table:table-cell>
          <table:table-cell office:value-type="float" office:value="8096" calcext:value-type="float">
            <text:p>8096</text:p>
          </table:table-cell>
          <table:table-cell table:formula="of:=[.B752]-[.B$2]" office:value-type="float" office:value="27.1754105091095" calcext:value-type="float">
            <text:p>27.1754105091</text:p>
          </table:table-cell>
          <table:table-cell table:formula="of:=[.C752]/([.D752]-[.D751])" office:value-type="float" office:value="932349.061914829" calcext:value-type="float">
            <text:p>932349.06191482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42769893.12657" calcext:value-type="float">
            <text:p>1442769893.12657</text:p>
          </table:table-cell>
          <table:table-cell office:value-type="float" office:value="8096" calcext:value-type="float">
            <text:p>8096</text:p>
          </table:table-cell>
          <table:table-cell table:formula="of:=[.B753]-[.B$2]" office:value-type="float" office:value="27.1782460212707" calcext:value-type="float">
            <text:p>27.1782460213</text:p>
          </table:table-cell>
          <table:table-cell table:formula="of:=[.C753]/([.D753]-[.D752])" office:value-type="float" office:value="2855216.10897166" calcext:value-type="float">
            <text:p>2855216.1089716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42769893.1478" calcext:value-type="float">
            <text:p>1442769893.1478</text:p>
          </table:table-cell>
          <table:table-cell office:value-type="float" office:value="8096" calcext:value-type="float">
            <text:p>8096</text:p>
          </table:table-cell>
          <table:table-cell table:formula="of:=[.B754]-[.B$2]" office:value-type="float" office:value="27.1994786262512" calcext:value-type="float">
            <text:p>27.1994786263</text:p>
          </table:table-cell>
          <table:table-cell table:formula="of:=[.C754]/([.D754]-[.D753])" office:value-type="float" office:value="381300.363636364" calcext:value-type="float">
            <text:p>381300.36363636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42769893.15063" calcext:value-type="float">
            <text:p>1442769893.15063</text:p>
          </table:table-cell>
          <table:table-cell office:value-type="float" office:value="8096" calcext:value-type="float">
            <text:p>8096</text:p>
          </table:table-cell>
          <table:table-cell table:formula="of:=[.B755]-[.B$2]" office:value-type="float" office:value="27.202312707901" calcext:value-type="float">
            <text:p>27.2023127079</text:p>
          </table:table-cell>
          <table:table-cell table:formula="of:=[.C755]/([.D755]-[.D754])" office:value-type="float" office:value="2856657.28812989" calcext:value-type="float">
            <text:p>2856657.2881298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42769893.15346" calcext:value-type="float">
            <text:p>1442769893.15346</text:p>
          </table:table-cell>
          <table:table-cell office:value-type="float" office:value="8096" calcext:value-type="float">
            <text:p>8096</text:p>
          </table:table-cell>
          <table:table-cell table:formula="of:=[.B756]-[.B$2]" office:value-type="float" office:value="27.2051436901093" calcext:value-type="float">
            <text:p>27.2051436901</text:p>
          </table:table-cell>
          <table:table-cell table:formula="of:=[.C756]/([.D756]-[.D755])" office:value-type="float" office:value="2859784.83948122" calcext:value-type="float">
            <text:p>2859784.8394812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42769893.17196" calcext:value-type="float">
            <text:p>1442769893.17196</text:p>
          </table:table-cell>
          <table:table-cell office:value-type="float" office:value="8096" calcext:value-type="float">
            <text:p>8096</text:p>
          </table:table-cell>
          <table:table-cell table:formula="of:=[.B757]-[.B$2]" office:value-type="float" office:value="27.2236392498016" calcext:value-type="float">
            <text:p>27.2236392498</text:p>
          </table:table-cell>
          <table:table-cell table:formula="of:=[.C757]/([.D757]-[.D756])" office:value-type="float" office:value="437726.683304115" calcext:value-type="float">
            <text:p>437726.68330411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42769893.17479" calcext:value-type="float">
            <text:p>1442769893.17479</text:p>
          </table:table-cell>
          <table:table-cell office:value-type="float" office:value="8096" calcext:value-type="float">
            <text:p>8096</text:p>
          </table:table-cell>
          <table:table-cell table:formula="of:=[.B758]-[.B$2]" office:value-type="float" office:value="27.2264723777771" calcext:value-type="float">
            <text:p>27.2264723778</text:p>
          </table:table-cell>
          <table:table-cell table:formula="of:=[.C758]/([.D758]-[.D757])" office:value-type="float" office:value="2857618.88277371" calcext:value-type="float">
            <text:p>2857618.8827737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42769893.17762" calcext:value-type="float">
            <text:p>1442769893.17762</text:p>
          </table:table-cell>
          <table:table-cell office:value-type="float" office:value="8096" calcext:value-type="float">
            <text:p>8096</text:p>
          </table:table-cell>
          <table:table-cell table:formula="of:=[.B759]-[.B$2]" office:value-type="float" office:value="27.2293026447296" calcext:value-type="float">
            <text:p>27.2293026447</text:p>
          </table:table-cell>
          <table:table-cell table:formula="of:=[.C759]/([.D759]-[.D758])" office:value-type="float" office:value="2860507.55488164" calcext:value-type="float">
            <text:p>2860507.5548816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42769893.19619" calcext:value-type="float">
            <text:p>1442769893.19619</text:p>
          </table:table-cell>
          <table:table-cell office:value-type="float" office:value="8096" calcext:value-type="float">
            <text:p>8096</text:p>
          </table:table-cell>
          <table:table-cell table:formula="of:=[.B760]-[.B$2]" office:value-type="float" office:value="27.247866153717" calcext:value-type="float">
            <text:p>27.2478661537</text:p>
          </table:table-cell>
          <table:table-cell table:formula="of:=[.C760]/([.D760]-[.D759])" office:value-type="float" office:value="436124.442069842" calcext:value-type="float">
            <text:p>436124.44206984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42769893.19902" calcext:value-type="float">
            <text:p>1442769893.19902</text:p>
          </table:table-cell>
          <table:table-cell office:value-type="float" office:value="8096" calcext:value-type="float">
            <text:p>8096</text:p>
          </table:table-cell>
          <table:table-cell table:formula="of:=[.B761]-[.B$2]" office:value-type="float" office:value="27.2506992816925" calcext:value-type="float">
            <text:p>27.2506992817</text:p>
          </table:table-cell>
          <table:table-cell table:formula="of:=[.C761]/([.D761]-[.D760])" office:value-type="float" office:value="2857618.88277371" calcext:value-type="float">
            <text:p>2857618.8827737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42769893.20184" calcext:value-type="float">
            <text:p>1442769893.20184</text:p>
          </table:table-cell>
          <table:table-cell office:value-type="float" office:value="8096" calcext:value-type="float">
            <text:p>8096</text:p>
          </table:table-cell>
          <table:table-cell table:formula="of:=[.B762]-[.B$2]" office:value-type="float" office:value="27.2535207271576" calcext:value-type="float">
            <text:p>27.2535207272</text:p>
          </table:table-cell>
          <table:table-cell table:formula="of:=[.C762]/([.D762]-[.D761])" office:value-type="float" office:value="2869451.17322968" calcext:value-type="float">
            <text:p>2869451.1732296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42769893.22041" calcext:value-type="float">
            <text:p>1442769893.22041</text:p>
          </table:table-cell>
          <table:table-cell office:value-type="float" office:value="8096" calcext:value-type="float">
            <text:p>8096</text:p>
          </table:table-cell>
          <table:table-cell table:formula="of:=[.B763]-[.B$2]" office:value-type="float" office:value="27.2720859050751" calcext:value-type="float">
            <text:p>27.2720859051</text:p>
          </table:table-cell>
          <table:table-cell table:formula="of:=[.C763]/([.D763]-[.D762])" office:value-type="float" office:value="436085.236348693" calcext:value-type="float">
            <text:p>436085.23634869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42769893.22324" calcext:value-type="float">
            <text:p>1442769893.22324</text:p>
          </table:table-cell>
          <table:table-cell office:value-type="float" office:value="8096" calcext:value-type="float">
            <text:p>8096</text:p>
          </table:table-cell>
          <table:table-cell table:formula="of:=[.B764]-[.B$2]" office:value-type="float" office:value="27.2749221324921" calcext:value-type="float">
            <text:p>27.2749221325</text:p>
          </table:table-cell>
          <table:table-cell table:formula="of:=[.C764]/([.D764]-[.D763])" office:value-type="float" office:value="2854496.06455952" calcext:value-type="float">
            <text:p>2854496.0645595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42769893.22614" calcext:value-type="float">
            <text:p>1442769893.22614</text:p>
          </table:table-cell>
          <table:table-cell office:value-type="float" office:value="8096" calcext:value-type="float">
            <text:p>8096</text:p>
          </table:table-cell>
          <table:table-cell table:formula="of:=[.B765]-[.B$2]" office:value-type="float" office:value="27.2778167724609" calcext:value-type="float">
            <text:p>27.2778167725</text:p>
          </table:table-cell>
          <table:table-cell table:formula="of:=[.C765]/([.D765]-[.D764])" office:value-type="float" office:value="2796893.59887983" calcext:value-type="float">
            <text:p>2796893.5988798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42769893.24461" calcext:value-type="float">
            <text:p>1442769893.24461</text:p>
          </table:table-cell>
          <table:table-cell office:value-type="float" office:value="8096" calcext:value-type="float">
            <text:p>8096</text:p>
          </table:table-cell>
          <table:table-cell table:formula="of:=[.B766]-[.B$2]" office:value-type="float" office:value="27.2962915897369" calcext:value-type="float">
            <text:p>27.2962915897</text:p>
          </table:table-cell>
          <table:table-cell table:formula="of:=[.C766]/([.D766]-[.D765])" office:value-type="float" office:value="438218.136561318" calcext:value-type="float">
            <text:p>438218.1365613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42769893.24744" calcext:value-type="float">
            <text:p>1442769893.24744</text:p>
          </table:table-cell>
          <table:table-cell office:value-type="float" office:value="8096" calcext:value-type="float">
            <text:p>8096</text:p>
          </table:table-cell>
          <table:table-cell table:formula="of:=[.B767]-[.B$2]" office:value-type="float" office:value="27.2991223335266" calcext:value-type="float">
            <text:p>27.2991223335</text:p>
          </table:table-cell>
          <table:table-cell table:formula="of:=[.C767]/([.D767]-[.D766])" office:value-type="float" office:value="2860025.70403436" calcext:value-type="float">
            <text:p>2860025.7040343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42769893.25028" calcext:value-type="float">
            <text:p>1442769893.25028</text:p>
          </table:table-cell>
          <table:table-cell office:value-type="float" office:value="8096" calcext:value-type="float">
            <text:p>8096</text:p>
          </table:table-cell>
          <table:table-cell table:formula="of:=[.B768]-[.B$2]" office:value-type="float" office:value="27.3019552230835" calcext:value-type="float">
            <text:p>27.3019552231</text:p>
          </table:table-cell>
          <table:table-cell table:formula="of:=[.C768]/([.D768]-[.D767])" office:value-type="float" office:value="2857859.38259552" calcext:value-type="float">
            <text:p>2857859.3825955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42769893.26883" calcext:value-type="float">
            <text:p>1442769893.26883</text:p>
          </table:table-cell>
          <table:table-cell office:value-type="float" office:value="8096" calcext:value-type="float">
            <text:p>8096</text:p>
          </table:table-cell>
          <table:table-cell table:formula="of:=[.B769]-[.B$2]" office:value-type="float" office:value="27.3205041885376" calcext:value-type="float">
            <text:p>27.3205041885</text:p>
          </table:table-cell>
          <table:table-cell table:formula="of:=[.C769]/([.D769]-[.D768])" office:value-type="float" office:value="436466.390539846" calcext:value-type="float">
            <text:p>436466.39053984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42769893.27166" calcext:value-type="float">
            <text:p>1442769893.27166</text:p>
          </table:table-cell>
          <table:table-cell office:value-type="float" office:value="8096" calcext:value-type="float">
            <text:p>8096</text:p>
          </table:table-cell>
          <table:table-cell table:formula="of:=[.B770]-[.B$2]" office:value-type="float" office:value="27.323335647583" calcext:value-type="float">
            <text:p>27.3233356476</text:p>
          </table:table-cell>
          <table:table-cell table:formula="of:=[.C770]/([.D770]-[.D769])" office:value-type="float" office:value="2859303.23206467" calcext:value-type="float">
            <text:p>2859303.2320646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42769893.27449" calcext:value-type="float">
            <text:p>1442769893.27449</text:p>
          </table:table-cell>
          <table:table-cell office:value-type="float" office:value="8096" calcext:value-type="float">
            <text:p>8096</text:p>
          </table:table-cell>
          <table:table-cell table:formula="of:=[.B771]-[.B$2]" office:value-type="float" office:value="27.3261678218842" calcext:value-type="float">
            <text:p>27.3261678219</text:p>
          </table:table-cell>
          <table:table-cell table:formula="of:=[.C771]/([.D771]-[.D770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42769893.29294" calcext:value-type="float">
            <text:p>1442769893.29294</text:p>
          </table:table-cell>
          <table:table-cell office:value-type="float" office:value="8096" calcext:value-type="float">
            <text:p>8096</text:p>
          </table:table-cell>
          <table:table-cell table:formula="of:=[.B772]-[.B$2]" office:value-type="float" office:value="27.344621181488" calcext:value-type="float">
            <text:p>27.3446211815</text:p>
          </table:table-cell>
          <table:table-cell table:formula="of:=[.C772]/([.D772]-[.D771])" office:value-type="float" office:value="438727.69911756" calcext:value-type="float">
            <text:p>438727.6991175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42769893.29577" calcext:value-type="float">
            <text:p>1442769893.29577</text:p>
          </table:table-cell>
          <table:table-cell office:value-type="float" office:value="8096" calcext:value-type="float">
            <text:p>8096</text:p>
          </table:table-cell>
          <table:table-cell table:formula="of:=[.B773]-[.B$2]" office:value-type="float" office:value="27.3474502563477" calcext:value-type="float">
            <text:p>27.3474502563</text:p>
          </table:table-cell>
          <table:table-cell table:formula="of:=[.C773]/([.D773]-[.D772])" office:value-type="float" office:value="2861712.89263442" calcext:value-type="float">
            <text:p>2861712.8926344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42769893.31717" calcext:value-type="float">
            <text:p>1442769893.31717</text:p>
          </table:table-cell>
          <table:table-cell office:value-type="float" office:value="8096" calcext:value-type="float">
            <text:p>8096</text:p>
          </table:table-cell>
          <table:table-cell table:formula="of:=[.B774]-[.B$2]" office:value-type="float" office:value="27.368846654892" calcext:value-type="float">
            <text:p>27.3688466549</text:p>
          </table:table-cell>
          <table:table-cell table:formula="of:=[.C774]/([.D774]-[.D773])" office:value-type="float" office:value="378381.43569972" calcext:value-type="float">
            <text:p>378381.4356997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42769893.32" calcext:value-type="float">
            <text:p>1442769893.32</text:p>
          </table:table-cell>
          <table:table-cell office:value-type="float" office:value="8096" calcext:value-type="float">
            <text:p>8096</text:p>
          </table:table-cell>
          <table:table-cell table:formula="of:=[.B775]-[.B$2]" office:value-type="float" office:value="27.3716814517975" calcext:value-type="float">
            <text:p>27.3716814518</text:p>
          </table:table-cell>
          <table:table-cell table:formula="of:=[.C775]/([.D775]-[.D774])" office:value-type="float" office:value="2855936.51673675" calcext:value-type="float">
            <text:p>2855936.5167367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42769893.32284" calcext:value-type="float">
            <text:p>1442769893.32284</text:p>
          </table:table-cell>
          <table:table-cell office:value-type="float" office:value="8096" calcext:value-type="float">
            <text:p>8096</text:p>
          </table:table-cell>
          <table:table-cell table:formula="of:=[.B776]-[.B$2]" office:value-type="float" office:value="27.3745164871216" calcext:value-type="float">
            <text:p>27.3745164871</text:p>
          </table:table-cell>
          <table:table-cell table:formula="of:=[.C776]/([.D776]-[.D775])" office:value-type="float" office:value="2855696.34042553" calcext:value-type="float">
            <text:p>2855696.3404255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42769893.34151" calcext:value-type="float">
            <text:p>1442769893.34151</text:p>
          </table:table-cell>
          <table:table-cell office:value-type="float" office:value="8096" calcext:value-type="float">
            <text:p>8096</text:p>
          </table:table-cell>
          <table:table-cell table:formula="of:=[.B777]-[.B$2]" office:value-type="float" office:value="27.3931868076324" calcext:value-type="float">
            <text:p>27.3931868076</text:p>
          </table:table-cell>
          <table:table-cell table:formula="of:=[.C777]/([.D777]-[.D776])" office:value-type="float" office:value="433629.4063773" calcext:value-type="float">
            <text:p>433629.406377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42769893.34434" calcext:value-type="float">
            <text:p>1442769893.34434</text:p>
          </table:table-cell>
          <table:table-cell office:value-type="float" office:value="8096" calcext:value-type="float">
            <text:p>8096</text:p>
          </table:table-cell>
          <table:table-cell table:formula="of:=[.B778]-[.B$2]" office:value-type="float" office:value="27.3960211277008" calcext:value-type="float">
            <text:p>27.3960211277</text:p>
          </table:table-cell>
          <table:table-cell table:formula="of:=[.C778]/([.D778]-[.D777])" office:value-type="float" office:value="2856416.99057873" calcext:value-type="float">
            <text:p>2856416.9905787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42769893.34717" calcext:value-type="float">
            <text:p>1442769893.34717</text:p>
          </table:table-cell>
          <table:table-cell office:value-type="float" office:value="8096" calcext:value-type="float">
            <text:p>8096</text:p>
          </table:table-cell>
          <table:table-cell table:formula="of:=[.B779]-[.B$2]" office:value-type="float" office:value="27.398845911026" calcext:value-type="float">
            <text:p>27.398845911</text:p>
          </table:table-cell>
          <table:table-cell table:formula="of:=[.C779]/([.D779]-[.D778])" office:value-type="float" office:value="2866060.53207292" calcext:value-type="float">
            <text:p>2866060.5320729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42769893.36566" calcext:value-type="float">
            <text:p>1442769893.36566</text:p>
          </table:table-cell>
          <table:table-cell office:value-type="float" office:value="8096" calcext:value-type="float">
            <text:p>8096</text:p>
          </table:table-cell>
          <table:table-cell table:formula="of:=[.B780]-[.B$2]" office:value-type="float" office:value="27.4173369407654" calcext:value-type="float">
            <text:p>27.4173369408</text:p>
          </table:table-cell>
          <table:table-cell table:formula="of:=[.C780]/([.D780]-[.D779])" office:value-type="float" office:value="437833.918073159" calcext:value-type="float">
            <text:p>437833.91807315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42769893.36849" calcext:value-type="float">
            <text:p>1442769893.36849</text:p>
          </table:table-cell>
          <table:table-cell office:value-type="float" office:value="8096" calcext:value-type="float">
            <text:p>8096</text:p>
          </table:table-cell>
          <table:table-cell table:formula="of:=[.B781]-[.B$2]" office:value-type="float" office:value="27.4201703071594" calcext:value-type="float">
            <text:p>27.4201703072</text:p>
          </table:table-cell>
          <table:table-cell table:formula="of:=[.C781]/([.D781]-[.D780])" office:value-type="float" office:value="2857378.42342646" calcext:value-type="float">
            <text:p>2857378.4234264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42769893.37133" calcext:value-type="float">
            <text:p>1442769893.37133</text:p>
          </table:table-cell>
          <table:table-cell office:value-type="float" office:value="8096" calcext:value-type="float">
            <text:p>8096</text:p>
          </table:table-cell>
          <table:table-cell table:formula="of:=[.B782]-[.B$2]" office:value-type="float" office:value="27.4230122566223" calcext:value-type="float">
            <text:p>27.4230122566</text:p>
          </table:table-cell>
          <table:table-cell table:formula="of:=[.C782]/([.D782]-[.D781])" office:value-type="float" office:value="2848748.75704698" calcext:value-type="float">
            <text:p>2848748.7570469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42769893.38981" calcext:value-type="float">
            <text:p>1442769893.38981</text:p>
          </table:table-cell>
          <table:table-cell office:value-type="float" office:value="8096" calcext:value-type="float">
            <text:p>8096</text:p>
          </table:table-cell>
          <table:table-cell table:formula="of:=[.B783]-[.B$2]" office:value-type="float" office:value="27.4414925575256" calcext:value-type="float">
            <text:p>27.4414925575</text:p>
          </table:table-cell>
          <table:table-cell table:formula="of:=[.C783]/([.D783]-[.D782])" office:value-type="float" office:value="438088.104861183" calcext:value-type="float">
            <text:p>438088.10486118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42769893.39266" calcext:value-type="float">
            <text:p>1442769893.39266</text:p>
          </table:table-cell>
          <table:table-cell office:value-type="float" office:value="8096" calcext:value-type="float">
            <text:p>8096</text:p>
          </table:table-cell>
          <table:table-cell table:formula="of:=[.B784]-[.B$2]" office:value-type="float" office:value="27.4443340301514" calcext:value-type="float">
            <text:p>27.4443340302</text:p>
          </table:table-cell>
          <table:table-cell table:formula="of:=[.C784]/([.D784]-[.D783])" office:value-type="float" office:value="2849226.81523746" calcext:value-type="float">
            <text:p>2849226.8152374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42769893.39555" calcext:value-type="float">
            <text:p>1442769893.39555</text:p>
          </table:table-cell>
          <table:table-cell office:value-type="float" office:value="8096" calcext:value-type="float">
            <text:p>8096</text:p>
          </table:table-cell>
          <table:table-cell table:formula="of:=[.B785]-[.B$2]" office:value-type="float" office:value="27.4472317695618" calcext:value-type="float">
            <text:p>27.4472317696</text:p>
          </table:table-cell>
          <table:table-cell table:formula="of:=[.C785]/([.D785]-[.D784])" office:value-type="float" office:value="2793902.02270857" calcext:value-type="float">
            <text:p>2793902.0227085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42769893.40186" calcext:value-type="float">
            <text:p>1442769893.40186</text:p>
          </table:table-cell>
          <table:table-cell office:value-type="float" office:value="8096" calcext:value-type="float">
            <text:p>8096</text:p>
          </table:table-cell>
          <table:table-cell table:formula="of:=[.B786]-[.B$2]" office:value-type="float" office:value="27.4535410404205" calcext:value-type="float">
            <text:p>27.4535410404</text:p>
          </table:table-cell>
          <table:table-cell table:formula="of:=[.C786]/([.D786]-[.D785])" office:value-type="float" office:value="1283191.06616786" calcext:value-type="float">
            <text:p>1283191.0661678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42769893.4261" calcext:value-type="float">
            <text:p>1442769893.4261</text:p>
          </table:table-cell>
          <table:table-cell office:value-type="float" office:value="8096" calcext:value-type="float">
            <text:p>8096</text:p>
          </table:table-cell>
          <table:table-cell table:formula="of:=[.B787]-[.B$2]" office:value-type="float" office:value="27.4777767658234" calcext:value-type="float">
            <text:p>27.4777767658</text:p>
          </table:table-cell>
          <table:table-cell table:formula="of:=[.C787]/([.D787]-[.D786])" office:value-type="float" office:value="334052.307716523" calcext:value-type="float">
            <text:p>334052.30771652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42769893.42894" calcext:value-type="float">
            <text:p>1442769893.42894</text:p>
          </table:table-cell>
          <table:table-cell office:value-type="float" office:value="8096" calcext:value-type="float">
            <text:p>8096</text:p>
          </table:table-cell>
          <table:table-cell table:formula="of:=[.B788]-[.B$2]" office:value-type="float" office:value="27.4806163311005" calcext:value-type="float">
            <text:p>27.4806163311</text:p>
          </table:table-cell>
          <table:table-cell table:formula="of:=[.C788]/([.D788]-[.D787])" office:value-type="float" office:value="2851140.65356843" calcext:value-type="float">
            <text:p>2851140.6535684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42769893.43176" calcext:value-type="float">
            <text:p>1442769893.43176</text:p>
          </table:table-cell>
          <table:table-cell office:value-type="float" office:value="8096" calcext:value-type="float">
            <text:p>8096</text:p>
          </table:table-cell>
          <table:table-cell table:formula="of:=[.B789]-[.B$2]" office:value-type="float" office:value="27.4834418296814" calcext:value-type="float">
            <text:p>27.4834418297</text:p>
          </table:table-cell>
          <table:table-cell table:formula="of:=[.C789]/([.D789]-[.D788])" office:value-type="float" office:value="2865335.00835373" calcext:value-type="float">
            <text:p>2865335.0083537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42769893.4502" calcext:value-type="float">
            <text:p>1442769893.4502</text:p>
          </table:table-cell>
          <table:table-cell office:value-type="float" office:value="8096" calcext:value-type="float">
            <text:p>8096</text:p>
          </table:table-cell>
          <table:table-cell table:formula="of:=[.B790]-[.B$2]" office:value-type="float" office:value="27.5018768310547" calcext:value-type="float">
            <text:p>27.5018768311</text:p>
          </table:table-cell>
          <table:table-cell table:formula="of:=[.C790]/([.D790]-[.D789])" office:value-type="float" office:value="439164.599777554" calcext:value-type="float">
            <text:p>439164.59977755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42769893.45301" calcext:value-type="float">
            <text:p>1442769893.45301</text:p>
          </table:table-cell>
          <table:table-cell office:value-type="float" office:value="8096" calcext:value-type="float">
            <text:p>8096</text:p>
          </table:table-cell>
          <table:table-cell table:formula="of:=[.B791]-[.B$2]" office:value-type="float" office:value="27.5046887397766" calcext:value-type="float">
            <text:p>27.5046887398</text:p>
          </table:table-cell>
          <table:table-cell table:formula="of:=[.C791]/([.D791]-[.D790])" office:value-type="float" office:value="2879183.07478379" calcext:value-type="float">
            <text:p>2879183.0747837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42769893.45582" calcext:value-type="float">
            <text:p>1442769893.45582</text:p>
          </table:table-cell>
          <table:table-cell office:value-type="float" office:value="8096" calcext:value-type="float">
            <text:p>8096</text:p>
          </table:table-cell>
          <table:table-cell table:formula="of:=[.B792]-[.B$2]" office:value-type="float" office:value="27.5074982643127" calcext:value-type="float">
            <text:p>27.5074982643</text:p>
          </table:table-cell>
          <table:table-cell table:formula="of:=[.C792]/([.D792]-[.D791])" office:value-type="float" office:value="2881626.37338764" calcext:value-type="float">
            <text:p>2881626.3733876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42769893.47436" calcext:value-type="float">
            <text:p>1442769893.47436</text:p>
          </table:table-cell>
          <table:table-cell office:value-type="float" office:value="8096" calcext:value-type="float">
            <text:p>8096</text:p>
          </table:table-cell>
          <table:table-cell table:formula="of:=[.B793]-[.B$2]" office:value-type="float" office:value="27.5260412693024" calcext:value-type="float">
            <text:p>27.5260412693</text:p>
          </table:table-cell>
          <table:table-cell table:formula="of:=[.C793]/([.D793]-[.D792])" office:value-type="float" office:value="436606.688318869" calcext:value-type="float">
            <text:p>436606.68831886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42769893.47717" calcext:value-type="float">
            <text:p>1442769893.47717</text:p>
          </table:table-cell>
          <table:table-cell office:value-type="float" office:value="8096" calcext:value-type="float">
            <text:p>8096</text:p>
          </table:table-cell>
          <table:table-cell table:formula="of:=[.B794]-[.B$2]" office:value-type="float" office:value="27.5288465023041" calcext:value-type="float">
            <text:p>27.5288465023</text:p>
          </table:table-cell>
          <table:table-cell table:formula="of:=[.C794]/([.D794]-[.D793])" office:value-type="float" office:value="2886034.77681455" calcext:value-type="float">
            <text:p>2886034.7768145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42769893.47997" calcext:value-type="float">
            <text:p>1442769893.47997</text:p>
          </table:table-cell>
          <table:table-cell office:value-type="float" office:value="8096" calcext:value-type="float">
            <text:p>8096</text:p>
          </table:table-cell>
          <table:table-cell table:formula="of:=[.B795]-[.B$2]" office:value-type="float" office:value="27.5316479206085" calcext:value-type="float">
            <text:p>27.5316479206</text:p>
          </table:table-cell>
          <table:table-cell table:formula="of:=[.C795]/([.D795]-[.D794])" office:value-type="float" office:value="2889964.69651064" calcext:value-type="float">
            <text:p>2889964.6965106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42769893.49854" calcext:value-type="float">
            <text:p>1442769893.49854</text:p>
          </table:table-cell>
          <table:table-cell office:value-type="float" office:value="8096" calcext:value-type="float">
            <text:p>8096</text:p>
          </table:table-cell>
          <table:table-cell table:formula="of:=[.B796]-[.B$2]" office:value-type="float" office:value="27.5502195358276" calcext:value-type="float">
            <text:p>27.5502195358</text:p>
          </table:table-cell>
          <table:table-cell table:formula="of:=[.C796]/([.D796]-[.D795])" office:value-type="float" office:value="435934.080287567" calcext:value-type="float">
            <text:p>435934.08028756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42769893.50136" calcext:value-type="float">
            <text:p>1442769893.50136</text:p>
          </table:table-cell>
          <table:table-cell office:value-type="float" office:value="8096" calcext:value-type="float">
            <text:p>8096</text:p>
          </table:table-cell>
          <table:table-cell table:formula="of:=[.B797]-[.B$2]" office:value-type="float" office:value="27.553035736084" calcext:value-type="float">
            <text:p>27.5530357361</text:p>
          </table:table-cell>
          <table:table-cell table:formula="of:=[.C797]/([.D797]-[.D796])" office:value-type="float" office:value="2874795.56247884" calcext:value-type="float">
            <text:p>2874795.5624788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42769893.50419" calcext:value-type="float">
            <text:p>1442769893.50419</text:p>
          </table:table-cell>
          <table:table-cell office:value-type="float" office:value="8096" calcext:value-type="float">
            <text:p>8096</text:p>
          </table:table-cell>
          <table:table-cell table:formula="of:=[.B798]-[.B$2]" office:value-type="float" office:value="27.5558643341064" calcext:value-type="float">
            <text:p>27.5558643341</text:p>
          </table:table-cell>
          <table:table-cell table:formula="of:=[.C798]/([.D798]-[.D797])" office:value-type="float" office:value="2862195.31220499" calcext:value-type="float">
            <text:p>2862195.3122049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42769893.52289" calcext:value-type="float">
            <text:p>1442769893.52289</text:p>
          </table:table-cell>
          <table:table-cell office:value-type="float" office:value="8096" calcext:value-type="float">
            <text:p>8096</text:p>
          </table:table-cell>
          <table:table-cell table:formula="of:=[.B799]-[.B$2]" office:value-type="float" office:value="27.5745718479156" calcext:value-type="float">
            <text:p>27.5745718479</text:p>
          </table:table-cell>
          <table:table-cell table:formula="of:=[.C799]/([.D799]-[.D798])" office:value-type="float" office:value="432767.287121647" calcext:value-type="float">
            <text:p>432767.28712164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42769893.52572" calcext:value-type="float">
            <text:p>1442769893.52572</text:p>
          </table:table-cell>
          <table:table-cell office:value-type="float" office:value="8096" calcext:value-type="float">
            <text:p>8096</text:p>
          </table:table-cell>
          <table:table-cell table:formula="of:=[.B800]-[.B$2]" office:value-type="float" office:value="27.5773961544037" calcext:value-type="float">
            <text:p>27.5773961544</text:p>
          </table:table-cell>
          <table:table-cell table:formula="of:=[.C800]/([.D800]-[.D799])" office:value-type="float" office:value="2866544.41870674" calcext:value-type="float">
            <text:p>2866544.4187067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42769893.72409" calcext:value-type="float">
            <text:p>1442769893.72409</text:p>
          </table:table-cell>
          <table:table-cell office:value-type="float" office:value="8096" calcext:value-type="float">
            <text:p>8096</text:p>
          </table:table-cell>
          <table:table-cell table:formula="of:=[.B801]-[.B$2]" office:value-type="float" office:value="27.775764465332" calcext:value-type="float">
            <text:p>27.7757644653</text:p>
          </table:table-cell>
          <table:table-cell table:formula="of:=[.C801]/([.D801]-[.D800])" office:value-type="float" office:value="40812.9703888262" calcext:value-type="float">
            <text:p>40812.970388826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2769893.72693" calcext:value-type="float">
            <text:p>1442769893.72693</text:p>
          </table:table-cell>
          <table:table-cell office:value-type="float" office:value="8096" calcext:value-type="float">
            <text:p>8096</text:p>
          </table:table-cell>
          <table:table-cell table:formula="of:=[.B802]-[.B$2]" office:value-type="float" office:value="27.7786056995392" calcext:value-type="float">
            <text:p>27.7786056995</text:p>
          </table:table-cell>
          <table:table-cell table:formula="of:=[.C802]/([.D802]-[.D801])" office:value-type="float" office:value="2849465.90450617" calcext:value-type="float">
            <text:p>2849465.9045061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42769893.72982" calcext:value-type="float">
            <text:p>1442769893.72982</text:p>
          </table:table-cell>
          <table:table-cell office:value-type="float" office:value="8096" calcext:value-type="float">
            <text:p>8096</text:p>
          </table:table-cell>
          <table:table-cell table:formula="of:=[.B803]-[.B$2]" office:value-type="float" office:value="27.7814960479736" calcext:value-type="float">
            <text:p>27.781496048</text:p>
          </table:table-cell>
          <table:table-cell table:formula="of:=[.C803]/([.D803]-[.D802])" office:value-type="float" office:value="2801046.37333993" calcext:value-type="float">
            <text:p>2801046.3733399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42769893.73264" calcext:value-type="float">
            <text:p>1442769893.73264</text:p>
          </table:table-cell>
          <table:table-cell office:value-type="float" office:value="8096" calcext:value-type="float">
            <text:p>8096</text:p>
          </table:table-cell>
          <table:table-cell table:formula="of:=[.B804]-[.B$2]" office:value-type="float" office:value="27.784316778183" calcext:value-type="float">
            <text:p>27.7843167782</text:p>
          </table:table-cell>
          <table:table-cell table:formula="of:=[.C804]/([.D804]-[.D803])" office:value-type="float" office:value="2870178.78319669" calcext:value-type="float">
            <text:p>2870178.7831966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42769893.73546" calcext:value-type="float">
            <text:p>1442769893.73546</text:p>
          </table:table-cell>
          <table:table-cell office:value-type="float" office:value="8096" calcext:value-type="float">
            <text:p>8096</text:p>
          </table:table-cell>
          <table:table-cell table:formula="of:=[.B805]-[.B$2]" office:value-type="float" office:value="27.7871387004852" calcext:value-type="float">
            <text:p>27.7871387005</text:p>
          </table:table-cell>
          <table:table-cell table:formula="of:=[.C805]/([.D805]-[.D804])" office:value-type="float" office:value="2868966.30483271" calcext:value-type="float">
            <text:p>2868966.3048327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42769893.73829" calcext:value-type="float">
            <text:p>1442769893.73829</text:p>
          </table:table-cell>
          <table:table-cell office:value-type="float" office:value="8096" calcext:value-type="float">
            <text:p>8096</text:p>
          </table:table-cell>
          <table:table-cell table:formula="of:=[.B806]-[.B$2]" office:value-type="float" office:value="27.7899680137634" calcext:value-type="float">
            <text:p>27.7899680138</text:p>
          </table:table-cell>
          <table:table-cell table:formula="of:=[.C806]/([.D806]-[.D805])" office:value-type="float" office:value="2861471.74382742" calcext:value-type="float">
            <text:p>2861471.7438274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42769893.74112" calcext:value-type="float">
            <text:p>1442769893.74112</text:p>
          </table:table-cell>
          <table:table-cell office:value-type="float" office:value="8096" calcext:value-type="float">
            <text:p>8096</text:p>
          </table:table-cell>
          <table:table-cell table:formula="of:=[.B807]-[.B$2]" office:value-type="float" office:value="27.7927944660187" calcext:value-type="float">
            <text:p>27.792794466</text:p>
          </table:table-cell>
          <table:table-cell table:formula="of:=[.C807]/([.D807]-[.D806])" office:value-type="float" office:value="2864368.214593" calcext:value-type="float">
            <text:p>2864368.21459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42769893.74394" calcext:value-type="float">
            <text:p>1442769893.74394</text:p>
          </table:table-cell>
          <table:table-cell office:value-type="float" office:value="8096" calcext:value-type="float">
            <text:p>8096</text:p>
          </table:table-cell>
          <table:table-cell table:formula="of:=[.B808]-[.B$2]" office:value-type="float" office:value="27.7956228256226" calcext:value-type="float">
            <text:p>27.7956228256</text:p>
          </table:table-cell>
          <table:table-cell table:formula="of:=[.C808]/([.D808]-[.D807])" office:value-type="float" office:value="2862436.58298913" calcext:value-type="float">
            <text:p>2862436.5829891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42769893.74677" calcext:value-type="float">
            <text:p>1442769893.74677</text:p>
          </table:table-cell>
          <table:table-cell office:value-type="float" office:value="8096" calcext:value-type="float">
            <text:p>8096</text:p>
          </table:table-cell>
          <table:table-cell table:formula="of:=[.B809]-[.B$2]" office:value-type="float" office:value="27.7984519004822" calcext:value-type="float">
            <text:p>27.7984519005</text:p>
          </table:table-cell>
          <table:table-cell table:formula="of:=[.C809]/([.D809]-[.D808])" office:value-type="float" office:value="2861712.89263442" calcext:value-type="float">
            <text:p>2861712.8926344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42769893.7794" calcext:value-type="float">
            <text:p>1442769893.7794</text:p>
          </table:table-cell>
          <table:table-cell office:value-type="float" office:value="8096" calcext:value-type="float">
            <text:p>8096</text:p>
          </table:table-cell>
          <table:table-cell table:formula="of:=[.B810]-[.B$2]" office:value-type="float" office:value="27.8310739994049" calcext:value-type="float">
            <text:p>27.8310739994</text:p>
          </table:table-cell>
          <table:table-cell table:formula="of:=[.C810]/([.D810]-[.D809])" office:value-type="float" office:value="248175.324928559" calcext:value-type="float">
            <text:p>248175.32492855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42769893.78222" calcext:value-type="float">
            <text:p>1442769893.78222</text:p>
          </table:table-cell>
          <table:table-cell office:value-type="float" office:value="8096" calcext:value-type="float">
            <text:p>8096</text:p>
          </table:table-cell>
          <table:table-cell table:formula="of:=[.B811]-[.B$2]" office:value-type="float" office:value="27.8339035511017" calcext:value-type="float">
            <text:p>27.8339035511</text:p>
          </table:table-cell>
          <table:table-cell table:formula="of:=[.C811]/([.D811]-[.D810])" office:value-type="float" office:value="2861230.63565891" calcext:value-type="float">
            <text:p>2861230.6356589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42769893.78505" calcext:value-type="float">
            <text:p>1442769893.78505</text:p>
          </table:table-cell>
          <table:table-cell office:value-type="float" office:value="8096" calcext:value-type="float">
            <text:p>8096</text:p>
          </table:table-cell>
          <table:table-cell table:formula="of:=[.B812]-[.B$2]" office:value-type="float" office:value="27.8367319107056" calcext:value-type="float">
            <text:p>27.8367319107</text:p>
          </table:table-cell>
          <table:table-cell table:formula="of:=[.C812]/([.D812]-[.D811])" office:value-type="float" office:value="2862436.58298913" calcext:value-type="float">
            <text:p>2862436.5829891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42769893.78788" calcext:value-type="float">
            <text:p>1442769893.78788</text:p>
          </table:table-cell>
          <table:table-cell office:value-type="float" office:value="8096" calcext:value-type="float">
            <text:p>8096</text:p>
          </table:table-cell>
          <table:table-cell table:formula="of:=[.B813]-[.B$2]" office:value-type="float" office:value="27.8395619392395" calcext:value-type="float">
            <text:p>27.8395619392</text:p>
          </table:table-cell>
          <table:table-cell table:formula="of:=[.C813]/([.D813]-[.D812])" office:value-type="float" office:value="2860748.54119629" calcext:value-type="float">
            <text:p>2860748.5411962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42769893.79071" calcext:value-type="float">
            <text:p>1442769893.79071</text:p>
          </table:table-cell>
          <table:table-cell office:value-type="float" office:value="8096" calcext:value-type="float">
            <text:p>8096</text:p>
          </table:table-cell>
          <table:table-cell table:formula="of:=[.B814]-[.B$2]" office:value-type="float" office:value="27.8423929214478" calcext:value-type="float">
            <text:p>27.8423929214</text:p>
          </table:table-cell>
          <table:table-cell table:formula="of:=[.C814]/([.D814]-[.D813])" office:value-type="float" office:value="2859784.83948122" calcext:value-type="float">
            <text:p>2859784.8394812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42769893.79355" calcext:value-type="float">
            <text:p>1442769893.79355</text:p>
          </table:table-cell>
          <table:table-cell office:value-type="float" office:value="8096" calcext:value-type="float">
            <text:p>8096</text:p>
          </table:table-cell>
          <table:table-cell table:formula="of:=[.B815]-[.B$2]" office:value-type="float" office:value="27.845228433609" calcext:value-type="float">
            <text:p>27.8452284336</text:p>
          </table:table-cell>
          <table:table-cell table:formula="of:=[.C815]/([.D815]-[.D814])" office:value-type="float" office:value="2855216.10897166" calcext:value-type="float">
            <text:p>2855216.1089716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42769893.8063" calcext:value-type="float">
            <text:p>1442769893.8063</text:p>
          </table:table-cell>
          <table:table-cell office:value-type="float" office:value="8096" calcext:value-type="float">
            <text:p>8096</text:p>
          </table:table-cell>
          <table:table-cell table:formula="of:=[.B816]-[.B$2]" office:value-type="float" office:value="27.8579792976379" calcext:value-type="float">
            <text:p>27.8579792976</text:p>
          </table:table-cell>
          <table:table-cell table:formula="of:=[.C816]/([.D816]-[.D815])" office:value-type="float" office:value="634937.364372394" calcext:value-type="float">
            <text:p>634937.36437239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42769893.80914" calcext:value-type="float">
            <text:p>1442769893.80914</text:p>
          </table:table-cell>
          <table:table-cell office:value-type="float" office:value="8096" calcext:value-type="float">
            <text:p>8096</text:p>
          </table:table-cell>
          <table:table-cell table:formula="of:=[.B817]-[.B$2]" office:value-type="float" office:value="27.8608179092407" calcext:value-type="float">
            <text:p>27.8608179092</text:p>
          </table:table-cell>
          <table:table-cell table:formula="of:=[.C817]/([.D817]-[.D816])" office:value-type="float" office:value="2852098.53720813" calcext:value-type="float">
            <text:p>2852098.5372081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42769893.81197" calcext:value-type="float">
            <text:p>1442769893.81197</text:p>
          </table:table-cell>
          <table:table-cell office:value-type="float" office:value="8096" calcext:value-type="float">
            <text:p>8096</text:p>
          </table:table-cell>
          <table:table-cell table:formula="of:=[.B818]-[.B$2]" office:value-type="float" office:value="27.8636469841003" calcext:value-type="float">
            <text:p>27.8636469841</text:p>
          </table:table-cell>
          <table:table-cell table:formula="of:=[.C818]/([.D818]-[.D817])" office:value-type="float" office:value="2861712.89263442" calcext:value-type="float">
            <text:p>2861712.8926344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42769893.83097" calcext:value-type="float">
            <text:p>1442769893.83097</text:p>
          </table:table-cell>
          <table:table-cell office:value-type="float" office:value="8096" calcext:value-type="float">
            <text:p>8096</text:p>
          </table:table-cell>
          <table:table-cell table:formula="of:=[.B819]-[.B$2]" office:value-type="float" office:value="27.8826470375061" calcext:value-type="float">
            <text:p>27.8826470375</text:p>
          </table:table-cell>
          <table:table-cell table:formula="of:=[.C819]/([.D819]-[.D818])" office:value-type="float" office:value="426104.06545199" calcext:value-type="float">
            <text:p>426104.0654519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42769893.83381" calcext:value-type="float">
            <text:p>1442769893.83381</text:p>
          </table:table-cell>
          <table:table-cell office:value-type="float" office:value="8096" calcext:value-type="float">
            <text:p>8096</text:p>
          </table:table-cell>
          <table:table-cell table:formula="of:=[.B820]-[.B$2]" office:value-type="float" office:value="27.8854868412018" calcext:value-type="float">
            <text:p>27.8854868412</text:p>
          </table:table-cell>
          <table:table-cell table:formula="of:=[.C820]/([.D820]-[.D819])" office:value-type="float" office:value="2850901.28318361" calcext:value-type="float">
            <text:p>2850901.2831836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42769893.85574" calcext:value-type="float">
            <text:p>1442769893.85574</text:p>
          </table:table-cell>
          <table:table-cell office:value-type="float" office:value="8096" calcext:value-type="float">
            <text:p>8096</text:p>
          </table:table-cell>
          <table:table-cell table:formula="of:=[.B821]-[.B$2]" office:value-type="float" office:value="27.9074153900146" calcext:value-type="float">
            <text:p>27.90741539</text:p>
          </table:table-cell>
          <table:table-cell table:formula="of:=[.C821]/([.D821]-[.D820])" office:value-type="float" office:value="369199.077836369" calcext:value-type="float">
            <text:p>369199.07783636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42769893.85857" calcext:value-type="float">
            <text:p>1442769893.85857</text:p>
          </table:table-cell>
          <table:table-cell office:value-type="float" office:value="8096" calcext:value-type="float">
            <text:p>8096</text:p>
          </table:table-cell>
          <table:table-cell table:formula="of:=[.B822]-[.B$2]" office:value-type="float" office:value="27.9102463722229" calcext:value-type="float">
            <text:p>27.9102463722</text:p>
          </table:table-cell>
          <table:table-cell table:formula="of:=[.C822]/([.D822]-[.D821])" office:value-type="float" office:value="2859784.83948122" calcext:value-type="float">
            <text:p>2859784.8394812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42769893.8614" calcext:value-type="float">
            <text:p>1442769893.8614</text:p>
          </table:table-cell>
          <table:table-cell office:value-type="float" office:value="8096" calcext:value-type="float">
            <text:p>8096</text:p>
          </table:table-cell>
          <table:table-cell table:formula="of:=[.B823]-[.B$2]" office:value-type="float" office:value="27.9130780696869" calcext:value-type="float">
            <text:p>27.9130780697</text:p>
          </table:table-cell>
          <table:table-cell table:formula="of:=[.C823]/([.D823]-[.D822])" office:value-type="float" office:value="2859062.48918077" calcext:value-type="float">
            <text:p>2859062.4891807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42769893.88047" calcext:value-type="float">
            <text:p>1442769893.88047</text:p>
          </table:table-cell>
          <table:table-cell office:value-type="float" office:value="8096" calcext:value-type="float">
            <text:p>8096</text:p>
          </table:table-cell>
          <table:table-cell table:formula="of:=[.B824]-[.B$2]" office:value-type="float" office:value="27.9321527481079" calcext:value-type="float">
            <text:p>27.9321527481</text:p>
          </table:table-cell>
          <table:table-cell table:formula="of:=[.C824]/([.D824]-[.D823])" office:value-type="float" office:value="424437.037485157" calcext:value-type="float">
            <text:p>424437.03748515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42769893.88331" calcext:value-type="float">
            <text:p>1442769893.88331</text:p>
          </table:table-cell>
          <table:table-cell office:value-type="float" office:value="8096" calcext:value-type="float">
            <text:p>8096</text:p>
          </table:table-cell>
          <table:table-cell table:formula="of:=[.B825]-[.B$2]" office:value-type="float" office:value="27.934992313385" calcext:value-type="float">
            <text:p>27.9349923134</text:p>
          </table:table-cell>
          <table:table-cell table:formula="of:=[.C825]/([.D825]-[.D824])" office:value-type="float" office:value="2851140.65356843" calcext:value-type="float">
            <text:p>2851140.6535684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42769893.88616" calcext:value-type="float">
            <text:p>1442769893.88616</text:p>
          </table:table-cell>
          <table:table-cell office:value-type="float" office:value="8096" calcext:value-type="float">
            <text:p>8096</text:p>
          </table:table-cell>
          <table:table-cell table:formula="of:=[.B826]-[.B$2]" office:value-type="float" office:value="27.9378345012665" calcext:value-type="float">
            <text:p>27.9378345013</text:p>
          </table:table-cell>
          <table:table-cell table:formula="of:=[.C826]/([.D826]-[.D825])" office:value-type="float" office:value="2848509.78810502" calcext:value-type="float">
            <text:p>2848509.7881050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42769893.90518" calcext:value-type="float">
            <text:p>1442769893.90518</text:p>
          </table:table-cell>
          <table:table-cell office:value-type="float" office:value="8096" calcext:value-type="float">
            <text:p>8096</text:p>
          </table:table-cell>
          <table:table-cell table:formula="of:=[.B827]-[.B$2]" office:value-type="float" office:value="27.9568574428558" calcext:value-type="float">
            <text:p>27.9568574429</text:p>
          </table:table-cell>
          <table:table-cell table:formula="of:=[.C827]/([.D827]-[.D826])" office:value-type="float" office:value="425591.3819622" calcext:value-type="float">
            <text:p>425591.381962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42769893.90801" calcext:value-type="float">
            <text:p>1442769893.90801</text:p>
          </table:table-cell>
          <table:table-cell office:value-type="float" office:value="8096" calcext:value-type="float">
            <text:p>8096</text:p>
          </table:table-cell>
          <table:table-cell table:formula="of:=[.B828]-[.B$2]" office:value-type="float" office:value="27.9596936702728" calcext:value-type="float">
            <text:p>27.9596936703</text:p>
          </table:table-cell>
          <table:table-cell table:formula="of:=[.C828]/([.D828]-[.D827])" office:value-type="float" office:value="2854496.06455952" calcext:value-type="float">
            <text:p>2854496.0645595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42769893.91086" calcext:value-type="float">
            <text:p>1442769893.91086</text:p>
          </table:table-cell>
          <table:table-cell office:value-type="float" office:value="8096" calcext:value-type="float">
            <text:p>8096</text:p>
          </table:table-cell>
          <table:table-cell table:formula="of:=[.B829]-[.B$2]" office:value-type="float" office:value="27.9625384807587" calcext:value-type="float">
            <text:p>27.9625384808</text:p>
          </table:table-cell>
          <table:table-cell table:formula="of:=[.C829]/([.D829]-[.D828])" office:value-type="float" office:value="2845883.7733825" calcext:value-type="float">
            <text:p>2845883.773382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42769893.9299" calcext:value-type="float">
            <text:p>1442769893.9299</text:p>
          </table:table-cell>
          <table:table-cell office:value-type="float" office:value="8096" calcext:value-type="float">
            <text:p>8096</text:p>
          </table:table-cell>
          <table:table-cell table:formula="of:=[.B830]-[.B$2]" office:value-type="float" office:value="27.9815781116486" calcext:value-type="float">
            <text:p>27.9815781116</text:p>
          </table:table-cell>
          <table:table-cell table:formula="of:=[.C830]/([.D830]-[.D829])" office:value-type="float" office:value="425218.327331013" calcext:value-type="float">
            <text:p>425218.32733101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42769893.93273" calcext:value-type="float">
            <text:p>1442769893.93273</text:p>
          </table:table-cell>
          <table:table-cell office:value-type="float" office:value="8096" calcext:value-type="float">
            <text:p>8096</text:p>
          </table:table-cell>
          <table:table-cell table:formula="of:=[.B831]-[.B$2]" office:value-type="float" office:value="27.9844090938568" calcext:value-type="float">
            <text:p>27.9844090939</text:p>
          </table:table-cell>
          <table:table-cell table:formula="of:=[.C831]/([.D831]-[.D830])" office:value-type="float" office:value="2859784.83948122" calcext:value-type="float">
            <text:p>2859784.8394812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42769893.93556" calcext:value-type="float">
            <text:p>1442769893.93556</text:p>
          </table:table-cell>
          <table:table-cell office:value-type="float" office:value="8096" calcext:value-type="float">
            <text:p>8096</text:p>
          </table:table-cell>
          <table:table-cell table:formula="of:=[.B832]-[.B$2]" office:value-type="float" office:value="27.987238407135" calcext:value-type="float">
            <text:p>27.9872384071</text:p>
          </table:table-cell>
          <table:table-cell table:formula="of:=[.C832]/([.D832]-[.D831])" office:value-type="float" office:value="2861471.74382742" calcext:value-type="float">
            <text:p>2861471.7438274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42769893.95466" calcext:value-type="float">
            <text:p>1442769893.95466</text:p>
          </table:table-cell>
          <table:table-cell office:value-type="float" office:value="8096" calcext:value-type="float">
            <text:p>8096</text:p>
          </table:table-cell>
          <table:table-cell table:formula="of:=[.B833]-[.B$2]" office:value-type="float" office:value="28.0063366889954" calcext:value-type="float">
            <text:p>28.006336689</text:p>
          </table:table-cell>
          <table:table-cell table:formula="of:=[.C833]/([.D833]-[.D832])" office:value-type="float" office:value="423912.478577849" calcext:value-type="float">
            <text:p>423912.47857784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42769893.95749" calcext:value-type="float">
            <text:p>1442769893.95749</text:p>
          </table:table-cell>
          <table:table-cell office:value-type="float" office:value="8096" calcext:value-type="float">
            <text:p>8096</text:p>
          </table:table-cell>
          <table:table-cell table:formula="of:=[.B834]-[.B$2]" office:value-type="float" office:value="28.0091679096222" calcext:value-type="float">
            <text:p>28.0091679096</text:p>
          </table:table-cell>
          <table:table-cell table:formula="of:=[.C834]/([.D834]-[.D833])" office:value-type="float" office:value="2859544.01549474" calcext:value-type="float">
            <text:p>2859544.0154947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42769893.96037" calcext:value-type="float">
            <text:p>1442769893.96037</text:p>
          </table:table-cell>
          <table:table-cell office:value-type="float" office:value="8096" calcext:value-type="float">
            <text:p>8096</text:p>
          </table:table-cell>
          <table:table-cell table:formula="of:=[.B835]-[.B$2]" office:value-type="float" office:value="28.012050151825" calcext:value-type="float">
            <text:p>28.0120501518</text:p>
          </table:table-cell>
          <table:table-cell table:formula="of:=[.C835]/([.D835]-[.D834])" office:value-type="float" office:value="2808924.24385805" calcext:value-type="float">
            <text:p>2808924.2438580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42769893.97943" calcext:value-type="float">
            <text:p>1442769893.97943</text:p>
          </table:table-cell>
          <table:table-cell office:value-type="float" office:value="8096" calcext:value-type="float">
            <text:p>8096</text:p>
          </table:table-cell>
          <table:table-cell table:formula="of:=[.B836]-[.B$2]" office:value-type="float" office:value="28.0311095714569" calcext:value-type="float">
            <text:p>28.0311095715</text:p>
          </table:table-cell>
          <table:table-cell table:formula="of:=[.C836]/([.D836]-[.D835])" office:value-type="float" office:value="424776.837717817" calcext:value-type="float">
            <text:p>424776.83771781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42769893.98225" calcext:value-type="float">
            <text:p>1442769893.98225</text:p>
          </table:table-cell>
          <table:table-cell office:value-type="float" office:value="8096" calcext:value-type="float">
            <text:p>8096</text:p>
          </table:table-cell>
          <table:table-cell table:formula="of:=[.B837]-[.B$2]" office:value-type="float" office:value="28.0339267253876" calcext:value-type="float">
            <text:p>28.0339267254</text:p>
          </table:table-cell>
          <table:table-cell table:formula="of:=[.C837]/([.D837]-[.D836])" office:value-type="float" office:value="2873822.37508463" calcext:value-type="float">
            <text:p>2873822.3750846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42769893.98509" calcext:value-type="float">
            <text:p>1442769893.98509</text:p>
          </table:table-cell>
          <table:table-cell office:value-type="float" office:value="8096" calcext:value-type="float">
            <text:p>8096</text:p>
          </table:table-cell>
          <table:table-cell table:formula="of:=[.B838]-[.B$2]" office:value-type="float" office:value="28.0367670059204" calcext:value-type="float">
            <text:p>28.0367670059</text:p>
          </table:table-cell>
          <table:table-cell table:formula="of:=[.C838]/([.D838]-[.D837])" office:value-type="float" office:value="2850422.66297322" calcext:value-type="float">
            <text:p>2850422.6629732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42769894.00416" calcext:value-type="float">
            <text:p>1442769894.00416</text:p>
          </table:table-cell>
          <table:table-cell office:value-type="float" office:value="8096" calcext:value-type="float">
            <text:p>8096</text:p>
          </table:table-cell>
          <table:table-cell table:formula="of:=[.B839]-[.B$2]" office:value-type="float" office:value="28.0558426380157" calcext:value-type="float">
            <text:p>28.055842638</text:p>
          </table:table-cell>
          <table:table-cell table:formula="of:=[.C839]/([.D839]-[.D838])" office:value-type="float" office:value="424415.818020473" calcext:value-type="float">
            <text:p>424415.81802047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42769894.00698" calcext:value-type="float">
            <text:p>1442769894.00698</text:p>
          </table:table-cell>
          <table:table-cell office:value-type="float" office:value="8096" calcext:value-type="float">
            <text:p>8096</text:p>
          </table:table-cell>
          <table:table-cell table:formula="of:=[.B840]-[.B$2]" office:value-type="float" office:value="28.0586624145508" calcext:value-type="float">
            <text:p>28.0586624146</text:p>
          </table:table-cell>
          <table:table-cell table:formula="of:=[.C840]/([.D840]-[.D839])" office:value-type="float" office:value="2871149.50401623" calcext:value-type="float">
            <text:p>2871149.5040162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42769894.02881" calcext:value-type="float">
            <text:p>1442769894.02881</text:p>
          </table:table-cell>
          <table:table-cell office:value-type="float" office:value="8096" calcext:value-type="float">
            <text:p>8096</text:p>
          </table:table-cell>
          <table:table-cell table:formula="of:=[.B841]-[.B$2]" office:value-type="float" office:value="28.0804929733276" calcext:value-type="float">
            <text:p>28.0804929733</text:p>
          </table:table-cell>
          <table:table-cell table:formula="of:=[.C841]/([.D841]-[.D840])" office:value-type="float" office:value="370856.288322922" calcext:value-type="float">
            <text:p>370856.28832292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42769894.03164" calcext:value-type="float">
            <text:p>1442769894.03164</text:p>
          </table:table-cell>
          <table:table-cell office:value-type="float" office:value="8096" calcext:value-type="float">
            <text:p>8096</text:p>
          </table:table-cell>
          <table:table-cell table:formula="of:=[.B842]-[.B$2]" office:value-type="float" office:value="28.0833179950714" calcext:value-type="float">
            <text:p>28.0833179951</text:p>
          </table:table-cell>
          <table:table-cell table:formula="of:=[.C842]/([.D842]-[.D841])" office:value-type="float" office:value="2865818.65001266" calcext:value-type="float">
            <text:p>2865818.6500126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42769894.03447" calcext:value-type="float">
            <text:p>1442769894.03447</text:p>
          </table:table-cell>
          <table:table-cell office:value-type="float" office:value="8096" calcext:value-type="float">
            <text:p>8096</text:p>
          </table:table-cell>
          <table:table-cell table:formula="of:=[.B843]-[.B$2]" office:value-type="float" office:value="28.0861513614655" calcext:value-type="float">
            <text:p>28.0861513615</text:p>
          </table:table-cell>
          <table:table-cell table:formula="of:=[.C843]/([.D843]-[.D842])" office:value-type="float" office:value="2857378.42342646" calcext:value-type="float">
            <text:p>2857378.4234264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42769894.0536" calcext:value-type="float">
            <text:p>1442769894.0536</text:p>
          </table:table-cell>
          <table:table-cell office:value-type="float" office:value="8096" calcext:value-type="float">
            <text:p>8096</text:p>
          </table:table-cell>
          <table:table-cell table:formula="of:=[.B844]-[.B$2]" office:value-type="float" office:value="28.1052780151367" calcext:value-type="float">
            <text:p>28.1052780151</text:p>
          </table:table-cell>
          <table:table-cell table:formula="of:=[.C844]/([.D844]-[.D843])" office:value-type="float" office:value="423283.661593309" calcext:value-type="float">
            <text:p>423283.66159330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42769894.05641" calcext:value-type="float">
            <text:p>1442769894.05641</text:p>
          </table:table-cell>
          <table:table-cell office:value-type="float" office:value="8096" calcext:value-type="float">
            <text:p>8096</text:p>
          </table:table-cell>
          <table:table-cell table:formula="of:=[.B845]-[.B$2]" office:value-type="float" office:value="28.1080842018127" calcext:value-type="float">
            <text:p>28.1080842018</text:p>
          </table:table-cell>
          <table:table-cell table:formula="of:=[.C845]/([.D845]-[.D844])" office:value-type="float" office:value="2885053.96635514" calcext:value-type="float">
            <text:p>2885053.9663551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42769894.05922" calcext:value-type="float">
            <text:p>1442769894.05922</text:p>
          </table:table-cell>
          <table:table-cell office:value-type="float" office:value="8096" calcext:value-type="float">
            <text:p>8096</text:p>
          </table:table-cell>
          <table:table-cell table:formula="of:=[.B846]-[.B$2]" office:value-type="float" office:value="28.110901594162" calcext:value-type="float">
            <text:p>28.1109015942</text:p>
          </table:table-cell>
          <table:table-cell table:formula="of:=[.C846]/([.D846]-[.D845])" office:value-type="float" office:value="2873579.18117966" calcext:value-type="float">
            <text:p>2873579.1811796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42769894.07845" calcext:value-type="float">
            <text:p>1442769894.07845</text:p>
          </table:table-cell>
          <table:table-cell office:value-type="float" office:value="8096" calcext:value-type="float">
            <text:p>8096</text:p>
          </table:table-cell>
          <table:table-cell table:formula="of:=[.B847]-[.B$2]" office:value-type="float" office:value="28.1301288604736" calcext:value-type="float">
            <text:p>28.1301288605</text:p>
          </table:table-cell>
          <table:table-cell table:formula="of:=[.C847]/([.D847]-[.D846])" office:value-type="float" office:value="421068.698418997" calcext:value-type="float">
            <text:p>421068.69841899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42769894.08128" calcext:value-type="float">
            <text:p>1442769894.08128</text:p>
          </table:table-cell>
          <table:table-cell office:value-type="float" office:value="8096" calcext:value-type="float">
            <text:p>8096</text:p>
          </table:table-cell>
          <table:table-cell table:formula="of:=[.B848]-[.B$2]" office:value-type="float" office:value="28.1329548358917" calcext:value-type="float">
            <text:p>28.1329548359</text:p>
          </table:table-cell>
          <table:table-cell table:formula="of:=[.C848]/([.D848]-[.D847])" office:value-type="float" office:value="2864851.52990804" calcext:value-type="float">
            <text:p>2864851.5299080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42769894.08411" calcext:value-type="float">
            <text:p>1442769894.08411</text:p>
          </table:table-cell>
          <table:table-cell office:value-type="float" office:value="8096" calcext:value-type="float">
            <text:p>8096</text:p>
          </table:table-cell>
          <table:table-cell table:formula="of:=[.B849]-[.B$2]" office:value-type="float" office:value="28.1357860565186" calcext:value-type="float">
            <text:p>28.1357860565</text:p>
          </table:table-cell>
          <table:table-cell table:formula="of:=[.C849]/([.D849]-[.D848])" office:value-type="float" office:value="2859544.01549474" calcext:value-type="float">
            <text:p>2859544.0154947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42769894.09074" calcext:value-type="float">
            <text:p>1442769894.09074</text:p>
          </table:table-cell>
          <table:table-cell office:value-type="float" office:value="8096" calcext:value-type="float">
            <text:p>8096</text:p>
          </table:table-cell>
          <table:table-cell table:formula="of:=[.B850]-[.B$2]" office:value-type="float" office:value="28.1424221992493" calcext:value-type="float">
            <text:p>28.1424221992</text:p>
          </table:table-cell>
          <table:table-cell table:formula="of:=[.C850]/([.D850]-[.D849])" office:value-type="float" office:value="1219985.81533376" calcext:value-type="float">
            <text:p>1219985.8153337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42769894.10624" calcext:value-type="float">
            <text:p>1442769894.10624</text:p>
          </table:table-cell>
          <table:table-cell office:value-type="float" office:value="8096" calcext:value-type="float">
            <text:p>8096</text:p>
          </table:table-cell>
          <table:table-cell table:formula="of:=[.B851]-[.B$2]" office:value-type="float" office:value="28.1579215526581" calcext:value-type="float">
            <text:p>28.1579215527</text:p>
          </table:table-cell>
          <table:table-cell table:formula="of:=[.C851]/([.D851]-[.D850])" office:value-type="float" office:value="522344.370533311" calcext:value-type="float">
            <text:p>522344.37053331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42769894.10906" calcext:value-type="float">
            <text:p>1442769894.10906</text:p>
          </table:table-cell>
          <table:table-cell office:value-type="float" office:value="8096" calcext:value-type="float">
            <text:p>8096</text:p>
          </table:table-cell>
          <table:table-cell table:formula="of:=[.B852]-[.B$2]" office:value-type="float" office:value="28.1607415676117" calcext:value-type="float">
            <text:p>28.1607415676</text:p>
          </table:table-cell>
          <table:table-cell table:formula="of:=[.C852]/([.D852]-[.D851])" office:value-type="float" office:value="2870906.76225905" calcext:value-type="float">
            <text:p>2870906.7622590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42769894.11188" calcext:value-type="float">
            <text:p>1442769894.11188</text:p>
          </table:table-cell>
          <table:table-cell office:value-type="float" office:value="8096" calcext:value-type="float">
            <text:p>8096</text:p>
          </table:table-cell>
          <table:table-cell table:formula="of:=[.B853]-[.B$2]" office:value-type="float" office:value="28.1635608673096" calcext:value-type="float">
            <text:p>28.1635608673</text:p>
          </table:table-cell>
          <table:table-cell table:formula="of:=[.C853]/([.D853]-[.D852])" office:value-type="float" office:value="2871635.11069767" calcext:value-type="float">
            <text:p>2871635.1106976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42769894.15447" calcext:value-type="float">
            <text:p>1442769894.15447</text:p>
          </table:table-cell>
          <table:table-cell office:value-type="float" office:value="8096" calcext:value-type="float">
            <text:p>8096</text:p>
          </table:table-cell>
          <table:table-cell table:formula="of:=[.B854]-[.B$2]" office:value-type="float" office:value="28.2061448097229" calcext:value-type="float">
            <text:p>28.2061448097</text:p>
          </table:table-cell>
          <table:table-cell table:formula="of:=[.C854]/([.D854]-[.D853])" office:value-type="float" office:value="190118.611410335" calcext:value-type="float">
            <text:p>190118.61141033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42769894.15729" calcext:value-type="float">
            <text:p>1442769894.15729</text:p>
          </table:table-cell>
          <table:table-cell office:value-type="float" office:value="8096" calcext:value-type="float">
            <text:p>8096</text:p>
          </table:table-cell>
          <table:table-cell table:formula="of:=[.B855]-[.B$2]" office:value-type="float" office:value="28.2089726924896" calcext:value-type="float">
            <text:p>28.2089726925</text:p>
          </table:table-cell>
          <table:table-cell table:formula="of:=[.C855]/([.D855]-[.D854])" office:value-type="float" office:value="2862919.24660653" calcext:value-type="float">
            <text:p>2862919.2466065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42769894.16011" calcext:value-type="float">
            <text:p>1442769894.16011</text:p>
          </table:table-cell>
          <table:table-cell office:value-type="float" office:value="8096" calcext:value-type="float">
            <text:p>8096</text:p>
          </table:table-cell>
          <table:table-cell table:formula="of:=[.B856]-[.B$2]" office:value-type="float" office:value="28.211790561676" calcext:value-type="float">
            <text:p>28.2117905617</text:p>
          </table:table-cell>
          <table:table-cell table:formula="of:=[.C856]/([.D856]-[.D855])" office:value-type="float" office:value="2873092.91682883" calcext:value-type="float">
            <text:p>2873092.9168288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42769894.17893" calcext:value-type="float">
            <text:p>1442769894.17893</text:p>
          </table:table-cell>
          <table:table-cell office:value-type="float" office:value="8096" calcext:value-type="float">
            <text:p>8096</text:p>
          </table:table-cell>
          <table:table-cell table:formula="of:=[.B857]-[.B$2]" office:value-type="float" office:value="28.2306072711945" calcext:value-type="float">
            <text:p>28.2306072712</text:p>
          </table:table-cell>
          <table:table-cell table:formula="of:=[.C857]/([.D857]-[.D856])" office:value-type="float" office:value="430255.884647061" calcext:value-type="float">
            <text:p>430255.88464706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42769894.18174" calcext:value-type="float">
            <text:p>1442769894.18174</text:p>
          </table:table-cell>
          <table:table-cell office:value-type="float" office:value="8096" calcext:value-type="float">
            <text:p>8096</text:p>
          </table:table-cell>
          <table:table-cell table:formula="of:=[.B858]-[.B$2]" office:value-type="float" office:value="28.2334220409393" calcext:value-type="float">
            <text:p>28.2334220409</text:p>
          </table:table-cell>
          <table:table-cell table:formula="of:=[.C858]/([.D858]-[.D857])" office:value-type="float" office:value="2876256.58004405" calcext:value-type="float">
            <text:p>2876256.5800440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42769894.18456" calcext:value-type="float">
            <text:p>1442769894.18456</text:p>
          </table:table-cell>
          <table:table-cell office:value-type="float" office:value="8096" calcext:value-type="float">
            <text:p>8096</text:p>
          </table:table-cell>
          <table:table-cell table:formula="of:=[.B859]-[.B$2]" office:value-type="float" office:value="28.2362418174744" calcext:value-type="float">
            <text:p>28.2362418175</text:p>
          </table:table-cell>
          <table:table-cell table:formula="of:=[.C859]/([.D859]-[.D858])" office:value-type="float" office:value="2871149.50401623" calcext:value-type="float">
            <text:p>2871149.5040162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42769894.18738" calcext:value-type="float">
            <text:p>1442769894.18738</text:p>
          </table:table-cell>
          <table:table-cell office:value-type="float" office:value="8096" calcext:value-type="float">
            <text:p>8096</text:p>
          </table:table-cell>
          <table:table-cell table:formula="of:=[.B860]-[.B$2]" office:value-type="float" office:value="28.2390604019165" calcext:value-type="float">
            <text:p>28.2390604019</text:p>
          </table:table-cell>
          <table:table-cell table:formula="of:=[.C860]/([.D860]-[.D859])" office:value-type="float" office:value="2872363.82879377" calcext:value-type="float">
            <text:p>2872363.8287937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42769894.1902" calcext:value-type="float">
            <text:p>1442769894.1902</text:p>
          </table:table-cell>
          <table:table-cell office:value-type="float" office:value="8096" calcext:value-type="float">
            <text:p>8096</text:p>
          </table:table-cell>
          <table:table-cell table:formula="of:=[.B861]-[.B$2]" office:value-type="float" office:value="28.2418823242187" calcext:value-type="float">
            <text:p>28.2418823242</text:p>
          </table:table-cell>
          <table:table-cell table:formula="of:=[.C861]/([.D861]-[.D860])" office:value-type="float" office:value="2868966.30483271" calcext:value-type="float">
            <text:p>2868966.3048327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42769894.19302" calcext:value-type="float">
            <text:p>1442769894.19302</text:p>
          </table:table-cell>
          <table:table-cell office:value-type="float" office:value="8096" calcext:value-type="float">
            <text:p>8096</text:p>
          </table:table-cell>
          <table:table-cell table:formula="of:=[.B862]-[.B$2]" office:value-type="float" office:value="28.2447006702423" calcext:value-type="float">
            <text:p>28.2447006702</text:p>
          </table:table-cell>
          <table:table-cell table:formula="of:=[.C862]/([.D862]-[.D861])" office:value-type="float" office:value="2872606.81702056" calcext:value-type="float">
            <text:p>2872606.8170205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42769894.20295" calcext:value-type="float">
            <text:p>1442769894.20295</text:p>
          </table:table-cell>
          <table:table-cell office:value-type="float" office:value="8096" calcext:value-type="float">
            <text:p>8096</text:p>
          </table:table-cell>
          <table:table-cell table:formula="of:=[.B863]-[.B$2]" office:value-type="float" office:value="28.2546317577362" calcext:value-type="float">
            <text:p>28.2546317577</text:p>
          </table:table-cell>
          <table:table-cell table:formula="of:=[.C863]/([.D863]-[.D862])" office:value-type="float" office:value="815217.870648677" calcext:value-type="float">
            <text:p>815217.87064867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42769894.20577" calcext:value-type="float">
            <text:p>1442769894.20577</text:p>
          </table:table-cell>
          <table:table-cell office:value-type="float" office:value="8096" calcext:value-type="float">
            <text:p>8096</text:p>
          </table:table-cell>
          <table:table-cell table:formula="of:=[.B864]-[.B$2]" office:value-type="float" office:value="28.257449388504" calcext:value-type="float">
            <text:p>28.2574493885</text:p>
          </table:table-cell>
          <table:table-cell table:formula="of:=[.C864]/([.D864]-[.D863])" office:value-type="float" office:value="2873336.02843121" calcext:value-type="float">
            <text:p>2873336.0284312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42769894.20863" calcext:value-type="float">
            <text:p>1442769894.20863</text:p>
          </table:table-cell>
          <table:table-cell office:value-type="float" office:value="8096" calcext:value-type="float">
            <text:p>8096</text:p>
          </table:table-cell>
          <table:table-cell table:formula="of:=[.B865]-[.B$2]" office:value-type="float" office:value="28.260308265686" calcext:value-type="float">
            <text:p>28.2603082657</text:p>
          </table:table-cell>
          <table:table-cell table:formula="of:=[.C865]/([.D865]-[.D864])" office:value-type="float" office:value="2831881.00942373" calcext:value-type="float">
            <text:p>2831881.0094237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42769894.22713" calcext:value-type="float">
            <text:p>1442769894.22713</text:p>
          </table:table-cell>
          <table:table-cell office:value-type="float" office:value="8096" calcext:value-type="float">
            <text:p>8096</text:p>
          </table:table-cell>
          <table:table-cell table:formula="of:=[.B866]-[.B$2]" office:value-type="float" office:value="28.2788071632385" calcext:value-type="float">
            <text:p>28.2788071632</text:p>
          </table:table-cell>
          <table:table-cell table:formula="of:=[.C866]/([.D866]-[.D865])" office:value-type="float" office:value="437647.701817244" calcext:value-type="float">
            <text:p>437647.70181724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42769894.22995" calcext:value-type="float">
            <text:p>1442769894.22995</text:p>
          </table:table-cell>
          <table:table-cell office:value-type="float" office:value="8096" calcext:value-type="float">
            <text:p>8096</text:p>
          </table:table-cell>
          <table:table-cell table:formula="of:=[.B867]-[.B$2]" office:value-type="float" office:value="28.2816245555878" calcext:value-type="float">
            <text:p>28.2816245556</text:p>
          </table:table-cell>
          <table:table-cell table:formula="of:=[.C867]/([.D867]-[.D866])" office:value-type="float" office:value="2873579.18117966" calcext:value-type="float">
            <text:p>2873579.1811796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42769894.25142" calcext:value-type="float">
            <text:p>1442769894.25142</text:p>
          </table:table-cell>
          <table:table-cell office:value-type="float" office:value="8096" calcext:value-type="float">
            <text:p>8096</text:p>
          </table:table-cell>
          <table:table-cell table:formula="of:=[.B868]-[.B$2]" office:value-type="float" office:value="28.303102016449" calcext:value-type="float">
            <text:p>28.3031020164</text:p>
          </table:table-cell>
          <table:table-cell table:formula="of:=[.C868]/([.D868]-[.D867])" office:value-type="float" office:value="376953.311768036" calcext:value-type="float">
            <text:p>376953.31176803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42769894.25425" calcext:value-type="float">
            <text:p>1442769894.25425</text:p>
          </table:table-cell>
          <table:table-cell office:value-type="float" office:value="8096" calcext:value-type="float">
            <text:p>8096</text:p>
          </table:table-cell>
          <table:table-cell table:formula="of:=[.B869]-[.B$2]" office:value-type="float" office:value="28.3059315681457" calcext:value-type="float">
            <text:p>28.3059315681</text:p>
          </table:table-cell>
          <table:table-cell table:formula="of:=[.C869]/([.D869]-[.D868])" office:value-type="float" office:value="2861230.63565891" calcext:value-type="float">
            <text:p>2861230.6356589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42769894.25707" calcext:value-type="float">
            <text:p>1442769894.25707</text:p>
          </table:table-cell>
          <table:table-cell office:value-type="float" office:value="8096" calcext:value-type="float">
            <text:p>8096</text:p>
          </table:table-cell>
          <table:table-cell table:formula="of:=[.B870]-[.B$2]" office:value-type="float" office:value="28.3087501525879" calcext:value-type="float">
            <text:p>28.3087501526</text:p>
          </table:table-cell>
          <table:table-cell table:formula="of:=[.C870]/([.D870]-[.D869])" office:value-type="float" office:value="2872363.82879377" calcext:value-type="float">
            <text:p>2872363.8287937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42769894.27553" calcext:value-type="float">
            <text:p>1442769894.27553</text:p>
          </table:table-cell>
          <table:table-cell office:value-type="float" office:value="8096" calcext:value-type="float">
            <text:p>8096</text:p>
          </table:table-cell>
          <table:table-cell table:formula="of:=[.B871]-[.B$2]" office:value-type="float" office:value="28.3272049427032" calcext:value-type="float">
            <text:p>28.3272049427</text:p>
          </table:table-cell>
          <table:table-cell table:formula="of:=[.C871]/([.D871]-[.D870])" office:value-type="float" office:value="438693.691415283" calcext:value-type="float">
            <text:p>438693.69141528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42769894.27833" calcext:value-type="float">
            <text:p>1442769894.27833</text:p>
          </table:table-cell>
          <table:table-cell office:value-type="float" office:value="8096" calcext:value-type="float">
            <text:p>8096</text:p>
          </table:table-cell>
          <table:table-cell table:formula="of:=[.B872]-[.B$2]" office:value-type="float" office:value="28.3300099372864" calcext:value-type="float">
            <text:p>28.3300099373</text:p>
          </table:table-cell>
          <table:table-cell table:formula="of:=[.C872]/([.D872]-[.D871])" office:value-type="float" office:value="2886280.08363791" calcext:value-type="float">
            <text:p>2886280.0836379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42769894.28115" calcext:value-type="float">
            <text:p>1442769894.28115</text:p>
          </table:table-cell>
          <table:table-cell office:value-type="float" office:value="8096" calcext:value-type="float">
            <text:p>8096</text:p>
          </table:table-cell>
          <table:table-cell table:formula="of:=[.B873]-[.B$2]" office:value-type="float" office:value="28.3328244686127" calcext:value-type="float">
            <text:p>28.3328244686</text:p>
          </table:table-cell>
          <table:table-cell table:formula="of:=[.C873]/([.D873]-[.D872])" office:value-type="float" office:value="2876500.22736129" calcext:value-type="float">
            <text:p>2876500.2273612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42769894.30104" calcext:value-type="float">
            <text:p>1442769894.30104</text:p>
          </table:table-cell>
          <table:table-cell office:value-type="float" office:value="8096" calcext:value-type="float">
            <text:p>8096</text:p>
          </table:table-cell>
          <table:table-cell table:formula="of:=[.B874]-[.B$2]" office:value-type="float" office:value="28.3527173995972" calcext:value-type="float">
            <text:p>28.3527173996</text:p>
          </table:table-cell>
          <table:table-cell table:formula="of:=[.C874]/([.D874]-[.D873])" office:value-type="float" office:value="406978.740654626" calcext:value-type="float">
            <text:p>406978.74065462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42769894.30385" calcext:value-type="float">
            <text:p>1442769894.30385</text:p>
          </table:table-cell>
          <table:table-cell office:value-type="float" office:value="8096" calcext:value-type="float">
            <text:p>8096</text:p>
          </table:table-cell>
          <table:table-cell table:formula="of:=[.B875]-[.B$2]" office:value-type="float" office:value="28.3555335998535" calcext:value-type="float">
            <text:p>28.3555335999</text:p>
          </table:table-cell>
          <table:table-cell table:formula="of:=[.C875]/([.D875]-[.D874])" office:value-type="float" office:value="2874795.56247884" calcext:value-type="float">
            <text:p>2874795.5624788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42769894.30667" calcext:value-type="float">
            <text:p>1442769894.30667</text:p>
          </table:table-cell>
          <table:table-cell office:value-type="float" office:value="8096" calcext:value-type="float">
            <text:p>8096</text:p>
          </table:table-cell>
          <table:table-cell table:formula="of:=[.B876]-[.B$2]" office:value-type="float" office:value="28.3583521842957" calcext:value-type="float">
            <text:p>28.3583521843</text:p>
          </table:table-cell>
          <table:table-cell table:formula="of:=[.C876]/([.D876]-[.D875])" office:value-type="float" office:value="2872363.82879377" calcext:value-type="float">
            <text:p>2872363.8287937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42769894.32846" calcext:value-type="float">
            <text:p>1442769894.32846</text:p>
          </table:table-cell>
          <table:table-cell office:value-type="float" office:value="8096" calcext:value-type="float">
            <text:p>8096</text:p>
          </table:table-cell>
          <table:table-cell table:formula="of:=[.B877]-[.B$2]" office:value-type="float" office:value="28.3801422119141" calcext:value-type="float">
            <text:p>28.3801422119</text:p>
          </table:table-cell>
          <table:table-cell table:formula="of:=[.C877]/([.D877]-[.D876])" office:value-type="float" office:value="371546.110072871" calcext:value-type="float">
            <text:p>371546.11007287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42769894.33128" calcext:value-type="float">
            <text:p>1442769894.33128</text:p>
          </table:table-cell>
          <table:table-cell office:value-type="float" office:value="8096" calcext:value-type="float">
            <text:p>8096</text:p>
          </table:table-cell>
          <table:table-cell table:formula="of:=[.B878]-[.B$2]" office:value-type="float" office:value="28.3829607963562" calcext:value-type="float">
            <text:p>28.3829607964</text:p>
          </table:table-cell>
          <table:table-cell table:formula="of:=[.C878]/([.D878]-[.D877])" office:value-type="float" office:value="2872363.82879377" calcext:value-type="float">
            <text:p>2872363.8287937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42769894.33412" calcext:value-type="float">
            <text:p>1442769894.33412</text:p>
          </table:table-cell>
          <table:table-cell office:value-type="float" office:value="8096" calcext:value-type="float">
            <text:p>8096</text:p>
          </table:table-cell>
          <table:table-cell table:formula="of:=[.B879]-[.B$2]" office:value-type="float" office:value="28.3857977390289" calcext:value-type="float">
            <text:p>28.385797739</text:p>
          </table:table-cell>
          <table:table-cell table:formula="of:=[.C879]/([.D879]-[.D878])" office:value-type="float" office:value="2853776.38322548" calcext:value-type="float">
            <text:p>2853776.3832254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42769894.35594" calcext:value-type="float">
            <text:p>1442769894.35594</text:p>
          </table:table-cell>
          <table:table-cell office:value-type="float" office:value="8096" calcext:value-type="float">
            <text:p>8096</text:p>
          </table:table-cell>
          <table:table-cell table:formula="of:=[.B880]-[.B$2]" office:value-type="float" office:value="28.4076175689697" calcext:value-type="float">
            <text:p>28.407617569</text:p>
          </table:table-cell>
          <table:table-cell table:formula="of:=[.C880]/([.D880]-[.D879])" office:value-type="float" office:value="371038.638796316" calcext:value-type="float">
            <text:p>371038.63879631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42769894.35878" calcext:value-type="float">
            <text:p>1442769894.35878</text:p>
          </table:table-cell>
          <table:table-cell office:value-type="float" office:value="8096" calcext:value-type="float">
            <text:p>8096</text:p>
          </table:table-cell>
          <table:table-cell table:formula="of:=[.B881]-[.B$2]" office:value-type="float" office:value="28.4104564189911" calcext:value-type="float">
            <text:p>28.410456419</text:p>
          </table:table-cell>
          <table:table-cell table:formula="of:=[.C881]/([.D881]-[.D880])" office:value-type="float" office:value="2851859.00596288" calcext:value-type="float">
            <text:p>2851859.0059628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42769894.3616" calcext:value-type="float">
            <text:p>1442769894.3616</text:p>
          </table:table-cell>
          <table:table-cell office:value-type="float" office:value="8096" calcext:value-type="float">
            <text:p>8096</text:p>
          </table:table-cell>
          <table:table-cell table:formula="of:=[.B882]-[.B$2]" office:value-type="float" office:value="28.4132761955261" calcext:value-type="float">
            <text:p>28.4132761955</text:p>
          </table:table-cell>
          <table:table-cell table:formula="of:=[.C882]/([.D882]-[.D881])" office:value-type="float" office:value="2871149.50401623" calcext:value-type="float">
            <text:p>2871149.5040162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42769894.38345" calcext:value-type="float">
            <text:p>1442769894.38345</text:p>
          </table:table-cell>
          <table:table-cell office:value-type="float" office:value="8096" calcext:value-type="float">
            <text:p>8096</text:p>
          </table:table-cell>
          <table:table-cell table:formula="of:=[.B883]-[.B$2]" office:value-type="float" office:value="28.4351255893707" calcext:value-type="float">
            <text:p>28.4351255894</text:p>
          </table:table-cell>
          <table:table-cell table:formula="of:=[.C883]/([.D883]-[.D882])" office:value-type="float" office:value="370536.595091824" calcext:value-type="float">
            <text:p>370536.59509182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42769894.38628" calcext:value-type="float">
            <text:p>1442769894.38628</text:p>
          </table:table-cell>
          <table:table-cell office:value-type="float" office:value="8096" calcext:value-type="float">
            <text:p>8096</text:p>
          </table:table-cell>
          <table:table-cell table:formula="of:=[.B884]-[.B$2]" office:value-type="float" office:value="28.4379563331604" calcext:value-type="float">
            <text:p>28.4379563332</text:p>
          </table:table-cell>
          <table:table-cell table:formula="of:=[.C884]/([.D884]-[.D883])" office:value-type="float" office:value="2860025.70403436" calcext:value-type="float">
            <text:p>2860025.7040343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42769894.38908" calcext:value-type="float">
            <text:p>1442769894.38908</text:p>
          </table:table-cell>
          <table:table-cell office:value-type="float" office:value="8096" calcext:value-type="float">
            <text:p>8096</text:p>
          </table:table-cell>
          <table:table-cell table:formula="of:=[.B885]-[.B$2]" office:value-type="float" office:value="28.4407553672791" calcext:value-type="float">
            <text:p>28.4407553673</text:p>
          </table:table-cell>
          <table:table-cell table:formula="of:=[.C885]/([.D885]-[.D884])" office:value-type="float" office:value="2892426.33594549" calcext:value-type="float">
            <text:p>2892426.3359454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42769894.41087" calcext:value-type="float">
            <text:p>1442769894.41087</text:p>
          </table:table-cell>
          <table:table-cell office:value-type="float" office:value="8096" calcext:value-type="float">
            <text:p>8096</text:p>
          </table:table-cell>
          <table:table-cell table:formula="of:=[.B886]-[.B$2]" office:value-type="float" office:value="28.4625513553619" calcext:value-type="float">
            <text:p>28.4625513554</text:p>
          </table:table-cell>
          <table:table-cell table:formula="of:=[.C886]/([.D886]-[.D885])" office:value-type="float" office:value="371444.504796596" calcext:value-type="float">
            <text:p>371444.50479659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42769894.41377" calcext:value-type="float">
            <text:p>1442769894.41377</text:p>
          </table:table-cell>
          <table:table-cell office:value-type="float" office:value="8096" calcext:value-type="float">
            <text:p>8096</text:p>
          </table:table-cell>
          <table:table-cell table:formula="of:=[.B887]-[.B$2]" office:value-type="float" office:value="28.4654448032379" calcext:value-type="float">
            <text:p>28.4654448032</text:p>
          </table:table-cell>
          <table:table-cell table:formula="of:=[.C887]/([.D887]-[.D886])" office:value-type="float" office:value="2798045.91166776" calcext:value-type="float">
            <text:p>2798045.9116677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42769894.43839" calcext:value-type="float">
            <text:p>1442769894.43839</text:p>
          </table:table-cell>
          <table:table-cell office:value-type="float" office:value="8096" calcext:value-type="float">
            <text:p>8096</text:p>
          </table:table-cell>
          <table:table-cell table:formula="of:=[.B888]-[.B$2]" office:value-type="float" office:value="28.4900658130646" calcext:value-type="float">
            <text:p>28.4900658131</text:p>
          </table:table-cell>
          <table:table-cell table:formula="of:=[.C888]/([.D888]-[.D887])" office:value-type="float" office:value="328824.85556029" calcext:value-type="float">
            <text:p>328824.8555602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42769894.4412" calcext:value-type="float">
            <text:p>1442769894.4412</text:p>
          </table:table-cell>
          <table:table-cell office:value-type="float" office:value="8096" calcext:value-type="float">
            <text:p>8096</text:p>
          </table:table-cell>
          <table:table-cell table:formula="of:=[.B889]-[.B$2]" office:value-type="float" office:value="28.4928774833679" calcext:value-type="float">
            <text:p>28.4928774834</text:p>
          </table:table-cell>
          <table:table-cell table:formula="of:=[.C889]/([.D889]-[.D888])" office:value-type="float" office:value="2879427.21818028" calcext:value-type="float">
            <text:p>2879427.2181802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42769894.44402" calcext:value-type="float">
            <text:p>1442769894.44402</text:p>
          </table:table-cell>
          <table:table-cell office:value-type="float" office:value="8096" calcext:value-type="float">
            <text:p>8096</text:p>
          </table:table-cell>
          <table:table-cell table:formula="of:=[.B890]-[.B$2]" office:value-type="float" office:value="28.4956977367401" calcext:value-type="float">
            <text:p>28.4956977367</text:p>
          </table:table-cell>
          <table:table-cell table:formula="of:=[.C890]/([.D890]-[.D889])" office:value-type="float" office:value="2870664.06154366" calcext:value-type="float">
            <text:p>2870664.0615436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42769894.46582" calcext:value-type="float">
            <text:p>1442769894.46582</text:p>
          </table:table-cell>
          <table:table-cell office:value-type="float" office:value="8096" calcext:value-type="float">
            <text:p>8096</text:p>
          </table:table-cell>
          <table:table-cell table:formula="of:=[.B891]-[.B$2]" office:value-type="float" office:value="28.5175013542175" calcext:value-type="float">
            <text:p>28.5175013542</text:p>
          </table:table-cell>
          <table:table-cell table:formula="of:=[.C891]/([.D891]-[.D890])" office:value-type="float" office:value="371314.531104089" calcext:value-type="float">
            <text:p>371314.53110408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42769894.46863" calcext:value-type="float">
            <text:p>1442769894.46863</text:p>
          </table:table-cell>
          <table:table-cell office:value-type="float" office:value="8096" calcext:value-type="float">
            <text:p>8096</text:p>
          </table:table-cell>
          <table:table-cell table:formula="of:=[.B892]-[.B$2]" office:value-type="float" office:value="28.5203101634979" calcext:value-type="float">
            <text:p>28.5203101635</text:p>
          </table:table-cell>
          <table:table-cell table:formula="of:=[.C892]/([.D892]-[.D891])" office:value-type="float" office:value="2882360.17180205" calcext:value-type="float">
            <text:p>2882360.1718020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42769894.47145" calcext:value-type="float">
            <text:p>1442769894.47145</text:p>
          </table:table-cell>
          <table:table-cell office:value-type="float" office:value="8096" calcext:value-type="float">
            <text:p>8096</text:p>
          </table:table-cell>
          <table:table-cell table:formula="of:=[.B893]-[.B$2]" office:value-type="float" office:value="28.5231280326843" calcext:value-type="float">
            <text:p>28.5231280327</text:p>
          </table:table-cell>
          <table:table-cell table:formula="of:=[.C893]/([.D893]-[.D892])" office:value-type="float" office:value="2873092.91682883" calcext:value-type="float">
            <text:p>2873092.9168288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42769894.49336" calcext:value-type="float">
            <text:p>1442769894.49336</text:p>
          </table:table-cell>
          <table:table-cell office:value-type="float" office:value="8096" calcext:value-type="float">
            <text:p>8096</text:p>
          </table:table-cell>
          <table:table-cell table:formula="of:=[.B894]-[.B$2]" office:value-type="float" office:value="28.5450365543365" calcext:value-type="float">
            <text:p>28.5450365543</text:p>
          </table:table-cell>
          <table:table-cell table:formula="of:=[.C894]/([.D894]-[.D893])" office:value-type="float" office:value="369536.57250438" calcext:value-type="float">
            <text:p>369536.5725043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42769894.49618" calcext:value-type="float">
            <text:p>1442769894.49618</text:p>
          </table:table-cell>
          <table:table-cell office:value-type="float" office:value="8096" calcext:value-type="float">
            <text:p>8096</text:p>
          </table:table-cell>
          <table:table-cell table:formula="of:=[.B895]-[.B$2]" office:value-type="float" office:value="28.5478558540344" calcext:value-type="float">
            <text:p>28.547855854</text:p>
          </table:table-cell>
          <table:table-cell table:formula="of:=[.C895]/([.D895]-[.D894])" office:value-type="float" office:value="2871635.11069767" calcext:value-type="float">
            <text:p>2871635.1106976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42769894.499" calcext:value-type="float">
            <text:p>1442769894.499</text:p>
          </table:table-cell>
          <table:table-cell office:value-type="float" office:value="8096" calcext:value-type="float">
            <text:p>8096</text:p>
          </table:table-cell>
          <table:table-cell table:formula="of:=[.B896]-[.B$2]" office:value-type="float" office:value="28.5506834983826" calcext:value-type="float">
            <text:p>28.5506834984</text:p>
          </table:table-cell>
          <table:table-cell table:formula="of:=[.C896]/([.D896]-[.D895])" office:value-type="float" office:value="2863160.63946037" calcext:value-type="float">
            <text:p>2863160.6394603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42769894.52027" calcext:value-type="float">
            <text:p>1442769894.52027</text:p>
          </table:table-cell>
          <table:table-cell office:value-type="float" office:value="8096" calcext:value-type="float">
            <text:p>8096</text:p>
          </table:table-cell>
          <table:table-cell table:formula="of:=[.B897]-[.B$2]" office:value-type="float" office:value="28.5719485282898" calcext:value-type="float">
            <text:p>28.5719485283</text:p>
          </table:table-cell>
          <table:table-cell table:formula="of:=[.C897]/([.D897]-[.D896])" office:value-type="float" office:value="380718.956677729" calcext:value-type="float">
            <text:p>380718.95667772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42769894.5231" calcext:value-type="float">
            <text:p>1442769894.5231</text:p>
          </table:table-cell>
          <table:table-cell office:value-type="float" office:value="8096" calcext:value-type="float">
            <text:p>8096</text:p>
          </table:table-cell>
          <table:table-cell table:formula="of:=[.B898]-[.B$2]" office:value-type="float" office:value="28.5747835636139" calcext:value-type="float">
            <text:p>28.5747835636</text:p>
          </table:table-cell>
          <table:table-cell table:formula="of:=[.C898]/([.D898]-[.D897])" office:value-type="float" office:value="2855696.34042553" calcext:value-type="float">
            <text:p>2855696.3404255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42769894.52593" calcext:value-type="float">
            <text:p>1442769894.52593</text:p>
          </table:table-cell>
          <table:table-cell office:value-type="float" office:value="8096" calcext:value-type="float">
            <text:p>8096</text:p>
          </table:table-cell>
          <table:table-cell table:formula="of:=[.B899]-[.B$2]" office:value-type="float" office:value="28.5776064395905" calcext:value-type="float">
            <text:p>28.5776064396</text:p>
          </table:table-cell>
          <table:table-cell table:formula="of:=[.C899]/([.D899]-[.D898])" office:value-type="float" office:value="2867997.05945946" calcext:value-type="float">
            <text:p>2867997.0594594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42769894.54717" calcext:value-type="float">
            <text:p>1442769894.54717</text:p>
          </table:table-cell>
          <table:table-cell office:value-type="float" office:value="8096" calcext:value-type="float">
            <text:p>8096</text:p>
          </table:table-cell>
          <table:table-cell table:formula="of:=[.B900]-[.B$2]" office:value-type="float" office:value="28.5988512039185" calcext:value-type="float">
            <text:p>28.5988512039</text:p>
          </table:table-cell>
          <table:table-cell table:formula="of:=[.C900]/([.D900]-[.D899])" office:value-type="float" office:value="381082.128048301" calcext:value-type="float">
            <text:p>381082.12804830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42769894.55001" calcext:value-type="float">
            <text:p>1442769894.55001</text:p>
          </table:table-cell>
          <table:table-cell office:value-type="float" office:value="8096" calcext:value-type="float">
            <text:p>8096</text:p>
          </table:table-cell>
          <table:table-cell table:formula="of:=[.B901]-[.B$2]" office:value-type="float" office:value="28.6016855239868" calcext:value-type="float">
            <text:p>28.601685524</text:p>
          </table:table-cell>
          <table:table-cell table:formula="of:=[.C901]/([.D901]-[.D900])" office:value-type="float" office:value="2856416.99057873" calcext:value-type="float">
            <text:p>2856416.9905787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42769894.55282" calcext:value-type="float">
            <text:p>1442769894.55282</text:p>
          </table:table-cell>
          <table:table-cell office:value-type="float" office:value="8096" calcext:value-type="float">
            <text:p>8096</text:p>
          </table:table-cell>
          <table:table-cell table:formula="of:=[.B902]-[.B$2]" office:value-type="float" office:value="28.6044969558716" calcext:value-type="float">
            <text:p>28.6044969559</text:p>
          </table:table-cell>
          <table:table-cell table:formula="of:=[.C902]/([.D902]-[.D901])" office:value-type="float" office:value="2879671.40298507" calcext:value-type="float">
            <text:p>2879671.4029850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42769894.57391" calcext:value-type="float">
            <text:p>1442769894.57391</text:p>
          </table:table-cell>
          <table:table-cell office:value-type="float" office:value="8096" calcext:value-type="float">
            <text:p>8096</text:p>
          </table:table-cell>
          <table:table-cell table:formula="of:=[.B903]-[.B$2]" office:value-type="float" office:value="28.6255867481232" calcext:value-type="float">
            <text:p>28.6255867481</text:p>
          </table:table-cell>
          <table:table-cell table:formula="of:=[.C903]/([.D903]-[.D902])" office:value-type="float" office:value="383882.396916016" calcext:value-type="float">
            <text:p>383882.39691601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42769894.57671" calcext:value-type="float">
            <text:p>1442769894.57671</text:p>
          </table:table-cell>
          <table:table-cell office:value-type="float" office:value="8096" calcext:value-type="float">
            <text:p>8096</text:p>
          </table:table-cell>
          <table:table-cell table:formula="of:=[.B904]-[.B$2]" office:value-type="float" office:value="28.6283850669861" calcext:value-type="float">
            <text:p>28.628385067</text:p>
          </table:table-cell>
          <table:table-cell table:formula="of:=[.C904]/([.D904]-[.D903])" office:value-type="float" office:value="2893165.64573571" calcext:value-type="float">
            <text:p>2893165.6457357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42769894.57952" calcext:value-type="float">
            <text:p>1442769894.57952</text:p>
          </table:table-cell>
          <table:table-cell office:value-type="float" office:value="8096" calcext:value-type="float">
            <text:p>8096</text:p>
          </table:table-cell>
          <table:table-cell table:formula="of:=[.B905]-[.B$2]" office:value-type="float" office:value="28.6311964988708" calcext:value-type="float">
            <text:p>28.6311964989</text:p>
          </table:table-cell>
          <table:table-cell table:formula="of:=[.C905]/([.D905]-[.D904])" office:value-type="float" office:value="2879671.40298507" calcext:value-type="float">
            <text:p>2879671.4029850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42769894.60088" calcext:value-type="float">
            <text:p>1442769894.60088</text:p>
          </table:table-cell>
          <table:table-cell office:value-type="float" office:value="8096" calcext:value-type="float">
            <text:p>8096</text:p>
          </table:table-cell>
          <table:table-cell table:formula="of:=[.B906]-[.B$2]" office:value-type="float" office:value="28.652557849884" calcext:value-type="float">
            <text:p>28.6525578499</text:p>
          </table:table-cell>
          <table:table-cell table:formula="of:=[.C906]/([.D906]-[.D905])" office:value-type="float" office:value="379002.245457386" calcext:value-type="float">
            <text:p>379002.24545738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42769894.60369" calcext:value-type="float">
            <text:p>1442769894.60369</text:p>
          </table:table-cell>
          <table:table-cell office:value-type="float" office:value="8096" calcext:value-type="float">
            <text:p>8096</text:p>
          </table:table-cell>
          <table:table-cell table:formula="of:=[.B907]-[.B$2]" office:value-type="float" office:value="28.6553726196289" calcext:value-type="float">
            <text:p>28.6553726196</text:p>
          </table:table-cell>
          <table:table-cell table:formula="of:=[.C907]/([.D907]-[.D906])" office:value-type="float" office:value="2876256.58004405" calcext:value-type="float">
            <text:p>2876256.5800440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42769894.62768" calcext:value-type="float">
            <text:p>1442769894.62768</text:p>
          </table:table-cell>
          <table:table-cell office:value-type="float" office:value="8096" calcext:value-type="float">
            <text:p>8096</text:p>
          </table:table-cell>
          <table:table-cell table:formula="of:=[.B908]-[.B$2]" office:value-type="float" office:value="28.679360628128" calcext:value-type="float">
            <text:p>28.6793606281</text:p>
          </table:table-cell>
          <table:table-cell table:formula="of:=[.C908]/([.D908]-[.D907])" office:value-type="float" office:value="337501.964795802" calcext:value-type="float">
            <text:p>337501.96479580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42769894.6305" calcext:value-type="float">
            <text:p>1442769894.6305</text:p>
          </table:table-cell>
          <table:table-cell office:value-type="float" office:value="8096" calcext:value-type="float">
            <text:p>8096</text:p>
          </table:table-cell>
          <table:table-cell table:formula="of:=[.B909]-[.B$2]" office:value-type="float" office:value="28.6821773052216" calcext:value-type="float">
            <text:p>28.6821773052</text:p>
          </table:table-cell>
          <table:table-cell table:formula="of:=[.C909]/([.D909]-[.D908])" office:value-type="float" office:value="2874308.88640596" calcext:value-type="float">
            <text:p>2874308.8864059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42769894.63332" calcext:value-type="float">
            <text:p>1442769894.63332</text:p>
          </table:table-cell>
          <table:table-cell office:value-type="float" office:value="8096" calcext:value-type="float">
            <text:p>8096</text:p>
          </table:table-cell>
          <table:table-cell table:formula="of:=[.B910]-[.B$2]" office:value-type="float" office:value="28.6849982738495" calcext:value-type="float">
            <text:p>28.6849982738</text:p>
          </table:table-cell>
          <table:table-cell table:formula="of:=[.C910]/([.D910]-[.D909])" office:value-type="float" office:value="2869936.20554429" calcext:value-type="float">
            <text:p>2869936.2055442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42769894.65464" calcext:value-type="float">
            <text:p>1442769894.65464</text:p>
          </table:table-cell>
          <table:table-cell office:value-type="float" office:value="8096" calcext:value-type="float">
            <text:p>8096</text:p>
          </table:table-cell>
          <table:table-cell table:formula="of:=[.B911]-[.B$2]" office:value-type="float" office:value="28.7063186168671" calcext:value-type="float">
            <text:p>28.7063186169</text:p>
          </table:table-cell>
          <table:table-cell table:formula="of:=[.C911]/([.D911]-[.D910])" office:value-type="float" office:value="379731.226337449" calcext:value-type="float">
            <text:p>379731.22633744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42769894.65746" calcext:value-type="float">
            <text:p>1442769894.65746</text:p>
          </table:table-cell>
          <table:table-cell office:value-type="float" office:value="8096" calcext:value-type="float">
            <text:p>8096</text:p>
          </table:table-cell>
          <table:table-cell table:formula="of:=[.B912]-[.B$2]" office:value-type="float" office:value="28.7091364860535" calcext:value-type="float">
            <text:p>28.7091364861</text:p>
          </table:table-cell>
          <table:table-cell table:formula="of:=[.C912]/([.D912]-[.D911])" office:value-type="float" office:value="2873092.91682883" calcext:value-type="float">
            <text:p>2873092.9168288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42769894.66026" calcext:value-type="float">
            <text:p>1442769894.66026</text:p>
          </table:table-cell>
          <table:table-cell office:value-type="float" office:value="8096" calcext:value-type="float">
            <text:p>8096</text:p>
          </table:table-cell>
          <table:table-cell table:formula="of:=[.B913]-[.B$2]" office:value-type="float" office:value="28.7119433879852" calcext:value-type="float">
            <text:p>28.711943388</text:p>
          </table:table-cell>
          <table:table-cell table:formula="of:=[.C913]/([.D913]-[.D912])" office:value-type="float" office:value="2884318.7958889" calcext:value-type="float">
            <text:p>2884318.795888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42769894.66805" calcext:value-type="float">
            <text:p>1442769894.66805</text:p>
          </table:table-cell>
          <table:table-cell office:value-type="float" office:value="8096" calcext:value-type="float">
            <text:p>8096</text:p>
          </table:table-cell>
          <table:table-cell table:formula="of:=[.B914]-[.B$2]" office:value-type="float" office:value="28.7197251319885" calcext:value-type="float">
            <text:p>28.719725132</text:p>
          </table:table-cell>
          <table:table-cell table:formula="of:=[.C914]/([.D914]-[.D913])" office:value-type="float" office:value="1040383.74901192" calcext:value-type="float">
            <text:p>1040383.7490119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42769894.69497" calcext:value-type="float">
            <text:p>1442769894.69497</text:p>
          </table:table-cell>
          <table:table-cell office:value-type="float" office:value="8096" calcext:value-type="float">
            <text:p>8096</text:p>
          </table:table-cell>
          <table:table-cell table:formula="of:=[.B915]-[.B$2]" office:value-type="float" office:value="28.7466518878937" calcext:value-type="float">
            <text:p>28.7466518879</text:p>
          </table:table-cell>
          <table:table-cell table:formula="of:=[.C915]/([.D915]-[.D914])" office:value-type="float" office:value="300667.485846342" calcext:value-type="float">
            <text:p>300667.48584634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42769894.69779" calcext:value-type="float">
            <text:p>1442769894.69779</text:p>
          </table:table-cell>
          <table:table-cell office:value-type="float" office:value="8096" calcext:value-type="float">
            <text:p>8096</text:p>
          </table:table-cell>
          <table:table-cell table:formula="of:=[.B916]-[.B$2]" office:value-type="float" office:value="28.7494678497314" calcext:value-type="float">
            <text:p>28.7494678497</text:p>
          </table:table-cell>
          <table:table-cell table:formula="of:=[.C916]/([.D916]-[.D915])" office:value-type="float" office:value="2875038.96232326" calcext:value-type="float">
            <text:p>2875038.9623232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42769894.70063" calcext:value-type="float">
            <text:p>1442769894.70063</text:p>
          </table:table-cell>
          <table:table-cell office:value-type="float" office:value="8096" calcext:value-type="float">
            <text:p>8096</text:p>
          </table:table-cell>
          <table:table-cell table:formula="of:=[.B917]-[.B$2]" office:value-type="float" office:value="28.7523059844971" calcext:value-type="float">
            <text:p>28.7523059845</text:p>
          </table:table-cell>
          <table:table-cell table:formula="of:=[.C917]/([.D917]-[.D916])" office:value-type="float" office:value="2852577.72043011" calcext:value-type="float">
            <text:p>2852577.7204301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42769894.72192" calcext:value-type="float">
            <text:p>1442769894.72192</text:p>
          </table:table-cell>
          <table:table-cell office:value-type="float" office:value="8096" calcext:value-type="float">
            <text:p>8096</text:p>
          </table:table-cell>
          <table:table-cell table:formula="of:=[.B918]-[.B$2]" office:value-type="float" office:value="28.773601770401" calcext:value-type="float">
            <text:p>28.7736017704</text:p>
          </table:table-cell>
          <table:table-cell table:formula="of:=[.C918]/([.D918]-[.D917])" office:value-type="float" office:value="380169.111228043" calcext:value-type="float">
            <text:p>380169.11122804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42769894.72474" calcext:value-type="float">
            <text:p>1442769894.72474</text:p>
          </table:table-cell>
          <table:table-cell office:value-type="float" office:value="8096" calcext:value-type="float">
            <text:p>8096</text:p>
          </table:table-cell>
          <table:table-cell table:formula="of:=[.B919]-[.B$2]" office:value-type="float" office:value="28.776419878006" calcext:value-type="float">
            <text:p>28.776419878</text:p>
          </table:table-cell>
          <table:table-cell table:formula="of:=[.C919]/([.D919]-[.D918])" office:value-type="float" office:value="2872849.8463621" calcext:value-type="float">
            <text:p>2872849.846362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42769894.72756" calcext:value-type="float">
            <text:p>1442769894.72756</text:p>
          </table:table-cell>
          <table:table-cell office:value-type="float" office:value="8096" calcext:value-type="float">
            <text:p>8096</text:p>
          </table:table-cell>
          <table:table-cell table:formula="of:=[.B920]-[.B$2]" office:value-type="float" office:value="28.7792391777039" calcext:value-type="float">
            <text:p>28.7792391777</text:p>
          </table:table-cell>
          <table:table-cell table:formula="of:=[.C920]/([.D920]-[.D919])" office:value-type="float" office:value="2871635.11069767" calcext:value-type="float">
            <text:p>2871635.1106976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42769894.74885" calcext:value-type="float">
            <text:p>1442769894.74885</text:p>
          </table:table-cell>
          <table:table-cell office:value-type="float" office:value="8096" calcext:value-type="float">
            <text:p>8096</text:p>
          </table:table-cell>
          <table:table-cell table:formula="of:=[.B921]-[.B$2]" office:value-type="float" office:value="28.8005282878876" calcext:value-type="float">
            <text:p>28.8005282879</text:p>
          </table:table-cell>
          <table:table-cell table:formula="of:=[.C921]/([.D921]-[.D920])" office:value-type="float" office:value="380288.322533681" calcext:value-type="float">
            <text:p>380288.32253368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42769894.75166" calcext:value-type="float">
            <text:p>1442769894.75166</text:p>
          </table:table-cell>
          <table:table-cell office:value-type="float" office:value="8096" calcext:value-type="float">
            <text:p>8096</text:p>
          </table:table-cell>
          <table:table-cell table:formula="of:=[.B922]-[.B$2]" office:value-type="float" office:value="28.8033435344696" calcext:value-type="float">
            <text:p>28.8033435345</text:p>
          </table:table-cell>
          <table:table-cell table:formula="of:=[.C922]/([.D922]-[.D921])" office:value-type="float" office:value="2875769.40921409" calcext:value-type="float">
            <text:p>2875769.4092140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42769894.75448" calcext:value-type="float">
            <text:p>1442769894.75448</text:p>
          </table:table-cell>
          <table:table-cell office:value-type="float" office:value="8096" calcext:value-type="float">
            <text:p>8096</text:p>
          </table:table-cell>
          <table:table-cell table:formula="of:=[.B923]-[.B$2]" office:value-type="float" office:value="28.8061621189117" calcext:value-type="float">
            <text:p>28.8061621189</text:p>
          </table:table-cell>
          <table:table-cell table:formula="of:=[.C923]/([.D923]-[.D922])" office:value-type="float" office:value="2872363.82879377" calcext:value-type="float">
            <text:p>2872363.8287937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42769894.77561" calcext:value-type="float">
            <text:p>1442769894.77561</text:p>
          </table:table-cell>
          <table:table-cell office:value-type="float" office:value="8096" calcext:value-type="float">
            <text:p>8096</text:p>
          </table:table-cell>
          <table:table-cell table:formula="of:=[.B924]-[.B$2]" office:value-type="float" office:value="28.8272881507874" calcext:value-type="float">
            <text:p>28.8272881508</text:p>
          </table:table-cell>
          <table:table-cell table:formula="of:=[.C924]/([.D924]-[.D923])" office:value-type="float" office:value="383223.884526403" calcext:value-type="float">
            <text:p>383223.88452640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42769894.77843" calcext:value-type="float">
            <text:p>1442769894.77843</text:p>
          </table:table-cell>
          <table:table-cell office:value-type="float" office:value="8096" calcext:value-type="float">
            <text:p>8096</text:p>
          </table:table-cell>
          <table:table-cell table:formula="of:=[.B925]-[.B$2]" office:value-type="float" office:value="28.8301091194153" calcext:value-type="float">
            <text:p>28.8301091194</text:p>
          </table:table-cell>
          <table:table-cell table:formula="of:=[.C925]/([.D925]-[.D924])" office:value-type="float" office:value="2869936.20554429" calcext:value-type="float">
            <text:p>2869936.2055442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42769894.78125" calcext:value-type="float">
            <text:p>1442769894.78125</text:p>
          </table:table-cell>
          <table:table-cell office:value-type="float" office:value="8096" calcext:value-type="float">
            <text:p>8096</text:p>
          </table:table-cell>
          <table:table-cell table:formula="of:=[.B926]-[.B$2]" office:value-type="float" office:value="28.8329319953918" calcext:value-type="float">
            <text:p>28.8329319954</text:p>
          </table:table-cell>
          <table:table-cell table:formula="of:=[.C926]/([.D926]-[.D925])" office:value-type="float" office:value="2867997.05945946" calcext:value-type="float">
            <text:p>2867997.0594594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42769894.80252" calcext:value-type="float">
            <text:p>1442769894.80252</text:p>
          </table:table-cell>
          <table:table-cell office:value-type="float" office:value="8096" calcext:value-type="float">
            <text:p>8096</text:p>
          </table:table-cell>
          <table:table-cell table:formula="of:=[.B927]-[.B$2]" office:value-type="float" office:value="28.8541958332062" calcext:value-type="float">
            <text:p>28.8541958332</text:p>
          </table:table-cell>
          <table:table-cell table:formula="of:=[.C927]/([.D927]-[.D926])" office:value-type="float" office:value="380740.300537074" calcext:value-type="float">
            <text:p>380740.30053707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42769894.80534" calcext:value-type="float">
            <text:p>1442769894.80534</text:p>
          </table:table-cell>
          <table:table-cell office:value-type="float" office:value="8096" calcext:value-type="float">
            <text:p>8096</text:p>
          </table:table-cell>
          <table:table-cell table:formula="of:=[.B928]-[.B$2]" office:value-type="float" office:value="28.8570148944855" calcext:value-type="float">
            <text:p>28.8570148945</text:p>
          </table:table-cell>
          <table:table-cell table:formula="of:=[.C928]/([.D928]-[.D927])" office:value-type="float" office:value="2871877.97564276" calcext:value-type="float">
            <text:p>2871877.9756427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42769894.80817" calcext:value-type="float">
            <text:p>1442769894.80817</text:p>
          </table:table-cell>
          <table:table-cell office:value-type="float" office:value="8096" calcext:value-type="float">
            <text:p>8096</text:p>
          </table:table-cell>
          <table:table-cell table:formula="of:=[.B929]-[.B$2]" office:value-type="float" office:value="28.8598530292511" calcext:value-type="float">
            <text:p>28.8598530293</text:p>
          </table:table-cell>
          <table:table-cell table:formula="of:=[.C929]/([.D929]-[.D928])" office:value-type="float" office:value="2852577.72043011" calcext:value-type="float">
            <text:p>2852577.7204301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42769894.82937" calcext:value-type="float">
            <text:p>1442769894.82937</text:p>
          </table:table-cell>
          <table:table-cell office:value-type="float" office:value="8096" calcext:value-type="float">
            <text:p>8096</text:p>
          </table:table-cell>
          <table:table-cell table:formula="of:=[.B930]-[.B$2]" office:value-type="float" office:value="28.8810539245605" calcext:value-type="float">
            <text:p>28.8810539246</text:p>
          </table:table-cell>
          <table:table-cell table:formula="of:=[.C930]/([.D930]-[.D929])" office:value-type="float" office:value="381870.665452133" calcext:value-type="float">
            <text:p>381870.66545213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42769894.83218" calcext:value-type="float">
            <text:p>1442769894.83218</text:p>
          </table:table-cell>
          <table:table-cell office:value-type="float" office:value="8096" calcext:value-type="float">
            <text:p>8096</text:p>
          </table:table-cell>
          <table:table-cell table:formula="of:=[.B931]-[.B$2]" office:value-type="float" office:value="28.8838596343994" calcext:value-type="float">
            <text:p>28.8838596344</text:p>
          </table:table-cell>
          <table:table-cell table:formula="of:=[.C931]/([.D931]-[.D930])" office:value-type="float" office:value="2885544.28823929" calcext:value-type="float">
            <text:p>2885544.2882392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42769894.83499" calcext:value-type="float">
            <text:p>1442769894.83499</text:p>
          </table:table-cell>
          <table:table-cell office:value-type="float" office:value="8096" calcext:value-type="float">
            <text:p>8096</text:p>
          </table:table-cell>
          <table:table-cell table:formula="of:=[.B932]-[.B$2]" office:value-type="float" office:value="28.8866722583771" calcext:value-type="float">
            <text:p>28.8866722584</text:p>
          </table:table-cell>
          <table:table-cell table:formula="of:=[.C932]/([.D932]-[.D931])" office:value-type="float" office:value="2878450.89293888" calcext:value-type="float">
            <text:p>2878450.8929388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42769894.85626" calcext:value-type="float">
            <text:p>1442769894.85626</text:p>
          </table:table-cell>
          <table:table-cell office:value-type="float" office:value="8096" calcext:value-type="float">
            <text:p>8096</text:p>
          </table:table-cell>
          <table:table-cell table:formula="of:=[.B933]-[.B$2]" office:value-type="float" office:value="28.9079401493073" calcext:value-type="float">
            <text:p>28.9079401493</text:p>
          </table:table-cell>
          <table:table-cell table:formula="of:=[.C933]/([.D933]-[.D932])" office:value-type="float" office:value="380667.741177526" calcext:value-type="float">
            <text:p>380667.74117752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42769894.85908" calcext:value-type="float">
            <text:p>1442769894.85908</text:p>
          </table:table-cell>
          <table:table-cell office:value-type="float" office:value="8096" calcext:value-type="float">
            <text:p>8096</text:p>
          </table:table-cell>
          <table:table-cell table:formula="of:=[.B934]-[.B$2]" office:value-type="float" office:value="28.9107580184937" calcext:value-type="float">
            <text:p>28.9107580185</text:p>
          </table:table-cell>
          <table:table-cell table:formula="of:=[.C934]/([.D934]-[.D933])" office:value-type="float" office:value="2873092.91682883" calcext:value-type="float">
            <text:p>2873092.9168288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42769894.88314" calcext:value-type="float">
            <text:p>1442769894.88314</text:p>
          </table:table-cell>
          <table:table-cell office:value-type="float" office:value="8096" calcext:value-type="float">
            <text:p>8096</text:p>
          </table:table-cell>
          <table:table-cell table:formula="of:=[.B935]-[.B$2]" office:value-type="float" office:value="28.9348201751709" calcext:value-type="float">
            <text:p>28.9348201752</text:p>
          </table:table-cell>
          <table:table-cell table:formula="of:=[.C935]/([.D935]-[.D934])" office:value-type="float" office:value="336461.943482224" calcext:value-type="float">
            <text:p>336461.94348222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42769894.88595" calcext:value-type="float">
            <text:p>1442769894.88595</text:p>
          </table:table-cell>
          <table:table-cell office:value-type="float" office:value="8096" calcext:value-type="float">
            <text:p>8096</text:p>
          </table:table-cell>
          <table:table-cell table:formula="of:=[.B936]-[.B$2]" office:value-type="float" office:value="28.9376275539398" calcext:value-type="float">
            <text:p>28.9376275539</text:p>
          </table:table-cell>
          <table:table-cell table:formula="of:=[.C936]/([.D936]-[.D935])" office:value-type="float" office:value="2883828.89036093" calcext:value-type="float">
            <text:p>2883828.8903609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42769894.88873" calcext:value-type="float">
            <text:p>1442769894.88873</text:p>
          </table:table-cell>
          <table:table-cell office:value-type="float" office:value="8096" calcext:value-type="float">
            <text:p>8096</text:p>
          </table:table-cell>
          <table:table-cell table:formula="of:=[.B937]-[.B$2]" office:value-type="float" office:value="28.9404089450836" calcext:value-type="float">
            <text:p>28.9404089451</text:p>
          </table:table-cell>
          <table:table-cell table:formula="of:=[.C937]/([.D937]-[.D936])" office:value-type="float" office:value="2910773.63140751" calcext:value-type="float">
            <text:p>2910773.6314075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42769894.91002" calcext:value-type="float">
            <text:p>1442769894.91002</text:p>
          </table:table-cell>
          <table:table-cell office:value-type="float" office:value="8096" calcext:value-type="float">
            <text:p>8096</text:p>
          </table:table-cell>
          <table:table-cell table:formula="of:=[.B938]-[.B$2]" office:value-type="float" office:value="28.9616961479187" calcext:value-type="float">
            <text:p>28.9616961479</text:p>
          </table:table-cell>
          <table:table-cell table:formula="of:=[.C938]/([.D938]-[.D937])" office:value-type="float" office:value="380322.396639973" calcext:value-type="float">
            <text:p>380322.39663997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42769894.91283" calcext:value-type="float">
            <text:p>1442769894.91283</text:p>
          </table:table-cell>
          <table:table-cell office:value-type="float" office:value="8096" calcext:value-type="float">
            <text:p>8096</text:p>
          </table:table-cell>
          <table:table-cell table:formula="of:=[.B939]-[.B$2]" office:value-type="float" office:value="28.9645130634308" calcext:value-type="float">
            <text:p>28.9645130634</text:p>
          </table:table-cell>
          <table:table-cell table:formula="of:=[.C939]/([.D939]-[.D938])" office:value-type="float" office:value="2874065.61015658" calcext:value-type="float">
            <text:p>2874065.6101565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42769894.91565" calcext:value-type="float">
            <text:p>1442769894.91565</text:p>
          </table:table-cell>
          <table:table-cell office:value-type="float" office:value="8096" calcext:value-type="float">
            <text:p>8096</text:p>
          </table:table-cell>
          <table:table-cell table:formula="of:=[.B940]-[.B$2]" office:value-type="float" office:value="28.9673290252686" calcext:value-type="float">
            <text:p>28.9673290253</text:p>
          </table:table-cell>
          <table:table-cell table:formula="of:=[.C940]/([.D940]-[.D939])" office:value-type="float" office:value="2875038.96232326" calcext:value-type="float">
            <text:p>2875038.9623232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42769894.93695" calcext:value-type="float">
            <text:p>1442769894.93695</text:p>
          </table:table-cell>
          <table:table-cell office:value-type="float" office:value="8096" calcext:value-type="float">
            <text:p>8096</text:p>
          </table:table-cell>
          <table:table-cell table:formula="of:=[.B941]-[.B$2]" office:value-type="float" office:value="28.9886291027069" calcext:value-type="float">
            <text:p>28.9886291027</text:p>
          </table:table-cell>
          <table:table-cell table:formula="of:=[.C941]/([.D941]-[.D940])" office:value-type="float" office:value="380092.514847939" calcext:value-type="float">
            <text:p>380092.51484793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42769894.93977" calcext:value-type="float">
            <text:p>1442769894.93977</text:p>
          </table:table-cell>
          <table:table-cell office:value-type="float" office:value="8096" calcext:value-type="float">
            <text:p>8096</text:p>
          </table:table-cell>
          <table:table-cell table:formula="of:=[.B942]-[.B$2]" office:value-type="float" office:value="28.9914512634277" calcext:value-type="float">
            <text:p>28.9914512634</text:p>
          </table:table-cell>
          <table:table-cell table:formula="of:=[.C942]/([.D942]-[.D941])" office:value-type="float" office:value="2868723.93207738" calcext:value-type="float">
            <text:p>2868723.9320773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42769894.94259" calcext:value-type="float">
            <text:p>1442769894.94259</text:p>
          </table:table-cell>
          <table:table-cell office:value-type="float" office:value="8096" calcext:value-type="float">
            <text:p>8096</text:p>
          </table:table-cell>
          <table:table-cell table:formula="of:=[.B943]-[.B$2]" office:value-type="float" office:value="28.9942734241486" calcext:value-type="float">
            <text:p>28.9942734241</text:p>
          </table:table-cell>
          <table:table-cell table:formula="of:=[.C943]/([.D943]-[.D942])" office:value-type="float" office:value="2868723.93207738" calcext:value-type="float">
            <text:p>2868723.9320773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42769894.96389" calcext:value-type="float">
            <text:p>1442769894.96389</text:p>
          </table:table-cell>
          <table:table-cell office:value-type="float" office:value="8096" calcext:value-type="float">
            <text:p>8096</text:p>
          </table:table-cell>
          <table:table-cell table:formula="of:=[.B944]-[.B$2]" office:value-type="float" office:value="29.0155692100525" calcext:value-type="float">
            <text:p>29.0155692101</text:p>
          </table:table-cell>
          <table:table-cell table:formula="of:=[.C944]/([.D944]-[.D943])" office:value-type="float" office:value="380169.111228043" calcext:value-type="float">
            <text:p>380169.11122804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42769894.96671" calcext:value-type="float">
            <text:p>1442769894.96671</text:p>
          </table:table-cell>
          <table:table-cell office:value-type="float" office:value="8096" calcext:value-type="float">
            <text:p>8096</text:p>
          </table:table-cell>
          <table:table-cell table:formula="of:=[.B945]-[.B$2]" office:value-type="float" office:value="29.0183928012848" calcext:value-type="float">
            <text:p>29.0183928013</text:p>
          </table:table-cell>
          <table:table-cell table:formula="of:=[.C945]/([.D945]-[.D944])" office:value-type="float" office:value="2867270.55509584" calcext:value-type="float">
            <text:p>2867270.5550958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42769894.96954" calcext:value-type="float">
            <text:p>1442769894.96954</text:p>
          </table:table-cell>
          <table:table-cell office:value-type="float" office:value="8096" calcext:value-type="float">
            <text:p>8096</text:p>
          </table:table-cell>
          <table:table-cell table:formula="of:=[.B946]-[.B$2]" office:value-type="float" office:value="29.0212171077728" calcext:value-type="float">
            <text:p>29.0212171078</text:p>
          </table:table-cell>
          <table:table-cell table:formula="of:=[.C946]/([.D946]-[.D945])" office:value-type="float" office:value="2866544.41870674" calcext:value-type="float">
            <text:p>2866544.4187067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42769894.97238" calcext:value-type="float">
            <text:p>1442769894.97238</text:p>
          </table:table-cell>
          <table:table-cell office:value-type="float" office:value="8096" calcext:value-type="float">
            <text:p>8096</text:p>
          </table:table-cell>
          <table:table-cell table:formula="of:=[.B947]-[.B$2]" office:value-type="float" office:value="29.0240564346313" calcext:value-type="float">
            <text:p>29.0240564346</text:p>
          </table:table-cell>
          <table:table-cell table:formula="of:=[.C947]/([.D947]-[.D946])" office:value-type="float" office:value="2851380.06415316" calcext:value-type="float">
            <text:p>2851380.0641531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42769900.27056" calcext:value-type="float">
            <text:p>1442769900.27056</text:p>
          </table:table-cell>
          <table:table-cell office:value-type="float" office:value="8096" calcext:value-type="float">
            <text:p>8096</text:p>
          </table:table-cell>
          <table:table-cell table:formula="of:=[.B948]-[.B$2]" office:value-type="float" office:value="34.3222415447235" calcext:value-type="float">
            <text:p>34.3222415447</text:p>
          </table:table-cell>
          <table:table-cell table:formula="of:=[.C948]/([.D948]-[.D947])" office:value-type="float" office:value="1528.0704301136" calcext:value-type="float">
            <text:p>1528.070430113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42769900.29107" calcext:value-type="float">
            <text:p>1442769900.29107</text:p>
          </table:table-cell>
          <table:table-cell office:value-type="float" office:value="8096" calcext:value-type="float">
            <text:p>8096</text:p>
          </table:table-cell>
          <table:table-cell table:formula="of:=[.B949]-[.B$2]" office:value-type="float" office:value="34.3427474498749" calcext:value-type="float">
            <text:p>34.3427474499</text:p>
          </table:table-cell>
          <table:table-cell table:formula="of:=[.C949]/([.D949]-[.D948])" office:value-type="float" office:value="394813.100920845" calcext:value-type="float">
            <text:p>394813.10092084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42769900.30144" calcext:value-type="float">
            <text:p>1442769900.30144</text:p>
          </table:table-cell>
          <table:table-cell office:value-type="float" office:value="8096" calcext:value-type="float">
            <text:p>8096</text:p>
          </table:table-cell>
          <table:table-cell table:formula="of:=[.B950]-[.B$2]" office:value-type="float" office:value="34.3531224727631" calcext:value-type="float">
            <text:p>34.3531224728</text:p>
          </table:table-cell>
          <table:table-cell table:formula="of:=[.C950]/([.D950]-[.D949])" office:value-type="float" office:value="780335.627906977" calcext:value-type="float">
            <text:p>780335.62790697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42769900.32211" calcext:value-type="float">
            <text:p>1442769900.32211</text:p>
          </table:table-cell>
          <table:table-cell office:value-type="float" office:value="8096" calcext:value-type="float">
            <text:p>8096</text:p>
          </table:table-cell>
          <table:table-cell table:formula="of:=[.B951]-[.B$2]" office:value-type="float" office:value="34.3737919330597" calcext:value-type="float">
            <text:p>34.3737919331</text:p>
          </table:table-cell>
          <table:table-cell table:formula="of:=[.C951]/([.D951]-[.D950])" office:value-type="float" office:value="391688.988672803" calcext:value-type="float">
            <text:p>391688.98867280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42769900.32563" calcext:value-type="float">
            <text:p>1442769900.32563</text:p>
          </table:table-cell>
          <table:table-cell office:value-type="float" office:value="8096" calcext:value-type="float">
            <text:p>8096</text:p>
          </table:table-cell>
          <table:table-cell table:formula="of:=[.B952]-[.B$2]" office:value-type="float" office:value="34.3773081302643" calcext:value-type="float">
            <text:p>34.3773081303</text:p>
          </table:table-cell>
          <table:table-cell table:formula="of:=[.C952]/([.D952]-[.D951])" office:value-type="float" office:value="2302487.4684025" calcext:value-type="float">
            <text:p>2302487.468402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42769900.33239" calcext:value-type="float">
            <text:p>1442769900.33239</text:p>
          </table:table-cell>
          <table:table-cell office:value-type="float" office:value="8096" calcext:value-type="float">
            <text:p>8096</text:p>
          </table:table-cell>
          <table:table-cell table:formula="of:=[.B953]-[.B$2]" office:value-type="float" office:value="34.3840703964233" calcext:value-type="float">
            <text:p>34.3840703964</text:p>
          </table:table-cell>
          <table:table-cell table:formula="of:=[.C953]/([.D953]-[.D952])" office:value-type="float" office:value="1197231.78732856" calcext:value-type="float">
            <text:p>1197231.7873285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42769900.35307" calcext:value-type="float">
            <text:p>1442769900.35307</text:p>
          </table:table-cell>
          <table:table-cell office:value-type="float" office:value="8096" calcext:value-type="float">
            <text:p>8096</text:p>
          </table:table-cell>
          <table:table-cell table:formula="of:=[.B954]-[.B$2]" office:value-type="float" office:value="34.4047510623932" calcext:value-type="float">
            <text:p>34.4047510624</text:p>
          </table:table-cell>
          <table:table-cell table:formula="of:=[.C954]/([.D954]-[.D953])" office:value-type="float" office:value="391476.754752654" calcext:value-type="float">
            <text:p>391476.75475265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42769900.35662" calcext:value-type="float">
            <text:p>1442769900.35662</text:p>
          </table:table-cell>
          <table:table-cell office:value-type="float" office:value="8096" calcext:value-type="float">
            <text:p>8096</text:p>
          </table:table-cell>
          <table:table-cell table:formula="of:=[.B955]-[.B$2]" office:value-type="float" office:value="34.4082989692688" calcext:value-type="float">
            <text:p>34.4082989693</text:p>
          </table:table-cell>
          <table:table-cell table:formula="of:=[.C955]/([.D955]-[.D954])" office:value-type="float" office:value="2281908.82225657" calcext:value-type="float">
            <text:p>2281908.8222565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42769900.3634" calcext:value-type="float">
            <text:p>1442769900.3634</text:p>
          </table:table-cell>
          <table:table-cell office:value-type="float" office:value="8096" calcext:value-type="float">
            <text:p>8096</text:p>
          </table:table-cell>
          <table:table-cell table:formula="of:=[.B956]-[.B$2]" office:value-type="float" office:value="34.4150750637054" calcext:value-type="float">
            <text:p>34.4150750637</text:p>
          </table:table-cell>
          <table:table-cell table:formula="of:=[.C956]/([.D956]-[.D955])" office:value-type="float" office:value="1194788.54311952" calcext:value-type="float">
            <text:p>1194788.5431195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42769900.37375" calcext:value-type="float">
            <text:p>1442769900.37375</text:p>
          </table:table-cell>
          <table:table-cell office:value-type="float" office:value="8096" calcext:value-type="float">
            <text:p>8096</text:p>
          </table:table-cell>
          <table:table-cell table:formula="of:=[.B957]-[.B$2]" office:value-type="float" office:value="34.4254312515259" calcext:value-type="float">
            <text:p>34.4254312515</text:p>
          </table:table-cell>
          <table:table-cell table:formula="of:=[.C957]/([.D957]-[.D956])" office:value-type="float" office:value="781754.844579506" calcext:value-type="float">
            <text:p>781754.84457950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42769900.39928" calcext:value-type="float">
            <text:p>1442769900.39928</text:p>
          </table:table-cell>
          <table:table-cell office:value-type="float" office:value="8096" calcext:value-type="float">
            <text:p>8096</text:p>
          </table:table-cell>
          <table:table-cell table:formula="of:=[.B958]-[.B$2]" office:value-type="float" office:value="34.4509551525116" calcext:value-type="float">
            <text:p>34.4509551525</text:p>
          </table:table-cell>
          <table:table-cell table:formula="of:=[.C958]/([.D958]-[.D957])" office:value-type="float" office:value="317192.89322311" calcext:value-type="float">
            <text:p>317192.8932231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42769900.40281" calcext:value-type="float">
            <text:p>1442769900.40281</text:p>
          </table:table-cell>
          <table:table-cell office:value-type="float" office:value="8096" calcext:value-type="float">
            <text:p>8096</text:p>
          </table:table-cell>
          <table:table-cell table:formula="of:=[.B959]-[.B$2]" office:value-type="float" office:value="34.4544909000397" calcext:value-type="float">
            <text:p>34.4544909</text:p>
          </table:table-cell>
          <table:table-cell table:formula="of:=[.C959]/([.D959]-[.D958])" office:value-type="float" office:value="2289756.24976399" calcext:value-type="float">
            <text:p>2289756.2497639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42769900.41333" calcext:value-type="float">
            <text:p>1442769900.41333</text:p>
          </table:table-cell>
          <table:table-cell office:value-type="float" office:value="8096" calcext:value-type="float">
            <text:p>8096</text:p>
          </table:table-cell>
          <table:table-cell table:formula="of:=[.B960]-[.B$2]" office:value-type="float" office:value="34.4650075435638" calcext:value-type="float">
            <text:p>34.4650075436</text:p>
          </table:table-cell>
          <table:table-cell table:formula="of:=[.C960]/([.D960]-[.D959])" office:value-type="float" office:value="769827.367581047" calcext:value-type="float">
            <text:p>769827.36758104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42769900.52095" calcext:value-type="float">
            <text:p>1442769900.52095</text:p>
          </table:table-cell>
          <table:table-cell office:value-type="float" office:value="8096" calcext:value-type="float">
            <text:p>8096</text:p>
          </table:table-cell>
          <table:table-cell table:formula="of:=[.B961]-[.B$2]" office:value-type="float" office:value="34.5726270675659" calcext:value-type="float">
            <text:p>34.5726270676</text:p>
          </table:table-cell>
          <table:table-cell table:formula="of:=[.C961]/([.D961]-[.D960])" office:value-type="float" office:value="75227.9855822805" calcext:value-type="float">
            <text:p>75227.985582280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42769900.52448" calcext:value-type="float">
            <text:p>1442769900.52448</text:p>
          </table:table-cell>
          <table:table-cell office:value-type="float" office:value="8096" calcext:value-type="float">
            <text:p>8096</text:p>
          </table:table-cell>
          <table:table-cell table:formula="of:=[.B962]-[.B$2]" office:value-type="float" office:value="34.576159954071" calcext:value-type="float">
            <text:p>34.5761599541</text:p>
          </table:table-cell>
          <table:table-cell table:formula="of:=[.C962]/([.D962]-[.D961])" office:value-type="float" office:value="2291610.55365096" calcext:value-type="float">
            <text:p>2291610.5536509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42769900.68717" calcext:value-type="float">
            <text:p>1442769900.68717</text:p>
          </table:table-cell>
          <table:table-cell office:value-type="float" office:value="8096" calcext:value-type="float">
            <text:p>8096</text:p>
          </table:table-cell>
          <table:table-cell table:formula="of:=[.B963]-[.B$2]" office:value-type="float" office:value="34.738853931427" calcext:value-type="float">
            <text:p>34.7388539314</text:p>
          </table:table-cell>
          <table:table-cell table:formula="of:=[.C963]/([.D963]-[.D962])" office:value-type="float" office:value="49762.1370598545" calcext:value-type="float">
            <text:p>49762.137059854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42769900.82149" calcext:value-type="float">
            <text:p>1442769900.82149</text:p>
          </table:table-cell>
          <table:table-cell office:value-type="float" office:value="8096" calcext:value-type="float">
            <text:p>8096</text:p>
          </table:table-cell>
          <table:table-cell table:formula="of:=[.B964]-[.B$2]" office:value-type="float" office:value="34.8731696605682" calcext:value-type="float">
            <text:p>34.8731696606</text:p>
          </table:table-cell>
          <table:table-cell table:formula="of:=[.C964]/([.D964]-[.D963])" office:value-type="float" office:value="60275.889143906" calcext:value-type="float">
            <text:p>60275.88914390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42769900.82502" calcext:value-type="float">
            <text:p>1442769900.82502</text:p>
          </table:table-cell>
          <table:table-cell office:value-type="float" office:value="8096" calcext:value-type="float">
            <text:p>8096</text:p>
          </table:table-cell>
          <table:table-cell table:formula="of:=[.B965]-[.B$2]" office:value-type="float" office:value="34.8766989707947" calcext:value-type="float">
            <text:p>34.8766989708</text:p>
          </table:table-cell>
          <table:table-cell table:formula="of:=[.C965]/([.D965]-[.D964])" office:value-type="float" office:value="2293932.66121732" calcext:value-type="float">
            <text:p>2293932.6612173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42769900.99634" calcext:value-type="float">
            <text:p>1442769900.99634</text:p>
          </table:table-cell>
          <table:table-cell office:value-type="float" office:value="8096" calcext:value-type="float">
            <text:p>8096</text:p>
          </table:table-cell>
          <table:table-cell table:formula="of:=[.B966]-[.B$2]" office:value-type="float" office:value="35.048015832901" calcext:value-type="float">
            <text:p>35.0480158329</text:p>
          </table:table-cell>
          <table:table-cell table:formula="of:=[.C966]/([.D966]-[.D965])" office:value-type="float" office:value="47257.461410748" calcext:value-type="float">
            <text:p>47257.46141074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42769901.0935" calcext:value-type="float">
            <text:p>1442769901.0935</text:p>
          </table:table-cell>
          <table:table-cell office:value-type="float" office:value="8096" calcext:value-type="float">
            <text:p>8096</text:p>
          </table:table-cell>
          <table:table-cell table:formula="of:=[.B967]-[.B$2]" office:value-type="float" office:value="35.1451780796051" calcext:value-type="float">
            <text:p>35.1451780796</text:p>
          </table:table-cell>
          <table:table-cell table:formula="of:=[.C967]/([.D967]-[.D966])" office:value-type="float" office:value="83324.5450226733" calcext:value-type="float">
            <text:p>83324.545022673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42769901.09692" calcext:value-type="float">
            <text:p>1442769901.09692</text:p>
          </table:table-cell>
          <table:table-cell office:value-type="float" office:value="8096" calcext:value-type="float">
            <text:p>8096</text:p>
          </table:table-cell>
          <table:table-cell table:formula="of:=[.B968]-[.B$2]" office:value-type="float" office:value="35.1485996246338" calcext:value-type="float">
            <text:p>35.1485996246</text:p>
          </table:table-cell>
          <table:table-cell table:formula="of:=[.C968]/([.D968]-[.D967])" office:value-type="float" office:value="2366182.50881472" calcext:value-type="float">
            <text:p>2366182.5088147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42769901.10034" calcext:value-type="float">
            <text:p>1442769901.10034</text:p>
          </table:table-cell>
          <table:table-cell office:value-type="float" office:value="8096" calcext:value-type="float">
            <text:p>8096</text:p>
          </table:table-cell>
          <table:table-cell table:formula="of:=[.B969]-[.B$2]" office:value-type="float" office:value="35.1520192623138" calcext:value-type="float">
            <text:p>35.1520192623</text:p>
          </table:table-cell>
          <table:table-cell table:formula="of:=[.C969]/([.D969]-[.D968])" office:value-type="float" office:value="2367502.27874224" calcext:value-type="float">
            <text:p>2367502.2787422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42769901.10379" calcext:value-type="float">
            <text:p>1442769901.10379</text:p>
          </table:table-cell>
          <table:table-cell office:value-type="float" office:value="8096" calcext:value-type="float">
            <text:p>8096</text:p>
          </table:table-cell>
          <table:table-cell table:formula="of:=[.B970]-[.B$2]" office:value-type="float" office:value="35.1554644107819" calcext:value-type="float">
            <text:p>35.1554644108</text:p>
          </table:table-cell>
          <table:table-cell table:formula="of:=[.C970]/([.D970]-[.D969])" office:value-type="float" office:value="2349971.29301038" calcext:value-type="float">
            <text:p>2349971.2930103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42769901.10721" calcext:value-type="float">
            <text:p>1442769901.10721</text:p>
          </table:table-cell>
          <table:table-cell office:value-type="float" office:value="8096" calcext:value-type="float">
            <text:p>8096</text:p>
          </table:table-cell>
          <table:table-cell table:formula="of:=[.B971]-[.B$2]" office:value-type="float" office:value="35.1588847637176" calcext:value-type="float">
            <text:p>35.1588847637</text:p>
          </table:table-cell>
          <table:table-cell table:formula="of:=[.C971]/([.D971]-[.D970])" office:value-type="float" office:value="2367007.19252753" calcext:value-type="float">
            <text:p>2367007.1925275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42769901.11068" calcext:value-type="float">
            <text:p>1442769901.11068</text:p>
          </table:table-cell>
          <table:table-cell office:value-type="float" office:value="8096" calcext:value-type="float">
            <text:p>8096</text:p>
          </table:table-cell>
          <table:table-cell table:formula="of:=[.B972]-[.B$2]" office:value-type="float" office:value="35.1623637676239" calcext:value-type="float">
            <text:p>35.1623637676</text:p>
          </table:table-cell>
          <table:table-cell table:formula="of:=[.C972]/([.D972]-[.D971])" office:value-type="float" office:value="2327102.87719298" calcext:value-type="float">
            <text:p>2327102.8771929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42769901.20513" calcext:value-type="float">
            <text:p>1442769901.20513</text:p>
          </table:table-cell>
          <table:table-cell office:value-type="float" office:value="8096" calcext:value-type="float">
            <text:p>8096</text:p>
          </table:table-cell>
          <table:table-cell table:formula="of:=[.B973]-[.B$2]" office:value-type="float" office:value="35.2568049430847" calcext:value-type="float">
            <text:p>35.2568049431</text:p>
          </table:table-cell>
          <table:table-cell table:formula="of:=[.C973]/([.D973]-[.D972])" office:value-type="float" office:value="85725.3201317799" calcext:value-type="float">
            <text:p>85725.320131779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42769901.20855" calcext:value-type="float">
            <text:p>1442769901.20855</text:p>
          </table:table-cell>
          <table:table-cell office:value-type="float" office:value="8096" calcext:value-type="float">
            <text:p>8096</text:p>
          </table:table-cell>
          <table:table-cell table:formula="of:=[.B974]-[.B$2]" office:value-type="float" office:value="35.2602255344391" calcext:value-type="float">
            <text:p>35.2602255344</text:p>
          </table:table-cell>
          <table:table-cell table:formula="of:=[.C974]/([.D974]-[.D973])" office:value-type="float" office:value="2366842.20979996" calcext:value-type="float">
            <text:p>2366842.2097999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42769901.46443" calcext:value-type="float">
            <text:p>1442769901.46443</text:p>
          </table:table-cell>
          <table:table-cell office:value-type="float" office:value="8096" calcext:value-type="float">
            <text:p>8096</text:p>
          </table:table-cell>
          <table:table-cell table:formula="of:=[.B975]-[.B$2]" office:value-type="float" office:value="35.5161061286926" calcext:value-type="float">
            <text:p>35.5161061287</text:p>
          </table:table-cell>
          <table:table-cell table:formula="of:=[.C975]/([.D975]-[.D974])" office:value-type="float" office:value="31639.7576909566" calcext:value-type="float">
            <text:p>31639.757690956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42769901.67307" calcext:value-type="float">
            <text:p>1442769901.67307</text:p>
          </table:table-cell>
          <table:table-cell office:value-type="float" office:value="8096" calcext:value-type="float">
            <text:p>8096</text:p>
          </table:table-cell>
          <table:table-cell table:formula="of:=[.B976]-[.B$2]" office:value-type="float" office:value="35.7247486114502" calcext:value-type="float">
            <text:p>35.7247486115</text:p>
          </table:table-cell>
          <table:table-cell table:formula="of:=[.C976]/([.D976]-[.D975])" office:value-type="float" office:value="38803.2192341534" calcext:value-type="float">
            <text:p>38803.219234153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42769901.8816" calcext:value-type="float">
            <text:p>1442769901.8816</text:p>
          </table:table-cell>
          <table:table-cell office:value-type="float" office:value="8096" calcext:value-type="float">
            <text:p>8096</text:p>
          </table:table-cell>
          <table:table-cell table:formula="of:=[.B977]-[.B$2]" office:value-type="float" office:value="35.9332799911499" calcext:value-type="float">
            <text:p>35.9332799911</text:p>
          </table:table-cell>
          <table:table-cell table:formula="of:=[.C977]/([.D977]-[.D976])" office:value-type="float" office:value="38823.8931313769" calcext:value-type="float">
            <text:p>38823.893131376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42769901.88502" calcext:value-type="float">
            <text:p>1442769901.88502</text:p>
          </table:table-cell>
          <table:table-cell office:value-type="float" office:value="8096" calcext:value-type="float">
            <text:p>8096</text:p>
          </table:table-cell>
          <table:table-cell table:formula="of:=[.B978]-[.B$2]" office:value-type="float" office:value="35.9366972446442" calcext:value-type="float">
            <text:p>35.9366972446</text:p>
          </table:table-cell>
          <table:table-cell table:formula="of:=[.C978]/([.D978]-[.D977])" office:value-type="float" office:value="2369154.0629317" calcext:value-type="float">
            <text:p>2369154.062931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42769902.09027" calcext:value-type="float">
            <text:p>1442769902.09027</text:p>
          </table:table-cell>
          <table:table-cell office:value-type="float" office:value="8096" calcext:value-type="float">
            <text:p>8096</text:p>
          </table:table-cell>
          <table:table-cell table:formula="of:=[.B979]-[.B$2]" office:value-type="float" office:value="36.1419534683228" calcext:value-type="float">
            <text:p>36.1419534683</text:p>
          </table:table-cell>
          <table:table-cell table:formula="of:=[.C979]/([.D979]-[.D978])" office:value-type="float" office:value="39443.3837615445" calcext:value-type="float">
            <text:p>39443.383761544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42769902.09334" calcext:value-type="float">
            <text:p>1442769902.09334</text:p>
          </table:table-cell>
          <table:table-cell office:value-type="float" office:value="8096" calcext:value-type="float">
            <text:p>8096</text:p>
          </table:table-cell>
          <table:table-cell table:formula="of:=[.B980]-[.B$2]" office:value-type="float" office:value="36.1450181007385" calcext:value-type="float">
            <text:p>36.1450181007</text:p>
          </table:table-cell>
          <table:table-cell table:formula="of:=[.C980]/([.D980]-[.D979])" office:value-type="float" office:value="2641752.38711685" calcext:value-type="float">
            <text:p>2641752.3871168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42769902.09641" calcext:value-type="float">
            <text:p>1442769902.09641</text:p>
          </table:table-cell>
          <table:table-cell office:value-type="float" office:value="8096" calcext:value-type="float">
            <text:p>8096</text:p>
          </table:table-cell>
          <table:table-cell table:formula="of:=[.B981]-[.B$2]" office:value-type="float" office:value="36.1480915546417" calcext:value-type="float">
            <text:p>36.1480915546</text:p>
          </table:table-cell>
          <table:table-cell table:formula="of:=[.C981]/([.D981]-[.D980])" office:value-type="float" office:value="2634169.97781398" calcext:value-type="float">
            <text:p>2634169.9778139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42769902.0995" calcext:value-type="float">
            <text:p>1442769902.0995</text:p>
          </table:table-cell>
          <table:table-cell office:value-type="float" office:value="8096" calcext:value-type="float">
            <text:p>8096</text:p>
          </table:table-cell>
          <table:table-cell table:formula="of:=[.B982]-[.B$2]" office:value-type="float" office:value="36.1511805057526" calcext:value-type="float">
            <text:p>36.1511805058</text:p>
          </table:table-cell>
          <table:table-cell table:formula="of:=[.C982]/([.D982]-[.D981])" office:value-type="float" office:value="2620954.39827107" calcext:value-type="float">
            <text:p>2620954.3982710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42769902.10262" calcext:value-type="float">
            <text:p>1442769902.10262</text:p>
          </table:table-cell>
          <table:table-cell office:value-type="float" office:value="8096" calcext:value-type="float">
            <text:p>8096</text:p>
          </table:table-cell>
          <table:table-cell table:formula="of:=[.B983]-[.B$2]" office:value-type="float" office:value="36.1543018817902" calcext:value-type="float">
            <text:p>36.1543018818</text:p>
          </table:table-cell>
          <table:table-cell table:formula="of:=[.C983]/([.D983]-[.D982])" office:value-type="float" office:value="2593727.86312252" calcext:value-type="float">
            <text:p>2593727.8631225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42769902.10571" calcext:value-type="float">
            <text:p>1442769902.10571</text:p>
          </table:table-cell>
          <table:table-cell office:value-type="float" office:value="8096" calcext:value-type="float">
            <text:p>8096</text:p>
          </table:table-cell>
          <table:table-cell table:formula="of:=[.B984]-[.B$2]" office:value-type="float" office:value="36.1573870182037" calcext:value-type="float">
            <text:p>36.1573870182</text:p>
          </table:table-cell>
          <table:table-cell table:formula="of:=[.C984]/([.D984]-[.D983])" office:value-type="float" office:value="2624195.14559505" calcext:value-type="float">
            <text:p>2624195.1455950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42769902.12448" calcext:value-type="float">
            <text:p>1442769902.12448</text:p>
          </table:table-cell>
          <table:table-cell office:value-type="float" office:value="8096" calcext:value-type="float">
            <text:p>8096</text:p>
          </table:table-cell>
          <table:table-cell table:formula="of:=[.B985]-[.B$2]" office:value-type="float" office:value="36.1761634349823" calcext:value-type="float">
            <text:p>36.176163435</text:p>
          </table:table-cell>
          <table:table-cell table:formula="of:=[.C985]/([.D985]-[.D984])" office:value-type="float" office:value="431179.180536862" calcext:value-type="float">
            <text:p>431179.18053686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42769902.16308" calcext:value-type="float">
            <text:p>1442769902.16308</text:p>
          </table:table-cell>
          <table:table-cell office:value-type="float" office:value="8096" calcext:value-type="float">
            <text:p>8096</text:p>
          </table:table-cell>
          <table:table-cell table:formula="of:=[.B986]-[.B$2]" office:value-type="float" office:value="36.2147588729858" calcext:value-type="float">
            <text:p>36.214758873</text:p>
          </table:table-cell>
          <table:table-cell table:formula="of:=[.C986]/([.D986]-[.D985])" office:value-type="float" office:value="209765.724105979" calcext:value-type="float">
            <text:p>209765.72410597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42769902.26611" calcext:value-type="float">
            <text:p>1442769902.26611</text:p>
          </table:table-cell>
          <table:table-cell office:value-type="float" office:value="8096" calcext:value-type="float">
            <text:p>8096</text:p>
          </table:table-cell>
          <table:table-cell table:formula="of:=[.B987]-[.B$2]" office:value-type="float" office:value="36.3177871704102" calcext:value-type="float">
            <text:p>36.3177871704</text:p>
          </table:table-cell>
          <table:table-cell table:formula="of:=[.C987]/([.D987]-[.D986])" office:value-type="float" office:value="78580.3531883776" calcext:value-type="float">
            <text:p>78580.353188377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42769902.26925" calcext:value-type="float">
            <text:p>1442769902.26925</text:p>
          </table:table-cell>
          <table:table-cell office:value-type="float" office:value="8096" calcext:value-type="float">
            <text:p>8096</text:p>
          </table:table-cell>
          <table:table-cell table:formula="of:=[.B988]-[.B$2]" office:value-type="float" office:value="36.3209309577942" calcext:value-type="float">
            <text:p>36.3209309578</text:p>
          </table:table-cell>
          <table:table-cell table:formula="of:=[.C988]/([.D988]-[.D987])" office:value-type="float" office:value="2575237.76611558" calcext:value-type="float">
            <text:p>2575237.7661155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42769902.30475" calcext:value-type="float">
            <text:p>1442769902.30475</text:p>
          </table:table-cell>
          <table:table-cell office:value-type="float" office:value="8096" calcext:value-type="float">
            <text:p>8096</text:p>
          </table:table-cell>
          <table:table-cell table:formula="of:=[.B989]-[.B$2]" office:value-type="float" office:value="36.3564336299896" calcext:value-type="float">
            <text:p>36.35643363</text:p>
          </table:table-cell>
          <table:table-cell table:formula="of:=[.C989]/([.D989]-[.D988])" office:value-type="float" office:value="228039.17281024" calcext:value-type="float">
            <text:p>228039.1728102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42769902.88402" calcext:value-type="float">
            <text:p>1442769902.88402</text:p>
          </table:table-cell>
          <table:table-cell office:value-type="float" office:value="8096" calcext:value-type="float">
            <text:p>8096</text:p>
          </table:table-cell>
          <table:table-cell table:formula="of:=[.B990]-[.B$2]" office:value-type="float" office:value="36.9356963634491" calcext:value-type="float">
            <text:p>36.9356963634</text:p>
          </table:table-cell>
          <table:table-cell table:formula="of:=[.C990]/([.D990]-[.D989])" office:value-type="float" office:value="13976.3867626165" calcext:value-type="float">
            <text:p>13976.386762616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42769902.88711" calcext:value-type="float">
            <text:p>1442769902.88711</text:p>
          </table:table-cell>
          <table:table-cell office:value-type="float" office:value="8096" calcext:value-type="float">
            <text:p>8096</text:p>
          </table:table-cell>
          <table:table-cell table:formula="of:=[.B991]-[.B$2]" office:value-type="float" office:value="36.9387910366058" calcext:value-type="float">
            <text:p>36.9387910366</text:p>
          </table:table-cell>
          <table:table-cell table:formula="of:=[.C991]/([.D991]-[.D990])" office:value-type="float" office:value="2616108.25762712" calcext:value-type="float">
            <text:p>2616108.2576271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42769902.89687" calcext:value-type="float">
            <text:p>1442769902.89687</text:p>
          </table:table-cell>
          <table:table-cell office:value-type="float" office:value="8096" calcext:value-type="float">
            <text:p>8096</text:p>
          </table:table-cell>
          <table:table-cell table:formula="of:=[.B992]-[.B$2]" office:value-type="float" office:value="36.9485478401184" calcext:value-type="float">
            <text:p>36.9485478401</text:p>
          </table:table-cell>
          <table:table-cell table:formula="of:=[.C992]/([.D992]-[.D991])" office:value-type="float" office:value="829779.957090145" calcext:value-type="float">
            <text:p>829779.95709014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42769902.90965" calcext:value-type="float">
            <text:p>1442769902.90965</text:p>
          </table:table-cell>
          <table:table-cell office:value-type="float" office:value="8096" calcext:value-type="float">
            <text:p>8096</text:p>
          </table:table-cell>
          <table:table-cell table:formula="of:=[.B993]-[.B$2]" office:value-type="float" office:value="36.9613308906555" calcext:value-type="float">
            <text:p>36.9613308907</text:p>
          </table:table-cell>
          <table:table-cell table:formula="of:=[.C993]/([.D993]-[.D992])" office:value-type="float" office:value="633338.652342584" calcext:value-type="float">
            <text:p>633338.65234258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42769902.91275" calcext:value-type="float">
            <text:p>1442769902.91275</text:p>
          </table:table-cell>
          <table:table-cell office:value-type="float" office:value="8096" calcext:value-type="float">
            <text:p>8096</text:p>
          </table:table-cell>
          <table:table-cell table:formula="of:=[.B994]-[.B$2]" office:value-type="float" office:value="36.9644241333008" calcext:value-type="float">
            <text:p>36.9644241333</text:p>
          </table:table-cell>
          <table:table-cell table:formula="of:=[.C994]/([.D994]-[.D993])" office:value-type="float" office:value="2617318.11191614" calcext:value-type="float">
            <text:p>2617318.1119161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42769902.9226" calcext:value-type="float">
            <text:p>1442769902.9226</text:p>
          </table:table-cell>
          <table:table-cell office:value-type="float" office:value="8096" calcext:value-type="float">
            <text:p>8096</text:p>
          </table:table-cell>
          <table:table-cell table:formula="of:=[.B995]-[.B$2]" office:value-type="float" office:value="36.9742751121521" calcext:value-type="float">
            <text:p>36.9742751122</text:p>
          </table:table-cell>
          <table:table-cell table:formula="of:=[.C995]/([.D995]-[.D994])" office:value-type="float" office:value="821847.262306985" calcext:value-type="float">
            <text:p>821847.26230698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42769902.93542" calcext:value-type="float">
            <text:p>1442769902.93542</text:p>
          </table:table-cell>
          <table:table-cell office:value-type="float" office:value="8096" calcext:value-type="float">
            <text:p>8096</text:p>
          </table:table-cell>
          <table:table-cell table:formula="of:=[.B996]-[.B$2]" office:value-type="float" office:value="36.9870984554291" calcext:value-type="float">
            <text:p>36.9870984554</text:p>
          </table:table-cell>
          <table:table-cell table:formula="of:=[.C996]/([.D996]-[.D995])" office:value-type="float" office:value="631348.613628335" calcext:value-type="float">
            <text:p>631348.61362833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42769902.94839" calcext:value-type="float">
            <text:p>1442769902.94839</text:p>
          </table:table-cell>
          <table:table-cell office:value-type="float" office:value="8096" calcext:value-type="float">
            <text:p>8096</text:p>
          </table:table-cell>
          <table:table-cell table:formula="of:=[.B997]-[.B$2]" office:value-type="float" office:value="37.0000715255737" calcext:value-type="float">
            <text:p>37.0000715256</text:p>
          </table:table-cell>
          <table:table-cell table:formula="of:=[.C997]/([.D997]-[.D996])" office:value-type="float" office:value="624061.9922445" calcext:value-type="float">
            <text:p>624061.992244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42769902.9515" calcext:value-type="float">
            <text:p>1442769902.9515</text:p>
          </table:table-cell>
          <table:table-cell office:value-type="float" office:value="8096" calcext:value-type="float">
            <text:p>8096</text:p>
          </table:table-cell>
          <table:table-cell table:formula="of:=[.B998]-[.B$2]" office:value-type="float" office:value="37.0031781196594" calcext:value-type="float">
            <text:p>37.0031781197</text:p>
          </table:table-cell>
          <table:table-cell table:formula="of:=[.C998]/([.D998]-[.D997])" office:value-type="float" office:value="2606069.46922487" calcext:value-type="float">
            <text:p>2606069.4692248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42769902.96122" calcext:value-type="float">
            <text:p>1442769902.96122</text:p>
          </table:table-cell>
          <table:table-cell office:value-type="float" office:value="8096" calcext:value-type="float">
            <text:p>8096</text:p>
          </table:table-cell>
          <table:table-cell table:formula="of:=[.B999]-[.B$2]" office:value-type="float" office:value="37.0129008293152" calcext:value-type="float">
            <text:p>37.0129008293</text:p>
          </table:table-cell>
          <table:table-cell table:formula="of:=[.C999]/([.D999]-[.D998])" office:value-type="float" office:value="832689.680823933" calcext:value-type="float">
            <text:p>832689.68082393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42769902.97413" calcext:value-type="float">
            <text:p>1442769902.97413</text:p>
          </table:table-cell>
          <table:table-cell office:value-type="float" office:value="8096" calcext:value-type="float">
            <text:p>8096</text:p>
          </table:table-cell>
          <table:table-cell table:formula="of:=[.B1000]-[.B$2]" office:value-type="float" office:value="37.0258061885834" calcext:value-type="float">
            <text:p>37.0258061886</text:p>
          </table:table-cell>
          <table:table-cell table:formula="of:=[.C1000]/([.D1000]-[.D999])" office:value-type="float" office:value="627336.274159877" calcext:value-type="float">
            <text:p>627336.27415987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42769902.97722" calcext:value-type="float">
            <text:p>1442769902.97722</text:p>
          </table:table-cell>
          <table:table-cell office:value-type="float" office:value="8096" calcext:value-type="float">
            <text:p>8096</text:p>
          </table:table-cell>
          <table:table-cell table:formula="of:=[.B1001]-[.B$2]" office:value-type="float" office:value="37.028902053833" calcext:value-type="float">
            <text:p>37.0289020538</text:p>
          </table:table-cell>
          <table:table-cell table:formula="of:=[.C1001]/([.D1001]-[.D1000])" office:value-type="float" office:value="2615100.89980747" calcext:value-type="float">
            <text:p>2615100.899807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42769902.98689" calcext:value-type="float">
            <text:p>1442769902.98689</text:p>
          </table:table-cell>
          <table:table-cell office:value-type="float" office:value="8096" calcext:value-type="float">
            <text:p>8096</text:p>
          </table:table-cell>
          <table:table-cell table:formula="of:=[.B1002]-[.B$2]" office:value-type="float" office:value="37.0385708808899" calcext:value-type="float">
            <text:p>37.0385708809</text:p>
          </table:table-cell>
          <table:table-cell table:formula="of:=[.C1002]/([.D1002]-[.D1001])" office:value-type="float" office:value="837330.107609607" calcext:value-type="float">
            <text:p>837330.10760960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42769902.99977" calcext:value-type="float">
            <text:p>1442769902.99977</text:p>
          </table:table-cell>
          <table:table-cell office:value-type="float" office:value="8096" calcext:value-type="float">
            <text:p>8096</text:p>
          </table:table-cell>
          <table:table-cell table:formula="of:=[.B1003]-[.B$2]" office:value-type="float" office:value="37.0514450073242" calcext:value-type="float">
            <text:p>37.0514450073</text:p>
          </table:table-cell>
          <table:table-cell table:formula="of:=[.C1003]/([.D1003]-[.D1002])" office:value-type="float" office:value="628858.201859328" calcext:value-type="float">
            <text:p>628858.20185932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42769903.00263" calcext:value-type="float">
            <text:p>1442769903.00263</text:p>
          </table:table-cell>
          <table:table-cell office:value-type="float" office:value="8096" calcext:value-type="float">
            <text:p>8096</text:p>
          </table:table-cell>
          <table:table-cell table:formula="of:=[.B1004]-[.B$2]" office:value-type="float" office:value="37.0543053150177" calcext:value-type="float">
            <text:p>37.054305315</text:p>
          </table:table-cell>
          <table:table-cell table:formula="of:=[.C1004]/([.D1004]-[.D1003])" office:value-type="float" office:value="2830464.71484538" calcext:value-type="float">
            <text:p>2830464.7148453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42769903.01268" calcext:value-type="float">
            <text:p>1442769903.01268</text:p>
          </table:table-cell>
          <table:table-cell office:value-type="float" office:value="8096" calcext:value-type="float">
            <text:p>8096</text:p>
          </table:table-cell>
          <table:table-cell table:formula="of:=[.B1005]-[.B$2]" office:value-type="float" office:value="37.0643575191498" calcext:value-type="float">
            <text:p>37.0643575191</text:p>
          </table:table-cell>
          <table:table-cell table:formula="of:=[.C1005]/([.D1005]-[.D1004])" office:value-type="float" office:value="805395.502680139" calcext:value-type="float">
            <text:p>805395.502680139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42769903.02554" calcext:value-type="float">
            <text:p>1442769903.02554</text:p>
          </table:table-cell>
          <table:table-cell office:value-type="float" office:value="8096" calcext:value-type="float">
            <text:p>8096</text:p>
          </table:table-cell>
          <table:table-cell table:formula="of:=[.B1006]-[.B$2]" office:value-type="float" office:value="37.077216386795" calcext:value-type="float">
            <text:p>37.0772163868</text:p>
          </table:table-cell>
          <table:table-cell table:formula="of:=[.C1006]/([.D1006]-[.D1005])" office:value-type="float" office:value="629604.427337116" calcext:value-type="float">
            <text:p>629604.42733711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42769903.03837" calcext:value-type="float">
            <text:p>1442769903.03837</text:p>
          </table:table-cell>
          <table:table-cell office:value-type="float" office:value="8096" calcext:value-type="float">
            <text:p>8096</text:p>
          </table:table-cell>
          <table:table-cell table:formula="of:=[.B1007]-[.B$2]" office:value-type="float" office:value="37.0900504589081" calcext:value-type="float">
            <text:p>37.0900504589</text:p>
          </table:table-cell>
          <table:table-cell table:formula="of:=[.C1007]/([.D1007]-[.D1006])" office:value-type="float" office:value="630820.828237043" calcext:value-type="float">
            <text:p>630820.82823704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42769903.04121" calcext:value-type="float">
            <text:p>1442769903.04121</text:p>
          </table:table-cell>
          <table:table-cell office:value-type="float" office:value="8096" calcext:value-type="float">
            <text:p>8096</text:p>
          </table:table-cell>
          <table:table-cell table:formula="of:=[.B1008]-[.B$2]" office:value-type="float" office:value="37.0928890705109" calcext:value-type="float">
            <text:p>37.0928890705</text:p>
          </table:table-cell>
          <table:table-cell table:formula="of:=[.C1008]/([.D1008]-[.D1007])" office:value-type="float" office:value="2852098.53720813" calcext:value-type="float">
            <text:p>2852098.5372081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42769903.05142" calcext:value-type="float">
            <text:p>1442769903.05142</text:p>
          </table:table-cell>
          <table:table-cell office:value-type="float" office:value="8096" calcext:value-type="float">
            <text:p>8096</text:p>
          </table:table-cell>
          <table:table-cell table:formula="of:=[.B1009]-[.B$2]" office:value-type="float" office:value="37.1031007766724" calcext:value-type="float">
            <text:p>37.1031007767</text:p>
          </table:table-cell>
          <table:table-cell table:formula="of:=[.C1009]/([.D1009]-[.D1008])" office:value-type="float" office:value="792815.605145806" calcext:value-type="float">
            <text:p>792815.60514580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42769903.06416" calcext:value-type="float">
            <text:p>1442769903.06416</text:p>
          </table:table-cell>
          <table:table-cell office:value-type="float" office:value="8096" calcext:value-type="float">
            <text:p>8096</text:p>
          </table:table-cell>
          <table:table-cell table:formula="of:=[.B1010]-[.B$2]" office:value-type="float" office:value="37.1158418655396" calcext:value-type="float">
            <text:p>37.1158418655</text:p>
          </table:table-cell>
          <table:table-cell table:formula="of:=[.C1010]/([.D1010]-[.D1009])" office:value-type="float" office:value="635424.498203593" calcext:value-type="float">
            <text:p>635424.49820359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42769903.06701" calcext:value-type="float">
            <text:p>1442769903.06701</text:p>
          </table:table-cell>
          <table:table-cell office:value-type="float" office:value="8096" calcext:value-type="float">
            <text:p>8096</text:p>
          </table:table-cell>
          <table:table-cell table:formula="of:=[.B1011]-[.B$2]" office:value-type="float" office:value="37.1186928749084" calcext:value-type="float">
            <text:p>37.1186928749</text:p>
          </table:table-cell>
          <table:table-cell table:formula="of:=[.C1011]/([.D1011]-[.D1010])" office:value-type="float" office:value="2839696.03478843" calcext:value-type="float">
            <text:p>2839696.0347884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42769903.07712" calcext:value-type="float">
            <text:p>1442769903.07712</text:p>
          </table:table-cell>
          <table:table-cell office:value-type="float" office:value="8096" calcext:value-type="float">
            <text:p>8096</text:p>
          </table:table-cell>
          <table:table-cell table:formula="of:=[.B1012]-[.B$2]" office:value-type="float" office:value="37.1287977695465" calcext:value-type="float">
            <text:p>37.1287977695</text:p>
          </table:table-cell>
          <table:table-cell table:formula="of:=[.C1012]/([.D1012]-[.D1011])" office:value-type="float" office:value="801195.884765118" calcext:value-type="float">
            <text:p>801195.88476511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42769903.08989" calcext:value-type="float">
            <text:p>1442769903.08989</text:p>
          </table:table-cell>
          <table:table-cell office:value-type="float" office:value="8096" calcext:value-type="float">
            <text:p>8096</text:p>
          </table:table-cell>
          <table:table-cell table:formula="of:=[.B1013]-[.B$2]" office:value-type="float" office:value="37.1415691375732" calcext:value-type="float">
            <text:p>37.1415691376</text:p>
          </table:table-cell>
          <table:table-cell table:formula="of:=[.C1013]/([.D1013]-[.D1012])" office:value-type="float" office:value="633917.993988836" calcext:value-type="float">
            <text:p>633917.99398883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42769903.09273" calcext:value-type="float">
            <text:p>1442769903.09273</text:p>
          </table:table-cell>
          <table:table-cell office:value-type="float" office:value="8096" calcext:value-type="float">
            <text:p>8096</text:p>
          </table:table-cell>
          <table:table-cell table:formula="of:=[.B1014]-[.B$2]" office:value-type="float" office:value="37.1444079875946" calcext:value-type="float">
            <text:p>37.1444079876</text:p>
          </table:table-cell>
          <table:table-cell table:formula="of:=[.C1014]/([.D1014]-[.D1013])" office:value-type="float" office:value="2851859.00596288" calcext:value-type="float">
            <text:p>2851859.0059628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42769903.09688" calcext:value-type="float">
            <text:p>1442769903.09688</text:p>
          </table:table-cell>
          <table:table-cell office:value-type="float" office:value="8096" calcext:value-type="float">
            <text:p>8096</text:p>
          </table:table-cell>
          <table:table-cell table:formula="of:=[.B1015]-[.B$2]" office:value-type="float" office:value="37.1485567092895" calcext:value-type="float">
            <text:p>37.1485567093</text:p>
          </table:table-cell>
          <table:table-cell table:formula="of:=[.C1015]/([.D1015]-[.D1014])" office:value-type="float" office:value="1951444.46778921" calcext:value-type="float">
            <text:p>1951444.4677892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42769903.09969" calcext:value-type="float">
            <text:p>1442769903.09969</text:p>
          </table:table-cell>
          <table:table-cell office:value-type="float" office:value="8096" calcext:value-type="float">
            <text:p>8096</text:p>
          </table:table-cell>
          <table:table-cell table:formula="of:=[.B1016]-[.B$2]" office:value-type="float" office:value="37.1513664722443" calcext:value-type="float">
            <text:p>37.1513664722</text:p>
          </table:table-cell>
          <table:table-cell table:formula="of:=[.C1016]/([.D1016]-[.D1015])" office:value-type="float" office:value="2881381.85693678" calcext:value-type="float">
            <text:p>2881381.8569367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42769903.1025" calcext:value-type="float">
            <text:p>1442769903.1025</text:p>
          </table:table-cell>
          <table:table-cell office:value-type="float" office:value="8096" calcext:value-type="float">
            <text:p>8096</text:p>
          </table:table-cell>
          <table:table-cell table:formula="of:=[.B1017]-[.B$2]" office:value-type="float" office:value="37.1541800498962" calcext:value-type="float">
            <text:p>37.1541800499</text:p>
          </table:table-cell>
          <table:table-cell table:formula="of:=[.C1017]/([.D1017]-[.D1016])" office:value-type="float" office:value="2877475.22955682" calcext:value-type="float">
            <text:p>2877475.2295568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42769903.10533" calcext:value-type="float">
            <text:p>1442769903.10533</text:p>
          </table:table-cell>
          <table:table-cell office:value-type="float" office:value="8096" calcext:value-type="float">
            <text:p>8096</text:p>
          </table:table-cell>
          <table:table-cell table:formula="of:=[.B1018]-[.B$2]" office:value-type="float" office:value="37.1570105552673" calcext:value-type="float">
            <text:p>37.1570105553</text:p>
          </table:table-cell>
          <table:table-cell table:formula="of:=[.C1018]/([.D1018]-[.D1017])" office:value-type="float" office:value="2860266.60916442" calcext:value-type="float">
            <text:p>2860266.6091644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42769903.10818" calcext:value-type="float">
            <text:p>1442769903.10818</text:p>
          </table:table-cell>
          <table:table-cell office:value-type="float" office:value="8096" calcext:value-type="float">
            <text:p>8096</text:p>
          </table:table-cell>
          <table:table-cell table:formula="of:=[.B1019]-[.B$2]" office:value-type="float" office:value="37.1598556041718" calcext:value-type="float">
            <text:p>37.1598556042</text:p>
          </table:table-cell>
          <table:table-cell table:formula="of:=[.C1019]/([.D1019]-[.D1018])" office:value-type="float" office:value="2845645.28484036" calcext:value-type="float">
            <text:p>2845645.2848403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42769903.11101" calcext:value-type="float">
            <text:p>1442769903.11101</text:p>
          </table:table-cell>
          <table:table-cell office:value-type="float" office:value="8096" calcext:value-type="float">
            <text:p>8096</text:p>
          </table:table-cell>
          <table:table-cell table:formula="of:=[.B1020]-[.B$2]" office:value-type="float" office:value="37.1626880168915" calcext:value-type="float">
            <text:p>37.1626880169</text:p>
          </table:table-cell>
          <table:table-cell table:formula="of:=[.C1020]/([.D1020]-[.D1019])" office:value-type="float" office:value="2858340.5037037" calcext:value-type="float">
            <text:p>2858340.503703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42769903.11384" calcext:value-type="float">
            <text:p>1442769903.11384</text:p>
          </table:table-cell>
          <table:table-cell office:value-type="float" office:value="8096" calcext:value-type="float">
            <text:p>8096</text:p>
          </table:table-cell>
          <table:table-cell table:formula="of:=[.B1021]-[.B$2]" office:value-type="float" office:value="37.1655158996582" calcext:value-type="float">
            <text:p>37.1655158997</text:p>
          </table:table-cell>
          <table:table-cell table:formula="of:=[.C1021]/([.D1021]-[.D1020])" office:value-type="float" office:value="2862919.24660653" calcext:value-type="float">
            <text:p>2862919.2466065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42769903.11667" calcext:value-type="float">
            <text:p>1442769903.11667</text:p>
          </table:table-cell>
          <table:table-cell office:value-type="float" office:value="8096" calcext:value-type="float">
            <text:p>8096</text:p>
          </table:table-cell>
          <table:table-cell table:formula="of:=[.B1022]-[.B$2]" office:value-type="float" office:value="37.1683535575867" calcext:value-type="float">
            <text:p>37.1683535576</text:p>
          </table:table-cell>
          <table:table-cell table:formula="of:=[.C1022]/([.D1022]-[.D1021])" office:value-type="float" office:value="2853057.06469501" calcext:value-type="float">
            <text:p>2853057.0646950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42769903.12779" calcext:value-type="float">
            <text:p>1442769903.12779</text:p>
          </table:table-cell>
          <table:table-cell office:value-type="float" office:value="8096" calcext:value-type="float">
            <text:p>8096</text:p>
          </table:table-cell>
          <table:table-cell table:formula="of:=[.B1023]-[.B$2]" office:value-type="float" office:value="37.179470539093" calcext:value-type="float">
            <text:p>37.1794705391</text:p>
          </table:table-cell>
          <table:table-cell table:formula="of:=[.C1023]/([.D1023]-[.D1022])" office:value-type="float" office:value="728255.236853393" calcext:value-type="float">
            <text:p>728255.23685339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42769903.13062" calcext:value-type="float">
            <text:p>1442769903.13062</text:p>
          </table:table-cell>
          <table:table-cell office:value-type="float" office:value="8096" calcext:value-type="float">
            <text:p>8096</text:p>
          </table:table-cell>
          <table:table-cell table:formula="of:=[.B1024]-[.B$2]" office:value-type="float" office:value="37.1822984218597" calcext:value-type="float">
            <text:p>37.1822984219</text:p>
          </table:table-cell>
          <table:table-cell table:formula="of:=[.C1024]/([.D1024]-[.D1023])" office:value-type="float" office:value="2862919.24660653" calcext:value-type="float">
            <text:p>2862919.2466065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42769903.13983" calcext:value-type="float">
            <text:p>1442769903.13983</text:p>
          </table:table-cell>
          <table:table-cell office:value-type="float" office:value="8096" calcext:value-type="float">
            <text:p>8096</text:p>
          </table:table-cell>
          <table:table-cell table:formula="of:=[.B1025]-[.B$2]" office:value-type="float" office:value="37.1915049552917" calcext:value-type="float">
            <text:p>37.1915049553</text:p>
          </table:table-cell>
          <table:table-cell table:formula="of:=[.C1025]/([.D1025]-[.D1024])" office:value-type="float" office:value="879375.506513013" calcext:value-type="float">
            <text:p>879375.5065130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42769903.15192" calcext:value-type="float">
            <text:p>1442769903.15192</text:p>
          </table:table-cell>
          <table:table-cell office:value-type="float" office:value="8096" calcext:value-type="float">
            <text:p>8096</text:p>
          </table:table-cell>
          <table:table-cell table:formula="of:=[.B1026]-[.B$2]" office:value-type="float" office:value="37.2035987377167" calcext:value-type="float">
            <text:p>37.2035987377</text:p>
          </table:table-cell>
          <table:table-cell table:formula="of:=[.C1026]/([.D1026]-[.D1025])" office:value-type="float" office:value="669434.897663874" calcext:value-type="float">
            <text:p>669434.89766387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42769903.16416" calcext:value-type="float">
            <text:p>1442769903.16416</text:p>
          </table:table-cell>
          <table:table-cell office:value-type="float" office:value="8096" calcext:value-type="float">
            <text:p>8096</text:p>
          </table:table-cell>
          <table:table-cell table:formula="of:=[.B1027]-[.B$2]" office:value-type="float" office:value="37.2158374786377" calcext:value-type="float">
            <text:p>37.2158374786</text:p>
          </table:table-cell>
          <table:table-cell table:formula="of:=[.C1027]/([.D1027]-[.D1026])" office:value-type="float" office:value="661505.954921785" calcext:value-type="float">
            <text:p>661505.95492178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42769903.167" calcext:value-type="float">
            <text:p>1442769903.167</text:p>
          </table:table-cell>
          <table:table-cell office:value-type="float" office:value="8096" calcext:value-type="float">
            <text:p>8096</text:p>
          </table:table-cell>
          <table:table-cell table:formula="of:=[.B1028]-[.B$2]" office:value-type="float" office:value="37.2186772823334" calcext:value-type="float">
            <text:p>37.2186772823</text:p>
          </table:table-cell>
          <table:table-cell table:formula="of:=[.C1028]/([.D1028]-[.D1027])" office:value-type="float" office:value="2850901.28318361" calcext:value-type="float">
            <text:p>2850901.2831836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42769903.17631" calcext:value-type="float">
            <text:p>1442769903.17631</text:p>
          </table:table-cell>
          <table:table-cell office:value-type="float" office:value="8096" calcext:value-type="float">
            <text:p>8096</text:p>
          </table:table-cell>
          <table:table-cell table:formula="of:=[.B1029]-[.B$2]" office:value-type="float" office:value="37.2279913425446" calcext:value-type="float">
            <text:p>37.2279913425</text:p>
          </table:table-cell>
          <table:table-cell table:formula="of:=[.C1029]/([.D1029]-[.D1028])" office:value-type="float" office:value="869223.498284954" calcext:value-type="float">
            <text:p>869223.49828495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42769903.18837" calcext:value-type="float">
            <text:p>1442769903.18837</text:p>
          </table:table-cell>
          <table:table-cell office:value-type="float" office:value="8096" calcext:value-type="float">
            <text:p>8096</text:p>
          </table:table-cell>
          <table:table-cell table:formula="of:=[.B1030]-[.B$2]" office:value-type="float" office:value="37.2400527000427" calcext:value-type="float">
            <text:p>37.2400527</text:p>
          </table:table-cell>
          <table:table-cell table:formula="of:=[.C1030]/([.D1030]-[.D1029])" office:value-type="float" office:value="671234.560556643" calcext:value-type="float">
            <text:p>671234.56055664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42769903.19122" calcext:value-type="float">
            <text:p>1442769903.19122</text:p>
          </table:table-cell>
          <table:table-cell office:value-type="float" office:value="8096" calcext:value-type="float">
            <text:p>8096</text:p>
          </table:table-cell>
          <table:table-cell table:formula="of:=[.B1031]-[.B$2]" office:value-type="float" office:value="37.2428951263428" calcext:value-type="float">
            <text:p>37.2428951263</text:p>
          </table:table-cell>
          <table:table-cell table:formula="of:=[.C1031]/([.D1031]-[.D1030])" office:value-type="float" office:value="2848270.8592518" calcext:value-type="float">
            <text:p>2848270.859251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42769903.20045" calcext:value-type="float">
            <text:p>1442769903.20045</text:p>
          </table:table-cell>
          <table:table-cell office:value-type="float" office:value="8096" calcext:value-type="float">
            <text:p>8096</text:p>
          </table:table-cell>
          <table:table-cell table:formula="of:=[.B1032]-[.B$2]" office:value-type="float" office:value="37.2521281242371" calcext:value-type="float">
            <text:p>37.2521281242</text:p>
          </table:table-cell>
          <table:table-cell table:formula="of:=[.C1032]/([.D1032]-[.D1031])" office:value-type="float" office:value="876854.9600785" calcext:value-type="float">
            <text:p>876854.9600785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42769903.21262" calcext:value-type="float">
            <text:p>1442769903.21262</text:p>
          </table:table-cell>
          <table:table-cell office:value-type="float" office:value="8096" calcext:value-type="float">
            <text:p>8096</text:p>
          </table:table-cell>
          <table:table-cell table:formula="of:=[.B1033]-[.B$2]" office:value-type="float" office:value="37.2642946243286" calcext:value-type="float">
            <text:p>37.2642946243</text:p>
          </table:table-cell>
          <table:table-cell table:formula="of:=[.C1033]/([.D1033]-[.D1032])" office:value-type="float" office:value="665433.768058005" calcext:value-type="float">
            <text:p>665433.768058005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42769903.22477" calcext:value-type="float">
            <text:p>1442769903.22477</text:p>
          </table:table-cell>
          <table:table-cell office:value-type="float" office:value="8096" calcext:value-type="float">
            <text:p>8096</text:p>
          </table:table-cell>
          <table:table-cell table:formula="of:=[.B1034]-[.B$2]" office:value-type="float" office:value="37.276444196701" calcext:value-type="float">
            <text:p>37.2764441967</text:p>
          </table:table-cell>
          <table:table-cell table:formula="of:=[.C1034]/([.D1034]-[.D1033])" office:value-type="float" office:value="666360.901587551" calcext:value-type="float">
            <text:p>666360.90158755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42769903.2276" calcext:value-type="float">
            <text:p>1442769903.2276</text:p>
          </table:table-cell>
          <table:table-cell office:value-type="float" office:value="8096" calcext:value-type="float">
            <text:p>8096</text:p>
          </table:table-cell>
          <table:table-cell table:formula="of:=[.B1035]-[.B$2]" office:value-type="float" office:value="37.2792782783508" calcext:value-type="float">
            <text:p>37.2792782784</text:p>
          </table:table-cell>
          <table:table-cell table:formula="of:=[.C1035]/([.D1035]-[.D1034])" office:value-type="float" office:value="2856657.28812989" calcext:value-type="float">
            <text:p>2856657.2881298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42769903.23676" calcext:value-type="float">
            <text:p>1442769903.23676</text:p>
          </table:table-cell>
          <table:table-cell office:value-type="float" office:value="8096" calcext:value-type="float">
            <text:p>8096</text:p>
          </table:table-cell>
          <table:table-cell table:formula="of:=[.B1036]-[.B$2]" office:value-type="float" office:value="37.2884340286255" calcext:value-type="float">
            <text:p>37.2884340286</text:p>
          </table:table-cell>
          <table:table-cell table:formula="of:=[.C1036]/([.D1036]-[.D1035])" office:value-type="float" office:value="884253.038487579" calcext:value-type="float">
            <text:p>884253.03848757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42769903.24889" calcext:value-type="float">
            <text:p>1442769903.24889</text:p>
          </table:table-cell>
          <table:table-cell office:value-type="float" office:value="8096" calcext:value-type="float">
            <text:p>8096</text:p>
          </table:table-cell>
          <table:table-cell table:formula="of:=[.B1037]-[.B$2]" office:value-type="float" office:value="37.3005728721619" calcext:value-type="float">
            <text:p>37.3005728722</text:p>
          </table:table-cell>
          <table:table-cell table:formula="of:=[.C1037]/([.D1037]-[.D1036])" office:value-type="float" office:value="666949.860234906" calcext:value-type="float">
            <text:p>666949.860234906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42769903.25173" calcext:value-type="float">
            <text:p>1442769903.25173</text:p>
          </table:table-cell>
          <table:table-cell office:value-type="float" office:value="8096" calcext:value-type="float">
            <text:p>8096</text:p>
          </table:table-cell>
          <table:table-cell table:formula="of:=[.B1038]-[.B$2]" office:value-type="float" office:value="37.3034069538116" calcext:value-type="float">
            <text:p>37.3034069538</text:p>
          </table:table-cell>
          <table:table-cell table:formula="of:=[.C1038]/([.D1038]-[.D1037])" office:value-type="float" office:value="2856657.28812989" calcext:value-type="float">
            <text:p>2856657.2881298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42769903.26103" calcext:value-type="float">
            <text:p>1442769903.26103</text:p>
          </table:table-cell>
          <table:table-cell office:value-type="float" office:value="8096" calcext:value-type="float">
            <text:p>8096</text:p>
          </table:table-cell>
          <table:table-cell table:formula="of:=[.B1039]-[.B$2]" office:value-type="float" office:value="37.3127133846283" calcext:value-type="float">
            <text:p>37.3127133846</text:p>
          </table:table-cell>
          <table:table-cell table:formula="of:=[.C1039]/([.D1039]-[.D1038])" office:value-type="float" office:value="869936.086078803" calcext:value-type="float">
            <text:p>869936.08607880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42769903.27306" calcext:value-type="float">
            <text:p>1442769903.27306</text:p>
          </table:table-cell>
          <table:table-cell office:value-type="float" office:value="8096" calcext:value-type="float">
            <text:p>8096</text:p>
          </table:table-cell>
          <table:table-cell table:formula="of:=[.B1040]-[.B$2]" office:value-type="float" office:value="37.3247363567352" calcext:value-type="float">
            <text:p>37.3247363567</text:p>
          </table:table-cell>
          <table:table-cell table:formula="of:=[.C1040]/([.D1040]-[.D1039])" office:value-type="float" office:value="673377.591496788" calcext:value-type="float">
            <text:p>673377.59149678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42769903.2759" calcext:value-type="float">
            <text:p>1442769903.2759</text:p>
          </table:table-cell>
          <table:table-cell office:value-type="float" office:value="8096" calcext:value-type="float">
            <text:p>8096</text:p>
          </table:table-cell>
          <table:table-cell table:formula="of:=[.B1041]-[.B$2]" office:value-type="float" office:value="37.3275814056396" calcext:value-type="float">
            <text:p>37.3275814056</text:p>
          </table:table-cell>
          <table:table-cell table:formula="of:=[.C1041]/([.D1041]-[.D1040])" office:value-type="float" office:value="2845645.28484036" calcext:value-type="float">
            <text:p>2845645.2848403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42769903.28515" calcext:value-type="float">
            <text:p>1442769903.28515</text:p>
          </table:table-cell>
          <table:table-cell office:value-type="float" office:value="8096" calcext:value-type="float">
            <text:p>8096</text:p>
          </table:table-cell>
          <table:table-cell table:formula="of:=[.B1042]-[.B$2]" office:value-type="float" office:value="37.3368308544159" calcext:value-type="float">
            <text:p>37.3368308544</text:p>
          </table:table-cell>
          <table:table-cell table:formula="of:=[.C1042]/([.D1042]-[.D1041])" office:value-type="float" office:value="875295.403634489" calcext:value-type="float">
            <text:p>875295.403634489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42769903.29726" calcext:value-type="float">
            <text:p>1442769903.29726</text:p>
          </table:table-cell>
          <table:table-cell office:value-type="float" office:value="8096" calcext:value-type="float">
            <text:p>8096</text:p>
          </table:table-cell>
          <table:table-cell table:formula="of:=[.B1043]-[.B$2]" office:value-type="float" office:value="37.3489396572113" calcext:value-type="float">
            <text:p>37.3489396572</text:p>
          </table:table-cell>
          <table:table-cell table:formula="of:=[.C1043]/([.D1043]-[.D1042])" office:value-type="float" office:value="668604.49681027" calcext:value-type="float">
            <text:p>668604.4968102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42769903.30941" calcext:value-type="float">
            <text:p>1442769903.30941</text:p>
          </table:table-cell>
          <table:table-cell office:value-type="float" office:value="8096" calcext:value-type="float">
            <text:p>8096</text:p>
          </table:table-cell>
          <table:table-cell table:formula="of:=[.B1044]-[.B$2]" office:value-type="float" office:value="37.3610923290253" calcext:value-type="float">
            <text:p>37.361092329</text:p>
          </table:table-cell>
          <table:table-cell table:formula="of:=[.C1044]/([.D1044]-[.D1043])" office:value-type="float" office:value="666190.95158126" calcext:value-type="float">
            <text:p>666190.9515812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42769903.3123" calcext:value-type="float">
            <text:p>1442769903.3123</text:p>
          </table:table-cell>
          <table:table-cell office:value-type="float" office:value="8096" calcext:value-type="float">
            <text:p>8096</text:p>
          </table:table-cell>
          <table:table-cell table:formula="of:=[.B1045]-[.B$2]" office:value-type="float" office:value="37.3639800548553" calcext:value-type="float">
            <text:p>37.3639800549</text:p>
          </table:table-cell>
          <table:table-cell table:formula="of:=[.C1045]/([.D1045]-[.D1044])" office:value-type="float" office:value="2803590.25627477" calcext:value-type="float">
            <text:p>2803590.25627477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42769903.51043" calcext:value-type="float">
            <text:p>1442769903.51043</text:p>
          </table:table-cell>
          <table:table-cell office:value-type="float" office:value="8096" calcext:value-type="float">
            <text:p>8096</text:p>
          </table:table-cell>
          <table:table-cell table:formula="of:=[.B1046]-[.B$2]" office:value-type="float" office:value="37.562112569809" calcext:value-type="float">
            <text:p>37.5621125698</text:p>
          </table:table-cell>
          <table:table-cell table:formula="of:=[.C1046]/([.D1046]-[.D1045])" office:value-type="float" office:value="40861.5415894531" calcext:value-type="float">
            <text:p>40861.541589453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42769903.52245" calcext:value-type="float">
            <text:p>1442769903.52245</text:p>
          </table:table-cell>
          <table:table-cell office:value-type="float" office:value="8096" calcext:value-type="float">
            <text:p>8096</text:p>
          </table:table-cell>
          <table:table-cell table:formula="of:=[.B1047]-[.B$2]" office:value-type="float" office:value="37.5741257667541" calcext:value-type="float">
            <text:p>37.5741257668</text:p>
          </table:table-cell>
          <table:table-cell table:formula="of:=[.C1047]/([.D1047]-[.D1046])" office:value-type="float" office:value="673925.520154008" calcext:value-type="float">
            <text:p>673925.52015400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42769903.52526" calcext:value-type="float">
            <text:p>1442769903.52526</text:p>
          </table:table-cell>
          <table:table-cell office:value-type="float" office:value="8096" calcext:value-type="float">
            <text:p>8096</text:p>
          </table:table-cell>
          <table:table-cell table:formula="of:=[.B1048]-[.B$2]" office:value-type="float" office:value="37.5769429206848" calcext:value-type="float">
            <text:p>37.5769429207</text:p>
          </table:table-cell>
          <table:table-cell table:formula="of:=[.C1048]/([.D1048]-[.D1047])" office:value-type="float" office:value="2873822.37508463" calcext:value-type="float">
            <text:p>2873822.3750846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42769904.27373" calcext:value-type="float">
            <text:p>1442769904.27373</text:p>
          </table:table-cell>
          <table:table-cell office:value-type="float" office:value="8096" calcext:value-type="float">
            <text:p>8096</text:p>
          </table:table-cell>
          <table:table-cell table:formula="of:=[.B1049]-[.B$2]" office:value-type="float" office:value="38.3254055976868" calcext:value-type="float">
            <text:p>38.3254055977</text:p>
          </table:table-cell>
          <table:table-cell table:formula="of:=[.C1049]/([.D1049]-[.D1048])" office:value-type="float" office:value="10816.8386330624" calcext:value-type="float">
            <text:p>10816.8386330624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42769904.28702" calcext:value-type="float">
            <text:p>1442769904.28702</text:p>
          </table:table-cell>
          <table:table-cell office:value-type="float" office:value="8096" calcext:value-type="float">
            <text:p>8096</text:p>
          </table:table-cell>
          <table:table-cell table:formula="of:=[.B1050]-[.B$2]" office:value-type="float" office:value="38.3386998176575" calcext:value-type="float">
            <text:p>38.3386998177</text:p>
          </table:table-cell>
          <table:table-cell table:formula="of:=[.C1050]/([.D1050]-[.D1049])" office:value-type="float" office:value="608986.46312769" calcext:value-type="float">
            <text:p>608986.46312769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42769904.28986" calcext:value-type="float">
            <text:p>1442769904.28986</text:p>
          </table:table-cell>
          <table:table-cell office:value-type="float" office:value="8096" calcext:value-type="float">
            <text:p>8096</text:p>
          </table:table-cell>
          <table:table-cell table:formula="of:=[.B1051]-[.B$2]" office:value-type="float" office:value="38.3415365219116" calcext:value-type="float">
            <text:p>38.3415365219</text:p>
          </table:table-cell>
          <table:table-cell table:formula="of:=[.C1051]/([.D1051]-[.D1050])" office:value-type="float" office:value="2854016.23667843" calcext:value-type="float">
            <text:p>2854016.2366784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42769904.30048" calcext:value-type="float">
            <text:p>1442769904.30048</text:p>
          </table:table-cell>
          <table:table-cell office:value-type="float" office:value="8096" calcext:value-type="float">
            <text:p>8096</text:p>
          </table:table-cell>
          <table:table-cell table:formula="of:=[.B1052]-[.B$2]" office:value-type="float" office:value="38.3521637916565" calcext:value-type="float">
            <text:p>38.3521637917</text:p>
          </table:table-cell>
          <table:table-cell table:formula="of:=[.C1052]/([.D1052]-[.D1051])" office:value-type="float" office:value="761813.729618163" calcext:value-type="float">
            <text:p>761813.72961816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42769904.89029" calcext:value-type="float">
            <text:p>1442769904.89029</text:p>
          </table:table-cell>
          <table:table-cell office:value-type="float" office:value="8096" calcext:value-type="float">
            <text:p>8096</text:p>
          </table:table-cell>
          <table:table-cell table:formula="of:=[.B1053]-[.B$2]" office:value-type="float" office:value="38.9419720172882" calcext:value-type="float">
            <text:p>38.9419720173</text:p>
          </table:table-cell>
          <table:table-cell table:formula="of:=[.C1053]/([.D1053]-[.D1052])" office:value-type="float" office:value="13726.4955763016" calcext:value-type="float">
            <text:p>13726.4955763016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42769904.9037" calcext:value-type="float">
            <text:p>1442769904.9037</text:p>
          </table:table-cell>
          <table:table-cell office:value-type="float" office:value="8096" calcext:value-type="float">
            <text:p>8096</text:p>
          </table:table-cell>
          <table:table-cell table:formula="of:=[.B1054]-[.B$2]" office:value-type="float" office:value="38.9553818702698" calcext:value-type="float">
            <text:p>38.9553818703</text:p>
          </table:table-cell>
          <table:table-cell table:formula="of:=[.C1054]/([.D1054]-[.D1053])" office:value-type="float" office:value="603735.179731532" calcext:value-type="float">
            <text:p>603735.179731532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42769904.90652" calcext:value-type="float">
            <text:p>1442769904.90652</text:p>
          </table:table-cell>
          <table:table-cell office:value-type="float" office:value="8096" calcext:value-type="float">
            <text:p>8096</text:p>
          </table:table-cell>
          <table:table-cell table:formula="of:=[.B1055]-[.B$2]" office:value-type="float" office:value="38.9582016468048" calcext:value-type="float">
            <text:p>38.9582016468</text:p>
          </table:table-cell>
          <table:table-cell table:formula="of:=[.C1055]/([.D1055]-[.D1054])" office:value-type="float" office:value="2871149.50401623" calcext:value-type="float">
            <text:p>2871149.5040162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42769904.91711" calcext:value-type="float">
            <text:p>1442769904.91711</text:p>
          </table:table-cell>
          <table:table-cell office:value-type="float" office:value="8096" calcext:value-type="float">
            <text:p>8096</text:p>
          </table:table-cell>
          <table:table-cell table:formula="of:=[.B1056]-[.B$2]" office:value-type="float" office:value="38.9687919616699" calcext:value-type="float">
            <text:p>38.9687919617</text:p>
          </table:table-cell>
          <table:table-cell table:formula="of:=[.C1056]/([.D1056]-[.D1055])" office:value-type="float" office:value="764472.076904028" calcext:value-type="float">
            <text:p>764472.07690402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42769904.9306" calcext:value-type="float">
            <text:p>1442769904.9306</text:p>
          </table:table-cell>
          <table:table-cell office:value-type="float" office:value="8096" calcext:value-type="float">
            <text:p>8096</text:p>
          </table:table-cell>
          <table:table-cell table:formula="of:=[.B1057]-[.B$2]" office:value-type="float" office:value="38.9822759628296" calcext:value-type="float">
            <text:p>38.9822759628</text:p>
          </table:table-cell>
          <table:table-cell table:formula="of:=[.C1057]/([.D1057]-[.D1056])" office:value-type="float" office:value="600415.255392885" calcext:value-type="float">
            <text:p>600415.25539288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42769904.93339" calcext:value-type="float">
            <text:p>1442769904.93339</text:p>
          </table:table-cell>
          <table:table-cell office:value-type="float" office:value="8096" calcext:value-type="float">
            <text:p>8096</text:p>
          </table:table-cell>
          <table:table-cell table:formula="of:=[.B1058]-[.B$2]" office:value-type="float" office:value="38.9850676059723" calcext:value-type="float">
            <text:p>38.985067606</text:p>
          </table:table-cell>
          <table:table-cell table:formula="of:=[.C1058]/([.D1058]-[.D1057])" office:value-type="float" office:value="2900084.13903835" calcext:value-type="float">
            <text:p>2900084.1390383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42769904.94407" calcext:value-type="float">
            <text:p>1442769904.94407</text:p>
          </table:table-cell>
          <table:table-cell office:value-type="float" office:value="8096" calcext:value-type="float">
            <text:p>8096</text:p>
          </table:table-cell>
          <table:table-cell table:formula="of:=[.B1059]-[.B$2]" office:value-type="float" office:value="38.9957449436188" calcext:value-type="float">
            <text:p>38.9957449436</text:p>
          </table:table-cell>
          <table:table-cell table:formula="of:=[.C1059]/([.D1059]-[.D1058])" office:value-type="float" office:value="758241.451947124" calcext:value-type="float">
            <text:p>758241.451947124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42769904.95751" calcext:value-type="float">
            <text:p>1442769904.95751</text:p>
          </table:table-cell>
          <table:table-cell office:value-type="float" office:value="8096" calcext:value-type="float">
            <text:p>8096</text:p>
          </table:table-cell>
          <table:table-cell table:formula="of:=[.B1060]-[.B$2]" office:value-type="float" office:value="39.0091876983643" calcext:value-type="float">
            <text:p>39.0091876984</text:p>
          </table:table-cell>
          <table:table-cell table:formula="of:=[.C1060]/([.D1060]-[.D1059])" office:value-type="float" office:value="602257.509958675" calcext:value-type="float">
            <text:p>602257.509958675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42769904.9603" calcext:value-type="float">
            <text:p>1442769904.9603</text:p>
          </table:table-cell>
          <table:table-cell office:value-type="float" office:value="8096" calcext:value-type="float">
            <text:p>8096</text:p>
          </table:table-cell>
          <table:table-cell table:formula="of:=[.B1061]-[.B$2]" office:value-type="float" office:value="39.0119791030884" calcext:value-type="float">
            <text:p>39.0119791031</text:p>
          </table:table-cell>
          <table:table-cell table:formula="of:=[.C1061]/([.D1061]-[.D1060])" office:value-type="float" office:value="2900331.84010933" calcext:value-type="float">
            <text:p>2900331.8401093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42769904.9709" calcext:value-type="float">
            <text:p>1442769904.9709</text:p>
          </table:table-cell>
          <table:table-cell office:value-type="float" office:value="8096" calcext:value-type="float">
            <text:p>8096</text:p>
          </table:table-cell>
          <table:table-cell table:formula="of:=[.B1062]-[.B$2]" office:value-type="float" office:value="39.022579908371" calcext:value-type="float">
            <text:p>39.0225799084</text:p>
          </table:table-cell>
          <table:table-cell table:formula="of:=[.C1062]/([.D1062]-[.D1061])" office:value-type="float" office:value="763715.565391449" calcext:value-type="float">
            <text:p>763715.56539144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42769904.98431" calcext:value-type="float">
            <text:p>1442769904.98431</text:p>
          </table:table-cell>
          <table:table-cell office:value-type="float" office:value="8096" calcext:value-type="float">
            <text:p>8096</text:p>
          </table:table-cell>
          <table:table-cell table:formula="of:=[.B1063]-[.B$2]" office:value-type="float" office:value="39.0359902381897" calcext:value-type="float">
            <text:p>39.0359902382</text:p>
          </table:table-cell>
          <table:table-cell table:formula="of:=[.C1063]/([.D1063]-[.D1062])" office:value-type="float" office:value="603713.712446886" calcext:value-type="float">
            <text:p>603713.71244688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42769904.99782" calcext:value-type="float">
            <text:p>1442769904.99782</text:p>
          </table:table-cell>
          <table:table-cell office:value-type="float" office:value="8096" calcext:value-type="float">
            <text:p>8096</text:p>
          </table:table-cell>
          <table:table-cell table:formula="of:=[.B1064]-[.B$2]" office:value-type="float" office:value="39.0494980812073" calcext:value-type="float">
            <text:p>39.0494980812</text:p>
          </table:table-cell>
          <table:table-cell table:formula="of:=[.C1064]/([.D1064]-[.D1063])" office:value-type="float" office:value="599355.499576391" calcext:value-type="float">
            <text:p>599355.49957639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42769905.00063" calcext:value-type="float">
            <text:p>1442769905.00063</text:p>
          </table:table-cell>
          <table:table-cell office:value-type="float" office:value="8096" calcext:value-type="float">
            <text:p>8096</text:p>
          </table:table-cell>
          <table:table-cell table:formula="of:=[.B1065]-[.B$2]" office:value-type="float" office:value="39.052309513092" calcext:value-type="float">
            <text:p>39.0523095131</text:p>
          </table:table-cell>
          <table:table-cell table:formula="of:=[.C1065]/([.D1065]-[.D1064])" office:value-type="float" office:value="2879671.40298507" calcext:value-type="float">
            <text:p>2879671.40298507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42769905.01131" calcext:value-type="float">
            <text:p>1442769905.01131</text:p>
          </table:table-cell>
          <table:table-cell office:value-type="float" office:value="8096" calcext:value-type="float">
            <text:p>8096</text:p>
          </table:table-cell>
          <table:table-cell table:formula="of:=[.B1066]-[.B$2]" office:value-type="float" office:value="39.0629847049713" calcext:value-type="float">
            <text:p>39.062984705</text:p>
          </table:table-cell>
          <table:table-cell table:formula="of:=[.C1066]/([.D1066]-[.D1065])" office:value-type="float" office:value="758393.862289224" calcext:value-type="float">
            <text:p>758393.86228922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42769905.02465" calcext:value-type="float">
            <text:p>1442769905.02465</text:p>
          </table:table-cell>
          <table:table-cell office:value-type="float" office:value="8096" calcext:value-type="float">
            <text:p>8096</text:p>
          </table:table-cell>
          <table:table-cell table:formula="of:=[.B1067]-[.B$2]" office:value-type="float" office:value="39.0763330459595" calcext:value-type="float">
            <text:p>39.076333046</text:p>
          </table:table-cell>
          <table:table-cell table:formula="of:=[.C1067]/([.D1067]-[.D1066])" office:value-type="float" office:value="606517.319806384" calcext:value-type="float">
            <text:p>606517.319806384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42769905.02724" calcext:value-type="float">
            <text:p>1442769905.02724</text:p>
          </table:table-cell>
          <table:table-cell office:value-type="float" office:value="8096" calcext:value-type="float">
            <text:p>8096</text:p>
          </table:table-cell>
          <table:table-cell table:formula="of:=[.B1068]-[.B$2]" office:value-type="float" office:value="39.0789217948914" calcext:value-type="float">
            <text:p>39.0789217949</text:p>
          </table:table-cell>
          <table:table-cell table:formula="of:=[.C1068]/([.D1068]-[.D1067])" office:value-type="float" office:value="3127379.36857616" calcext:value-type="float">
            <text:p>3127379.36857616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42769905.03814" calcext:value-type="float">
            <text:p>1442769905.03814</text:p>
          </table:table-cell>
          <table:table-cell office:value-type="float" office:value="8096" calcext:value-type="float">
            <text:p>8096</text:p>
          </table:table-cell>
          <table:table-cell table:formula="of:=[.B1069]-[.B$2]" office:value-type="float" office:value="39.0898156166077" calcext:value-type="float">
            <text:p>39.0898156166</text:p>
          </table:table-cell>
          <table:table-cell table:formula="of:=[.C1069]/([.D1069]-[.D1068])" office:value-type="float" office:value="743173.535498556" calcext:value-type="float">
            <text:p>743173.53549855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42769905.0516" calcext:value-type="float">
            <text:p>1442769905.0516</text:p>
          </table:table-cell>
          <table:table-cell office:value-type="float" office:value="8096" calcext:value-type="float">
            <text:p>8096</text:p>
          </table:table-cell>
          <table:table-cell table:formula="of:=[.B1070]-[.B$2]" office:value-type="float" office:value="39.1032774448395" calcext:value-type="float">
            <text:p>39.1032774448</text:p>
          </table:table-cell>
          <table:table-cell table:formula="of:=[.C1070]/([.D1070]-[.D1069])" office:value-type="float" office:value="601404.197155659" calcext:value-type="float">
            <text:p>601404.197155659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42769905.0542" calcext:value-type="float">
            <text:p>1442769905.0542</text:p>
          </table:table-cell>
          <table:table-cell office:value-type="float" office:value="8096" calcext:value-type="float">
            <text:p>8096</text:p>
          </table:table-cell>
          <table:table-cell table:formula="of:=[.B1071]-[.B$2]" office:value-type="float" office:value="39.1058783531189" calcext:value-type="float">
            <text:p>39.1058783531</text:p>
          </table:table-cell>
          <table:table-cell table:formula="of:=[.C1071]/([.D1071]-[.D1070])" office:value-type="float" office:value="3112758.74818957" calcext:value-type="float">
            <text:p>3112758.7481895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42769905.06491" calcext:value-type="float">
            <text:p>1442769905.06491</text:p>
          </table:table-cell>
          <table:table-cell office:value-type="float" office:value="8096" calcext:value-type="float">
            <text:p>8096</text:p>
          </table:table-cell>
          <table:table-cell table:formula="of:=[.B1072]-[.B$2]" office:value-type="float" office:value="39.116584777832" calcext:value-type="float">
            <text:p>39.1165847778</text:p>
          </table:table-cell>
          <table:table-cell table:formula="of:=[.C1072]/([.D1072]-[.D1071])" office:value-type="float" office:value="756181.472052732" calcext:value-type="float">
            <text:p>756181.47205273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42769905.07854" calcext:value-type="float">
            <text:p>1442769905.07854</text:p>
          </table:table-cell>
          <table:table-cell office:value-type="float" office:value="8096" calcext:value-type="float">
            <text:p>8096</text:p>
          </table:table-cell>
          <table:table-cell table:formula="of:=[.B1073]-[.B$2]" office:value-type="float" office:value="39.1302151679993" calcext:value-type="float">
            <text:p>39.130215168</text:p>
          </table:table-cell>
          <table:table-cell table:formula="of:=[.C1073]/([.D1073]-[.D1072])" office:value-type="float" office:value="593966.85646318" calcext:value-type="float">
            <text:p>593966.85646318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42769905.09187" calcext:value-type="float">
            <text:p>1442769905.09187</text:p>
          </table:table-cell>
          <table:table-cell office:value-type="float" office:value="8096" calcext:value-type="float">
            <text:p>8096</text:p>
          </table:table-cell>
          <table:table-cell table:formula="of:=[.B1074]-[.B$2]" office:value-type="float" office:value="39.143551826477" calcext:value-type="float">
            <text:p>39.1435518265</text:p>
          </table:table-cell>
          <table:table-cell table:formula="of:=[.C1074]/([.D1074]-[.D1073])" office:value-type="float" office:value="607048.610676106" calcext:value-type="float">
            <text:p>607048.61067610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42769905.09446" calcext:value-type="float">
            <text:p>1442769905.09446</text:p>
          </table:table-cell>
          <table:table-cell office:value-type="float" office:value="8096" calcext:value-type="float">
            <text:p>8096</text:p>
          </table:table-cell>
          <table:table-cell table:formula="of:=[.B1075]-[.B$2]" office:value-type="float" office:value="39.1461412906647" calcext:value-type="float">
            <text:p>39.1461412907</text:p>
          </table:table-cell>
          <table:table-cell table:formula="of:=[.C1075]/([.D1075]-[.D1074])" office:value-type="float" office:value="3126515.53116656" calcext:value-type="float">
            <text:p>3126515.5311665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42769905.09706" calcext:value-type="float">
            <text:p>1442769905.09706</text:p>
          </table:table-cell>
          <table:table-cell office:value-type="float" office:value="8096" calcext:value-type="float">
            <text:p>8096</text:p>
          </table:table-cell>
          <table:table-cell table:formula="of:=[.B1076]-[.B$2]" office:value-type="float" office:value="39.1487374305725" calcext:value-type="float">
            <text:p>39.1487374306</text:p>
          </table:table-cell>
          <table:table-cell table:formula="of:=[.C1076]/([.D1076]-[.D1075])" office:value-type="float" office:value="3118476.00183672" calcext:value-type="float">
            <text:p>3118476.0018367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42769905.09966" calcext:value-type="float">
            <text:p>1442769905.09966</text:p>
          </table:table-cell>
          <table:table-cell office:value-type="float" office:value="8096" calcext:value-type="float">
            <text:p>8096</text:p>
          </table:table-cell>
          <table:table-cell table:formula="of:=[.B1077]-[.B$2]" office:value-type="float" office:value="39.1513359546661" calcext:value-type="float">
            <text:p>39.1513359547</text:p>
          </table:table-cell>
          <table:table-cell table:formula="of:=[.C1077]/([.D1077]-[.D1076])" office:value-type="float" office:value="3115614.7521791" calcext:value-type="float">
            <text:p>3115614.752179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42769905.10225" calcext:value-type="float">
            <text:p>1442769905.10225</text:p>
          </table:table-cell>
          <table:table-cell office:value-type="float" office:value="8096" calcext:value-type="float">
            <text:p>8096</text:p>
          </table:table-cell>
          <table:table-cell table:formula="of:=[.B1078]-[.B$2]" office:value-type="float" office:value="39.153924703598" calcext:value-type="float">
            <text:p>39.1539247036</text:p>
          </table:table-cell>
          <table:table-cell table:formula="of:=[.C1078]/([.D1078]-[.D1077])" office:value-type="float" office:value="3127379.36857616" calcext:value-type="float">
            <text:p>3127379.3685761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42769905.10484" calcext:value-type="float">
            <text:p>1442769905.10484</text:p>
          </table:table-cell>
          <table:table-cell office:value-type="float" office:value="8096" calcext:value-type="float">
            <text:p>8096</text:p>
          </table:table-cell>
          <table:table-cell table:formula="of:=[.B1079]-[.B$2]" office:value-type="float" office:value="39.1565225124359" calcext:value-type="float">
            <text:p>39.1565225124</text:p>
          </table:table-cell>
          <table:table-cell table:formula="of:=[.C1079]/([.D1079]-[.D1078])" office:value-type="float" office:value="3116472.57562408" calcext:value-type="float">
            <text:p>3116472.5756240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42769905.10743" calcext:value-type="float">
            <text:p>1442769905.10743</text:p>
          </table:table-cell>
          <table:table-cell office:value-type="float" office:value="8096" calcext:value-type="float">
            <text:p>8096</text:p>
          </table:table-cell>
          <table:table-cell table:formula="of:=[.B1080]-[.B$2]" office:value-type="float" office:value="39.1591067314148" calcext:value-type="float">
            <text:p>39.1591067314</text:p>
          </table:table-cell>
          <table:table-cell table:formula="of:=[.C1080]/([.D1080]-[.D1079])" office:value-type="float" office:value="3132861.44330658" calcext:value-type="float">
            <text:p>3132861.4433065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42769905.10998" calcext:value-type="float">
            <text:p>1442769905.10998</text:p>
          </table:table-cell>
          <table:table-cell office:value-type="float" office:value="8096" calcext:value-type="float">
            <text:p>8096</text:p>
          </table:table-cell>
          <table:table-cell table:formula="of:=[.B1081]-[.B$2]" office:value-type="float" office:value="39.1616632938385" calcext:value-type="float">
            <text:p>39.1616632938</text:p>
          </table:table-cell>
          <table:table-cell table:formula="of:=[.C1081]/([.D1081]-[.D1080])" office:value-type="float" office:value="3166752.3252821" calcext:value-type="float">
            <text:p>3166752.325282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42769905.1126" calcext:value-type="float">
            <text:p>1442769905.1126</text:p>
          </table:table-cell>
          <table:table-cell office:value-type="float" office:value="8096" calcext:value-type="float">
            <text:p>8096</text:p>
          </table:table-cell>
          <table:table-cell table:formula="of:=[.B1082]-[.B$2]" office:value-type="float" office:value="39.1642835140228" calcext:value-type="float">
            <text:p>39.164283514</text:p>
          </table:table-cell>
          <table:table-cell table:formula="of:=[.C1082]/([.D1082]-[.D1081])" office:value-type="float" office:value="3089816.66824386" calcext:value-type="float">
            <text:p>3089816.6682438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42769905.11521" calcext:value-type="float">
            <text:p>1442769905.11521</text:p>
          </table:table-cell>
          <table:table-cell office:value-type="float" office:value="8096" calcext:value-type="float">
            <text:p>8096</text:p>
          </table:table-cell>
          <table:table-cell table:formula="of:=[.B1083]-[.B$2]" office:value-type="float" office:value="39.166885137558" calcext:value-type="float">
            <text:p>39.1668851376</text:p>
          </table:table-cell>
          <table:table-cell table:formula="of:=[.C1083]/([.D1083]-[.D1082])" office:value-type="float" office:value="3111902.96774194" calcext:value-type="float">
            <text:p>3111902.9677419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42769905.1218" calcext:value-type="float">
            <text:p>1442769905.1218</text:p>
          </table:table-cell>
          <table:table-cell office:value-type="float" office:value="8096" calcext:value-type="float">
            <text:p>8096</text:p>
          </table:table-cell>
          <table:table-cell table:formula="of:=[.B1084]-[.B$2]" office:value-type="float" office:value="39.1734833717346" calcext:value-type="float">
            <text:p>39.1734833717</text:p>
          </table:table-cell>
          <table:table-cell table:formula="of:=[.C1084]/([.D1084]-[.D1083])" office:value-type="float" office:value="1226994.94793135" calcext:value-type="float">
            <text:p>1226994.9479313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42769905.12445" calcext:value-type="float">
            <text:p>1442769905.12445</text:p>
          </table:table-cell>
          <table:table-cell office:value-type="float" office:value="8096" calcext:value-type="float">
            <text:p>8096</text:p>
          </table:table-cell>
          <table:table-cell table:formula="of:=[.B1085]-[.B$2]" office:value-type="float" office:value="39.1761312484741" calcext:value-type="float">
            <text:p>39.1761312485</text:p>
          </table:table-cell>
          <table:table-cell table:formula="of:=[.C1085]/([.D1085]-[.D1084])" office:value-type="float" office:value="3057544.13686296" calcext:value-type="float">
            <text:p>3057544.1368629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42769905.13372" calcext:value-type="float">
            <text:p>1442769905.13372</text:p>
          </table:table-cell>
          <table:table-cell office:value-type="float" office:value="8096" calcext:value-type="float">
            <text:p>8096</text:p>
          </table:table-cell>
          <table:table-cell table:formula="of:=[.B1086]-[.B$2]" office:value-type="float" office:value="39.1853997707367" calcext:value-type="float">
            <text:p>39.1853997707</text:p>
          </table:table-cell>
          <table:table-cell table:formula="of:=[.C1086]/([.D1086]-[.D1085])" office:value-type="float" office:value="873494.152643087" calcext:value-type="float">
            <text:p>873494.152643087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42769905.14625" calcext:value-type="float">
            <text:p>1442769905.14625</text:p>
          </table:table-cell>
          <table:table-cell office:value-type="float" office:value="8096" calcext:value-type="float">
            <text:p>8096</text:p>
          </table:table-cell>
          <table:table-cell table:formula="of:=[.B1087]-[.B$2]" office:value-type="float" office:value="39.1979274749756" calcext:value-type="float">
            <text:p>39.197927475</text:p>
          </table:table-cell>
          <table:table-cell table:formula="of:=[.C1087]/([.D1087]-[.D1086])" office:value-type="float" office:value="646247.695955847" calcext:value-type="float">
            <text:p>646247.695955847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42769905.14886" calcext:value-type="float">
            <text:p>1442769905.14886</text:p>
          </table:table-cell>
          <table:table-cell office:value-type="float" office:value="8096" calcext:value-type="float">
            <text:p>8096</text:p>
          </table:table-cell>
          <table:table-cell table:formula="of:=[.B1088]-[.B$2]" office:value-type="float" office:value="39.2005348205566" calcext:value-type="float">
            <text:p>39.2005348206</text:p>
          </table:table-cell>
          <table:table-cell table:formula="of:=[.C1088]/([.D1088]-[.D1087])" office:value-type="float" office:value="3105073.62692026" calcext:value-type="float">
            <text:p>3105073.6269202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42769905.15816" calcext:value-type="float">
            <text:p>1442769905.15816</text:p>
          </table:table-cell>
          <table:table-cell office:value-type="float" office:value="8096" calcext:value-type="float">
            <text:p>8096</text:p>
          </table:table-cell>
          <table:table-cell table:formula="of:=[.B1089]-[.B$2]" office:value-type="float" office:value="39.2098367214203" calcext:value-type="float">
            <text:p>39.2098367214</text:p>
          </table:table-cell>
          <table:table-cell table:formula="of:=[.C1089]/([.D1089]-[.D1088])" office:value-type="float" office:value="870359.738151993" calcext:value-type="float">
            <text:p>870359.73815199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42769905.17019" calcext:value-type="float">
            <text:p>1442769905.17019</text:p>
          </table:table-cell>
          <table:table-cell office:value-type="float" office:value="8096" calcext:value-type="float">
            <text:p>8096</text:p>
          </table:table-cell>
          <table:table-cell table:formula="of:=[.B1090]-[.B$2]" office:value-type="float" office:value="39.2218732833862" calcext:value-type="float">
            <text:p>39.2218732834</text:p>
          </table:table-cell>
          <table:table-cell table:formula="of:=[.C1090]/([.D1090]-[.D1089])" office:value-type="float" office:value="672617.31571754" calcext:value-type="float">
            <text:p>672617.31571754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42769905.18258" calcext:value-type="float">
            <text:p>1442769905.18258</text:p>
          </table:table-cell>
          <table:table-cell office:value-type="float" office:value="8096" calcext:value-type="float">
            <text:p>8096</text:p>
          </table:table-cell>
          <table:table-cell table:formula="of:=[.B1091]-[.B$2]" office:value-type="float" office:value="39.2342598438263" calcext:value-type="float">
            <text:p>39.2342598438</text:p>
          </table:table-cell>
          <table:table-cell table:formula="of:=[.C1091]/([.D1091]-[.D1090])" office:value-type="float" office:value="653611.63328393" calcext:value-type="float">
            <text:p>653611.6332839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42769905.18517" calcext:value-type="float">
            <text:p>1442769905.18517</text:p>
          </table:table-cell>
          <table:table-cell office:value-type="float" office:value="8096" calcext:value-type="float">
            <text:p>8096</text:p>
          </table:table-cell>
          <table:table-cell table:formula="of:=[.B1092]-[.B$2]" office:value-type="float" office:value="39.2368462085724" calcext:value-type="float">
            <text:p>39.2368462086</text:p>
          </table:table-cell>
          <table:table-cell table:formula="of:=[.C1092]/([.D1092]-[.D1091])" office:value-type="float" office:value="3130262.27728614" calcext:value-type="float">
            <text:p>3130262.2772861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42769905.19462" calcext:value-type="float">
            <text:p>1442769905.19462</text:p>
          </table:table-cell>
          <table:table-cell office:value-type="float" office:value="8096" calcext:value-type="float">
            <text:p>8096</text:p>
          </table:table-cell>
          <table:table-cell table:formula="of:=[.B1093]-[.B$2]" office:value-type="float" office:value="39.2462980747223" calcext:value-type="float">
            <text:p>39.2462980747</text:p>
          </table:table-cell>
          <table:table-cell table:formula="of:=[.C1093]/([.D1093]-[.D1092])" office:value-type="float" office:value="856550.428412875" calcext:value-type="float">
            <text:p>856550.428412875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42769905.2065" calcext:value-type="float">
            <text:p>1442769905.2065</text:p>
          </table:table-cell>
          <table:table-cell office:value-type="float" office:value="8096" calcext:value-type="float">
            <text:p>8096</text:p>
          </table:table-cell>
          <table:table-cell table:formula="of:=[.B1094]-[.B$2]" office:value-type="float" office:value="39.2581808567047" calcext:value-type="float">
            <text:p>39.2581808567</text:p>
          </table:table-cell>
          <table:table-cell table:formula="of:=[.C1094]/([.D1094]-[.D1093])" office:value-type="float" office:value="681321.933868379" calcext:value-type="float">
            <text:p>681321.933868379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42769905.2091" calcext:value-type="float">
            <text:p>1442769905.2091</text:p>
          </table:table-cell>
          <table:table-cell office:value-type="float" office:value="8096" calcext:value-type="float">
            <text:p>8096</text:p>
          </table:table-cell>
          <table:table-cell table:formula="of:=[.B1095]-[.B$2]" office:value-type="float" office:value="39.2607805728912" calcext:value-type="float">
            <text:p>39.2607805729</text:p>
          </table:table-cell>
          <table:table-cell table:formula="of:=[.C1095]/([.D1095]-[.D1094])" office:value-type="float" office:value="3114186.09537784" calcext:value-type="float">
            <text:p>3114186.09537784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42769905.21852" calcext:value-type="float">
            <text:p>1442769905.21852</text:p>
          </table:table-cell>
          <table:table-cell office:value-type="float" office:value="8096" calcext:value-type="float">
            <text:p>8096</text:p>
          </table:table-cell>
          <table:table-cell table:formula="of:=[.B1096]-[.B$2]" office:value-type="float" office:value="39.2702031135559" calcext:value-type="float">
            <text:p>39.2702031136</text:p>
          </table:table-cell>
          <table:table-cell table:formula="of:=[.C1096]/([.D1096]-[.D1095])" office:value-type="float" office:value="859216.244123378" calcext:value-type="float">
            <text:p>859216.24412337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42769905.23086" calcext:value-type="float">
            <text:p>1442769905.23086</text:p>
          </table:table-cell>
          <table:table-cell office:value-type="float" office:value="8096" calcext:value-type="float">
            <text:p>8096</text:p>
          </table:table-cell>
          <table:table-cell table:formula="of:=[.B1097]-[.B$2]" office:value-type="float" office:value="39.2825398445129" calcext:value-type="float">
            <text:p>39.2825398445</text:p>
          </table:table-cell>
          <table:table-cell table:formula="of:=[.C1097]/([.D1097]-[.D1096])" office:value-type="float" office:value="656251.646258504" calcext:value-type="float">
            <text:p>656251.64625850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42769905.23346" calcext:value-type="float">
            <text:p>1442769905.23346</text:p>
          </table:table-cell>
          <table:table-cell office:value-type="float" office:value="8096" calcext:value-type="float">
            <text:p>8096</text:p>
          </table:table-cell>
          <table:table-cell table:formula="of:=[.B1098]-[.B$2]" office:value-type="float" office:value="39.2851402759552" calcext:value-type="float">
            <text:p>39.285140276</text:p>
          </table:table-cell>
          <table:table-cell table:formula="of:=[.C1098]/([.D1098]-[.D1097])" office:value-type="float" office:value="3113329.53002659" calcext:value-type="float">
            <text:p>3113329.5300265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42769905.24286" calcext:value-type="float">
            <text:p>1442769905.24286</text:p>
          </table:table-cell>
          <table:table-cell office:value-type="float" office:value="8096" calcext:value-type="float">
            <text:p>8096</text:p>
          </table:table-cell>
          <table:table-cell table:formula="of:=[.B1099]-[.B$2]" office:value-type="float" office:value="39.2945346832275" calcext:value-type="float">
            <text:p>39.2945346832</text:p>
          </table:table-cell>
          <table:table-cell table:formula="of:=[.C1099]/([.D1099]-[.D1098])" office:value-type="float" office:value="861789.335431312" calcext:value-type="float">
            <text:p>861789.335431312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42769905.25478" calcext:value-type="float">
            <text:p>1442769905.25478</text:p>
          </table:table-cell>
          <table:table-cell office:value-type="float" office:value="8096" calcext:value-type="float">
            <text:p>8096</text:p>
          </table:table-cell>
          <table:table-cell table:formula="of:=[.B1100]-[.B$2]" office:value-type="float" office:value="39.3064579963684" calcext:value-type="float">
            <text:p>39.3064579964</text:p>
          </table:table-cell>
          <table:table-cell table:formula="of:=[.C1100]/([.D1100]-[.D1099])" office:value-type="float" office:value="679005.9024995" calcext:value-type="float">
            <text:p>679005.902499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42769905.26725" calcext:value-type="float">
            <text:p>1442769905.26725</text:p>
          </table:table-cell>
          <table:table-cell office:value-type="float" office:value="8096" calcext:value-type="float">
            <text:p>8096</text:p>
          </table:table-cell>
          <table:table-cell table:formula="of:=[.B1101]-[.B$2]" office:value-type="float" office:value="39.3189263343811" calcext:value-type="float">
            <text:p>39.3189263344</text:p>
          </table:table-cell>
          <table:table-cell table:formula="of:=[.C1101]/([.D1101]-[.D1100])" office:value-type="float" office:value="649324.712865229" calcext:value-type="float">
            <text:p>649324.71286522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42769905.26988" calcext:value-type="float">
            <text:p>1442769905.26988</text:p>
          </table:table-cell>
          <table:table-cell office:value-type="float" office:value="8096" calcext:value-type="float">
            <text:p>8096</text:p>
          </table:table-cell>
          <table:table-cell table:formula="of:=[.B1102]-[.B$2]" office:value-type="float" office:value="39.3215601444244" calcext:value-type="float">
            <text:p>39.3215601444</text:p>
          </table:table-cell>
          <table:table-cell table:formula="of:=[.C1102]/([.D1102]-[.D1101])" office:value-type="float" office:value="3073873.91907305" calcext:value-type="float">
            <text:p>3073873.9190730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42769905.27912" calcext:value-type="float">
            <text:p>1442769905.27912</text:p>
          </table:table-cell>
          <table:table-cell office:value-type="float" office:value="8096" calcext:value-type="float">
            <text:p>8096</text:p>
          </table:table-cell>
          <table:table-cell table:formula="of:=[.B1103]-[.B$2]" office:value-type="float" office:value="39.3308026790619" calcext:value-type="float">
            <text:p>39.3308026791</text:p>
          </table:table-cell>
          <table:table-cell table:formula="of:=[.C1103]/([.D1103]-[.D1102])" office:value-type="float" office:value="875950.19305577" calcext:value-type="float">
            <text:p>875950.1930557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42769905.37171" calcext:value-type="float">
            <text:p>1442769905.37171</text:p>
          </table:table-cell>
          <table:table-cell office:value-type="float" office:value="8096" calcext:value-type="float">
            <text:p>8096</text:p>
          </table:table-cell>
          <table:table-cell table:formula="of:=[.B1104]-[.B$2]" office:value-type="float" office:value="39.4233887195587" calcext:value-type="float">
            <text:p>39.4233887196</text:p>
          </table:table-cell>
          <table:table-cell table:formula="of:=[.C1104]/([.D1104]-[.D1103])" office:value-type="float" office:value="87442.9876961585" calcext:value-type="float">
            <text:p>87442.987696158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42769905.37432" calcext:value-type="float">
            <text:p>1442769905.37432</text:p>
          </table:table-cell>
          <table:table-cell office:value-type="float" office:value="8096" calcext:value-type="float">
            <text:p>8096</text:p>
          </table:table-cell>
          <table:table-cell table:formula="of:=[.B1105]-[.B$2]" office:value-type="float" office:value="39.4259946346283" calcext:value-type="float">
            <text:p>39.4259946346</text:p>
          </table:table-cell>
          <table:table-cell table:formula="of:=[.C1105]/([.D1105]-[.D1104])" office:value-type="float" office:value="3106778.15041171" calcext:value-type="float">
            <text:p>3106778.1504117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42769905.37691" calcext:value-type="float">
            <text:p>1442769905.37691</text:p>
          </table:table-cell>
          <table:table-cell office:value-type="float" office:value="8096" calcext:value-type="float">
            <text:p>8096</text:p>
          </table:table-cell>
          <table:table-cell table:formula="of:=[.B1106]-[.B$2]" office:value-type="float" office:value="39.428587436676" calcext:value-type="float">
            <text:p>39.4285874367</text:p>
          </table:table-cell>
          <table:table-cell table:formula="of:=[.C1106]/([.D1106]-[.D1105])" office:value-type="float" office:value="3122490.59163218" calcext:value-type="float">
            <text:p>3122490.59163218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42769905.37947" calcext:value-type="float">
            <text:p>1442769905.37947</text:p>
          </table:table-cell>
          <table:table-cell office:value-type="float" office:value="8096" calcext:value-type="float">
            <text:p>8096</text:p>
          </table:table-cell>
          <table:table-cell table:formula="of:=[.B1107]-[.B$2]" office:value-type="float" office:value="39.4311463832855" calcext:value-type="float">
            <text:p>39.4311463833</text:p>
          </table:table-cell>
          <table:table-cell table:formula="of:=[.C1107]/([.D1107]-[.D1106])" office:value-type="float" office:value="3163801.84328706" calcext:value-type="float">
            <text:p>3163801.8432870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42769905.38208" calcext:value-type="float">
            <text:p>1442769905.38208</text:p>
          </table:table-cell>
          <table:table-cell office:value-type="float" office:value="8096" calcext:value-type="float">
            <text:p>8096</text:p>
          </table:table-cell>
          <table:table-cell table:formula="of:=[.B1108]-[.B$2]" office:value-type="float" office:value="39.4337637424469" calcext:value-type="float">
            <text:p>39.4337637424</text:p>
          </table:table-cell>
          <table:table-cell table:formula="of:=[.C1108]/([.D1108]-[.D1107])" office:value-type="float" office:value="3093194.13226453" calcext:value-type="float">
            <text:p>3093194.1322645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42769905.38468" calcext:value-type="float">
            <text:p>1442769905.38468</text:p>
          </table:table-cell>
          <table:table-cell office:value-type="float" office:value="8096" calcext:value-type="float">
            <text:p>8096</text:p>
          </table:table-cell>
          <table:table-cell table:formula="of:=[.B1109]-[.B$2]" office:value-type="float" office:value="39.4363589286804" calcext:value-type="float">
            <text:p>39.4363589287</text:p>
          </table:table-cell>
          <table:table-cell table:formula="of:=[.C1109]/([.D1109]-[.D1108])" office:value-type="float" office:value="3119621.97372531" calcext:value-type="float">
            <text:p>3119621.9737253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42769905.38727" calcext:value-type="float">
            <text:p>1442769905.38727</text:p>
          </table:table-cell>
          <table:table-cell office:value-type="float" office:value="8096" calcext:value-type="float">
            <text:p>8096</text:p>
          </table:table-cell>
          <table:table-cell table:formula="of:=[.B1110]-[.B$2]" office:value-type="float" office:value="39.4389514923096" calcext:value-type="float">
            <text:p>39.4389514923</text:p>
          </table:table-cell>
          <table:table-cell table:formula="of:=[.C1110]/([.D1110]-[.D1109])" office:value-type="float" office:value="3122777.74360861" calcext:value-type="float">
            <text:p>3122777.7436086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42769905.38988" calcext:value-type="float">
            <text:p>1442769905.38988</text:p>
          </table:table-cell>
          <table:table-cell office:value-type="float" office:value="8096" calcext:value-type="float">
            <text:p>8096</text:p>
          </table:table-cell>
          <table:table-cell table:formula="of:=[.B1111]-[.B$2]" office:value-type="float" office:value="39.4415583610535" calcext:value-type="float">
            <text:p>39.4415583611</text:p>
          </table:table-cell>
          <table:table-cell table:formula="of:=[.C1111]/([.D1111]-[.D1110])" office:value-type="float" office:value="3105641.59356137" calcext:value-type="float">
            <text:p>3105641.59356137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42769905.39247" calcext:value-type="float">
            <text:p>1442769905.39247</text:p>
          </table:table-cell>
          <table:table-cell office:value-type="float" office:value="8096" calcext:value-type="float">
            <text:p>8096</text:p>
          </table:table-cell>
          <table:table-cell table:formula="of:=[.B1112]-[.B$2]" office:value-type="float" office:value="39.4441499710083" calcext:value-type="float">
            <text:p>39.444149971</text:p>
          </table:table-cell>
          <table:table-cell table:formula="of:=[.C1112]/([.D1112]-[.D1111])" office:value-type="float" office:value="3123926.87985281" calcext:value-type="float">
            <text:p>3123926.8798528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42769905.48506" calcext:value-type="float">
            <text:p>1442769905.48506</text:p>
          </table:table-cell>
          <table:table-cell office:value-type="float" office:value="8096" calcext:value-type="float">
            <text:p>8096</text:p>
          </table:table-cell>
          <table:table-cell table:formula="of:=[.B1113]-[.B$2]" office:value-type="float" office:value="39.5367381572723" calcext:value-type="float">
            <text:p>39.5367381573</text:p>
          </table:table-cell>
          <table:table-cell table:formula="of:=[.C1113]/([.D1113]-[.D1112])" office:value-type="float" office:value="87440.9611709237" calcext:value-type="float">
            <text:p>87440.961170923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42769905.48764" calcext:value-type="float">
            <text:p>1442769905.48764</text:p>
          </table:table-cell>
          <table:table-cell office:value-type="float" office:value="8096" calcext:value-type="float">
            <text:p>8096</text:p>
          </table:table-cell>
          <table:table-cell table:formula="of:=[.B1114]-[.B$2]" office:value-type="float" office:value="39.5393207073212" calcext:value-type="float">
            <text:p>39.5393207073</text:p>
          </table:table-cell>
          <table:table-cell table:formula="of:=[.C1114]/([.D1114]-[.D1113])" office:value-type="float" office:value="3134886.00295421" calcext:value-type="float">
            <text:p>3134886.0029542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42769905.49023" calcext:value-type="float">
            <text:p>1442769905.49023</text:p>
          </table:table-cell>
          <table:table-cell office:value-type="float" office:value="8096" calcext:value-type="float">
            <text:p>8096</text:p>
          </table:table-cell>
          <table:table-cell table:formula="of:=[.B1115]-[.B$2]" office:value-type="float" office:value="39.5419094562531" calcext:value-type="float">
            <text:p>39.5419094563</text:p>
          </table:table-cell>
          <table:table-cell table:formula="of:=[.C1115]/([.D1115]-[.D1114])" office:value-type="float" office:value="3127379.36857616" calcext:value-type="float">
            <text:p>3127379.36857616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42769905.49279" calcext:value-type="float">
            <text:p>1442769905.49279</text:p>
          </table:table-cell>
          <table:table-cell office:value-type="float" office:value="8096" calcext:value-type="float">
            <text:p>8096</text:p>
          </table:table-cell>
          <table:table-cell table:formula="of:=[.B1116]-[.B$2]" office:value-type="float" office:value="39.5444684028625" calcext:value-type="float">
            <text:p>39.5444684029</text:p>
          </table:table-cell>
          <table:table-cell table:formula="of:=[.C1116]/([.D1116]-[.D1115])" office:value-type="float" office:value="3163801.84328706" calcext:value-type="float">
            <text:p>3163801.8432870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42769905.49535" calcext:value-type="float">
            <text:p>1442769905.49535</text:p>
          </table:table-cell>
          <table:table-cell office:value-type="float" office:value="8096" calcext:value-type="float">
            <text:p>8096</text:p>
          </table:table-cell>
          <table:table-cell table:formula="of:=[.B1117]-[.B$2]" office:value-type="float" office:value="39.5470278263092" calcext:value-type="float">
            <text:p>39.5470278263</text:p>
          </table:table-cell>
          <table:table-cell table:formula="of:=[.C1117]/([.D1117]-[.D1116])" office:value-type="float" office:value="3163212.40652073" calcext:value-type="float">
            <text:p>3163212.4065207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42769905.49791" calcext:value-type="float">
            <text:p>1442769905.49791</text:p>
          </table:table-cell>
          <table:table-cell office:value-type="float" office:value="8096" calcext:value-type="float">
            <text:p>8096</text:p>
          </table:table-cell>
          <table:table-cell table:formula="of:=[.B1118]-[.B$2]" office:value-type="float" office:value="39.5495939254761" calcext:value-type="float">
            <text:p>39.5495939255</text:p>
          </table:table-cell>
          <table:table-cell table:formula="of:=[.C1118]/([.D1118]-[.D1117])" office:value-type="float" office:value="3154983.29313388" calcext:value-type="float">
            <text:p>3154983.29313388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42769905.5005" calcext:value-type="float">
            <text:p>1442769905.5005</text:p>
          </table:table-cell>
          <table:table-cell office:value-type="float" office:value="8096" calcext:value-type="float">
            <text:p>8096</text:p>
          </table:table-cell>
          <table:table-cell table:formula="of:=[.B1119]-[.B$2]" office:value-type="float" office:value="39.5521774291992" calcext:value-type="float">
            <text:p>39.5521774292</text:p>
          </table:table-cell>
          <table:table-cell table:formula="of:=[.C1119]/([.D1119]-[.D1118])" office:value-type="float" office:value="3133728.79143595" calcext:value-type="float">
            <text:p>3133728.79143595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42769905.50316" calcext:value-type="float">
            <text:p>1442769905.50316</text:p>
          </table:table-cell>
          <table:table-cell office:value-type="float" office:value="8096" calcext:value-type="float">
            <text:p>8096</text:p>
          </table:table-cell>
          <table:table-cell table:formula="of:=[.B1120]-[.B$2]" office:value-type="float" office:value="39.5548396110535" calcext:value-type="float">
            <text:p>39.5548396111</text:p>
          </table:table-cell>
          <table:table-cell table:formula="of:=[.C1120]/([.D1120]-[.D1119])" office:value-type="float" office:value="3041114.56063049" calcext:value-type="float">
            <text:p>3041114.56063049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42769905.51627" calcext:value-type="float">
            <text:p>1442769905.51627</text:p>
          </table:table-cell>
          <table:table-cell office:value-type="float" office:value="8096" calcext:value-type="float">
            <text:p>8096</text:p>
          </table:table-cell>
          <table:table-cell table:formula="of:=[.B1121]-[.B$2]" office:value-type="float" office:value="39.5679478645325" calcext:value-type="float">
            <text:p>39.5679478645</text:p>
          </table:table-cell>
          <table:table-cell table:formula="of:=[.C1121]/([.D1121]-[.D1120])" office:value-type="float" office:value="617626.140123681" calcext:value-type="float">
            <text:p>617626.14012368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42769905.51888" calcext:value-type="float">
            <text:p>1442769905.51888</text:p>
          </table:table-cell>
          <table:table-cell office:value-type="float" office:value="8096" calcext:value-type="float">
            <text:p>8096</text:p>
          </table:table-cell>
          <table:table-cell table:formula="of:=[.B1122]-[.B$2]" office:value-type="float" office:value="39.570556640625" calcext:value-type="float">
            <text:p>39.5705566406</text:p>
          </table:table-cell>
          <table:table-cell table:formula="of:=[.C1122]/([.D1122]-[.D1121])" office:value-type="float" office:value="3103370.97276549" calcext:value-type="float">
            <text:p>3103370.9727654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42769905.52146" calcext:value-type="float">
            <text:p>1442769905.52146</text:p>
          </table:table-cell>
          <table:table-cell office:value-type="float" office:value="8096" calcext:value-type="float">
            <text:p>8096</text:p>
          </table:table-cell>
          <table:table-cell table:formula="of:=[.B1123]-[.B$2]" office:value-type="float" office:value="39.5731370449066" calcext:value-type="float">
            <text:p>39.5731370449</text:p>
          </table:table-cell>
          <table:table-cell table:formula="of:=[.C1123]/([.D1123]-[.D1122])" office:value-type="float" office:value="3137492.85632449" calcext:value-type="float">
            <text:p>3137492.85632449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42769905.54047" calcext:value-type="float">
            <text:p>1442769905.54047</text:p>
          </table:table-cell>
          <table:table-cell office:value-type="float" office:value="8096" calcext:value-type="float">
            <text:p>8096</text:p>
          </table:table-cell>
          <table:table-cell table:formula="of:=[.B1124]-[.B$2]" office:value-type="float" office:value="39.5921473503113" calcext:value-type="float">
            <text:p>39.5921473503</text:p>
          </table:table-cell>
          <table:table-cell table:formula="of:=[.C1124]/([.D1124]-[.D1123])" office:value-type="float" office:value="425874.273330407" calcext:value-type="float">
            <text:p>425874.273330407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42769905.54306" calcext:value-type="float">
            <text:p>1442769905.54306</text:p>
          </table:table-cell>
          <table:table-cell office:value-type="float" office:value="8096" calcext:value-type="float">
            <text:p>8096</text:p>
          </table:table-cell>
          <table:table-cell table:formula="of:=[.B1125]-[.B$2]" office:value-type="float" office:value="39.5947406291962" calcext:value-type="float">
            <text:p>39.5947406292</text:p>
          </table:table-cell>
          <table:table-cell table:formula="of:=[.C1125]/([.D1125]-[.D1124])" office:value-type="float" office:value="3121916.44607888" calcext:value-type="float">
            <text:p>3121916.4460788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42769905.54567" calcext:value-type="float">
            <text:p>1442769905.54567</text:p>
          </table:table-cell>
          <table:table-cell office:value-type="float" office:value="8096" calcext:value-type="float">
            <text:p>8096</text:p>
          </table:table-cell>
          <table:table-cell table:formula="of:=[.B1126]-[.B$2]" office:value-type="float" office:value="39.5973494052887" calcext:value-type="float">
            <text:p>39.5973494053</text:p>
          </table:table-cell>
          <table:table-cell table:formula="of:=[.C1126]/([.D1126]-[.D1125])" office:value-type="float" office:value="3103370.97276549" calcext:value-type="float">
            <text:p>3103370.9727654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42769905.56479" calcext:value-type="float">
            <text:p>1442769905.56479</text:p>
          </table:table-cell>
          <table:table-cell office:value-type="float" office:value="8096" calcext:value-type="float">
            <text:p>8096</text:p>
          </table:table-cell>
          <table:table-cell table:formula="of:=[.B1127]-[.B$2]" office:value-type="float" office:value="39.6164712905884" calcext:value-type="float">
            <text:p>39.6164712906</text:p>
          </table:table-cell>
          <table:table-cell table:formula="of:=[.C1127]/([.D1127]-[.D1126])" office:value-type="float" office:value="423389.214667781" calcext:value-type="float">
            <text:p>423389.21466778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42769905.56739" calcext:value-type="float">
            <text:p>1442769905.56739</text:p>
          </table:table-cell>
          <table:table-cell office:value-type="float" office:value="8096" calcext:value-type="float">
            <text:p>8096</text:p>
          </table:table-cell>
          <table:table-cell table:formula="of:=[.B1128]-[.B$2]" office:value-type="float" office:value="39.6190655231476" calcext:value-type="float">
            <text:p>39.6190655231</text:p>
          </table:table-cell>
          <table:table-cell table:formula="of:=[.C1128]/([.D1128]-[.D1127])" office:value-type="float" office:value="3120768.78816285" calcext:value-type="float">
            <text:p>3120768.78816285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42769905.56998" calcext:value-type="float">
            <text:p>1442769905.56998</text:p>
          </table:table-cell>
          <table:table-cell office:value-type="float" office:value="8096" calcext:value-type="float">
            <text:p>8096</text:p>
          </table:table-cell>
          <table:table-cell table:formula="of:=[.B1129]-[.B$2]" office:value-type="float" office:value="39.621657371521" calcext:value-type="float">
            <text:p>39.6216573715</text:p>
          </table:table-cell>
          <table:table-cell table:formula="of:=[.C1129]/([.D1129]-[.D1128])" office:value-type="float" office:value="3123639.51651182" calcext:value-type="float">
            <text:p>3123639.51651182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42769905.58897" calcext:value-type="float">
            <text:p>1442769905.58897</text:p>
          </table:table-cell>
          <table:table-cell office:value-type="float" office:value="8096" calcext:value-type="float">
            <text:p>8096</text:p>
          </table:table-cell>
          <table:table-cell table:formula="of:=[.B1130]-[.B$2]" office:value-type="float" office:value="39.6406469345093" calcext:value-type="float">
            <text:p>39.6406469345</text:p>
          </table:table-cell>
          <table:table-cell table:formula="of:=[.C1130]/([.D1130]-[.D1129])" office:value-type="float" office:value="426339.458417035" calcext:value-type="float">
            <text:p>426339.45841703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42769905.59156" calcext:value-type="float">
            <text:p>1442769905.59156</text:p>
          </table:table-cell>
          <table:table-cell office:value-type="float" office:value="8096" calcext:value-type="float">
            <text:p>8096</text:p>
          </table:table-cell>
          <table:table-cell table:formula="of:=[.B1131]-[.B$2]" office:value-type="float" office:value="39.643235206604" calcext:value-type="float">
            <text:p>39.6432352066</text:p>
          </table:table-cell>
          <table:table-cell table:formula="of:=[.C1131]/([.D1131]-[.D1130])" office:value-type="float" office:value="3127955.52542373" calcext:value-type="float">
            <text:p>3127955.5254237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42769905.59415" calcext:value-type="float">
            <text:p>1442769905.59415</text:p>
          </table:table-cell>
          <table:table-cell office:value-type="float" office:value="8096" calcext:value-type="float">
            <text:p>8096</text:p>
          </table:table-cell>
          <table:table-cell table:formula="of:=[.B1132]-[.B$2]" office:value-type="float" office:value="39.6458313465118" calcext:value-type="float">
            <text:p>39.6458313465</text:p>
          </table:table-cell>
          <table:table-cell table:formula="of:=[.C1132]/([.D1132]-[.D1131])" office:value-type="float" office:value="3118476.00183672" calcext:value-type="float">
            <text:p>3118476.0018367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42769905.61311" calcext:value-type="float">
            <text:p>1442769905.61311</text:p>
          </table:table-cell>
          <table:table-cell office:value-type="float" office:value="8096" calcext:value-type="float">
            <text:p>8096</text:p>
          </table:table-cell>
          <table:table-cell table:formula="of:=[.B1133]-[.B$2]" office:value-type="float" office:value="39.6647939682007" calcext:value-type="float">
            <text:p>39.6647939682</text:p>
          </table:table-cell>
          <table:table-cell table:formula="of:=[.C1133]/([.D1133]-[.D1132])" office:value-type="float" office:value="426945.183680141" calcext:value-type="float">
            <text:p>426945.18368014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42769905.61571" calcext:value-type="float">
            <text:p>1442769905.61571</text:p>
          </table:table-cell>
          <table:table-cell office:value-type="float" office:value="8096" calcext:value-type="float">
            <text:p>8096</text:p>
          </table:table-cell>
          <table:table-cell table:formula="of:=[.B1134]-[.B$2]" office:value-type="float" office:value="39.6673855781555" calcext:value-type="float">
            <text:p>39.6673855782</text:p>
          </table:table-cell>
          <table:table-cell table:formula="of:=[.C1134]/([.D1134]-[.D1133])" office:value-type="float" office:value="3123926.87985281" calcext:value-type="float">
            <text:p>3123926.8798528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42769905.6183" calcext:value-type="float">
            <text:p>1442769905.6183</text:p>
          </table:table-cell>
          <table:table-cell office:value-type="float" office:value="8096" calcext:value-type="float">
            <text:p>8096</text:p>
          </table:table-cell>
          <table:table-cell table:formula="of:=[.B1135]-[.B$2]" office:value-type="float" office:value="39.6699824333191" calcext:value-type="float">
            <text:p>39.6699824333</text:p>
          </table:table-cell>
          <table:table-cell table:formula="of:=[.C1135]/([.D1135]-[.D1134])" office:value-type="float" office:value="3117617.07528461" calcext:value-type="float">
            <text:p>3117617.0752846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42769905.63733" calcext:value-type="float">
            <text:p>1442769905.63733</text:p>
          </table:table-cell>
          <table:table-cell office:value-type="float" office:value="8096" calcext:value-type="float">
            <text:p>8096</text:p>
          </table:table-cell>
          <table:table-cell table:formula="of:=[.B1136]-[.B$2]" office:value-type="float" office:value="39.689013004303" calcext:value-type="float">
            <text:p>39.6890130043</text:p>
          </table:table-cell>
          <table:table-cell table:formula="of:=[.C1136]/([.D1136]-[.D1135])" office:value-type="float" office:value="425420.761513405" calcext:value-type="float">
            <text:p>425420.761513405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42769905.63994" calcext:value-type="float">
            <text:p>1442769905.63994</text:p>
          </table:table-cell>
          <table:table-cell office:value-type="float" office:value="8096" calcext:value-type="float">
            <text:p>8096</text:p>
          </table:table-cell>
          <table:table-cell table:formula="of:=[.B1137]-[.B$2]" office:value-type="float" office:value="39.6916160583496" calcext:value-type="float">
            <text:p>39.6916160583</text:p>
          </table:table-cell>
          <table:table-cell table:formula="of:=[.C1137]/([.D1137]-[.D1136])" office:value-type="float" office:value="3110192.81773219" calcext:value-type="float">
            <text:p>3110192.81773219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42769905.64254" calcext:value-type="float">
            <text:p>1442769905.64254</text:p>
          </table:table-cell>
          <table:table-cell office:value-type="float" office:value="8096" calcext:value-type="float">
            <text:p>8096</text:p>
          </table:table-cell>
          <table:table-cell table:formula="of:=[.B1138]-[.B$2]" office:value-type="float" office:value="39.6942179203033" calcext:value-type="float">
            <text:p>39.6942179203</text:p>
          </table:table-cell>
          <table:table-cell table:formula="of:=[.C1138]/([.D1138]-[.D1137])" office:value-type="float" office:value="3111617.81215065" calcext:value-type="float">
            <text:p>3111617.8121506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42769905.66162" calcext:value-type="float">
            <text:p>1442769905.66162</text:p>
          </table:table-cell>
          <table:table-cell office:value-type="float" office:value="8096" calcext:value-type="float">
            <text:p>8096</text:p>
          </table:table-cell>
          <table:table-cell table:formula="of:=[.B1139]-[.B$2]" office:value-type="float" office:value="39.7133033275604" calcext:value-type="float">
            <text:p>39.7133033276</text:p>
          </table:table-cell>
          <table:table-cell table:formula="of:=[.C1139]/([.D1139]-[.D1138])" office:value-type="float" office:value="424198.440774516" calcext:value-type="float">
            <text:p>424198.44077451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42769905.66422" calcext:value-type="float">
            <text:p>1442769905.66422</text:p>
          </table:table-cell>
          <table:table-cell office:value-type="float" office:value="8096" calcext:value-type="float">
            <text:p>8096</text:p>
          </table:table-cell>
          <table:table-cell table:formula="of:=[.B1140]-[.B$2]" office:value-type="float" office:value="39.715895652771" calcext:value-type="float">
            <text:p>39.7158956528</text:p>
          </table:table-cell>
          <table:table-cell table:formula="of:=[.C1140]/([.D1140]-[.D1139])" office:value-type="float" office:value="3123064.9484043" calcext:value-type="float">
            <text:p>3123064.948404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42769905.68568" calcext:value-type="float">
            <text:p>1442769905.68568</text:p>
          </table:table-cell>
          <table:table-cell office:value-type="float" office:value="8096" calcext:value-type="float">
            <text:p>8096</text:p>
          </table:table-cell>
          <table:table-cell table:formula="of:=[.B1141]-[.B$2]" office:value-type="float" office:value="39.7373616695404" calcext:value-type="float">
            <text:p>39.7373616695</text:p>
          </table:table-cell>
          <table:table-cell table:formula="of:=[.C1141]/([.D1141]-[.D1140])" office:value-type="float" office:value="377154.275381796" calcext:value-type="float">
            <text:p>377154.27538179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42769905.68825" calcext:value-type="float">
            <text:p>1442769905.68825</text:p>
          </table:table-cell>
          <table:table-cell office:value-type="float" office:value="8096" calcext:value-type="float">
            <text:p>8096</text:p>
          </table:table-cell>
          <table:table-cell table:formula="of:=[.B1142]-[.B$2]" office:value-type="float" office:value="39.739933013916" calcext:value-type="float">
            <text:p>39.7399330139</text:p>
          </table:table-cell>
          <table:table-cell table:formula="of:=[.C1142]/([.D1142]-[.D1141])" office:value-type="float" office:value="3148547.53676402" calcext:value-type="float">
            <text:p>3148547.53676402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42769905.69087" calcext:value-type="float">
            <text:p>1442769905.69087</text:p>
          </table:table-cell>
          <table:table-cell office:value-type="float" office:value="8096" calcext:value-type="float">
            <text:p>8096</text:p>
          </table:table-cell>
          <table:table-cell table:formula="of:=[.B1143]-[.B$2]" office:value-type="float" office:value="39.7425491809845" calcext:value-type="float">
            <text:p>39.742549181</text:p>
          </table:table-cell>
          <table:table-cell table:formula="of:=[.C1143]/([.D1143]-[.D1142])" office:value-type="float" office:value="3094603.58917343" calcext:value-type="float">
            <text:p>3094603.5891734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42769905.70984" calcext:value-type="float">
            <text:p>1442769905.70984</text:p>
          </table:table-cell>
          <table:table-cell office:value-type="float" office:value="8096" calcext:value-type="float">
            <text:p>8096</text:p>
          </table:table-cell>
          <table:table-cell table:formula="of:=[.B1144]-[.B$2]" office:value-type="float" office:value="39.7615168094635" calcext:value-type="float">
            <text:p>39.7615168095</text:p>
          </table:table-cell>
          <table:table-cell table:formula="of:=[.C1144]/([.D1144]-[.D1143])" office:value-type="float" office:value="426832.485092262" calcext:value-type="float">
            <text:p>426832.48509226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42769905.71241" calcext:value-type="float">
            <text:p>1442769905.71241</text:p>
          </table:table-cell>
          <table:table-cell office:value-type="float" office:value="8096" calcext:value-type="float">
            <text:p>8096</text:p>
          </table:table-cell>
          <table:table-cell table:formula="of:=[.B1145]-[.B$2]" office:value-type="float" office:value="39.7640883922577" calcext:value-type="float">
            <text:p>39.7640883923</text:p>
          </table:table-cell>
          <table:table-cell table:formula="of:=[.C1145]/([.D1145]-[.D1144])" office:value-type="float" office:value="3148255.62618209" calcext:value-type="float">
            <text:p>3148255.62618209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42769905.73415" calcext:value-type="float">
            <text:p>1442769905.73415</text:p>
          </table:table-cell>
          <table:table-cell office:value-type="float" office:value="8096" calcext:value-type="float">
            <text:p>8096</text:p>
          </table:table-cell>
          <table:table-cell table:formula="of:=[.B1146]-[.B$2]" office:value-type="float" office:value="39.7858266830444" calcext:value-type="float">
            <text:p>39.785826683</text:p>
          </table:table-cell>
          <table:table-cell table:formula="of:=[.C1146]/([.D1146]-[.D1145])" office:value-type="float" office:value="372430.384680347" calcext:value-type="float">
            <text:p>372430.38468034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42769905.73675" calcext:value-type="float">
            <text:p>1442769905.73675</text:p>
          </table:table-cell>
          <table:table-cell office:value-type="float" office:value="8096" calcext:value-type="float">
            <text:p>8096</text:p>
          </table:table-cell>
          <table:table-cell table:formula="of:=[.B1147]-[.B$2]" office:value-type="float" office:value="39.7884268760681" calcext:value-type="float">
            <text:p>39.7884268761</text:p>
          </table:table-cell>
          <table:table-cell table:formula="of:=[.C1147]/([.D1147]-[.D1146])" office:value-type="float" office:value="3113614.99944984" calcext:value-type="float">
            <text:p>3113614.9994498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42769905.73935" calcext:value-type="float">
            <text:p>1442769905.73935</text:p>
          </table:table-cell>
          <table:table-cell office:value-type="float" office:value="8096" calcext:value-type="float">
            <text:p>8096</text:p>
          </table:table-cell>
          <table:table-cell table:formula="of:=[.B1148]-[.B$2]" office:value-type="float" office:value="39.7910249233246" calcext:value-type="float">
            <text:p>39.7910249233</text:p>
          </table:table-cell>
          <table:table-cell table:formula="of:=[.C1148]/([.D1148]-[.D1147])" office:value-type="float" office:value="3116186.58199504" calcext:value-type="float">
            <text:p>3116186.58199504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42769905.75838" calcext:value-type="float">
            <text:p>1442769905.75838</text:p>
          </table:table-cell>
          <table:table-cell office:value-type="float" office:value="8096" calcext:value-type="float">
            <text:p>8096</text:p>
          </table:table-cell>
          <table:table-cell table:formula="of:=[.B1149]-[.B$2]" office:value-type="float" office:value="39.8100571632385" calcext:value-type="float">
            <text:p>39.8100571632</text:p>
          </table:table-cell>
          <table:table-cell table:formula="of:=[.C1149]/([.D1149]-[.D1148])" office:value-type="float" office:value="425383.456524735" calcext:value-type="float">
            <text:p>425383.456524735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42769905.76097" calcext:value-type="float">
            <text:p>1442769905.76097</text:p>
          </table:table-cell>
          <table:table-cell office:value-type="float" office:value="8096" calcext:value-type="float">
            <text:p>8096</text:p>
          </table:table-cell>
          <table:table-cell table:formula="of:=[.B1150]-[.B$2]" office:value-type="float" office:value="39.8126447200775" calcext:value-type="float">
            <text:p>39.8126447201</text:p>
          </table:table-cell>
          <table:table-cell table:formula="of:=[.C1150]/([.D1150]-[.D1149])" office:value-type="float" office:value="3128820.15885009" calcext:value-type="float">
            <text:p>3128820.15885009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42769905.76356" calcext:value-type="float">
            <text:p>1442769905.76356</text:p>
          </table:table-cell>
          <table:table-cell office:value-type="float" office:value="8096" calcext:value-type="float">
            <text:p>8096</text:p>
          </table:table-cell>
          <table:table-cell table:formula="of:=[.B1151]-[.B$2]" office:value-type="float" office:value="39.8152437210083" calcext:value-type="float">
            <text:p>39.815243721</text:p>
          </table:table-cell>
          <table:table-cell table:formula="of:=[.C1151]/([.D1151]-[.D1150])" office:value-type="float" office:value="3115043.13218971" calcext:value-type="float">
            <text:p>3115043.1321897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42769905.7826" calcext:value-type="float">
            <text:p>1442769905.7826</text:p>
          </table:table-cell>
          <table:table-cell office:value-type="float" office:value="8096" calcext:value-type="float">
            <text:p>8096</text:p>
          </table:table-cell>
          <table:table-cell table:formula="of:=[.B1152]-[.B$2]" office:value-type="float" office:value="39.8342761993408" calcext:value-type="float">
            <text:p>39.8342761993</text:p>
          </table:table-cell>
          <table:table-cell table:formula="of:=[.C1152]/([.D1152]-[.D1151])" office:value-type="float" office:value="425378.127774716" calcext:value-type="float">
            <text:p>425378.12777471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42769905.78521" calcext:value-type="float">
            <text:p>1442769905.78521</text:p>
          </table:table-cell>
          <table:table-cell office:value-type="float" office:value="8096" calcext:value-type="float">
            <text:p>8096</text:p>
          </table:table-cell>
          <table:table-cell table:formula="of:=[.B1153]-[.B$2]" office:value-type="float" office:value="39.8368871212006" calcext:value-type="float">
            <text:p>39.8368871212</text:p>
          </table:table-cell>
          <table:table-cell table:formula="of:=[.C1153]/([.D1153]-[.D1152])" office:value-type="float" office:value="3100820.48981828" calcext:value-type="float">
            <text:p>3100820.48981828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42769905.78781" calcext:value-type="float">
            <text:p>1442769905.78781</text:p>
          </table:table-cell>
          <table:table-cell office:value-type="float" office:value="8096" calcext:value-type="float">
            <text:p>8096</text:p>
          </table:table-cell>
          <table:table-cell table:formula="of:=[.B1154]-[.B$2]" office:value-type="float" office:value="39.839485168457" calcext:value-type="float">
            <text:p>39.8394851685</text:p>
          </table:table-cell>
          <table:table-cell table:formula="of:=[.C1154]/([.D1154]-[.D1153])" office:value-type="float" office:value="3116186.58199504" calcext:value-type="float">
            <text:p>3116186.58199504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42769905.88674" calcext:value-type="float">
            <text:p>1442769905.88674</text:p>
          </table:table-cell>
          <table:table-cell office:value-type="float" office:value="8096" calcext:value-type="float">
            <text:p>8096</text:p>
          </table:table-cell>
          <table:table-cell table:formula="of:=[.B1155]-[.B$2]" office:value-type="float" office:value="39.9384169578552" calcext:value-type="float">
            <text:p>39.9384169579</text:p>
          </table:table-cell>
          <table:table-cell table:formula="of:=[.C1155]/([.D1155]-[.D1154])" office:value-type="float" office:value="81834.161185685" calcext:value-type="float">
            <text:p>81834.16118568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42769905.88934" calcext:value-type="float">
            <text:p>1442769905.88934</text:p>
          </table:table-cell>
          <table:table-cell office:value-type="float" office:value="8096" calcext:value-type="float">
            <text:p>8096</text:p>
          </table:table-cell>
          <table:table-cell table:formula="of:=[.B1156]-[.B$2]" office:value-type="float" office:value="39.9410190582275" calcext:value-type="float">
            <text:p>39.9410190582</text:p>
          </table:table-cell>
          <table:table-cell table:formula="of:=[.C1156]/([.D1156]-[.D1155])" office:value-type="float" office:value="3111332.70881437" calcext:value-type="float">
            <text:p>3111332.70881437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42769905.89194" calcext:value-type="float">
            <text:p>1442769905.89194</text:p>
          </table:table-cell>
          <table:table-cell office:value-type="float" office:value="8096" calcext:value-type="float">
            <text:p>8096</text:p>
          </table:table-cell>
          <table:table-cell table:formula="of:=[.B1157]-[.B$2]" office:value-type="float" office:value="39.943617105484" calcext:value-type="float">
            <text:p>39.9436171055</text:p>
          </table:table-cell>
          <table:table-cell table:formula="of:=[.C1157]/([.D1157]-[.D1156])" office:value-type="float" office:value="3116186.58199504" calcext:value-type="float">
            <text:p>3116186.5819950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42769905.8945" calcext:value-type="float">
            <text:p>1442769905.8945</text:p>
          </table:table-cell>
          <table:table-cell office:value-type="float" office:value="8096" calcext:value-type="float">
            <text:p>8096</text:p>
          </table:table-cell>
          <table:table-cell table:formula="of:=[.B1158]-[.B$2]" office:value-type="float" office:value="39.9461789131165" calcext:value-type="float">
            <text:p>39.9461789131</text:p>
          </table:table-cell>
          <table:table-cell table:formula="of:=[.C1158]/([.D1158]-[.D1157])" office:value-type="float" office:value="3160268.51409958" calcext:value-type="float">
            <text:p>3160268.51409958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42769905.8971" calcext:value-type="float">
            <text:p>1442769905.8971</text:p>
          </table:table-cell>
          <table:table-cell office:value-type="float" office:value="8096" calcext:value-type="float">
            <text:p>8096</text:p>
          </table:table-cell>
          <table:table-cell table:formula="of:=[.B1159]-[.B$2]" office:value-type="float" office:value="39.9487824440002" calcext:value-type="float">
            <text:p>39.948782444</text:p>
          </table:table-cell>
          <table:table-cell table:formula="of:=[.C1159]/([.D1159]-[.D1158])" office:value-type="float" office:value="3109623.18534799" calcext:value-type="float">
            <text:p>3109623.18534799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42769905.8997" calcext:value-type="float">
            <text:p>1442769905.8997</text:p>
          </table:table-cell>
          <table:table-cell office:value-type="float" office:value="8096" calcext:value-type="float">
            <text:p>8096</text:p>
          </table:table-cell>
          <table:table-cell table:formula="of:=[.B1160]-[.B$2]" office:value-type="float" office:value="39.9513742923737" calcext:value-type="float">
            <text:p>39.9513742924</text:p>
          </table:table-cell>
          <table:table-cell table:formula="of:=[.C1160]/([.D1160]-[.D1159])" office:value-type="float" office:value="3123639.51651182" calcext:value-type="float">
            <text:p>3123639.5165118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42769905.90231" calcext:value-type="float">
            <text:p>1442769905.90231</text:p>
          </table:table-cell>
          <table:table-cell office:value-type="float" office:value="8096" calcext:value-type="float">
            <text:p>8096</text:p>
          </table:table-cell>
          <table:table-cell table:formula="of:=[.B1161]-[.B$2]" office:value-type="float" office:value="39.9539895057678" calcext:value-type="float">
            <text:p>39.9539895058</text:p>
          </table:table-cell>
          <table:table-cell table:formula="of:=[.C1161]/([.D1161]-[.D1160])" office:value-type="float" office:value="3095732.07986143" calcext:value-type="float">
            <text:p>3095732.0798614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42769905.90487" calcext:value-type="float">
            <text:p>1442769905.90487</text:p>
          </table:table-cell>
          <table:table-cell office:value-type="float" office:value="8096" calcext:value-type="float">
            <text:p>8096</text:p>
          </table:table-cell>
          <table:table-cell table:formula="of:=[.B1162]-[.B$2]" office:value-type="float" office:value="39.9565513134003" calcext:value-type="float">
            <text:p>39.9565513134</text:p>
          </table:table-cell>
          <table:table-cell table:formula="of:=[.C1162]/([.D1162]-[.D1161])" office:value-type="float" office:value="3160268.51409958" calcext:value-type="float">
            <text:p>3160268.51409958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42769905.90744" calcext:value-type="float">
            <text:p>1442769905.90744</text:p>
          </table:table-cell>
          <table:table-cell office:value-type="float" office:value="8096" calcext:value-type="float">
            <text:p>8096</text:p>
          </table:table-cell>
          <table:table-cell table:formula="of:=[.B1163]-[.B$2]" office:value-type="float" office:value="39.9591238498688" calcext:value-type="float">
            <text:p>39.9591238499</text:p>
          </table:table-cell>
          <table:table-cell table:formula="of:=[.C1163]/([.D1163]-[.D1162])" office:value-type="float" office:value="3147088.52493049" calcext:value-type="float">
            <text:p>3147088.52493049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42769905.91002" calcext:value-type="float">
            <text:p>1442769905.91002</text:p>
          </table:table-cell>
          <table:table-cell office:value-type="float" office:value="8096" calcext:value-type="float">
            <text:p>8096</text:p>
          </table:table-cell>
          <table:table-cell table:formula="of:=[.B1164]-[.B$2]" office:value-type="float" office:value="39.9617018699646" calcext:value-type="float">
            <text:p>39.96170187</text:p>
          </table:table-cell>
          <table:table-cell table:formula="of:=[.C1164]/([.D1164]-[.D1163])" office:value-type="float" office:value="3140394.44964395" calcext:value-type="float">
            <text:p>3140394.44964395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42769905.91809" calcext:value-type="float">
            <text:p>1442769905.91809</text:p>
          </table:table-cell>
          <table:table-cell office:value-type="float" office:value="8096" calcext:value-type="float">
            <text:p>8096</text:p>
          </table:table-cell>
          <table:table-cell table:formula="of:=[.B1165]-[.B$2]" office:value-type="float" office:value="39.9697725772858" calcext:value-type="float">
            <text:p>39.9697725773</text:p>
          </table:table-cell>
          <table:table-cell table:formula="of:=[.C1165]/([.D1165]-[.D1164])" office:value-type="float" office:value="1003133.88626628" calcext:value-type="float">
            <text:p>1003133.88626628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42769905.9302" calcext:value-type="float">
            <text:p>1442769905.9302</text:p>
          </table:table-cell>
          <table:table-cell office:value-type="float" office:value="8096" calcext:value-type="float">
            <text:p>8096</text:p>
          </table:table-cell>
          <table:table-cell table:formula="of:=[.B1166]-[.B$2]" office:value-type="float" office:value="39.9818818569183" calcext:value-type="float">
            <text:p>39.9818818569</text:p>
          </table:table-cell>
          <table:table-cell table:formula="of:=[.C1166]/([.D1166]-[.D1165])" office:value-type="float" office:value="668578.168615869" calcext:value-type="float">
            <text:p>668578.16861586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42769905.9328" calcext:value-type="float">
            <text:p>1442769905.9328</text:p>
          </table:table-cell>
          <table:table-cell office:value-type="float" office:value="8096" calcext:value-type="float">
            <text:p>8096</text:p>
          </table:table-cell>
          <table:table-cell table:formula="of:=[.B1167]-[.B$2]" office:value-type="float" office:value="39.9844789505005" calcext:value-type="float">
            <text:p>39.9844789505</text:p>
          </table:table-cell>
          <table:table-cell table:formula="of:=[.C1167]/([.D1167]-[.D1166])" office:value-type="float" office:value="3117330.8715689" calcext:value-type="float">
            <text:p>3117330.8715689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42769905.94231" calcext:value-type="float">
            <text:p>1442769905.94231</text:p>
          </table:table-cell>
          <table:table-cell office:value-type="float" office:value="8096" calcext:value-type="float">
            <text:p>8096</text:p>
          </table:table-cell>
          <table:table-cell table:formula="of:=[.B1168]-[.B$2]" office:value-type="float" office:value="39.9939846992493" calcext:value-type="float">
            <text:p>39.9939846992</text:p>
          </table:table-cell>
          <table:table-cell table:formula="of:=[.C1168]/([.D1168]-[.D1167])" office:value-type="float" office:value="851695.138801104" calcext:value-type="float">
            <text:p>851695.138801104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42769905.95432" calcext:value-type="float">
            <text:p>1442769905.95432</text:p>
          </table:table-cell>
          <table:table-cell office:value-type="float" office:value="8096" calcext:value-type="float">
            <text:p>8096</text:p>
          </table:table-cell>
          <table:table-cell table:formula="of:=[.B1169]-[.B$2]" office:value-type="float" office:value="40.0060019493103" calcext:value-type="float">
            <text:p>40.0060019493</text:p>
          </table:table-cell>
          <table:table-cell table:formula="of:=[.C1169]/([.D1169]-[.D1168])" office:value-type="float" office:value="673698.222045869" calcext:value-type="float">
            <text:p>673698.222045869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42769905.95691" calcext:value-type="float">
            <text:p>1442769905.95691</text:p>
          </table:table-cell>
          <table:table-cell office:value-type="float" office:value="8096" calcext:value-type="float">
            <text:p>8096</text:p>
          </table:table-cell>
          <table:table-cell table:formula="of:=[.B1170]-[.B$2]" office:value-type="float" office:value="40.0085873603821" calcext:value-type="float">
            <text:p>40.0085873604</text:p>
          </table:table-cell>
          <table:table-cell table:formula="of:=[.C1170]/([.D1170]-[.D1169])" office:value-type="float" office:value="3131416.92954629" calcext:value-type="float">
            <text:p>3131416.92954629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42769905.96652" calcext:value-type="float">
            <text:p>1442769905.96652</text:p>
          </table:table-cell>
          <table:table-cell office:value-type="float" office:value="8096" calcext:value-type="float">
            <text:p>8096</text:p>
          </table:table-cell>
          <table:table-cell table:formula="of:=[.B1171]-[.B$2]" office:value-type="float" office:value="40.0181982517242" calcext:value-type="float">
            <text:p>40.0181982517</text:p>
          </table:table-cell>
          <table:table-cell table:formula="of:=[.C1171]/([.D1171]-[.D1170])" office:value-type="float" office:value="842377.643422391" calcext:value-type="float">
            <text:p>842377.64342239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42769905.97865" calcext:value-type="float">
            <text:p>1442769905.97865</text:p>
          </table:table-cell>
          <table:table-cell office:value-type="float" office:value="8096" calcext:value-type="float">
            <text:p>8096</text:p>
          </table:table-cell>
          <table:table-cell table:formula="of:=[.B1172]-[.B$2]" office:value-type="float" office:value="40.0303316116333" calcext:value-type="float">
            <text:p>40.0303316116</text:p>
          </table:table-cell>
          <table:table-cell table:formula="of:=[.C1172]/([.D1172]-[.D1171])" office:value-type="float" office:value="667251.285767621" calcext:value-type="float">
            <text:p>667251.28576762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42769905.99067" calcext:value-type="float">
            <text:p>1442769905.99067</text:p>
          </table:table-cell>
          <table:table-cell office:value-type="float" office:value="8096" calcext:value-type="float">
            <text:p>8096</text:p>
          </table:table-cell>
          <table:table-cell table:formula="of:=[.B1173]-[.B$2]" office:value-type="float" office:value="40.0423538684845" calcext:value-type="float">
            <text:p>40.0423538685</text:p>
          </table:table-cell>
          <table:table-cell table:formula="of:=[.C1173]/([.D1173]-[.D1172])" office:value-type="float" office:value="673417.653624194" calcext:value-type="float">
            <text:p>673417.653624194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42769905.99327" calcext:value-type="float">
            <text:p>1442769905.99327</text:p>
          </table:table-cell>
          <table:table-cell office:value-type="float" office:value="8096" calcext:value-type="float">
            <text:p>8096</text:p>
          </table:table-cell>
          <table:table-cell table:formula="of:=[.B1174]-[.B$2]" office:value-type="float" office:value="40.0449457168579" calcext:value-type="float">
            <text:p>40.0449457169</text:p>
          </table:table-cell>
          <table:table-cell table:formula="of:=[.C1174]/([.D1174]-[.D1173])" office:value-type="float" office:value="3123639.51651182" calcext:value-type="float">
            <text:p>3123639.5165118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42769906.00276" calcext:value-type="float">
            <text:p>1442769906.00276</text:p>
          </table:table-cell>
          <table:table-cell office:value-type="float" office:value="8096" calcext:value-type="float">
            <text:p>8096</text:p>
          </table:table-cell>
          <table:table-cell table:formula="of:=[.B1175]-[.B$2]" office:value-type="float" office:value="40.0544381141663" calcext:value-type="float">
            <text:p>40.0544381142</text:p>
          </table:table-cell>
          <table:table-cell table:formula="of:=[.C1175]/([.D1175]-[.D1174])" office:value-type="float" office:value="852893.082433315" calcext:value-type="float">
            <text:p>852893.08243331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42769906.0149" calcext:value-type="float">
            <text:p>1442769906.0149</text:p>
          </table:table-cell>
          <table:table-cell office:value-type="float" office:value="8096" calcext:value-type="float">
            <text:p>8096</text:p>
          </table:table-cell>
          <table:table-cell table:formula="of:=[.B1176]-[.B$2]" office:value-type="float" office:value="40.066575050354" calcext:value-type="float">
            <text:p>40.0665750504</text:p>
          </table:table-cell>
          <table:table-cell table:formula="of:=[.C1176]/([.D1176]-[.D1175])" office:value-type="float" office:value="667054.673005147" calcext:value-type="float">
            <text:p>667054.673005147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42769906.01729" calcext:value-type="float">
            <text:p>1442769906.01729</text:p>
          </table:table-cell>
          <table:table-cell office:value-type="float" office:value="8096" calcext:value-type="float">
            <text:p>8096</text:p>
          </table:table-cell>
          <table:table-cell table:formula="of:=[.B1177]-[.B$2]" office:value-type="float" office:value="40.0689649581909" calcext:value-type="float">
            <text:p>40.0689649582</text:p>
          </table:table-cell>
          <table:table-cell table:formula="of:=[.C1177]/([.D1177]-[.D1176])" office:value-type="float" office:value="3387578.33040702" calcext:value-type="float">
            <text:p>3387578.33040702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42769906.0269" calcext:value-type="float">
            <text:p>1442769906.0269</text:p>
          </table:table-cell>
          <table:table-cell office:value-type="float" office:value="8096" calcext:value-type="float">
            <text:p>8096</text:p>
          </table:table-cell>
          <table:table-cell table:formula="of:=[.B1178]-[.B$2]" office:value-type="float" office:value="40.0785808563232" calcext:value-type="float">
            <text:p>40.0785808563</text:p>
          </table:table-cell>
          <table:table-cell table:formula="of:=[.C1178]/([.D1178]-[.D1177])" office:value-type="float" office:value="841939.035604483" calcext:value-type="float">
            <text:p>841939.035604483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42769906.03905" calcext:value-type="float">
            <text:p>1442769906.03905</text:p>
          </table:table-cell>
          <table:table-cell office:value-type="float" office:value="8096" calcext:value-type="float">
            <text:p>8096</text:p>
          </table:table-cell>
          <table:table-cell table:formula="of:=[.B1179]-[.B$2]" office:value-type="float" office:value="40.09073138237" calcext:value-type="float">
            <text:p>40.0907313824</text:p>
          </table:table-cell>
          <table:table-cell table:formula="of:=[.C1179]/([.D1179]-[.D1178])" office:value-type="float" office:value="666308.600043169" calcext:value-type="float">
            <text:p>666308.600043169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42769906.04148" calcext:value-type="float">
            <text:p>1442769906.04148</text:p>
          </table:table-cell>
          <table:table-cell office:value-type="float" office:value="8096" calcext:value-type="float">
            <text:p>8096</text:p>
          </table:table-cell>
          <table:table-cell table:formula="of:=[.B1180]-[.B$2]" office:value-type="float" office:value="40.093159198761" calcext:value-type="float">
            <text:p>40.0931591988</text:p>
          </table:table-cell>
          <table:table-cell table:formula="of:=[.C1180]/([.D1180]-[.D1179])" office:value-type="float" office:value="3334683.80477266" calcext:value-type="float">
            <text:p>3334683.80477266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42769906.0511" calcext:value-type="float">
            <text:p>1442769906.0511</text:p>
          </table:table-cell>
          <table:table-cell office:value-type="float" office:value="8096" calcext:value-type="float">
            <text:p>8096</text:p>
          </table:table-cell>
          <table:table-cell table:formula="of:=[.B1181]-[.B$2]" office:value-type="float" office:value="40.1027789115906" calcext:value-type="float">
            <text:p>40.1027789116</text:p>
          </table:table-cell>
          <table:table-cell table:formula="of:=[.C1181]/([.D1181]-[.D1180])" office:value-type="float" office:value="841605.164667394" calcext:value-type="float">
            <text:p>841605.16466739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42769906.06326" calcext:value-type="float">
            <text:p>1442769906.06326</text:p>
          </table:table-cell>
          <table:table-cell office:value-type="float" office:value="8096" calcext:value-type="float">
            <text:p>8096</text:p>
          </table:table-cell>
          <table:table-cell table:formula="of:=[.B1182]-[.B$2]" office:value-type="float" office:value="40.1149380207062" calcext:value-type="float">
            <text:p>40.1149380207</text:p>
          </table:table-cell>
          <table:table-cell table:formula="of:=[.C1182]/([.D1182]-[.D1181])" office:value-type="float" office:value="665838.25533834" calcext:value-type="float">
            <text:p>665838.2553383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42769906.07537" calcext:value-type="float">
            <text:p>1442769906.07537</text:p>
          </table:table-cell>
          <table:table-cell office:value-type="float" office:value="8096" calcext:value-type="float">
            <text:p>8096</text:p>
          </table:table-cell>
          <table:table-cell table:formula="of:=[.B1183]-[.B$2]" office:value-type="float" office:value="40.1270532608032" calcext:value-type="float">
            <text:p>40.1270532608</text:p>
          </table:table-cell>
          <table:table-cell table:formula="of:=[.C1183]/([.D1183]-[.D1182])" office:value-type="float" office:value="668249.241050871" calcext:value-type="float">
            <text:p>668249.24105087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42769906.07779" calcext:value-type="float">
            <text:p>1442769906.07779</text:p>
          </table:table-cell>
          <table:table-cell office:value-type="float" office:value="8096" calcext:value-type="float">
            <text:p>8096</text:p>
          </table:table-cell>
          <table:table-cell table:formula="of:=[.B1184]-[.B$2]" office:value-type="float" office:value="40.1294641494751" calcext:value-type="float">
            <text:p>40.1294641495</text:p>
          </table:table-cell>
          <table:table-cell table:formula="of:=[.C1184]/([.D1184]-[.D1183])" office:value-type="float" office:value="3358097.82278481" calcext:value-type="float">
            <text:p>3358097.8227848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42769906.08744" calcext:value-type="float">
            <text:p>1442769906.08744</text:p>
          </table:table-cell>
          <table:table-cell office:value-type="float" office:value="8096" calcext:value-type="float">
            <text:p>8096</text:p>
          </table:table-cell>
          <table:table-cell table:formula="of:=[.B1185]-[.B$2]" office:value-type="float" office:value="40.1391143798828" calcext:value-type="float">
            <text:p>40.1391143799</text:p>
          </table:table-cell>
          <table:table-cell table:formula="of:=[.C1185]/([.D1185]-[.D1184])" office:value-type="float" office:value="838943.699575057" calcext:value-type="float">
            <text:p>838943.699575057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42769906.09949" calcext:value-type="float">
            <text:p>1442769906.09949</text:p>
          </table:table-cell>
          <table:table-cell office:value-type="float" office:value="8096" calcext:value-type="float">
            <text:p>8096</text:p>
          </table:table-cell>
          <table:table-cell table:formula="of:=[.B1186]-[.B$2]" office:value-type="float" office:value="40.151172876358" calcext:value-type="float">
            <text:p>40.1511728764</text:p>
          </table:table-cell>
          <table:table-cell table:formula="of:=[.C1186]/([.D1186]-[.D1185])" office:value-type="float" office:value="671393.81900864" calcext:value-type="float">
            <text:p>671393.81900864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42769906.10191" calcext:value-type="float">
            <text:p>1442769906.10191</text:p>
          </table:table-cell>
          <table:table-cell office:value-type="float" office:value="8096" calcext:value-type="float">
            <text:p>8096</text:p>
          </table:table-cell>
          <table:table-cell table:formula="of:=[.B1187]-[.B$2]" office:value-type="float" office:value="40.1535842418671" calcext:value-type="float">
            <text:p>40.1535842419</text:p>
          </table:table-cell>
          <table:table-cell table:formula="of:=[.C1187]/([.D1187]-[.D1186])" office:value-type="float" office:value="3357433.77338343" calcext:value-type="float">
            <text:p>3357433.77338343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42769906.11172" calcext:value-type="float">
            <text:p>1442769906.11172</text:p>
          </table:table-cell>
          <table:table-cell office:value-type="float" office:value="8096" calcext:value-type="float">
            <text:p>8096</text:p>
          </table:table-cell>
          <table:table-cell table:formula="of:=[.B1188]-[.B$2]" office:value-type="float" office:value="40.1634018421173" calcext:value-type="float">
            <text:p>40.1634018421</text:p>
          </table:table-cell>
          <table:table-cell table:formula="of:=[.C1188]/([.D1188]-[.D1187])" office:value-type="float" office:value="824641.439215115" calcext:value-type="float">
            <text:p>824641.439215115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42769906.12376" calcext:value-type="float">
            <text:p>1442769906.12376</text:p>
          </table:table-cell>
          <table:table-cell office:value-type="float" office:value="8096" calcext:value-type="float">
            <text:p>8096</text:p>
          </table:table-cell>
          <table:table-cell table:formula="of:=[.B1189]-[.B$2]" office:value-type="float" office:value="40.175434589386" calcext:value-type="float">
            <text:p>40.1754345894</text:p>
          </table:table-cell>
          <table:table-cell table:formula="of:=[.C1189]/([.D1189]-[.D1188])" office:value-type="float" office:value="672830.553091997" calcext:value-type="float">
            <text:p>672830.553091997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42769906.12616" calcext:value-type="float">
            <text:p>1442769906.12616</text:p>
          </table:table-cell>
          <table:table-cell office:value-type="float" office:value="8096" calcext:value-type="float">
            <text:p>8096</text:p>
          </table:table-cell>
          <table:table-cell table:formula="of:=[.B1190]-[.B$2]" office:value-type="float" office:value="40.1778407096863" calcext:value-type="float">
            <text:p>40.1778407097</text:p>
          </table:table-cell>
          <table:table-cell table:formula="of:=[.C1190]/([.D1190]-[.D1189])" office:value-type="float" office:value="3364752.79270709" calcext:value-type="float">
            <text:p>3364752.79270709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42769906.1359" calcext:value-type="float">
            <text:p>1442769906.1359</text:p>
          </table:table-cell>
          <table:table-cell office:value-type="float" office:value="8096" calcext:value-type="float">
            <text:p>8096</text:p>
          </table:table-cell>
          <table:table-cell table:formula="of:=[.B1191]-[.B$2]" office:value-type="float" office:value="40.1875813007355" calcext:value-type="float">
            <text:p>40.1875813007</text:p>
          </table:table-cell>
          <table:table-cell table:formula="of:=[.C1191]/([.D1191]-[.D1190])" office:value-type="float" office:value="831161.061901848" calcext:value-type="float">
            <text:p>831161.06190184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42769906.14803" calcext:value-type="float">
            <text:p>1442769906.14803</text:p>
          </table:table-cell>
          <table:table-cell office:value-type="float" office:value="8096" calcext:value-type="float">
            <text:p>8096</text:p>
          </table:table-cell>
          <table:table-cell table:formula="of:=[.B1192]-[.B$2]" office:value-type="float" office:value="40.1997087001801" calcext:value-type="float">
            <text:p>40.1997087002</text:p>
          </table:table-cell>
          <table:table-cell table:formula="of:=[.C1192]/([.D1192]-[.D1191])" office:value-type="float" office:value="667579.231392286" calcext:value-type="float">
            <text:p>667579.231392286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42769906.1601" calcext:value-type="float">
            <text:p>1442769906.1601</text:p>
          </table:table-cell>
          <table:table-cell office:value-type="float" office:value="8096" calcext:value-type="float">
            <text:p>8096</text:p>
          </table:table-cell>
          <table:table-cell table:formula="of:=[.B1193]-[.B$2]" office:value-type="float" office:value="40.2117831707001" calcext:value-type="float">
            <text:p>40.2117831707</text:p>
          </table:table-cell>
          <table:table-cell table:formula="of:=[.C1193]/([.D1193]-[.D1192])" office:value-type="float" office:value="670505.591659427" calcext:value-type="float">
            <text:p>670505.591659427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42769906.16252" calcext:value-type="float">
            <text:p>1442769906.16252</text:p>
          </table:table-cell>
          <table:table-cell office:value-type="float" office:value="8096" calcext:value-type="float">
            <text:p>8096</text:p>
          </table:table-cell>
          <table:table-cell table:formula="of:=[.B1194]-[.B$2]" office:value-type="float" office:value="40.2141976356506" calcext:value-type="float">
            <text:p>40.2141976357</text:p>
          </table:table-cell>
          <table:table-cell table:formula="of:=[.C1194]/([.D1194]-[.D1193])" office:value-type="float" office:value="3353123.84556137" calcext:value-type="float">
            <text:p>3353123.8455613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42769906.17219" calcext:value-type="float">
            <text:p>1442769906.17219</text:p>
          </table:table-cell>
          <table:table-cell office:value-type="float" office:value="8096" calcext:value-type="float">
            <text:p>8096</text:p>
          </table:table-cell>
          <table:table-cell table:formula="of:=[.B1195]-[.B$2]" office:value-type="float" office:value="40.2238662242889" calcext:value-type="float">
            <text:p>40.2238662243</text:p>
          </table:table-cell>
          <table:table-cell table:formula="of:=[.C1195]/([.D1195]-[.D1194])" office:value-type="float" office:value="837350.755406505" calcext:value-type="float">
            <text:p>837350.75540650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42769906.18431" calcext:value-type="float">
            <text:p>1442769906.18431</text:p>
          </table:table-cell>
          <table:table-cell office:value-type="float" office:value="8096" calcext:value-type="float">
            <text:p>8096</text:p>
          </table:table-cell>
          <table:table-cell table:formula="of:=[.B1196]-[.B$2]" office:value-type="float" office:value="40.2359910011292" calcext:value-type="float">
            <text:p>40.2359910011</text:p>
          </table:table-cell>
          <table:table-cell table:formula="of:=[.C1196]/([.D1196]-[.D1195])" office:value-type="float" office:value="667723.629613607" calcext:value-type="float">
            <text:p>667723.629613607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42769906.18672" calcext:value-type="float">
            <text:p>1442769906.18672</text:p>
          </table:table-cell>
          <table:table-cell office:value-type="float" office:value="8096" calcext:value-type="float">
            <text:p>8096</text:p>
          </table:table-cell>
          <table:table-cell table:formula="of:=[.B1197]-[.B$2]" office:value-type="float" office:value="40.2384014129639" calcext:value-type="float">
            <text:p>40.238401413</text:p>
          </table:table-cell>
          <table:table-cell table:formula="of:=[.C1197]/([.D1197]-[.D1196])" office:value-type="float" office:value="3358762.13491592" calcext:value-type="float">
            <text:p>3358762.1349159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42769906.19632" calcext:value-type="float">
            <text:p>1442769906.19632</text:p>
          </table:table-cell>
          <table:table-cell office:value-type="float" office:value="8096" calcext:value-type="float">
            <text:p>8096</text:p>
          </table:table-cell>
          <table:table-cell table:formula="of:=[.B1198]-[.B$2]" office:value-type="float" office:value="40.2479991912842" calcext:value-type="float">
            <text:p>40.2479991913</text:p>
          </table:table-cell>
          <table:table-cell table:formula="of:=[.C1198]/([.D1198]-[.D1197])" office:value-type="float" office:value="843528.546899841" calcext:value-type="float">
            <text:p>843528.54689984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42769906.20849" calcext:value-type="float">
            <text:p>1442769906.20849</text:p>
          </table:table-cell>
          <table:table-cell office:value-type="float" office:value="8096" calcext:value-type="float">
            <text:p>8096</text:p>
          </table:table-cell>
          <table:table-cell table:formula="of:=[.B1199]-[.B$2]" office:value-type="float" office:value="40.2601692676544" calcext:value-type="float">
            <text:p>40.2601692677</text:p>
          </table:table-cell>
          <table:table-cell table:formula="of:=[.C1199]/([.D1199]-[.D1198])" office:value-type="float" office:value="665238.224782055" calcext:value-type="float">
            <text:p>665238.224782055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42769906.2109" calcext:value-type="float">
            <text:p>1442769906.2109</text:p>
          </table:table-cell>
          <table:table-cell office:value-type="float" office:value="8096" calcext:value-type="float">
            <text:p>8096</text:p>
          </table:table-cell>
          <table:table-cell table:formula="of:=[.B1200]-[.B$2]" office:value-type="float" office:value="40.2625813484192" calcext:value-type="float">
            <text:p>40.2625813484</text:p>
          </table:table-cell>
          <table:table-cell table:formula="of:=[.C1200]/([.D1200]-[.D1199])" office:value-type="float" office:value="3356438.19155876" calcext:value-type="float">
            <text:p>3356438.1915587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42769906.2205" calcext:value-type="float">
            <text:p>1442769906.2205</text:p>
          </table:table-cell>
          <table:table-cell office:value-type="float" office:value="8096" calcext:value-type="float">
            <text:p>8096</text:p>
          </table:table-cell>
          <table:table-cell table:formula="of:=[.B1201]-[.B$2]" office:value-type="float" office:value="40.2721812725067" calcext:value-type="float">
            <text:p>40.2721812725</text:p>
          </table:table-cell>
          <table:table-cell table:formula="of:=[.C1201]/([.D1201]-[.D1200])" office:value-type="float" office:value="843340.002086179" calcext:value-type="float">
            <text:p>843340.00208617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42769906.23278" calcext:value-type="float">
            <text:p>1442769906.23278</text:p>
          </table:table-cell>
          <table:table-cell office:value-type="float" office:value="8096" calcext:value-type="float">
            <text:p>8096</text:p>
          </table:table-cell>
          <table:table-cell table:formula="of:=[.B1202]-[.B$2]" office:value-type="float" office:value="40.2844564914703" calcext:value-type="float">
            <text:p>40.2844564915</text:p>
          </table:table-cell>
          <table:table-cell table:formula="of:=[.C1202]/([.D1202]-[.D1201])" office:value-type="float" office:value="659540.169832576" calcext:value-type="float">
            <text:p>659540.16983257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42769906.24477" calcext:value-type="float">
            <text:p>1442769906.24477</text:p>
          </table:table-cell>
          <table:table-cell office:value-type="float" office:value="8096" calcext:value-type="float">
            <text:p>8096</text:p>
          </table:table-cell>
          <table:table-cell table:formula="of:=[.B1203]-[.B$2]" office:value-type="float" office:value="40.2964513301849" calcext:value-type="float">
            <text:p>40.2964513302</text:p>
          </table:table-cell>
          <table:table-cell table:formula="of:=[.C1203]/([.D1203]-[.D1202])" office:value-type="float" office:value="674956.970463129" calcext:value-type="float">
            <text:p>674956.97046312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42769906.24718" calcext:value-type="float">
            <text:p>1442769906.24718</text:p>
          </table:table-cell>
          <table:table-cell office:value-type="float" office:value="8096" calcext:value-type="float">
            <text:p>8096</text:p>
          </table:table-cell>
          <table:table-cell table:formula="of:=[.B1204]-[.B$2]" office:value-type="float" office:value="40.2988545894623" calcext:value-type="float">
            <text:p>40.2988545895</text:p>
          </table:table-cell>
          <table:table-cell table:formula="of:=[.C1204]/([.D1204]-[.D1203])" office:value-type="float" office:value="3368758.45079365" calcext:value-type="float">
            <text:p>3368758.45079365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42769906.25693" calcext:value-type="float">
            <text:p>1442769906.25693</text:p>
          </table:table-cell>
          <table:table-cell office:value-type="float" office:value="8096" calcext:value-type="float">
            <text:p>8096</text:p>
          </table:table-cell>
          <table:table-cell table:formula="of:=[.B1205]-[.B$2]" office:value-type="float" office:value="40.3086051940918" calcext:value-type="float">
            <text:p>40.3086051941</text:p>
          </table:table-cell>
          <table:table-cell table:formula="of:=[.C1205]/([.D1205]-[.D1204])" office:value-type="float" office:value="830307.48426535" calcext:value-type="float">
            <text:p>830307.4842653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42769906.269" calcext:value-type="float">
            <text:p>1442769906.269</text:p>
          </table:table-cell>
          <table:table-cell office:value-type="float" office:value="8096" calcext:value-type="float">
            <text:p>8096</text:p>
          </table:table-cell>
          <table:table-cell table:formula="of:=[.B1206]-[.B$2]" office:value-type="float" office:value="40.3206808567047" calcext:value-type="float">
            <text:p>40.3206808567</text:p>
          </table:table-cell>
          <table:table-cell table:formula="of:=[.C1206]/([.D1206]-[.D1205])" office:value-type="float" office:value="670439.400264566" calcext:value-type="float">
            <text:p>670439.400264566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42769906.27139" calcext:value-type="float">
            <text:p>1442769906.27139</text:p>
          </table:table-cell>
          <table:table-cell office:value-type="float" office:value="8096" calcext:value-type="float">
            <text:p>8096</text:p>
          </table:table-cell>
          <table:table-cell table:formula="of:=[.B1207]-[.B$2]" office:value-type="float" office:value="40.3230676651001" calcext:value-type="float">
            <text:p>40.3230676651</text:p>
          </table:table-cell>
          <table:table-cell table:formula="of:=[.C1207]/([.D1207]-[.D1206])" office:value-type="float" office:value="3391977.34332235" calcext:value-type="float">
            <text:p>3391977.3433223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42769906.28117" calcext:value-type="float">
            <text:p>1442769906.28117</text:p>
          </table:table-cell>
          <table:table-cell office:value-type="float" office:value="8096" calcext:value-type="float">
            <text:p>8096</text:p>
          </table:table-cell>
          <table:table-cell table:formula="of:=[.B1208]-[.B$2]" office:value-type="float" office:value="40.3328468799591" calcext:value-type="float">
            <text:p>40.33284688</text:p>
          </table:table-cell>
          <table:table-cell table:formula="of:=[.C1208]/([.D1208]-[.D1207])" office:value-type="float" office:value="827878.323231831" calcext:value-type="float">
            <text:p>827878.32323183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42769906.29318" calcext:value-type="float">
            <text:p>1442769906.29318</text:p>
          </table:table-cell>
          <table:table-cell office:value-type="float" office:value="8096" calcext:value-type="float">
            <text:p>8096</text:p>
          </table:table-cell>
          <table:table-cell table:formula="of:=[.B1209]-[.B$2]" office:value-type="float" office:value="40.3448565006256" calcext:value-type="float">
            <text:p>40.3448565006</text:p>
          </table:table-cell>
          <table:table-cell table:formula="of:=[.C1209]/([.D1209]-[.D1208])" office:value-type="float" office:value="674126.204716906" calcext:value-type="float">
            <text:p>674126.204716906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42769906.30531" calcext:value-type="float">
            <text:p>1442769906.30531</text:p>
          </table:table-cell>
          <table:table-cell office:value-type="float" office:value="8096" calcext:value-type="float">
            <text:p>8096</text:p>
          </table:table-cell>
          <table:table-cell table:formula="of:=[.B1210]-[.B$2]" office:value-type="float" office:value="40.3569865226746" calcext:value-type="float">
            <text:p>40.3569865227</text:p>
          </table:table-cell>
          <table:table-cell table:formula="of:=[.C1210]/([.D1210]-[.D1209])" office:value-type="float" office:value="667434.895610983" calcext:value-type="float">
            <text:p>667434.89561098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42769906.30771" calcext:value-type="float">
            <text:p>1442769906.30771</text:p>
          </table:table-cell>
          <table:table-cell office:value-type="float" office:value="8096" calcext:value-type="float">
            <text:p>8096</text:p>
          </table:table-cell>
          <table:table-cell table:formula="of:=[.B1211]-[.B$2]" office:value-type="float" office:value="40.3593904972076" calcext:value-type="float">
            <text:p>40.3593904972</text:p>
          </table:table-cell>
          <table:table-cell table:formula="of:=[.C1211]/([.D1211]-[.D1210])" office:value-type="float" office:value="3367756.14241793" calcext:value-type="float">
            <text:p>3367756.1424179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42769906.31739" calcext:value-type="float">
            <text:p>1442769906.31739</text:p>
          </table:table-cell>
          <table:table-cell office:value-type="float" office:value="8096" calcext:value-type="float">
            <text:p>8096</text:p>
          </table:table-cell>
          <table:table-cell table:formula="of:=[.B1212]-[.B$2]" office:value-type="float" office:value="40.3690650463104" calcext:value-type="float">
            <text:p>40.3690650463</text:p>
          </table:table-cell>
          <table:table-cell table:formula="of:=[.C1212]/([.D1212]-[.D1211])" office:value-type="float" office:value="836834.865789344" calcext:value-type="float">
            <text:p>836834.86578934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42769906.32949" calcext:value-type="float">
            <text:p>1442769906.32949</text:p>
          </table:table-cell>
          <table:table-cell office:value-type="float" office:value="8096" calcext:value-type="float">
            <text:p>8096</text:p>
          </table:table-cell>
          <table:table-cell table:formula="of:=[.B1213]-[.B$2]" office:value-type="float" office:value="40.3811686038971" calcext:value-type="float">
            <text:p>40.3811686039</text:p>
          </table:table-cell>
          <table:table-cell table:formula="of:=[.C1213]/([.D1213]-[.D1212])" office:value-type="float" office:value="668894.243864003" calcext:value-type="float">
            <text:p>668894.243864003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42769906.3319" calcext:value-type="float">
            <text:p>1442769906.3319</text:p>
          </table:table-cell>
          <table:table-cell office:value-type="float" office:value="8096" calcext:value-type="float">
            <text:p>8096</text:p>
          </table:table-cell>
          <table:table-cell table:formula="of:=[.B1214]-[.B$2]" office:value-type="float" office:value="40.3835797309876" calcext:value-type="float">
            <text:p>40.383579731</text:p>
          </table:table-cell>
          <table:table-cell table:formula="of:=[.C1214]/([.D1214]-[.D1213])" office:value-type="float" office:value="3357765.76525264" calcext:value-type="float">
            <text:p>3357765.76525264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42769906.34154" calcext:value-type="float">
            <text:p>1442769906.34154</text:p>
          </table:table-cell>
          <table:table-cell office:value-type="float" office:value="8096" calcext:value-type="float">
            <text:p>8096</text:p>
          </table:table-cell>
          <table:table-cell table:formula="of:=[.B1215]-[.B$2]" office:value-type="float" office:value="40.3932204246521" calcext:value-type="float">
            <text:p>40.3932204247</text:p>
          </table:table-cell>
          <table:table-cell table:formula="of:=[.C1215]/([.D1215]-[.D1214])" office:value-type="float" office:value="839773.597388466" calcext:value-type="float">
            <text:p>839773.597388466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42769906.35364" calcext:value-type="float">
            <text:p>1442769906.35364</text:p>
          </table:table-cell>
          <table:table-cell office:value-type="float" office:value="8096" calcext:value-type="float">
            <text:p>8096</text:p>
          </table:table-cell>
          <table:table-cell table:formula="of:=[.B1216]-[.B$2]" office:value-type="float" office:value="40.4053218364716" calcext:value-type="float">
            <text:p>40.4053218365</text:p>
          </table:table-cell>
          <table:table-cell table:formula="of:=[.C1216]/([.D1216]-[.D1215])" office:value-type="float" office:value="669012.84914396" calcext:value-type="float">
            <text:p>669012.8491439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42769906.35608" calcext:value-type="float">
            <text:p>1442769906.35608</text:p>
          </table:table-cell>
          <table:table-cell office:value-type="float" office:value="8096" calcext:value-type="float">
            <text:p>8096</text:p>
          </table:table-cell>
          <table:table-cell table:formula="of:=[.B1217]-[.B$2]" office:value-type="float" office:value="40.4077622890472" calcext:value-type="float">
            <text:p>40.407762289</text:p>
          </table:table-cell>
          <table:table-cell table:formula="of:=[.C1217]/([.D1217]-[.D1216])" office:value-type="float" office:value="3317417.46619773" calcext:value-type="float">
            <text:p>3317417.4661977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42769906.36574" calcext:value-type="float">
            <text:p>1442769906.36574</text:p>
          </table:table-cell>
          <table:table-cell office:value-type="float" office:value="8096" calcext:value-type="float">
            <text:p>8096</text:p>
          </table:table-cell>
          <table:table-cell table:formula="of:=[.B1218]-[.B$2]" office:value-type="float" office:value="40.4174237251282" calcext:value-type="float">
            <text:p>40.4174237251</text:p>
          </table:table-cell>
          <table:table-cell table:formula="of:=[.C1218]/([.D1218]-[.D1217])" office:value-type="float" office:value="837970.663178935" calcext:value-type="float">
            <text:p>837970.663178935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42769906.37792" calcext:value-type="float">
            <text:p>1442769906.37792</text:p>
          </table:table-cell>
          <table:table-cell office:value-type="float" office:value="8096" calcext:value-type="float">
            <text:p>8096</text:p>
          </table:table-cell>
          <table:table-cell table:formula="of:=[.B1219]-[.B$2]" office:value-type="float" office:value="40.4296002388" calcext:value-type="float">
            <text:p>40.4296002388</text:p>
          </table:table-cell>
          <table:table-cell table:formula="of:=[.C1219]/([.D1219]-[.D1218])" office:value-type="float" office:value="664886.536340852" calcext:value-type="float">
            <text:p>664886.536340852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42769906.38999" calcext:value-type="float">
            <text:p>1442769906.38999</text:p>
          </table:table-cell>
          <table:table-cell office:value-type="float" office:value="8096" calcext:value-type="float">
            <text:p>8096</text:p>
          </table:table-cell>
          <table:table-cell table:formula="of:=[.B1220]-[.B$2]" office:value-type="float" office:value="40.4416656494141" calcext:value-type="float">
            <text:p>40.4416656494</text:p>
          </table:table-cell>
          <table:table-cell table:formula="of:=[.C1220]/([.D1220]-[.D1219])" office:value-type="float" office:value="671009.073706675" calcext:value-type="float">
            <text:p>671009.073706675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42769906.39239" calcext:value-type="float">
            <text:p>1442769906.39239</text:p>
          </table:table-cell>
          <table:table-cell office:value-type="float" office:value="8096" calcext:value-type="float">
            <text:p>8096</text:p>
          </table:table-cell>
          <table:table-cell table:formula="of:=[.B1221]-[.B$2]" office:value-type="float" office:value="40.4440689086914" calcext:value-type="float">
            <text:p>40.4440689087</text:p>
          </table:table-cell>
          <table:table-cell table:formula="of:=[.C1221]/([.D1221]-[.D1220])" office:value-type="float" office:value="3368758.45079365" calcext:value-type="float">
            <text:p>3368758.4507936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42769906.40202" calcext:value-type="float">
            <text:p>1442769906.40202</text:p>
          </table:table-cell>
          <table:table-cell office:value-type="float" office:value="8096" calcext:value-type="float">
            <text:p>8096</text:p>
          </table:table-cell>
          <table:table-cell table:formula="of:=[.B1222]-[.B$2]" office:value-type="float" office:value="40.4537038803101" calcext:value-type="float">
            <text:p>40.4537038803</text:p>
          </table:table-cell>
          <table:table-cell table:formula="of:=[.C1222]/([.D1222]-[.D1221])" office:value-type="float" office:value="840272.324656043" calcext:value-type="float">
            <text:p>840272.324656043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42769906.41416" calcext:value-type="float">
            <text:p>1442769906.41416</text:p>
          </table:table-cell>
          <table:table-cell office:value-type="float" office:value="8096" calcext:value-type="float">
            <text:p>8096</text:p>
          </table:table-cell>
          <table:table-cell table:formula="of:=[.B1223]-[.B$2]" office:value-type="float" office:value="40.4658417701721" calcext:value-type="float">
            <text:p>40.4658417702</text:p>
          </table:table-cell>
          <table:table-cell table:formula="of:=[.C1223]/([.D1223]-[.D1222])" office:value-type="float" office:value="667002.262502455" calcext:value-type="float">
            <text:p>667002.262502455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42769906.41659" calcext:value-type="float">
            <text:p>1442769906.41659</text:p>
          </table:table-cell>
          <table:table-cell office:value-type="float" office:value="8096" calcext:value-type="float">
            <text:p>8096</text:p>
          </table:table-cell>
          <table:table-cell table:formula="of:=[.B1224]-[.B$2]" office:value-type="float" office:value="40.4682712554932" calcext:value-type="float">
            <text:p>40.4682712555</text:p>
          </table:table-cell>
          <table:table-cell table:formula="of:=[.C1224]/([.D1224]-[.D1223])" office:value-type="float" office:value="3332393.05044161" calcext:value-type="float">
            <text:p>3332393.0504416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42769906.42631" calcext:value-type="float">
            <text:p>1442769906.42631</text:p>
          </table:table-cell>
          <table:table-cell office:value-type="float" office:value="8096" calcext:value-type="float">
            <text:p>8096</text:p>
          </table:table-cell>
          <table:table-cell table:formula="of:=[.B1225]-[.B$2]" office:value-type="float" office:value="40.4779858589172" calcext:value-type="float">
            <text:p>40.4779858589</text:p>
          </table:table-cell>
          <table:table-cell table:formula="of:=[.C1225]/([.D1225]-[.D1224])" office:value-type="float" office:value="833384.508516173" calcext:value-type="float">
            <text:p>833384.508516173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42769906.43833" calcext:value-type="float">
            <text:p>1442769906.43833</text:p>
          </table:table-cell>
          <table:table-cell office:value-type="float" office:value="8096" calcext:value-type="float">
            <text:p>8096</text:p>
          </table:table-cell>
          <table:table-cell table:formula="of:=[.B1226]-[.B$2]" office:value-type="float" office:value="40.4900133609772" calcext:value-type="float">
            <text:p>40.490013361</text:p>
          </table:table-cell>
          <table:table-cell table:formula="of:=[.C1226]/([.D1226]-[.D1225])" office:value-type="float" office:value="673123.975340456" calcext:value-type="float">
            <text:p>673123.975340456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42769906.44072" calcext:value-type="float">
            <text:p>1442769906.44072</text:p>
          </table:table-cell>
          <table:table-cell office:value-type="float" office:value="8096" calcext:value-type="float">
            <text:p>8096</text:p>
          </table:table-cell>
          <table:table-cell table:formula="of:=[.B1227]-[.B$2]" office:value-type="float" office:value="40.4924037456513" calcext:value-type="float">
            <text:p>40.4924037457</text:p>
          </table:table-cell>
          <table:table-cell table:formula="of:=[.C1227]/([.D1227]-[.D1226])" office:value-type="float" office:value="3386902.57171354" calcext:value-type="float">
            <text:p>3386902.57171354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42769906.45045" calcext:value-type="float">
            <text:p>1442769906.45045</text:p>
          </table:table-cell>
          <table:table-cell office:value-type="float" office:value="8096" calcext:value-type="float">
            <text:p>8096</text:p>
          </table:table-cell>
          <table:table-cell table:formula="of:=[.B1228]-[.B$2]" office:value-type="float" office:value="40.502126455307" calcext:value-type="float">
            <text:p>40.5021264553</text:p>
          </table:table-cell>
          <table:table-cell table:formula="of:=[.C1228]/([.D1228]-[.D1227])" office:value-type="float" office:value="832689.680823933" calcext:value-type="float">
            <text:p>832689.68082393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42769906.4626" calcext:value-type="float">
            <text:p>1442769906.4626</text:p>
          </table:table-cell>
          <table:table-cell office:value-type="float" office:value="8096" calcext:value-type="float">
            <text:p>8096</text:p>
          </table:table-cell>
          <table:table-cell table:formula="of:=[.B1229]-[.B$2]" office:value-type="float" office:value="40.5142800807953" calcext:value-type="float">
            <text:p>40.5142800808</text:p>
          </table:table-cell>
          <table:table-cell table:formula="of:=[.C1229]/([.D1229]-[.D1228])" office:value-type="float" office:value="666138.676710609" calcext:value-type="float">
            <text:p>666138.676710609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42769906.4747" calcext:value-type="float">
            <text:p>1442769906.4747</text:p>
          </table:table-cell>
          <table:table-cell office:value-type="float" office:value="8096" calcext:value-type="float">
            <text:p>8096</text:p>
          </table:table-cell>
          <table:table-cell table:formula="of:=[.B1230]-[.B$2]" office:value-type="float" office:value="40.5263783931732" calcext:value-type="float">
            <text:p>40.5263783932</text:p>
          </table:table-cell>
          <table:table-cell table:formula="of:=[.C1230]/([.D1230]-[.D1229])" office:value-type="float" office:value="669184.242156708" calcext:value-type="float">
            <text:p>669184.242156708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42769906.47712" calcext:value-type="float">
            <text:p>1442769906.47712</text:p>
          </table:table-cell>
          <table:table-cell office:value-type="float" office:value="8096" calcext:value-type="float">
            <text:p>8096</text:p>
          </table:table-cell>
          <table:table-cell table:formula="of:=[.B1231]-[.B$2]" office:value-type="float" office:value="40.5288021564484" calcext:value-type="float">
            <text:p>40.5288021564</text:p>
          </table:table-cell>
          <table:table-cell table:formula="of:=[.C1231]/([.D1231]-[.D1230])" office:value-type="float" office:value="3340260.19909502" calcext:value-type="float">
            <text:p>3340260.1990950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42769906.48676" calcext:value-type="float">
            <text:p>1442769906.48676</text:p>
          </table:table-cell>
          <table:table-cell office:value-type="float" office:value="8096" calcext:value-type="float">
            <text:p>8096</text:p>
          </table:table-cell>
          <table:table-cell table:formula="of:=[.B1232]-[.B$2]" office:value-type="float" office:value="40.5384342670441" calcext:value-type="float">
            <text:p>40.538434267</text:p>
          </table:table-cell>
          <table:table-cell table:formula="of:=[.C1232]/([.D1232]-[.D1231])" office:value-type="float" office:value="840521.91049505" calcext:value-type="float">
            <text:p>840521.91049505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42769906.49885" calcext:value-type="float">
            <text:p>1442769906.49885</text:p>
          </table:table-cell>
          <table:table-cell office:value-type="float" office:value="8096" calcext:value-type="float">
            <text:p>8096</text:p>
          </table:table-cell>
          <table:table-cell table:formula="of:=[.B1233]-[.B$2]" office:value-type="float" office:value="40.5505335330963" calcext:value-type="float">
            <text:p>40.5505335331</text:p>
          </table:table-cell>
          <table:table-cell table:formula="of:=[.C1233]/([.D1233]-[.D1232])" office:value-type="float" office:value="669131.496492473" calcext:value-type="float">
            <text:p>669131.49649247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42769906.50127" calcext:value-type="float">
            <text:p>1442769906.50127</text:p>
          </table:table-cell>
          <table:table-cell office:value-type="float" office:value="8096" calcext:value-type="float">
            <text:p>8096</text:p>
          </table:table-cell>
          <table:table-cell table:formula="of:=[.B1234]-[.B$2]" office:value-type="float" office:value="40.5529499053955" calcext:value-type="float">
            <text:p>40.5529499054</text:p>
          </table:table-cell>
          <table:table-cell table:formula="of:=[.C1234]/([.D1234]-[.D1233])" office:value-type="float" office:value="3350477.07784904" calcext:value-type="float">
            <text:p>3350477.0778490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42769906.51099" calcext:value-type="float">
            <text:p>1442769906.51099</text:p>
          </table:table-cell>
          <table:table-cell office:value-type="float" office:value="8096" calcext:value-type="float">
            <text:p>8096</text:p>
          </table:table-cell>
          <table:table-cell table:formula="of:=[.B1235]-[.B$2]" office:value-type="float" office:value="40.5626640319824" calcext:value-type="float">
            <text:p>40.562664032</text:p>
          </table:table-cell>
          <table:table-cell table:formula="of:=[.C1235]/([.D1235]-[.D1234])" office:value-type="float" office:value="833425.416846652" calcext:value-type="float">
            <text:p>833425.41684665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42769906.52309" calcext:value-type="float">
            <text:p>1442769906.52309</text:p>
          </table:table-cell>
          <table:table-cell office:value-type="float" office:value="8096" calcext:value-type="float">
            <text:p>8096</text:p>
          </table:table-cell>
          <table:table-cell table:formula="of:=[.B1236]-[.B$2]" office:value-type="float" office:value="40.5747718811035" calcext:value-type="float">
            <text:p>40.5747718811</text:p>
          </table:table-cell>
          <table:table-cell table:formula="of:=[.C1236]/([.D1236]-[.D1235])" office:value-type="float" office:value="668657.15942029" calcext:value-type="float">
            <text:p>668657.15942029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42769906.5255" calcext:value-type="float">
            <text:p>1442769906.5255</text:p>
          </table:table-cell>
          <table:table-cell office:value-type="float" office:value="8096" calcext:value-type="float">
            <text:p>8096</text:p>
          </table:table-cell>
          <table:table-cell table:formula="of:=[.B1237]-[.B$2]" office:value-type="float" office:value="40.5771820545197" calcext:value-type="float">
            <text:p>40.5771820545</text:p>
          </table:table-cell>
          <table:table-cell table:formula="of:=[.C1237]/([.D1237]-[.D1236])" office:value-type="float" office:value="3359094.38955386" calcext:value-type="float">
            <text:p>3359094.38955386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42769906.53529" calcext:value-type="float">
            <text:p>1442769906.53529</text:p>
          </table:table-cell>
          <table:table-cell office:value-type="float" office:value="8096" calcext:value-type="float">
            <text:p>8096</text:p>
          </table:table-cell>
          <table:table-cell table:formula="of:=[.B1238]-[.B$2]" office:value-type="float" office:value="40.5869717597961" calcext:value-type="float">
            <text:p>40.5869717598</text:p>
          </table:table-cell>
          <table:table-cell table:formula="of:=[.C1238]/([.D1238]-[.D1237])" office:value-type="float" office:value="826991.188329559" calcext:value-type="float">
            <text:p>826991.18832955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42769906.5473" calcext:value-type="float">
            <text:p>1442769906.5473</text:p>
          </table:table-cell>
          <table:table-cell office:value-type="float" office:value="8096" calcext:value-type="float">
            <text:p>8096</text:p>
          </table:table-cell>
          <table:table-cell table:formula="of:=[.B1239]-[.B$2]" office:value-type="float" office:value="40.5989835262299" calcext:value-type="float">
            <text:p>40.5989835262</text:p>
          </table:table-cell>
          <table:table-cell table:formula="of:=[.C1239]/([.D1239]-[.D1238])" office:value-type="float" office:value="674005.77963915" calcext:value-type="float">
            <text:p>674005.7796391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42769906.55927" calcext:value-type="float">
            <text:p>1442769906.55927</text:p>
          </table:table-cell>
          <table:table-cell office:value-type="float" office:value="8096" calcext:value-type="float">
            <text:p>8096</text:p>
          </table:table-cell>
          <table:table-cell table:formula="of:=[.B1240]-[.B$2]" office:value-type="float" office:value="40.6109445095062" calcext:value-type="float">
            <text:p>40.6109445095</text:p>
          </table:table-cell>
          <table:table-cell table:formula="of:=[.C1240]/([.D1240]-[.D1239])" office:value-type="float" office:value="676867.429118163" calcext:value-type="float">
            <text:p>676867.429118163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42769906.56166" calcext:value-type="float">
            <text:p>1442769906.56166</text:p>
          </table:table-cell>
          <table:table-cell office:value-type="float" office:value="8096" calcext:value-type="float">
            <text:p>8096</text:p>
          </table:table-cell>
          <table:table-cell table:formula="of:=[.B1241]-[.B$2]" office:value-type="float" office:value="40.6133439540863" calcext:value-type="float">
            <text:p>40.6133439541</text:p>
          </table:table-cell>
          <table:table-cell table:formula="of:=[.C1241]/([.D1241]-[.D1240])" office:value-type="float" office:value="3374114.18759936" calcext:value-type="float">
            <text:p>3374114.1875993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42769906.57137" calcext:value-type="float">
            <text:p>1442769906.57137</text:p>
          </table:table-cell>
          <table:table-cell office:value-type="float" office:value="8096" calcext:value-type="float">
            <text:p>8096</text:p>
          </table:table-cell>
          <table:table-cell table:formula="of:=[.B1242]-[.B$2]" office:value-type="float" office:value="40.6230504512787" calcext:value-type="float">
            <text:p>40.6230504513</text:p>
          </table:table-cell>
          <table:table-cell table:formula="of:=[.C1242]/([.D1242]-[.D1241])" office:value-type="float" office:value="834080.496757713" calcext:value-type="float">
            <text:p>834080.496757713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42769906.58357" calcext:value-type="float">
            <text:p>1442769906.58357</text:p>
          </table:table-cell>
          <table:table-cell office:value-type="float" office:value="8096" calcext:value-type="float">
            <text:p>8096</text:p>
          </table:table-cell>
          <table:table-cell table:formula="of:=[.B1243]-[.B$2]" office:value-type="float" office:value="40.6352529525757" calcext:value-type="float">
            <text:p>40.6352529526</text:p>
          </table:table-cell>
          <table:table-cell table:formula="of:=[.C1243]/([.D1243]-[.D1242])" office:value-type="float" office:value="663470.529766906" calcext:value-type="float">
            <text:p>663470.52976690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42769906.58598" calcext:value-type="float">
            <text:p>1442769906.58598</text:p>
          </table:table-cell>
          <table:table-cell office:value-type="float" office:value="8096" calcext:value-type="float">
            <text:p>8096</text:p>
          </table:table-cell>
          <table:table-cell table:formula="of:=[.B1244]-[.B$2]" office:value-type="float" office:value="40.6376633644104" calcext:value-type="float">
            <text:p>40.6376633644</text:p>
          </table:table-cell>
          <table:table-cell table:formula="of:=[.C1244]/([.D1244]-[.D1243])" office:value-type="float" office:value="3358762.13491592" calcext:value-type="float">
            <text:p>3358762.1349159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42769906.5957" calcext:value-type="float">
            <text:p>1442769906.5957</text:p>
          </table:table-cell>
          <table:table-cell office:value-type="float" office:value="8096" calcext:value-type="float">
            <text:p>8096</text:p>
          </table:table-cell>
          <table:table-cell table:formula="of:=[.B1245]-[.B$2]" office:value-type="float" office:value="40.6473817825317" calcext:value-type="float">
            <text:p>40.6473817825</text:p>
          </table:table-cell>
          <table:table-cell table:formula="of:=[.C1245]/([.D1245]-[.D1244])" office:value-type="float" office:value="833057.386389284" calcext:value-type="float">
            <text:p>833057.386389284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42769906.60776" calcext:value-type="float">
            <text:p>1442769906.60776</text:p>
          </table:table-cell>
          <table:table-cell office:value-type="float" office:value="8096" calcext:value-type="float">
            <text:p>8096</text:p>
          </table:table-cell>
          <table:table-cell table:formula="of:=[.B1246]-[.B$2]" office:value-type="float" office:value="40.6594345569611" calcext:value-type="float">
            <text:p>40.659434557</text:p>
          </table:table-cell>
          <table:table-cell table:formula="of:=[.C1246]/([.D1246]-[.D1245])" office:value-type="float" office:value="671712.562736138" calcext:value-type="float">
            <text:p>671712.562736138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42769906.61016" calcext:value-type="float">
            <text:p>1442769906.61016</text:p>
          </table:table-cell>
          <table:table-cell office:value-type="float" office:value="8096" calcext:value-type="float">
            <text:p>8096</text:p>
          </table:table-cell>
          <table:table-cell table:formula="of:=[.B1247]-[.B$2]" office:value-type="float" office:value="40.6618399620056" calcext:value-type="float">
            <text:p>40.661839962</text:p>
          </table:table-cell>
          <table:table-cell table:formula="of:=[.C1247]/([.D1247]-[.D1246])" office:value-type="float" office:value="3365753.31390623" calcext:value-type="float">
            <text:p>3365753.3139062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42769906.61993" calcext:value-type="float">
            <text:p>1442769906.61993</text:p>
          </table:table-cell>
          <table:table-cell office:value-type="float" office:value="8096" calcext:value-type="float">
            <text:p>8096</text:p>
          </table:table-cell>
          <table:table-cell table:formula="of:=[.B1248]-[.B$2]" office:value-type="float" office:value="40.6716072559357" calcext:value-type="float">
            <text:p>40.6716072559</text:p>
          </table:table-cell>
          <table:table-cell table:formula="of:=[.C1248]/([.D1248]-[.D1247])" office:value-type="float" office:value="828888.744208753" calcext:value-type="float">
            <text:p>828888.74420875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42769906.63196" calcext:value-type="float">
            <text:p>1442769906.63196</text:p>
          </table:table-cell>
          <table:table-cell office:value-type="float" office:value="8096" calcext:value-type="float">
            <text:p>8096</text:p>
          </table:table-cell>
          <table:table-cell table:formula="of:=[.B1249]-[.B$2]" office:value-type="float" office:value="40.683641910553" calcext:value-type="float">
            <text:p>40.6836419106</text:p>
          </table:table-cell>
          <table:table-cell table:formula="of:=[.C1249]/([.D1249]-[.D1248])" office:value-type="float" office:value="672723.917506983" calcext:value-type="float">
            <text:p>672723.91750698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42769906.64411" calcext:value-type="float">
            <text:p>1442769906.64411</text:p>
          </table:table-cell>
          <table:table-cell office:value-type="float" office:value="8096" calcext:value-type="float">
            <text:p>8096</text:p>
          </table:table-cell>
          <table:table-cell table:formula="of:=[.B1250]-[.B$2]" office:value-type="float" office:value="40.6957859992981" calcext:value-type="float">
            <text:p>40.6957859993</text:p>
          </table:table-cell>
          <table:table-cell table:formula="of:=[.C1250]/([.D1250]-[.D1249])" office:value-type="float" office:value="666661.794879849" calcext:value-type="float">
            <text:p>666661.794879849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42769906.64651" calcext:value-type="float">
            <text:p>1442769906.64651</text:p>
          </table:table-cell>
          <table:table-cell office:value-type="float" office:value="8096" calcext:value-type="float">
            <text:p>8096</text:p>
          </table:table-cell>
          <table:table-cell table:formula="of:=[.B1251]-[.B$2]" office:value-type="float" office:value="40.6981911659241" calcext:value-type="float">
            <text:p>40.6981911659</text:p>
          </table:table-cell>
          <table:table-cell table:formula="of:=[.C1251]/([.D1251]-[.D1250])" office:value-type="float" office:value="3366086.95321174" calcext:value-type="float">
            <text:p>3366086.9532117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42769906.65616" calcext:value-type="float">
            <text:p>1442769906.65616</text:p>
          </table:table-cell>
          <table:table-cell office:value-type="float" office:value="8096" calcext:value-type="float">
            <text:p>8096</text:p>
          </table:table-cell>
          <table:table-cell table:formula="of:=[.B1252]-[.B$2]" office:value-type="float" office:value="40.707840681076" calcext:value-type="float">
            <text:p>40.7078406811</text:p>
          </table:table-cell>
          <table:table-cell table:formula="of:=[.C1252]/([.D1252]-[.D1251])" office:value-type="float" office:value="839005.88500976" calcext:value-type="float">
            <text:p>839005.8850097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42769906.66832" calcext:value-type="float">
            <text:p>1442769906.66832</text:p>
          </table:table-cell>
          <table:table-cell office:value-type="float" office:value="8096" calcext:value-type="float">
            <text:p>8096</text:p>
          </table:table-cell>
          <table:table-cell table:formula="of:=[.B1253]-[.B$2]" office:value-type="float" office:value="40.7199947834015" calcext:value-type="float">
            <text:p>40.7199947834</text:p>
          </table:table-cell>
          <table:table-cell table:formula="of:=[.C1253]/([.D1253]-[.D1252])" office:value-type="float" office:value="666112.542351603" calcext:value-type="float">
            <text:p>666112.54235160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42769906.6707" calcext:value-type="float">
            <text:p>1442769906.6707</text:p>
          </table:table-cell>
          <table:table-cell office:value-type="float" office:value="8096" calcext:value-type="float">
            <text:p>8096</text:p>
          </table:table-cell>
          <table:table-cell table:formula="of:=[.B1254]-[.B$2]" office:value-type="float" office:value="40.7223806381226" calcext:value-type="float">
            <text:p>40.7223806381</text:p>
          </table:table-cell>
          <table:table-cell table:formula="of:=[.C1254]/([.D1254]-[.D1253])" office:value-type="float" office:value="3393333.18517038" calcext:value-type="float">
            <text:p>3393333.18517038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42769906.68033" calcext:value-type="float">
            <text:p>1442769906.68033</text:p>
          </table:table-cell>
          <table:table-cell office:value-type="float" office:value="8096" calcext:value-type="float">
            <text:p>8096</text:p>
          </table:table-cell>
          <table:table-cell table:formula="of:=[.B1255]-[.B$2]" office:value-type="float" office:value="40.7320060729981" calcext:value-type="float">
            <text:p>40.732006073</text:p>
          </table:table-cell>
          <table:table-cell table:formula="of:=[.C1255]/([.D1255]-[.D1254])" office:value-type="float" office:value="841104.854453582" calcext:value-type="float">
            <text:p>841104.85445358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42769906.69248" calcext:value-type="float">
            <text:p>1442769906.69248</text:p>
          </table:table-cell>
          <table:table-cell office:value-type="float" office:value="8096" calcext:value-type="float">
            <text:p>8096</text:p>
          </table:table-cell>
          <table:table-cell table:formula="of:=[.B1256]-[.B$2]" office:value-type="float" office:value="40.7441630363464" calcext:value-type="float">
            <text:p>40.7441630363</text:p>
          </table:table-cell>
          <table:table-cell table:formula="of:=[.C1256]/([.D1256]-[.D1255])" office:value-type="float" office:value="665955.779250833" calcext:value-type="float">
            <text:p>665955.779250833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42769906.6949" calcext:value-type="float">
            <text:p>1442769906.6949</text:p>
          </table:table-cell>
          <table:table-cell office:value-type="float" office:value="8096" calcext:value-type="float">
            <text:p>8096</text:p>
          </table:table-cell>
          <table:table-cell table:formula="of:=[.B1257]-[.B$2]" office:value-type="float" office:value="40.7465746402741" calcext:value-type="float">
            <text:p>40.7465746403</text:p>
          </table:table-cell>
          <table:table-cell table:formula="of:=[.C1257]/([.D1257]-[.D1256])" office:value-type="float" office:value="3357101.84715769" calcext:value-type="float">
            <text:p>3357101.8471576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42769906.70465" calcext:value-type="float">
            <text:p>1442769906.70465</text:p>
          </table:table-cell>
          <table:table-cell office:value-type="float" office:value="8096" calcext:value-type="float">
            <text:p>8096</text:p>
          </table:table-cell>
          <table:table-cell table:formula="of:=[.B1258]-[.B$2]" office:value-type="float" office:value="40.7563316822052" calcext:value-type="float">
            <text:p>40.7563316822</text:p>
          </table:table-cell>
          <table:table-cell table:formula="of:=[.C1258]/([.D1258]-[.D1257])" office:value-type="float" office:value="829759.680969602" calcext:value-type="float">
            <text:p>829759.680969602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42769906.71678" calcext:value-type="float">
            <text:p>1442769906.71678</text:p>
          </table:table-cell>
          <table:table-cell office:value-type="float" office:value="8096" calcext:value-type="float">
            <text:p>8096</text:p>
          </table:table-cell>
          <table:table-cell table:formula="of:=[.B1259]-[.B$2]" office:value-type="float" office:value="40.7684581279755" calcext:value-type="float">
            <text:p>40.768458128</text:p>
          </table:table-cell>
          <table:table-cell table:formula="of:=[.C1259]/([.D1259]-[.D1258])" office:value-type="float" office:value="667631.732609807" calcext:value-type="float">
            <text:p>667631.732609807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42769906.72876" calcext:value-type="float">
            <text:p>1442769906.72876</text:p>
          </table:table-cell>
          <table:table-cell office:value-type="float" office:value="8096" calcext:value-type="float">
            <text:p>8096</text:p>
          </table:table-cell>
          <table:table-cell table:formula="of:=[.B1260]-[.B$2]" office:value-type="float" office:value="40.7804353237152" calcext:value-type="float">
            <text:p>40.7804353237</text:p>
          </table:table-cell>
          <table:table-cell table:formula="of:=[.C1260]/([.D1260]-[.D1259])" office:value-type="float" office:value="675951.213950155" calcext:value-type="float">
            <text:p>675951.213950155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42769906.73116" calcext:value-type="float">
            <text:p>1442769906.73116</text:p>
          </table:table-cell>
          <table:table-cell office:value-type="float" office:value="8096" calcext:value-type="float">
            <text:p>8096</text:p>
          </table:table-cell>
          <table:table-cell table:formula="of:=[.B1261]-[.B$2]" office:value-type="float" office:value="40.7828397750855" calcext:value-type="float">
            <text:p>40.7828397751</text:p>
          </table:table-cell>
          <table:table-cell table:formula="of:=[.C1261]/([.D1261]-[.D1260])" office:value-type="float" office:value="3367088.26812097" calcext:value-type="float">
            <text:p>3367088.2681209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42769906.7409" calcext:value-type="float">
            <text:p>1442769906.7409</text:p>
          </table:table-cell>
          <table:table-cell office:value-type="float" office:value="8096" calcext:value-type="float">
            <text:p>8096</text:p>
          </table:table-cell>
          <table:table-cell table:formula="of:=[.B1262]-[.B$2]" office:value-type="float" office:value="40.7925751209259" calcext:value-type="float">
            <text:p>40.7925751209</text:p>
          </table:table-cell>
          <table:table-cell table:formula="of:=[.C1262]/([.D1262]-[.D1261])" office:value-type="float" office:value="831608.874782651" calcext:value-type="float">
            <text:p>831608.87478265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42769906.75296" calcext:value-type="float">
            <text:p>1442769906.75296</text:p>
          </table:table-cell>
          <table:table-cell office:value-type="float" office:value="8096" calcext:value-type="float">
            <text:p>8096</text:p>
          </table:table-cell>
          <table:table-cell table:formula="of:=[.B1263]-[.B$2]" office:value-type="float" office:value="40.8046407699585" calcext:value-type="float">
            <text:p>40.80464077</text:p>
          </table:table-cell>
          <table:table-cell table:formula="of:=[.C1263]/([.D1263]-[.D1262])" office:value-type="float" office:value="670995.814492066" calcext:value-type="float">
            <text:p>670995.81449206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42769906.75537" calcext:value-type="float">
            <text:p>1442769906.75537</text:p>
          </table:table-cell>
          <table:table-cell office:value-type="float" office:value="8096" calcext:value-type="float">
            <text:p>8096</text:p>
          </table:table-cell>
          <table:table-cell table:formula="of:=[.B1264]-[.B$2]" office:value-type="float" office:value="40.8070495128632" calcext:value-type="float">
            <text:p>40.8070495129</text:p>
          </table:table-cell>
          <table:table-cell table:formula="of:=[.C1264]/([.D1264]-[.D1263])" office:value-type="float" office:value="3361089.29862417" calcext:value-type="float">
            <text:p>3361089.29862417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42769906.76508" calcext:value-type="float">
            <text:p>1442769906.76508</text:p>
          </table:table-cell>
          <table:table-cell office:value-type="float" office:value="8096" calcext:value-type="float">
            <text:p>8096</text:p>
          </table:table-cell>
          <table:table-cell table:formula="of:=[.B1265]-[.B$2]" office:value-type="float" office:value="40.8167572021484" calcext:value-type="float">
            <text:p>40.8167572021</text:p>
          </table:table-cell>
          <table:table-cell table:formula="of:=[.C1265]/([.D1265]-[.D1264])" office:value-type="float" office:value="833978.072647789" calcext:value-type="float">
            <text:p>833978.072647789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42769906.77717" calcext:value-type="float">
            <text:p>1442769906.77717</text:p>
          </table:table-cell>
          <table:table-cell office:value-type="float" office:value="8096" calcext:value-type="float">
            <text:p>8096</text:p>
          </table:table-cell>
          <table:table-cell table:formula="of:=[.B1266]-[.B$2]" office:value-type="float" office:value="40.8288509845734" calcext:value-type="float">
            <text:p>40.8288509846</text:p>
          </table:table-cell>
          <table:table-cell table:formula="of:=[.C1266]/([.D1266]-[.D1265])" office:value-type="float" office:value="669434.897663874" calcext:value-type="float">
            <text:p>669434.897663874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42769906.78931" calcext:value-type="float">
            <text:p>1442769906.78931</text:p>
          </table:table-cell>
          <table:table-cell office:value-type="float" office:value="8096" calcext:value-type="float">
            <text:p>8096</text:p>
          </table:table-cell>
          <table:table-cell table:formula="of:=[.B1267]-[.B$2]" office:value-type="float" office:value="40.840987443924" calcext:value-type="float">
            <text:p>40.8409874439</text:p>
          </table:table-cell>
          <table:table-cell table:formula="of:=[.C1267]/([.D1267]-[.D1266])" office:value-type="float" office:value="667080.881345277" calcext:value-type="float">
            <text:p>667080.881345277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42769906.79172" calcext:value-type="float">
            <text:p>1442769906.79172</text:p>
          </table:table-cell>
          <table:table-cell office:value-type="float" office:value="8096" calcext:value-type="float">
            <text:p>8096</text:p>
          </table:table-cell>
          <table:table-cell table:formula="of:=[.B1268]-[.B$2]" office:value-type="float" office:value="40.8433971405029" calcext:value-type="float">
            <text:p>40.8433971405</text:p>
          </table:table-cell>
          <table:table-cell table:formula="of:=[.C1268]/([.D1268]-[.D1267])" office:value-type="float" office:value="3359759.09607203" calcext:value-type="float">
            <text:p>3359759.09607203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42769906.80131" calcext:value-type="float">
            <text:p>1442769906.80131</text:p>
          </table:table-cell>
          <table:table-cell office:value-type="float" office:value="8096" calcext:value-type="float">
            <text:p>8096</text:p>
          </table:table-cell>
          <table:table-cell table:formula="of:=[.B1269]-[.B$2]" office:value-type="float" office:value="40.8529889583588" calcext:value-type="float">
            <text:p>40.8529889584</text:p>
          </table:table-cell>
          <table:table-cell table:formula="of:=[.C1269]/([.D1269]-[.D1268])" office:value-type="float" office:value="844052.725112475" calcext:value-type="float">
            <text:p>844052.725112475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42769906.81346" calcext:value-type="float">
            <text:p>1442769906.81346</text:p>
          </table:table-cell>
          <table:table-cell office:value-type="float" office:value="8096" calcext:value-type="float">
            <text:p>8096</text:p>
          </table:table-cell>
          <table:table-cell table:formula="of:=[.B1270]-[.B$2]" office:value-type="float" office:value="40.8651416301727" calcext:value-type="float">
            <text:p>40.8651416302</text:p>
          </table:table-cell>
          <table:table-cell table:formula="of:=[.C1270]/([.D1270]-[.D1269])" office:value-type="float" office:value="666190.95158126" calcext:value-type="float">
            <text:p>666190.95158126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42769906.81587" calcext:value-type="float">
            <text:p>1442769906.81587</text:p>
          </table:table-cell>
          <table:table-cell office:value-type="float" office:value="8096" calcext:value-type="float">
            <text:p>8096</text:p>
          </table:table-cell>
          <table:table-cell table:formula="of:=[.B1271]-[.B$2]" office:value-type="float" office:value="40.8675501346588" calcext:value-type="float">
            <text:p>40.8675501347</text:p>
          </table:table-cell>
          <table:table-cell table:formula="of:=[.C1271]/([.D1271]-[.D1270])" office:value-type="float" office:value="3361422.01385864" calcext:value-type="float">
            <text:p>3361422.0138586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42769906.82559" calcext:value-type="float">
            <text:p>1442769906.82559</text:p>
          </table:table-cell>
          <table:table-cell office:value-type="float" office:value="8096" calcext:value-type="float">
            <text:p>8096</text:p>
          </table:table-cell>
          <table:table-cell table:formula="of:=[.B1272]-[.B$2]" office:value-type="float" office:value="40.8772659301758" calcext:value-type="float">
            <text:p>40.8772659302</text:p>
          </table:table-cell>
          <table:table-cell table:formula="of:=[.C1272]/([.D1272]-[.D1271])" office:value-type="float" office:value="833282.25525754" calcext:value-type="float">
            <text:p>833282.25525754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42769906.8377" calcext:value-type="float">
            <text:p>1442769906.8377</text:p>
          </table:table-cell>
          <table:table-cell office:value-type="float" office:value="8096" calcext:value-type="float">
            <text:p>8096</text:p>
          </table:table-cell>
          <table:table-cell table:formula="of:=[.B1273]-[.B$2]" office:value-type="float" office:value="40.8893797397614" calcext:value-type="float">
            <text:p>40.8893797398</text:p>
          </table:table-cell>
          <table:table-cell table:formula="of:=[.C1273]/([.D1273]-[.D1272])" office:value-type="float" office:value="668328.154145919" calcext:value-type="float">
            <text:p>668328.154145919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42769906.84011" calcext:value-type="float">
            <text:p>1442769906.84011</text:p>
          </table:table-cell>
          <table:table-cell office:value-type="float" office:value="8096" calcext:value-type="float">
            <text:p>8096</text:p>
          </table:table-cell>
          <table:table-cell table:formula="of:=[.B1274]-[.B$2]" office:value-type="float" office:value="40.8917889595032" calcext:value-type="float">
            <text:p>40.8917889595</text:p>
          </table:table-cell>
          <table:table-cell table:formula="of:=[.C1274]/([.D1274]-[.D1273])" office:value-type="float" office:value="3360424.06571004" calcext:value-type="float">
            <text:p>3360424.06571004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42769906.84973" calcext:value-type="float">
            <text:p>1442769906.84973</text:p>
          </table:table-cell>
          <table:table-cell office:value-type="float" office:value="8096" calcext:value-type="float">
            <text:p>8096</text:p>
          </table:table-cell>
          <table:table-cell table:formula="of:=[.B1275]-[.B$2]" office:value-type="float" office:value="40.9014089107513" calcext:value-type="float">
            <text:p>40.9014089108</text:p>
          </table:table-cell>
          <table:table-cell table:formula="of:=[.C1275]/([.D1275]-[.D1274])" office:value-type="float" office:value="841584.306525564" calcext:value-type="float">
            <text:p>841584.30652556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42769906.86185" calcext:value-type="float">
            <text:p>1442769906.86185</text:p>
          </table:table-cell>
          <table:table-cell office:value-type="float" office:value="8096" calcext:value-type="float">
            <text:p>8096</text:p>
          </table:table-cell>
          <table:table-cell table:formula="of:=[.B1276]-[.B$2]" office:value-type="float" office:value="40.9135274887085" calcext:value-type="float">
            <text:p>40.9135274887</text:p>
          </table:table-cell>
          <table:table-cell table:formula="of:=[.C1276]/([.D1276]-[.D1275])" office:value-type="float" office:value="668065.182946743" calcext:value-type="float">
            <text:p>668065.182946743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42769906.87397" calcext:value-type="float">
            <text:p>1442769906.87397</text:p>
          </table:table-cell>
          <table:table-cell office:value-type="float" office:value="8096" calcext:value-type="float">
            <text:p>8096</text:p>
          </table:table-cell>
          <table:table-cell table:formula="of:=[.B1277]-[.B$2]" office:value-type="float" office:value="40.9256505966187" calcext:value-type="float">
            <text:p>40.9256505966</text:p>
          </table:table-cell>
          <table:table-cell table:formula="of:=[.C1277]/([.D1277]-[.D1276])" office:value-type="float" office:value="667815.551919446" calcext:value-type="float">
            <text:p>667815.55191944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42769906.87638" calcext:value-type="float">
            <text:p>1442769906.87638</text:p>
          </table:table-cell>
          <table:table-cell office:value-type="float" office:value="8096" calcext:value-type="float">
            <text:p>8096</text:p>
          </table:table-cell>
          <table:table-cell table:formula="of:=[.B1278]-[.B$2]" office:value-type="float" office:value="40.9280557632446" calcext:value-type="float">
            <text:p>40.9280557632</text:p>
          </table:table-cell>
          <table:table-cell table:formula="of:=[.C1278]/([.D1278]-[.D1277])" office:value-type="float" office:value="3366086.95321174" calcext:value-type="float">
            <text:p>3366086.95321174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42769906.89821" calcext:value-type="float">
            <text:p>1442769906.89821</text:p>
          </table:table-cell>
          <table:table-cell office:value-type="float" office:value="8096" calcext:value-type="float">
            <text:p>8096</text:p>
          </table:table-cell>
          <table:table-cell table:formula="of:=[.B1279]-[.B$2]" office:value-type="float" office:value="40.949887752533" calcext:value-type="float">
            <text:p>40.9498877525</text:p>
          </table:table-cell>
          <table:table-cell table:formula="of:=[.C1279]/([.D1279]-[.D1278])" office:value-type="float" office:value="370831.988467839" calcext:value-type="float">
            <text:p>370831.9884678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42769906.90062" calcext:value-type="float">
            <text:p>1442769906.90062</text:p>
          </table:table-cell>
          <table:table-cell office:value-type="float" office:value="8096" calcext:value-type="float">
            <text:p>8096</text:p>
          </table:table-cell>
          <table:table-cell table:formula="of:=[.B1280]-[.B$2]" office:value-type="float" office:value="40.9522984027863" calcext:value-type="float">
            <text:p>40.9522984028</text:p>
          </table:table-cell>
          <table:table-cell table:formula="of:=[.C1280]/([.D1280]-[.D1279])" office:value-type="float" office:value="3358429.94599941" calcext:value-type="float">
            <text:p>3358429.9459994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42769906.90303" calcext:value-type="float">
            <text:p>1442769906.90303</text:p>
          </table:table-cell>
          <table:table-cell office:value-type="float" office:value="8096" calcext:value-type="float">
            <text:p>8096</text:p>
          </table:table-cell>
          <table:table-cell table:formula="of:=[.B1281]-[.B$2]" office:value-type="float" office:value="40.954708814621" calcext:value-type="float">
            <text:p>40.9547088146</text:p>
          </table:table-cell>
          <table:table-cell table:formula="of:=[.C1281]/([.D1281]-[.D1280])" office:value-type="float" office:value="3358762.13491592" calcext:value-type="float">
            <text:p>3358762.1349159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42769906.92237" calcext:value-type="float">
            <text:p>1442769906.92237</text:p>
          </table:table-cell>
          <table:table-cell office:value-type="float" office:value="8096" calcext:value-type="float">
            <text:p>8096</text:p>
          </table:table-cell>
          <table:table-cell table:formula="of:=[.B1282]-[.B$2]" office:value-type="float" office:value="40.9740478992462" calcext:value-type="float">
            <text:p>40.9740478992</text:p>
          </table:table-cell>
          <table:table-cell table:formula="of:=[.C1282]/([.D1282]-[.D1281])" office:value-type="float" office:value="418634.08516409" calcext:value-type="float">
            <text:p>418634.08516409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42769906.92475" calcext:value-type="float">
            <text:p>1442769906.92475</text:p>
          </table:table-cell>
          <table:table-cell office:value-type="float" office:value="8096" calcext:value-type="float">
            <text:p>8096</text:p>
          </table:table-cell>
          <table:table-cell table:formula="of:=[.B1283]-[.B$2]" office:value-type="float" office:value="40.9764301776886" calcext:value-type="float">
            <text:p>40.9764301777</text:p>
          </table:table-cell>
          <table:table-cell table:formula="of:=[.C1283]/([.D1283]-[.D1282])" office:value-type="float" office:value="3398427.26020817" calcext:value-type="float">
            <text:p>3398427.26020817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42769906.92721" calcext:value-type="float">
            <text:p>1442769906.92721</text:p>
          </table:table-cell>
          <table:table-cell office:value-type="float" office:value="8096" calcext:value-type="float">
            <text:p>8096</text:p>
          </table:table-cell>
          <table:table-cell table:formula="of:=[.B1284]-[.B$2]" office:value-type="float" office:value="40.9788854122162" calcext:value-type="float">
            <text:p>40.9788854122</text:p>
          </table:table-cell>
          <table:table-cell table:formula="of:=[.C1284]/([.D1284]-[.D1283])" office:value-type="float" office:value="3297444.66731404" calcext:value-type="float">
            <text:p>3297444.66731404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42769906.94657" calcext:value-type="float">
            <text:p>1442769906.94657</text:p>
          </table:table-cell>
          <table:table-cell office:value-type="float" office:value="8096" calcext:value-type="float">
            <text:p>8096</text:p>
          </table:table-cell>
          <table:table-cell table:formula="of:=[.B1285]-[.B$2]" office:value-type="float" office:value="40.9982476234436" calcext:value-type="float">
            <text:p>40.9982476234</text:p>
          </table:table-cell>
          <table:table-cell table:formula="of:=[.C1285]/([.D1285]-[.D1284])" office:value-type="float" office:value="418134.06045979" calcext:value-type="float">
            <text:p>418134.06045979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42769906.94897" calcext:value-type="float">
            <text:p>1442769906.94897</text:p>
          </table:table-cell>
          <table:table-cell office:value-type="float" office:value="8096" calcext:value-type="float">
            <text:p>8096</text:p>
          </table:table-cell>
          <table:table-cell table:formula="of:=[.B1286]-[.B$2]" office:value-type="float" office:value="41.0006470680237" calcext:value-type="float">
            <text:p>41.000647068</text:p>
          </table:table-cell>
          <table:table-cell table:formula="of:=[.C1286]/([.D1286]-[.D1285])" office:value-type="float" office:value="3374114.18759936" calcext:value-type="float">
            <text:p>3374114.1875993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42769906.95861" calcext:value-type="float">
            <text:p>1442769906.95861</text:p>
          </table:table-cell>
          <table:table-cell office:value-type="float" office:value="8096" calcext:value-type="float">
            <text:p>8096</text:p>
          </table:table-cell>
          <table:table-cell table:formula="of:=[.B1287]-[.B$2]" office:value-type="float" office:value="41.0102872848511" calcext:value-type="float">
            <text:p>41.0102872849</text:p>
          </table:table-cell>
          <table:table-cell table:formula="of:=[.C1287]/([.D1287]-[.D1286])" office:value-type="float" office:value="839815.135381115" calcext:value-type="float">
            <text:p>839815.13538111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42769906.96101" calcext:value-type="float">
            <text:p>1442769906.96101</text:p>
          </table:table-cell>
          <table:table-cell office:value-type="float" office:value="8096" calcext:value-type="float">
            <text:p>8096</text:p>
          </table:table-cell>
          <table:table-cell table:formula="of:=[.B1288]-[.B$2]" office:value-type="float" office:value="41.0126922130585" calcext:value-type="float">
            <text:p>41.0126922131</text:p>
          </table:table-cell>
          <table:table-cell table:formula="of:=[.C1288]/([.D1288]-[.D1287])" office:value-type="float" office:value="3366420.65866957" calcext:value-type="float">
            <text:p>3366420.65866957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42769906.97074" calcext:value-type="float">
            <text:p>1442769906.97074</text:p>
          </table:table-cell>
          <table:table-cell office:value-type="float" office:value="8096" calcext:value-type="float">
            <text:p>8096</text:p>
          </table:table-cell>
          <table:table-cell table:formula="of:=[.B1289]-[.B$2]" office:value-type="float" office:value="41.0224151611328" calcext:value-type="float">
            <text:p>41.0224151611</text:p>
          </table:table-cell>
          <table:table-cell table:formula="of:=[.C1289]/([.D1289]-[.D1288])" office:value-type="float" office:value="832669.262254481" calcext:value-type="float">
            <text:p>832669.262254481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42769906.98284" calcext:value-type="float">
            <text:p>1442769906.98284</text:p>
          </table:table-cell>
          <table:table-cell office:value-type="float" office:value="8096" calcext:value-type="float">
            <text:p>8096</text:p>
          </table:table-cell>
          <table:table-cell table:formula="of:=[.B1290]-[.B$2]" office:value-type="float" office:value="41.0345234870911" calcext:value-type="float">
            <text:p>41.0345234871</text:p>
          </table:table-cell>
          <table:table-cell table:formula="of:=[.C1290]/([.D1290]-[.D1289])" office:value-type="float" office:value="668630.827078329" calcext:value-type="float">
            <text:p>668630.827078329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42769906.98525" calcext:value-type="float">
            <text:p>1442769906.98525</text:p>
          </table:table-cell>
          <table:table-cell office:value-type="float" office:value="8096" calcext:value-type="float">
            <text:p>8096</text:p>
          </table:table-cell>
          <table:table-cell table:formula="of:=[.B1291]-[.B$2]" office:value-type="float" office:value="41.0369262695312" calcext:value-type="float">
            <text:p>41.0369262695</text:p>
          </table:table-cell>
          <table:table-cell table:formula="of:=[.C1291]/([.D1291]-[.D1290])" office:value-type="float" office:value="3369426.98789442" calcext:value-type="float">
            <text:p>3369426.9878944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42769906.99488" calcext:value-type="float">
            <text:p>1442769906.99488</text:p>
          </table:table-cell>
          <table:table-cell office:value-type="float" office:value="8096" calcext:value-type="float">
            <text:p>8096</text:p>
          </table:table-cell>
          <table:table-cell table:formula="of:=[.B1292]-[.B$2]" office:value-type="float" office:value="41.0465631484985" calcext:value-type="float">
            <text:p>41.0465631485</text:p>
          </table:table-cell>
          <table:table-cell table:formula="of:=[.C1292]/([.D1292]-[.D1291])" office:value-type="float" office:value="840106.016427511" calcext:value-type="float">
            <text:p>840106.01642751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42769907.00697" calcext:value-type="float">
            <text:p>1442769907.00697</text:p>
          </table:table-cell>
          <table:table-cell office:value-type="float" office:value="8096" calcext:value-type="float">
            <text:p>8096</text:p>
          </table:table-cell>
          <table:table-cell table:formula="of:=[.B1293]-[.B$2]" office:value-type="float" office:value="41.0586535930634" calcext:value-type="float">
            <text:p>41.0586535931</text:p>
          </table:table-cell>
          <table:table-cell table:formula="of:=[.C1293]/([.D1293]-[.D1292])" office:value-type="float" office:value="669619.711384118" calcext:value-type="float">
            <text:p>669619.711384118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42769910.00359" calcext:value-type="float">
            <text:p>1442769910.00359</text:p>
          </table:table-cell>
          <table:table-cell office:value-type="float" office:value="8096" calcext:value-type="float">
            <text:p>8096</text:p>
          </table:table-cell>
          <table:table-cell table:formula="of:=[.B1294]-[.B$2]" office:value-type="float" office:value="44.0552735328674" calcext:value-type="float">
            <text:p>44.0552735329</text:p>
          </table:table-cell>
          <table:table-cell table:formula="of:=[.C1294]/([.D1294]-[.D1293])" office:value-type="float" office:value="2701.71064820764" calcext:value-type="float">
            <text:p>2701.710648207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42769910.00709" calcext:value-type="float">
            <text:p>1442769910.00709</text:p>
          </table:table-cell>
          <table:table-cell office:value-type="float" office:value="8096" calcext:value-type="float">
            <text:p>8096</text:p>
          </table:table-cell>
          <table:table-cell table:formula="of:=[.B1295]-[.B$2]" office:value-type="float" office:value="44.0587711334229" calcext:value-type="float">
            <text:p>44.0587711334</text:p>
          </table:table-cell>
          <table:table-cell table:formula="of:=[.C1295]/([.D1295]-[.D1294])" office:value-type="float" office:value="2314729.73306067" calcext:value-type="float">
            <text:p>2314729.73306067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42769910.0106" calcext:value-type="float">
            <text:p>1442769910.0106</text:p>
          </table:table-cell>
          <table:table-cell office:value-type="float" office:value="8096" calcext:value-type="float">
            <text:p>8096</text:p>
          </table:table-cell>
          <table:table-cell table:formula="of:=[.B1296]-[.B$2]" office:value-type="float" office:value="44.0622818470001" calcext:value-type="float">
            <text:p>44.062281847</text:p>
          </table:table-cell>
          <table:table-cell table:formula="of:=[.C1296]/([.D1296]-[.D1295])" office:value-type="float" office:value="2306083.8834635" calcext:value-type="float">
            <text:p>2306083.8834635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42769910.01411" calcext:value-type="float">
            <text:p>1442769910.01411</text:p>
          </table:table-cell>
          <table:table-cell office:value-type="float" office:value="8096" calcext:value-type="float">
            <text:p>8096</text:p>
          </table:table-cell>
          <table:table-cell table:formula="of:=[.B1297]-[.B$2]" office:value-type="float" office:value="44.0657935142517" calcext:value-type="float">
            <text:p>44.0657935143</text:p>
          </table:table-cell>
          <table:table-cell table:formula="of:=[.C1297]/([.D1297]-[.D1296])" office:value-type="float" office:value="2305457.61314414" calcext:value-type="float">
            <text:p>2305457.61314414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42769910.01763" calcext:value-type="float">
            <text:p>1442769910.01763</text:p>
          </table:table-cell>
          <table:table-cell office:value-type="float" office:value="8096" calcext:value-type="float">
            <text:p>8096</text:p>
          </table:table-cell>
          <table:table-cell table:formula="of:=[.B1298]-[.B$2]" office:value-type="float" office:value="44.0693049430847" calcext:value-type="float">
            <text:p>44.0693049431</text:p>
          </table:table-cell>
          <table:table-cell table:formula="of:=[.C1298]/([.D1298]-[.D1297])" office:value-type="float" office:value="2305614.14883216" calcext:value-type="float">
            <text:p>2305614.1488321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42769910.02114" calcext:value-type="float">
            <text:p>1442769910.02114</text:p>
          </table:table-cell>
          <table:table-cell office:value-type="float" office:value="8096" calcext:value-type="float">
            <text:p>8096</text:p>
          </table:table-cell>
          <table:table-cell table:formula="of:=[.B1299]-[.B$2]" office:value-type="float" office:value="44.0728158950806" calcext:value-type="float">
            <text:p>44.0728158951</text:p>
          </table:table-cell>
          <table:table-cell table:formula="of:=[.C1299]/([.D1299]-[.D1298])" office:value-type="float" office:value="2305927.2839875" calcext:value-type="float">
            <text:p>2305927.283987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42769910.02465" calcext:value-type="float">
            <text:p>1442769910.02465</text:p>
          </table:table-cell>
          <table:table-cell office:value-type="float" office:value="8096" calcext:value-type="float">
            <text:p>8096</text:p>
          </table:table-cell>
          <table:table-cell table:formula="of:=[.B1300]-[.B$2]" office:value-type="float" office:value="44.0763294696808" calcext:value-type="float">
            <text:p>44.0763294697</text:p>
          </table:table-cell>
          <table:table-cell table:formula="of:=[.C1300]/([.D1300]-[.D1299])" office:value-type="float" office:value="2304206.09242044" calcext:value-type="float">
            <text:p>2304206.09242044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42769910.02816" calcext:value-type="float">
            <text:p>1442769910.02816</text:p>
          </table:table-cell>
          <table:table-cell office:value-type="float" office:value="8096" calcext:value-type="float">
            <text:p>8096</text:p>
          </table:table-cell>
          <table:table-cell table:formula="of:=[.B1301]-[.B$2]" office:value-type="float" office:value="44.0798411369324" calcext:value-type="float">
            <text:p>44.0798411369</text:p>
          </table:table-cell>
          <table:table-cell table:formula="of:=[.C1301]/([.D1301]-[.D1300])" office:value-type="float" office:value="2305457.61314414" calcext:value-type="float">
            <text:p>2305457.6131441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42769910.03167" calcext:value-type="float">
            <text:p>1442769910.03167</text:p>
          </table:table-cell>
          <table:table-cell office:value-type="float" office:value="8096" calcext:value-type="float">
            <text:p>8096</text:p>
          </table:table-cell>
          <table:table-cell table:formula="of:=[.B1302]-[.B$2]" office:value-type="float" office:value="44.0833539962769" calcext:value-type="float">
            <text:p>44.0833539963</text:p>
          </table:table-cell>
          <table:table-cell table:formula="of:=[.C1302]/([.D1302]-[.D1301])" office:value-type="float" office:value="2304675.25342745" calcext:value-type="float">
            <text:p>2304675.2534274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42769910.03519" calcext:value-type="float">
            <text:p>1442769910.03519</text:p>
          </table:table-cell>
          <table:table-cell office:value-type="float" office:value="8096" calcext:value-type="float">
            <text:p>8096</text:p>
          </table:table-cell>
          <table:table-cell table:formula="of:=[.B1303]-[.B$2]" office:value-type="float" office:value="44.0868656635284" calcext:value-type="float">
            <text:p>44.0868656635</text:p>
          </table:table-cell>
          <table:table-cell table:formula="of:=[.C1303]/([.D1303]-[.D1302])" office:value-type="float" office:value="2305457.61314414" calcext:value-type="float">
            <text:p>2305457.61314414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42769910.0387" calcext:value-type="float">
            <text:p>1442769910.0387</text:p>
          </table:table-cell>
          <table:table-cell office:value-type="float" office:value="8096" calcext:value-type="float">
            <text:p>8096</text:p>
          </table:table-cell>
          <table:table-cell table:formula="of:=[.B1304]-[.B$2]" office:value-type="float" office:value="44.0903766155243" calcext:value-type="float">
            <text:p>44.0903766155</text:p>
          </table:table-cell>
          <table:table-cell table:formula="of:=[.C1304]/([.D1304]-[.D1303])" office:value-type="float" office:value="2305927.2839875" calcext:value-type="float">
            <text:p>2305927.283987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42769910.04222" calcext:value-type="float">
            <text:p>1442769910.04222</text:p>
          </table:table-cell>
          <table:table-cell office:value-type="float" office:value="8096" calcext:value-type="float">
            <text:p>8096</text:p>
          </table:table-cell>
          <table:table-cell table:formula="of:=[.B1305]-[.B$2]" office:value-type="float" office:value="44.0938944816589" calcext:value-type="float">
            <text:p>44.0938944817</text:p>
          </table:table-cell>
          <table:table-cell table:formula="of:=[.C1305]/([.D1305]-[.D1304])" office:value-type="float" office:value="2301395.13276855" calcext:value-type="float">
            <text:p>2301395.1327685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42769910.04573" calcext:value-type="float">
            <text:p>1442769910.04573</text:p>
          </table:table-cell>
          <table:table-cell office:value-type="float" office:value="8096" calcext:value-type="float">
            <text:p>8096</text:p>
          </table:table-cell>
          <table:table-cell table:formula="of:=[.B1306]-[.B$2]" office:value-type="float" office:value="44.0974063873291" calcext:value-type="float">
            <text:p>44.0974063873</text:p>
          </table:table-cell>
          <table:table-cell table:formula="of:=[.C1306]/([.D1306]-[.D1305])" office:value-type="float" office:value="2305301.09871012" calcext:value-type="float">
            <text:p>2305301.09871012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42769910.04924" calcext:value-type="float">
            <text:p>1442769910.04924</text:p>
          </table:table-cell>
          <table:table-cell office:value-type="float" office:value="8096" calcext:value-type="float">
            <text:p>8096</text:p>
          </table:table-cell>
          <table:table-cell table:formula="of:=[.B1307]-[.B$2]" office:value-type="float" office:value="44.1009197235107" calcext:value-type="float">
            <text:p>44.1009197235</text:p>
          </table:table-cell>
          <table:table-cell table:formula="of:=[.C1307]/([.D1307]-[.D1306])" office:value-type="float" office:value="2304362.45819761" calcext:value-type="float">
            <text:p>2304362.45819761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42769910.05273" calcext:value-type="float">
            <text:p>1442769910.05273</text:p>
          </table:table-cell>
          <table:table-cell office:value-type="float" office:value="8096" calcext:value-type="float">
            <text:p>8096</text:p>
          </table:table-cell>
          <table:table-cell table:formula="of:=[.B1308]-[.B$2]" office:value-type="float" office:value="44.1044094562531" calcext:value-type="float">
            <text:p>44.1044094563</text:p>
          </table:table-cell>
          <table:table-cell table:formula="of:=[.C1308]/([.D1308]-[.D1307])" office:value-type="float" office:value="2319948.43096263" calcext:value-type="float">
            <text:p>2319948.43096263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42769910.05622" calcext:value-type="float">
            <text:p>1442769910.05622</text:p>
          </table:table-cell>
          <table:table-cell office:value-type="float" office:value="8096" calcext:value-type="float">
            <text:p>8096</text:p>
          </table:table-cell>
          <table:table-cell table:formula="of:=[.B1309]-[.B$2]" office:value-type="float" office:value="44.1078970432281" calcext:value-type="float">
            <text:p>44.1078970432</text:p>
          </table:table-cell>
          <table:table-cell table:formula="of:=[.C1309]/([.D1309]-[.D1308])" office:value-type="float" office:value="2321375.79874214" calcext:value-type="float">
            <text:p>2321375.79874214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42769910.05974" calcext:value-type="float">
            <text:p>1442769910.05974</text:p>
          </table:table-cell>
          <table:table-cell office:value-type="float" office:value="8096" calcext:value-type="float">
            <text:p>8096</text:p>
          </table:table-cell>
          <table:table-cell table:formula="of:=[.B1310]-[.B$2]" office:value-type="float" office:value="44.1114187240601" calcext:value-type="float">
            <text:p>44.1114187241</text:p>
          </table:table-cell>
          <table:table-cell table:formula="of:=[.C1310]/([.D1310]-[.D1309])" office:value-type="float" office:value="2298902.25333424" calcext:value-type="float">
            <text:p>2298902.25333424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42769910.06325" calcext:value-type="float">
            <text:p>1442769910.06325</text:p>
          </table:table-cell>
          <table:table-cell office:value-type="float" office:value="8096" calcext:value-type="float">
            <text:p>8096</text:p>
          </table:table-cell>
          <table:table-cell table:formula="of:=[.B1311]-[.B$2]" office:value-type="float" office:value="44.1149315834045" calcext:value-type="float">
            <text:p>44.1149315834</text:p>
          </table:table-cell>
          <table:table-cell table:formula="of:=[.C1311]/([.D1311]-[.D1310])" office:value-type="float" office:value="2304675.25342745" calcext:value-type="float">
            <text:p>2304675.2534274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42769910.06675" calcext:value-type="float">
            <text:p>1442769910.06675</text:p>
          </table:table-cell>
          <table:table-cell office:value-type="float" office:value="8096" calcext:value-type="float">
            <text:p>8096</text:p>
          </table:table-cell>
          <table:table-cell table:formula="of:=[.B1312]-[.B$2]" office:value-type="float" office:value="44.1184334754944" calcext:value-type="float">
            <text:p>44.1184334755</text:p>
          </table:table-cell>
          <table:table-cell table:formula="of:=[.C1312]/([.D1312]-[.D1311])" office:value-type="float" office:value="2311893.05446623" calcext:value-type="float">
            <text:p>2311893.0544662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42769910.07027" calcext:value-type="float">
            <text:p>1442769910.07027</text:p>
          </table:table-cell>
          <table:table-cell office:value-type="float" office:value="8096" calcext:value-type="float">
            <text:p>8096</text:p>
          </table:table-cell>
          <table:table-cell table:formula="of:=[.B1313]-[.B$2]" office:value-type="float" office:value="44.1219482421875" calcext:value-type="float">
            <text:p>44.1219482422</text:p>
          </table:table-cell>
          <table:table-cell table:formula="of:=[.C1313]/([.D1313]-[.D1312])" office:value-type="float" office:value="2303424.58173925" calcext:value-type="float">
            <text:p>2303424.58173925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42769910.07378" calcext:value-type="float">
            <text:p>1442769910.07378</text:p>
          </table:table-cell>
          <table:table-cell office:value-type="float" office:value="8096" calcext:value-type="float">
            <text:p>8096</text:p>
          </table:table-cell>
          <table:table-cell table:formula="of:=[.B1314]-[.B$2]" office:value-type="float" office:value="44.1254601478577" calcext:value-type="float">
            <text:p>44.1254601479</text:p>
          </table:table-cell>
          <table:table-cell table:formula="of:=[.C1314]/([.D1314]-[.D1313])" office:value-type="float" office:value="2305301.09871012" calcext:value-type="float">
            <text:p>2305301.0987101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42769910.0773" calcext:value-type="float">
            <text:p>1442769910.0773</text:p>
          </table:table-cell>
          <table:table-cell office:value-type="float" office:value="8096" calcext:value-type="float">
            <text:p>8096</text:p>
          </table:table-cell>
          <table:table-cell table:formula="of:=[.B1315]-[.B$2]" office:value-type="float" office:value="44.1289746761322" calcext:value-type="float">
            <text:p>44.1289746761</text:p>
          </table:table-cell>
          <table:table-cell table:formula="of:=[.C1315]/([.D1315]-[.D1314])" office:value-type="float" office:value="2303580.84146259" calcext:value-type="float">
            <text:p>2303580.84146259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42769910.08081" calcext:value-type="float">
            <text:p>1442769910.08081</text:p>
          </table:table-cell>
          <table:table-cell office:value-type="float" office:value="8096" calcext:value-type="float">
            <text:p>8096</text:p>
          </table:table-cell>
          <table:table-cell table:formula="of:=[.B1316]-[.B$2]" office:value-type="float" office:value="44.1324915885925" calcext:value-type="float">
            <text:p>44.1324915886</text:p>
          </table:table-cell>
          <table:table-cell table:formula="of:=[.C1316]/([.D1316]-[.D1315])" office:value-type="float" office:value="2302019.19761372" calcext:value-type="float">
            <text:p>2302019.1976137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42769910.08433" calcext:value-type="float">
            <text:p>1442769910.08433</text:p>
          </table:table-cell>
          <table:table-cell office:value-type="float" office:value="8096" calcext:value-type="float">
            <text:p>8096</text:p>
          </table:table-cell>
          <table:table-cell table:formula="of:=[.B1317]-[.B$2]" office:value-type="float" office:value="44.1360075473785" calcext:value-type="float">
            <text:p>44.1360075474</text:p>
          </table:table-cell>
          <table:table-cell table:formula="of:=[.C1317]/([.D1317]-[.D1316])" office:value-type="float" office:value="2302643.60100359" calcext:value-type="float">
            <text:p>2302643.60100359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42769910.08783" calcext:value-type="float">
            <text:p>1442769910.08783</text:p>
          </table:table-cell>
          <table:table-cell office:value-type="float" office:value="8096" calcext:value-type="float">
            <text:p>8096</text:p>
          </table:table-cell>
          <table:table-cell table:formula="of:=[.B1318]-[.B$2]" office:value-type="float" office:value="44.1395056247711" calcext:value-type="float">
            <text:p>44.1395056248</text:p>
          </table:table-cell>
          <table:table-cell table:formula="of:=[.C1318]/([.D1318]-[.D1317])" office:value-type="float" office:value="2314414.20283533" calcext:value-type="float">
            <text:p>2314414.20283533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42769910.09132" calcext:value-type="float">
            <text:p>1442769910.09132</text:p>
          </table:table-cell>
          <table:table-cell office:value-type="float" office:value="8096" calcext:value-type="float">
            <text:p>8096</text:p>
          </table:table-cell>
          <table:table-cell table:formula="of:=[.B1319]-[.B$2]" office:value-type="float" office:value="44.1430010795593" calcext:value-type="float">
            <text:p>44.1430010796</text:p>
          </table:table-cell>
          <table:table-cell table:formula="of:=[.C1319]/([.D1319]-[.D1318])" office:value-type="float" office:value="2316150.68440079" calcext:value-type="float">
            <text:p>2316150.68440079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42769910.09481" calcext:value-type="float">
            <text:p>1442769910.09481</text:p>
          </table:table-cell>
          <table:table-cell office:value-type="float" office:value="8096" calcext:value-type="float">
            <text:p>8096</text:p>
          </table:table-cell>
          <table:table-cell table:formula="of:=[.B1320]-[.B$2]" office:value-type="float" office:value="44.1464853286743" calcext:value-type="float">
            <text:p>44.1464853287</text:p>
          </table:table-cell>
          <table:table-cell table:formula="of:=[.C1320]/([.D1320]-[.D1319])" office:value-type="float" office:value="2323599.64308198" calcext:value-type="float">
            <text:p>2323599.64308198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42769910.09829" calcext:value-type="float">
            <text:p>1442769910.09829</text:p>
          </table:table-cell>
          <table:table-cell office:value-type="float" office:value="8096" calcext:value-type="float">
            <text:p>8096</text:p>
          </table:table-cell>
          <table:table-cell table:formula="of:=[.B1321]-[.B$2]" office:value-type="float" office:value="44.1499717235565" calcext:value-type="float">
            <text:p>44.1499717236</text:p>
          </table:table-cell>
          <table:table-cell table:formula="of:=[.C1321]/([.D1321]-[.D1320])" office:value-type="float" office:value="2322169.54003966" calcext:value-type="float">
            <text:p>2322169.5400396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42769910.10178" calcext:value-type="float">
            <text:p>1442769910.10178</text:p>
          </table:table-cell>
          <table:table-cell office:value-type="float" office:value="8096" calcext:value-type="float">
            <text:p>8096</text:p>
          </table:table-cell>
          <table:table-cell table:formula="of:=[.B1322]-[.B$2]" office:value-type="float" office:value="44.1534571647644" calcext:value-type="float">
            <text:p>44.1534571648</text:p>
          </table:table-cell>
          <table:table-cell table:formula="of:=[.C1322]/([.D1322]-[.D1321])" office:value-type="float" office:value="2322804.92400301" calcext:value-type="float">
            <text:p>2322804.92400301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42769910.10526" calcext:value-type="float">
            <text:p>1442769910.10526</text:p>
          </table:table-cell>
          <table:table-cell office:value-type="float" office:value="8096" calcext:value-type="float">
            <text:p>8096</text:p>
          </table:table-cell>
          <table:table-cell table:formula="of:=[.B1323]-[.B$2]" office:value-type="float" office:value="44.1569383144379" calcext:value-type="float">
            <text:p>44.1569383144</text:p>
          </table:table-cell>
          <table:table-cell table:formula="of:=[.C1323]/([.D1323]-[.D1322])" office:value-type="float" office:value="2325668.4599685" calcext:value-type="float">
            <text:p>2325668.4599685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42769910.10873" calcext:value-type="float">
            <text:p>1442769910.10873</text:p>
          </table:table-cell>
          <table:table-cell office:value-type="float" office:value="8096" calcext:value-type="float">
            <text:p>8096</text:p>
          </table:table-cell>
          <table:table-cell table:formula="of:=[.B1324]-[.B$2]" office:value-type="float" office:value="44.1604096889496" calcext:value-type="float">
            <text:p>44.1604096889</text:p>
          </table:table-cell>
          <table:table-cell table:formula="of:=[.C1324]/([.D1324]-[.D1323])" office:value-type="float" office:value="2332217.38901099" calcext:value-type="float">
            <text:p>2332217.38901099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42769910.11221" calcext:value-type="float">
            <text:p>1442769910.11221</text:p>
          </table:table-cell>
          <table:table-cell office:value-type="float" office:value="8096" calcext:value-type="float">
            <text:p>8096</text:p>
          </table:table-cell>
          <table:table-cell table:formula="of:=[.B1325]-[.B$2]" office:value-type="float" office:value="44.1638851165772" calcext:value-type="float">
            <text:p>44.1638851166</text:p>
          </table:table-cell>
          <table:table-cell table:formula="of:=[.C1325]/([.D1325]-[.D1324])" office:value-type="float" office:value="2329497.50867805" calcext:value-type="float">
            <text:p>2329497.50867805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42769910.11568" calcext:value-type="float">
            <text:p>1442769910.11568</text:p>
          </table:table-cell>
          <table:table-cell office:value-type="float" office:value="8096" calcext:value-type="float">
            <text:p>8096</text:p>
          </table:table-cell>
          <table:table-cell table:formula="of:=[.B1326]-[.B$2]" office:value-type="float" office:value="44.1673600673676" calcext:value-type="float">
            <text:p>44.1673600674</text:p>
          </table:table-cell>
          <table:table-cell table:formula="of:=[.C1326]/([.D1326]-[.D1325])" office:value-type="float" office:value="2329817.16528302" calcext:value-type="float">
            <text:p>2329817.16528302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42769910.11918" calcext:value-type="float">
            <text:p>1442769910.11918</text:p>
          </table:table-cell>
          <table:table-cell office:value-type="float" office:value="8096" calcext:value-type="float">
            <text:p>8096</text:p>
          </table:table-cell>
          <table:table-cell table:formula="of:=[.B1327]-[.B$2]" office:value-type="float" office:value="44.1708545684814" calcext:value-type="float">
            <text:p>44.1708545685</text:p>
          </table:table-cell>
          <table:table-cell table:formula="of:=[.C1327]/([.D1327]-[.D1326])" office:value-type="float" office:value="2316782.77846763" calcext:value-type="float">
            <text:p>2316782.7784676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42769910.12265" calcext:value-type="float">
            <text:p>1442769910.12265</text:p>
          </table:table-cell>
          <table:table-cell office:value-type="float" office:value="8096" calcext:value-type="float">
            <text:p>8096</text:p>
          </table:table-cell>
          <table:table-cell table:formula="of:=[.B1328]-[.B$2]" office:value-type="float" office:value="44.174332857132" calcext:value-type="float">
            <text:p>44.1743328571</text:p>
          </table:table-cell>
          <table:table-cell table:formula="of:=[.C1328]/([.D1328]-[.D1327])" office:value-type="float" office:value="2327581.40955514" calcext:value-type="float">
            <text:p>2327581.40955514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42769910.12613" calcext:value-type="float">
            <text:p>1442769910.12613</text:p>
          </table:table-cell>
          <table:table-cell office:value-type="float" office:value="8096" calcext:value-type="float">
            <text:p>8096</text:p>
          </table:table-cell>
          <table:table-cell table:formula="of:=[.B1329]-[.B$2]" office:value-type="float" office:value="44.1778044700623" calcext:value-type="float">
            <text:p>44.1778044701</text:p>
          </table:table-cell>
          <table:table-cell table:formula="of:=[.C1329]/([.D1329]-[.D1328])" office:value-type="float" office:value="2332057.22024586" calcext:value-type="float">
            <text:p>2332057.2202458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42769910.1296" calcext:value-type="float">
            <text:p>1442769910.1296</text:p>
          </table:table-cell>
          <table:table-cell office:value-type="float" office:value="8096" calcext:value-type="float">
            <text:p>8096</text:p>
          </table:table-cell>
          <table:table-cell table:formula="of:=[.B1330]-[.B$2]" office:value-type="float" office:value="44.1812837123871" calcext:value-type="float">
            <text:p>44.1812837124</text:p>
          </table:table-cell>
          <table:table-cell table:formula="of:=[.C1330]/([.D1330]-[.D1329])" office:value-type="float" office:value="2326943.41012814" calcext:value-type="float">
            <text:p>2326943.4101281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42769910.13309" calcext:value-type="float">
            <text:p>1442769910.13309</text:p>
          </table:table-cell>
          <table:table-cell office:value-type="float" office:value="8096" calcext:value-type="float">
            <text:p>8096</text:p>
          </table:table-cell>
          <table:table-cell table:formula="of:=[.B1331]-[.B$2]" office:value-type="float" office:value="44.1847677230835" calcext:value-type="float">
            <text:p>44.1847677231</text:p>
          </table:table-cell>
          <table:table-cell table:formula="of:=[.C1331]/([.D1331]-[.D1330])" office:value-type="float" office:value="2323758.65215904" calcext:value-type="float">
            <text:p>2323758.6521590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42769910.13659" calcext:value-type="float">
            <text:p>1442769910.13659</text:p>
          </table:table-cell>
          <table:table-cell office:value-type="float" office:value="8096" calcext:value-type="float">
            <text:p>8096</text:p>
          </table:table-cell>
          <table:table-cell table:formula="of:=[.B1332]-[.B$2]" office:value-type="float" office:value="44.1882710456848" calcext:value-type="float">
            <text:p>44.1882710457</text:p>
          </table:table-cell>
          <table:table-cell table:formula="of:=[.C1332]/([.D1332]-[.D1331])" office:value-type="float" office:value="2310949.03933578" calcext:value-type="float">
            <text:p>2310949.03933578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42769910.14007" calcext:value-type="float">
            <text:p>1442769910.14007</text:p>
          </table:table-cell>
          <table:table-cell office:value-type="float" office:value="8096" calcext:value-type="float">
            <text:p>8096</text:p>
          </table:table-cell>
          <table:table-cell table:formula="of:=[.B1333]-[.B$2]" office:value-type="float" office:value="44.1917498111725" calcext:value-type="float">
            <text:p>44.1917498112</text:p>
          </table:table-cell>
          <table:table-cell table:formula="of:=[.C1333]/([.D1333]-[.D1332])" office:value-type="float" office:value="2327262.3661161" calcext:value-type="float">
            <text:p>2327262.3661161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42769910.14355" calcext:value-type="float">
            <text:p>1442769910.14355</text:p>
          </table:table-cell>
          <table:table-cell office:value-type="float" office:value="8096" calcext:value-type="float">
            <text:p>8096</text:p>
          </table:table-cell>
          <table:table-cell table:formula="of:=[.B1334]-[.B$2]" office:value-type="float" office:value="44.1952273845673" calcext:value-type="float">
            <text:p>44.1952273846</text:p>
          </table:table-cell>
          <table:table-cell table:formula="of:=[.C1334]/([.D1334]-[.D1333])" office:value-type="float" office:value="2328060.1387632" calcext:value-type="float">
            <text:p>2328060.1387632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42769910.14702" calcext:value-type="float">
            <text:p>1442769910.14702</text:p>
          </table:table-cell>
          <table:table-cell office:value-type="float" office:value="8096" calcext:value-type="float">
            <text:p>8096</text:p>
          </table:table-cell>
          <table:table-cell table:formula="of:=[.B1335]-[.B$2]" office:value-type="float" office:value="44.1986997127533" calcext:value-type="float">
            <text:p>44.1986997128</text:p>
          </table:table-cell>
          <table:table-cell table:formula="of:=[.C1335]/([.D1335]-[.D1334])" office:value-type="float" office:value="2331576.84592145" calcext:value-type="float">
            <text:p>2331576.84592145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42769910.15051" calcext:value-type="float">
            <text:p>1442769910.15051</text:p>
          </table:table-cell>
          <table:table-cell office:value-type="float" office:value="8096" calcext:value-type="float">
            <text:p>8096</text:p>
          </table:table-cell>
          <table:table-cell table:formula="of:=[.B1336]-[.B$2]" office:value-type="float" office:value="44.2021851539612" calcext:value-type="float">
            <text:p>44.202185154</text:p>
          </table:table-cell>
          <table:table-cell table:formula="of:=[.C1336]/([.D1336]-[.D1335])" office:value-type="float" office:value="2322804.92400301" calcext:value-type="float">
            <text:p>2322804.92400301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42769910.15399" calcext:value-type="float">
            <text:p>1442769910.15399</text:p>
          </table:table-cell>
          <table:table-cell office:value-type="float" office:value="8096" calcext:value-type="float">
            <text:p>8096</text:p>
          </table:table-cell>
          <table:table-cell table:formula="of:=[.B1337]-[.B$2]" office:value-type="float" office:value="44.2056658267975" calcext:value-type="float">
            <text:p>44.2056658268</text:p>
          </table:table-cell>
          <table:table-cell table:formula="of:=[.C1337]/([.D1337]-[.D1336])" office:value-type="float" office:value="2325987.0665114" calcext:value-type="float">
            <text:p>2325987.0665114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42769910.15746" calcext:value-type="float">
            <text:p>1442769910.15746</text:p>
          </table:table-cell>
          <table:table-cell office:value-type="float" office:value="8096" calcext:value-type="float">
            <text:p>8096</text:p>
          </table:table-cell>
          <table:table-cell table:formula="of:=[.B1338]-[.B$2]" office:value-type="float" office:value="44.2091414928436" calcext:value-type="float">
            <text:p>44.2091414928</text:p>
          </table:table-cell>
          <table:table-cell table:formula="of:=[.C1338]/([.D1338]-[.D1337])" office:value-type="float" office:value="2329337.71326657" calcext:value-type="float">
            <text:p>2329337.71326657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42769910.16094" calcext:value-type="float">
            <text:p>1442769910.16094</text:p>
          </table:table-cell>
          <table:table-cell office:value-type="float" office:value="8096" calcext:value-type="float">
            <text:p>8096</text:p>
          </table:table-cell>
          <table:table-cell table:formula="of:=[.B1339]-[.B$2]" office:value-type="float" office:value="44.2126176357269" calcext:value-type="float">
            <text:p>44.2126176357</text:p>
          </table:table-cell>
          <table:table-cell table:formula="of:=[.C1339]/([.D1339]-[.D1338])" office:value-type="float" office:value="2329018.18820302" calcext:value-type="float">
            <text:p>2329018.18820302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42769910.16441" calcext:value-type="float">
            <text:p>1442769910.16441</text:p>
          </table:table-cell>
          <table:table-cell office:value-type="float" office:value="8096" calcext:value-type="float">
            <text:p>8096</text:p>
          </table:table-cell>
          <table:table-cell table:formula="of:=[.B1340]-[.B$2]" office:value-type="float" office:value="44.2160923480988" calcext:value-type="float">
            <text:p>44.2160923481</text:p>
          </table:table-cell>
          <table:table-cell table:formula="of:=[.C1340]/([.D1340]-[.D1339])" office:value-type="float" office:value="2329977.02648552" calcext:value-type="float">
            <text:p>2329977.02648552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42769910.16789" calcext:value-type="float">
            <text:p>1442769910.16789</text:p>
          </table:table-cell>
          <table:table-cell office:value-type="float" office:value="8096" calcext:value-type="float">
            <text:p>8096</text:p>
          </table:table-cell>
          <table:table-cell table:formula="of:=[.B1341]-[.B$2]" office:value-type="float" office:value="44.2195665836334" calcext:value-type="float">
            <text:p>44.2195665836</text:p>
          </table:table-cell>
          <table:table-cell table:formula="of:=[.C1341]/([.D1341]-[.D1340])" office:value-type="float" office:value="2330296.81471315" calcext:value-type="float">
            <text:p>2330296.8147131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42769910.17137" calcext:value-type="float">
            <text:p>1442769910.17137</text:p>
          </table:table-cell>
          <table:table-cell office:value-type="float" office:value="8096" calcext:value-type="float">
            <text:p>8096</text:p>
          </table:table-cell>
          <table:table-cell table:formula="of:=[.B1342]-[.B$2]" office:value-type="float" office:value="44.2230529785156" calcext:value-type="float">
            <text:p>44.2230529785</text:p>
          </table:table-cell>
          <table:table-cell table:formula="of:=[.C1342]/([.D1342]-[.D1341])" office:value-type="float" office:value="2322169.54003966" calcext:value-type="float">
            <text:p>2322169.5400396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42769910.17485" calcext:value-type="float">
            <text:p>1442769910.17485</text:p>
          </table:table-cell>
          <table:table-cell office:value-type="float" office:value="8096" calcext:value-type="float">
            <text:p>8096</text:p>
          </table:table-cell>
          <table:table-cell table:formula="of:=[.B1343]-[.B$2]" office:value-type="float" office:value="44.2265315055847" calcext:value-type="float">
            <text:p>44.2265315056</text:p>
          </table:table-cell>
          <table:table-cell table:formula="of:=[.C1343]/([.D1343]-[.D1342])" office:value-type="float" office:value="2327421.87690199" calcext:value-type="float">
            <text:p>2327421.87690199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42769910.17833" calcext:value-type="float">
            <text:p>1442769910.17833</text:p>
          </table:table-cell>
          <table:table-cell office:value-type="float" office:value="8096" calcext:value-type="float">
            <text:p>8096</text:p>
          </table:table-cell>
          <table:table-cell table:formula="of:=[.B1344]-[.B$2]" office:value-type="float" office:value="44.230007648468" calcext:value-type="float">
            <text:p>44.2300076485</text:p>
          </table:table-cell>
          <table:table-cell table:formula="of:=[.C1344]/([.D1344]-[.D1343])" office:value-type="float" office:value="2329018.18820302" calcext:value-type="float">
            <text:p>2329018.1882030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42769910.18181" calcext:value-type="float">
            <text:p>1442769910.18181</text:p>
          </table:table-cell>
          <table:table-cell office:value-type="float" office:value="8096" calcext:value-type="float">
            <text:p>8096</text:p>
          </table:table-cell>
          <table:table-cell table:formula="of:=[.B1345]-[.B$2]" office:value-type="float" office:value="44.2334914207459" calcext:value-type="float">
            <text:p>44.2334914207</text:p>
          </table:table-cell>
          <table:table-cell table:formula="of:=[.C1345]/([.D1345]-[.D1344])" office:value-type="float" office:value="2323917.68300027" calcext:value-type="float">
            <text:p>2323917.68300027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42769910.18531" calcext:value-type="float">
            <text:p>1442769910.18531</text:p>
          </table:table-cell>
          <table:table-cell office:value-type="float" office:value="8096" calcext:value-type="float">
            <text:p>8096</text:p>
          </table:table-cell>
          <table:table-cell table:formula="of:=[.B1346]-[.B$2]" office:value-type="float" office:value="44.2369875907898" calcext:value-type="float">
            <text:p>44.2369875908</text:p>
          </table:table-cell>
          <table:table-cell table:formula="of:=[.C1346]/([.D1346]-[.D1345])" office:value-type="float" office:value="2315676.84015275" calcext:value-type="float">
            <text:p>2315676.84015275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42769910.18879" calcext:value-type="float">
            <text:p>1442769910.18879</text:p>
          </table:table-cell>
          <table:table-cell office:value-type="float" office:value="8096" calcext:value-type="float">
            <text:p>8096</text:p>
          </table:table-cell>
          <table:table-cell table:formula="of:=[.B1347]-[.B$2]" office:value-type="float" office:value="44.2404677867889" calcext:value-type="float">
            <text:p>44.2404677868</text:p>
          </table:table-cell>
          <table:table-cell table:formula="of:=[.C1347]/([.D1347]-[.D1346])" office:value-type="float" office:value="2326305.76036172" calcext:value-type="float">
            <text:p>2326305.76036172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42769910.19226" calcext:value-type="float">
            <text:p>1442769910.19226</text:p>
          </table:table-cell>
          <table:table-cell office:value-type="float" office:value="8096" calcext:value-type="float">
            <text:p>8096</text:p>
          </table:table-cell>
          <table:table-cell table:formula="of:=[.B1348]-[.B$2]" office:value-type="float" office:value="44.2439436912537" calcext:value-type="float">
            <text:p>44.2439436913</text:p>
          </table:table-cell>
          <table:table-cell table:formula="of:=[.C1348]/([.D1348]-[.D1347])" office:value-type="float" office:value="2329177.93977639" calcext:value-type="float">
            <text:p>2329177.93977639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42769910.1957" calcext:value-type="float">
            <text:p>1442769910.1957</text:p>
          </table:table-cell>
          <table:table-cell office:value-type="float" office:value="8096" calcext:value-type="float">
            <text:p>8096</text:p>
          </table:table-cell>
          <table:table-cell table:formula="of:=[.B1349]-[.B$2]" office:value-type="float" office:value="44.2473757266998" calcext:value-type="float">
            <text:p>44.2473757267</text:p>
          </table:table-cell>
          <table:table-cell table:formula="of:=[.C1349]/([.D1349]-[.D1348])" office:value-type="float" office:value="2358949.99541507" calcext:value-type="float">
            <text:p>2358949.99541507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42769910.19919" calcext:value-type="float">
            <text:p>1442769910.19919</text:p>
          </table:table-cell>
          <table:table-cell office:value-type="float" office:value="8096" calcext:value-type="float">
            <text:p>8096</text:p>
          </table:table-cell>
          <table:table-cell table:formula="of:=[.B1350]-[.B$2]" office:value-type="float" office:value="44.2508671283722" calcext:value-type="float">
            <text:p>44.2508671284</text:p>
          </table:table-cell>
          <table:table-cell table:formula="of:=[.C1350]/([.D1350]-[.D1349])" office:value-type="float" office:value="2318839.46899754" calcext:value-type="float">
            <text:p>2318839.46899754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42769910.20267" calcext:value-type="float">
            <text:p>1442769910.20267</text:p>
          </table:table-cell>
          <table:table-cell office:value-type="float" office:value="8096" calcext:value-type="float">
            <text:p>8096</text:p>
          </table:table-cell>
          <table:table-cell table:formula="of:=[.B1351]-[.B$2]" office:value-type="float" office:value="44.2543458938599" calcext:value-type="float">
            <text:p>44.2543458939</text:p>
          </table:table-cell>
          <table:table-cell table:formula="of:=[.C1351]/([.D1351]-[.D1350])" office:value-type="float" office:value="2327262.3661161" calcext:value-type="float">
            <text:p>2327262.366116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42769910.20615" calcext:value-type="float">
            <text:p>1442769910.20615</text:p>
          </table:table-cell>
          <table:table-cell office:value-type="float" office:value="8096" calcext:value-type="float">
            <text:p>8096</text:p>
          </table:table-cell>
          <table:table-cell table:formula="of:=[.B1352]-[.B$2]" office:value-type="float" office:value="44.2578251361847" calcext:value-type="float">
            <text:p>44.2578251362</text:p>
          </table:table-cell>
          <table:table-cell table:formula="of:=[.C1352]/([.D1352]-[.D1351])" office:value-type="float" office:value="2326943.41012814" calcext:value-type="float">
            <text:p>2326943.41012814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42769910.20962" calcext:value-type="float">
            <text:p>1442769910.20962</text:p>
          </table:table-cell>
          <table:table-cell office:value-type="float" office:value="8096" calcext:value-type="float">
            <text:p>8096</text:p>
          </table:table-cell>
          <table:table-cell table:formula="of:=[.B1353]-[.B$2]" office:value-type="float" office:value="44.2613022327423" calcext:value-type="float">
            <text:p>44.2613022327</text:p>
          </table:table-cell>
          <table:table-cell table:formula="of:=[.C1353]/([.D1353]-[.D1352])" office:value-type="float" office:value="2328379.40098738" calcext:value-type="float">
            <text:p>2328379.40098738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42769910.2131" calcext:value-type="float">
            <text:p>1442769910.2131</text:p>
          </table:table-cell>
          <table:table-cell office:value-type="float" office:value="8096" calcext:value-type="float">
            <text:p>8096</text:p>
          </table:table-cell>
          <table:table-cell table:formula="of:=[.B1354]-[.B$2]" office:value-type="float" office:value="44.2647790908814" calcext:value-type="float">
            <text:p>44.2647790909</text:p>
          </table:table-cell>
          <table:table-cell table:formula="of:=[.C1354]/([.D1354]-[.D1353])" office:value-type="float" office:value="2328539.06493863" calcext:value-type="float">
            <text:p>2328539.06493863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42769910.21659" calcext:value-type="float">
            <text:p>1442769910.21659</text:p>
          </table:table-cell>
          <table:table-cell office:value-type="float" office:value="8096" calcext:value-type="float">
            <text:p>8096</text:p>
          </table:table-cell>
          <table:table-cell table:formula="of:=[.B1355]-[.B$2]" office:value-type="float" office:value="44.2682716846466" calcext:value-type="float">
            <text:p>44.2682716846</text:p>
          </table:table-cell>
          <table:table-cell table:formula="of:=[.C1355]/([.D1355]-[.D1354])" office:value-type="float" office:value="2318048.00218445" calcext:value-type="float">
            <text:p>2318048.00218445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42769910.22007" calcext:value-type="float">
            <text:p>1442769910.22007</text:p>
          </table:table-cell>
          <table:table-cell office:value-type="float" office:value="8096" calcext:value-type="float">
            <text:p>8096</text:p>
          </table:table-cell>
          <table:table-cell table:formula="of:=[.B1356]-[.B$2]" office:value-type="float" office:value="44.2717478275299" calcext:value-type="float">
            <text:p>44.2717478275</text:p>
          </table:table-cell>
          <table:table-cell table:formula="of:=[.C1356]/([.D1356]-[.D1355])" office:value-type="float" office:value="2329018.18820302" calcext:value-type="float">
            <text:p>2329018.1882030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42769910.22354" calcext:value-type="float">
            <text:p>1442769910.22354</text:p>
          </table:table-cell>
          <table:table-cell office:value-type="float" office:value="8096" calcext:value-type="float">
            <text:p>8096</text:p>
          </table:table-cell>
          <table:table-cell table:formula="of:=[.B1357]-[.B$2]" office:value-type="float" office:value="44.2752239704132" calcext:value-type="float">
            <text:p>44.2752239704</text:p>
          </table:table-cell>
          <table:table-cell table:formula="of:=[.C1357]/([.D1357]-[.D1356])" office:value-type="float" office:value="2329018.18820302" calcext:value-type="float">
            <text:p>2329018.18820302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42769910.22704" calcext:value-type="float">
            <text:p>1442769910.22704</text:p>
          </table:table-cell>
          <table:table-cell office:value-type="float" office:value="8096" calcext:value-type="float">
            <text:p>8096</text:p>
          </table:table-cell>
          <table:table-cell table:formula="of:=[.B1358]-[.B$2]" office:value-type="float" office:value="44.2787191867828" calcext:value-type="float">
            <text:p>44.2787191868</text:p>
          </table:table-cell>
          <table:table-cell table:formula="of:=[.C1358]/([.D1358]-[.D1357])" office:value-type="float" office:value="2316308.67557981" calcext:value-type="float">
            <text:p>2316308.67557981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42769910.23053" calcext:value-type="float">
            <text:p>1442769910.23053</text:p>
          </table:table-cell>
          <table:table-cell office:value-type="float" office:value="8096" calcext:value-type="float">
            <text:p>8096</text:p>
          </table:table-cell>
          <table:table-cell table:formula="of:=[.B1359]-[.B$2]" office:value-type="float" office:value="44.2822046279907" calcext:value-type="float">
            <text:p>44.282204628</text:p>
          </table:table-cell>
          <table:table-cell table:formula="of:=[.C1359]/([.D1359]-[.D1358])" office:value-type="float" office:value="2322804.92400301" calcext:value-type="float">
            <text:p>2322804.92400301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42769910.23401" calcext:value-type="float">
            <text:p>1442769910.23401</text:p>
          </table:table-cell>
          <table:table-cell office:value-type="float" office:value="8096" calcext:value-type="float">
            <text:p>8096</text:p>
          </table:table-cell>
          <table:table-cell table:formula="of:=[.B1360]-[.B$2]" office:value-type="float" office:value="44.2856900691986" calcext:value-type="float">
            <text:p>44.2856900692</text:p>
          </table:table-cell>
          <table:table-cell table:formula="of:=[.C1360]/([.D1360]-[.D1359])" office:value-type="float" office:value="2322804.92400301" calcext:value-type="float">
            <text:p>2322804.92400301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42769910.23749" calcext:value-type="float">
            <text:p>1442769910.23749</text:p>
          </table:table-cell>
          <table:table-cell office:value-type="float" office:value="8096" calcext:value-type="float">
            <text:p>8096</text:p>
          </table:table-cell>
          <table:table-cell table:formula="of:=[.B1361]-[.B$2]" office:value-type="float" office:value="44.2891719341278" calcext:value-type="float">
            <text:p>44.2891719341</text:p>
          </table:table-cell>
          <table:table-cell table:formula="of:=[.C1361]/([.D1361]-[.D1360])" office:value-type="float" office:value="2325190.71377705" calcext:value-type="float">
            <text:p>2325190.7137770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42769910.24097" calcext:value-type="float">
            <text:p>1442769910.24097</text:p>
          </table:table-cell>
          <table:table-cell office:value-type="float" office:value="8096" calcext:value-type="float">
            <text:p>8096</text:p>
          </table:table-cell>
          <table:table-cell table:formula="of:=[.B1362]-[.B$2]" office:value-type="float" office:value="44.2926533222199" calcext:value-type="float">
            <text:p>44.2926533222</text:p>
          </table:table-cell>
          <table:table-cell table:formula="of:=[.C1362]/([.D1362]-[.D1361])" office:value-type="float" office:value="2325509.18942611" calcext:value-type="float">
            <text:p>2325509.18942611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42769910.24445" calcext:value-type="float">
            <text:p>1442769910.24445</text:p>
          </table:table-cell>
          <table:table-cell office:value-type="float" office:value="8096" calcext:value-type="float">
            <text:p>8096</text:p>
          </table:table-cell>
          <table:table-cell table:formula="of:=[.B1363]-[.B$2]" office:value-type="float" office:value="44.2961332798004" calcext:value-type="float">
            <text:p>44.2961332798</text:p>
          </table:table-cell>
          <table:table-cell table:formula="of:=[.C1363]/([.D1363]-[.D1362])" office:value-type="float" office:value="2326465.14003837" calcext:value-type="float">
            <text:p>2326465.14003837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42769910.24793" calcext:value-type="float">
            <text:p>1442769910.24793</text:p>
          </table:table-cell>
          <table:table-cell office:value-type="float" office:value="8096" calcext:value-type="float">
            <text:p>8096</text:p>
          </table:table-cell>
          <table:table-cell table:formula="of:=[.B1364]-[.B$2]" office:value-type="float" office:value="44.2996115684509" calcext:value-type="float">
            <text:p>44.2996115685</text:p>
          </table:table-cell>
          <table:table-cell table:formula="of:=[.C1364]/([.D1364]-[.D1363])" office:value-type="float" office:value="2327581.40955514" calcext:value-type="float">
            <text:p>2327581.40955514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42769910.25142" calcext:value-type="float">
            <text:p>1442769910.25142</text:p>
          </table:table-cell>
          <table:table-cell office:value-type="float" office:value="8096" calcext:value-type="float">
            <text:p>8096</text:p>
          </table:table-cell>
          <table:table-cell table:formula="of:=[.B1365]-[.B$2]" office:value-type="float" office:value="44.3030955791473" calcext:value-type="float">
            <text:p>44.3030955791</text:p>
          </table:table-cell>
          <table:table-cell table:formula="of:=[.C1365]/([.D1365]-[.D1364])" office:value-type="float" office:value="2323758.65215904" calcext:value-type="float">
            <text:p>2323758.65215904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42769910.25491" calcext:value-type="float">
            <text:p>1442769910.25491</text:p>
          </table:table-cell>
          <table:table-cell office:value-type="float" office:value="8096" calcext:value-type="float">
            <text:p>8096</text:p>
          </table:table-cell>
          <table:table-cell table:formula="of:=[.B1366]-[.B$2]" office:value-type="float" office:value="44.3065881729126" calcext:value-type="float">
            <text:p>44.3065881729</text:p>
          </table:table-cell>
          <table:table-cell table:formula="of:=[.C1366]/([.D1366]-[.D1365])" office:value-type="float" office:value="2318048.00218445" calcext:value-type="float">
            <text:p>2318048.0021844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42769910.25839" calcext:value-type="float">
            <text:p>1442769910.25839</text:p>
          </table:table-cell>
          <table:table-cell office:value-type="float" office:value="8096" calcext:value-type="float">
            <text:p>8096</text:p>
          </table:table-cell>
          <table:table-cell table:formula="of:=[.B1367]-[.B$2]" office:value-type="float" office:value="44.3100662231445" calcext:value-type="float">
            <text:p>44.3100662231</text:p>
          </table:table-cell>
          <table:table-cell table:formula="of:=[.C1367]/([.D1367]-[.D1366])" office:value-type="float" office:value="2327740.96408007" calcext:value-type="float">
            <text:p>2327740.96408007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42769910.26187" calcext:value-type="float">
            <text:p>1442769910.26187</text:p>
          </table:table-cell>
          <table:table-cell office:value-type="float" office:value="8096" calcext:value-type="float">
            <text:p>8096</text:p>
          </table:table-cell>
          <table:table-cell table:formula="of:=[.B1368]-[.B$2]" office:value-type="float" office:value="44.3135480880737" calcext:value-type="float">
            <text:p>44.3135480881</text:p>
          </table:table-cell>
          <table:table-cell table:formula="of:=[.C1368]/([.D1368]-[.D1367])" office:value-type="float" office:value="2325190.71377705" calcext:value-type="float">
            <text:p>2325190.71377705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42769910.26535" calcext:value-type="float">
            <text:p>1442769910.26535</text:p>
          </table:table-cell>
          <table:table-cell office:value-type="float" office:value="8096" calcext:value-type="float">
            <text:p>8096</text:p>
          </table:table-cell>
          <table:table-cell table:formula="of:=[.B1369]-[.B$2]" office:value-type="float" office:value="44.3170292377472" calcext:value-type="float">
            <text:p>44.3170292377</text:p>
          </table:table-cell>
          <table:table-cell table:formula="of:=[.C1369]/([.D1369]-[.D1368])" office:value-type="float" office:value="2325668.4599685" calcext:value-type="float">
            <text:p>2325668.4599685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42769910.26883" calcext:value-type="float">
            <text:p>1442769910.26883</text:p>
          </table:table-cell>
          <table:table-cell office:value-type="float" office:value="8096" calcext:value-type="float">
            <text:p>8096</text:p>
          </table:table-cell>
          <table:table-cell table:formula="of:=[.B1370]-[.B$2]" office:value-type="float" office:value="44.320511341095" calcext:value-type="float">
            <text:p>44.3205113411</text:p>
          </table:table-cell>
          <table:table-cell table:formula="of:=[.C1370]/([.D1370]-[.D1369])" office:value-type="float" office:value="2325031.50866142" calcext:value-type="float">
            <text:p>2325031.50866142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42769910.27232" calcext:value-type="float">
            <text:p>1442769910.27232</text:p>
          </table:table-cell>
          <table:table-cell office:value-type="float" office:value="8096" calcext:value-type="float">
            <text:p>8096</text:p>
          </table:table-cell>
          <table:table-cell table:formula="of:=[.B1371]-[.B$2]" office:value-type="float" office:value="44.3239941596985" calcext:value-type="float">
            <text:p>44.3239941597</text:p>
          </table:table-cell>
          <table:table-cell table:formula="of:=[.C1371]/([.D1371]-[.D1370])" office:value-type="float" office:value="2324554.02409639" calcext:value-type="float">
            <text:p>2324554.02409639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42769910.27582" calcext:value-type="float">
            <text:p>1442769910.27582</text:p>
          </table:table-cell>
          <table:table-cell office:value-type="float" office:value="8096" calcext:value-type="float">
            <text:p>8096</text:p>
          </table:table-cell>
          <table:table-cell table:formula="of:=[.B1372]-[.B$2]" office:value-type="float" office:value="44.3274965286255" calcext:value-type="float">
            <text:p>44.3274965286</text:p>
          </table:table-cell>
          <table:table-cell table:formula="of:=[.C1372]/([.D1372]-[.D1371])" office:value-type="float" office:value="2311578.29707284" calcext:value-type="float">
            <text:p>2311578.2970728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42769910.27932" calcext:value-type="float">
            <text:p>1442769910.27932</text:p>
          </table:table-cell>
          <table:table-cell office:value-type="float" office:value="8096" calcext:value-type="float">
            <text:p>8096</text:p>
          </table:table-cell>
          <table:table-cell table:formula="of:=[.B1373]-[.B$2]" office:value-type="float" office:value="44.3310036659241" calcext:value-type="float">
            <text:p>44.3310036659</text:p>
          </table:table-cell>
          <table:table-cell table:formula="of:=[.C1373]/([.D1373]-[.D1372])" office:value-type="float" office:value="2308435.43059143" calcext:value-type="float">
            <text:p>2308435.43059143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42769910.28284" calcext:value-type="float">
            <text:p>1442769910.28284</text:p>
          </table:table-cell>
          <table:table-cell office:value-type="float" office:value="8096" calcext:value-type="float">
            <text:p>8096</text:p>
          </table:table-cell>
          <table:table-cell table:formula="of:=[.B1374]-[.B$2]" office:value-type="float" office:value="44.334522485733" calcext:value-type="float">
            <text:p>44.3345224857</text:p>
          </table:table-cell>
          <table:table-cell table:formula="of:=[.C1374]/([.D1374]-[.D1373])" office:value-type="float" office:value="2300771.40619283" calcext:value-type="float">
            <text:p>2300771.40619283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42769910.28635" calcext:value-type="float">
            <text:p>1442769910.28635</text:p>
          </table:table-cell>
          <table:table-cell office:value-type="float" office:value="8096" calcext:value-type="float">
            <text:p>8096</text:p>
          </table:table-cell>
          <table:table-cell table:formula="of:=[.B1375]-[.B$2]" office:value-type="float" office:value="44.3380265235901" calcext:value-type="float">
            <text:p>44.3380265236</text:p>
          </table:table-cell>
          <table:table-cell table:formula="of:=[.C1375]/([.D1375]-[.D1374])" office:value-type="float" office:value="2310477.32081377" calcext:value-type="float">
            <text:p>2310477.32081377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42769910.28985" calcext:value-type="float">
            <text:p>1442769910.28985</text:p>
          </table:table-cell>
          <table:table-cell office:value-type="float" office:value="8096" calcext:value-type="float">
            <text:p>8096</text:p>
          </table:table-cell>
          <table:table-cell table:formula="of:=[.B1376]-[.B$2]" office:value-type="float" office:value="44.3415253162384" calcext:value-type="float">
            <text:p>44.3415253162</text:p>
          </table:table-cell>
          <table:table-cell table:formula="of:=[.C1376]/([.D1376]-[.D1375])" office:value-type="float" office:value="2313941.06875639" calcext:value-type="float">
            <text:p>2313941.06875639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42769910.29335" calcext:value-type="float">
            <text:p>1442769910.29335</text:p>
          </table:table-cell>
          <table:table-cell office:value-type="float" office:value="8096" calcext:value-type="float">
            <text:p>8096</text:p>
          </table:table-cell>
          <table:table-cell table:formula="of:=[.B1377]-[.B$2]" office:value-type="float" office:value="44.3450286388397" calcext:value-type="float">
            <text:p>44.3450286388</text:p>
          </table:table-cell>
          <table:table-cell table:formula="of:=[.C1377]/([.D1377]-[.D1376])" office:value-type="float" office:value="2310949.03933578" calcext:value-type="float">
            <text:p>2310949.0393357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42769910.29685" calcext:value-type="float">
            <text:p>1442769910.29685</text:p>
          </table:table-cell>
          <table:table-cell office:value-type="float" office:value="8096" calcext:value-type="float">
            <text:p>8096</text:p>
          </table:table-cell>
          <table:table-cell table:formula="of:=[.B1378]-[.B$2]" office:value-type="float" office:value="44.3485264778137" calcext:value-type="float">
            <text:p>44.3485264778</text:p>
          </table:table-cell>
          <table:table-cell table:formula="of:=[.C1378]/([.D1378]-[.D1377])" office:value-type="float" office:value="2314571.95719447" calcext:value-type="float">
            <text:p>2314571.95719447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42769910.30035" calcext:value-type="float">
            <text:p>1442769910.30035</text:p>
          </table:table-cell>
          <table:table-cell office:value-type="float" office:value="8096" calcext:value-type="float">
            <text:p>8096</text:p>
          </table:table-cell>
          <table:table-cell table:formula="of:=[.B1379]-[.B$2]" office:value-type="float" office:value="44.3520331382751" calcext:value-type="float">
            <text:p>44.3520331383</text:p>
          </table:table-cell>
          <table:table-cell table:formula="of:=[.C1379]/([.D1379]-[.D1378])" office:value-type="float" office:value="2308749.3326081" calcext:value-type="float">
            <text:p>2308749.3326081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42769910.30387" calcext:value-type="float">
            <text:p>1442769910.30387</text:p>
          </table:table-cell>
          <table:table-cell office:value-type="float" office:value="8096" calcext:value-type="float">
            <text:p>8096</text:p>
          </table:table-cell>
          <table:table-cell table:formula="of:=[.B1380]-[.B$2]" office:value-type="float" office:value="44.3555526733398" calcext:value-type="float">
            <text:p>44.3555526733</text:p>
          </table:table-cell>
          <table:table-cell table:formula="of:=[.C1380]/([.D1380]-[.D1379])" office:value-type="float" office:value="2300303.83308495" calcext:value-type="float">
            <text:p>2300303.8330849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42769910.30738" calcext:value-type="float">
            <text:p>1442769910.30738</text:p>
          </table:table-cell>
          <table:table-cell office:value-type="float" office:value="8096" calcext:value-type="float">
            <text:p>8096</text:p>
          </table:table-cell>
          <table:table-cell table:formula="of:=[.B1381]-[.B$2]" office:value-type="float" office:value="44.3590569496155" calcext:value-type="float">
            <text:p>44.3590569496</text:p>
          </table:table-cell>
          <table:table-cell table:formula="of:=[.C1381]/([.D1381]-[.D1380])" office:value-type="float" office:value="2310320.12409852" calcext:value-type="float">
            <text:p>2310320.1240985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42769910.31093" calcext:value-type="float">
            <text:p>1442769910.31093</text:p>
          </table:table-cell>
          <table:table-cell office:value-type="float" office:value="8096" calcext:value-type="float">
            <text:p>8096</text:p>
          </table:table-cell>
          <table:table-cell table:formula="of:=[.B1382]-[.B$2]" office:value-type="float" office:value="44.362612247467" calcext:value-type="float">
            <text:p>44.3626122475</text:p>
          </table:table-cell>
          <table:table-cell table:formula="of:=[.C1382]/([.D1382]-[.D1381])" office:value-type="float" office:value="2277165.0472103" calcext:value-type="float">
            <text:p>2277165.0472103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42769910.31453" calcext:value-type="float">
            <text:p>1442769910.31453</text:p>
          </table:table-cell>
          <table:table-cell office:value-type="float" office:value="8096" calcext:value-type="float">
            <text:p>8096</text:p>
          </table:table-cell>
          <table:table-cell table:formula="of:=[.B1383]-[.B$2]" office:value-type="float" office:value="44.3662092685699" calcext:value-type="float">
            <text:p>44.3662092686</text:p>
          </table:table-cell>
          <table:table-cell table:formula="of:=[.C1383]/([.D1383]-[.D1382])" office:value-type="float" office:value="2250751.32126997" calcext:value-type="float">
            <text:p>2250751.32126997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42769910.31811" calcext:value-type="float">
            <text:p>1442769910.31811</text:p>
          </table:table-cell>
          <table:table-cell office:value-type="float" office:value="8096" calcext:value-type="float">
            <text:p>8096</text:p>
          </table:table-cell>
          <table:table-cell table:formula="of:=[.B1384]-[.B$2]" office:value-type="float" office:value="44.3697855472565" calcext:value-type="float">
            <text:p>44.3697855473</text:p>
          </table:table-cell>
          <table:table-cell table:formula="of:=[.C1384]/([.D1384]-[.D1383])" office:value-type="float" office:value="2263805.67893333" calcext:value-type="float">
            <text:p>2263805.67893333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42769910.32166" calcext:value-type="float">
            <text:p>1442769910.32166</text:p>
          </table:table-cell>
          <table:table-cell office:value-type="float" office:value="8096" calcext:value-type="float">
            <text:p>8096</text:p>
          </table:table-cell>
          <table:table-cell table:formula="of:=[.B1385]-[.B$2]" office:value-type="float" office:value="44.3733394145966" calcext:value-type="float">
            <text:p>44.3733394146</text:p>
          </table:table-cell>
          <table:table-cell table:formula="of:=[.C1385]/([.D1385]-[.D1384])" office:value-type="float" office:value="2278081.6573192" calcext:value-type="float">
            <text:p>2278081.657319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42769910.32522" calcext:value-type="float">
            <text:p>1442769910.32522</text:p>
          </table:table-cell>
          <table:table-cell office:value-type="float" office:value="8096" calcext:value-type="float">
            <text:p>8096</text:p>
          </table:table-cell>
          <table:table-cell table:formula="of:=[.B1386]-[.B$2]" office:value-type="float" office:value="44.376894235611" calcext:value-type="float">
            <text:p>44.3768942356</text:p>
          </table:table-cell>
          <table:table-cell table:formula="of:=[.C1386]/([.D1386]-[.D1385])" office:value-type="float" office:value="2277470.501945" calcext:value-type="float">
            <text:p>2277470.501945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42769910.32873" calcext:value-type="float">
            <text:p>1442769910.32873</text:p>
          </table:table-cell>
          <table:table-cell office:value-type="float" office:value="8096" calcext:value-type="float">
            <text:p>8096</text:p>
          </table:table-cell>
          <table:table-cell table:formula="of:=[.B1387]-[.B$2]" office:value-type="float" office:value="44.3804044723511" calcext:value-type="float">
            <text:p>44.3804044724</text:p>
          </table:table-cell>
          <table:table-cell table:formula="of:=[.C1387]/([.D1387]-[.D1386])" office:value-type="float" office:value="2306397.14623378" calcext:value-type="float">
            <text:p>2306397.14623378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42769910.33228" calcext:value-type="float">
            <text:p>1442769910.33228</text:p>
          </table:table-cell>
          <table:table-cell office:value-type="float" office:value="8096" calcext:value-type="float">
            <text:p>8096</text:p>
          </table:table-cell>
          <table:table-cell table:formula="of:=[.B1388]-[.B$2]" office:value-type="float" office:value="44.383957862854" calcext:value-type="float">
            <text:p>44.3839578629</text:p>
          </table:table-cell>
          <table:table-cell table:formula="of:=[.C1388]/([.D1388]-[.D1387])" office:value-type="float" office:value="2278387.35802469" calcext:value-type="float">
            <text:p>2278387.35802469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42769910.33583" calcext:value-type="float">
            <text:p>1442769910.33583</text:p>
          </table:table-cell>
          <table:table-cell office:value-type="float" office:value="8096" calcext:value-type="float">
            <text:p>8096</text:p>
          </table:table-cell>
          <table:table-cell table:formula="of:=[.B1389]-[.B$2]" office:value-type="float" office:value="44.3875107765198" calcext:value-type="float">
            <text:p>44.3875107765</text:p>
          </table:table-cell>
          <table:table-cell table:formula="of:=[.C1389]/([.D1389]-[.D1388])" office:value-type="float" office:value="2278693.14078647" calcext:value-type="float">
            <text:p>2278693.14078647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42769910.3394" calcext:value-type="float">
            <text:p>1442769910.3394</text:p>
          </table:table-cell>
          <table:table-cell office:value-type="float" office:value="8096" calcext:value-type="float">
            <text:p>8096</text:p>
          </table:table-cell>
          <table:table-cell table:formula="of:=[.B1390]-[.B$2]" office:value-type="float" office:value="44.3910803794861" calcext:value-type="float">
            <text:p>44.3910803795</text:p>
          </table:table-cell>
          <table:table-cell table:formula="of:=[.C1390]/([.D1390]-[.D1389])" office:value-type="float" office:value="2268039.35239113" calcext:value-type="float">
            <text:p>2268039.35239113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42769910.34295" calcext:value-type="float">
            <text:p>1442769910.34295</text:p>
          </table:table-cell>
          <table:table-cell office:value-type="float" office:value="8096" calcext:value-type="float">
            <text:p>8096</text:p>
          </table:table-cell>
          <table:table-cell table:formula="of:=[.B1391]-[.B$2]" office:value-type="float" office:value="44.3946330547333" calcext:value-type="float">
            <text:p>44.3946330547</text:p>
          </table:table-cell>
          <table:table-cell table:formula="of:=[.C1391]/([.D1391]-[.D1390])" office:value-type="float" office:value="2278846.0629488" calcext:value-type="float">
            <text:p>2278846.0629488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42769910.34649" calcext:value-type="float">
            <text:p>1442769910.34649</text:p>
          </table:table-cell>
          <table:table-cell office:value-type="float" office:value="8096" calcext:value-type="float">
            <text:p>8096</text:p>
          </table:table-cell>
          <table:table-cell table:formula="of:=[.B1392]-[.B$2]" office:value-type="float" office:value="44.3981704711914" calcext:value-type="float">
            <text:p>44.3981704712</text:p>
          </table:table-cell>
          <table:table-cell table:formula="of:=[.C1392]/([.D1392]-[.D1391])" office:value-type="float" office:value="2288675.95767338" calcext:value-type="float">
            <text:p>2288675.95767338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42769910.35005" calcext:value-type="float">
            <text:p>1442769910.35005</text:p>
          </table:table-cell>
          <table:table-cell office:value-type="float" office:value="8096" calcext:value-type="float">
            <text:p>8096</text:p>
          </table:table-cell>
          <table:table-cell table:formula="of:=[.B1393]-[.B$2]" office:value-type="float" office:value="44.4017281532288" calcext:value-type="float">
            <text:p>44.4017281532</text:p>
          </table:table-cell>
          <table:table-cell table:formula="of:=[.C1393]/([.D1393]-[.D1392])" office:value-type="float" office:value="2275639.00174239" calcext:value-type="float">
            <text:p>2275639.00174239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42769910.3536" calcext:value-type="float">
            <text:p>1442769910.3536</text:p>
          </table:table-cell>
          <table:table-cell office:value-type="float" office:value="8096" calcext:value-type="float">
            <text:p>8096</text:p>
          </table:table-cell>
          <table:table-cell table:formula="of:=[.B1394]-[.B$2]" office:value-type="float" office:value="44.4052786827087" calcext:value-type="float">
            <text:p>44.4052786827</text:p>
          </table:table-cell>
          <table:table-cell table:formula="of:=[.C1394]/([.D1394]-[.D1393])" office:value-type="float" office:value="2280223.28659683" calcext:value-type="float">
            <text:p>2280223.28659683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42769910.35712" calcext:value-type="float">
            <text:p>1442769910.35712</text:p>
          </table:table-cell>
          <table:table-cell office:value-type="float" office:value="8096" calcext:value-type="float">
            <text:p>8096</text:p>
          </table:table-cell>
          <table:table-cell table:formula="of:=[.B1395]-[.B$2]" office:value-type="float" office:value="44.408798456192" calcext:value-type="float">
            <text:p>44.4087984562</text:p>
          </table:table-cell>
          <table:table-cell table:formula="of:=[.C1395]/([.D1395]-[.D1394])" office:value-type="float" office:value="2300148.0176116" calcext:value-type="float">
            <text:p>2300148.0176116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42769910.36065" calcext:value-type="float">
            <text:p>1442769910.36065</text:p>
          </table:table-cell>
          <table:table-cell office:value-type="float" office:value="8096" calcext:value-type="float">
            <text:p>8096</text:p>
          </table:table-cell>
          <table:table-cell table:formula="of:=[.B1396]-[.B$2]" office:value-type="float" office:value="44.4123320579529" calcext:value-type="float">
            <text:p>44.412332058</text:p>
          </table:table-cell>
          <table:table-cell table:formula="of:=[.C1396]/([.D1396]-[.D1395])" office:value-type="float" office:value="2291146.69617435" calcext:value-type="float">
            <text:p>2291146.69617435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42769910.36423" calcext:value-type="float">
            <text:p>1442769910.36423</text:p>
          </table:table-cell>
          <table:table-cell office:value-type="float" office:value="8096" calcext:value-type="float">
            <text:p>8096</text:p>
          </table:table-cell>
          <table:table-cell table:formula="of:=[.B1397]-[.B$2]" office:value-type="float" office:value="44.415913105011" calcext:value-type="float">
            <text:p>44.415913105</text:p>
          </table:table-cell>
          <table:table-cell table:formula="of:=[.C1397]/([.D1397]-[.D1396])" office:value-type="float" office:value="2260791.29054594" calcext:value-type="float">
            <text:p>2260791.29054594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42769910.36774" calcext:value-type="float">
            <text:p>1442769910.36774</text:p>
          </table:table-cell>
          <table:table-cell office:value-type="float" office:value="8096" calcext:value-type="float">
            <text:p>8096</text:p>
          </table:table-cell>
          <table:table-cell table:formula="of:=[.B1398]-[.B$2]" office:value-type="float" office:value="44.4194185733795" calcext:value-type="float">
            <text:p>44.4194185734</text:p>
          </table:table-cell>
          <table:table-cell table:formula="of:=[.C1398]/([.D1398]-[.D1397])" office:value-type="float" office:value="2309534.46126641" calcext:value-type="float">
            <text:p>2309534.4612664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42769910.37124" calcext:value-type="float">
            <text:p>1442769910.37124</text:p>
          </table:table-cell>
          <table:table-cell office:value-type="float" office:value="8096" calcext:value-type="float">
            <text:p>8096</text:p>
          </table:table-cell>
          <table:table-cell table:formula="of:=[.B1399]-[.B$2]" office:value-type="float" office:value="44.422917842865" calcext:value-type="float">
            <text:p>44.4229178429</text:p>
          </table:table-cell>
          <table:table-cell table:formula="of:=[.C1399]/([.D1399]-[.D1398])" office:value-type="float" office:value="2313625.75349186" calcext:value-type="float">
            <text:p>2313625.75349186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42769910.37474" calcext:value-type="float">
            <text:p>1442769910.37474</text:p>
          </table:table-cell>
          <table:table-cell office:value-type="float" office:value="8096" calcext:value-type="float">
            <text:p>8096</text:p>
          </table:table-cell>
          <table:table-cell table:formula="of:=[.B1400]-[.B$2]" office:value-type="float" office:value="44.4264168739319" calcext:value-type="float">
            <text:p>44.4264168739</text:p>
          </table:table-cell>
          <table:table-cell table:formula="of:=[.C1400]/([.D1400]-[.D1399])" office:value-type="float" office:value="2313783.40038158" calcext:value-type="float">
            <text:p>2313783.40038158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42769910.37825" calcext:value-type="float">
            <text:p>1442769910.37825</text:p>
          </table:table-cell>
          <table:table-cell office:value-type="float" office:value="8096" calcext:value-type="float">
            <text:p>8096</text:p>
          </table:table-cell>
          <table:table-cell table:formula="of:=[.B1401]-[.B$2]" office:value-type="float" office:value="44.4299266338348" calcext:value-type="float">
            <text:p>44.4299266338</text:p>
          </table:table-cell>
          <table:table-cell table:formula="of:=[.C1401]/([.D1401]-[.D1400])" office:value-type="float" office:value="2306710.49412404" calcext:value-type="float">
            <text:p>2306710.4941240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42769910.38179" calcext:value-type="float">
            <text:p>1442769910.38179</text:p>
          </table:table-cell>
          <table:table-cell office:value-type="float" office:value="8096" calcext:value-type="float">
            <text:p>8096</text:p>
          </table:table-cell>
          <table:table-cell table:formula="of:=[.B1402]-[.B$2]" office:value-type="float" office:value="44.4334707260132" calcext:value-type="float">
            <text:p>44.433470726</text:p>
          </table:table-cell>
          <table:table-cell table:formula="of:=[.C1402]/([.D1402]-[.D1401])" office:value-type="float" office:value="2284364.96360579" calcext:value-type="float">
            <text:p>2284364.9636057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42769910.38532" calcext:value-type="float">
            <text:p>1442769910.38532</text:p>
          </table:table-cell>
          <table:table-cell office:value-type="float" office:value="8096" calcext:value-type="float">
            <text:p>8096</text:p>
          </table:table-cell>
          <table:table-cell table:formula="of:=[.B1403]-[.B$2]" office:value-type="float" office:value="44.4369983673096" calcext:value-type="float">
            <text:p>44.4369983673</text:p>
          </table:table-cell>
          <table:table-cell table:formula="of:=[.C1403]/([.D1403]-[.D1402])" office:value-type="float" office:value="2295017.92268181" calcext:value-type="float">
            <text:p>2295017.9226818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42769910.38881" calcext:value-type="float">
            <text:p>1442769910.38881</text:p>
          </table:table-cell>
          <table:table-cell office:value-type="float" office:value="8096" calcext:value-type="float">
            <text:p>8096</text:p>
          </table:table-cell>
          <table:table-cell table:formula="of:=[.B1404]-[.B$2]" office:value-type="float" office:value="44.4404871463776" calcext:value-type="float">
            <text:p>44.4404871464</text:p>
          </table:table-cell>
          <table:table-cell table:formula="of:=[.C1404]/([.D1404]-[.D1403])" office:value-type="float" office:value="2320582.59987699" calcext:value-type="float">
            <text:p>2320582.59987699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42769910.39233" calcext:value-type="float">
            <text:p>1442769910.39233</text:p>
          </table:table-cell>
          <table:table-cell office:value-type="float" office:value="8096" calcext:value-type="float">
            <text:p>8096</text:p>
          </table:table-cell>
          <table:table-cell table:formula="of:=[.B1405]-[.B$2]" office:value-type="float" office:value="44.4440114498138" calcext:value-type="float">
            <text:p>44.4440114498</text:p>
          </table:table-cell>
          <table:table-cell table:formula="of:=[.C1405]/([.D1405]-[.D1404])" office:value-type="float" office:value="2297191.52915708" calcext:value-type="float">
            <text:p>2297191.52915708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42769910.39588" calcext:value-type="float">
            <text:p>1442769910.39588</text:p>
          </table:table-cell>
          <table:table-cell office:value-type="float" office:value="8096" calcext:value-type="float">
            <text:p>8096</text:p>
          </table:table-cell>
          <table:table-cell table:formula="of:=[.B1406]-[.B$2]" office:value-type="float" office:value="44.4475586414337" calcext:value-type="float">
            <text:p>44.4475586414</text:p>
          </table:table-cell>
          <table:table-cell table:formula="of:=[.C1406]/([.D1406]-[.D1405])" office:value-type="float" office:value="2282368.94636376" calcext:value-type="float">
            <text:p>2282368.9463637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42769910.39936" calcext:value-type="float">
            <text:p>1442769910.39936</text:p>
          </table:table-cell>
          <table:table-cell office:value-type="float" office:value="8096" calcext:value-type="float">
            <text:p>8096</text:p>
          </table:table-cell>
          <table:table-cell table:formula="of:=[.B1407]-[.B$2]" office:value-type="float" office:value="44.4510416984558" calcext:value-type="float">
            <text:p>44.4510416985</text:p>
          </table:table-cell>
          <table:table-cell table:formula="of:=[.C1407]/([.D1407]-[.D1406])" office:value-type="float" office:value="2324394.90615374" calcext:value-type="float">
            <text:p>2324394.90615374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42769910.40288" calcext:value-type="float">
            <text:p>1442769910.40288</text:p>
          </table:table-cell>
          <table:table-cell office:value-type="float" office:value="8096" calcext:value-type="float">
            <text:p>8096</text:p>
          </table:table-cell>
          <table:table-cell table:formula="of:=[.B1408]-[.B$2]" office:value-type="float" office:value="44.454562664032" calcext:value-type="float">
            <text:p>44.454562664</text:p>
          </table:table-cell>
          <table:table-cell table:formula="of:=[.C1408]/([.D1408]-[.D1407])" office:value-type="float" office:value="2299369.2567714" calcext:value-type="float">
            <text:p>2299369.2567714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42769910.40642" calcext:value-type="float">
            <text:p>1442769910.40642</text:p>
          </table:table-cell>
          <table:table-cell office:value-type="float" office:value="8096" calcext:value-type="float">
            <text:p>8096</text:p>
          </table:table-cell>
          <table:table-cell table:formula="of:=[.B1409]-[.B$2]" office:value-type="float" office:value="44.4581010341644" calcext:value-type="float">
            <text:p>44.4581010342</text:p>
          </table:table-cell>
          <table:table-cell table:formula="of:=[.C1409]/([.D1409]-[.D1408])" office:value-type="float" office:value="2288059.10545111" calcext:value-type="float">
            <text:p>2288059.10545111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42769910.40993" calcext:value-type="float">
            <text:p>1442769910.40993</text:p>
          </table:table-cell>
          <table:table-cell office:value-type="float" office:value="8096" calcext:value-type="float">
            <text:p>8096</text:p>
          </table:table-cell>
          <table:table-cell table:formula="of:=[.B1410]-[.B$2]" office:value-type="float" office:value="44.4616119861603" calcext:value-type="float">
            <text:p>44.4616119862</text:p>
          </table:table-cell>
          <table:table-cell table:formula="of:=[.C1410]/([.D1410]-[.D1409])" office:value-type="float" office:value="2305927.2839875" calcext:value-type="float">
            <text:p>2305927.2839875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42769910.41347" calcext:value-type="float">
            <text:p>1442769910.41347</text:p>
          </table:table-cell>
          <table:table-cell office:value-type="float" office:value="8096" calcext:value-type="float">
            <text:p>8096</text:p>
          </table:table-cell>
          <table:table-cell table:formula="of:=[.B1411]-[.B$2]" office:value-type="float" office:value="44.465146780014" calcext:value-type="float">
            <text:p>44.46514678</text:p>
          </table:table-cell>
          <table:table-cell table:formula="of:=[.C1411]/([.D1411]-[.D1410])" office:value-type="float" office:value="2290374.01753676" calcext:value-type="float">
            <text:p>2290374.0175367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42769910.417" calcext:value-type="float">
            <text:p>1442769910.417</text:p>
          </table:table-cell>
          <table:table-cell office:value-type="float" office:value="8096" calcext:value-type="float">
            <text:p>8096</text:p>
          </table:table-cell>
          <table:table-cell table:formula="of:=[.B1412]-[.B$2]" office:value-type="float" office:value="44.4686794281006" calcext:value-type="float">
            <text:p>44.4686794281</text:p>
          </table:table-cell>
          <table:table-cell table:formula="of:=[.C1412]/([.D1412]-[.D1411])" office:value-type="float" office:value="2291765.21455085" calcext:value-type="float">
            <text:p>2291765.21455085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42769910.42054" calcext:value-type="float">
            <text:p>1442769910.42054</text:p>
          </table:table-cell>
          <table:table-cell office:value-type="float" office:value="8096" calcext:value-type="float">
            <text:p>8096</text:p>
          </table:table-cell>
          <table:table-cell table:formula="of:=[.B1413]-[.B$2]" office:value-type="float" office:value="44.4722194671631" calcext:value-type="float">
            <text:p>44.4722194672</text:p>
          </table:table-cell>
          <table:table-cell table:formula="of:=[.C1413]/([.D1413]-[.D1412])" office:value-type="float" office:value="2286980.4137931" calcext:value-type="float">
            <text:p>2286980.413793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42769910.42408" calcext:value-type="float">
            <text:p>1442769910.42408</text:p>
          </table:table-cell>
          <table:table-cell office:value-type="float" office:value="8096" calcext:value-type="float">
            <text:p>8096</text:p>
          </table:table-cell>
          <table:table-cell table:formula="of:=[.B1414]-[.B$2]" office:value-type="float" office:value="44.4757561683655" calcext:value-type="float">
            <text:p>44.4757561684</text:p>
          </table:table-cell>
          <table:table-cell table:formula="of:=[.C1414]/([.D1414]-[.D1413])" office:value-type="float" office:value="2289138.81515437" calcext:value-type="float">
            <text:p>2289138.81515437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42769910.42761" calcext:value-type="float">
            <text:p>1442769910.42761</text:p>
          </table:table-cell>
          <table:table-cell office:value-type="float" office:value="8096" calcext:value-type="float">
            <text:p>8096</text:p>
          </table:table-cell>
          <table:table-cell table:formula="of:=[.B1415]-[.B$2]" office:value-type="float" office:value="44.4792935848236" calcext:value-type="float">
            <text:p>44.4792935848</text:p>
          </table:table-cell>
          <table:table-cell table:formula="of:=[.C1415]/([.D1415]-[.D1414])" office:value-type="float" office:value="2288675.95767338" calcext:value-type="float">
            <text:p>2288675.95767338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42769910.43116" calcext:value-type="float">
            <text:p>1442769910.43116</text:p>
          </table:table-cell>
          <table:table-cell office:value-type="float" office:value="8096" calcext:value-type="float">
            <text:p>8096</text:p>
          </table:table-cell>
          <table:table-cell table:formula="of:=[.B1416]-[.B$2]" office:value-type="float" office:value="44.4828429222107" calcext:value-type="float">
            <text:p>44.4828429222</text:p>
          </table:table-cell>
          <table:table-cell table:formula="of:=[.C1416]/([.D1416]-[.D1415])" office:value-type="float" office:value="2280989.13038221" calcext:value-type="float">
            <text:p>2280989.13038221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42769910.4347" calcext:value-type="float">
            <text:p>1442769910.4347</text:p>
          </table:table-cell>
          <table:table-cell office:value-type="float" office:value="8096" calcext:value-type="float">
            <text:p>8096</text:p>
          </table:table-cell>
          <table:table-cell table:formula="of:=[.B1417]-[.B$2]" office:value-type="float" office:value="44.4863822460175" calcext:value-type="float">
            <text:p>44.486382246</text:p>
          </table:table-cell>
          <table:table-cell table:formula="of:=[.C1417]/([.D1417]-[.D1416])" office:value-type="float" office:value="2287442.58565173" calcext:value-type="float">
            <text:p>2287442.58565173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42769910.43824" calcext:value-type="float">
            <text:p>1442769910.43824</text:p>
          </table:table-cell>
          <table:table-cell office:value-type="float" office:value="8096" calcext:value-type="float">
            <text:p>8096</text:p>
          </table:table-cell>
          <table:table-cell table:formula="of:=[.B1418]-[.B$2]" office:value-type="float" office:value="44.4899175167084" calcext:value-type="float">
            <text:p>44.4899175167</text:p>
          </table:table-cell>
          <table:table-cell table:formula="of:=[.C1418]/([.D1418]-[.D1417])" office:value-type="float" office:value="2290065.09198813" calcext:value-type="float">
            <text:p>2290065.09198813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42769910.44178" calcext:value-type="float">
            <text:p>1442769910.44178</text:p>
          </table:table-cell>
          <table:table-cell office:value-type="float" office:value="8096" calcext:value-type="float">
            <text:p>8096</text:p>
          </table:table-cell>
          <table:table-cell table:formula="of:=[.B1419]-[.B$2]" office:value-type="float" office:value="44.4934558868408" calcext:value-type="float">
            <text:p>44.4934558868</text:p>
          </table:table-cell>
          <table:table-cell table:formula="of:=[.C1419]/([.D1419]-[.D1418])" office:value-type="float" office:value="2288059.10545111" calcext:value-type="float">
            <text:p>2288059.10545111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42769910.44532" calcext:value-type="float">
            <text:p>1442769910.44532</text:p>
          </table:table-cell>
          <table:table-cell office:value-type="float" office:value="8096" calcext:value-type="float">
            <text:p>8096</text:p>
          </table:table-cell>
          <table:table-cell table:formula="of:=[.B1420]-[.B$2]" office:value-type="float" office:value="44.4969940185547" calcext:value-type="float">
            <text:p>44.4969940186</text:p>
          </table:table-cell>
          <table:table-cell table:formula="of:=[.C1420]/([.D1420]-[.D1419])" office:value-type="float" office:value="2288213.28733154" calcext:value-type="float">
            <text:p>2288213.28733154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42769910.44885" calcext:value-type="float">
            <text:p>1442769910.44885</text:p>
          </table:table-cell>
          <table:table-cell office:value-type="float" office:value="8096" calcext:value-type="float">
            <text:p>8096</text:p>
          </table:table-cell>
          <table:table-cell table:formula="of:=[.B1421]-[.B$2]" office:value-type="float" office:value="44.5005264282227" calcext:value-type="float">
            <text:p>44.5005264282</text:p>
          </table:table-cell>
          <table:table-cell table:formula="of:=[.C1421]/([.D1421]-[.D1420])" office:value-type="float" office:value="2291919.89632829" calcext:value-type="float">
            <text:p>2291919.8963282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42769910.45238" calcext:value-type="float">
            <text:p>1442769910.45238</text:p>
          </table:table-cell>
          <table:table-cell office:value-type="float" office:value="8096" calcext:value-type="float">
            <text:p>8096</text:p>
          </table:table-cell>
          <table:table-cell table:formula="of:=[.B1422]-[.B$2]" office:value-type="float" office:value="44.504061460495" calcext:value-type="float">
            <text:p>44.5040614605</text:p>
          </table:table-cell>
          <table:table-cell table:formula="of:=[.C1422]/([.D1422]-[.D1421])" office:value-type="float" office:value="2290219.54434478" calcext:value-type="float">
            <text:p>2290219.54434478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42769910.45592" calcext:value-type="float">
            <text:p>1442769910.45592</text:p>
          </table:table-cell>
          <table:table-cell office:value-type="float" office:value="8096" calcext:value-type="float">
            <text:p>8096</text:p>
          </table:table-cell>
          <table:table-cell table:formula="of:=[.B1423]-[.B$2]" office:value-type="float" office:value="44.5076014995575" calcext:value-type="float">
            <text:p>44.5076014996</text:p>
          </table:table-cell>
          <table:table-cell table:formula="of:=[.C1423]/([.D1423]-[.D1422])" office:value-type="float" office:value="2286980.4137931" calcext:value-type="float">
            <text:p>2286980.4137931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42769910.45946" calcext:value-type="float">
            <text:p>1442769910.45946</text:p>
          </table:table-cell>
          <table:table-cell office:value-type="float" office:value="8096" calcext:value-type="float">
            <text:p>8096</text:p>
          </table:table-cell>
          <table:table-cell table:formula="of:=[.B1424]-[.B$2]" office:value-type="float" office:value="44.5111384391785" calcext:value-type="float">
            <text:p>44.5111384392</text:p>
          </table:table-cell>
          <table:table-cell table:formula="of:=[.C1424]/([.D1424]-[.D1423])" office:value-type="float" office:value="2288984.50852713" calcext:value-type="float">
            <text:p>2288984.5085271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42769910.463" calcext:value-type="float">
            <text:p>1442769910.463</text:p>
          </table:table-cell>
          <table:table-cell office:value-type="float" office:value="8096" calcext:value-type="float">
            <text:p>8096</text:p>
          </table:table-cell>
          <table:table-cell table:formula="of:=[.B1425]-[.B$2]" office:value-type="float" office:value="44.5146827697754" calcext:value-type="float">
            <text:p>44.5146827698</text:p>
          </table:table-cell>
          <table:table-cell table:formula="of:=[.C1425]/([.D1425]-[.D1424])" office:value-type="float" office:value="2284211.29987892" calcext:value-type="float">
            <text:p>2284211.29987892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42769910.46653" calcext:value-type="float">
            <text:p>1442769910.46653</text:p>
          </table:table-cell>
          <table:table-cell office:value-type="float" office:value="8096" calcext:value-type="float">
            <text:p>8096</text:p>
          </table:table-cell>
          <table:table-cell table:formula="of:=[.B1426]-[.B$2]" office:value-type="float" office:value="44.5182046890259" calcext:value-type="float">
            <text:p>44.518204689</text:p>
          </table:table-cell>
          <table:table-cell table:formula="of:=[.C1426]/([.D1426]-[.D1425])" office:value-type="float" office:value="2298746.62767398" calcext:value-type="float">
            <text:p>2298746.62767398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42769910.47008" calcext:value-type="float">
            <text:p>1442769910.47008</text:p>
          </table:table-cell>
          <table:table-cell office:value-type="float" office:value="8096" calcext:value-type="float">
            <text:p>8096</text:p>
          </table:table-cell>
          <table:table-cell table:formula="of:=[.B1427]-[.B$2]" office:value-type="float" office:value="44.5217547416687" calcext:value-type="float">
            <text:p>44.5217547417</text:p>
          </table:table-cell>
          <table:table-cell table:formula="of:=[.C1427]/([.D1427]-[.D1426])" office:value-type="float" office:value="2280529.56239087" calcext:value-type="float">
            <text:p>2280529.56239087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42769910.4736" calcext:value-type="float">
            <text:p>1442769910.4736</text:p>
          </table:table-cell>
          <table:table-cell office:value-type="float" office:value="8096" calcext:value-type="float">
            <text:p>8096</text:p>
          </table:table-cell>
          <table:table-cell table:formula="of:=[.B1428]-[.B$2]" office:value-type="float" office:value="44.5252833366394" calcext:value-type="float">
            <text:p>44.5252833366</text:p>
          </table:table-cell>
          <table:table-cell table:formula="of:=[.C1428]/([.D1428]-[.D1427])" office:value-type="float" office:value="2294397.64756757" calcext:value-type="float">
            <text:p>2294397.64756757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42769910.47713" calcext:value-type="float">
            <text:p>1442769910.47713</text:p>
          </table:table-cell>
          <table:table-cell office:value-type="float" office:value="8096" calcext:value-type="float">
            <text:p>8096</text:p>
          </table:table-cell>
          <table:table-cell table:formula="of:=[.B1429]-[.B$2]" office:value-type="float" office:value="44.5288128852844" calcext:value-type="float">
            <text:p>44.5288128853</text:p>
          </table:table-cell>
          <table:table-cell table:formula="of:=[.C1429]/([.D1429]-[.D1428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42769910.48063" calcext:value-type="float">
            <text:p>1442769910.48063</text:p>
          </table:table-cell>
          <table:table-cell office:value-type="float" office:value="8096" calcext:value-type="float">
            <text:p>8096</text:p>
          </table:table-cell>
          <table:table-cell table:formula="of:=[.B1430]-[.B$2]" office:value-type="float" office:value="44.532306432724" calcext:value-type="float">
            <text:p>44.5323064327</text:p>
          </table:table-cell>
          <table:table-cell table:formula="of:=[.C1430]/([.D1430]-[.D1429])" office:value-type="float" office:value="2317415.21763461" calcext:value-type="float">
            <text:p>2317415.21763461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42769910.48416" calcext:value-type="float">
            <text:p>1442769910.48416</text:p>
          </table:table-cell>
          <table:table-cell office:value-type="float" office:value="8096" calcext:value-type="float">
            <text:p>8096</text:p>
          </table:table-cell>
          <table:table-cell table:formula="of:=[.B1431]-[.B$2]" office:value-type="float" office:value="44.535835981369" calcext:value-type="float">
            <text:p>44.5358359814</text:p>
          </table:table-cell>
          <table:table-cell table:formula="of:=[.C1431]/([.D1431]-[.D1430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42769910.48767" calcext:value-type="float">
            <text:p>1442769910.48767</text:p>
          </table:table-cell>
          <table:table-cell office:value-type="float" office:value="8096" calcext:value-type="float">
            <text:p>8096</text:p>
          </table:table-cell>
          <table:table-cell table:formula="of:=[.B1432]-[.B$2]" office:value-type="float" office:value="44.5393528938294" calcext:value-type="float">
            <text:p>44.5393528938</text:p>
          </table:table-cell>
          <table:table-cell table:formula="of:=[.C1432]/([.D1432]-[.D1431])" office:value-type="float" office:value="2302019.19761372" calcext:value-type="float">
            <text:p>2302019.19761372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42769910.49123" calcext:value-type="float">
            <text:p>1442769910.49123</text:p>
          </table:table-cell>
          <table:table-cell office:value-type="float" office:value="8096" calcext:value-type="float">
            <text:p>8096</text:p>
          </table:table-cell>
          <table:table-cell table:formula="of:=[.B1433]-[.B$2]" office:value-type="float" office:value="44.5429065227509" calcext:value-type="float">
            <text:p>44.5429065228</text:p>
          </table:table-cell>
          <table:table-cell table:formula="of:=[.C1433]/([.D1433]-[.D1432])" office:value-type="float" office:value="2278234.49741697" calcext:value-type="float">
            <text:p>2278234.49741697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42769910.49476" calcext:value-type="float">
            <text:p>1442769910.49476</text:p>
          </table:table-cell>
          <table:table-cell office:value-type="float" office:value="8096" calcext:value-type="float">
            <text:p>8096</text:p>
          </table:table-cell>
          <table:table-cell table:formula="of:=[.B1434]-[.B$2]" office:value-type="float" office:value="44.5464437007904" calcext:value-type="float">
            <text:p>44.5464437008</text:p>
          </table:table-cell>
          <table:table-cell table:formula="of:=[.C1434]/([.D1434]-[.D1433])" office:value-type="float" office:value="2288830.22270154" calcext:value-type="float">
            <text:p>2288830.22270154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42769910.49831" calcext:value-type="float">
            <text:p>1442769910.49831</text:p>
          </table:table-cell>
          <table:table-cell office:value-type="float" office:value="8096" calcext:value-type="float">
            <text:p>8096</text:p>
          </table:table-cell>
          <table:table-cell table:formula="of:=[.B1435]-[.B$2]" office:value-type="float" office:value="44.5499892234802" calcext:value-type="float">
            <text:p>44.5499892235</text:p>
          </table:table-cell>
          <table:table-cell table:formula="of:=[.C1435]/([.D1435]-[.D1434])" office:value-type="float" office:value="2283443.29123798" calcext:value-type="float">
            <text:p>2283443.291237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2:44:27.152506056</dc:date>
    <meta:editing-duration>PT1M57S</meta:editing-duration>
    <meta:editing-cycles>1</meta:editing-cycles>
    <meta:document-statistic meta:table-count="1" meta:cell-count="7175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411cm" svg:height="13.554cm" xlink:href=".." xlink:type="simple" chart:class="chart:scatter" chart:style-name="ch1">
        <chart:legend chart:legend-position="end" svg:x="18.844cm" svg:y="6.478cm" style:legend-expansion="high" chart:style-name="ch2"/>
        <chart:plot-area chart:style-name="ch3" table:cell-range-address="'sink_2.receiver_i.routed_msg_sub.network'.D1:'sink_2.receiver_i.routed_msg_sub.network'.E1435" chart:data-source-has-labels="row" svg:x="0.448cm" svg:y="0.271cm" svg:width="17.948cm" svg:height="13.012cm">
          <chartooo:coordinate-region svg:x="1.995cm" svg:y="0.471cm" svg:width="16.214cm" svg:height="12.1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2.receiver_i.routed_msg_sub.network'.E2:'sink_2.receiver_i.routed_msg_sub.network'.E1435" chart:label-cell-address="'sink_2.receiver_i.routed_msg_sub.network'.E1:'sink_2.receiver_i.routed_msg_sub.network'.E1" chart:class="chart:scatter">
            <chart:domain table:cell-range-address="'sink_2.receiver_i.routed_msg_sub.network'.D2:'sink_2.receiver_i.routed_msg_sub.network'.D1435"/>
            <chart:data-point chart:repeated="14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ink_2.receiver_i.routed_msg_sub.network'.E1:'sink_2.receiver_i.routed_msg_s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2.receiver_i.routed_msg_sub.network'.D2:'sink_2.receiver_i.routed_msg_sub.network'.D1435</svg:desc>
                </draw:g>
              </table:table-cell>
              <table:table-cell office:value-type="float" office:value="0">
                <text:p>0</text:p>
                <draw:g>
                  <svg:desc>'sink_2.receiver_i.routed_msg_sub.network'.E2:'sink_2.receiver_i.routed_msg_sub.network'.E14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76395893096924">
                <text:p>0.0676395893096924</text:p>
              </table:table-cell>
              <table:table-cell office:value-type="float" office:value="119693.216393316">
                <text:p>119693.216393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4075303077698">
                <text:p>1.14075303077698</text:p>
              </table:table-cell>
              <table:table-cell office:value-type="float" office:value="7544.40275105511">
                <text:p>7544.40275105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5525016784668">
                <text:p>4.05525016784668</text:p>
              </table:table-cell>
              <table:table-cell office:value-type="float" office:value="2777.83769180157">
                <text:p>2777.83769180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881309509277">
                <text:p>4.05881309509277</text:p>
              </table:table-cell>
              <table:table-cell office:value-type="float" office:value="2272288.89079229">
                <text:p>2272288.89079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6235909461975">
                <text:p>4.06235909461975</text:p>
              </table:table-cell>
              <table:table-cell office:value-type="float" office:value="2283136.23236738">
                <text:p>2283136.23236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6591129302979">
                <text:p>4.06591129302979</text:p>
              </table:table-cell>
              <table:table-cell office:value-type="float" office:value="2279151.96885697">
                <text:p>2279151.96885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6946396827698">
                <text:p>4.06946396827698</text:p>
              </table:table-cell>
              <table:table-cell office:value-type="float" office:value="2278846.0629488">
                <text:p>2278846.0629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7301044464111">
                <text:p>4.07301044464111</text:p>
              </table:table-cell>
              <table:table-cell office:value-type="float" office:value="2282829.25606723">
                <text:p>2282829.25606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7655882835388">
                <text:p>4.07655882835388</text:p>
              </table:table-cell>
              <table:table-cell office:value-type="float" office:value="2281602.1759054">
                <text:p>2281602.1759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801055431366">
                <text:p>4.0801055431366</text:p>
              </table:table-cell>
              <table:table-cell office:value-type="float" office:value="2282675.79887066">
                <text:p>2282675.79887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8364534378052">
                <text:p>4.08364534378052</text:p>
              </table:table-cell>
              <table:table-cell office:value-type="float" office:value="2287134.45032667">
                <text:p>2287134.45032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871913433075">
                <text:p>4.0871913433075</text:p>
              </table:table-cell>
              <table:table-cell office:value-type="float" office:value="2283136.23236738">
                <text:p>2283136.23236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9070301055908">
                <text:p>4.09070301055908</text:p>
              </table:table-cell>
              <table:table-cell office:value-type="float" office:value="2305457.61314414">
                <text:p>2305457.61314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9423875808716">
                <text:p>4.09423875808716</text:p>
              </table:table-cell>
              <table:table-cell office:value-type="float" office:value="2289756.24976399">
                <text:p>2289756.24976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9781384468079">
                <text:p>4.09781384468079</text:p>
              </table:table-cell>
              <table:table-cell office:value-type="float" office:value="2264560.53244415">
                <text:p>2264560.532444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0136246681213">
                <text:p>4.10136246681213</text:p>
              </table:table-cell>
              <table:table-cell office:value-type="float" office:value="2281448.88363343">
                <text:p>2281448.88363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0490918159485">
                <text:p>4.10490918159485</text:p>
              </table:table-cell>
              <table:table-cell office:value-type="float" office:value="2282675.79887066">
                <text:p>2282675.798870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10845732688904">
                <text:p>4.10845732688904</text:p>
              </table:table-cell>
              <table:table-cell office:value-type="float" office:value="2281755.48877839">
                <text:p>2281755.488778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1200904846191">
                <text:p>4.11200904846191</text:p>
              </table:table-cell>
              <table:table-cell office:value-type="float" office:value="2279457.95690407">
                <text:p>2279457.95690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1555433273315">
                <text:p>4.11555433273315</text:p>
              </table:table-cell>
              <table:table-cell office:value-type="float" office:value="2283596.85164761">
                <text:p>2283596.85164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11910533905029">
                <text:p>4.11910533905029</text:p>
              </table:table-cell>
              <table:table-cell office:value-type="float" office:value="2279917.09305761">
                <text:p>2279917.093057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12266302108765">
                <text:p>4.12266302108765</text:p>
              </table:table-cell>
              <table:table-cell office:value-type="float" office:value="2275639.00174239">
                <text:p>2275639.001742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12617993354797">
                <text:p>4.12617993354797</text:p>
              </table:table-cell>
              <table:table-cell office:value-type="float" office:value="2302019.19761372">
                <text:p>2302019.197613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2983202934265">
                <text:p>4.12983202934265</text:p>
              </table:table-cell>
              <table:table-cell office:value-type="float" office:value="2216809.32132132">
                <text:p>2216809.321321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3338804244995">
                <text:p>4.13338804244995</text:p>
              </table:table-cell>
              <table:table-cell office:value-type="float" office:value="2276707.018706">
                <text:p>2276707.0187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3695931434631">
                <text:p>4.13695931434631</text:p>
              </table:table-cell>
              <table:table-cell office:value-type="float" office:value="2266979.45016356">
                <text:p>2266979.450163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4057636260986">
                <text:p>4.14057636260986</text:p>
              </table:table-cell>
              <table:table-cell office:value-type="float" office:value="2238289.18225562">
                <text:p>2238289.182255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14412808418274">
                <text:p>4.14412808418274</text:p>
              </table:table-cell>
              <table:table-cell office:value-type="float" office:value="2279457.95690407">
                <text:p>2279457.956904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4767861366272">
                <text:p>4.14767861366272</text:p>
              </table:table-cell>
              <table:table-cell office:value-type="float" office:value="2280223.28659683">
                <text:p>2280223.286596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512131690979">
                <text:p>4.1512131690979</text:p>
              </table:table-cell>
              <table:table-cell office:value-type="float" office:value="2290528.5115683">
                <text:p>2290528.51156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5472984313965">
                <text:p>4.15472984313965</text:p>
              </table:table-cell>
              <table:table-cell office:value-type="float" office:value="2302175.26671186">
                <text:p>2302175.266711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5828418731689">
                <text:p>4.15828418731689</text:p>
              </table:table-cell>
              <table:table-cell office:value-type="float" office:value="2277776.03863697">
                <text:p>2277776.03863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6186189651489">
                <text:p>4.16186189651489</text:p>
              </table:table-cell>
              <table:table-cell office:value-type="float" office:value="2262900.51872584">
                <text:p>2262900.51872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6541075706482">
                <text:p>4.16541075706482</text:p>
              </table:table-cell>
              <table:table-cell office:value-type="float" office:value="2281295.61195835">
                <text:p>2281295.611958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6901779174805">
                <text:p>4.16901779174805</text:p>
              </table:table-cell>
              <table:table-cell office:value-type="float" office:value="2244502.95353295">
                <text:p>2244502.953532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7256307601929">
                <text:p>4.17256307601929</text:p>
              </table:table-cell>
              <table:table-cell office:value-type="float" office:value="2283596.85164761">
                <text:p>2283596.851647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761257648468">
                <text:p>4.1761257648468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796727180481">
                <text:p>4.1796727180481</text:p>
              </table:table-cell>
              <table:table-cell office:value-type="float" office:value="2282522.36230423">
                <text:p>2282522.362304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18322014808655">
                <text:p>4.18322014808655</text:p>
              </table:table-cell>
              <table:table-cell office:value-type="float" office:value="2282215.5510451">
                <text:p>2282215.5510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8678593635559">
                <text:p>4.18678593635559</text:p>
              </table:table-cell>
              <table:table-cell office:value-type="float" office:value="2270465.71168762">
                <text:p>2270465.711687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9033575057983">
                <text:p>4.19033575057983</text:p>
              </table:table-cell>
              <table:table-cell office:value-type="float" office:value="2280682.7311438">
                <text:p>2280682.73114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9388914108276">
                <text:p>4.19388914108276</text:p>
              </table:table-cell>
              <table:table-cell office:value-type="float" office:value="2278387.35802469">
                <text:p>2278387.35802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1974196434021">
                <text:p>4.1974196434021</text:p>
              </table:table-cell>
              <table:table-cell office:value-type="float" office:value="2293158.10264722">
                <text:p>2293158.10264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2009768486023">
                <text:p>4.2009768486023</text:p>
              </table:table-cell>
              <table:table-cell office:value-type="float" office:value="2275944.04718499">
                <text:p>2275944.047184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0458507537842">
                <text:p>4.20458507537842</text:p>
              </table:table-cell>
              <table:table-cell office:value-type="float" office:value="2243761.41033435">
                <text:p>2243761.41033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0813012123108">
                <text:p>4.20813012123108</text:p>
              </table:table-cell>
              <table:table-cell office:value-type="float" office:value="2283750.43271235">
                <text:p>2283750.43271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21165204048157">
                <text:p>4.21165204048157</text:p>
              </table:table-cell>
              <table:table-cell office:value-type="float" office:value="2298746.62767398">
                <text:p>2298746.627673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1520042419434">
                <text:p>4.21520042419434</text:p>
              </table:table-cell>
              <table:table-cell office:value-type="float" office:value="2281602.1759054">
                <text:p>2281602.17590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1872520446777">
                <text:p>4.21872520446777</text:p>
              </table:table-cell>
              <table:table-cell office:value-type="float" office:value="2296880.76190476">
                <text:p>2296880.761904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22227215766907">
                <text:p>4.22227215766907</text:p>
              </table:table-cell>
              <table:table-cell office:value-type="float" office:value="2282522.36230423">
                <text:p>2282522.362304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22585725784302">
                <text:p>4.22585725784302</text:p>
              </table:table-cell>
              <table:table-cell office:value-type="float" office:value="2258235.36503292">
                <text:p>2258235.365032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2294008731842">
                <text:p>4.2294008731842</text:p>
              </table:table-cell>
              <table:table-cell office:value-type="float" office:value="2284672.35309157">
                <text:p>2284672.35309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329535484314">
                <text:p>4.2329535484314</text:p>
              </table:table-cell>
              <table:table-cell office:value-type="float" office:value="2278846.0629488">
                <text:p>2278846.06294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23650288581848">
                <text:p>4.23650288581848</text:p>
              </table:table-cell>
              <table:table-cell office:value-type="float" office:value="2280989.13038221">
                <text:p>2280989.130382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24003005027771">
                <text:p>4.24003005027771</text:p>
              </table:table-cell>
              <table:table-cell office:value-type="float" office:value="2295328.18602136">
                <text:p>2295328.18602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24364352226257">
                <text:p>4.24364352226257</text:p>
              </table:table-cell>
              <table:table-cell office:value-type="float" office:value="2240504.43283188">
                <text:p>2240504.432831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24718999862671">
                <text:p>4.24718999862671</text:p>
              </table:table-cell>
              <table:table-cell office:value-type="float" office:value="2282829.25606723">
                <text:p>2282829.256067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25074577331543">
                <text:p>4.25074577331543</text:p>
              </table:table-cell>
              <table:table-cell office:value-type="float" office:value="2276859.67439989">
                <text:p>2276859.674399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25427770614624">
                <text:p>4.25427770614624</text:p>
              </table:table-cell>
              <table:table-cell office:value-type="float" office:value="2292229.32253274">
                <text:p>2292229.322532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25782155990601">
                <text:p>4.25782155990601</text:p>
              </table:table-cell>
              <table:table-cell office:value-type="float" office:value="2284518.64800861">
                <text:p>2284518.648008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2613697052002">
                <text:p>4.2613697052002</text:p>
              </table:table-cell>
              <table:table-cell office:value-type="float" office:value="2281755.48877839">
                <text:p>2281755.48877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26493096351624">
                <text:p>4.26493096351624</text:p>
              </table:table-cell>
              <table:table-cell office:value-type="float" office:value="2273353.76474526">
                <text:p>2273353.764745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6845645904541">
                <text:p>4.26845645904541</text:p>
              </table:table-cell>
              <table:table-cell office:value-type="float" office:value="2296414.76864814">
                <text:p>2296414.768648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27200269699097">
                <text:p>4.27200269699097</text:p>
              </table:table-cell>
              <table:table-cell office:value-type="float" office:value="2282982.73389808">
                <text:p>2282982.733898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27554845809937">
                <text:p>4.27554845809937</text:p>
              </table:table-cell>
              <table:table-cell office:value-type="float" office:value="2283289.75147929">
                <text:p>2283289.751479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2790949344635">
                <text:p>4.2790949344635</text:p>
              </table:table-cell>
              <table:table-cell office:value-type="float" office:value="2282829.25606723">
                <text:p>2282829.25606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8264212608337">
                <text:p>4.28264212608337</text:p>
              </table:table-cell>
              <table:table-cell office:value-type="float" office:value="2282368.94636376">
                <text:p>2282368.946363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8619718551636">
                <text:p>4.28619718551636</text:p>
              </table:table-cell>
              <table:table-cell office:value-type="float" office:value="2277317.76433505">
                <text:p>2277317.764335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28977084159851">
                <text:p>4.28977084159851</text:p>
              </table:table-cell>
              <table:table-cell office:value-type="float" office:value="2265467.0214157">
                <text:p>2265467.02141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29331970214844">
                <text:p>4.29331970214844</text:p>
              </table:table-cell>
              <table:table-cell office:value-type="float" office:value="2281295.61195835">
                <text:p>2281295.611958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29684019088745">
                <text:p>4.29684019088745</text:p>
              </table:table-cell>
              <table:table-cell office:value-type="float" office:value="2299680.69781931">
                <text:p>2299680.697819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0038809776306">
                <text:p>4.30038809776306</text:p>
              </table:table-cell>
              <table:table-cell office:value-type="float" office:value="2281908.82225657">
                <text:p>2281908.822256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30395174026489">
                <text:p>4.30395174026489</text:p>
              </table:table-cell>
              <table:table-cell office:value-type="float" office:value="2271832.82156955">
                <text:p>2271832.821569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30750179290772">
                <text:p>4.30750179290772</text:p>
              </table:table-cell>
              <table:table-cell office:value-type="float" office:value="2280529.56239087">
                <text:p>2280529.562390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1104779243469">
                <text:p>4.31104779243469</text:p>
              </table:table-cell>
              <table:table-cell office:value-type="float" office:value="2283136.23236738">
                <text:p>2283136.232367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1459522247314">
                <text:p>4.31459522247314</text:p>
              </table:table-cell>
              <table:table-cell office:value-type="float" office:value="2282215.5510451">
                <text:p>2282215.55104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1814122200012">
                <text:p>4.31814122200012</text:p>
              </table:table-cell>
              <table:table-cell office:value-type="float" office:value="2283136.23236738">
                <text:p>2283136.232367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32168912887573">
                <text:p>4.32168912887573</text:p>
              </table:table-cell>
              <table:table-cell office:value-type="float" office:value="2281908.82225657">
                <text:p>2281908.822256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3252477645874">
                <text:p>4.3252477645874</text:p>
              </table:table-cell>
              <table:table-cell office:value-type="float" office:value="2275029.15610344">
                <text:p>2275029.156103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32876896858215">
                <text:p>4.32876896858215</text:p>
              </table:table-cell>
              <table:table-cell office:value-type="float" office:value="2299213.56787866">
                <text:p>2299213.567878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33231544494629">
                <text:p>4.33231544494629</text:p>
              </table:table-cell>
              <table:table-cell office:value-type="float" office:value="2282829.25606723">
                <text:p>2282829.256067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3586239814758">
                <text:p>4.33586239814758</text:p>
              </table:table-cell>
              <table:table-cell office:value-type="float" office:value="2282522.36230423">
                <text:p>2282522.362304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3938407897949">
                <text:p>4.33938407897949</text:p>
              </table:table-cell>
              <table:table-cell office:value-type="float" office:value="2298902.25333424">
                <text:p>2298902.253334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34296417236328">
                <text:p>4.34296417236328</text:p>
              </table:table-cell>
              <table:table-cell office:value-type="float" office:value="2261393.5258391">
                <text:p>2261393.5258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34651613235474">
                <text:p>4.34651613235474</text:p>
              </table:table-cell>
              <table:table-cell office:value-type="float" office:value="2279304.95261109">
                <text:p>2279304.952611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5006284713745">
                <text:p>4.35006284713745</text:p>
              </table:table-cell>
              <table:table-cell office:value-type="float" office:value="2282675.79887066">
                <text:p>2282675.798870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359954833984">
                <text:p>4.35359954833984</text:p>
              </table:table-cell>
              <table:table-cell office:value-type="float" office:value="2289138.81515437">
                <text:p>2289138.815154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5714459419251">
                <text:p>4.35714459419251</text:p>
              </table:table-cell>
              <table:table-cell office:value-type="float" office:value="2283750.43271235">
                <text:p>2283750.432712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6069321632385">
                <text:p>4.36069321632385</text:p>
              </table:table-cell>
              <table:table-cell office:value-type="float" office:value="2281448.88363343">
                <text:p>2281448.883633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6424112319946">
                <text:p>4.36424112319946</text:p>
              </table:table-cell>
              <table:table-cell office:value-type="float" office:value="2281908.82225657">
                <text:p>2281908.822256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36781525611877">
                <text:p>4.36781525611877</text:p>
              </table:table-cell>
              <table:table-cell office:value-type="float" office:value="2265164.77780001">
                <text:p>2265164.7778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37140011787415">
                <text:p>4.37140011787415</text:p>
              </table:table-cell>
              <table:table-cell office:value-type="float" office:value="2258385.55360468">
                <text:p>2258385.55360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7492203712463">
                <text:p>4.37492203712463</text:p>
              </table:table-cell>
              <table:table-cell office:value-type="float" office:value="2298746.62767398">
                <text:p>2298746.6276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7846612930298">
                <text:p>4.37846612930298</text:p>
              </table:table-cell>
              <table:table-cell office:value-type="float" office:value="2284364.96360579">
                <text:p>2284364.963605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38203430175781">
                <text:p>4.38203430175781</text:p>
              </table:table-cell>
              <table:table-cell office:value-type="float" office:value="2268948.62915943">
                <text:p>2268948.629159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38558173179626">
                <text:p>4.38558173179626</text:p>
              </table:table-cell>
              <table:table-cell office:value-type="float" office:value="2282215.5510451">
                <text:p>2282215.55104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38912630081177">
                <text:p>4.38912630081177</text:p>
              </table:table-cell>
              <table:table-cell office:value-type="float" office:value="2284057.65682384">
                <text:p>2284057.656823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39267492294312">
                <text:p>4.39267492294312</text:p>
              </table:table-cell>
              <table:table-cell office:value-type="float" office:value="2281448.88363343">
                <text:p>2281448.883633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39622092247009">
                <text:p>4.39622092247009</text:p>
              </table:table-cell>
              <table:table-cell office:value-type="float" office:value="2283136.23236738">
                <text:p>2283136.232367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39973306655884">
                <text:p>4.39973306655884</text:p>
              </table:table-cell>
              <table:table-cell office:value-type="float" office:value="2305144.60552576">
                <text:p>2305144.605525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40328025817871">
                <text:p>4.40328025817871</text:p>
              </table:table-cell>
              <table:table-cell office:value-type="float" office:value="2282368.94636376">
                <text:p>2282368.946363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40682935714722">
                <text:p>4.40682935714722</text:p>
              </table:table-cell>
              <table:table-cell office:value-type="float" office:value="2281142.36087599">
                <text:p>2281142.360875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41035199165344">
                <text:p>4.41035199165344</text:p>
              </table:table-cell>
              <table:table-cell office:value-type="float" office:value="2298279.87708968">
                <text:p>2298279.877089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41390037536621">
                <text:p>4.41390037536621</text:p>
              </table:table-cell>
              <table:table-cell office:value-type="float" office:value="2281602.1759054">
                <text:p>2281602.17590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41744518280029">
                <text:p>4.41744518280029</text:p>
              </table:table-cell>
              <table:table-cell office:value-type="float" office:value="2283904.03443637">
                <text:p>2283904.034436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42099237442017">
                <text:p>4.42099237442017</text:p>
              </table:table-cell>
              <table:table-cell office:value-type="float" office:value="2282368.94636376">
                <text:p>2282368.946363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42453718185425">
                <text:p>4.42453718185425</text:p>
              </table:table-cell>
              <table:table-cell office:value-type="float" office:value="2283904.03443637">
                <text:p>2283904.034436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42808389663696">
                <text:p>4.42808389663696</text:p>
              </table:table-cell>
              <table:table-cell office:value-type="float" office:value="2282675.79887066">
                <text:p>2282675.798870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43162989616394">
                <text:p>4.43162989616394</text:p>
              </table:table-cell>
              <table:table-cell office:value-type="float" office:value="2283136.23236738">
                <text:p>2283136.232367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3517780303955">
                <text:p>4.43517780303955</text:p>
              </table:table-cell>
              <table:table-cell office:value-type="float" office:value="2281908.82225657">
                <text:p>2281908.822256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3872714042664">
                <text:p>4.43872714042664</text:p>
              </table:table-cell>
              <table:table-cell office:value-type="float" office:value="2280989.13038221">
                <text:p>2280989.130382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4227242469788">
                <text:p>4.44227242469788</text:p>
              </table:table-cell>
              <table:table-cell office:value-type="float" office:value="2283596.85164761">
                <text:p>2283596.851647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4458212852478">
                <text:p>4.4458212852478</text:p>
              </table:table-cell>
              <table:table-cell office:value-type="float" office:value="2281295.61195835">
                <text:p>2281295.611958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44935083389282">
                <text:p>4.44935083389282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45287561416626">
                <text:p>4.45287561416626</text:p>
              </table:table-cell>
              <table:table-cell office:value-type="float" office:value="2296880.76190476">
                <text:p>2296880.761904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45639681816101">
                <text:p>4.45639681816101</text:p>
              </table:table-cell>
              <table:table-cell office:value-type="float" office:value="2299213.56787866">
                <text:p>2299213.567878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45993971824646">
                <text:p>4.45993971824646</text:p>
              </table:table-cell>
              <table:table-cell office:value-type="float" office:value="2285133.59246299">
                <text:p>2285133.592462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46347117424011">
                <text:p>4.46347117424011</text:p>
              </table:table-cell>
              <table:table-cell office:value-type="float" office:value="2292538.83229814">
                <text:p>2292538.832298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46700763702393">
                <text:p>4.46700763702393</text:p>
              </table:table-cell>
              <table:table-cell office:value-type="float" office:value="2289293.14258747">
                <text:p>2289293.142587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47057151794434">
                <text:p>4.47057151794434</text:p>
              </table:table-cell>
              <table:table-cell office:value-type="float" office:value="2271680.83917581">
                <text:p>2271680.839175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47410225868225">
                <text:p>4.47410225868225</text:p>
              </table:table-cell>
              <table:table-cell office:value-type="float" office:value="2293003.25369708">
                <text:p>2293003.253697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47763562202454">
                <text:p>4.47763562202454</text:p>
              </table:table-cell>
              <table:table-cell office:value-type="float" office:value="2291301.29446694">
                <text:p>2291301.294466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48114585876465">
                <text:p>4.48114585876465</text:p>
              </table:table-cell>
              <table:table-cell office:value-type="float" office:value="2306397.14623378">
                <text:p>2306397.146233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48467874526978">
                <text:p>4.48467874526978</text:p>
              </table:table-cell>
              <table:table-cell office:value-type="float" office:value="2291610.55365096">
                <text:p>2291610.553650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48821330070496">
                <text:p>4.48821330070496</text:p>
              </table:table-cell>
              <table:table-cell office:value-type="float" office:value="2290528.5115683">
                <text:p>2290528.51156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49172210693359">
                <text:p>4.49172210693359</text:p>
              </table:table-cell>
              <table:table-cell office:value-type="float" office:value="2307337.44540328">
                <text:p>2307337.445403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49526453018189">
                <text:p>4.49526453018189</text:p>
              </table:table-cell>
              <table:table-cell office:value-type="float" office:value="2285441.18885449">
                <text:p>2285441.188854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49880719184876">
                <text:p>4.49880719184876</text:p>
              </table:table-cell>
              <table:table-cell office:value-type="float" office:value="2285287.38030823">
                <text:p>2285287.380308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50234055519104">
                <text:p>4.50234055519104</text:p>
              </table:table-cell>
              <table:table-cell office:value-type="float" office:value="2291301.29446694">
                <text:p>2291301.294466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50587797164917">
                <text:p>4.50587797164917</text:p>
              </table:table-cell>
              <table:table-cell office:value-type="float" office:value="2288675.95767338">
                <text:p>2288675.957673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50941443443298">
                <text:p>4.50941443443298</text:p>
              </table:table-cell>
              <table:table-cell office:value-type="float" office:value="2289293.14258747">
                <text:p>2289293.142587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51294851303101">
                <text:p>4.51294851303101</text:p>
              </table:table-cell>
              <table:table-cell office:value-type="float" office:value="2290837.5621669">
                <text:p>2290837.56216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51648283004761">
                <text:p>4.51648283004761</text:p>
              </table:table-cell>
              <table:table-cell office:value-type="float" office:value="2290683.0264436">
                <text:p>2290683.02644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52008891105652">
                <text:p>4.52008891105652</text:p>
              </table:table-cell>
              <table:table-cell office:value-type="float" office:value="2245096.54109091">
                <text:p>2245096.541090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2361464500427">
                <text:p>4.52361464500427</text:p>
              </table:table-cell>
              <table:table-cell office:value-type="float" office:value="2296259.47957804">
                <text:p>2296259.479578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2713990211487">
                <text:p>4.52713990211487</text:p>
              </table:table-cell>
              <table:table-cell office:value-type="float" office:value="2296570.07872312">
                <text:p>2296570.078723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53066325187683">
                <text:p>4.53066325187683</text:p>
              </table:table-cell>
              <table:table-cell office:value-type="float" office:value="2297813.31601029">
                <text:p>2297813.316010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53419041633606">
                <text:p>4.53419041633606</text:p>
              </table:table-cell>
              <table:table-cell office:value-type="float" office:value="2295328.18602136">
                <text:p>2295328.186021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53771829605103">
                <text:p>4.53771829605103</text:p>
              </table:table-cell>
              <table:table-cell office:value-type="float" office:value="2294862.82246401">
                <text:p>2294862.822464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54123544692993">
                <text:p>4.54123544692993</text:p>
              </table:table-cell>
              <table:table-cell office:value-type="float" office:value="2301863.14967462">
                <text:p>2301863.149674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54476284980774">
                <text:p>4.54476284980774</text:p>
              </table:table-cell>
              <table:table-cell office:value-type="float" office:value="2295173.04386617">
                <text:p>2295173.043866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54828763008118">
                <text:p>4.54828763008118</text:p>
              </table:table-cell>
              <table:table-cell office:value-type="float" office:value="2296880.76190476">
                <text:p>2296880.761904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55177712440491">
                <text:p>4.55177712440491</text:p>
              </table:table-cell>
              <table:table-cell office:value-type="float" office:value="2320106.94069418">
                <text:p>2320106.940694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55531096458435">
                <text:p>4.55531096458435</text:p>
              </table:table-cell>
              <table:table-cell office:value-type="float" office:value="2290992.11874241">
                <text:p>2290992.118742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55883693695068">
                <text:p>4.55883693695068</text:p>
              </table:table-cell>
              <table:table-cell office:value-type="float" office:value="2296104.21150855">
                <text:p>2296104.211508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56237101554871">
                <text:p>4.56237101554871</text:p>
              </table:table-cell>
              <table:table-cell office:value-type="float" office:value="2290837.5621669">
                <text:p>2290837.56216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5659065246582">
                <text:p>4.5659065246582</text:p>
              </table:table-cell>
              <table:table-cell office:value-type="float" office:value="2289910.66046261">
                <text:p>2289910.660462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56943726539612">
                <text:p>4.56943726539612</text:p>
              </table:table-cell>
              <table:table-cell office:value-type="float" office:value="2293003.25369708">
                <text:p>2293003.253697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57296752929688">
                <text:p>4.57296752929688</text:p>
              </table:table-cell>
              <table:table-cell office:value-type="float" office:value="2293312.972513">
                <text:p>2293312.9725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57647776603699">
                <text:p>4.57647776603699</text:p>
              </table:table-cell>
              <table:table-cell office:value-type="float" office:value="2306397.14623378">
                <text:p>2306397.146233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58002257347107">
                <text:p>4.58002257347107</text:p>
              </table:table-cell>
              <table:table-cell office:value-type="float" office:value="2283904.03443637">
                <text:p>2283904.034436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58355569839478">
                <text:p>4.58355569839478</text:p>
              </table:table-cell>
              <table:table-cell office:value-type="float" office:value="2291455.9136244">
                <text:p>2291455.91362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58709311485291">
                <text:p>4.58709311485291</text:p>
              </table:table-cell>
              <table:table-cell office:value-type="float" office:value="2288675.95767338">
                <text:p>2288675.957673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59063506126404">
                <text:p>4.59063506126404</text:p>
              </table:table-cell>
              <table:table-cell office:value-type="float" office:value="2285748.86806677">
                <text:p>2285748.868066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59416651725769">
                <text:p>4.59416651725769</text:p>
              </table:table-cell>
              <table:table-cell office:value-type="float" office:value="2292538.83229814">
                <text:p>2292538.832298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59769225120544">
                <text:p>4.59769225120544</text:p>
              </table:table-cell>
              <table:table-cell office:value-type="float" office:value="2296259.47957804">
                <text:p>2296259.479578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3189163208008">
                <text:p>14.3189163208008</text:p>
              </table:table-cell>
              <table:table-cell office:value-type="float" office:value="832.816931493382">
                <text:p>832.8169314933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3393297195435">
                <text:p>14.3393297195435</text:p>
              </table:table-cell>
              <table:table-cell office:value-type="float" office:value="396602.256295258">
                <text:p>396602.2562952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3494987487793">
                <text:p>14.3494987487793</text:p>
              </table:table-cell>
              <table:table-cell office:value-type="float" office:value="796142.858107474">
                <text:p>796142.8581074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3700940608978">
                <text:p>14.3700940608978</text:p>
              </table:table-cell>
              <table:table-cell office:value-type="float" office:value="393099.165159812">
                <text:p>393099.1651598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3735954761505">
                <text:p>14.3735954761505</text:p>
              </table:table-cell>
              <table:table-cell office:value-type="float" office:value="2312207.89758954">
                <text:p>2312207.897589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.3803369998932">
                <text:p>14.3803369998932</text:p>
              </table:table-cell>
              <table:table-cell office:value-type="float" office:value="1200915.44716367">
                <text:p>1200915.447163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.4008359909058">
                <text:p>14.4008359909058</text:p>
              </table:table-cell>
              <table:table-cell office:value-type="float" office:value="394946.268088719">
                <text:p>394946.2680887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.4043700695038">
                <text:p>14.4043700695038</text:p>
              </table:table-cell>
              <table:table-cell office:value-type="float" office:value="2290837.5621669">
                <text:p>2290837.56216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.4110968112946">
                <text:p>14.4110968112946</text:p>
              </table:table-cell>
              <table:table-cell office:value-type="float" office:value="1203554.44757922">
                <text:p>1203554.447579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.4213945865631">
                <text:p>14.4213945865631</text:p>
              </table:table-cell>
              <table:table-cell office:value-type="float" office:value="786189.229116503">
                <text:p>786189.2291165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.4419078826904">
                <text:p>14.4419078826904</text:p>
              </table:table-cell>
              <table:table-cell office:value-type="float" office:value="394670.849080068">
                <text:p>394670.8490800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.4454348087311">
                <text:p>14.4454348087311</text:p>
              </table:table-cell>
              <table:table-cell office:value-type="float" office:value="2295483.34915163">
                <text:p>2295483.349151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.4624500274658">
                <text:p>14.4624500274658</text:p>
              </table:table-cell>
              <table:table-cell office:value-type="float" office:value="475809.340227276">
                <text:p>475809.3402272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.5449838638306">
                <text:p>14.5449838638306</text:p>
              </table:table-cell>
              <table:table-cell office:value-type="float" office:value="98093.1016488913">
                <text:p>98093.10164889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5485134124756">
                <text:p>14.5485134124756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.5520408153534">
                <text:p>14.5520408153534</text:p>
              </table:table-cell>
              <table:table-cell office:value-type="float" office:value="2295173.04386617">
                <text:p>2295173.043866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.5853171348572">
                <text:p>14.5853171348572</text:p>
              </table:table-cell>
              <table:table-cell office:value-type="float" office:value="243296.13733512">
                <text:p>243296.137335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.5888919830322">
                <text:p>14.5888919830322</text:p>
              </table:table-cell>
              <table:table-cell office:value-type="float" office:value="2264711.56355876">
                <text:p>2264711.563558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.5924553871155">
                <text:p>14.5924553871155</text:p>
              </table:table-cell>
              <table:table-cell office:value-type="float" office:value="2271984.82430082">
                <text:p>2271984.824300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.6121735572815">
                <text:p>14.6121735572815</text:p>
              </table:table-cell>
              <table:table-cell office:value-type="float" office:value="410585.765912169">
                <text:p>410585.7659121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.6157002449036">
                <text:p>14.6157002449036</text:p>
              </table:table-cell>
              <table:table-cell office:value-type="float" office:value="2295638.53326122">
                <text:p>2295638.533261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.619215965271">
                <text:p>14.619215965271</text:p>
              </table:table-cell>
              <table:table-cell office:value-type="float" office:value="2302799.75478096">
                <text:p>2302799.754780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.8679094314575">
                <text:p>14.8679094314575</text:p>
              </table:table-cell>
              <table:table-cell office:value-type="float" office:value="32554.1322984653">
                <text:p>32554.13229846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.8714430332184">
                <text:p>14.8714430332184</text:p>
              </table:table-cell>
              <table:table-cell office:value-type="float" office:value="2291146.69617435">
                <text:p>2291146.696174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.8749580383301">
                <text:p>14.8749580383301</text:p>
              </table:table-cell>
              <table:table-cell office:value-type="float" office:value="2303268.34321373">
                <text:p>2303268.343213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.8813276290894">
                <text:p>14.8813276290894</text:p>
              </table:table-cell>
              <table:table-cell office:value-type="float" office:value="1271039.27174727">
                <text:p>1271039.271747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8947958946228">
                <text:p>14.8947958946228</text:p>
              </table:table-cell>
              <table:table-cell office:value-type="float" office:value="601116.749583997">
                <text:p>601116.7495839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9082202911377">
                <text:p>14.9082202911377</text:p>
              </table:table-cell>
              <table:table-cell office:value-type="float" office:value="603081.113629098">
                <text:p>603081.1136290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9117908477783">
                <text:p>14.9117908477783</text:p>
              </table:table-cell>
              <table:table-cell office:value-type="float" office:value="2267433.57264957">
                <text:p>2267433.57264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9216659069061">
                <text:p>14.9216659069061</text:p>
              </table:table-cell>
              <table:table-cell office:value-type="float" office:value="819843.192351336">
                <text:p>819843.1923513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.9351286888123">
                <text:p>14.9351286888123</text:p>
              </table:table-cell>
              <table:table-cell office:value-type="float" office:value="601361.594984681">
                <text:p>601361.5949846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.9386641979218">
                <text:p>14.9386641979218</text:p>
              </table:table-cell>
              <table:table-cell office:value-type="float" office:value="2289910.66046261">
                <text:p>2289910.660462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.9486155509949">
                <text:p>14.9486155509949</text:p>
              </table:table-cell>
              <table:table-cell office:value-type="float" office:value="813557.708234505">
                <text:p>813557.7082345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.9620656967163">
                <text:p>14.9620656967163</text:p>
              </table:table-cell>
              <table:table-cell office:value-type="float" office:value="601926.564044386">
                <text:p>601926.5640443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9753849506378">
                <text:p>14.9753849506378</text:p>
              </table:table-cell>
              <table:table-cell office:value-type="float" office:value="607841.854184194">
                <text:p>607841.8541841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.9789524078369">
                <text:p>14.9789524078369</text:p>
              </table:table-cell>
              <table:table-cell office:value-type="float" office:value="2269403.54100114">
                <text:p>2269403.541001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.9889132976532">
                <text:p>14.9889132976532</text:p>
              </table:table-cell>
              <table:table-cell office:value-type="float" office:value="812778.792790637">
                <text:p>812778.7927906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.0023419857025">
                <text:p>15.0023419857025</text:p>
              </table:table-cell>
              <table:table-cell office:value-type="float" office:value="602888.381222924">
                <text:p>602888.3812229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.0058870315552">
                <text:p>15.0058870315552</text:p>
              </table:table-cell>
              <table:table-cell office:value-type="float" office:value="2283750.43271235">
                <text:p>2283750.432712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.0157110691071">
                <text:p>15.0157110691071</text:p>
              </table:table-cell>
              <table:table-cell office:value-type="float" office:value="824101.084431501">
                <text:p>824101.0844315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.0291647911072">
                <text:p>15.0291647911072</text:p>
              </table:table-cell>
              <table:table-cell office:value-type="float" office:value="601766.559464105">
                <text:p>601766.5594641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.0326759815216">
                <text:p>15.0326759815216</text:p>
              </table:table-cell>
              <table:table-cell office:value-type="float" office:value="2305770.7057785">
                <text:p>2305770.70577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.2304835319519">
                <text:p>15.2304835319519</text:p>
              </table:table-cell>
              <table:table-cell office:value-type="float" office:value="40928.6702271399">
                <text:p>40928.67022713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.2339100837708">
                <text:p>15.2339100837708</text:p>
              </table:table-cell>
              <table:table-cell office:value-type="float" office:value="2362725.10325633">
                <text:p>2362725.103256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.2373313903809">
                <text:p>15.2373313903809</text:p>
              </table:table-cell>
              <table:table-cell office:value-type="float" office:value="2366347.39958188">
                <text:p>2366347.399581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.2407541275024">
                <text:p>15.2407541275024</text:p>
              </table:table-cell>
              <table:table-cell office:value-type="float" office:value="2365358.39955419">
                <text:p>2365358.399554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.2441728115082">
                <text:p>15.2441728115082</text:p>
              </table:table-cell>
              <table:table-cell office:value-type="float" office:value="2368162.71594951">
                <text:p>2368162.715949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.0363390445709">
                <text:p>16.0363390445709</text:p>
              </table:table-cell>
              <table:table-cell office:value-type="float" office:value="10220.0771278757">
                <text:p>10220.07712787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.03977227211">
                <text:p>16.03977227211</text:p>
              </table:table-cell>
              <table:table-cell office:value-type="float" office:value="2358130.91555556">
                <text:p>2358130.915555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.0431747436523">
                <text:p>16.0431747436523</text:p>
              </table:table-cell>
              <table:table-cell office:value-type="float" office:value="2379446.79307687">
                <text:p>2379446.793076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.0640878677368">
                <text:p>16.0640878677368</text:p>
              </table:table-cell>
              <table:table-cell office:value-type="float" office:value="387125.327009896">
                <text:p>387125.3270098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.067227602005">
                <text:p>16.067227602005</text:p>
              </table:table-cell>
              <table:table-cell office:value-type="float" office:value="2578562.16751462">
                <text:p>2578562.167514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.0703008174896">
                <text:p>16.0703008174896</text:p>
              </table:table-cell>
              <table:table-cell office:value-type="float" office:value="2634374.33545384">
                <text:p>2634374.335453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.0917987823486">
                <text:p>16.0917987823486</text:p>
              </table:table-cell>
              <table:table-cell office:value-type="float" office:value="376593.787044328">
                <text:p>376593.7870443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.0948884487152">
                <text:p>16.0948884487152</text:p>
              </table:table-cell>
              <table:table-cell office:value-type="float" office:value="2620347.64904699">
                <text:p>2620347.649046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.0979614257813">
                <text:p>16.0979614257813</text:p>
              </table:table-cell>
              <table:table-cell office:value-type="float" office:value="2634578.7248041">
                <text:p>2634578.72480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.1197302341461">
                <text:p>16.1197302341461</text:p>
              </table:table-cell>
              <table:table-cell office:value-type="float" office:value="371908.27647993">
                <text:p>371908.276479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.1228339672089">
                <text:p>16.1228339672089</text:p>
              </table:table-cell>
              <table:table-cell office:value-type="float" office:value="2608471.74558304">
                <text:p>2608471.745583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.1259701251984">
                <text:p>16.1259701251984</text:p>
              </table:table-cell>
              <table:table-cell office:value-type="float" office:value="2581502.59875323">
                <text:p>2581502.598753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.1475014686584">
                <text:p>16.1475014686584</text:p>
              </table:table-cell>
              <table:table-cell office:value-type="float" office:value="376009.978894684">
                <text:p>376009.9788946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.1505959033966">
                <text:p>16.1505959033966</text:p>
              </table:table-cell>
              <table:table-cell office:value-type="float" office:value="2616309.82232838">
                <text:p>2616309.822328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.1536898612976">
                <text:p>16.1536898612976</text:p>
              </table:table-cell>
              <table:table-cell office:value-type="float" office:value="2616713.04492564">
                <text:p>2616713.044925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.1567780971527">
                <text:p>16.1567780971527</text:p>
              </table:table-cell>
              <table:table-cell office:value-type="float" office:value="2621561.42854937">
                <text:p>2621561.428549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.159866809845">
                <text:p>16.159866809845</text:p>
              </table:table-cell>
              <table:table-cell office:value-type="float" office:value="2621156.71045928">
                <text:p>2621156.710459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.1629319190979">
                <text:p>16.1629319190979</text:p>
              </table:table-cell>
              <table:table-cell office:value-type="float" office:value="2641341.41132545">
                <text:p>2641341.411325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.1660087108612">
                <text:p>16.1660087108612</text:p>
              </table:table-cell>
              <table:table-cell office:value-type="float" office:value="2631312.29631926">
                <text:p>2631312.296319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.1690983772278">
                <text:p>16.1690983772278</text:p>
              </table:table-cell>
              <table:table-cell office:value-type="float" office:value="2620347.64904699">
                <text:p>2620347.649046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.1808083057404">
                <text:p>16.1808083057404</text:p>
              </table:table-cell>
              <table:table-cell office:value-type="float" office:value="691379.11399776">
                <text:p>691379.113997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.1838955879211">
                <text:p>16.1838955879211</text:p>
              </table:table-cell>
              <table:table-cell office:value-type="float" office:value="2622371.23978686">
                <text:p>2622371.239786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.1869757175446">
                <text:p>16.1869757175446</text:p>
              </table:table-cell>
              <table:table-cell office:value-type="float" office:value="2628460.8084217">
                <text:p>2628460.80842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.206529378891">
                <text:p>16.206529378891</text:p>
              </table:table-cell>
              <table:table-cell office:value-type="float" office:value="414040.105152779">
                <text:p>414040.1051527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.2096183300018">
                <text:p>16.2096183300018</text:p>
              </table:table-cell>
              <table:table-cell office:value-type="float" office:value="2620954.39827107">
                <text:p>2620954.398271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.2126908302307">
                <text:p>16.2126908302307</text:p>
              </table:table-cell>
              <table:table-cell office:value-type="float" office:value="2634987.59866532">
                <text:p>2634987.598665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.2323067188263">
                <text:p>16.2323067188263</text:p>
              </table:table-cell>
              <table:table-cell office:value-type="float" office:value="412726.650671528">
                <text:p>412726.6506715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.235399723053">
                <text:p>16.235399723053</text:p>
              </table:table-cell>
              <table:table-cell office:value-type="float" office:value="2617519.86310029">
                <text:p>2617519.863100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.2384948730469">
                <text:p>16.2384948730469</text:p>
              </table:table-cell>
              <table:table-cell office:value-type="float" office:value="2615705.22138345">
                <text:p>2615705.221383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.2580277919769">
                <text:p>16.2580277919769</text:p>
              </table:table-cell>
              <table:table-cell office:value-type="float" office:value="414479.783026353">
                <text:p>414479.7830263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.2611086368561">
                <text:p>16.2611086368561</text:p>
              </table:table-cell>
              <table:table-cell office:value-type="float" office:value="2627850.57916731">
                <text:p>2627850.579167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2642023563385">
                <text:p>16.2642023563385</text:p>
              </table:table-cell>
              <table:table-cell office:value-type="float" office:value="2616914.702836">
                <text:p>2616914.7028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2837879657745">
                <text:p>16.2837879657745</text:p>
              </table:table-cell>
              <table:table-cell office:value-type="float" office:value="413364.722013926">
                <text:p>413364.7220139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2868733406067">
                <text:p>16.2868733406067</text:p>
              </table:table-cell>
              <table:table-cell office:value-type="float" office:value="2623992.36411406">
                <text:p>2623992.364114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2899556159973">
                <text:p>16.2899556159973</text:p>
              </table:table-cell>
              <table:table-cell office:value-type="float" office:value="2626630.97029703">
                <text:p>2626630.970297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3094968795776">
                <text:p>16.3094968795776</text:p>
              </table:table-cell>
              <table:table-cell office:value-type="float" office:value="414302.788902174">
                <text:p>414302.7889021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3125944137573">
                <text:p>16.3125944137573</text:p>
              </table:table-cell>
              <table:table-cell office:value-type="float" office:value="2613691.90147783">
                <text:p>2613691.901477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.3352386951447">
                <text:p>16.3352386951447</text:p>
              </table:table-cell>
              <table:table-cell office:value-type="float" office:value="357529.56172547">
                <text:p>357529.561725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3383250236511">
                <text:p>16.3383250236511</text:p>
              </table:table-cell>
              <table:table-cell office:value-type="float" office:value="2623181.55148706">
                <text:p>2623181.551487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3414187431335">
                <text:p>16.3414187431335</text:p>
              </table:table-cell>
              <table:table-cell office:value-type="float" office:value="2616914.702836">
                <text:p>2616914.7028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.3562304973602">
                <text:p>16.3562304973602</text:p>
              </table:table-cell>
              <table:table-cell office:value-type="float" office:value="546592.920466801">
                <text:p>546592.9204668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.3593175411224">
                <text:p>16.3593175411224</text:p>
              </table:table-cell>
              <table:table-cell office:value-type="float" office:value="2622573.77077541">
                <text:p>2622573.770775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.3624067306519">
                <text:p>16.3624067306519</text:p>
              </table:table-cell>
              <table:table-cell office:value-type="float" office:value="2620752.11731111">
                <text:p>2620752.117311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.3690626621246">
                <text:p>16.3690626621246</text:p>
              </table:table-cell>
              <table:table-cell office:value-type="float" office:value="1216358.6769352">
                <text:p>1216358.67693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.3818802833557">
                <text:p>16.3818802833557</text:p>
              </table:table-cell>
              <table:table-cell office:value-type="float" office:value="631630.460445304">
                <text:p>631630.4604453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.394784450531">
                <text:p>16.394784450531</text:p>
              </table:table-cell>
              <table:table-cell office:value-type="float" office:value="627394.227773261">
                <text:p>627394.2277732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3978950977325">
                <text:p>16.3978950977325</text:p>
              </table:table-cell>
              <table:table-cell office:value-type="float" office:value="2602673.80884495">
                <text:p>2602673.808844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.4205148220062">
                <text:p>16.4205148220062</text:p>
              </table:table-cell>
              <table:table-cell office:value-type="float" office:value="357917.713852056">
                <text:p>357917.7138520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4333815574646">
                <text:p>16.4333815574646</text:p>
              </table:table-cell>
              <table:table-cell office:value-type="float" office:value="629219.433802138">
                <text:p>629219.4338021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4364774227142">
                <text:p>16.4364774227142</text:p>
              </table:table-cell>
              <table:table-cell office:value-type="float" office:value="2615100.89980747">
                <text:p>2615100.899807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4462592601776">
                <text:p>16.4462592601776</text:p>
              </table:table-cell>
              <table:table-cell office:value-type="float" office:value="827656.361119236">
                <text:p>827656.3611192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4720070362091">
                <text:p>16.4720070362091</text:p>
              </table:table-cell>
              <table:table-cell office:value-type="float" office:value="314434.924014297">
                <text:p>314434.9240142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4750821590424">
                <text:p>16.4750821590424</text:p>
              </table:table-cell>
              <table:table-cell office:value-type="float" office:value="2632740.36160645">
                <text:p>2632740.361606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4781775474548">
                <text:p>16.4781775474548</text:p>
              </table:table-cell>
              <table:table-cell office:value-type="float" office:value="2615503.7498267">
                <text:p>2615503.74982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4978132247925">
                <text:p>16.4978132247925</text:p>
              </table:table-cell>
              <table:table-cell office:value-type="float" office:value="412310.706719444">
                <text:p>412310.7067194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500905752182">
                <text:p>16.500905752182</text:p>
              </table:table-cell>
              <table:table-cell office:value-type="float" office:value="2617923.45879269">
                <text:p>2617923.458792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5039758682251">
                <text:p>16.5039758682251</text:p>
              </table:table-cell>
              <table:table-cell office:value-type="float" office:value="2637033.87310709">
                <text:p>2637033.873107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5235061645508">
                <text:p>16.5235061645508</text:p>
              </table:table-cell>
              <table:table-cell office:value-type="float" office:value="414535.44098833">
                <text:p>414535.440988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5266048908234">
                <text:p>16.5266048908234</text:p>
              </table:table-cell>
              <table:table-cell office:value-type="float" office:value="2612686.40332384">
                <text:p>2612686.403323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52969789505">
                <text:p>16.52969789505</text:p>
              </table:table-cell>
              <table:table-cell office:value-type="float" office:value="2617519.86310029">
                <text:p>2617519.863100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5364294052124">
                <text:p>16.5364294052124</text:p>
              </table:table-cell>
              <table:table-cell office:value-type="float" office:value="1202701.89076999">
                <text:p>1202701.890769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5492777824402">
                <text:p>16.5492777824402</text:p>
              </table:table-cell>
              <table:table-cell office:value-type="float" office:value="630118.485507515">
                <text:p>630118.4855075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5621252059937">
                <text:p>16.5621252059937</text:p>
              </table:table-cell>
              <table:table-cell office:value-type="float" office:value="630165.259696396">
                <text:p>630165.2596963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5652210712433">
                <text:p>16.5652210712433</text:p>
              </table:table-cell>
              <table:table-cell office:value-type="float" office:value="2615100.89980747">
                <text:p>2615100.899807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8901438713074">
                <text:p>16.8901438713074</text:p>
              </table:table-cell>
              <table:table-cell office:value-type="float" office:value="24916.6878975657">
                <text:p>24916.68789756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8932437896729">
                <text:p>16.8932437896729</text:p>
              </table:table-cell>
              <table:table-cell office:value-type="float" office:value="2611681.678511">
                <text:p>2611681.6785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.8963317871094">
                <text:p>16.8963317871094</text:p>
              </table:table-cell>
              <table:table-cell office:value-type="float" office:value="2621763.83446572">
                <text:p>2621763.834465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.9159247875214">
                <text:p>16.9159247875214</text:p>
              </table:table-cell>
              <table:table-cell office:value-type="float" office:value="413208.790372236">
                <text:p>413208.7903722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.9190258979797">
                <text:p>16.9190258979797</text:p>
              </table:table-cell>
              <table:table-cell office:value-type="float" office:value="2610677.72614746">
                <text:p>2610677.726147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.9221129417419">
                <text:p>16.9221129417419</text:p>
              </table:table-cell>
              <table:table-cell office:value-type="float" office:value="2622573.77077541">
                <text:p>2622573.770775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.9416420459747">
                <text:p>16.9416420459747</text:p>
              </table:table-cell>
              <table:table-cell office:value-type="float" office:value="414560.745003724">
                <text:p>414560.7450037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9447331428528">
                <text:p>16.9447331428528</text:p>
              </table:table-cell>
              <table:table-cell office:value-type="float" office:value="2619134.9929811">
                <text:p>2619134.99298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9563238620758">
                <text:p>16.9563238620758</text:p>
              </table:table-cell>
              <table:table-cell office:value-type="float" office:value="698489.873166718">
                <text:p>698489.8731667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9593939781189">
                <text:p>16.9593939781189</text:p>
              </table:table-cell>
              <table:table-cell office:value-type="float" office:value="2637033.87310709">
                <text:p>2637033.873107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9624869823456">
                <text:p>16.9624869823456</text:p>
              </table:table-cell>
              <table:table-cell office:value-type="float" office:value="2617519.86310029">
                <text:p>2617519.863100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.1433136463165">
                <text:p>17.1433136463165</text:p>
              </table:table-cell>
              <table:table-cell office:value-type="float" office:value="44772.1581663463">
                <text:p>44772.15816634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.1461322307587">
                <text:p>17.1461322307587</text:p>
              </table:table-cell>
              <table:table-cell office:value-type="float" office:value="2872363.82879377">
                <text:p>2872363.828793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.1490263938904">
                <text:p>17.1490263938904</text:p>
              </table:table-cell>
              <table:table-cell office:value-type="float" office:value="2797354.4100832">
                <text:p>2797354.41008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.1762447357178">
                <text:p>17.1762447357178</text:p>
              </table:table-cell>
              <table:table-cell office:value-type="float" office:value="297446.481175873">
                <text:p>297446.4811758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.1790709495544">
                <text:p>17.1790709495544</text:p>
              </table:table-cell>
              <table:table-cell office:value-type="float" office:value="2864609.85186435">
                <text:p>2864609.851864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.1819214820862">
                <text:p>17.1819214820862</text:p>
              </table:table-cell>
              <table:table-cell office:value-type="float" office:value="2840171.05921713">
                <text:p>2840171.059217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.5207078456879">
                <text:p>17.5207078456879</text:p>
              </table:table-cell>
              <table:table-cell office:value-type="float" office:value="23897.0657317204">
                <text:p>23897.06573172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.5235359668732">
                <text:p>17.5235359668732</text:p>
              </table:table-cell>
              <table:table-cell office:value-type="float" office:value="2862677.89445287">
                <text:p>2862677.894452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5263793468475">
                <text:p>17.5263793468475</text:p>
              </table:table-cell>
              <table:table-cell office:value-type="float" office:value="2847315.54452457">
                <text:p>2847315.544524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.8954782485962">
                <text:p>17.8954782485962</text:p>
              </table:table-cell>
              <table:table-cell office:value-type="float" office:value="21934.5003782024">
                <text:p>21934.50037820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.8983187675476">
                <text:p>17.8983187675476</text:p>
              </table:table-cell>
              <table:table-cell office:value-type="float" office:value="2850183.41312741">
                <text:p>2850183.413127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.9011957645416">
                <text:p>17.9011957645416</text:p>
              </table:table-cell>
              <table:table-cell office:value-type="float" office:value="2814045.34548769">
                <text:p>2814045.345487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.9156534671783">
                <text:p>19.9156534671783</text:p>
              </table:table-cell>
              <table:table-cell office:value-type="float" office:value="4018.94762516143">
                <text:p>4018.947625161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.9182431697845">
                <text:p>19.9182431697845</text:p>
              </table:table-cell>
              <table:table-cell office:value-type="float" office:value="3126227.69140122">
                <text:p>3126227.691401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.9208512306213">
                <text:p>19.9208512306213</text:p>
              </table:table-cell>
              <table:table-cell office:value-type="float" office:value="3104222.06636804">
                <text:p>3104222.066368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.2129189968109">
                <text:p>21.2129189968109</text:p>
              </table:table-cell>
              <table:table-cell office:value-type="float" office:value="6265.92521836207">
                <text:p>6265.925218362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.0552518367767">
                <text:p>24.0552518367767</text:p>
              </table:table-cell>
              <table:table-cell office:value-type="float" office:value="2848.36451458562">
                <text:p>2848.364514585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.0588111877441">
                <text:p>24.0588111877441</text:p>
              </table:table-cell>
              <table:table-cell office:value-type="float" office:value="2274571.98633532">
                <text:p>2274571.986335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.0623791217804">
                <text:p>24.0623791217804</text:p>
              </table:table-cell>
              <table:table-cell office:value-type="float" office:value="2269100.24617441">
                <text:p>2269100.246174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.0659415721893">
                <text:p>24.0659415721893</text:p>
              </table:table-cell>
              <table:table-cell office:value-type="float" office:value="2272593.03868291">
                <text:p>2272593.038682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.0694642066956">
                <text:p>24.0694642066956</text:p>
              </table:table-cell>
              <table:table-cell office:value-type="float" office:value="2298279.87708968">
                <text:p>2298279.877089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.073023557663">
                <text:p>24.073023557663</text:p>
              </table:table-cell>
              <table:table-cell office:value-type="float" office:value="2274571.98633532">
                <text:p>2274571.986335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.0765800476074">
                <text:p>24.0765800476074</text:p>
              </table:table-cell>
              <table:table-cell office:value-type="float" office:value="2276401.76872025">
                <text:p>2276401.768720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.080130815506">
                <text:p>24.080130815506</text:p>
              </table:table-cell>
              <table:table-cell office:value-type="float" office:value="2280070.17954744">
                <text:p>2280070.179547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.0836956501007">
                <text:p>24.0836956501007</text:p>
              </table:table-cell>
              <table:table-cell office:value-type="float" office:value="2271073.1128946">
                <text:p>2271073.11289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.0872559547424">
                <text:p>24.0872559547424</text:p>
              </table:table-cell>
              <table:table-cell office:value-type="float" office:value="2273962.71238197">
                <text:p>2273962.712381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.090815782547">
                <text:p>24.090815782547</text:p>
              </table:table-cell>
              <table:table-cell office:value-type="float" office:value="2274267.30855268">
                <text:p>2274267.308552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.0943777561188">
                <text:p>24.0943777561188</text:p>
              </table:table-cell>
              <table:table-cell office:value-type="float" office:value="2272897.26800535">
                <text:p>2272897.268005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.0979373455048">
                <text:p>24.0979373455048</text:p>
              </table:table-cell>
              <table:table-cell office:value-type="float" office:value="2274419.63724046">
                <text:p>2274419.637240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.1014955043793">
                <text:p>24.1014955043793</text:p>
              </table:table-cell>
              <table:table-cell office:value-type="float" office:value="2275334.0380595">
                <text:p>2275334.03805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.1050553321838">
                <text:p>24.1050553321838</text:p>
              </table:table-cell>
              <table:table-cell office:value-type="float" office:value="2274267.30855268">
                <text:p>2274267.308552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.1086242198944">
                <text:p>24.1086242198944</text:p>
              </table:table-cell>
              <table:table-cell office:value-type="float" office:value="2268493.8996593">
                <text:p>2268493.89965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.1121835708618">
                <text:p>24.1121835708618</text:p>
              </table:table-cell>
              <table:table-cell office:value-type="float" office:value="2274571.98633532">
                <text:p>2274571.986335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.1157445907593">
                <text:p>24.1157445907593</text:p>
              </table:table-cell>
              <table:table-cell office:value-type="float" office:value="2273505.97107659">
                <text:p>2273505.971076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.1193251609802">
                <text:p>24.1193251609802</text:p>
              </table:table-cell>
              <table:table-cell office:value-type="float" office:value="2261092.36809162">
                <text:p>2261092.368091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.1228876113892">
                <text:p>24.1228876113892</text:p>
              </table:table-cell>
              <table:table-cell office:value-type="float" office:value="2272593.03868291">
                <text:p>2272593.038682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.1264493465424">
                <text:p>24.1264493465424</text:p>
              </table:table-cell>
              <table:table-cell office:value-type="float" office:value="2273049.41321374">
                <text:p>2273049.413213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.1299734115601">
                <text:p>24.1299734115601</text:p>
              </table:table-cell>
              <table:table-cell office:value-type="float" office:value="2297346.94432041">
                <text:p>2297346.944320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.1335453987122">
                <text:p>24.1335453987122</text:p>
              </table:table-cell>
              <table:table-cell office:value-type="float" office:value="2266525.50954479">
                <text:p>2266525.509544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.1371030807495">
                <text:p>24.1371030807495</text:p>
              </table:table-cell>
              <table:table-cell office:value-type="float" office:value="2275639.00174239">
                <text:p>2275639.001742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.1406729221344">
                <text:p>24.1406729221344</text:p>
              </table:table-cell>
              <table:table-cell office:value-type="float" office:value="2267887.87711214">
                <text:p>2267887.877112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.1442399024963">
                <text:p>24.1442399024963</text:p>
              </table:table-cell>
              <table:table-cell office:value-type="float" office:value="2269706.91691732">
                <text:p>2269706.916917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.147798538208">
                <text:p>24.147798538208</text:p>
              </table:table-cell>
              <table:table-cell office:value-type="float" office:value="2275029.15610344">
                <text:p>2275029.156103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.1513569355011">
                <text:p>24.1513569355011</text:p>
              </table:table-cell>
              <table:table-cell office:value-type="float" office:value="2275181.58686767">
                <text:p>2275181.586867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.1549201011658">
                <text:p>24.1549201011658</text:p>
              </table:table-cell>
              <table:table-cell office:value-type="float" office:value="2272136.8473737">
                <text:p>2272136.84737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.158481836319">
                <text:p>24.158481836319</text:p>
              </table:table-cell>
              <table:table-cell office:value-type="float" office:value="2273049.41321374">
                <text:p>2273049.413213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.1620407104492">
                <text:p>24.1620407104492</text:p>
              </table:table-cell>
              <table:table-cell office:value-type="float" office:value="2274876.74576271">
                <text:p>2274876.745762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.1656005382538">
                <text:p>24.1656005382538</text:p>
              </table:table-cell>
              <table:table-cell office:value-type="float" office:value="2274267.30855268">
                <text:p>2274267.308552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.1691591739655">
                <text:p>24.1691591739655</text:p>
              </table:table-cell>
              <table:table-cell office:value-type="float" office:value="2275029.15610344">
                <text:p>2275029.156103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.1727254390717">
                <text:p>24.1727254390717</text:p>
              </table:table-cell>
              <table:table-cell office:value-type="float" office:value="2270162.13290547">
                <text:p>2270162.132905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.1763198375702">
                <text:p>24.1763198375702</text:p>
              </table:table-cell>
              <table:table-cell office:value-type="float" office:value="2252393.5516052">
                <text:p>2252393.55160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.1798896789551">
                <text:p>24.1798896789551</text:p>
              </table:table-cell>
              <table:table-cell office:value-type="float" office:value="2267887.87711214">
                <text:p>2267887.877112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.1834485530853">
                <text:p>24.1834485530853</text:p>
              </table:table-cell>
              <table:table-cell office:value-type="float" office:value="2274876.74576271">
                <text:p>2274876.745762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.1870017051697">
                <text:p>24.1870017051697</text:p>
              </table:table-cell>
              <table:table-cell office:value-type="float" office:value="2278540.23914648">
                <text:p>2278540.239146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.1905405521393">
                <text:p>24.1905405521393</text:p>
              </table:table-cell>
              <table:table-cell office:value-type="float" office:value="2287750.80401536">
                <text:p>2287750.804015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.1941027641296">
                <text:p>24.1941027641296</text:p>
              </table:table-cell>
              <table:table-cell office:value-type="float" office:value="2272745.14316311">
                <text:p>2272745.143163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.1976673603058">
                <text:p>24.1976673603058</text:p>
              </table:table-cell>
              <table:table-cell office:value-type="float" office:value="2271225.013979">
                <text:p>2271225.0139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.2011923789978">
                <text:p>24.2011923789978</text:p>
              </table:table-cell>
              <table:table-cell office:value-type="float" office:value="2296725.40980724">
                <text:p>2296725.409807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.2047545909882">
                <text:p>24.2047545909882</text:p>
              </table:table-cell>
              <table:table-cell office:value-type="float" office:value="2272745.14316311">
                <text:p>2272745.143163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.2083253860474">
                <text:p>24.2083253860474</text:p>
              </table:table-cell>
              <table:table-cell office:value-type="float" office:value="2267282.17827335">
                <text:p>2267282.178273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.2118844985962">
                <text:p>24.2118844985962</text:p>
              </table:table-cell>
              <table:table-cell office:value-type="float" office:value="2274724.35584137">
                <text:p>2274724.355841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.2154490947723">
                <text:p>24.2154490947723</text:p>
              </table:table-cell>
              <table:table-cell office:value-type="float" office:value="2271225.013979">
                <text:p>2271225.0139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.2190136909485">
                <text:p>24.2190136909485</text:p>
              </table:table-cell>
              <table:table-cell office:value-type="float" office:value="2271225.013979">
                <text:p>2271225.0139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.2225739955902">
                <text:p>24.2225739955902</text:p>
              </table:table-cell>
              <table:table-cell office:value-type="float" office:value="2273962.71238197">
                <text:p>2273962.712381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.2261350154877">
                <text:p>24.2261350154877</text:p>
              </table:table-cell>
              <table:table-cell office:value-type="float" office:value="2273505.97107659">
                <text:p>2273505.9710765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.2296936511993">
                <text:p>24.2296936511993</text:p>
              </table:table-cell>
              <table:table-cell office:value-type="float" office:value="2275029.15610344">
                <text:p>2275029.156103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.233255147934">
                <text:p>24.233255147934</text:p>
              </table:table-cell>
              <table:table-cell office:value-type="float" office:value="2273201.57879234">
                <text:p>2273201.578792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.2368133068085">
                <text:p>24.2368133068085</text:p>
              </table:table-cell>
              <table:table-cell office:value-type="float" office:value="2275334.0380595">
                <text:p>2275334.03805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.2403581142426">
                <text:p>24.2403581142426</text:p>
              </table:table-cell>
              <table:table-cell office:value-type="float" office:value="2283904.03443637">
                <text:p>2283904.034436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.2439589500427">
                <text:p>24.2439589500427</text:p>
              </table:table-cell>
              <table:table-cell office:value-type="float" office:value="2248366.89293518">
                <text:p>2248366.892935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.247524023056">
                <text:p>24.247524023056</text:p>
              </table:table-cell>
              <table:table-cell office:value-type="float" office:value="2270921.23212733">
                <text:p>2270921.232127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.2510859966278">
                <text:p>24.2510859966278</text:p>
              </table:table-cell>
              <table:table-cell office:value-type="float" office:value="2272897.26800535">
                <text:p>2272897.268005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.2546544075012">
                <text:p>24.2546544075012</text:p>
              </table:table-cell>
              <table:table-cell office:value-type="float" office:value="2268797.03240462">
                <text:p>2268797.032404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.2582216262817">
                <text:p>24.2582216262817</text:p>
              </table:table-cell>
              <table:table-cell office:value-type="float" office:value="2269555.21882101">
                <text:p>2269555.218821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.2616846561432">
                <text:p>24.2616846561432</text:p>
              </table:table-cell>
              <table:table-cell office:value-type="float" office:value="2337837.18994836">
                <text:p>2337837.189948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.2652473449707">
                <text:p>24.2652473449707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.268807888031">
                <text:p>24.268807888031</text:p>
              </table:table-cell>
              <table:table-cell office:value-type="float" office:value="2273810.44489085">
                <text:p>2273810.444890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.2723486423492">
                <text:p>24.2723486423492</text:p>
              </table:table-cell>
              <table:table-cell office:value-type="float" office:value="2286518.428658">
                <text:p>2286518.4286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.2759094238281">
                <text:p>24.2759094238281</text:p>
              </table:table-cell>
              <table:table-cell office:value-type="float" office:value="2273658.19779042">
                <text:p>2273658.197790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.2794721126556">
                <text:p>24.2794721126556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.2830367088318">
                <text:p>24.2830367088318</text:p>
              </table:table-cell>
              <table:table-cell office:value-type="float" office:value="2271225.013979">
                <text:p>2271225.0139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.286613702774">
                <text:p>24.286613702774</text:p>
              </table:table-cell>
              <table:table-cell office:value-type="float" office:value="2263353.00833167">
                <text:p>2263353.008331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.2901742458343">
                <text:p>24.2901742458343</text:p>
              </table:table-cell>
              <table:table-cell office:value-type="float" office:value="2273810.44489085">
                <text:p>2273810.444890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.2937612533569">
                <text:p>24.2937612533569</text:p>
              </table:table-cell>
              <table:table-cell office:value-type="float" office:value="2257034.57520771">
                <text:p>2257034.575207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.2973220348358">
                <text:p>24.2973220348358</text:p>
              </table:table-cell>
              <table:table-cell office:value-type="float" office:value="2273658.19779042">
                <text:p>2273658.197790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.3008854389191">
                <text:p>24.3008854389191</text:p>
              </table:table-cell>
              <table:table-cell office:value-type="float" office:value="2271984.82430082">
                <text:p>2271984.824300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.3044455051422">
                <text:p>24.3044455051422</text:p>
              </table:table-cell>
              <table:table-cell office:value-type="float" office:value="2274115.00026788">
                <text:p>2274115.000267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.3080079555511">
                <text:p>24.3080079555511</text:p>
              </table:table-cell>
              <table:table-cell office:value-type="float" office:value="2272593.03868291">
                <text:p>2272593.038682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.3115653991699">
                <text:p>24.3115653991699</text:p>
              </table:table-cell>
              <table:table-cell office:value-type="float" office:value="2275791.51424167">
                <text:p>2275791.514241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.3151271343231">
                <text:p>24.3151271343231</text:p>
              </table:table-cell>
              <table:table-cell office:value-type="float" office:value="2273049.41321374">
                <text:p>2273049.413213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.3186910152435">
                <text:p>24.3186910152435</text:p>
              </table:table-cell>
              <table:table-cell office:value-type="float" office:value="2271680.83917581">
                <text:p>2271680.839175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.3222205638885">
                <text:p>24.3222205638885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.3257966041565">
                <text:p>24.3257966041565</text:p>
              </table:table-cell>
              <table:table-cell office:value-type="float" office:value="2263956.60937396">
                <text:p>2263956.609373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.329357624054">
                <text:p>24.329357624054</text:p>
              </table:table-cell>
              <table:table-cell office:value-type="float" office:value="2273505.97107659">
                <text:p>2273505.971076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.3329145908356">
                <text:p>24.3329145908356</text:p>
              </table:table-cell>
              <table:table-cell office:value-type="float" office:value="2276096.60057645">
                <text:p>2276096.600576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.336475610733">
                <text:p>24.336475610733</text:p>
              </table:table-cell>
              <table:table-cell office:value-type="float" office:value="2273505.97107659">
                <text:p>2273505.971076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.3400411605835">
                <text:p>24.3400411605835</text:p>
              </table:table-cell>
              <table:table-cell office:value-type="float" office:value="2270617.53152792">
                <text:p>2270617.531527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.3436055183411">
                <text:p>24.3436055183411</text:p>
              </table:table-cell>
              <table:table-cell office:value-type="float" office:value="2271376.93538462">
                <text:p>2271376.935384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.3471708297729">
                <text:p>24.3471708297729</text:p>
              </table:table-cell>
              <table:table-cell office:value-type="float" office:value="2270769.37167313">
                <text:p>2270769.371673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.3507325649261">
                <text:p>24.3507325649261</text:p>
              </table:table-cell>
              <table:table-cell office:value-type="float" office:value="2273049.41321374">
                <text:p>2273049.413213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.3542966842651">
                <text:p>24.3542966842651</text:p>
              </table:table-cell>
              <table:table-cell office:value-type="float" office:value="2271528.87711553">
                <text:p>2271528.877115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.3578650951385">
                <text:p>24.3578650951385</text:p>
              </table:table-cell>
              <table:table-cell office:value-type="float" office:value="2268797.03240462">
                <text:p>2268797.032404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.3614277839661">
                <text:p>24.3614277839661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.3649895191193">
                <text:p>24.3649895191193</text:p>
              </table:table-cell>
              <table:table-cell office:value-type="float" office:value="2273049.41321374">
                <text:p>2273049.413213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.3685541152954">
                <text:p>24.3685541152954</text:p>
              </table:table-cell>
              <table:table-cell office:value-type="float" office:value="2271225.013979">
                <text:p>2271225.0139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.3721165657043">
                <text:p>24.3721165657043</text:p>
              </table:table-cell>
              <table:table-cell office:value-type="float" office:value="2272593.03868291">
                <text:p>2272593.038682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.375700712204">
                <text:p>24.375700712204</text:p>
              </table:table-cell>
              <table:table-cell office:value-type="float" office:value="2258836.23920708">
                <text:p>2258836.239207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4.3792657852173">
                <text:p>24.3792657852173</text:p>
              </table:table-cell>
              <table:table-cell office:value-type="float" office:value="2270921.23212733">
                <text:p>2270921.232127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4.3828067779541">
                <text:p>24.3828067779541</text:p>
              </table:table-cell>
              <table:table-cell office:value-type="float" office:value="2286364.47508753">
                <text:p>2286364.475087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4.3863704204559">
                <text:p>24.3863704204559</text:p>
              </table:table-cell>
              <table:table-cell office:value-type="float" office:value="2271832.82156955">
                <text:p>2271832.821569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4.3899343013763">
                <text:p>24.3899343013763</text:p>
              </table:table-cell>
              <table:table-cell office:value-type="float" office:value="2271680.83917581">
                <text:p>2271680.839175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4.3934979438782">
                <text:p>24.3934979438782</text:p>
              </table:table-cell>
              <table:table-cell office:value-type="float" office:value="2271832.82156955">
                <text:p>2271832.821569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.3970606327057">
                <text:p>24.3970606327057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4.4006226062775">
                <text:p>24.4006226062775</text:p>
              </table:table-cell>
              <table:table-cell office:value-type="float" office:value="2272897.26800535">
                <text:p>2272897.268005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.4041848182678">
                <text:p>24.4041848182678</text:p>
              </table:table-cell>
              <table:table-cell office:value-type="float" office:value="2272745.14316311">
                <text:p>2272745.143163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.4077477455139">
                <text:p>24.4077477455139</text:p>
              </table:table-cell>
              <table:table-cell office:value-type="float" office:value="2272288.89079229">
                <text:p>2272288.890792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4.4113128185272">
                <text:p>24.4113128185272</text:p>
              </table:table-cell>
              <table:table-cell office:value-type="float" office:value="2270921.23212733">
                <text:p>2270921.232127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4.4148762226105">
                <text:p>24.4148762226105</text:p>
              </table:table-cell>
              <table:table-cell office:value-type="float" office:value="2271984.82430082">
                <text:p>2271984.824300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4.4184401035309">
                <text:p>24.4184401035309</text:p>
              </table:table-cell>
              <table:table-cell office:value-type="float" office:value="2271680.83917581">
                <text:p>2271680.839175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.4220025539398">
                <text:p>24.4220025539398</text:p>
              </table:table-cell>
              <table:table-cell office:value-type="float" office:value="2272593.03868291">
                <text:p>2272593.038682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.4255650043488">
                <text:p>24.4255650043488</text:p>
              </table:table-cell>
              <table:table-cell office:value-type="float" office:value="2272593.03868291">
                <text:p>2272593.038682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.4291434288025">
                <text:p>24.4291434288025</text:p>
              </table:table-cell>
              <table:table-cell office:value-type="float" office:value="2262448.21000733">
                <text:p>2262448.210007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.4327085018158">
                <text:p>24.4327085018158</text:p>
              </table:table-cell>
              <table:table-cell office:value-type="float" office:value="2270921.23212733">
                <text:p>2270921.232127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4.4362962245941">
                <text:p>24.4362962245941</text:p>
              </table:table-cell>
              <table:table-cell office:value-type="float" office:value="2256584.60818713">
                <text:p>2256584.608187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.4398236274719">
                <text:p>24.4398236274719</text:p>
              </table:table-cell>
              <table:table-cell office:value-type="float" office:value="2295173.04386617">
                <text:p>2295173.043866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.4433233737946">
                <text:p>24.4433233737946</text:p>
              </table:table-cell>
              <table:table-cell office:value-type="float" office:value="2313310.52415015">
                <text:p>2313310.524150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.4468557834625">
                <text:p>24.4468557834625</text:p>
              </table:table-cell>
              <table:table-cell office:value-type="float" office:value="2291919.89632829">
                <text:p>2291919.896328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4.4503893852234">
                <text:p>24.4503893852234</text:p>
              </table:table-cell>
              <table:table-cell office:value-type="float" office:value="2291146.69617435">
                <text:p>2291146.696174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.4539220333099">
                <text:p>24.4539220333099</text:p>
              </table:table-cell>
              <table:table-cell office:value-type="float" office:value="2291765.21455085">
                <text:p>2291765.2145508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.4574534893036">
                <text:p>24.4574534893036</text:p>
              </table:table-cell>
              <table:table-cell office:value-type="float" office:value="2292538.83229814">
                <text:p>2292538.832298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4.4609825611114">
                <text:p>24.4609825611114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4.4645226001739">
                <text:p>24.4645226001739</text:p>
              </table:table-cell>
              <table:table-cell office:value-type="float" office:value="2286980.4137931">
                <text:p>2286980.41379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4.468053817749">
                <text:p>24.468053817749</text:p>
              </table:table-cell>
              <table:table-cell office:value-type="float" office:value="2292693.61852677">
                <text:p>2292693.618526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4.4715902805328">
                <text:p>24.4715902805328</text:p>
              </table:table-cell>
              <table:table-cell office:value-type="float" office:value="2289293.14258747">
                <text:p>2289293.142587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.4751057624817">
                <text:p>24.4751057624817</text:p>
              </table:table-cell>
              <table:table-cell office:value-type="float" office:value="2302955.92973889">
                <text:p>2302955.9297388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4.4786479473114">
                <text:p>24.4786479473114</text:p>
              </table:table-cell>
              <table:table-cell office:value-type="float" office:value="2285595.01810594">
                <text:p>2285595.018105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.4821794033051">
                <text:p>24.4821794033051</text:p>
              </table:table-cell>
              <table:table-cell office:value-type="float" office:value="2292538.83229814">
                <text:p>2292538.832298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.4857099056244">
                <text:p>24.4857099056244</text:p>
              </table:table-cell>
              <table:table-cell office:value-type="float" office:value="2293158.10264722">
                <text:p>2293158.102647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.4892363548279">
                <text:p>24.4892363548279</text:p>
              </table:table-cell>
              <table:table-cell office:value-type="float" office:value="2295793.7383544">
                <text:p>2295793.73835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.4927606582642">
                <text:p>24.4927606582642</text:p>
              </table:table-cell>
              <table:table-cell office:value-type="float" office:value="2297191.52915708">
                <text:p>2297191.529157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.4962737560272">
                <text:p>24.4962737560272</text:p>
              </table:table-cell>
              <table:table-cell office:value-type="float" office:value="2304518.84519851">
                <text:p>2304518.845198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4997997283936">
                <text:p>24.4997997283936</text:p>
              </table:table-cell>
              <table:table-cell office:value-type="float" office:value="2296104.21150855">
                <text:p>2296104.211508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.5033247470856">
                <text:p>24.5033247470856</text:p>
              </table:table-cell>
              <table:table-cell office:value-type="float" office:value="2296725.40980724">
                <text:p>2296725.409807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.5068573951721">
                <text:p>24.5068573951721</text:p>
              </table:table-cell>
              <table:table-cell office:value-type="float" office:value="2291765.21455085">
                <text:p>2291765.214550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.5103845596313">
                <text:p>24.5103845596313</text:p>
              </table:table-cell>
              <table:table-cell office:value-type="float" office:value="2295328.18602136">
                <text:p>2295328.186021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5139119625092">
                <text:p>24.5139119625092</text:p>
              </table:table-cell>
              <table:table-cell office:value-type="float" office:value="2295173.04386617">
                <text:p>2295173.043866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5174386501312">
                <text:p>24.5174386501312</text:p>
              </table:table-cell>
              <table:table-cell office:value-type="float" office:value="2295638.53326122">
                <text:p>2295638.533261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5209627151489">
                <text:p>24.5209627151489</text:p>
              </table:table-cell>
              <table:table-cell office:value-type="float" office:value="2297346.94432041">
                <text:p>2297346.944320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524489402771">
                <text:p>24.524489402771</text:p>
              </table:table-cell>
              <table:table-cell office:value-type="float" office:value="2295638.53326122">
                <text:p>2295638.533261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528026342392">
                <text:p>24.528026342392</text:p>
              </table:table-cell>
              <table:table-cell office:value-type="float" office:value="2288984.50852713">
                <text:p>2288984.508527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5315518379211">
                <text:p>24.5315518379211</text:p>
              </table:table-cell>
              <table:table-cell office:value-type="float" office:value="2296414.76864814">
                <text:p>2296414.768648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.5350794792175">
                <text:p>24.5350794792175</text:p>
              </table:table-cell>
              <table:table-cell office:value-type="float" office:value="2295017.92268181">
                <text:p>2295017.922681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.5386044979095">
                <text:p>24.5386044979095</text:p>
              </table:table-cell>
              <table:table-cell office:value-type="float" office:value="2296725.40980724">
                <text:p>2296725.409807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.5421319007874">
                <text:p>24.5421319007874</text:p>
              </table:table-cell>
              <table:table-cell office:value-type="float" office:value="2295173.04386617">
                <text:p>2295173.043866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.5456583499908">
                <text:p>24.5456583499908</text:p>
              </table:table-cell>
              <table:table-cell office:value-type="float" office:value="2295793.7383544">
                <text:p>2295793.73835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.5491781234741">
                <text:p>24.5491781234741</text:p>
              </table:table-cell>
              <table:table-cell office:value-type="float" office:value="2300148.0176116">
                <text:p>2300148.01761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.5527157783508">
                <text:p>24.5527157783508</text:p>
              </table:table-cell>
              <table:table-cell office:value-type="float" office:value="2288521.71343847">
                <text:p>2288521.713438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.556396484375">
                <text:p>24.556396484375</text:p>
              </table:table-cell>
              <table:table-cell office:value-type="float" office:value="2199578.0012955">
                <text:p>2199578.00129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.5598924160004">
                <text:p>24.5598924160004</text:p>
              </table:table-cell>
              <table:table-cell office:value-type="float" office:value="2315834.76669167">
                <text:p>2315834.766691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.5634200572968">
                <text:p>24.5634200572968</text:p>
              </table:table-cell>
              <table:table-cell office:value-type="float" office:value="2295017.92268181">
                <text:p>2295017.922681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.566935300827">
                <text:p>24.566935300827</text:p>
              </table:table-cell>
              <table:table-cell office:value-type="float" office:value="2303112.12588171">
                <text:p>2303112.125881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.570464849472">
                <text:p>24.570464849472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.5739922523499">
                <text:p>24.5739922523499</text:p>
              </table:table-cell>
              <table:table-cell office:value-type="float" office:value="2295173.04386617">
                <text:p>2295173.043866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.5775172710419">
                <text:p>24.5775172710419</text:p>
              </table:table-cell>
              <table:table-cell office:value-type="float" office:value="2296725.40980724">
                <text:p>2296725.409807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.5810461044312">
                <text:p>24.5810461044312</text:p>
              </table:table-cell>
              <table:table-cell office:value-type="float" office:value="2294242.63117357">
                <text:p>2294242.631173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4.584573507309">
                <text:p>24.584573507309</text:p>
              </table:table-cell>
              <table:table-cell office:value-type="float" office:value="2295173.04386617">
                <text:p>2295173.043866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4.5881004333496">
                <text:p>24.5881004333496</text:p>
              </table:table-cell>
              <table:table-cell office:value-type="float" office:value="2295483.34915163">
                <text:p>2295483.349151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4.5916435718536">
                <text:p>24.5916435718536</text:p>
              </table:table-cell>
              <table:table-cell office:value-type="float" office:value="2284979.82531458">
                <text:p>2284979.825314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.5951533317566">
                <text:p>24.5951533317566</text:p>
              </table:table-cell>
              <table:table-cell office:value-type="float" office:value="2306710.49412404">
                <text:p>2306710.494124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.598680973053">
                <text:p>24.598680973053</text:p>
              </table:table-cell>
              <table:table-cell office:value-type="float" office:value="2295017.92268181">
                <text:p>2295017.922681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.602210521698">
                <text:p>24.602210521698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.60577917099">
                <text:p>24.60577917099</text:p>
              </table:table-cell>
              <table:table-cell office:value-type="float" office:value="2268645.45590593">
                <text:p>2268645.455905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.6093103885651">
                <text:p>24.6093103885651</text:p>
              </table:table-cell>
              <table:table-cell office:value-type="float" office:value="2292693.61852677">
                <text:p>2292693.618526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.6128444671631">
                <text:p>24.6128444671631</text:p>
              </table:table-cell>
              <table:table-cell office:value-type="float" office:value="2290837.5621669">
                <text:p>2290837.562166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.6163740158081">
                <text:p>24.6163740158081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.6199119091034">
                <text:p>24.6199119091034</text:p>
              </table:table-cell>
              <table:table-cell office:value-type="float" office:value="2288367.48999259">
                <text:p>2288367.489992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4.6234400272369">
                <text:p>24.6234400272369</text:p>
              </table:table-cell>
              <table:table-cell office:value-type="float" office:value="2294707.74320854">
                <text:p>2294707.743208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4.6269652843475">
                <text:p>24.6269652843475</text:p>
              </table:table-cell>
              <table:table-cell office:value-type="float" office:value="2296570.07872312">
                <text:p>2296570.078723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4.6304919719696">
                <text:p>24.6304919719696</text:p>
              </table:table-cell>
              <table:table-cell office:value-type="float" office:value="2295638.53326122">
                <text:p>2295638.533261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.6340210437775">
                <text:p>24.6340210437775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4.6375513076782">
                <text:p>24.6375513076782</text:p>
              </table:table-cell>
              <table:table-cell office:value-type="float" office:value="2293312.972513">
                <text:p>2293312.9725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4.6410884857178">
                <text:p>24.6410884857178</text:p>
              </table:table-cell>
              <table:table-cell office:value-type="float" office:value="2288830.22270154">
                <text:p>2288830.222701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4.6446132659912">
                <text:p>24.6446132659912</text:p>
              </table:table-cell>
              <table:table-cell office:value-type="float" office:value="2296880.76190476">
                <text:p>2296880.761904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4.6481349468231">
                <text:p>24.6481349468231</text:p>
              </table:table-cell>
              <table:table-cell office:value-type="float" office:value="2298902.25333424">
                <text:p>2298902.253334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.6516616344452">
                <text:p>24.6516616344452</text:p>
              </table:table-cell>
              <table:table-cell office:value-type="float" office:value="2295638.53326122">
                <text:p>2295638.533261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4.6551902294159">
                <text:p>24.6551902294159</text:p>
              </table:table-cell>
              <table:table-cell office:value-type="float" office:value="2294397.64756757">
                <text:p>2294397.647567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4.6587183475494">
                <text:p>24.6587183475494</text:p>
              </table:table-cell>
              <table:table-cell office:value-type="float" office:value="2294707.74320854">
                <text:p>2294707.743208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4.6622469425201">
                <text:p>24.6622469425201</text:p>
              </table:table-cell>
              <table:table-cell office:value-type="float" office:value="2294397.64756757">
                <text:p>2294397.6475675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4.6768052577972">
                <text:p>24.6768052577972</text:p>
              </table:table-cell>
              <table:table-cell office:value-type="float" office:value="556108.30277423">
                <text:p>556108.302774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.6803691387176">
                <text:p>24.6803691387176</text:p>
              </table:table-cell>
              <table:table-cell office:value-type="float" office:value="2271680.83917581">
                <text:p>2271680.839175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4.6838955879211">
                <text:p>24.6838955879211</text:p>
              </table:table-cell>
              <table:table-cell office:value-type="float" office:value="2295793.7383544">
                <text:p>2295793.73835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4.6874203681946">
                <text:p>24.6874203681946</text:p>
              </table:table-cell>
              <table:table-cell office:value-type="float" office:value="2296880.76190476">
                <text:p>2296880.7619047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.6909482479095">
                <text:p>24.6909482479095</text:p>
              </table:table-cell>
              <table:table-cell office:value-type="float" office:value="2294862.82246401">
                <text:p>2294862.822464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4.6944780349731">
                <text:p>24.6944780349731</text:p>
              </table:table-cell>
              <table:table-cell office:value-type="float" office:value="2293622.77500844">
                <text:p>2293622.775008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.7036895751953">
                <text:p>24.7036895751953</text:p>
              </table:table-cell>
              <table:table-cell office:value-type="float" office:value="878897.535562688">
                <text:p>878897.5355626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4.7072186470032">
                <text:p>24.7072186470032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.7107458114624">
                <text:p>24.7107458114624</text:p>
              </table:table-cell>
              <table:table-cell office:value-type="float" office:value="2295328.18602136">
                <text:p>2295328.186021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4.730562210083">
                <text:p>24.730562210083</text:p>
              </table:table-cell>
              <table:table-cell office:value-type="float" office:value="408550.521969296">
                <text:p>408550.5219692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.734091758728">
                <text:p>24.734091758728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.7376139163971">
                <text:p>24.7376139163971</text:p>
              </table:table-cell>
              <table:table-cell office:value-type="float" office:value="2298591.02308265">
                <text:p>2298591.023082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.7680864334106">
                <text:p>24.7680864334106</text:p>
              </table:table-cell>
              <table:table-cell office:value-type="float" office:value="265682.02411373">
                <text:p>265682.024113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.7716145515442">
                <text:p>24.7716145515442</text:p>
              </table:table-cell>
              <table:table-cell office:value-type="float" office:value="2294707.74320854">
                <text:p>2294707.743208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.775141954422">
                <text:p>24.775141954422</text:p>
              </table:table-cell>
              <table:table-cell office:value-type="float" office:value="2295173.04386617">
                <text:p>2295173.043866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.7786862850189">
                <text:p>24.7786862850189</text:p>
              </table:table-cell>
              <table:table-cell office:value-type="float" office:value="2284211.29987892">
                <text:p>2284211.2998789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.7822127342224">
                <text:p>24.7822127342224</text:p>
              </table:table-cell>
              <table:table-cell office:value-type="float" office:value="2295793.7383544">
                <text:p>2295793.73835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.785719871521">
                <text:p>24.785719871521</text:p>
              </table:table-cell>
              <table:table-cell office:value-type="float" office:value="2308435.43059143">
                <text:p>2308435.430591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.7960703372955">
                <text:p>24.7960703372955</text:p>
              </table:table-cell>
              <table:table-cell office:value-type="float" office:value="782187.02195195">
                <text:p>782187.021951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.7995989322662">
                <text:p>24.7995989322662</text:p>
              </table:table-cell>
              <table:table-cell office:value-type="float" office:value="2294397.64756757">
                <text:p>2294397.647567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.8777718544006">
                <text:p>24.8777718544006</text:p>
              </table:table-cell>
              <table:table-cell office:value-type="float" office:value="103565.272717846">
                <text:p>103565.2727178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.8812990188599">
                <text:p>24.8812990188599</text:p>
              </table:table-cell>
              <table:table-cell office:value-type="float" office:value="2295328.18602136">
                <text:p>2295328.1860213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.8848261833191">
                <text:p>24.8848261833191</text:p>
              </table:table-cell>
              <table:table-cell office:value-type="float" office:value="2295328.18602136">
                <text:p>2295328.1860213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.8883533477783">
                <text:p>24.8883533477783</text:p>
              </table:table-cell>
              <table:table-cell office:value-type="float" office:value="2295328.18602136">
                <text:p>2295328.1860213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.8918817043304">
                <text:p>24.8918817043304</text:p>
              </table:table-cell>
              <table:table-cell office:value-type="float" office:value="2294552.68491114">
                <text:p>2294552.684911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.8954088687897">
                <text:p>24.8954088687897</text:p>
              </table:table-cell>
              <table:table-cell office:value-type="float" office:value="2295328.18602136">
                <text:p>2295328.186021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.9045557975769">
                <text:p>24.9045557975769</text:p>
              </table:table-cell>
              <table:table-cell office:value-type="float" office:value="885105.83041835">
                <text:p>885105.830418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.9080848693848">
                <text:p>24.9080848693848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.9116115570068">
                <text:p>24.9116115570068</text:p>
              </table:table-cell>
              <table:table-cell office:value-type="float" office:value="2295638.53326122">
                <text:p>2295638.533261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.9314708709717">
                <text:p>24.9314708709717</text:p>
              </table:table-cell>
              <table:table-cell office:value-type="float" office:value="407667.657318479">
                <text:p>407667.6573184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.9350063800812">
                <text:p>24.9350063800812</text:p>
              </table:table-cell>
              <table:table-cell office:value-type="float" office:value="2289910.66046261">
                <text:p>2289910.660462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.9385328292847">
                <text:p>24.9385328292847</text:p>
              </table:table-cell>
              <table:table-cell office:value-type="float" office:value="2295793.7383544">
                <text:p>2295793.73835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.9689922332764">
                <text:p>24.9689922332764</text:p>
              </table:table-cell>
              <table:table-cell office:value-type="float" office:value="265796.40239206">
                <text:p>265796.402392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.9725213050842">
                <text:p>24.9725213050842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4.9760525226593">
                <text:p>24.9760525226593</text:p>
              </table:table-cell>
              <table:table-cell office:value-type="float" office:value="2292693.61852677">
                <text:p>2292693.618526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4.9795792102814">
                <text:p>24.9795792102814</text:p>
              </table:table-cell>
              <table:table-cell office:value-type="float" office:value="2295638.53326122">
                <text:p>2295638.533261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4.9831111431122">
                <text:p>24.9831111431122</text:p>
              </table:table-cell>
              <table:table-cell office:value-type="float" office:value="2292229.32253274">
                <text:p>2292229.3225327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4.9969484806061">
                <text:p>24.9969484806061</text:p>
              </table:table-cell>
              <table:table-cell office:value-type="float" office:value="585083.655260347">
                <text:p>585083.6552603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.0004777908325">
                <text:p>25.0004777908325</text:p>
              </table:table-cell>
              <table:table-cell office:value-type="float" office:value="2293932.66121732">
                <text:p>2293932.6612173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.0040168762207">
                <text:p>25.0040168762207</text:p>
              </table:table-cell>
              <table:table-cell office:value-type="float" office:value="2287596.68445163">
                <text:p>2287596.684451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.0242483615875">
                <text:p>25.0242483615875</text:p>
              </table:table-cell>
              <table:table-cell office:value-type="float" office:value="400168.3442026">
                <text:p>400168.344202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.0277764797211">
                <text:p>25.0277764797211</text:p>
              </table:table-cell>
              <table:table-cell office:value-type="float" office:value="2294707.74320854">
                <text:p>2294707.7432085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.031302690506">
                <text:p>25.031302690506</text:p>
              </table:table-cell>
              <table:table-cell office:value-type="float" office:value="2295948.96443543">
                <text:p>2295948.9644354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.0786871910095">
                <text:p>25.0786871910095</text:p>
              </table:table-cell>
              <table:table-cell office:value-type="float" office:value="170857.557090744">
                <text:p>170857.5570907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.0821068286896">
                <text:p>25.0821068286896</text:p>
              </table:table-cell>
              <table:table-cell office:value-type="float" office:value="2367502.27874224">
                <text:p>2367502.278742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.0855181217194">
                <text:p>25.0855181217194</text:p>
              </table:table-cell>
              <table:table-cell office:value-type="float" office:value="2373293.62482527">
                <text:p>2373293.6248252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.0889377593994">
                <text:p>25.0889377593994</text:p>
              </table:table-cell>
              <table:table-cell office:value-type="float" office:value="2367502.27874224">
                <text:p>2367502.278742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.0923583507538">
                <text:p>25.0923583507538</text:p>
              </table:table-cell>
              <table:table-cell office:value-type="float" office:value="2366842.20979996">
                <text:p>2366842.209799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.0957751274109">
                <text:p>25.0957751274109</text:p>
              </table:table-cell>
              <table:table-cell office:value-type="float" office:value="2369484.69639244">
                <text:p>2369484.696392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.1066541671753">
                <text:p>25.1066541671753</text:p>
              </table:table-cell>
              <table:table-cell office:value-type="float" office:value="744183.326408065">
                <text:p>744183.3264080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.1100609302521">
                <text:p>25.1100609302521</text:p>
              </table:table-cell>
              <table:table-cell office:value-type="float" office:value="2376449.37952271">
                <text:p>2376449.379522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.1134815216064">
                <text:p>25.1134815216064</text:p>
              </table:table-cell>
              <table:table-cell office:value-type="float" office:value="2366842.20979996">
                <text:p>2366842.2097999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.1342132091522">
                <text:p>25.1342132091522</text:p>
              </table:table-cell>
              <table:table-cell office:value-type="float" office:value="390513.313598988">
                <text:p>390513.3135989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.1376399993896">
                <text:p>25.1376399993896</text:p>
              </table:table-cell>
              <table:table-cell office:value-type="float" office:value="2362560.71689974">
                <text:p>2362560.7168997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5.1410727500915">
                <text:p>25.1410727500915</text:p>
              </table:table-cell>
              <table:table-cell office:value-type="float" office:value="2358458.47923323">
                <text:p>2358458.479233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5.1700251102447">
                <text:p>25.1700251102447</text:p>
              </table:table-cell>
              <table:table-cell office:value-type="float" office:value="279631.779832832">
                <text:p>279631.77983283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.1734459400177">
                <text:p>25.1734459400177</text:p>
              </table:table-cell>
              <table:table-cell office:value-type="float" office:value="2366677.2500697">
                <text:p>2366677.25006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5.1768698692322">
                <text:p>25.1768698692322</text:p>
              </table:table-cell>
              <table:table-cell office:value-type="float" office:value="2364534.86414595">
                <text:p>2364534.864145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5.1803317070007">
                <text:p>25.1803317070007</text:p>
              </table:table-cell>
              <table:table-cell office:value-type="float" office:value="2338642.23030303">
                <text:p>2338642.230303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5.1837501525879">
                <text:p>25.1837501525879</text:p>
              </table:table-cell>
              <table:table-cell office:value-type="float" office:value="2368327.88282885">
                <text:p>2368327.8828288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.1980149745941">
                <text:p>25.1980149745941</text:p>
              </table:table-cell>
              <table:table-cell office:value-type="float" office:value="567550.018953385">
                <text:p>567550.0189533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5.2014405727386">
                <text:p>25.2014405727386</text:p>
              </table:table-cell>
              <table:table-cell office:value-type="float" office:value="2363382.87750557">
                <text:p>2363382.8775055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.2048754692078">
                <text:p>25.2048754692078</text:p>
              </table:table-cell>
              <table:table-cell office:value-type="float" office:value="2356985.1588811">
                <text:p>2356985.15888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.2083075046539">
                <text:p>25.2083075046539</text:p>
              </table:table-cell>
              <table:table-cell office:value-type="float" office:value="2358949.99541507">
                <text:p>2358949.9954150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5.2117314338684">
                <text:p>25.2117314338684</text:p>
              </table:table-cell>
              <table:table-cell office:value-type="float" office:value="2364534.86414595">
                <text:p>2364534.8641459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5.2253911495209">
                <text:p>25.2253911495209</text:p>
              </table:table-cell>
              <table:table-cell office:value-type="float" office:value="592691.693295865">
                <text:p>592691.6932958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5.2288177013397">
                <text:p>25.2288177013397</text:p>
              </table:table-cell>
              <table:table-cell office:value-type="float" office:value="2362725.10325633">
                <text:p>2362725.103256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.2796704769135">
                <text:p>25.2796704769135</text:p>
              </table:table-cell>
              <table:table-cell office:value-type="float" office:value="159204.682707275">
                <text:p>159204.6827072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.2830855846405">
                <text:p>25.2830855846405</text:p>
              </table:table-cell>
              <table:table-cell office:value-type="float" office:value="2370642.64060318">
                <text:p>2370642.640603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5.2865023612976">
                <text:p>25.2865023612976</text:p>
              </table:table-cell>
              <table:table-cell office:value-type="float" office:value="2369484.69639244">
                <text:p>2369484.696392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5.289920091629">
                <text:p>25.289920091629</text:p>
              </table:table-cell>
              <table:table-cell office:value-type="float" office:value="2368823.52173003">
                <text:p>2368823.521730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.293345451355">
                <text:p>25.293345451355</text:p>
              </table:table-cell>
              <table:table-cell office:value-type="float" office:value="2363547.37829749">
                <text:p>2363547.378297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.2967717647552">
                <text:p>25.2967717647552</text:p>
              </table:table-cell>
              <table:table-cell office:value-type="float" office:value="2362889.51249043">
                <text:p>2362889.512490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5.3083143234253">
                <text:p>25.3083143234253</text:p>
              </table:table-cell>
              <table:table-cell office:value-type="float" office:value="701404.27538058">
                <text:p>701404.2753805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5.3117125034332">
                <text:p>25.3117125034332</text:p>
              </table:table-cell>
              <table:table-cell office:value-type="float" office:value="2382451.77745036">
                <text:p>2382451.777450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5.3151378631592">
                <text:p>25.3151378631592</text:p>
              </table:table-cell>
              <table:table-cell office:value-type="float" office:value="2363547.37829749">
                <text:p>2363547.378297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.3368225097656">
                <text:p>25.3368225097656</text:p>
              </table:table-cell>
              <table:table-cell office:value-type="float" office:value="373351.715014513">
                <text:p>373351.7150145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5.340240240097">
                <text:p>25.340240240097</text:p>
              </table:table-cell>
              <table:table-cell office:value-type="float" office:value="2368823.52173003">
                <text:p>2368823.521730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5.3436942100525">
                <text:p>25.3436942100525</text:p>
              </table:table-cell>
              <table:table-cell office:value-type="float" office:value="2343969.43356112">
                <text:p>2343969.433561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.3652360439301">
                <text:p>25.3652360439301</text:p>
              </table:table-cell>
              <table:table-cell office:value-type="float" office:value="375826.869987715">
                <text:p>375826.8699877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5.3686556816101">
                <text:p>25.3686556816101</text:p>
              </table:table-cell>
              <table:table-cell office:value-type="float" office:value="2367502.27874224">
                <text:p>2367502.278742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.3721351623535">
                <text:p>25.3721351623535</text:p>
              </table:table-cell>
              <table:table-cell office:value-type="float" office:value="2326783.96491709">
                <text:p>2326783.9649170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5.3930082321167">
                <text:p>25.3930082321167</text:p>
              </table:table-cell>
              <table:table-cell office:value-type="float" office:value="387868.200118792">
                <text:p>387868.20011879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5.3964309692383">
                <text:p>25.3964309692383</text:p>
              </table:table-cell>
              <table:table-cell office:value-type="float" office:value="2365358.39955419">
                <text:p>2365358.399554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.4209179878235">
                <text:p>25.4209179878235</text:p>
              </table:table-cell>
              <table:table-cell office:value-type="float" office:value="330624.162015851">
                <text:p>330624.1620158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.4243392944336">
                <text:p>25.4243392944336</text:p>
              </table:table-cell>
              <table:table-cell office:value-type="float" office:value="2366347.39958188">
                <text:p>2366347.399581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5.4277584552765">
                <text:p>25.4277584552765</text:p>
              </table:table-cell>
              <table:table-cell office:value-type="float" office:value="2367832.45129349">
                <text:p>2367832.451293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5.4486362934113">
                <text:p>25.4486362934113</text:p>
              </table:table-cell>
              <table:table-cell office:value-type="float" office:value="387779.613374749">
                <text:p>387779.61337474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5.4520516395569">
                <text:p>25.4520516395569</text:p>
              </table:table-cell>
              <table:table-cell office:value-type="float" office:value="2370477.15071553">
                <text:p>2370477.150715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5.4554672241211">
                <text:p>25.4554672241211</text:p>
              </table:table-cell>
              <table:table-cell office:value-type="float" office:value="2370311.68393131">
                <text:p>2370311.6839313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5.4763205051422">
                <text:p>25.4763205051422</text:p>
              </table:table-cell>
              <table:table-cell office:value-type="float" office:value="388236.268038644">
                <text:p>388236.26803864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.4797208309174">
                <text:p>25.4797208309174</text:p>
              </table:table-cell>
              <table:table-cell office:value-type="float" office:value="2380948.33711962">
                <text:p>2380948.3371196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5.4831132888794">
                <text:p>25.4831132888794</text:p>
              </table:table-cell>
              <table:table-cell office:value-type="float" office:value="2386470.24977159">
                <text:p>2386470.249771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5.5040998458862">
                <text:p>25.5040998458862</text:p>
              </table:table-cell>
              <table:table-cell office:value-type="float" office:value="385770.757793329">
                <text:p>385770.7577933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5.507488489151">
                <text:p>25.507488489151</text:p>
              </table:table-cell>
              <table:table-cell office:value-type="float" office:value="2389156.77084359">
                <text:p>2389156.770843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5.5108757019043">
                <text:p>25.5108757019043</text:p>
              </table:table-cell>
              <table:table-cell office:value-type="float" office:value="2390165.77630745">
                <text:p>2390165.776307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5.5319418907166">
                <text:p>25.5319418907166</text:p>
              </table:table-cell>
              <table:table-cell office:value-type="float" office:value="384312.514814731">
                <text:p>384312.51481473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5.5353608131409">
                <text:p>25.5353608131409</text:p>
              </table:table-cell>
              <table:table-cell office:value-type="float" office:value="2367997.572106">
                <text:p>2367997.57210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.5387754440308">
                <text:p>25.5387754440308</text:p>
              </table:table-cell>
              <table:table-cell office:value-type="float" office:value="2370973.68970814">
                <text:p>2370973.689708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.5599131584167">
                <text:p>25.5599131584167</text:p>
              </table:table-cell>
              <table:table-cell office:value-type="float" office:value="383012.082203524">
                <text:p>383012.0822035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5.5633311271667">
                <text:p>25.5633311271667</text:p>
              </table:table-cell>
              <table:table-cell office:value-type="float" office:value="2368658.28571429">
                <text:p>2368658.285714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5.5667498111725">
                <text:p>25.5667498111725</text:p>
              </table:table-cell>
              <table:table-cell office:value-type="float" office:value="2368162.71594951">
                <text:p>2368162.715949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5.5876920223236">
                <text:p>25.5876920223236</text:p>
              </table:table-cell>
              <table:table-cell office:value-type="float" office:value="386587.640702202">
                <text:p>386587.6407022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5.5911338329315">
                <text:p>25.5911338329315</text:p>
              </table:table-cell>
              <table:table-cell office:value-type="float" office:value="2352250.28983098">
                <text:p>2352250.2898309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5.6154828071594">
                <text:p>25.6154828071594</text:p>
              </table:table-cell>
              <table:table-cell office:value-type="float" office:value="332498.606480167">
                <text:p>332498.6064801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5.618887424469">
                <text:p>25.618887424469</text:p>
              </table:table-cell>
              <table:table-cell office:value-type="float" office:value="2377947.14173669">
                <text:p>2377947.141736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5.6222856044769">
                <text:p>25.6222856044769</text:p>
              </table:table-cell>
              <table:table-cell office:value-type="float" office:value="2382451.77745036">
                <text:p>2382451.777450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.6432945728302">
                <text:p>25.6432945728302</text:p>
              </table:table-cell>
              <table:table-cell office:value-type="float" office:value="385359.236296784">
                <text:p>385359.23629678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5.6467156410217">
                <text:p>25.6467156410217</text:p>
              </table:table-cell>
              <table:table-cell office:value-type="float" office:value="2366512.31333194">
                <text:p>2366512.3133319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.6501278877258">
                <text:p>25.6501278877258</text:p>
              </table:table-cell>
              <table:table-cell office:value-type="float" office:value="2372630.32308552">
                <text:p>2372630.323085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5.6711294651031">
                <text:p>25.6711294651031</text:p>
              </table:table-cell>
              <table:table-cell office:value-type="float" office:value="385494.853769569">
                <text:p>385494.85376956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5.6745474338531">
                <text:p>25.6745474338531</text:p>
              </table:table-cell>
              <table:table-cell office:value-type="float" office:value="2368658.28571429">
                <text:p>2368658.2857142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5.6779680252075">
                <text:p>25.6779680252075</text:p>
              </table:table-cell>
              <table:table-cell office:value-type="float" office:value="2366842.20979996">
                <text:p>2366842.2097999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5.6990234851837">
                <text:p>25.6990234851837</text:p>
              </table:table-cell>
              <table:table-cell office:value-type="float" office:value="384508.341739042">
                <text:p>384508.34173904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.7024428844452">
                <text:p>25.7024428844452</text:p>
              </table:table-cell>
              <table:table-cell office:value-type="float" office:value="2367667.35350718">
                <text:p>2367667.353507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5.7058699131012">
                <text:p>25.7058699131012</text:p>
              </table:table-cell>
              <table:table-cell office:value-type="float" office:value="2362396.35341589">
                <text:p>2362396.3534158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5.7267501354218">
                <text:p>25.7267501354218</text:p>
              </table:table-cell>
              <table:table-cell office:value-type="float" office:value="387735.335175501">
                <text:p>387735.3351755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5.730170249939">
                <text:p>25.730170249939</text:p>
              </table:table-cell>
              <table:table-cell office:value-type="float" office:value="2367172.19825723">
                <text:p>2367172.1982572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5.733588218689">
                <text:p>25.733588218689</text:p>
              </table:table-cell>
              <table:table-cell office:value-type="float" office:value="2368658.28571429">
                <text:p>2368658.2857142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5.7547125816345">
                <text:p>25.7547125816345</text:p>
              </table:table-cell>
              <table:table-cell office:value-type="float" office:value="383254.161125031">
                <text:p>383254.16112503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5.7581322193146">
                <text:p>25.7581322193146</text:p>
              </table:table-cell>
              <table:table-cell office:value-type="float" office:value="2367502.27874224">
                <text:p>2367502.2787422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5.761549949646">
                <text:p>25.761549949646</text:p>
              </table:table-cell>
              <table:table-cell office:value-type="float" office:value="2368823.52173003">
                <text:p>2368823.5217300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5.7825005054474">
                <text:p>25.7825005054474</text:p>
              </table:table-cell>
              <table:table-cell office:value-type="float" office:value="386433.662034982">
                <text:p>386433.6620349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5.785923242569">
                <text:p>25.785923242569</text:p>
              </table:table-cell>
              <table:table-cell office:value-type="float" office:value="2365358.39955419">
                <text:p>2365358.399554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5.7963707447052">
                <text:p>25.7963707447052</text:p>
              </table:table-cell>
              <table:table-cell office:value-type="float" office:value="774922.07174806">
                <text:p>774922.0717480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5.7997884750366">
                <text:p>25.7997884750366</text:p>
              </table:table-cell>
              <table:table-cell office:value-type="float" office:value="2368823.52173003">
                <text:p>2368823.5217300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5.8242378234863">
                <text:p>25.8242378234863</text:p>
              </table:table-cell>
              <table:table-cell office:value-type="float" office:value="331133.568514257">
                <text:p>331133.56851425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5.8276872634888">
                <text:p>25.8276872634888</text:p>
              </table:table-cell>
              <table:table-cell office:value-type="float" office:value="2347047.63505668">
                <text:p>2347047.635056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5.831104516983">
                <text:p>25.831104516983</text:p>
              </table:table-cell>
              <table:table-cell office:value-type="float" office:value="2369154.0629317">
                <text:p>2369154.06293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5.8520143032074">
                <text:p>25.8520143032074</text:p>
              </table:table-cell>
              <table:table-cell office:value-type="float" office:value="387187.124398531">
                <text:p>387187.12439853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5.8554344177246">
                <text:p>25.8554344177246</text:p>
              </table:table-cell>
              <table:table-cell office:value-type="float" office:value="2367172.19825723">
                <text:p>2367172.1982572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5.8588593006134">
                <text:p>25.8588593006134</text:p>
              </table:table-cell>
              <table:table-cell office:value-type="float" office:value="2363876.44859032">
                <text:p>2363876.448590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5.8798425197601">
                <text:p>25.8798425197601</text:p>
              </table:table-cell>
              <table:table-cell office:value-type="float" office:value="385832.123440518">
                <text:p>385832.1234405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5.8832621574402">
                <text:p>25.8832621574402</text:p>
              </table:table-cell>
              <table:table-cell office:value-type="float" office:value="2367502.27874224">
                <text:p>2367502.2787422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5.9076642990112">
                <text:p>25.9076642990112</text:p>
              </table:table-cell>
              <table:table-cell office:value-type="float" office:value="331774.159101124">
                <text:p>331774.15910112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5.9110858440399">
                <text:p>25.9110858440399</text:p>
              </table:table-cell>
              <table:table-cell office:value-type="float" office:value="2366182.50881472">
                <text:p>2366182.5088147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5.9145102500916">
                <text:p>25.9145102500916</text:p>
              </table:table-cell>
              <table:table-cell office:value-type="float" office:value="2364205.61052705">
                <text:p>2364205.610527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5.9354841709137">
                <text:p>25.9354841709137</text:p>
              </table:table-cell>
              <table:table-cell office:value-type="float" office:value="386003.173591297">
                <text:p>386003.17359129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5.9389042854309">
                <text:p>25.9389042854309</text:p>
              </table:table-cell>
              <table:table-cell office:value-type="float" office:value="2367172.19825723">
                <text:p>2367172.198257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5.9423205852509">
                <text:p>25.9423205852509</text:p>
              </table:table-cell>
              <table:table-cell office:value-type="float" office:value="2369815.42215088">
                <text:p>2369815.422150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5.9632887840271">
                <text:p>25.9632887840271</text:p>
              </table:table-cell>
              <table:table-cell office:value-type="float" office:value="386108.510625718">
                <text:p>386108.51062571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5.966717004776">
                <text:p>25.966717004776</text:p>
              </table:table-cell>
              <table:table-cell office:value-type="float" office:value="2361574.87892065">
                <text:p>2361574.8789206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5.9701435565948">
                <text:p>25.9701435565948</text:p>
              </table:table-cell>
              <table:table-cell office:value-type="float" office:value="2362725.10325633">
                <text:p>2362725.103256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5.9910161495209">
                <text:p>25.9910161495209</text:p>
              </table:table-cell>
              <table:table-cell office:value-type="float" office:value="387877.06101935">
                <text:p>387877.061019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5.9944467544556">
                <text:p>25.9944467544556</text:p>
              </table:table-cell>
              <table:table-cell office:value-type="float" office:value="2359933.64264369">
                <text:p>2359933.6426436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5.9978799819946">
                <text:p>25.9978799819946</text:p>
              </table:table-cell>
              <table:table-cell office:value-type="float" office:value="2358130.91555556">
                <text:p>2358130.9155555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6.0189278125763">
                <text:p>26.0189278125763</text:p>
              </table:table-cell>
              <table:table-cell office:value-type="float" office:value="384647.717900794">
                <text:p>384647.7179007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6.0223577022552">
                <text:p>26.0223577022552</text:p>
              </table:table-cell>
              <table:table-cell office:value-type="float" office:value="2360425.77394689">
                <text:p>2360425.7739468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6.025821685791">
                <text:p>26.025821685791</text:p>
              </table:table-cell>
              <table:table-cell office:value-type="float" office:value="2337193.55661092">
                <text:p>2337193.556610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6.0467004776001">
                <text:p>26.0467004776001</text:p>
              </table:table-cell>
              <table:table-cell office:value-type="float" office:value="387761.90088156">
                <text:p>387761.900881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6.0501201152802">
                <text:p>26.0501201152802</text:p>
              </table:table-cell>
              <table:table-cell office:value-type="float" office:value="2367502.27874224">
                <text:p>2367502.278742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6.0745315551758">
                <text:p>26.0745315551758</text:p>
              </table:table-cell>
              <table:table-cell office:value-type="float" office:value="331647.786227036">
                <text:p>331647.78622703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6.0776193141937">
                <text:p>26.0776193141937</text:p>
              </table:table-cell>
              <table:table-cell office:value-type="float" office:value="2621966.27163926">
                <text:p>2621966.271639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6.0807077884674">
                <text:p>26.0807077884674</text:p>
              </table:table-cell>
              <table:table-cell office:value-type="float" office:value="2621359.05388297">
                <text:p>2621359.0538829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6.1022357940674">
                <text:p>26.1022357940674</text:p>
              </table:table-cell>
              <table:table-cell office:value-type="float" office:value="376068.278243535">
                <text:p>376068.27824353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6.1053185462952">
                <text:p>26.1053185462952</text:p>
              </table:table-cell>
              <table:table-cell office:value-type="float" office:value="2626224.68553751">
                <text:p>2626224.6855375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6.1084079742432">
                <text:p>26.1084079742432</text:p>
              </table:table-cell>
              <table:table-cell office:value-type="float" office:value="2620549.86757216">
                <text:p>2620549.867572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6.1302037239075">
                <text:p>26.1302037239075</text:p>
              </table:table-cell>
              <table:table-cell office:value-type="float" office:value="371448.567940668">
                <text:p>371448.5679406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6.133296251297">
                <text:p>26.133296251297</text:p>
              </table:table-cell>
              <table:table-cell office:value-type="float" office:value="2617923.45879269">
                <text:p>2617923.4587926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6.1363883018494">
                <text:p>26.1363883018494</text:p>
              </table:table-cell>
              <table:table-cell office:value-type="float" office:value="2618327.17896522">
                <text:p>2618327.1789652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6.1580300331116">
                <text:p>26.1580300331116</text:p>
              </table:table-cell>
              <table:table-cell office:value-type="float" office:value="374092.067862336">
                <text:p>374092.0678623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6.1611242294312">
                <text:p>26.1611242294312</text:p>
              </table:table-cell>
              <table:table-cell office:value-type="float" office:value="2616511.41809216">
                <text:p>2616511.418092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6.1642138957977">
                <text:p>26.1642138957977</text:p>
              </table:table-cell>
              <table:table-cell office:value-type="float" office:value="2620347.64904699">
                <text:p>2620347.6490469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6.1673021316528">
                <text:p>26.1673021316528</text:p>
              </table:table-cell>
              <table:table-cell office:value-type="float" office:value="2621561.42854937">
                <text:p>2621561.4285493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6.1704018115997">
                <text:p>26.1704018115997</text:p>
              </table:table-cell>
              <table:table-cell office:value-type="float" office:value="2611882.5616491">
                <text:p>2611882.56164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6.1734926700592">
                <text:p>26.1734926700592</text:p>
              </table:table-cell>
              <table:table-cell office:value-type="float" office:value="2619337.02437519">
                <text:p>2619337.024375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6.176589012146">
                <text:p>26.176589012146</text:p>
              </table:table-cell>
              <table:table-cell office:value-type="float" office:value="2614698.17386617">
                <text:p>2614698.173866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6.179675579071">
                <text:p>26.179675579071</text:p>
              </table:table-cell>
              <table:table-cell office:value-type="float" office:value="2622978.92661826">
                <text:p>2622978.9266182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6.1827638149261">
                <text:p>26.1827638149261</text:p>
              </table:table-cell>
              <table:table-cell office:value-type="float" office:value="2621561.42854937">
                <text:p>2621561.4285493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6.1914217472076">
                <text:p>26.1914217472076</text:p>
              </table:table-cell>
              <table:table-cell office:value-type="float" office:value="935096.248939803">
                <text:p>935096.24893980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6.1945099830627">
                <text:p>26.1945099830627</text:p>
              </table:table-cell>
              <table:table-cell office:value-type="float" office:value="2621561.42854937">
                <text:p>2621561.428549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6.2171537876129">
                <text:p>26.2171537876129</text:p>
              </table:table-cell>
              <table:table-cell office:value-type="float" office:value="357537.090644907">
                <text:p>357537.09064490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6.2202422618866">
                <text:p>26.2202422618866</text:p>
              </table:table-cell>
              <table:table-cell office:value-type="float" office:value="2621359.05388297">
                <text:p>2621359.053882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6.2233288288116">
                <text:p>26.2233288288116</text:p>
              </table:table-cell>
              <table:table-cell office:value-type="float" office:value="2622978.92661826">
                <text:p>2622978.9266182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6.2428793907166">
                <text:p>26.2428793907166</text:p>
              </table:table-cell>
              <table:table-cell office:value-type="float" office:value="414105.74485677">
                <text:p>414105.7448567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6.245970249176">
                <text:p>26.245970249176</text:p>
              </table:table-cell>
              <table:table-cell office:value-type="float" office:value="2619337.02437519">
                <text:p>2619337.024375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6.2490568161011">
                <text:p>26.2490568161011</text:p>
              </table:table-cell>
              <table:table-cell office:value-type="float" office:value="2622978.92661826">
                <text:p>2622978.9266182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6.2686369419098">
                <text:p>26.2686369419098</text:p>
              </table:table-cell>
              <table:table-cell office:value-type="float" office:value="413480.489302892">
                <text:p>413480.4893028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6.2717304229736">
                <text:p>26.2717304229736</text:p>
              </table:table-cell>
              <table:table-cell office:value-type="float" office:value="2617116.39183044">
                <text:p>2617116.3918304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6.274819612503">
                <text:p>26.274819612503</text:p>
              </table:table-cell>
              <table:table-cell office:value-type="float" office:value="2620752.11731111">
                <text:p>2620752.117311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6.2943823337555">
                <text:p>26.2943823337555</text:p>
              </table:table-cell>
              <table:table-cell office:value-type="float" office:value="413848.354506898">
                <text:p>413848.35450689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6.2974727153778">
                <text:p>26.2974727153778</text:p>
              </table:table-cell>
              <table:table-cell office:value-type="float" office:value="2619741.18068199">
                <text:p>2619741.1806819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6.300564289093">
                <text:p>26.300564289093</text:p>
              </table:table-cell>
              <table:table-cell office:value-type="float" office:value="2618731.02367548">
                <text:p>2618731.023675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6.3200268745422">
                <text:p>26.3200268745422</text:p>
              </table:table-cell>
              <table:table-cell office:value-type="float" office:value="415977.621324971">
                <text:p>415977.62132497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.3231153488159">
                <text:p>26.3231153488159</text:p>
              </table:table-cell>
              <table:table-cell office:value-type="float" office:value="2621359.05388297">
                <text:p>2621359.053882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.3262038230896">
                <text:p>26.3262038230896</text:p>
              </table:table-cell>
              <table:table-cell office:value-type="float" office:value="2621359.05388297">
                <text:p>2621359.0538829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6.3459072113037">
                <text:p>26.3459072113037</text:p>
              </table:table-cell>
              <table:table-cell office:value-type="float" office:value="410893.797149149">
                <text:p>410893.79714914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.3489949703217">
                <text:p>26.3489949703217</text:p>
              </table:table-cell>
              <table:table-cell office:value-type="float" office:value="2621966.27163926">
                <text:p>2621966.271639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.3520805835724">
                <text:p>26.3520805835724</text:p>
              </table:table-cell>
              <table:table-cell office:value-type="float" office:value="2623789.61397002">
                <text:p>2623789.6139700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6.3587226867676">
                <text:p>26.3587226867676</text:p>
              </table:table-cell>
              <table:table-cell office:value-type="float" office:value="1218891.02925446">
                <text:p>1218891.0292544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6.3844661712646">
                <text:p>26.3844661712646</text:p>
              </table:table-cell>
              <table:table-cell office:value-type="float" office:value="314487.341483293">
                <text:p>314487.34148329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6.3875696659088">
                <text:p>26.3875696659088</text:p>
              </table:table-cell>
              <table:table-cell office:value-type="float" office:value="2608672.13520781">
                <text:p>2608672.1352078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6.3906850814819">
                <text:p>26.3906850814819</text:p>
              </table:table-cell>
              <table:table-cell office:value-type="float" office:value="2598690.22606566">
                <text:p>2598690.2260656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.4101989269257">
                <text:p>26.4101989269257</text:p>
              </table:table-cell>
              <table:table-cell office:value-type="float" office:value="414884.909453004">
                <text:p>414884.90945300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6.4132995605469">
                <text:p>26.4132995605469</text:p>
              </table:table-cell>
              <table:table-cell office:value-type="float" office:value="2611079.21445598">
                <text:p>2611079.2144559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6.4163937568665">
                <text:p>26.4163937568665</text:p>
              </table:table-cell>
              <table:table-cell office:value-type="float" office:value="2616511.41809216">
                <text:p>2616511.418092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6.4359846115112">
                <text:p>26.4359846115112</text:p>
              </table:table-cell>
              <table:table-cell office:value-type="float" office:value="413254.048728246">
                <text:p>413254.0487282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6.439076423645">
                <text:p>26.439076423645</text:p>
              </table:table-cell>
              <table:table-cell office:value-type="float" office:value="2618529.08574954">
                <text:p>2618529.085749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6.4421675205231">
                <text:p>26.4421675205231</text:p>
              </table:table-cell>
              <table:table-cell office:value-type="float" office:value="2619134.9929811">
                <text:p>2619134.99298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6.4616827964783">
                <text:p>26.4616827964783</text:p>
              </table:table-cell>
              <table:table-cell office:value-type="float" office:value="414854.497501619">
                <text:p>414854.4975016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6.4647731781006">
                <text:p>26.4647731781006</text:p>
              </table:table-cell>
              <table:table-cell office:value-type="float" office:value="2619741.18068199">
                <text:p>2619741.1806819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6.4873335361481">
                <text:p>26.4873335361481</text:p>
              </table:table-cell>
              <table:table-cell office:value-type="float" office:value="358859.55280317">
                <text:p>358859.5528031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6.4904222488403">
                <text:p>26.4904222488403</text:p>
              </table:table-cell>
              <table:table-cell office:value-type="float" office:value="2621156.71045928">
                <text:p>2621156.7104592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6.493509054184">
                <text:p>26.493509054184</text:p>
              </table:table-cell>
              <table:table-cell office:value-type="float" office:value="2622776.33305013">
                <text:p>2622776.3330501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6.5131249427795">
                <text:p>26.5131249427795</text:p>
              </table:table-cell>
              <table:table-cell office:value-type="float" office:value="412726.650671528">
                <text:p>412726.6506715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6.5162150859833">
                <text:p>26.5162150859833</text:p>
              </table:table-cell>
              <table:table-cell office:value-type="float" office:value="2619943.30560913">
                <text:p>2619943.3056091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6.5193135738373">
                <text:p>26.5193135738373</text:p>
              </table:table-cell>
              <table:table-cell office:value-type="float" office:value="2612887.44105879">
                <text:p>2612887.4410587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6.5388739109039">
                <text:p>26.5388739109039</text:p>
              </table:table-cell>
              <table:table-cell office:value-type="float" office:value="413898.797981522">
                <text:p>413898.7979815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6.5419783592224">
                <text:p>26.5419783592224</text:p>
              </table:table-cell>
              <table:table-cell office:value-type="float" office:value="2607870.76138545">
                <text:p>2607870.7613854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6.5450701713562">
                <text:p>26.5450701713562</text:p>
              </table:table-cell>
              <table:table-cell office:value-type="float" office:value="2618529.08574954">
                <text:p>2618529.085749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6.5645802021027">
                <text:p>26.5645802021027</text:p>
              </table:table-cell>
              <table:table-cell office:value-type="float" office:value="414966.02979311">
                <text:p>414966.029793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6.5676698684692">
                <text:p>26.5676698684692</text:p>
              </table:table-cell>
              <table:table-cell office:value-type="float" office:value="2620347.64904699">
                <text:p>2620347.649046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6.5707595348358">
                <text:p>26.5707595348358</text:p>
              </table:table-cell>
              <table:table-cell office:value-type="float" office:value="2620347.64904699">
                <text:p>2620347.649046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6.5905146598816">
                <text:p>26.5905146598816</text:p>
              </table:table-cell>
              <table:table-cell office:value-type="float" office:value="409817.704582484">
                <text:p>409817.7045824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6.5936229228973">
                <text:p>26.5936229228973</text:p>
              </table:table-cell>
              <table:table-cell office:value-type="float" office:value="2604670.1836312">
                <text:p>2604670.18363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6.5967237949371">
                <text:p>26.5967237949371</text:p>
              </table:table-cell>
              <table:table-cell office:value-type="float" office:value="2610878.45486698">
                <text:p>2610878.454866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6.6162326335907">
                <text:p>26.6162326335907</text:p>
              </table:table-cell>
              <table:table-cell office:value-type="float" office:value="414991.386405299">
                <text:p>414991.38640529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6.619380235672">
                <text:p>26.619380235672</text:p>
              </table:table-cell>
              <table:table-cell office:value-type="float" office:value="2572116.73867596">
                <text:p>2572116.7386759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6.6419475078583">
                <text:p>26.6419475078583</text:p>
              </table:table-cell>
              <table:table-cell office:value-type="float" office:value="358749.605764152">
                <text:p>358749.60576415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6.6450605392456">
                <text:p>26.6450605392456</text:p>
              </table:table-cell>
              <table:table-cell office:value-type="float" office:value="2600680.49199663">
                <text:p>2600680.491996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6.6481428146362">
                <text:p>26.6481428146362</text:p>
              </table:table-cell>
              <table:table-cell office:value-type="float" office:value="2626630.97029703">
                <text:p>2626630.9702970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6.6674671173096">
                <text:p>26.6674671173096</text:p>
              </table:table-cell>
              <table:table-cell office:value-type="float" office:value="418954.315550511">
                <text:p>418954.31555051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6.670530796051">
                <text:p>26.670530796051</text:p>
              </table:table-cell>
              <table:table-cell office:value-type="float" office:value="2642574.72249027">
                <text:p>2642574.7224902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6.6735997200012">
                <text:p>26.6735997200012</text:p>
              </table:table-cell>
              <table:table-cell office:value-type="float" office:value="2638058.20261032">
                <text:p>2638058.2026103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6.693400144577">
                <text:p>26.693400144577</text:p>
              </table:table-cell>
              <table:table-cell office:value-type="float" office:value="408880.121181471">
                <text:p>408880.12118147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6.6964838504791">
                <text:p>26.6964838504791</text:p>
              </table:table-cell>
              <table:table-cell office:value-type="float" office:value="2625412.49296428">
                <text:p>2625412.4929642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6.699565410614">
                <text:p>26.699565410614</text:p>
              </table:table-cell>
              <table:table-cell office:value-type="float" office:value="2627240.63319149">
                <text:p>2627240.6331914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6.7191436290741">
                <text:p>26.7191436290741</text:p>
              </table:table-cell>
              <table:table-cell office:value-type="float" office:value="413520.771387167">
                <text:p>413520.7713871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6.7222332954407">
                <text:p>26.7222332954407</text:p>
              </table:table-cell>
              <table:table-cell office:value-type="float" office:value="2620347.64904699">
                <text:p>2620347.6490469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6.7253217697144">
                <text:p>26.7253217697144</text:p>
              </table:table-cell>
              <table:table-cell office:value-type="float" office:value="2621359.05388297">
                <text:p>2621359.0538829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6.7448930740356">
                <text:p>26.7448930740356</text:p>
              </table:table-cell>
              <table:table-cell office:value-type="float" office:value="413666.859760257">
                <text:p>413666.8597602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6.7479543685913">
                <text:p>26.7479543685913</text:p>
              </table:table-cell>
              <table:table-cell office:value-type="float" office:value="2644632.80249221">
                <text:p>2644632.8024922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6.751029253006">
                <text:p>26.751029253006</text:p>
              </table:table-cell>
              <table:table-cell office:value-type="float" office:value="2632944.49748003">
                <text:p>2632944.497480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6.7705762386322">
                <text:p>26.7705762386322</text:p>
              </table:table-cell>
              <table:table-cell office:value-type="float" office:value="414181.508842973">
                <text:p>414181.50884297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6.7736623287201">
                <text:p>26.7736623287201</text:p>
              </table:table-cell>
              <table:table-cell office:value-type="float" office:value="2623384.20766378">
                <text:p>2623384.2076637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6.7767515182495">
                <text:p>26.7767515182495</text:p>
              </table:table-cell>
              <table:table-cell office:value-type="float" office:value="2620752.11731111">
                <text:p>2620752.1173111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6.7963588237762">
                <text:p>26.7963588237762</text:p>
              </table:table-cell>
              <table:table-cell office:value-type="float" office:value="412907.321149333">
                <text:p>412907.3211493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6.7994432449341">
                <text:p>26.7994432449341</text:p>
              </table:table-cell>
              <table:table-cell office:value-type="float" office:value="2624803.67813249">
                <text:p>2624803.6781324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6.8221733570099">
                <text:p>26.8221733570099</text:p>
              </table:table-cell>
              <table:table-cell office:value-type="float" office:value="356179.502019153">
                <text:p>356179.50201915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6.8252627849579">
                <text:p>26.8252627849579</text:p>
              </table:table-cell>
              <table:table-cell office:value-type="float" office:value="2620549.86757216">
                <text:p>2620549.867572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6.8283505439758">
                <text:p>26.8283505439758</text:p>
              </table:table-cell>
              <table:table-cell office:value-type="float" office:value="2621966.27163926">
                <text:p>2621966.2716392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6.8477914333344">
                <text:p>26.8477914333344</text:p>
              </table:table-cell>
              <table:table-cell office:value-type="float" office:value="416441.853595124">
                <text:p>416441.8535951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6.850884437561">
                <text:p>26.850884437561</text:p>
              </table:table-cell>
              <table:table-cell office:value-type="float" office:value="2617519.86310029">
                <text:p>2617519.8631002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6.8539538383484">
                <text:p>26.8539538383484</text:p>
              </table:table-cell>
              <table:table-cell office:value-type="float" office:value="2637648.37533012">
                <text:p>2637648.375330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6.8735725879669">
                <text:p>26.8735725879669</text:p>
              </table:table-cell>
              <table:table-cell office:value-type="float" office:value="412666.462308749">
                <text:p>412666.46230874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6.8766982555389">
                <text:p>26.8766982555389</text:p>
              </table:table-cell>
              <table:table-cell office:value-type="float" office:value="2590166.68070175">
                <text:p>2590166.680701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6.8797850608826">
                <text:p>26.8797850608826</text:p>
              </table:table-cell>
              <table:table-cell office:value-type="float" office:value="2622776.33305013">
                <text:p>2622776.333050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6.8992943763733">
                <text:p>26.8992943763733</text:p>
              </table:table-cell>
              <table:table-cell office:value-type="float" office:value="414981.243388571">
                <text:p>414981.24338857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6.9023818969727">
                <text:p>26.9023818969727</text:p>
              </table:table-cell>
              <table:table-cell office:value-type="float" office:value="2622168.74007722">
                <text:p>2622168.7400772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6.9054703712463">
                <text:p>26.9054703712463</text:p>
              </table:table-cell>
              <table:table-cell office:value-type="float" office:value="2621359.05388297">
                <text:p>2621359.0538829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6.925017118454">
                <text:p>26.925017118454</text:p>
              </table:table-cell>
              <table:table-cell office:value-type="float" office:value="414186.560761115">
                <text:p>414186.5607611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6.9281041622162">
                <text:p>26.9281041622162</text:p>
              </table:table-cell>
              <table:table-cell office:value-type="float" office:value="2622573.77077541">
                <text:p>2622573.7707754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6.9311943054199">
                <text:p>26.9311943054199</text:p>
              </table:table-cell>
              <table:table-cell office:value-type="float" office:value="2619943.30560913">
                <text:p>2619943.3056091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6.9379074573517">
                <text:p>26.9379074573517</text:p>
              </table:table-cell>
              <table:table-cell office:value-type="float" office:value="1205990.87914195">
                <text:p>1205990.8791419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6.963675737381">
                <text:p>26.963675737381</text:p>
              </table:table-cell>
              <table:table-cell office:value-type="float" office:value="314184.725980755">
                <text:p>314184.7259807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6.9667661190033">
                <text:p>26.9667661190033</text:p>
              </table:table-cell>
              <table:table-cell office:value-type="float" office:value="2619741.18068199">
                <text:p>2619741.1806819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6.9698565006256">
                <text:p>26.9698565006256</text:p>
              </table:table-cell>
              <table:table-cell office:value-type="float" office:value="2619741.18068199">
                <text:p>2619741.1806819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6.9894068241119">
                <text:p>26.9894068241119</text:p>
              </table:table-cell>
              <table:table-cell office:value-type="float" office:value="414110.794926829">
                <text:p>414110.7949268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6.9924960136414">
                <text:p>26.9924960136414</text:p>
              </table:table-cell>
              <table:table-cell office:value-type="float" office:value="2620752.11731111">
                <text:p>2620752.1173111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6.9955878257751">
                <text:p>26.9955878257751</text:p>
              </table:table-cell>
              <table:table-cell office:value-type="float" office:value="2618529.08574954">
                <text:p>2618529.0857495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.0150461196899">
                <text:p>27.0150461196899</text:p>
              </table:table-cell>
              <table:table-cell office:value-type="float" office:value="416069.365353983">
                <text:p>416069.36535398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7.0181362628937">
                <text:p>27.0181362628937</text:p>
              </table:table-cell>
              <table:table-cell office:value-type="float" office:value="2619943.30560913">
                <text:p>2619943.305609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7.0212242603302">
                <text:p>27.0212242603302</text:p>
              </table:table-cell>
              <table:table-cell office:value-type="float" office:value="2621763.83446572">
                <text:p>2621763.834465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7.0410141944885">
                <text:p>27.0410141944885</text:p>
              </table:table-cell>
              <table:table-cell office:value-type="float" office:value="409096.863851575">
                <text:p>409096.8638515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7.0441024303436">
                <text:p>27.0441024303436</text:p>
              </table:table-cell>
              <table:table-cell office:value-type="float" office:value="2621561.42854937">
                <text:p>2621561.428549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7.0666809082031">
                <text:p>27.0666809082031</text:p>
              </table:table-cell>
              <table:table-cell office:value-type="float" office:value="358571.5587375">
                <text:p>358571.55873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7.0695135593414">
                <text:p>27.0695135593414</text:p>
              </table:table-cell>
              <table:table-cell office:value-type="float" office:value="2858099.92290211">
                <text:p>2858099.922902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7.0723304748535">
                <text:p>27.0723304748535</text:p>
              </table:table-cell>
              <table:table-cell office:value-type="float" office:value="2874065.61015658">
                <text:p>2874065.6101565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7.0924391746521">
                <text:p>27.0924391746521</text:p>
              </table:table-cell>
              <table:table-cell office:value-type="float" office:value="402611.808873396">
                <text:p>402611.80887339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7.0952725410461">
                <text:p>27.0952725410461</text:p>
              </table:table-cell>
              <table:table-cell office:value-type="float" office:value="2857378.42342646">
                <text:p>2857378.4234264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7.0981085300446">
                <text:p>27.0981085300446</text:p>
              </table:table-cell>
              <table:table-cell office:value-type="float" office:value="2854736.03900799">
                <text:p>2854736.0390079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7.1182465553284">
                <text:p>27.1182465553284</text:p>
              </table:table-cell>
              <table:table-cell office:value-type="float" office:value="402025.51570473">
                <text:p>402025.5157047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7.1210920810699">
                <text:p>27.1210920810699</text:p>
              </table:table-cell>
              <table:table-cell office:value-type="float" office:value="2845168.42764977">
                <text:p>2845168.4276497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7.1239309310913">
                <text:p>27.1239309310913</text:p>
              </table:table-cell>
              <table:table-cell office:value-type="float" office:value="2851859.00596288">
                <text:p>2851859.0059628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7.1439280509949">
                <text:p>27.1439280509949</text:p>
              </table:table-cell>
              <table:table-cell office:value-type="float" office:value="404858.30154756">
                <text:p>404858.3015475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7.1467595100403">
                <text:p>27.1467595100403</text:p>
              </table:table-cell>
              <table:table-cell office:value-type="float" office:value="2859303.23206467">
                <text:p>2859303.2320646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7.1496000289917">
                <text:p>27.1496000289917</text:p>
              </table:table-cell>
              <table:table-cell office:value-type="float" office:value="2850183.41312741">
                <text:p>2850183.4131274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7.1524498462677">
                <text:p>27.1524498462677</text:p>
              </table:table-cell>
              <table:table-cell office:value-type="float" office:value="2840883.89391784">
                <text:p>2840883.893917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7.155289888382">
                <text:p>27.155289888382</text:p>
              </table:table-cell>
              <table:table-cell office:value-type="float" office:value="2850661.95298858">
                <text:p>2850661.9529885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7.1582429409027">
                <text:p>27.1582429409027</text:p>
              </table:table-cell>
              <table:table-cell office:value-type="float" office:value="2741569.93250444">
                <text:p>2741569.932504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7.1610457897186">
                <text:p>27.1610457897186</text:p>
              </table:table-cell>
              <table:table-cell office:value-type="float" office:value="2888489.72303505">
                <text:p>2888489.7230350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7.1638858318329">
                <text:p>27.1638858318329</text:p>
              </table:table-cell>
              <table:table-cell office:value-type="float" office:value="2850661.95298858">
                <text:p>2850661.9529885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7.16672706604">
                <text:p>27.16672706604</text:p>
              </table:table-cell>
              <table:table-cell office:value-type="float" office:value="2849465.90450617">
                <text:p>2849465.904506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7.1754105091095">
                <text:p>27.1754105091095</text:p>
              </table:table-cell>
              <table:table-cell office:value-type="float" office:value="932349.061914829">
                <text:p>932349.06191482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7.1782460212707">
                <text:p>27.1782460212707</text:p>
              </table:table-cell>
              <table:table-cell office:value-type="float" office:value="2855216.10897166">
                <text:p>2855216.1089716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7.1994786262512">
                <text:p>27.1994786262512</text:p>
              </table:table-cell>
              <table:table-cell office:value-type="float" office:value="381300.363636364">
                <text:p>381300.36363636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7.202312707901">
                <text:p>27.202312707901</text:p>
              </table:table-cell>
              <table:table-cell office:value-type="float" office:value="2856657.28812989">
                <text:p>2856657.2881298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7.2051436901093">
                <text:p>27.2051436901093</text:p>
              </table:table-cell>
              <table:table-cell office:value-type="float" office:value="2859784.83948122">
                <text:p>2859784.8394812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7.2236392498016">
                <text:p>27.2236392498016</text:p>
              </table:table-cell>
              <table:table-cell office:value-type="float" office:value="437726.683304115">
                <text:p>437726.68330411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7.2264723777771">
                <text:p>27.2264723777771</text:p>
              </table:table-cell>
              <table:table-cell office:value-type="float" office:value="2857618.88277371">
                <text:p>2857618.8827737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7.2293026447296">
                <text:p>27.2293026447296</text:p>
              </table:table-cell>
              <table:table-cell office:value-type="float" office:value="2860507.55488164">
                <text:p>2860507.5548816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7.247866153717">
                <text:p>27.247866153717</text:p>
              </table:table-cell>
              <table:table-cell office:value-type="float" office:value="436124.442069842">
                <text:p>436124.44206984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7.2506992816925">
                <text:p>27.2506992816925</text:p>
              </table:table-cell>
              <table:table-cell office:value-type="float" office:value="2857618.88277371">
                <text:p>2857618.882773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7.2535207271576">
                <text:p>27.2535207271576</text:p>
              </table:table-cell>
              <table:table-cell office:value-type="float" office:value="2869451.17322968">
                <text:p>2869451.1732296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7.2720859050751">
                <text:p>27.2720859050751</text:p>
              </table:table-cell>
              <table:table-cell office:value-type="float" office:value="436085.236348693">
                <text:p>436085.23634869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7.2749221324921">
                <text:p>27.2749221324921</text:p>
              </table:table-cell>
              <table:table-cell office:value-type="float" office:value="2854496.06455952">
                <text:p>2854496.0645595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7.2778167724609">
                <text:p>27.2778167724609</text:p>
              </table:table-cell>
              <table:table-cell office:value-type="float" office:value="2796893.59887983">
                <text:p>2796893.5988798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7.2962915897369">
                <text:p>27.2962915897369</text:p>
              </table:table-cell>
              <table:table-cell office:value-type="float" office:value="438218.136561318">
                <text:p>438218.1365613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7.2991223335266">
                <text:p>27.2991223335266</text:p>
              </table:table-cell>
              <table:table-cell office:value-type="float" office:value="2860025.70403436">
                <text:p>2860025.704034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7.3019552230835">
                <text:p>27.3019552230835</text:p>
              </table:table-cell>
              <table:table-cell office:value-type="float" office:value="2857859.38259552">
                <text:p>2857859.3825955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7.3205041885376">
                <text:p>27.3205041885376</text:p>
              </table:table-cell>
              <table:table-cell office:value-type="float" office:value="436466.390539846">
                <text:p>436466.39053984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7.323335647583">
                <text:p>27.323335647583</text:p>
              </table:table-cell>
              <table:table-cell office:value-type="float" office:value="2859303.23206467">
                <text:p>2859303.232064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7.3261678218842">
                <text:p>27.3261678218842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7.344621181488">
                <text:p>27.344621181488</text:p>
              </table:table-cell>
              <table:table-cell office:value-type="float" office:value="438727.69911756">
                <text:p>438727.6991175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7.3474502563477">
                <text:p>27.3474502563477</text:p>
              </table:table-cell>
              <table:table-cell office:value-type="float" office:value="2861712.89263442">
                <text:p>2861712.8926344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7.368846654892">
                <text:p>27.368846654892</text:p>
              </table:table-cell>
              <table:table-cell office:value-type="float" office:value="378381.43569972">
                <text:p>378381.4356997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7.3716814517975">
                <text:p>27.3716814517975</text:p>
              </table:table-cell>
              <table:table-cell office:value-type="float" office:value="2855936.51673675">
                <text:p>2855936.516736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7.3745164871216">
                <text:p>27.3745164871216</text:p>
              </table:table-cell>
              <table:table-cell office:value-type="float" office:value="2855696.34042553">
                <text:p>2855696.3404255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7.3931868076324">
                <text:p>27.3931868076324</text:p>
              </table:table-cell>
              <table:table-cell office:value-type="float" office:value="433629.4063773">
                <text:p>433629.406377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7.3960211277008">
                <text:p>27.3960211277008</text:p>
              </table:table-cell>
              <table:table-cell office:value-type="float" office:value="2856416.99057873">
                <text:p>2856416.9905787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7.398845911026">
                <text:p>27.398845911026</text:p>
              </table:table-cell>
              <table:table-cell office:value-type="float" office:value="2866060.53207292">
                <text:p>2866060.5320729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7.4173369407654">
                <text:p>27.4173369407654</text:p>
              </table:table-cell>
              <table:table-cell office:value-type="float" office:value="437833.918073159">
                <text:p>437833.91807315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7.4201703071594">
                <text:p>27.4201703071594</text:p>
              </table:table-cell>
              <table:table-cell office:value-type="float" office:value="2857378.42342646">
                <text:p>2857378.423426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7.4230122566223">
                <text:p>27.4230122566223</text:p>
              </table:table-cell>
              <table:table-cell office:value-type="float" office:value="2848748.75704698">
                <text:p>2848748.7570469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7.4414925575256">
                <text:p>27.4414925575256</text:p>
              </table:table-cell>
              <table:table-cell office:value-type="float" office:value="438088.104861183">
                <text:p>438088.10486118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7.4443340301514">
                <text:p>27.4443340301514</text:p>
              </table:table-cell>
              <table:table-cell office:value-type="float" office:value="2849226.81523746">
                <text:p>2849226.8152374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7.4472317695618">
                <text:p>27.4472317695618</text:p>
              </table:table-cell>
              <table:table-cell office:value-type="float" office:value="2793902.02270857">
                <text:p>2793902.0227085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7.4535410404205">
                <text:p>27.4535410404205</text:p>
              </table:table-cell>
              <table:table-cell office:value-type="float" office:value="1283191.06616786">
                <text:p>1283191.0661678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7.4777767658234">
                <text:p>27.4777767658234</text:p>
              </table:table-cell>
              <table:table-cell office:value-type="float" office:value="334052.307716523">
                <text:p>334052.30771652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7.4806163311005">
                <text:p>27.4806163311005</text:p>
              </table:table-cell>
              <table:table-cell office:value-type="float" office:value="2851140.65356843">
                <text:p>2851140.6535684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7.4834418296814">
                <text:p>27.4834418296814</text:p>
              </table:table-cell>
              <table:table-cell office:value-type="float" office:value="2865335.00835373">
                <text:p>2865335.0083537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7.5018768310547">
                <text:p>27.5018768310547</text:p>
              </table:table-cell>
              <table:table-cell office:value-type="float" office:value="439164.599777554">
                <text:p>439164.5997775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7.5046887397766">
                <text:p>27.5046887397766</text:p>
              </table:table-cell>
              <table:table-cell office:value-type="float" office:value="2879183.07478379">
                <text:p>2879183.0747837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7.5074982643127">
                <text:p>27.5074982643127</text:p>
              </table:table-cell>
              <table:table-cell office:value-type="float" office:value="2881626.37338764">
                <text:p>2881626.3733876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7.5260412693024">
                <text:p>27.5260412693024</text:p>
              </table:table-cell>
              <table:table-cell office:value-type="float" office:value="436606.688318869">
                <text:p>436606.68831886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7.5288465023041">
                <text:p>27.5288465023041</text:p>
              </table:table-cell>
              <table:table-cell office:value-type="float" office:value="2886034.77681455">
                <text:p>2886034.776814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7.5316479206085">
                <text:p>27.5316479206085</text:p>
              </table:table-cell>
              <table:table-cell office:value-type="float" office:value="2889964.69651064">
                <text:p>2889964.6965106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7.5502195358276">
                <text:p>27.5502195358276</text:p>
              </table:table-cell>
              <table:table-cell office:value-type="float" office:value="435934.080287567">
                <text:p>435934.08028756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7.553035736084">
                <text:p>27.553035736084</text:p>
              </table:table-cell>
              <table:table-cell office:value-type="float" office:value="2874795.56247884">
                <text:p>2874795.5624788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7.5558643341064">
                <text:p>27.5558643341064</text:p>
              </table:table-cell>
              <table:table-cell office:value-type="float" office:value="2862195.31220499">
                <text:p>2862195.3122049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7.5745718479156">
                <text:p>27.5745718479156</text:p>
              </table:table-cell>
              <table:table-cell office:value-type="float" office:value="432767.287121647">
                <text:p>432767.28712164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7.5773961544037">
                <text:p>27.5773961544037</text:p>
              </table:table-cell>
              <table:table-cell office:value-type="float" office:value="2866544.41870674">
                <text:p>2866544.4187067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7.775764465332">
                <text:p>27.775764465332</text:p>
              </table:table-cell>
              <table:table-cell office:value-type="float" office:value="40812.9703888262">
                <text:p>40812.970388826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7.7786056995392">
                <text:p>27.7786056995392</text:p>
              </table:table-cell>
              <table:table-cell office:value-type="float" office:value="2849465.90450617">
                <text:p>2849465.9045061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7.7814960479736">
                <text:p>27.7814960479736</text:p>
              </table:table-cell>
              <table:table-cell office:value-type="float" office:value="2801046.37333993">
                <text:p>2801046.3733399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7.784316778183">
                <text:p>27.784316778183</text:p>
              </table:table-cell>
              <table:table-cell office:value-type="float" office:value="2870178.78319669">
                <text:p>2870178.7831966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7.7871387004852">
                <text:p>27.7871387004852</text:p>
              </table:table-cell>
              <table:table-cell office:value-type="float" office:value="2868966.30483271">
                <text:p>2868966.3048327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7.7899680137634">
                <text:p>27.7899680137634</text:p>
              </table:table-cell>
              <table:table-cell office:value-type="float" office:value="2861471.74382742">
                <text:p>2861471.7438274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7.7927944660187">
                <text:p>27.7927944660187</text:p>
              </table:table-cell>
              <table:table-cell office:value-type="float" office:value="2864368.214593">
                <text:p>2864368.2145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7.7956228256226">
                <text:p>27.7956228256226</text:p>
              </table:table-cell>
              <table:table-cell office:value-type="float" office:value="2862436.58298913">
                <text:p>2862436.582989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7.7984519004822">
                <text:p>27.7984519004822</text:p>
              </table:table-cell>
              <table:table-cell office:value-type="float" office:value="2861712.89263442">
                <text:p>2861712.8926344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7.8310739994049">
                <text:p>27.8310739994049</text:p>
              </table:table-cell>
              <table:table-cell office:value-type="float" office:value="248175.324928559">
                <text:p>248175.32492855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.8339035511017">
                <text:p>27.8339035511017</text:p>
              </table:table-cell>
              <table:table-cell office:value-type="float" office:value="2861230.63565891">
                <text:p>2861230.6356589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.8367319107056">
                <text:p>27.8367319107056</text:p>
              </table:table-cell>
              <table:table-cell office:value-type="float" office:value="2862436.58298913">
                <text:p>2862436.5829891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.8395619392395">
                <text:p>27.8395619392395</text:p>
              </table:table-cell>
              <table:table-cell office:value-type="float" office:value="2860748.54119629">
                <text:p>2860748.5411962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.8423929214478">
                <text:p>27.8423929214478</text:p>
              </table:table-cell>
              <table:table-cell office:value-type="float" office:value="2859784.83948122">
                <text:p>2859784.8394812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.845228433609">
                <text:p>27.845228433609</text:p>
              </table:table-cell>
              <table:table-cell office:value-type="float" office:value="2855216.10897166">
                <text:p>2855216.1089716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.8579792976379">
                <text:p>27.8579792976379</text:p>
              </table:table-cell>
              <table:table-cell office:value-type="float" office:value="634937.364372394">
                <text:p>634937.36437239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7.8608179092407">
                <text:p>27.8608179092407</text:p>
              </table:table-cell>
              <table:table-cell office:value-type="float" office:value="2852098.53720813">
                <text:p>2852098.5372081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.8636469841003">
                <text:p>27.8636469841003</text:p>
              </table:table-cell>
              <table:table-cell office:value-type="float" office:value="2861712.89263442">
                <text:p>2861712.8926344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7.8826470375061">
                <text:p>27.8826470375061</text:p>
              </table:table-cell>
              <table:table-cell office:value-type="float" office:value="426104.06545199">
                <text:p>426104.0654519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.8854868412018">
                <text:p>27.8854868412018</text:p>
              </table:table-cell>
              <table:table-cell office:value-type="float" office:value="2850901.28318361">
                <text:p>2850901.2831836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.9074153900146">
                <text:p>27.9074153900146</text:p>
              </table:table-cell>
              <table:table-cell office:value-type="float" office:value="369199.077836369">
                <text:p>369199.07783636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.9102463722229">
                <text:p>27.9102463722229</text:p>
              </table:table-cell>
              <table:table-cell office:value-type="float" office:value="2859784.83948122">
                <text:p>2859784.8394812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7.9130780696869">
                <text:p>27.9130780696869</text:p>
              </table:table-cell>
              <table:table-cell office:value-type="float" office:value="2859062.48918077">
                <text:p>2859062.489180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.9321527481079">
                <text:p>27.9321527481079</text:p>
              </table:table-cell>
              <table:table-cell office:value-type="float" office:value="424437.037485157">
                <text:p>424437.03748515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.934992313385">
                <text:p>27.934992313385</text:p>
              </table:table-cell>
              <table:table-cell office:value-type="float" office:value="2851140.65356843">
                <text:p>2851140.6535684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.9378345012665">
                <text:p>27.9378345012665</text:p>
              </table:table-cell>
              <table:table-cell office:value-type="float" office:value="2848509.78810502">
                <text:p>2848509.7881050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.9568574428558">
                <text:p>27.9568574428558</text:p>
              </table:table-cell>
              <table:table-cell office:value-type="float" office:value="425591.3819622">
                <text:p>425591.381962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7.9596936702728">
                <text:p>27.9596936702728</text:p>
              </table:table-cell>
              <table:table-cell office:value-type="float" office:value="2854496.06455952">
                <text:p>2854496.0645595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7.9625384807587">
                <text:p>27.9625384807587</text:p>
              </table:table-cell>
              <table:table-cell office:value-type="float" office:value="2845883.7733825">
                <text:p>2845883.77338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.9815781116486">
                <text:p>27.9815781116486</text:p>
              </table:table-cell>
              <table:table-cell office:value-type="float" office:value="425218.327331013">
                <text:p>425218.3273310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7.9844090938568">
                <text:p>27.9844090938568</text:p>
              </table:table-cell>
              <table:table-cell office:value-type="float" office:value="2859784.83948122">
                <text:p>2859784.8394812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7.987238407135">
                <text:p>27.987238407135</text:p>
              </table:table-cell>
              <table:table-cell office:value-type="float" office:value="2861471.74382742">
                <text:p>2861471.743827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8.0063366889954">
                <text:p>28.0063366889954</text:p>
              </table:table-cell>
              <table:table-cell office:value-type="float" office:value="423912.478577849">
                <text:p>423912.47857784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8.0091679096222">
                <text:p>28.0091679096222</text:p>
              </table:table-cell>
              <table:table-cell office:value-type="float" office:value="2859544.01549474">
                <text:p>2859544.0154947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8.012050151825">
                <text:p>28.012050151825</text:p>
              </table:table-cell>
              <table:table-cell office:value-type="float" office:value="2808924.24385805">
                <text:p>2808924.2438580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8.0311095714569">
                <text:p>28.0311095714569</text:p>
              </table:table-cell>
              <table:table-cell office:value-type="float" office:value="424776.837717817">
                <text:p>424776.83771781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8.0339267253876">
                <text:p>28.0339267253876</text:p>
              </table:table-cell>
              <table:table-cell office:value-type="float" office:value="2873822.37508463">
                <text:p>2873822.3750846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8.0367670059204">
                <text:p>28.0367670059204</text:p>
              </table:table-cell>
              <table:table-cell office:value-type="float" office:value="2850422.66297322">
                <text:p>2850422.6629732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8.0558426380157">
                <text:p>28.0558426380157</text:p>
              </table:table-cell>
              <table:table-cell office:value-type="float" office:value="424415.818020473">
                <text:p>424415.81802047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8.0586624145508">
                <text:p>28.0586624145508</text:p>
              </table:table-cell>
              <table:table-cell office:value-type="float" office:value="2871149.50401623">
                <text:p>2871149.5040162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.0804929733276">
                <text:p>28.0804929733276</text:p>
              </table:table-cell>
              <table:table-cell office:value-type="float" office:value="370856.288322922">
                <text:p>370856.28832292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.0833179950714">
                <text:p>28.0833179950714</text:p>
              </table:table-cell>
              <table:table-cell office:value-type="float" office:value="2865818.65001266">
                <text:p>2865818.6500126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.0861513614655">
                <text:p>28.0861513614655</text:p>
              </table:table-cell>
              <table:table-cell office:value-type="float" office:value="2857378.42342646">
                <text:p>2857378.423426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.1052780151367">
                <text:p>28.1052780151367</text:p>
              </table:table-cell>
              <table:table-cell office:value-type="float" office:value="423283.661593309">
                <text:p>423283.66159330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.1080842018127">
                <text:p>28.1080842018127</text:p>
              </table:table-cell>
              <table:table-cell office:value-type="float" office:value="2885053.96635514">
                <text:p>2885053.966355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.110901594162">
                <text:p>28.110901594162</text:p>
              </table:table-cell>
              <table:table-cell office:value-type="float" office:value="2873579.18117966">
                <text:p>2873579.1811796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.1301288604736">
                <text:p>28.1301288604736</text:p>
              </table:table-cell>
              <table:table-cell office:value-type="float" office:value="421068.698418997">
                <text:p>421068.69841899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.1329548358917">
                <text:p>28.1329548358917</text:p>
              </table:table-cell>
              <table:table-cell office:value-type="float" office:value="2864851.52990804">
                <text:p>2864851.5299080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.1357860565186">
                <text:p>28.1357860565186</text:p>
              </table:table-cell>
              <table:table-cell office:value-type="float" office:value="2859544.01549474">
                <text:p>2859544.0154947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.1424221992493">
                <text:p>28.1424221992493</text:p>
              </table:table-cell>
              <table:table-cell office:value-type="float" office:value="1219985.81533376">
                <text:p>1219985.8153337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8.1579215526581">
                <text:p>28.1579215526581</text:p>
              </table:table-cell>
              <table:table-cell office:value-type="float" office:value="522344.370533311">
                <text:p>522344.3705333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.1607415676117">
                <text:p>28.1607415676117</text:p>
              </table:table-cell>
              <table:table-cell office:value-type="float" office:value="2870906.76225905">
                <text:p>2870906.7622590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8.1635608673096">
                <text:p>28.1635608673096</text:p>
              </table:table-cell>
              <table:table-cell office:value-type="float" office:value="2871635.11069767">
                <text:p>2871635.1106976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.2061448097229">
                <text:p>28.2061448097229</text:p>
              </table:table-cell>
              <table:table-cell office:value-type="float" office:value="190118.611410335">
                <text:p>190118.61141033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.2089726924896">
                <text:p>28.2089726924896</text:p>
              </table:table-cell>
              <table:table-cell office:value-type="float" office:value="2862919.24660653">
                <text:p>2862919.2466065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8.211790561676">
                <text:p>28.211790561676</text:p>
              </table:table-cell>
              <table:table-cell office:value-type="float" office:value="2873092.91682883">
                <text:p>2873092.9168288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8.2306072711945">
                <text:p>28.2306072711945</text:p>
              </table:table-cell>
              <table:table-cell office:value-type="float" office:value="430255.884647061">
                <text:p>430255.88464706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8.2334220409393">
                <text:p>28.2334220409393</text:p>
              </table:table-cell>
              <table:table-cell office:value-type="float" office:value="2876256.58004405">
                <text:p>2876256.5800440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8.2362418174744">
                <text:p>28.2362418174744</text:p>
              </table:table-cell>
              <table:table-cell office:value-type="float" office:value="2871149.50401623">
                <text:p>2871149.5040162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8.2390604019165">
                <text:p>28.2390604019165</text:p>
              </table:table-cell>
              <table:table-cell office:value-type="float" office:value="2872363.82879377">
                <text:p>2872363.8287937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8.2418823242187">
                <text:p>28.2418823242187</text:p>
              </table:table-cell>
              <table:table-cell office:value-type="float" office:value="2868966.30483271">
                <text:p>2868966.3048327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8.2447006702423">
                <text:p>28.2447006702423</text:p>
              </table:table-cell>
              <table:table-cell office:value-type="float" office:value="2872606.81702056">
                <text:p>2872606.817020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8.2546317577362">
                <text:p>28.2546317577362</text:p>
              </table:table-cell>
              <table:table-cell office:value-type="float" office:value="815217.870648677">
                <text:p>815217.87064867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8.257449388504">
                <text:p>28.257449388504</text:p>
              </table:table-cell>
              <table:table-cell office:value-type="float" office:value="2873336.02843121">
                <text:p>2873336.028431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.260308265686">
                <text:p>28.260308265686</text:p>
              </table:table-cell>
              <table:table-cell office:value-type="float" office:value="2831881.00942373">
                <text:p>2831881.0094237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8.2788071632385">
                <text:p>28.2788071632385</text:p>
              </table:table-cell>
              <table:table-cell office:value-type="float" office:value="437647.701817244">
                <text:p>437647.70181724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8.2816245555878">
                <text:p>28.2816245555878</text:p>
              </table:table-cell>
              <table:table-cell office:value-type="float" office:value="2873579.18117966">
                <text:p>2873579.1811796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8.303102016449">
                <text:p>28.303102016449</text:p>
              </table:table-cell>
              <table:table-cell office:value-type="float" office:value="376953.311768036">
                <text:p>376953.31176803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8.3059315681457">
                <text:p>28.3059315681457</text:p>
              </table:table-cell>
              <table:table-cell office:value-type="float" office:value="2861230.63565891">
                <text:p>2861230.635658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8.3087501525879">
                <text:p>28.3087501525879</text:p>
              </table:table-cell>
              <table:table-cell office:value-type="float" office:value="2872363.82879377">
                <text:p>2872363.8287937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8.3272049427032">
                <text:p>28.3272049427032</text:p>
              </table:table-cell>
              <table:table-cell office:value-type="float" office:value="438693.691415283">
                <text:p>438693.69141528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8.3300099372864">
                <text:p>28.3300099372864</text:p>
              </table:table-cell>
              <table:table-cell office:value-type="float" office:value="2886280.08363791">
                <text:p>2886280.083637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8.3328244686127">
                <text:p>28.3328244686127</text:p>
              </table:table-cell>
              <table:table-cell office:value-type="float" office:value="2876500.22736129">
                <text:p>2876500.2273612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8.3527173995972">
                <text:p>28.3527173995972</text:p>
              </table:table-cell>
              <table:table-cell office:value-type="float" office:value="406978.740654626">
                <text:p>406978.74065462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8.3555335998535">
                <text:p>28.3555335998535</text:p>
              </table:table-cell>
              <table:table-cell office:value-type="float" office:value="2874795.56247884">
                <text:p>2874795.5624788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8.3583521842957">
                <text:p>28.3583521842957</text:p>
              </table:table-cell>
              <table:table-cell office:value-type="float" office:value="2872363.82879377">
                <text:p>2872363.8287937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8.3801422119141">
                <text:p>28.3801422119141</text:p>
              </table:table-cell>
              <table:table-cell office:value-type="float" office:value="371546.110072871">
                <text:p>371546.11007287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8.3829607963562">
                <text:p>28.3829607963562</text:p>
              </table:table-cell>
              <table:table-cell office:value-type="float" office:value="2872363.82879377">
                <text:p>2872363.8287937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8.3857977390289">
                <text:p>28.3857977390289</text:p>
              </table:table-cell>
              <table:table-cell office:value-type="float" office:value="2853776.38322548">
                <text:p>2853776.3832254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8.4076175689697">
                <text:p>28.4076175689697</text:p>
              </table:table-cell>
              <table:table-cell office:value-type="float" office:value="371038.638796316">
                <text:p>371038.6387963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8.4104564189911">
                <text:p>28.4104564189911</text:p>
              </table:table-cell>
              <table:table-cell office:value-type="float" office:value="2851859.00596288">
                <text:p>2851859.005962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8.4132761955261">
                <text:p>28.4132761955261</text:p>
              </table:table-cell>
              <table:table-cell office:value-type="float" office:value="2871149.50401623">
                <text:p>2871149.5040162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8.4351255893707">
                <text:p>28.4351255893707</text:p>
              </table:table-cell>
              <table:table-cell office:value-type="float" office:value="370536.595091824">
                <text:p>370536.59509182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8.4379563331604">
                <text:p>28.4379563331604</text:p>
              </table:table-cell>
              <table:table-cell office:value-type="float" office:value="2860025.70403436">
                <text:p>2860025.7040343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8.4407553672791">
                <text:p>28.4407553672791</text:p>
              </table:table-cell>
              <table:table-cell office:value-type="float" office:value="2892426.33594549">
                <text:p>2892426.3359454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8.4625513553619">
                <text:p>28.4625513553619</text:p>
              </table:table-cell>
              <table:table-cell office:value-type="float" office:value="371444.504796596">
                <text:p>371444.5047965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8.4654448032379">
                <text:p>28.4654448032379</text:p>
              </table:table-cell>
              <table:table-cell office:value-type="float" office:value="2798045.91166776">
                <text:p>2798045.9116677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8.4900658130646">
                <text:p>28.4900658130646</text:p>
              </table:table-cell>
              <table:table-cell office:value-type="float" office:value="328824.85556029">
                <text:p>328824.8555602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8.4928774833679">
                <text:p>28.4928774833679</text:p>
              </table:table-cell>
              <table:table-cell office:value-type="float" office:value="2879427.21818028">
                <text:p>2879427.2181802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8.4956977367401">
                <text:p>28.4956977367401</text:p>
              </table:table-cell>
              <table:table-cell office:value-type="float" office:value="2870664.06154366">
                <text:p>2870664.0615436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8.5175013542175">
                <text:p>28.5175013542175</text:p>
              </table:table-cell>
              <table:table-cell office:value-type="float" office:value="371314.531104089">
                <text:p>371314.53110408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8.5203101634979">
                <text:p>28.5203101634979</text:p>
              </table:table-cell>
              <table:table-cell office:value-type="float" office:value="2882360.17180205">
                <text:p>2882360.1718020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8.5231280326843">
                <text:p>28.5231280326843</text:p>
              </table:table-cell>
              <table:table-cell office:value-type="float" office:value="2873092.91682883">
                <text:p>2873092.9168288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8.5450365543365">
                <text:p>28.5450365543365</text:p>
              </table:table-cell>
              <table:table-cell office:value-type="float" office:value="369536.57250438">
                <text:p>369536.572504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8.5478558540344">
                <text:p>28.5478558540344</text:p>
              </table:table-cell>
              <table:table-cell office:value-type="float" office:value="2871635.11069767">
                <text:p>2871635.1106976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8.5506834983826">
                <text:p>28.5506834983826</text:p>
              </table:table-cell>
              <table:table-cell office:value-type="float" office:value="2863160.63946037">
                <text:p>2863160.6394603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8.5719485282898">
                <text:p>28.5719485282898</text:p>
              </table:table-cell>
              <table:table-cell office:value-type="float" office:value="380718.956677729">
                <text:p>380718.95667772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8.5747835636139">
                <text:p>28.5747835636139</text:p>
              </table:table-cell>
              <table:table-cell office:value-type="float" office:value="2855696.34042553">
                <text:p>2855696.3404255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.5776064395905">
                <text:p>28.5776064395905</text:p>
              </table:table-cell>
              <table:table-cell office:value-type="float" office:value="2867997.05945946">
                <text:p>2867997.0594594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8.5988512039185">
                <text:p>28.5988512039185</text:p>
              </table:table-cell>
              <table:table-cell office:value-type="float" office:value="381082.128048301">
                <text:p>381082.12804830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8.6016855239868">
                <text:p>28.6016855239868</text:p>
              </table:table-cell>
              <table:table-cell office:value-type="float" office:value="2856416.99057873">
                <text:p>2856416.9905787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8.6044969558716">
                <text:p>28.6044969558716</text:p>
              </table:table-cell>
              <table:table-cell office:value-type="float" office:value="2879671.40298507">
                <text:p>2879671.402985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8.6255867481232">
                <text:p>28.6255867481232</text:p>
              </table:table-cell>
              <table:table-cell office:value-type="float" office:value="383882.396916016">
                <text:p>383882.39691601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8.6283850669861">
                <text:p>28.6283850669861</text:p>
              </table:table-cell>
              <table:table-cell office:value-type="float" office:value="2893165.64573571">
                <text:p>2893165.6457357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8.6311964988708">
                <text:p>28.6311964988708</text:p>
              </table:table-cell>
              <table:table-cell office:value-type="float" office:value="2879671.40298507">
                <text:p>2879671.4029850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8.652557849884">
                <text:p>28.652557849884</text:p>
              </table:table-cell>
              <table:table-cell office:value-type="float" office:value="379002.245457386">
                <text:p>379002.2454573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8.6553726196289">
                <text:p>28.6553726196289</text:p>
              </table:table-cell>
              <table:table-cell office:value-type="float" office:value="2876256.58004405">
                <text:p>2876256.5800440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8.679360628128">
                <text:p>28.679360628128</text:p>
              </table:table-cell>
              <table:table-cell office:value-type="float" office:value="337501.964795802">
                <text:p>337501.96479580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8.6821773052216">
                <text:p>28.6821773052216</text:p>
              </table:table-cell>
              <table:table-cell office:value-type="float" office:value="2874308.88640596">
                <text:p>2874308.8864059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8.6849982738495">
                <text:p>28.6849982738495</text:p>
              </table:table-cell>
              <table:table-cell office:value-type="float" office:value="2869936.20554429">
                <text:p>2869936.2055442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8.7063186168671">
                <text:p>28.7063186168671</text:p>
              </table:table-cell>
              <table:table-cell office:value-type="float" office:value="379731.226337449">
                <text:p>379731.22633744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8.7091364860535">
                <text:p>28.7091364860535</text:p>
              </table:table-cell>
              <table:table-cell office:value-type="float" office:value="2873092.91682883">
                <text:p>2873092.9168288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8.7119433879852">
                <text:p>28.7119433879852</text:p>
              </table:table-cell>
              <table:table-cell office:value-type="float" office:value="2884318.7958889">
                <text:p>2884318.795888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8.7197251319885">
                <text:p>28.7197251319885</text:p>
              </table:table-cell>
              <table:table-cell office:value-type="float" office:value="1040383.74901192">
                <text:p>1040383.749011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8.7466518878937">
                <text:p>28.7466518878937</text:p>
              </table:table-cell>
              <table:table-cell office:value-type="float" office:value="300667.485846342">
                <text:p>300667.48584634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8.7494678497314">
                <text:p>28.7494678497314</text:p>
              </table:table-cell>
              <table:table-cell office:value-type="float" office:value="2875038.96232326">
                <text:p>2875038.9623232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8.7523059844971">
                <text:p>28.7523059844971</text:p>
              </table:table-cell>
              <table:table-cell office:value-type="float" office:value="2852577.72043011">
                <text:p>2852577.7204301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8.773601770401">
                <text:p>28.773601770401</text:p>
              </table:table-cell>
              <table:table-cell office:value-type="float" office:value="380169.111228043">
                <text:p>380169.11122804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8.776419878006">
                <text:p>28.776419878006</text:p>
              </table:table-cell>
              <table:table-cell office:value-type="float" office:value="2872849.8463621">
                <text:p>2872849.846362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8.7792391777039">
                <text:p>28.7792391777039</text:p>
              </table:table-cell>
              <table:table-cell office:value-type="float" office:value="2871635.11069767">
                <text:p>2871635.1106976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8.8005282878876">
                <text:p>28.8005282878876</text:p>
              </table:table-cell>
              <table:table-cell office:value-type="float" office:value="380288.322533681">
                <text:p>380288.32253368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8.8033435344696">
                <text:p>28.8033435344696</text:p>
              </table:table-cell>
              <table:table-cell office:value-type="float" office:value="2875769.40921409">
                <text:p>2875769.409214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8.8061621189117">
                <text:p>28.8061621189117</text:p>
              </table:table-cell>
              <table:table-cell office:value-type="float" office:value="2872363.82879377">
                <text:p>2872363.8287937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8.8272881507874">
                <text:p>28.8272881507874</text:p>
              </table:table-cell>
              <table:table-cell office:value-type="float" office:value="383223.884526403">
                <text:p>383223.88452640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8.8301091194153">
                <text:p>28.8301091194153</text:p>
              </table:table-cell>
              <table:table-cell office:value-type="float" office:value="2869936.20554429">
                <text:p>2869936.2055442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8.8329319953918">
                <text:p>28.8329319953918</text:p>
              </table:table-cell>
              <table:table-cell office:value-type="float" office:value="2867997.05945946">
                <text:p>2867997.059459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8.8541958332062">
                <text:p>28.8541958332062</text:p>
              </table:table-cell>
              <table:table-cell office:value-type="float" office:value="380740.300537074">
                <text:p>380740.30053707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8.8570148944855">
                <text:p>28.8570148944855</text:p>
              </table:table-cell>
              <table:table-cell office:value-type="float" office:value="2871877.97564276">
                <text:p>2871877.9756427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8.8598530292511">
                <text:p>28.8598530292511</text:p>
              </table:table-cell>
              <table:table-cell office:value-type="float" office:value="2852577.72043011">
                <text:p>2852577.7204301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8.8810539245605">
                <text:p>28.8810539245605</text:p>
              </table:table-cell>
              <table:table-cell office:value-type="float" office:value="381870.665452133">
                <text:p>381870.66545213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8.8838596343994">
                <text:p>28.8838596343994</text:p>
              </table:table-cell>
              <table:table-cell office:value-type="float" office:value="2885544.28823929">
                <text:p>2885544.2882392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8.8866722583771">
                <text:p>28.8866722583771</text:p>
              </table:table-cell>
              <table:table-cell office:value-type="float" office:value="2878450.89293888">
                <text:p>2878450.8929388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8.9079401493073">
                <text:p>28.9079401493073</text:p>
              </table:table-cell>
              <table:table-cell office:value-type="float" office:value="380667.741177526">
                <text:p>380667.74117752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8.9107580184937">
                <text:p>28.9107580184937</text:p>
              </table:table-cell>
              <table:table-cell office:value-type="float" office:value="2873092.91682883">
                <text:p>2873092.9168288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8.9348201751709">
                <text:p>28.9348201751709</text:p>
              </table:table-cell>
              <table:table-cell office:value-type="float" office:value="336461.943482224">
                <text:p>336461.9434822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8.9376275539398">
                <text:p>28.9376275539398</text:p>
              </table:table-cell>
              <table:table-cell office:value-type="float" office:value="2883828.89036093">
                <text:p>2883828.8903609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8.9404089450836">
                <text:p>28.9404089450836</text:p>
              </table:table-cell>
              <table:table-cell office:value-type="float" office:value="2910773.63140751">
                <text:p>2910773.6314075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8.9616961479187">
                <text:p>28.9616961479187</text:p>
              </table:table-cell>
              <table:table-cell office:value-type="float" office:value="380322.396639973">
                <text:p>380322.39663997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8.9645130634308">
                <text:p>28.9645130634308</text:p>
              </table:table-cell>
              <table:table-cell office:value-type="float" office:value="2874065.61015658">
                <text:p>2874065.6101565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8.9673290252686">
                <text:p>28.9673290252686</text:p>
              </table:table-cell>
              <table:table-cell office:value-type="float" office:value="2875038.96232326">
                <text:p>2875038.9623232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8.9886291027069">
                <text:p>28.9886291027069</text:p>
              </table:table-cell>
              <table:table-cell office:value-type="float" office:value="380092.514847939">
                <text:p>380092.51484793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8.9914512634277">
                <text:p>28.9914512634277</text:p>
              </table:table-cell>
              <table:table-cell office:value-type="float" office:value="2868723.93207738">
                <text:p>2868723.9320773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8.9942734241486">
                <text:p>28.9942734241486</text:p>
              </table:table-cell>
              <table:table-cell office:value-type="float" office:value="2868723.93207738">
                <text:p>2868723.9320773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9.0155692100525">
                <text:p>29.0155692100525</text:p>
              </table:table-cell>
              <table:table-cell office:value-type="float" office:value="380169.111228043">
                <text:p>380169.11122804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9.0183928012848">
                <text:p>29.0183928012848</text:p>
              </table:table-cell>
              <table:table-cell office:value-type="float" office:value="2867270.55509584">
                <text:p>2867270.5550958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9.0212171077728">
                <text:p>29.0212171077728</text:p>
              </table:table-cell>
              <table:table-cell office:value-type="float" office:value="2866544.41870674">
                <text:p>2866544.4187067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9.0240564346313">
                <text:p>29.0240564346313</text:p>
              </table:table-cell>
              <table:table-cell office:value-type="float" office:value="2851380.06415316">
                <text:p>2851380.064153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4.3222415447235">
                <text:p>34.3222415447235</text:p>
              </table:table-cell>
              <table:table-cell office:value-type="float" office:value="1528.0704301136">
                <text:p>1528.070430113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4.3427474498749">
                <text:p>34.3427474498749</text:p>
              </table:table-cell>
              <table:table-cell office:value-type="float" office:value="394813.100920845">
                <text:p>394813.10092084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4.3531224727631">
                <text:p>34.3531224727631</text:p>
              </table:table-cell>
              <table:table-cell office:value-type="float" office:value="780335.627906977">
                <text:p>780335.62790697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4.3737919330597">
                <text:p>34.3737919330597</text:p>
              </table:table-cell>
              <table:table-cell office:value-type="float" office:value="391688.988672803">
                <text:p>391688.98867280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4.3773081302643">
                <text:p>34.3773081302643</text:p>
              </table:table-cell>
              <table:table-cell office:value-type="float" office:value="2302487.4684025">
                <text:p>2302487.46840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4.3840703964233">
                <text:p>34.3840703964233</text:p>
              </table:table-cell>
              <table:table-cell office:value-type="float" office:value="1197231.78732856">
                <text:p>1197231.7873285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4.4047510623932">
                <text:p>34.4047510623932</text:p>
              </table:table-cell>
              <table:table-cell office:value-type="float" office:value="391476.754752654">
                <text:p>391476.75475265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4.4082989692688">
                <text:p>34.4082989692688</text:p>
              </table:table-cell>
              <table:table-cell office:value-type="float" office:value="2281908.82225657">
                <text:p>2281908.8222565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4.4150750637054">
                <text:p>34.4150750637054</text:p>
              </table:table-cell>
              <table:table-cell office:value-type="float" office:value="1194788.54311952">
                <text:p>1194788.5431195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4.4254312515259">
                <text:p>34.4254312515259</text:p>
              </table:table-cell>
              <table:table-cell office:value-type="float" office:value="781754.844579506">
                <text:p>781754.84457950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4.4509551525116">
                <text:p>34.4509551525116</text:p>
              </table:table-cell>
              <table:table-cell office:value-type="float" office:value="317192.89322311">
                <text:p>317192.8932231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4.4544909000397">
                <text:p>34.4544909000397</text:p>
              </table:table-cell>
              <table:table-cell office:value-type="float" office:value="2289756.24976399">
                <text:p>2289756.2497639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4.4650075435638">
                <text:p>34.4650075435638</text:p>
              </table:table-cell>
              <table:table-cell office:value-type="float" office:value="769827.367581047">
                <text:p>769827.36758104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4.5726270675659">
                <text:p>34.5726270675659</text:p>
              </table:table-cell>
              <table:table-cell office:value-type="float" office:value="75227.9855822805">
                <text:p>75227.985582280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4.576159954071">
                <text:p>34.576159954071</text:p>
              </table:table-cell>
              <table:table-cell office:value-type="float" office:value="2291610.55365096">
                <text:p>2291610.553650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4.738853931427">
                <text:p>34.738853931427</text:p>
              </table:table-cell>
              <table:table-cell office:value-type="float" office:value="49762.1370598545">
                <text:p>49762.137059854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4.8731696605682">
                <text:p>34.8731696605682</text:p>
              </table:table-cell>
              <table:table-cell office:value-type="float" office:value="60275.889143906">
                <text:p>60275.88914390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4.8766989707947">
                <text:p>34.8766989707947</text:p>
              </table:table-cell>
              <table:table-cell office:value-type="float" office:value="2293932.66121732">
                <text:p>2293932.6612173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5.048015832901">
                <text:p>35.048015832901</text:p>
              </table:table-cell>
              <table:table-cell office:value-type="float" office:value="47257.461410748">
                <text:p>47257.46141074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5.1451780796051">
                <text:p>35.1451780796051</text:p>
              </table:table-cell>
              <table:table-cell office:value-type="float" office:value="83324.5450226733">
                <text:p>83324.545022673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5.1485996246338">
                <text:p>35.1485996246338</text:p>
              </table:table-cell>
              <table:table-cell office:value-type="float" office:value="2366182.50881472">
                <text:p>2366182.5088147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5.1520192623138">
                <text:p>35.1520192623138</text:p>
              </table:table-cell>
              <table:table-cell office:value-type="float" office:value="2367502.27874224">
                <text:p>2367502.2787422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5.1554644107819">
                <text:p>35.1554644107819</text:p>
              </table:table-cell>
              <table:table-cell office:value-type="float" office:value="2349971.29301038">
                <text:p>2349971.2930103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5.1588847637176">
                <text:p>35.1588847637176</text:p>
              </table:table-cell>
              <table:table-cell office:value-type="float" office:value="2367007.19252753">
                <text:p>2367007.1925275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5.1623637676239">
                <text:p>35.1623637676239</text:p>
              </table:table-cell>
              <table:table-cell office:value-type="float" office:value="2327102.87719298">
                <text:p>2327102.8771929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5.2568049430847">
                <text:p>35.2568049430847</text:p>
              </table:table-cell>
              <table:table-cell office:value-type="float" office:value="85725.3201317799">
                <text:p>85725.320131779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5.2602255344391">
                <text:p>35.2602255344391</text:p>
              </table:table-cell>
              <table:table-cell office:value-type="float" office:value="2366842.20979996">
                <text:p>2366842.2097999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5.5161061286926">
                <text:p>35.5161061286926</text:p>
              </table:table-cell>
              <table:table-cell office:value-type="float" office:value="31639.7576909566">
                <text:p>31639.757690956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5.7247486114502">
                <text:p>35.7247486114502</text:p>
              </table:table-cell>
              <table:table-cell office:value-type="float" office:value="38803.2192341534">
                <text:p>38803.219234153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5.9332799911499">
                <text:p>35.9332799911499</text:p>
              </table:table-cell>
              <table:table-cell office:value-type="float" office:value="38823.8931313769">
                <text:p>38823.893131376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5.9366972446442">
                <text:p>35.9366972446442</text:p>
              </table:table-cell>
              <table:table-cell office:value-type="float" office:value="2369154.0629317">
                <text:p>2369154.062931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6.1419534683228">
                <text:p>36.1419534683228</text:p>
              </table:table-cell>
              <table:table-cell office:value-type="float" office:value="39443.3837615445">
                <text:p>39443.38376154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6.1450181007385">
                <text:p>36.1450181007385</text:p>
              </table:table-cell>
              <table:table-cell office:value-type="float" office:value="2641752.38711685">
                <text:p>2641752.3871168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6.1480915546417">
                <text:p>36.1480915546417</text:p>
              </table:table-cell>
              <table:table-cell office:value-type="float" office:value="2634169.97781398">
                <text:p>2634169.9778139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6.1511805057526">
                <text:p>36.1511805057526</text:p>
              </table:table-cell>
              <table:table-cell office:value-type="float" office:value="2620954.39827107">
                <text:p>2620954.3982710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6.1543018817902">
                <text:p>36.1543018817902</text:p>
              </table:table-cell>
              <table:table-cell office:value-type="float" office:value="2593727.86312252">
                <text:p>2593727.8631225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6.1573870182037">
                <text:p>36.1573870182037</text:p>
              </table:table-cell>
              <table:table-cell office:value-type="float" office:value="2624195.14559505">
                <text:p>2624195.1455950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6.1761634349823">
                <text:p>36.1761634349823</text:p>
              </table:table-cell>
              <table:table-cell office:value-type="float" office:value="431179.180536862">
                <text:p>431179.18053686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6.2147588729858">
                <text:p>36.2147588729858</text:p>
              </table:table-cell>
              <table:table-cell office:value-type="float" office:value="209765.724105979">
                <text:p>209765.72410597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6.3177871704102">
                <text:p>36.3177871704102</text:p>
              </table:table-cell>
              <table:table-cell office:value-type="float" office:value="78580.3531883776">
                <text:p>78580.353188377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6.3209309577942">
                <text:p>36.3209309577942</text:p>
              </table:table-cell>
              <table:table-cell office:value-type="float" office:value="2575237.76611558">
                <text:p>2575237.7661155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6.3564336299896">
                <text:p>36.3564336299896</text:p>
              </table:table-cell>
              <table:table-cell office:value-type="float" office:value="228039.17281024">
                <text:p>228039.1728102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6.9356963634491">
                <text:p>36.9356963634491</text:p>
              </table:table-cell>
              <table:table-cell office:value-type="float" office:value="13976.3867626165">
                <text:p>13976.38676261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6.9387910366058">
                <text:p>36.9387910366058</text:p>
              </table:table-cell>
              <table:table-cell office:value-type="float" office:value="2616108.25762712">
                <text:p>2616108.257627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6.9485478401184">
                <text:p>36.9485478401184</text:p>
              </table:table-cell>
              <table:table-cell office:value-type="float" office:value="829779.957090145">
                <text:p>829779.95709014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6.9613308906555">
                <text:p>36.9613308906555</text:p>
              </table:table-cell>
              <table:table-cell office:value-type="float" office:value="633338.652342584">
                <text:p>633338.65234258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6.9644241333008">
                <text:p>36.9644241333008</text:p>
              </table:table-cell>
              <table:table-cell office:value-type="float" office:value="2617318.11191614">
                <text:p>2617318.111916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6.9742751121521">
                <text:p>36.9742751121521</text:p>
              </table:table-cell>
              <table:table-cell office:value-type="float" office:value="821847.262306985">
                <text:p>821847.26230698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6.9870984554291">
                <text:p>36.9870984554291</text:p>
              </table:table-cell>
              <table:table-cell office:value-type="float" office:value="631348.613628335">
                <text:p>631348.6136283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7.0000715255737">
                <text:p>37.0000715255737</text:p>
              </table:table-cell>
              <table:table-cell office:value-type="float" office:value="624061.9922445">
                <text:p>624061.992244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7.0031781196594">
                <text:p>37.0031781196594</text:p>
              </table:table-cell>
              <table:table-cell office:value-type="float" office:value="2606069.46922487">
                <text:p>2606069.4692248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7.0129008293152">
                <text:p>37.0129008293152</text:p>
              </table:table-cell>
              <table:table-cell office:value-type="float" office:value="832689.680823933">
                <text:p>832689.68082393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7.0258061885834">
                <text:p>37.0258061885834</text:p>
              </table:table-cell>
              <table:table-cell office:value-type="float" office:value="627336.274159877">
                <text:p>627336.27415987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7.028902053833">
                <text:p>37.028902053833</text:p>
              </table:table-cell>
              <table:table-cell office:value-type="float" office:value="2615100.89980747">
                <text:p>2615100.8998074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7.0385708808899">
                <text:p>37.0385708808899</text:p>
              </table:table-cell>
              <table:table-cell office:value-type="float" office:value="837330.107609607">
                <text:p>837330.10760960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7.0514450073242">
                <text:p>37.0514450073242</text:p>
              </table:table-cell>
              <table:table-cell office:value-type="float" office:value="628858.201859328">
                <text:p>628858.20185932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7.0543053150177">
                <text:p>37.0543053150177</text:p>
              </table:table-cell>
              <table:table-cell office:value-type="float" office:value="2830464.71484538">
                <text:p>2830464.7148453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7.0643575191498">
                <text:p>37.0643575191498</text:p>
              </table:table-cell>
              <table:table-cell office:value-type="float" office:value="805395.502680139">
                <text:p>805395.50268013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7.077216386795">
                <text:p>37.077216386795</text:p>
              </table:table-cell>
              <table:table-cell office:value-type="float" office:value="629604.427337116">
                <text:p>629604.42733711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7.0900504589081">
                <text:p>37.0900504589081</text:p>
              </table:table-cell>
              <table:table-cell office:value-type="float" office:value="630820.828237043">
                <text:p>630820.82823704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7.0928890705109">
                <text:p>37.0928890705109</text:p>
              </table:table-cell>
              <table:table-cell office:value-type="float" office:value="2852098.53720813">
                <text:p>2852098.5372081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7.1031007766724">
                <text:p>37.1031007766724</text:p>
              </table:table-cell>
              <table:table-cell office:value-type="float" office:value="792815.605145806">
                <text:p>792815.60514580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7.1158418655396">
                <text:p>37.1158418655396</text:p>
              </table:table-cell>
              <table:table-cell office:value-type="float" office:value="635424.498203593">
                <text:p>635424.49820359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7.1186928749084">
                <text:p>37.1186928749084</text:p>
              </table:table-cell>
              <table:table-cell office:value-type="float" office:value="2839696.03478843">
                <text:p>2839696.0347884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7.1287977695465">
                <text:p>37.1287977695465</text:p>
              </table:table-cell>
              <table:table-cell office:value-type="float" office:value="801195.884765118">
                <text:p>801195.88476511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7.1415691375732">
                <text:p>37.1415691375732</text:p>
              </table:table-cell>
              <table:table-cell office:value-type="float" office:value="633917.993988836">
                <text:p>633917.99398883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7.1444079875946">
                <text:p>37.1444079875946</text:p>
              </table:table-cell>
              <table:table-cell office:value-type="float" office:value="2851859.00596288">
                <text:p>2851859.0059628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7.1485567092895">
                <text:p>37.1485567092895</text:p>
              </table:table-cell>
              <table:table-cell office:value-type="float" office:value="1951444.46778921">
                <text:p>1951444.4677892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7.1513664722443">
                <text:p>37.1513664722443</text:p>
              </table:table-cell>
              <table:table-cell office:value-type="float" office:value="2881381.85693678">
                <text:p>2881381.8569367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7.1541800498962">
                <text:p>37.1541800498962</text:p>
              </table:table-cell>
              <table:table-cell office:value-type="float" office:value="2877475.22955682">
                <text:p>2877475.2295568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7.1570105552673">
                <text:p>37.1570105552673</text:p>
              </table:table-cell>
              <table:table-cell office:value-type="float" office:value="2860266.60916442">
                <text:p>2860266.6091644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7.1598556041718">
                <text:p>37.1598556041718</text:p>
              </table:table-cell>
              <table:table-cell office:value-type="float" office:value="2845645.28484036">
                <text:p>2845645.2848403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7.1626880168915">
                <text:p>37.1626880168915</text:p>
              </table:table-cell>
              <table:table-cell office:value-type="float" office:value="2858340.5037037">
                <text:p>2858340.503703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7.1655158996582">
                <text:p>37.1655158996582</text:p>
              </table:table-cell>
              <table:table-cell office:value-type="float" office:value="2862919.24660653">
                <text:p>2862919.2466065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7.1683535575867">
                <text:p>37.1683535575867</text:p>
              </table:table-cell>
              <table:table-cell office:value-type="float" office:value="2853057.06469501">
                <text:p>2853057.0646950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7.179470539093">
                <text:p>37.179470539093</text:p>
              </table:table-cell>
              <table:table-cell office:value-type="float" office:value="728255.236853393">
                <text:p>728255.23685339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7.1822984218597">
                <text:p>37.1822984218597</text:p>
              </table:table-cell>
              <table:table-cell office:value-type="float" office:value="2862919.24660653">
                <text:p>2862919.2466065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7.1915049552917">
                <text:p>37.1915049552917</text:p>
              </table:table-cell>
              <table:table-cell office:value-type="float" office:value="879375.506513013">
                <text:p>879375.50651301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7.2035987377167">
                <text:p>37.2035987377167</text:p>
              </table:table-cell>
              <table:table-cell office:value-type="float" office:value="669434.897663874">
                <text:p>669434.89766387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7.2158374786377">
                <text:p>37.2158374786377</text:p>
              </table:table-cell>
              <table:table-cell office:value-type="float" office:value="661505.954921785">
                <text:p>661505.95492178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7.2186772823334">
                <text:p>37.2186772823334</text:p>
              </table:table-cell>
              <table:table-cell office:value-type="float" office:value="2850901.28318361">
                <text:p>2850901.2831836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7.2279913425446">
                <text:p>37.2279913425446</text:p>
              </table:table-cell>
              <table:table-cell office:value-type="float" office:value="869223.498284954">
                <text:p>869223.49828495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7.2400527000427">
                <text:p>37.2400527000427</text:p>
              </table:table-cell>
              <table:table-cell office:value-type="float" office:value="671234.560556643">
                <text:p>671234.56055664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7.2428951263428">
                <text:p>37.2428951263428</text:p>
              </table:table-cell>
              <table:table-cell office:value-type="float" office:value="2848270.8592518">
                <text:p>2848270.859251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7.2521281242371">
                <text:p>37.2521281242371</text:p>
              </table:table-cell>
              <table:table-cell office:value-type="float" office:value="876854.9600785">
                <text:p>876854.960078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7.2642946243286">
                <text:p>37.2642946243286</text:p>
              </table:table-cell>
              <table:table-cell office:value-type="float" office:value="665433.768058005">
                <text:p>665433.76805800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7.276444196701">
                <text:p>37.276444196701</text:p>
              </table:table-cell>
              <table:table-cell office:value-type="float" office:value="666360.901587551">
                <text:p>666360.90158755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7.2792782783508">
                <text:p>37.2792782783508</text:p>
              </table:table-cell>
              <table:table-cell office:value-type="float" office:value="2856657.28812989">
                <text:p>2856657.2881298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7.2884340286255">
                <text:p>37.2884340286255</text:p>
              </table:table-cell>
              <table:table-cell office:value-type="float" office:value="884253.038487579">
                <text:p>884253.03848757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7.3005728721619">
                <text:p>37.3005728721619</text:p>
              </table:table-cell>
              <table:table-cell office:value-type="float" office:value="666949.860234906">
                <text:p>666949.86023490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7.3034069538116">
                <text:p>37.3034069538116</text:p>
              </table:table-cell>
              <table:table-cell office:value-type="float" office:value="2856657.28812989">
                <text:p>2856657.2881298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7.3127133846283">
                <text:p>37.3127133846283</text:p>
              </table:table-cell>
              <table:table-cell office:value-type="float" office:value="869936.086078803">
                <text:p>869936.08607880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7.3247363567352">
                <text:p>37.3247363567352</text:p>
              </table:table-cell>
              <table:table-cell office:value-type="float" office:value="673377.591496788">
                <text:p>673377.59149678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7.3275814056396">
                <text:p>37.3275814056396</text:p>
              </table:table-cell>
              <table:table-cell office:value-type="float" office:value="2845645.28484036">
                <text:p>2845645.2848403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7.3368308544159">
                <text:p>37.3368308544159</text:p>
              </table:table-cell>
              <table:table-cell office:value-type="float" office:value="875295.403634489">
                <text:p>875295.40363448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7.3489396572113">
                <text:p>37.3489396572113</text:p>
              </table:table-cell>
              <table:table-cell office:value-type="float" office:value="668604.49681027">
                <text:p>668604.4968102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7.3610923290253">
                <text:p>37.3610923290253</text:p>
              </table:table-cell>
              <table:table-cell office:value-type="float" office:value="666190.95158126">
                <text:p>666190.9515812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7.3639800548553">
                <text:p>37.3639800548553</text:p>
              </table:table-cell>
              <table:table-cell office:value-type="float" office:value="2803590.25627477">
                <text:p>2803590.2562747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7.562112569809">
                <text:p>37.562112569809</text:p>
              </table:table-cell>
              <table:table-cell office:value-type="float" office:value="40861.5415894531">
                <text:p>40861.541589453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7.5741257667541">
                <text:p>37.5741257667541</text:p>
              </table:table-cell>
              <table:table-cell office:value-type="float" office:value="673925.520154008">
                <text:p>673925.52015400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7.5769429206848">
                <text:p>37.5769429206848</text:p>
              </table:table-cell>
              <table:table-cell office:value-type="float" office:value="2873822.37508463">
                <text:p>2873822.3750846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8.3254055976868">
                <text:p>38.3254055976868</text:p>
              </table:table-cell>
              <table:table-cell office:value-type="float" office:value="10816.8386330624">
                <text:p>10816.838633062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8.3386998176575">
                <text:p>38.3386998176575</text:p>
              </table:table-cell>
              <table:table-cell office:value-type="float" office:value="608986.46312769">
                <text:p>608986.4631276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8.3415365219116">
                <text:p>38.3415365219116</text:p>
              </table:table-cell>
              <table:table-cell office:value-type="float" office:value="2854016.23667843">
                <text:p>2854016.2366784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8.3521637916565">
                <text:p>38.3521637916565</text:p>
              </table:table-cell>
              <table:table-cell office:value-type="float" office:value="761813.729618163">
                <text:p>761813.72961816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8.9419720172882">
                <text:p>38.9419720172882</text:p>
              </table:table-cell>
              <table:table-cell office:value-type="float" office:value="13726.4955763016">
                <text:p>13726.495576301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8.9553818702698">
                <text:p>38.9553818702698</text:p>
              </table:table-cell>
              <table:table-cell office:value-type="float" office:value="603735.179731532">
                <text:p>603735.17973153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8.9582016468048">
                <text:p>38.9582016468048</text:p>
              </table:table-cell>
              <table:table-cell office:value-type="float" office:value="2871149.50401623">
                <text:p>2871149.504016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8.9687919616699">
                <text:p>38.9687919616699</text:p>
              </table:table-cell>
              <table:table-cell office:value-type="float" office:value="764472.076904028">
                <text:p>764472.07690402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8.9822759628296">
                <text:p>38.9822759628296</text:p>
              </table:table-cell>
              <table:table-cell office:value-type="float" office:value="600415.255392885">
                <text:p>600415.25539288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8.9850676059723">
                <text:p>38.9850676059723</text:p>
              </table:table-cell>
              <table:table-cell office:value-type="float" office:value="2900084.13903835">
                <text:p>2900084.1390383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8.9957449436188">
                <text:p>38.9957449436188</text:p>
              </table:table-cell>
              <table:table-cell office:value-type="float" office:value="758241.451947124">
                <text:p>758241.45194712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9.0091876983643">
                <text:p>39.0091876983643</text:p>
              </table:table-cell>
              <table:table-cell office:value-type="float" office:value="602257.509958675">
                <text:p>602257.50995867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9.0119791030884">
                <text:p>39.0119791030884</text:p>
              </table:table-cell>
              <table:table-cell office:value-type="float" office:value="2900331.84010933">
                <text:p>2900331.8401093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9.022579908371">
                <text:p>39.022579908371</text:p>
              </table:table-cell>
              <table:table-cell office:value-type="float" office:value="763715.565391449">
                <text:p>763715.56539144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9.0359902381897">
                <text:p>39.0359902381897</text:p>
              </table:table-cell>
              <table:table-cell office:value-type="float" office:value="603713.712446886">
                <text:p>603713.71244688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9.0494980812073">
                <text:p>39.0494980812073</text:p>
              </table:table-cell>
              <table:table-cell office:value-type="float" office:value="599355.499576391">
                <text:p>599355.49957639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9.052309513092">
                <text:p>39.052309513092</text:p>
              </table:table-cell>
              <table:table-cell office:value-type="float" office:value="2879671.40298507">
                <text:p>2879671.4029850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9.0629847049713">
                <text:p>39.0629847049713</text:p>
              </table:table-cell>
              <table:table-cell office:value-type="float" office:value="758393.862289224">
                <text:p>758393.86228922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9.0763330459595">
                <text:p>39.0763330459595</text:p>
              </table:table-cell>
              <table:table-cell office:value-type="float" office:value="606517.319806384">
                <text:p>606517.31980638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9.0789217948914">
                <text:p>39.0789217948914</text:p>
              </table:table-cell>
              <table:table-cell office:value-type="float" office:value="3127379.36857616">
                <text:p>3127379.3685761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9.0898156166077">
                <text:p>39.0898156166077</text:p>
              </table:table-cell>
              <table:table-cell office:value-type="float" office:value="743173.535498556">
                <text:p>743173.53549855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9.1032774448395">
                <text:p>39.1032774448395</text:p>
              </table:table-cell>
              <table:table-cell office:value-type="float" office:value="601404.197155659">
                <text:p>601404.19715565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9.1058783531189">
                <text:p>39.1058783531189</text:p>
              </table:table-cell>
              <table:table-cell office:value-type="float" office:value="3112758.74818957">
                <text:p>3112758.7481895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9.116584777832">
                <text:p>39.116584777832</text:p>
              </table:table-cell>
              <table:table-cell office:value-type="float" office:value="756181.472052732">
                <text:p>756181.47205273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9.1302151679993">
                <text:p>39.1302151679993</text:p>
              </table:table-cell>
              <table:table-cell office:value-type="float" office:value="593966.85646318">
                <text:p>593966.8564631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9.143551826477">
                <text:p>39.143551826477</text:p>
              </table:table-cell>
              <table:table-cell office:value-type="float" office:value="607048.610676106">
                <text:p>607048.61067610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9.1461412906647">
                <text:p>39.1461412906647</text:p>
              </table:table-cell>
              <table:table-cell office:value-type="float" office:value="3126515.53116656">
                <text:p>3126515.5311665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9.1487374305725">
                <text:p>39.1487374305725</text:p>
              </table:table-cell>
              <table:table-cell office:value-type="float" office:value="3118476.00183672">
                <text:p>3118476.0018367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9.1513359546661">
                <text:p>39.1513359546661</text:p>
              </table:table-cell>
              <table:table-cell office:value-type="float" office:value="3115614.7521791">
                <text:p>3115614.752179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9.153924703598">
                <text:p>39.153924703598</text:p>
              </table:table-cell>
              <table:table-cell office:value-type="float" office:value="3127379.36857616">
                <text:p>3127379.3685761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9.1565225124359">
                <text:p>39.1565225124359</text:p>
              </table:table-cell>
              <table:table-cell office:value-type="float" office:value="3116472.57562408">
                <text:p>3116472.5756240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9.1591067314148">
                <text:p>39.1591067314148</text:p>
              </table:table-cell>
              <table:table-cell office:value-type="float" office:value="3132861.44330658">
                <text:p>3132861.4433065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9.1616632938385">
                <text:p>39.1616632938385</text:p>
              </table:table-cell>
              <table:table-cell office:value-type="float" office:value="3166752.3252821">
                <text:p>3166752.325282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9.1642835140228">
                <text:p>39.1642835140228</text:p>
              </table:table-cell>
              <table:table-cell office:value-type="float" office:value="3089816.66824386">
                <text:p>3089816.6682438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9.166885137558">
                <text:p>39.166885137558</text:p>
              </table:table-cell>
              <table:table-cell office:value-type="float" office:value="3111902.96774194">
                <text:p>3111902.9677419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9.1734833717346">
                <text:p>39.1734833717346</text:p>
              </table:table-cell>
              <table:table-cell office:value-type="float" office:value="1226994.94793135">
                <text:p>1226994.9479313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9.1761312484741">
                <text:p>39.1761312484741</text:p>
              </table:table-cell>
              <table:table-cell office:value-type="float" office:value="3057544.13686296">
                <text:p>3057544.1368629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9.1853997707367">
                <text:p>39.1853997707367</text:p>
              </table:table-cell>
              <table:table-cell office:value-type="float" office:value="873494.152643087">
                <text:p>873494.15264308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9.1979274749756">
                <text:p>39.1979274749756</text:p>
              </table:table-cell>
              <table:table-cell office:value-type="float" office:value="646247.695955847">
                <text:p>646247.69595584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9.2005348205566">
                <text:p>39.2005348205566</text:p>
              </table:table-cell>
              <table:table-cell office:value-type="float" office:value="3105073.62692026">
                <text:p>3105073.6269202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9.2098367214203">
                <text:p>39.2098367214203</text:p>
              </table:table-cell>
              <table:table-cell office:value-type="float" office:value="870359.738151993">
                <text:p>870359.73815199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9.2218732833862">
                <text:p>39.2218732833862</text:p>
              </table:table-cell>
              <table:table-cell office:value-type="float" office:value="672617.31571754">
                <text:p>672617.3157175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9.2342598438263">
                <text:p>39.2342598438263</text:p>
              </table:table-cell>
              <table:table-cell office:value-type="float" office:value="653611.63328393">
                <text:p>653611.6332839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9.2368462085724">
                <text:p>39.2368462085724</text:p>
              </table:table-cell>
              <table:table-cell office:value-type="float" office:value="3130262.27728614">
                <text:p>3130262.2772861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9.2462980747223">
                <text:p>39.2462980747223</text:p>
              </table:table-cell>
              <table:table-cell office:value-type="float" office:value="856550.428412875">
                <text:p>856550.42841287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9.2581808567047">
                <text:p>39.2581808567047</text:p>
              </table:table-cell>
              <table:table-cell office:value-type="float" office:value="681321.933868379">
                <text:p>681321.93386837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9.2607805728912">
                <text:p>39.2607805728912</text:p>
              </table:table-cell>
              <table:table-cell office:value-type="float" office:value="3114186.09537784">
                <text:p>3114186.0953778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9.2702031135559">
                <text:p>39.2702031135559</text:p>
              </table:table-cell>
              <table:table-cell office:value-type="float" office:value="859216.244123378">
                <text:p>859216.24412337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9.2825398445129">
                <text:p>39.2825398445129</text:p>
              </table:table-cell>
              <table:table-cell office:value-type="float" office:value="656251.646258504">
                <text:p>656251.64625850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9.2851402759552">
                <text:p>39.2851402759552</text:p>
              </table:table-cell>
              <table:table-cell office:value-type="float" office:value="3113329.53002659">
                <text:p>3113329.5300265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9.2945346832275">
                <text:p>39.2945346832275</text:p>
              </table:table-cell>
              <table:table-cell office:value-type="float" office:value="861789.335431312">
                <text:p>861789.33543131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9.3064579963684">
                <text:p>39.3064579963684</text:p>
              </table:table-cell>
              <table:table-cell office:value-type="float" office:value="679005.9024995">
                <text:p>679005.902499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9.3189263343811">
                <text:p>39.3189263343811</text:p>
              </table:table-cell>
              <table:table-cell office:value-type="float" office:value="649324.712865229">
                <text:p>649324.71286522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9.3215601444244">
                <text:p>39.3215601444244</text:p>
              </table:table-cell>
              <table:table-cell office:value-type="float" office:value="3073873.91907305">
                <text:p>3073873.9190730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9.3308026790619">
                <text:p>39.3308026790619</text:p>
              </table:table-cell>
              <table:table-cell office:value-type="float" office:value="875950.19305577">
                <text:p>875950.1930557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9.4233887195587">
                <text:p>39.4233887195587</text:p>
              </table:table-cell>
              <table:table-cell office:value-type="float" office:value="87442.9876961585">
                <text:p>87442.987696158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9.4259946346283">
                <text:p>39.4259946346283</text:p>
              </table:table-cell>
              <table:table-cell office:value-type="float" office:value="3106778.15041171">
                <text:p>3106778.1504117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9.428587436676">
                <text:p>39.428587436676</text:p>
              </table:table-cell>
              <table:table-cell office:value-type="float" office:value="3122490.59163218">
                <text:p>3122490.5916321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9.4311463832855">
                <text:p>39.4311463832855</text:p>
              </table:table-cell>
              <table:table-cell office:value-type="float" office:value="3163801.84328706">
                <text:p>3163801.8432870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9.4337637424469">
                <text:p>39.4337637424469</text:p>
              </table:table-cell>
              <table:table-cell office:value-type="float" office:value="3093194.13226453">
                <text:p>3093194.1322645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9.4363589286804">
                <text:p>39.4363589286804</text:p>
              </table:table-cell>
              <table:table-cell office:value-type="float" office:value="3119621.97372531">
                <text:p>3119621.9737253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9.4389514923096">
                <text:p>39.4389514923096</text:p>
              </table:table-cell>
              <table:table-cell office:value-type="float" office:value="3122777.74360861">
                <text:p>3122777.7436086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9.4415583610535">
                <text:p>39.4415583610535</text:p>
              </table:table-cell>
              <table:table-cell office:value-type="float" office:value="3105641.59356137">
                <text:p>3105641.5935613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9.4441499710083">
                <text:p>39.4441499710083</text:p>
              </table:table-cell>
              <table:table-cell office:value-type="float" office:value="3123926.87985281">
                <text:p>3123926.8798528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9.5367381572723">
                <text:p>39.5367381572723</text:p>
              </table:table-cell>
              <table:table-cell office:value-type="float" office:value="87440.9611709237">
                <text:p>87440.961170923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9.5393207073212">
                <text:p>39.5393207073212</text:p>
              </table:table-cell>
              <table:table-cell office:value-type="float" office:value="3134886.00295421">
                <text:p>3134886.0029542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9.5419094562531">
                <text:p>39.5419094562531</text:p>
              </table:table-cell>
              <table:table-cell office:value-type="float" office:value="3127379.36857616">
                <text:p>3127379.3685761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9.5444684028625">
                <text:p>39.5444684028625</text:p>
              </table:table-cell>
              <table:table-cell office:value-type="float" office:value="3163801.84328706">
                <text:p>3163801.8432870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9.5470278263092">
                <text:p>39.5470278263092</text:p>
              </table:table-cell>
              <table:table-cell office:value-type="float" office:value="3163212.40652073">
                <text:p>3163212.4065207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9.5495939254761">
                <text:p>39.5495939254761</text:p>
              </table:table-cell>
              <table:table-cell office:value-type="float" office:value="3154983.29313388">
                <text:p>3154983.2931338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9.5521774291992">
                <text:p>39.5521774291992</text:p>
              </table:table-cell>
              <table:table-cell office:value-type="float" office:value="3133728.79143595">
                <text:p>3133728.7914359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9.5548396110535">
                <text:p>39.5548396110535</text:p>
              </table:table-cell>
              <table:table-cell office:value-type="float" office:value="3041114.56063049">
                <text:p>3041114.5606304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9.5679478645325">
                <text:p>39.5679478645325</text:p>
              </table:table-cell>
              <table:table-cell office:value-type="float" office:value="617626.140123681">
                <text:p>617626.14012368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9.570556640625">
                <text:p>39.570556640625</text:p>
              </table:table-cell>
              <table:table-cell office:value-type="float" office:value="3103370.97276549">
                <text:p>3103370.9727654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9.5731370449066">
                <text:p>39.5731370449066</text:p>
              </table:table-cell>
              <table:table-cell office:value-type="float" office:value="3137492.85632449">
                <text:p>3137492.8563244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9.5921473503113">
                <text:p>39.5921473503113</text:p>
              </table:table-cell>
              <table:table-cell office:value-type="float" office:value="425874.273330407">
                <text:p>425874.27333040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9.5947406291962">
                <text:p>39.5947406291962</text:p>
              </table:table-cell>
              <table:table-cell office:value-type="float" office:value="3121916.44607888">
                <text:p>3121916.4460788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9.5973494052887">
                <text:p>39.5973494052887</text:p>
              </table:table-cell>
              <table:table-cell office:value-type="float" office:value="3103370.97276549">
                <text:p>3103370.9727654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9.6164712905884">
                <text:p>39.6164712905884</text:p>
              </table:table-cell>
              <table:table-cell office:value-type="float" office:value="423389.214667781">
                <text:p>423389.21466778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9.6190655231476">
                <text:p>39.6190655231476</text:p>
              </table:table-cell>
              <table:table-cell office:value-type="float" office:value="3120768.78816285">
                <text:p>3120768.7881628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9.621657371521">
                <text:p>39.621657371521</text:p>
              </table:table-cell>
              <table:table-cell office:value-type="float" office:value="3123639.51651182">
                <text:p>3123639.5165118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9.6406469345093">
                <text:p>39.6406469345093</text:p>
              </table:table-cell>
              <table:table-cell office:value-type="float" office:value="426339.458417035">
                <text:p>426339.45841703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9.643235206604">
                <text:p>39.643235206604</text:p>
              </table:table-cell>
              <table:table-cell office:value-type="float" office:value="3127955.52542373">
                <text:p>3127955.5254237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9.6458313465118">
                <text:p>39.6458313465118</text:p>
              </table:table-cell>
              <table:table-cell office:value-type="float" office:value="3118476.00183672">
                <text:p>3118476.0018367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9.6647939682007">
                <text:p>39.6647939682007</text:p>
              </table:table-cell>
              <table:table-cell office:value-type="float" office:value="426945.183680141">
                <text:p>426945.18368014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9.6673855781555">
                <text:p>39.6673855781555</text:p>
              </table:table-cell>
              <table:table-cell office:value-type="float" office:value="3123926.87985281">
                <text:p>3123926.8798528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9.6699824333191">
                <text:p>39.6699824333191</text:p>
              </table:table-cell>
              <table:table-cell office:value-type="float" office:value="3117617.07528461">
                <text:p>3117617.0752846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9.689013004303">
                <text:p>39.689013004303</text:p>
              </table:table-cell>
              <table:table-cell office:value-type="float" office:value="425420.761513405">
                <text:p>425420.76151340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9.6916160583496">
                <text:p>39.6916160583496</text:p>
              </table:table-cell>
              <table:table-cell office:value-type="float" office:value="3110192.81773219">
                <text:p>3110192.8177321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9.6942179203033">
                <text:p>39.6942179203033</text:p>
              </table:table-cell>
              <table:table-cell office:value-type="float" office:value="3111617.81215065">
                <text:p>3111617.8121506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9.7133033275604">
                <text:p>39.7133033275604</text:p>
              </table:table-cell>
              <table:table-cell office:value-type="float" office:value="424198.440774516">
                <text:p>424198.44077451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9.715895652771">
                <text:p>39.715895652771</text:p>
              </table:table-cell>
              <table:table-cell office:value-type="float" office:value="3123064.9484043">
                <text:p>3123064.948404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9.7373616695404">
                <text:p>39.7373616695404</text:p>
              </table:table-cell>
              <table:table-cell office:value-type="float" office:value="377154.275381796">
                <text:p>377154.27538179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9.739933013916">
                <text:p>39.739933013916</text:p>
              </table:table-cell>
              <table:table-cell office:value-type="float" office:value="3148547.53676402">
                <text:p>3148547.5367640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9.7425491809845">
                <text:p>39.7425491809845</text:p>
              </table:table-cell>
              <table:table-cell office:value-type="float" office:value="3094603.58917343">
                <text:p>3094603.5891734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9.7615168094635">
                <text:p>39.7615168094635</text:p>
              </table:table-cell>
              <table:table-cell office:value-type="float" office:value="426832.485092262">
                <text:p>426832.48509226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9.7640883922577">
                <text:p>39.7640883922577</text:p>
              </table:table-cell>
              <table:table-cell office:value-type="float" office:value="3148255.62618209">
                <text:p>3148255.6261820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9.7858266830444">
                <text:p>39.7858266830444</text:p>
              </table:table-cell>
              <table:table-cell office:value-type="float" office:value="372430.384680347">
                <text:p>372430.38468034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9.7884268760681">
                <text:p>39.7884268760681</text:p>
              </table:table-cell>
              <table:table-cell office:value-type="float" office:value="3113614.99944984">
                <text:p>3113614.9994498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9.7910249233246">
                <text:p>39.7910249233246</text:p>
              </table:table-cell>
              <table:table-cell office:value-type="float" office:value="3116186.58199504">
                <text:p>3116186.5819950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9.8100571632385">
                <text:p>39.8100571632385</text:p>
              </table:table-cell>
              <table:table-cell office:value-type="float" office:value="425383.456524735">
                <text:p>425383.45652473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9.8126447200775">
                <text:p>39.8126447200775</text:p>
              </table:table-cell>
              <table:table-cell office:value-type="float" office:value="3128820.15885009">
                <text:p>3128820.1588500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9.8152437210083">
                <text:p>39.8152437210083</text:p>
              </table:table-cell>
              <table:table-cell office:value-type="float" office:value="3115043.13218971">
                <text:p>3115043.1321897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9.8342761993408">
                <text:p>39.8342761993408</text:p>
              </table:table-cell>
              <table:table-cell office:value-type="float" office:value="425378.127774716">
                <text:p>425378.12777471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9.8368871212006">
                <text:p>39.8368871212006</text:p>
              </table:table-cell>
              <table:table-cell office:value-type="float" office:value="3100820.48981828">
                <text:p>3100820.4898182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9.839485168457">
                <text:p>39.839485168457</text:p>
              </table:table-cell>
              <table:table-cell office:value-type="float" office:value="3116186.58199504">
                <text:p>3116186.5819950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9.9384169578552">
                <text:p>39.9384169578552</text:p>
              </table:table-cell>
              <table:table-cell office:value-type="float" office:value="81834.161185685">
                <text:p>81834.16118568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9.9410190582275">
                <text:p>39.9410190582275</text:p>
              </table:table-cell>
              <table:table-cell office:value-type="float" office:value="3111332.70881437">
                <text:p>3111332.7088143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9.943617105484">
                <text:p>39.943617105484</text:p>
              </table:table-cell>
              <table:table-cell office:value-type="float" office:value="3116186.58199504">
                <text:p>3116186.5819950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9.9461789131165">
                <text:p>39.9461789131165</text:p>
              </table:table-cell>
              <table:table-cell office:value-type="float" office:value="3160268.51409958">
                <text:p>3160268.5140995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9.9487824440002">
                <text:p>39.9487824440002</text:p>
              </table:table-cell>
              <table:table-cell office:value-type="float" office:value="3109623.18534799">
                <text:p>3109623.1853479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9.9513742923737">
                <text:p>39.9513742923737</text:p>
              </table:table-cell>
              <table:table-cell office:value-type="float" office:value="3123639.51651182">
                <text:p>3123639.5165118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9.9539895057678">
                <text:p>39.9539895057678</text:p>
              </table:table-cell>
              <table:table-cell office:value-type="float" office:value="3095732.07986143">
                <text:p>3095732.0798614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9.9565513134003">
                <text:p>39.9565513134003</text:p>
              </table:table-cell>
              <table:table-cell office:value-type="float" office:value="3160268.51409958">
                <text:p>3160268.5140995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9.9591238498688">
                <text:p>39.9591238498688</text:p>
              </table:table-cell>
              <table:table-cell office:value-type="float" office:value="3147088.52493049">
                <text:p>3147088.5249304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9.9617018699646">
                <text:p>39.9617018699646</text:p>
              </table:table-cell>
              <table:table-cell office:value-type="float" office:value="3140394.44964395">
                <text:p>3140394.4496439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9.9697725772858">
                <text:p>39.9697725772858</text:p>
              </table:table-cell>
              <table:table-cell office:value-type="float" office:value="1003133.88626628">
                <text:p>1003133.8862662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9.9818818569183">
                <text:p>39.9818818569183</text:p>
              </table:table-cell>
              <table:table-cell office:value-type="float" office:value="668578.168615869">
                <text:p>668578.16861586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9.9844789505005">
                <text:p>39.9844789505005</text:p>
              </table:table-cell>
              <table:table-cell office:value-type="float" office:value="3117330.8715689">
                <text:p>3117330.871568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9.9939846992493">
                <text:p>39.9939846992493</text:p>
              </table:table-cell>
              <table:table-cell office:value-type="float" office:value="851695.138801104">
                <text:p>851695.13880110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40.0060019493103">
                <text:p>40.0060019493103</text:p>
              </table:table-cell>
              <table:table-cell office:value-type="float" office:value="673698.222045869">
                <text:p>673698.22204586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40.0085873603821">
                <text:p>40.0085873603821</text:p>
              </table:table-cell>
              <table:table-cell office:value-type="float" office:value="3131416.92954629">
                <text:p>3131416.9295462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40.0181982517242">
                <text:p>40.0181982517242</text:p>
              </table:table-cell>
              <table:table-cell office:value-type="float" office:value="842377.643422391">
                <text:p>842377.6434223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40.0303316116333">
                <text:p>40.0303316116333</text:p>
              </table:table-cell>
              <table:table-cell office:value-type="float" office:value="667251.285767621">
                <text:p>667251.28576762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0.0423538684845">
                <text:p>40.0423538684845</text:p>
              </table:table-cell>
              <table:table-cell office:value-type="float" office:value="673417.653624194">
                <text:p>673417.65362419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0.0449457168579">
                <text:p>40.0449457168579</text:p>
              </table:table-cell>
              <table:table-cell office:value-type="float" office:value="3123639.51651182">
                <text:p>3123639.5165118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0.0544381141663">
                <text:p>40.0544381141663</text:p>
              </table:table-cell>
              <table:table-cell office:value-type="float" office:value="852893.082433315">
                <text:p>852893.08243331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0.066575050354">
                <text:p>40.066575050354</text:p>
              </table:table-cell>
              <table:table-cell office:value-type="float" office:value="667054.673005147">
                <text:p>667054.67300514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40.0689649581909">
                <text:p>40.0689649581909</text:p>
              </table:table-cell>
              <table:table-cell office:value-type="float" office:value="3387578.33040702">
                <text:p>3387578.3304070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0.0785808563232">
                <text:p>40.0785808563232</text:p>
              </table:table-cell>
              <table:table-cell office:value-type="float" office:value="841939.035604483">
                <text:p>841939.03560448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40.09073138237">
                <text:p>40.09073138237</text:p>
              </table:table-cell>
              <table:table-cell office:value-type="float" office:value="666308.600043169">
                <text:p>666308.60004316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0.093159198761">
                <text:p>40.093159198761</text:p>
              </table:table-cell>
              <table:table-cell office:value-type="float" office:value="3334683.80477266">
                <text:p>3334683.8047726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0.1027789115906">
                <text:p>40.1027789115906</text:p>
              </table:table-cell>
              <table:table-cell office:value-type="float" office:value="841605.164667394">
                <text:p>841605.16466739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0.1149380207062">
                <text:p>40.1149380207062</text:p>
              </table:table-cell>
              <table:table-cell office:value-type="float" office:value="665838.25533834">
                <text:p>665838.2553383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40.1270532608032">
                <text:p>40.1270532608032</text:p>
              </table:table-cell>
              <table:table-cell office:value-type="float" office:value="668249.241050871">
                <text:p>668249.24105087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40.1294641494751">
                <text:p>40.1294641494751</text:p>
              </table:table-cell>
              <table:table-cell office:value-type="float" office:value="3358097.82278481">
                <text:p>3358097.8227848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0.1391143798828">
                <text:p>40.1391143798828</text:p>
              </table:table-cell>
              <table:table-cell office:value-type="float" office:value="838943.699575057">
                <text:p>838943.69957505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0.151172876358">
                <text:p>40.151172876358</text:p>
              </table:table-cell>
              <table:table-cell office:value-type="float" office:value="671393.81900864">
                <text:p>671393.8190086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0.1535842418671">
                <text:p>40.1535842418671</text:p>
              </table:table-cell>
              <table:table-cell office:value-type="float" office:value="3357433.77338343">
                <text:p>3357433.7733834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40.1634018421173">
                <text:p>40.1634018421173</text:p>
              </table:table-cell>
              <table:table-cell office:value-type="float" office:value="824641.439215115">
                <text:p>824641.43921511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40.175434589386">
                <text:p>40.175434589386</text:p>
              </table:table-cell>
              <table:table-cell office:value-type="float" office:value="672830.553091997">
                <text:p>672830.55309199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40.1778407096863">
                <text:p>40.1778407096863</text:p>
              </table:table-cell>
              <table:table-cell office:value-type="float" office:value="3364752.79270709">
                <text:p>3364752.7927070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40.1875813007355">
                <text:p>40.1875813007355</text:p>
              </table:table-cell>
              <table:table-cell office:value-type="float" office:value="831161.061901848">
                <text:p>831161.06190184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40.1997087001801">
                <text:p>40.1997087001801</text:p>
              </table:table-cell>
              <table:table-cell office:value-type="float" office:value="667579.231392286">
                <text:p>667579.23139228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40.2117831707001">
                <text:p>40.2117831707001</text:p>
              </table:table-cell>
              <table:table-cell office:value-type="float" office:value="670505.591659427">
                <text:p>670505.59165942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40.2141976356506">
                <text:p>40.2141976356506</text:p>
              </table:table-cell>
              <table:table-cell office:value-type="float" office:value="3353123.84556137">
                <text:p>3353123.8455613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0.2238662242889">
                <text:p>40.2238662242889</text:p>
              </table:table-cell>
              <table:table-cell office:value-type="float" office:value="837350.755406505">
                <text:p>837350.75540650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0.2359910011292">
                <text:p>40.2359910011292</text:p>
              </table:table-cell>
              <table:table-cell office:value-type="float" office:value="667723.629613607">
                <text:p>667723.62961360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0.2384014129639">
                <text:p>40.2384014129639</text:p>
              </table:table-cell>
              <table:table-cell office:value-type="float" office:value="3358762.13491592">
                <text:p>3358762.1349159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0.2479991912842">
                <text:p>40.2479991912842</text:p>
              </table:table-cell>
              <table:table-cell office:value-type="float" office:value="843528.546899841">
                <text:p>843528.54689984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0.2601692676544">
                <text:p>40.2601692676544</text:p>
              </table:table-cell>
              <table:table-cell office:value-type="float" office:value="665238.224782055">
                <text:p>665238.22478205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0.2625813484192">
                <text:p>40.2625813484192</text:p>
              </table:table-cell>
              <table:table-cell office:value-type="float" office:value="3356438.19155876">
                <text:p>3356438.1915587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0.2721812725067">
                <text:p>40.2721812725067</text:p>
              </table:table-cell>
              <table:table-cell office:value-type="float" office:value="843340.002086179">
                <text:p>843340.00208617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0.2844564914703">
                <text:p>40.2844564914703</text:p>
              </table:table-cell>
              <table:table-cell office:value-type="float" office:value="659540.169832576">
                <text:p>659540.16983257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0.2964513301849">
                <text:p>40.2964513301849</text:p>
              </table:table-cell>
              <table:table-cell office:value-type="float" office:value="674956.970463129">
                <text:p>674956.97046312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.2988545894623">
                <text:p>40.2988545894623</text:p>
              </table:table-cell>
              <table:table-cell office:value-type="float" office:value="3368758.45079365">
                <text:p>3368758.4507936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0.3086051940918">
                <text:p>40.3086051940918</text:p>
              </table:table-cell>
              <table:table-cell office:value-type="float" office:value="830307.48426535">
                <text:p>830307.4842653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0.3206808567047">
                <text:p>40.3206808567047</text:p>
              </table:table-cell>
              <table:table-cell office:value-type="float" office:value="670439.400264566">
                <text:p>670439.40026456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0.3230676651001">
                <text:p>40.3230676651001</text:p>
              </table:table-cell>
              <table:table-cell office:value-type="float" office:value="3391977.34332235">
                <text:p>3391977.3433223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0.3328468799591">
                <text:p>40.3328468799591</text:p>
              </table:table-cell>
              <table:table-cell office:value-type="float" office:value="827878.323231831">
                <text:p>827878.32323183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0.3448565006256">
                <text:p>40.3448565006256</text:p>
              </table:table-cell>
              <table:table-cell office:value-type="float" office:value="674126.204716906">
                <text:p>674126.20471690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0.3569865226746">
                <text:p>40.3569865226746</text:p>
              </table:table-cell>
              <table:table-cell office:value-type="float" office:value="667434.895610983">
                <text:p>667434.89561098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0.3593904972076">
                <text:p>40.3593904972076</text:p>
              </table:table-cell>
              <table:table-cell office:value-type="float" office:value="3367756.14241793">
                <text:p>3367756.1424179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0.3690650463104">
                <text:p>40.3690650463104</text:p>
              </table:table-cell>
              <table:table-cell office:value-type="float" office:value="836834.865789344">
                <text:p>836834.86578934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0.3811686038971">
                <text:p>40.3811686038971</text:p>
              </table:table-cell>
              <table:table-cell office:value-type="float" office:value="668894.243864003">
                <text:p>668894.24386400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0.3835797309876">
                <text:p>40.3835797309876</text:p>
              </table:table-cell>
              <table:table-cell office:value-type="float" office:value="3357765.76525264">
                <text:p>3357765.7652526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0.3932204246521">
                <text:p>40.3932204246521</text:p>
              </table:table-cell>
              <table:table-cell office:value-type="float" office:value="839773.597388466">
                <text:p>839773.59738846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0.4053218364716">
                <text:p>40.4053218364716</text:p>
              </table:table-cell>
              <table:table-cell office:value-type="float" office:value="669012.84914396">
                <text:p>669012.8491439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0.4077622890472">
                <text:p>40.4077622890472</text:p>
              </table:table-cell>
              <table:table-cell office:value-type="float" office:value="3317417.46619773">
                <text:p>3317417.4661977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0.4174237251282">
                <text:p>40.4174237251282</text:p>
              </table:table-cell>
              <table:table-cell office:value-type="float" office:value="837970.663178935">
                <text:p>837970.66317893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0.4296002388">
                <text:p>40.4296002388</text:p>
              </table:table-cell>
              <table:table-cell office:value-type="float" office:value="664886.536340852">
                <text:p>664886.53634085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0.4416656494141">
                <text:p>40.4416656494141</text:p>
              </table:table-cell>
              <table:table-cell office:value-type="float" office:value="671009.073706675">
                <text:p>671009.07370667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0.4440689086914">
                <text:p>40.4440689086914</text:p>
              </table:table-cell>
              <table:table-cell office:value-type="float" office:value="3368758.45079365">
                <text:p>3368758.4507936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0.4537038803101">
                <text:p>40.4537038803101</text:p>
              </table:table-cell>
              <table:table-cell office:value-type="float" office:value="840272.324656043">
                <text:p>840272.32465604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0.4658417701721">
                <text:p>40.4658417701721</text:p>
              </table:table-cell>
              <table:table-cell office:value-type="float" office:value="667002.262502455">
                <text:p>667002.26250245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0.4682712554932">
                <text:p>40.4682712554932</text:p>
              </table:table-cell>
              <table:table-cell office:value-type="float" office:value="3332393.05044161">
                <text:p>3332393.0504416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0.4779858589172">
                <text:p>40.4779858589172</text:p>
              </table:table-cell>
              <table:table-cell office:value-type="float" office:value="833384.508516173">
                <text:p>833384.50851617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0.4900133609772">
                <text:p>40.4900133609772</text:p>
              </table:table-cell>
              <table:table-cell office:value-type="float" office:value="673123.975340456">
                <text:p>673123.97534045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0.4924037456513">
                <text:p>40.4924037456513</text:p>
              </table:table-cell>
              <table:table-cell office:value-type="float" office:value="3386902.57171354">
                <text:p>3386902.5717135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0.502126455307">
                <text:p>40.502126455307</text:p>
              </table:table-cell>
              <table:table-cell office:value-type="float" office:value="832689.680823933">
                <text:p>832689.68082393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0.5142800807953">
                <text:p>40.5142800807953</text:p>
              </table:table-cell>
              <table:table-cell office:value-type="float" office:value="666138.676710609">
                <text:p>666138.67671060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0.5263783931732">
                <text:p>40.5263783931732</text:p>
              </table:table-cell>
              <table:table-cell office:value-type="float" office:value="669184.242156708">
                <text:p>669184.24215670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0.5288021564484">
                <text:p>40.5288021564484</text:p>
              </table:table-cell>
              <table:table-cell office:value-type="float" office:value="3340260.19909502">
                <text:p>3340260.1990950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0.5384342670441">
                <text:p>40.5384342670441</text:p>
              </table:table-cell>
              <table:table-cell office:value-type="float" office:value="840521.91049505">
                <text:p>840521.9104950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0.5505335330963">
                <text:p>40.5505335330963</text:p>
              </table:table-cell>
              <table:table-cell office:value-type="float" office:value="669131.496492473">
                <text:p>669131.49649247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0.5529499053955">
                <text:p>40.5529499053955</text:p>
              </table:table-cell>
              <table:table-cell office:value-type="float" office:value="3350477.07784904">
                <text:p>3350477.0778490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0.5626640319824">
                <text:p>40.5626640319824</text:p>
              </table:table-cell>
              <table:table-cell office:value-type="float" office:value="833425.416846652">
                <text:p>833425.41684665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0.5747718811035">
                <text:p>40.5747718811035</text:p>
              </table:table-cell>
              <table:table-cell office:value-type="float" office:value="668657.15942029">
                <text:p>668657.1594202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0.5771820545197">
                <text:p>40.5771820545197</text:p>
              </table:table-cell>
              <table:table-cell office:value-type="float" office:value="3359094.38955386">
                <text:p>3359094.3895538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0.5869717597961">
                <text:p>40.5869717597961</text:p>
              </table:table-cell>
              <table:table-cell office:value-type="float" office:value="826991.188329559">
                <text:p>826991.18832955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0.5989835262299">
                <text:p>40.5989835262299</text:p>
              </table:table-cell>
              <table:table-cell office:value-type="float" office:value="674005.77963915">
                <text:p>674005.7796391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0.6109445095062">
                <text:p>40.6109445095062</text:p>
              </table:table-cell>
              <table:table-cell office:value-type="float" office:value="676867.429118163">
                <text:p>676867.42911816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0.6133439540863">
                <text:p>40.6133439540863</text:p>
              </table:table-cell>
              <table:table-cell office:value-type="float" office:value="3374114.18759936">
                <text:p>3374114.1875993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0.6230504512787">
                <text:p>40.6230504512787</text:p>
              </table:table-cell>
              <table:table-cell office:value-type="float" office:value="834080.496757713">
                <text:p>834080.49675771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0.6352529525757">
                <text:p>40.6352529525757</text:p>
              </table:table-cell>
              <table:table-cell office:value-type="float" office:value="663470.529766906">
                <text:p>663470.52976690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0.6376633644104">
                <text:p>40.6376633644104</text:p>
              </table:table-cell>
              <table:table-cell office:value-type="float" office:value="3358762.13491592">
                <text:p>3358762.1349159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0.6473817825317">
                <text:p>40.6473817825317</text:p>
              </table:table-cell>
              <table:table-cell office:value-type="float" office:value="833057.386389284">
                <text:p>833057.38638928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0.6594345569611">
                <text:p>40.6594345569611</text:p>
              </table:table-cell>
              <table:table-cell office:value-type="float" office:value="671712.562736138">
                <text:p>671712.56273613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0.6618399620056">
                <text:p>40.6618399620056</text:p>
              </table:table-cell>
              <table:table-cell office:value-type="float" office:value="3365753.31390623">
                <text:p>3365753.3139062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0.6716072559357">
                <text:p>40.6716072559357</text:p>
              </table:table-cell>
              <table:table-cell office:value-type="float" office:value="828888.744208753">
                <text:p>828888.74420875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0.683641910553">
                <text:p>40.683641910553</text:p>
              </table:table-cell>
              <table:table-cell office:value-type="float" office:value="672723.917506983">
                <text:p>672723.91750698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0.6957859992981">
                <text:p>40.6957859992981</text:p>
              </table:table-cell>
              <table:table-cell office:value-type="float" office:value="666661.794879849">
                <text:p>666661.79487984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0.6981911659241">
                <text:p>40.6981911659241</text:p>
              </table:table-cell>
              <table:table-cell office:value-type="float" office:value="3366086.95321174">
                <text:p>3366086.9532117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0.707840681076">
                <text:p>40.707840681076</text:p>
              </table:table-cell>
              <table:table-cell office:value-type="float" office:value="839005.88500976">
                <text:p>839005.8850097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0.7199947834015">
                <text:p>40.7199947834015</text:p>
              </table:table-cell>
              <table:table-cell office:value-type="float" office:value="666112.542351603">
                <text:p>666112.54235160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0.7223806381226">
                <text:p>40.7223806381226</text:p>
              </table:table-cell>
              <table:table-cell office:value-type="float" office:value="3393333.18517038">
                <text:p>3393333.1851703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0.7320060729981">
                <text:p>40.7320060729981</text:p>
              </table:table-cell>
              <table:table-cell office:value-type="float" office:value="841104.854453582">
                <text:p>841104.85445358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0.7441630363464">
                <text:p>40.7441630363464</text:p>
              </table:table-cell>
              <table:table-cell office:value-type="float" office:value="665955.779250833">
                <text:p>665955.77925083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0.7465746402741">
                <text:p>40.7465746402741</text:p>
              </table:table-cell>
              <table:table-cell office:value-type="float" office:value="3357101.84715769">
                <text:p>3357101.8471576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0.7563316822052">
                <text:p>40.7563316822052</text:p>
              </table:table-cell>
              <table:table-cell office:value-type="float" office:value="829759.680969602">
                <text:p>829759.68096960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0.7684581279755">
                <text:p>40.7684581279755</text:p>
              </table:table-cell>
              <table:table-cell office:value-type="float" office:value="667631.732609807">
                <text:p>667631.73260980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0.7804353237152">
                <text:p>40.7804353237152</text:p>
              </table:table-cell>
              <table:table-cell office:value-type="float" office:value="675951.213950155">
                <text:p>675951.21395015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0.7828397750855">
                <text:p>40.7828397750855</text:p>
              </table:table-cell>
              <table:table-cell office:value-type="float" office:value="3367088.26812097">
                <text:p>3367088.2681209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0.7925751209259">
                <text:p>40.7925751209259</text:p>
              </table:table-cell>
              <table:table-cell office:value-type="float" office:value="831608.874782651">
                <text:p>831608.87478265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0.8046407699585">
                <text:p>40.8046407699585</text:p>
              </table:table-cell>
              <table:table-cell office:value-type="float" office:value="670995.814492066">
                <text:p>670995.81449206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0.8070495128632">
                <text:p>40.8070495128632</text:p>
              </table:table-cell>
              <table:table-cell office:value-type="float" office:value="3361089.29862417">
                <text:p>3361089.2986241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0.8167572021484">
                <text:p>40.8167572021484</text:p>
              </table:table-cell>
              <table:table-cell office:value-type="float" office:value="833978.072647789">
                <text:p>833978.07264778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0.8288509845734">
                <text:p>40.8288509845734</text:p>
              </table:table-cell>
              <table:table-cell office:value-type="float" office:value="669434.897663874">
                <text:p>669434.89766387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0.840987443924">
                <text:p>40.840987443924</text:p>
              </table:table-cell>
              <table:table-cell office:value-type="float" office:value="667080.881345277">
                <text:p>667080.88134527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0.8433971405029">
                <text:p>40.8433971405029</text:p>
              </table:table-cell>
              <table:table-cell office:value-type="float" office:value="3359759.09607203">
                <text:p>3359759.0960720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0.8529889583588">
                <text:p>40.8529889583588</text:p>
              </table:table-cell>
              <table:table-cell office:value-type="float" office:value="844052.725112475">
                <text:p>844052.72511247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0.8651416301727">
                <text:p>40.8651416301727</text:p>
              </table:table-cell>
              <table:table-cell office:value-type="float" office:value="666190.95158126">
                <text:p>666190.9515812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0.8675501346588">
                <text:p>40.8675501346588</text:p>
              </table:table-cell>
              <table:table-cell office:value-type="float" office:value="3361422.01385864">
                <text:p>3361422.0138586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0.8772659301758">
                <text:p>40.8772659301758</text:p>
              </table:table-cell>
              <table:table-cell office:value-type="float" office:value="833282.25525754">
                <text:p>833282.2552575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0.8893797397614">
                <text:p>40.8893797397614</text:p>
              </table:table-cell>
              <table:table-cell office:value-type="float" office:value="668328.154145919">
                <text:p>668328.15414591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0.8917889595032">
                <text:p>40.8917889595032</text:p>
              </table:table-cell>
              <table:table-cell office:value-type="float" office:value="3360424.06571004">
                <text:p>3360424.0657100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0.9014089107513">
                <text:p>40.9014089107513</text:p>
              </table:table-cell>
              <table:table-cell office:value-type="float" office:value="841584.306525564">
                <text:p>841584.30652556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0.9135274887085">
                <text:p>40.9135274887085</text:p>
              </table:table-cell>
              <table:table-cell office:value-type="float" office:value="668065.182946743">
                <text:p>668065.18294674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0.9256505966187">
                <text:p>40.9256505966187</text:p>
              </table:table-cell>
              <table:table-cell office:value-type="float" office:value="667815.551919446">
                <text:p>667815.55191944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0.9280557632446">
                <text:p>40.9280557632446</text:p>
              </table:table-cell>
              <table:table-cell office:value-type="float" office:value="3366086.95321174">
                <text:p>3366086.9532117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0.949887752533">
                <text:p>40.949887752533</text:p>
              </table:table-cell>
              <table:table-cell office:value-type="float" office:value="370831.988467839">
                <text:p>370831.98846783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0.9522984027863">
                <text:p>40.9522984027863</text:p>
              </table:table-cell>
              <table:table-cell office:value-type="float" office:value="3358429.94599941">
                <text:p>3358429.9459994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0.954708814621">
                <text:p>40.954708814621</text:p>
              </table:table-cell>
              <table:table-cell office:value-type="float" office:value="3358762.13491592">
                <text:p>3358762.1349159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0.9740478992462">
                <text:p>40.9740478992462</text:p>
              </table:table-cell>
              <table:table-cell office:value-type="float" office:value="418634.08516409">
                <text:p>418634.0851640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0.9764301776886">
                <text:p>40.9764301776886</text:p>
              </table:table-cell>
              <table:table-cell office:value-type="float" office:value="3398427.26020817">
                <text:p>3398427.2602081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0.9788854122162">
                <text:p>40.9788854122162</text:p>
              </table:table-cell>
              <table:table-cell office:value-type="float" office:value="3297444.66731404">
                <text:p>3297444.6673140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0.9982476234436">
                <text:p>40.9982476234436</text:p>
              </table:table-cell>
              <table:table-cell office:value-type="float" office:value="418134.06045979">
                <text:p>418134.0604597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1.0006470680237">
                <text:p>41.0006470680237</text:p>
              </table:table-cell>
              <table:table-cell office:value-type="float" office:value="3374114.18759936">
                <text:p>3374114.1875993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1.0102872848511">
                <text:p>41.0102872848511</text:p>
              </table:table-cell>
              <table:table-cell office:value-type="float" office:value="839815.135381115">
                <text:p>839815.13538111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1.0126922130585">
                <text:p>41.0126922130585</text:p>
              </table:table-cell>
              <table:table-cell office:value-type="float" office:value="3366420.65866957">
                <text:p>3366420.6586695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1.0224151611328">
                <text:p>41.0224151611328</text:p>
              </table:table-cell>
              <table:table-cell office:value-type="float" office:value="832669.262254481">
                <text:p>832669.26225448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1.0345234870911">
                <text:p>41.0345234870911</text:p>
              </table:table-cell>
              <table:table-cell office:value-type="float" office:value="668630.827078329">
                <text:p>668630.82707832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1.0369262695312">
                <text:p>41.0369262695312</text:p>
              </table:table-cell>
              <table:table-cell office:value-type="float" office:value="3369426.98789442">
                <text:p>3369426.9878944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1.0465631484985">
                <text:p>41.0465631484985</text:p>
              </table:table-cell>
              <table:table-cell office:value-type="float" office:value="840106.016427511">
                <text:p>840106.01642751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1.0586535930634">
                <text:p>41.0586535930634</text:p>
              </table:table-cell>
              <table:table-cell office:value-type="float" office:value="669619.711384118">
                <text:p>669619.71138411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4.0552735328674">
                <text:p>44.0552735328674</text:p>
              </table:table-cell>
              <table:table-cell office:value-type="float" office:value="2701.71064820764">
                <text:p>2701.7106482076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4.0587711334229">
                <text:p>44.0587711334229</text:p>
              </table:table-cell>
              <table:table-cell office:value-type="float" office:value="2314729.73306067">
                <text:p>2314729.7330606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4.0622818470001">
                <text:p>44.0622818470001</text:p>
              </table:table-cell>
              <table:table-cell office:value-type="float" office:value="2306083.8834635">
                <text:p>2306083.883463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4.0657935142517">
                <text:p>44.0657935142517</text:p>
              </table:table-cell>
              <table:table-cell office:value-type="float" office:value="2305457.61314414">
                <text:p>2305457.6131441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4.0693049430847">
                <text:p>44.0693049430847</text:p>
              </table:table-cell>
              <table:table-cell office:value-type="float" office:value="2305614.14883216">
                <text:p>2305614.1488321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4.0728158950806">
                <text:p>44.0728158950806</text:p>
              </table:table-cell>
              <table:table-cell office:value-type="float" office:value="2305927.2839875">
                <text:p>2305927.283987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4.0763294696808">
                <text:p>44.0763294696808</text:p>
              </table:table-cell>
              <table:table-cell office:value-type="float" office:value="2304206.09242044">
                <text:p>2304206.0924204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4.0798411369324">
                <text:p>44.0798411369324</text:p>
              </table:table-cell>
              <table:table-cell office:value-type="float" office:value="2305457.61314414">
                <text:p>2305457.6131441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4.0833539962769">
                <text:p>44.0833539962769</text:p>
              </table:table-cell>
              <table:table-cell office:value-type="float" office:value="2304675.25342745">
                <text:p>2304675.2534274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4.0868656635284">
                <text:p>44.0868656635284</text:p>
              </table:table-cell>
              <table:table-cell office:value-type="float" office:value="2305457.61314414">
                <text:p>2305457.6131441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4.0903766155243">
                <text:p>44.0903766155243</text:p>
              </table:table-cell>
              <table:table-cell office:value-type="float" office:value="2305927.2839875">
                <text:p>2305927.283987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4.0938944816589">
                <text:p>44.0938944816589</text:p>
              </table:table-cell>
              <table:table-cell office:value-type="float" office:value="2301395.13276855">
                <text:p>2301395.1327685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4.0974063873291">
                <text:p>44.0974063873291</text:p>
              </table:table-cell>
              <table:table-cell office:value-type="float" office:value="2305301.09871012">
                <text:p>2305301.0987101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4.1009197235107">
                <text:p>44.1009197235107</text:p>
              </table:table-cell>
              <table:table-cell office:value-type="float" office:value="2304362.45819761">
                <text:p>2304362.4581976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4.1044094562531">
                <text:p>44.1044094562531</text:p>
              </table:table-cell>
              <table:table-cell office:value-type="float" office:value="2319948.43096263">
                <text:p>2319948.4309626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4.1078970432281">
                <text:p>44.1078970432281</text:p>
              </table:table-cell>
              <table:table-cell office:value-type="float" office:value="2321375.79874214">
                <text:p>2321375.7987421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4.1114187240601">
                <text:p>44.1114187240601</text:p>
              </table:table-cell>
              <table:table-cell office:value-type="float" office:value="2298902.25333424">
                <text:p>2298902.2533342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4.1149315834045">
                <text:p>44.1149315834045</text:p>
              </table:table-cell>
              <table:table-cell office:value-type="float" office:value="2304675.25342745">
                <text:p>2304675.2534274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4.1184334754944">
                <text:p>44.1184334754944</text:p>
              </table:table-cell>
              <table:table-cell office:value-type="float" office:value="2311893.05446623">
                <text:p>2311893.0544662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4.1219482421875">
                <text:p>44.1219482421875</text:p>
              </table:table-cell>
              <table:table-cell office:value-type="float" office:value="2303424.58173925">
                <text:p>2303424.5817392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4.1254601478577">
                <text:p>44.1254601478577</text:p>
              </table:table-cell>
              <table:table-cell office:value-type="float" office:value="2305301.09871012">
                <text:p>2305301.0987101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4.1289746761322">
                <text:p>44.1289746761322</text:p>
              </table:table-cell>
              <table:table-cell office:value-type="float" office:value="2303580.84146259">
                <text:p>2303580.8414625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4.1324915885925">
                <text:p>44.1324915885925</text:p>
              </table:table-cell>
              <table:table-cell office:value-type="float" office:value="2302019.19761372">
                <text:p>2302019.1976137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4.1360075473785">
                <text:p>44.1360075473785</text:p>
              </table:table-cell>
              <table:table-cell office:value-type="float" office:value="2302643.60100359">
                <text:p>2302643.6010035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4.1395056247711">
                <text:p>44.1395056247711</text:p>
              </table:table-cell>
              <table:table-cell office:value-type="float" office:value="2314414.20283533">
                <text:p>2314414.2028353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4.1430010795593">
                <text:p>44.1430010795593</text:p>
              </table:table-cell>
              <table:table-cell office:value-type="float" office:value="2316150.68440079">
                <text:p>2316150.6844007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4.1464853286743">
                <text:p>44.1464853286743</text:p>
              </table:table-cell>
              <table:table-cell office:value-type="float" office:value="2323599.64308198">
                <text:p>2323599.6430819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4.1499717235565">
                <text:p>44.1499717235565</text:p>
              </table:table-cell>
              <table:table-cell office:value-type="float" office:value="2322169.54003966">
                <text:p>2322169.5400396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4.1534571647644">
                <text:p>44.1534571647644</text:p>
              </table:table-cell>
              <table:table-cell office:value-type="float" office:value="2322804.92400301">
                <text:p>2322804.9240030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4.1569383144379">
                <text:p>44.1569383144379</text:p>
              </table:table-cell>
              <table:table-cell office:value-type="float" office:value="2325668.4599685">
                <text:p>2325668.459968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4.1604096889496">
                <text:p>44.1604096889496</text:p>
              </table:table-cell>
              <table:table-cell office:value-type="float" office:value="2332217.38901099">
                <text:p>2332217.3890109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4.1638851165772">
                <text:p>44.1638851165772</text:p>
              </table:table-cell>
              <table:table-cell office:value-type="float" office:value="2329497.50867805">
                <text:p>2329497.5086780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4.1673600673676">
                <text:p>44.1673600673676</text:p>
              </table:table-cell>
              <table:table-cell office:value-type="float" office:value="2329817.16528302">
                <text:p>2329817.1652830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4.1708545684814">
                <text:p>44.1708545684814</text:p>
              </table:table-cell>
              <table:table-cell office:value-type="float" office:value="2316782.77846763">
                <text:p>2316782.7784676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4.174332857132">
                <text:p>44.174332857132</text:p>
              </table:table-cell>
              <table:table-cell office:value-type="float" office:value="2327581.40955514">
                <text:p>2327581.4095551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4.1778044700623">
                <text:p>44.1778044700623</text:p>
              </table:table-cell>
              <table:table-cell office:value-type="float" office:value="2332057.22024586">
                <text:p>2332057.2202458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4.1812837123871">
                <text:p>44.1812837123871</text:p>
              </table:table-cell>
              <table:table-cell office:value-type="float" office:value="2326943.41012814">
                <text:p>2326943.4101281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4.1847677230835">
                <text:p>44.1847677230835</text:p>
              </table:table-cell>
              <table:table-cell office:value-type="float" office:value="2323758.65215904">
                <text:p>2323758.6521590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4.1882710456848">
                <text:p>44.1882710456848</text:p>
              </table:table-cell>
              <table:table-cell office:value-type="float" office:value="2310949.03933578">
                <text:p>2310949.0393357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4.1917498111725">
                <text:p>44.1917498111725</text:p>
              </table:table-cell>
              <table:table-cell office:value-type="float" office:value="2327262.3661161">
                <text:p>2327262.366116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4.1952273845673">
                <text:p>44.1952273845673</text:p>
              </table:table-cell>
              <table:table-cell office:value-type="float" office:value="2328060.1387632">
                <text:p>2328060.138763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4.1986997127533">
                <text:p>44.1986997127533</text:p>
              </table:table-cell>
              <table:table-cell office:value-type="float" office:value="2331576.84592145">
                <text:p>2331576.8459214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4.2021851539612">
                <text:p>44.2021851539612</text:p>
              </table:table-cell>
              <table:table-cell office:value-type="float" office:value="2322804.92400301">
                <text:p>2322804.9240030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4.2056658267975">
                <text:p>44.2056658267975</text:p>
              </table:table-cell>
              <table:table-cell office:value-type="float" office:value="2325987.0665114">
                <text:p>2325987.066511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4.2091414928436">
                <text:p>44.2091414928436</text:p>
              </table:table-cell>
              <table:table-cell office:value-type="float" office:value="2329337.71326657">
                <text:p>2329337.7132665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4.2126176357269">
                <text:p>44.2126176357269</text:p>
              </table:table-cell>
              <table:table-cell office:value-type="float" office:value="2329018.18820302">
                <text:p>2329018.1882030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4.2160923480988">
                <text:p>44.2160923480988</text:p>
              </table:table-cell>
              <table:table-cell office:value-type="float" office:value="2329977.02648552">
                <text:p>2329977.0264855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4.2195665836334">
                <text:p>44.2195665836334</text:p>
              </table:table-cell>
              <table:table-cell office:value-type="float" office:value="2330296.81471315">
                <text:p>2330296.8147131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4.2230529785156">
                <text:p>44.2230529785156</text:p>
              </table:table-cell>
              <table:table-cell office:value-type="float" office:value="2322169.54003966">
                <text:p>2322169.5400396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4.2265315055847">
                <text:p>44.2265315055847</text:p>
              </table:table-cell>
              <table:table-cell office:value-type="float" office:value="2327421.87690199">
                <text:p>2327421.8769019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4.230007648468">
                <text:p>44.230007648468</text:p>
              </table:table-cell>
              <table:table-cell office:value-type="float" office:value="2329018.18820302">
                <text:p>2329018.1882030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4.2334914207459">
                <text:p>44.2334914207459</text:p>
              </table:table-cell>
              <table:table-cell office:value-type="float" office:value="2323917.68300027">
                <text:p>2323917.6830002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4.2369875907898">
                <text:p>44.2369875907898</text:p>
              </table:table-cell>
              <table:table-cell office:value-type="float" office:value="2315676.84015275">
                <text:p>2315676.8401527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4.2404677867889">
                <text:p>44.2404677867889</text:p>
              </table:table-cell>
              <table:table-cell office:value-type="float" office:value="2326305.76036172">
                <text:p>2326305.7603617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4.2439436912537">
                <text:p>44.2439436912537</text:p>
              </table:table-cell>
              <table:table-cell office:value-type="float" office:value="2329177.93977639">
                <text:p>2329177.9397763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4.2473757266998">
                <text:p>44.2473757266998</text:p>
              </table:table-cell>
              <table:table-cell office:value-type="float" office:value="2358949.99541507">
                <text:p>2358949.9954150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4.2508671283722">
                <text:p>44.2508671283722</text:p>
              </table:table-cell>
              <table:table-cell office:value-type="float" office:value="2318839.46899754">
                <text:p>2318839.4689975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4.2543458938599">
                <text:p>44.2543458938599</text:p>
              </table:table-cell>
              <table:table-cell office:value-type="float" office:value="2327262.3661161">
                <text:p>2327262.366116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4.2578251361847">
                <text:p>44.2578251361847</text:p>
              </table:table-cell>
              <table:table-cell office:value-type="float" office:value="2326943.41012814">
                <text:p>2326943.4101281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4.2613022327423">
                <text:p>44.2613022327423</text:p>
              </table:table-cell>
              <table:table-cell office:value-type="float" office:value="2328379.40098738">
                <text:p>2328379.4009873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4.2647790908814">
                <text:p>44.2647790908814</text:p>
              </table:table-cell>
              <table:table-cell office:value-type="float" office:value="2328539.06493863">
                <text:p>2328539.0649386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4.2682716846466">
                <text:p>44.2682716846466</text:p>
              </table:table-cell>
              <table:table-cell office:value-type="float" office:value="2318048.00218445">
                <text:p>2318048.0021844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4.2717478275299">
                <text:p>44.2717478275299</text:p>
              </table:table-cell>
              <table:table-cell office:value-type="float" office:value="2329018.18820302">
                <text:p>2329018.1882030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4.2752239704132">
                <text:p>44.2752239704132</text:p>
              </table:table-cell>
              <table:table-cell office:value-type="float" office:value="2329018.18820302">
                <text:p>2329018.1882030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4.2787191867828">
                <text:p>44.2787191867828</text:p>
              </table:table-cell>
              <table:table-cell office:value-type="float" office:value="2316308.67557981">
                <text:p>2316308.6755798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4.2822046279907">
                <text:p>44.2822046279907</text:p>
              </table:table-cell>
              <table:table-cell office:value-type="float" office:value="2322804.92400301">
                <text:p>2322804.9240030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4.2856900691986">
                <text:p>44.2856900691986</text:p>
              </table:table-cell>
              <table:table-cell office:value-type="float" office:value="2322804.92400301">
                <text:p>2322804.9240030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4.2891719341278">
                <text:p>44.2891719341278</text:p>
              </table:table-cell>
              <table:table-cell office:value-type="float" office:value="2325190.71377705">
                <text:p>2325190.7137770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4.2926533222199">
                <text:p>44.2926533222199</text:p>
              </table:table-cell>
              <table:table-cell office:value-type="float" office:value="2325509.18942611">
                <text:p>2325509.1894261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4.2961332798004">
                <text:p>44.2961332798004</text:p>
              </table:table-cell>
              <table:table-cell office:value-type="float" office:value="2326465.14003837">
                <text:p>2326465.1400383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4.2996115684509">
                <text:p>44.2996115684509</text:p>
              </table:table-cell>
              <table:table-cell office:value-type="float" office:value="2327581.40955514">
                <text:p>2327581.4095551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4.3030955791473">
                <text:p>44.3030955791473</text:p>
              </table:table-cell>
              <table:table-cell office:value-type="float" office:value="2323758.65215904">
                <text:p>2323758.6521590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4.3065881729126">
                <text:p>44.3065881729126</text:p>
              </table:table-cell>
              <table:table-cell office:value-type="float" office:value="2318048.00218445">
                <text:p>2318048.0021844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4.3100662231445">
                <text:p>44.3100662231445</text:p>
              </table:table-cell>
              <table:table-cell office:value-type="float" office:value="2327740.96408007">
                <text:p>2327740.9640800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4.3135480880737">
                <text:p>44.3135480880737</text:p>
              </table:table-cell>
              <table:table-cell office:value-type="float" office:value="2325190.71377705">
                <text:p>2325190.7137770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4.3170292377472">
                <text:p>44.3170292377472</text:p>
              </table:table-cell>
              <table:table-cell office:value-type="float" office:value="2325668.4599685">
                <text:p>2325668.459968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4.320511341095">
                <text:p>44.320511341095</text:p>
              </table:table-cell>
              <table:table-cell office:value-type="float" office:value="2325031.50866142">
                <text:p>2325031.5086614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4.3239941596985">
                <text:p>44.3239941596985</text:p>
              </table:table-cell>
              <table:table-cell office:value-type="float" office:value="2324554.02409639">
                <text:p>2324554.0240963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4.3274965286255">
                <text:p>44.3274965286255</text:p>
              </table:table-cell>
              <table:table-cell office:value-type="float" office:value="2311578.29707284">
                <text:p>2311578.2970728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4.3310036659241">
                <text:p>44.3310036659241</text:p>
              </table:table-cell>
              <table:table-cell office:value-type="float" office:value="2308435.43059143">
                <text:p>2308435.4305914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4.334522485733">
                <text:p>44.334522485733</text:p>
              </table:table-cell>
              <table:table-cell office:value-type="float" office:value="2300771.40619283">
                <text:p>2300771.4061928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4.3380265235901">
                <text:p>44.3380265235901</text:p>
              </table:table-cell>
              <table:table-cell office:value-type="float" office:value="2310477.32081377">
                <text:p>2310477.3208137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4.3415253162384">
                <text:p>44.3415253162384</text:p>
              </table:table-cell>
              <table:table-cell office:value-type="float" office:value="2313941.06875639">
                <text:p>2313941.0687563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4.3450286388397">
                <text:p>44.3450286388397</text:p>
              </table:table-cell>
              <table:table-cell office:value-type="float" office:value="2310949.03933578">
                <text:p>2310949.0393357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4.3485264778137">
                <text:p>44.3485264778137</text:p>
              </table:table-cell>
              <table:table-cell office:value-type="float" office:value="2314571.95719447">
                <text:p>2314571.9571944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4.3520331382751">
                <text:p>44.3520331382751</text:p>
              </table:table-cell>
              <table:table-cell office:value-type="float" office:value="2308749.3326081">
                <text:p>2308749.332608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4.3555526733398">
                <text:p>44.3555526733398</text:p>
              </table:table-cell>
              <table:table-cell office:value-type="float" office:value="2300303.83308495">
                <text:p>2300303.8330849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4.3590569496155">
                <text:p>44.3590569496155</text:p>
              </table:table-cell>
              <table:table-cell office:value-type="float" office:value="2310320.12409852">
                <text:p>2310320.1240985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4.362612247467">
                <text:p>44.362612247467</text:p>
              </table:table-cell>
              <table:table-cell office:value-type="float" office:value="2277165.0472103">
                <text:p>2277165.047210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4.3662092685699">
                <text:p>44.3662092685699</text:p>
              </table:table-cell>
              <table:table-cell office:value-type="float" office:value="2250751.32126997">
                <text:p>2250751.3212699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4.3697855472565">
                <text:p>44.3697855472565</text:p>
              </table:table-cell>
              <table:table-cell office:value-type="float" office:value="2263805.67893333">
                <text:p>2263805.6789333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4.3733394145966">
                <text:p>44.3733394145966</text:p>
              </table:table-cell>
              <table:table-cell office:value-type="float" office:value="2278081.6573192">
                <text:p>2278081.657319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4.376894235611">
                <text:p>44.376894235611</text:p>
              </table:table-cell>
              <table:table-cell office:value-type="float" office:value="2277470.501945">
                <text:p>2277470.50194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4.3804044723511">
                <text:p>44.3804044723511</text:p>
              </table:table-cell>
              <table:table-cell office:value-type="float" office:value="2306397.14623378">
                <text:p>2306397.1462337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4.383957862854">
                <text:p>44.383957862854</text:p>
              </table:table-cell>
              <table:table-cell office:value-type="float" office:value="2278387.35802469">
                <text:p>2278387.3580246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4.3875107765198">
                <text:p>44.3875107765198</text:p>
              </table:table-cell>
              <table:table-cell office:value-type="float" office:value="2278693.14078647">
                <text:p>2278693.1407864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4.3910803794861">
                <text:p>44.3910803794861</text:p>
              </table:table-cell>
              <table:table-cell office:value-type="float" office:value="2268039.35239113">
                <text:p>2268039.3523911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4.3946330547333">
                <text:p>44.3946330547333</text:p>
              </table:table-cell>
              <table:table-cell office:value-type="float" office:value="2278846.0629488">
                <text:p>2278846.062948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4.3981704711914">
                <text:p>44.3981704711914</text:p>
              </table:table-cell>
              <table:table-cell office:value-type="float" office:value="2288675.95767338">
                <text:p>2288675.9576733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4.4017281532288">
                <text:p>44.4017281532288</text:p>
              </table:table-cell>
              <table:table-cell office:value-type="float" office:value="2275639.00174239">
                <text:p>2275639.0017423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4.4052786827087">
                <text:p>44.4052786827087</text:p>
              </table:table-cell>
              <table:table-cell office:value-type="float" office:value="2280223.28659683">
                <text:p>2280223.2865968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4.408798456192">
                <text:p>44.408798456192</text:p>
              </table:table-cell>
              <table:table-cell office:value-type="float" office:value="2300148.0176116">
                <text:p>2300148.017611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4.4123320579529">
                <text:p>44.4123320579529</text:p>
              </table:table-cell>
              <table:table-cell office:value-type="float" office:value="2291146.69617435">
                <text:p>2291146.6961743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4.415913105011">
                <text:p>44.415913105011</text:p>
              </table:table-cell>
              <table:table-cell office:value-type="float" office:value="2260791.29054594">
                <text:p>2260791.2905459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4.4194185733795">
                <text:p>44.4194185733795</text:p>
              </table:table-cell>
              <table:table-cell office:value-type="float" office:value="2309534.46126641">
                <text:p>2309534.4612664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4.422917842865">
                <text:p>44.422917842865</text:p>
              </table:table-cell>
              <table:table-cell office:value-type="float" office:value="2313625.75349186">
                <text:p>2313625.7534918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4.4264168739319">
                <text:p>44.4264168739319</text:p>
              </table:table-cell>
              <table:table-cell office:value-type="float" office:value="2313783.40038158">
                <text:p>2313783.4003815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4.4299266338348">
                <text:p>44.4299266338348</text:p>
              </table:table-cell>
              <table:table-cell office:value-type="float" office:value="2306710.49412404">
                <text:p>2306710.4941240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4.4334707260132">
                <text:p>44.4334707260132</text:p>
              </table:table-cell>
              <table:table-cell office:value-type="float" office:value="2284364.96360579">
                <text:p>2284364.9636057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4.4369983673096">
                <text:p>44.4369983673096</text:p>
              </table:table-cell>
              <table:table-cell office:value-type="float" office:value="2295017.92268181">
                <text:p>2295017.9226818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4.4404871463776">
                <text:p>44.4404871463776</text:p>
              </table:table-cell>
              <table:table-cell office:value-type="float" office:value="2320582.59987699">
                <text:p>2320582.5998769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4.4440114498138">
                <text:p>44.4440114498138</text:p>
              </table:table-cell>
              <table:table-cell office:value-type="float" office:value="2297191.52915708">
                <text:p>2297191.5291570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4.4475586414337">
                <text:p>44.4475586414337</text:p>
              </table:table-cell>
              <table:table-cell office:value-type="float" office:value="2282368.94636376">
                <text:p>2282368.9463637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4.4510416984558">
                <text:p>44.4510416984558</text:p>
              </table:table-cell>
              <table:table-cell office:value-type="float" office:value="2324394.90615374">
                <text:p>2324394.9061537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4.454562664032">
                <text:p>44.454562664032</text:p>
              </table:table-cell>
              <table:table-cell office:value-type="float" office:value="2299369.2567714">
                <text:p>2299369.256771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4.4581010341644">
                <text:p>44.4581010341644</text:p>
              </table:table-cell>
              <table:table-cell office:value-type="float" office:value="2288059.10545111">
                <text:p>2288059.1054511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4.4616119861603">
                <text:p>44.4616119861603</text:p>
              </table:table-cell>
              <table:table-cell office:value-type="float" office:value="2305927.2839875">
                <text:p>2305927.283987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4.465146780014">
                <text:p>44.465146780014</text:p>
              </table:table-cell>
              <table:table-cell office:value-type="float" office:value="2290374.01753676">
                <text:p>2290374.0175367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4.4686794281006">
                <text:p>44.4686794281006</text:p>
              </table:table-cell>
              <table:table-cell office:value-type="float" office:value="2291765.21455085">
                <text:p>2291765.2145508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4.4722194671631">
                <text:p>44.4722194671631</text:p>
              </table:table-cell>
              <table:table-cell office:value-type="float" office:value="2286980.4137931">
                <text:p>2286980.413793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4.4757561683655">
                <text:p>44.4757561683655</text:p>
              </table:table-cell>
              <table:table-cell office:value-type="float" office:value="2289138.81515437">
                <text:p>2289138.8151543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4.4792935848236">
                <text:p>44.4792935848236</text:p>
              </table:table-cell>
              <table:table-cell office:value-type="float" office:value="2288675.95767338">
                <text:p>2288675.9576733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4.4828429222107">
                <text:p>44.4828429222107</text:p>
              </table:table-cell>
              <table:table-cell office:value-type="float" office:value="2280989.13038221">
                <text:p>2280989.1303822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4.4863822460175">
                <text:p>44.4863822460175</text:p>
              </table:table-cell>
              <table:table-cell office:value-type="float" office:value="2287442.58565173">
                <text:p>2287442.5856517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4.4899175167084">
                <text:p>44.4899175167084</text:p>
              </table:table-cell>
              <table:table-cell office:value-type="float" office:value="2290065.09198813">
                <text:p>2290065.0919881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4.4934558868408">
                <text:p>44.4934558868408</text:p>
              </table:table-cell>
              <table:table-cell office:value-type="float" office:value="2288059.10545111">
                <text:p>2288059.1054511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4.4969940185547">
                <text:p>44.4969940185547</text:p>
              </table:table-cell>
              <table:table-cell office:value-type="float" office:value="2288213.28733154">
                <text:p>2288213.2873315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4.5005264282227">
                <text:p>44.5005264282227</text:p>
              </table:table-cell>
              <table:table-cell office:value-type="float" office:value="2291919.89632829">
                <text:p>2291919.8963282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4.504061460495">
                <text:p>44.504061460495</text:p>
              </table:table-cell>
              <table:table-cell office:value-type="float" office:value="2290219.54434478">
                <text:p>2290219.5443447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4.5076014995575">
                <text:p>44.5076014995575</text:p>
              </table:table-cell>
              <table:table-cell office:value-type="float" office:value="2286980.4137931">
                <text:p>2286980.413793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4.5111384391785">
                <text:p>44.5111384391785</text:p>
              </table:table-cell>
              <table:table-cell office:value-type="float" office:value="2288984.50852713">
                <text:p>2288984.5085271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4.5146827697754">
                <text:p>44.5146827697754</text:p>
              </table:table-cell>
              <table:table-cell office:value-type="float" office:value="2284211.29987892">
                <text:p>2284211.2998789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4.5182046890259">
                <text:p>44.5182046890259</text:p>
              </table:table-cell>
              <table:table-cell office:value-type="float" office:value="2298746.62767398">
                <text:p>2298746.6276739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4.5217547416687">
                <text:p>44.5217547416687</text:p>
              </table:table-cell>
              <table:table-cell office:value-type="float" office:value="2280529.56239087">
                <text:p>2280529.5623908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4.5252833366394">
                <text:p>44.5252833366394</text:p>
              </table:table-cell>
              <table:table-cell office:value-type="float" office:value="2294397.64756757">
                <text:p>2294397.6475675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4.5288128852844">
                <text:p>44.5288128852844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4.532306432724">
                <text:p>44.532306432724</text:p>
              </table:table-cell>
              <table:table-cell office:value-type="float" office:value="2317415.21763461">
                <text:p>2317415.2176346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4.535835981369">
                <text:p>44.535835981369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4.5393528938294">
                <text:p>44.5393528938294</text:p>
              </table:table-cell>
              <table:table-cell office:value-type="float" office:value="2302019.19761372">
                <text:p>2302019.1976137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4.5429065227509">
                <text:p>44.5429065227509</text:p>
              </table:table-cell>
              <table:table-cell office:value-type="float" office:value="2278234.49741697">
                <text:p>2278234.4974169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4.5464437007904">
                <text:p>44.5464437007904</text:p>
              </table:table-cell>
              <table:table-cell office:value-type="float" office:value="2288830.22270154">
                <text:p>2288830.2227015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4.5499892234802">
                <text:p>44.5499892234802</text:p>
              </table:table-cell>
              <table:table-cell office:value-type="float" office:value="2283443.29123798">
                <text:p>2283443.29123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